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0B90000007B3682D7A6766CFE6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start" style:justify-single-word="false"/>
      <style:text-properties style:font-name="Liberation Sans" fo:font-size="14pt" fo:font-weight="normal" officeooo:rsid="000d436f" style:font-name-asian="Noto Sans CJK SC" style:font-size-asian="14pt" style:font-weight-asian="normal" style:font-name-complex="Lohit Devanagari1" style:font-size-complex="14pt" style:font-weight-complex="normal"/>
    </style:style>
    <style:style style:name="P3" style:family="paragraph" style:parent-style-name="Text_20_body">
      <style:paragraph-properties fo:text-align="start" style:justify-single-word="false"/>
      <style:text-properties style:font-name="Liberation Sans" fo:font-size="14pt" fo:font-weight="normal" officeooo:rsid="000d436f" officeooo:paragraph-rsid="0011de84" style:font-name-asian="Noto Sans CJK SC" style:font-size-asian="14pt" style:font-weight-asian="normal" style:font-name-complex="Lohit Devanagari1" style:font-size-complex="14pt" style:font-weight-complex="normal"/>
    </style:style>
    <style:style style:name="P4" style:family="paragraph" style:parent-style-name="Text_20_body">
      <style:paragraph-properties fo:text-align="start" style:justify-single-word="false"/>
      <style:text-properties style:font-name="Liberation Sans" fo:font-size="14pt" fo:font-weight="normal" officeooo:rsid="000d436f" officeooo:paragraph-rsid="00186f44" style:font-name-asian="Noto Sans CJK SC" style:font-size-asian="14pt" style:font-weight-asian="normal" style:font-name-complex="Lohit Devanagari1" style:font-size-complex="14pt" style:font-weight-complex="normal"/>
    </style:style>
    <style:style style:name="P5"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P6" style:family="paragraph" style:parent-style-name="Heading_20_1">
      <style:paragraph-properties fo:text-align="center" style:justify-single-word="false"/>
      <style:text-properties fo:color="#ff0000" loext:opacity="100%" fo:font-size="66pt" fo:font-weight="bold" style:font-size-asian="66pt" style:font-weight-asian="bold" style:font-size-complex="66pt" style:font-weight-complex="bold"/>
    </style:style>
    <style:style style:name="P7" style:family="paragraph" style:parent-style-name="Heading_20_1">
      <style:paragraph-properties fo:text-align="center" style:justify-single-word="false"/>
      <style:text-properties fo:color="#ff0000" loext:opacity="100%" fo:font-size="28pt" style:font-size-asian="28pt" style:font-size-complex="28pt"/>
    </style:style>
    <style:style style:name="P8" style:family="paragraph" style:parent-style-name="Heading_20_1">
      <style:paragraph-properties fo:text-align="center" style:justify-single-word="false"/>
      <style:text-properties fo:color="#ff0000" loext:opacity="100%" fo:font-size="44pt" fo:font-weight="bold" style:font-size-asian="44pt" style:font-weight-asian="bold" style:font-size-complex="44pt" style:font-weight-complex="bold"/>
    </style:style>
    <style:style style:name="P9" style:family="paragraph" style:parent-style-name="Heading_20_1">
      <style:paragraph-properties fo:text-align="center" style:justify-single-word="false"/>
      <style:text-properties fo:color="#ff0000" loext:opacity="100%" fo:font-size="40pt" officeooo:paragraph-rsid="001adbf0" style:font-size-asian="40pt" style:font-size-complex="40pt"/>
    </style:style>
    <style:style style:name="P10" style:family="paragraph" style:parent-style-name="Heading_20_1" style:master-page-name="News_20_Page">
      <style:paragraph-properties style:page-number="auto"/>
      <style:text-properties officeooo:paragraph-rsid="001adbf0"/>
    </style:style>
    <style:style style:name="P11" style:family="paragraph" style:parent-style-name="Heading_20_2">
      <style:text-properties officeooo:paragraph-rsid="00186f44"/>
    </style:style>
    <style:style style:name="P12" style:family="paragraph" style:parent-style-name="Heading_20_3">
      <style:text-properties officeooo:paragraph-rsid="00186f44"/>
    </style:style>
    <style:style style:name="P13" style:family="paragraph" style:parent-style-name="Heading_20_4">
      <style:text-properties officeooo:paragraph-rsid="00186f44"/>
    </style:style>
    <style:style style:name="T1" style:family="text">
      <style:text-properties officeooo:rsid="000d436f"/>
    </style:style>
    <style:style style:name="T2" style:family="text">
      <style:text-properties style:font-name="Liberation Sans" style:font-name-asian="Noto Sans CJK SC" style:font-name-complex="Lohit Devanagari1"/>
    </style:style>
    <style:style style:name="T3" style:family="text">
      <style:text-properties style:font-name="Liberation Sans" fo:font-size="28pt" style:font-name-asian="Noto Sans CJK SC" style:font-size-asian="28pt" style:font-name-complex="Lohit Devanagari1" style:font-size-complex="28pt"/>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ize="28pt" style:font-size-asian="28pt" style:font-size-complex="28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
乌俄战争新闻</text:h>
      <text:h text:style-name="P7" text:outline-level="1">
Ukrainian-Russian War News</text:h>
      <text:h text:style-name="P8" text:outline-level="1">
2023-04-19</text:h>
      <text:p text:style-name="P5">
<draw:frame draw:style-name="fr1" draw:name="Image1" text:anchor-type="char" svg:width="6.3972in" svg:height="4.2528in" draw:z-index="0">
<draw:image xlink:href="Pictures/10000001000000B90000007B3682D7A6766CFE65.png" xlink:type="simple" xlink:show="embed" xlink:actuate="onLoad" draw:mime-type="image/png"/>
</draw:frame>
</text:p>
      <text:h text:style-name="P9" text:outline-level="1" text:is-list-header="true">
<text:span text:style-name="T1">
中文</text:span>
</text:h>
      <text:h text:style-name="P10" text:outline-level="1">
<text:span text:style-name="T4">
JSC Kupiansk Directio Rusian军队炮击了Topoli，Krasne First，Novomlinsk，两年 - 年龄在...</text:span>
</text:h>
      <text:p text:style-name="P4">
作者: liveuamap (Language: en)</text:p>
      <text:p text:style-name="P4">
时间: 2023-04-18T-61:53:00</text:p>
      <text:p text:style-name="P4">
地点: Kharkiv (Latitude:49.93841 Longtitude:37.74851)</text:p>
      <text:p text:style-name="P4">
视频: []</text:p>
      <text:p text:style-name="P4">
图片: []</text:p>
      <text:p text:style-name="P4">
标签: ["Russia"]</text:p>
      <text:p text:style-name="P4">
Id: 22556945</text:p>
      <!--METADATA-->
      <text:p text:style-name="P4">
在Kupiansk的指示，俄罗斯军队炮击了托波利，克拉斯尼·佩斯赫，诺沃姆林，德沃里奇纳和哈尔基夫地区的扎帕德纳 - 库克兰武装部队的总参谋部在早晨的报告中说</text:p>
      <text:p text:style-name="P4">
新闻集链接：<text:a xlink:type="simple" xlink:href="https://liveuamap.com/en/2023/18-april-at-kupiansk-direction-russian-army-shelled-topoli" text:style-name="Internet_20_link" text:visited-style-name="Visited_20_Internet_20_Link">
https://liveuamap.com/en/2023/18-april-at-kupiansk-direction-russian-army-army-shelled-topoli</text:a>
</text:p>
      <text:p text:style-name="P4">
News Source: <text:a xlink:type="simple" xlink:href="https://t.me/lumsrc/4523" text:style-name="Internet_20_link" text:visited-style-name="Visited_20_Internet_20_Link">
https://t.me/lumsrc/4523</text:a>
</text:p>
      <!--NEWS-->
      <text:h text:style-name="P10" text:outline-level="1">
<text:span text:style-name="T4">
根据克里姆林语的说法，普京访问了乌克兰占领地区的军事总部</text:span>
</text:h>
      <text:p text:style-name="P4">
作者: liveuamap (Language: en)</text:p>
      <text:p text:style-name="P4">
时间: 2023-04-18T01:42:16</text:p>
      <text:p text:style-name="P4">
地点: Rostov (Latitude:47.26432 Longtitude:39.64828)</text:p>
      <text:p text:style-name="P4">
视频: []</text:p>
      <text:p text:style-name="P4">
图片: []</text:p>
      <text:p text:style-name="P4">
标签: ["Russia"]</text:p>
      <text:p text:style-name="P4">
Id: 22556844</text:p>
      <!--METADATA-->
      <text:p text:style-name="P4">
根据克里姆林语的说法，普京访问了乌克兰占领地区的军事总部</text:p>
      <text:p text:style-name="P4">
新闻集链接：<text:a xlink:type="simple" xlink:href="https://liveuamap.com/en/2023/18-april-according-to-kremlin-putin-visited-military-hqs" text:style-name="Internet_20_link" text:visited-style-name="Visited_20_Internet_20_Link">
https://liveuamap.com/en/2023/18-april-according-to-kremlin-putin-visited-military-hqs</text:a>
</text:p>
      <text:p text:style-name="P4">
News Source: <text:a xlink:type="simple" xlink:href="https://t.me/rian_ru/200117" text:style-name="Internet_20_link" text:visited-style-name="Visited_20_Internet_20_Link">
https://t.me/rian_ru/200117</text:a>
</text:p>
      <!--NEWS-->
      <text:h text:style-name="P10" text:outline-level="1">
<text:span text:style-name="T4">
Poltavska Oblast（07:44）。 红色警报：空中威胁。 警笛声。 立即掩盖！</text:span>
</text:h>
      <text:p text:style-name="P4">
作者: liveuamap (Language: en)</text:p>
      <text:p text:style-name="P4">
时间: 2023-04-18T01:45:00</text:p>
      <text:p text:style-name="P4">
地点: Poltavska Oblast (Latitude:49.47627 Longtitude:33.81773)</text:p>
      <text:p text:style-name="P4">
视频: []</text:p>
      <text:p text:style-name="P4">
图片: []</text:p>
      <text:p text:style-name="P4">
标签: ["Europe", "Central and Eastern Europe"]</text:p>
      <text:p text:style-name="P4">
Id: 22556850</text:p>
      <!--METADATA-->
      <text:p text:style-name="P4">
poltava(07:44). Red Alert: aerial threat. Sirens sounding. Take covernow!</text:p>
      <text:p text:style-name="P4">
News Collection Link: <text:a xlink:type="simple" xlink:href="https://liveuamap.com/en/2023/18-april-poltavska-oblast0744-red-alert-aeriag" text:style-name="Internet_20_link" text:visited-style-name="Visited_20_Internet_20_Link">
https://liveuamap.com/en/2023/18-april-poltavska-oblast0744-red-alert-aeriag</text:a>
</text:p>
      <text:p text:style-name="P4">
News Source: <text:a xlink:type="simple" xlink:href="https://t.me/suspilnepoltava/10815" text:style-name="Internet_20_link" text:visited-style-name="Visited_20_Internet_20_Link">
https://t.me/suspilnepoltava/10815</text:a>
</text:p>
      <!--NEWS-->
      <text:h text:style-name="P10" text:outline-level="1">
<text:span text:style-name="T4">
Kharkiv，Kharkiv地区，Dnipro，Dnipropetrovsk地区，Zaporizhzhya地区，顿涅茨克地区（...</text:span>
</text:h>
      <text:p text:style-name="P4">
作者: liveuamap (Language: en)</text:p>
      <text:p text:style-name="P4">
时间: 2023-04-18T01:47:00</text:p>
      <text:p text:style-name="P4">
地点: Kharkiv (Latitude:49.98023 Longtitude:36.25234)</text:p>
      <text:p text:style-name="P4">
视频: []</text:p>
      <text:p text:style-name="P4">
图片: []</text:p>
      <text:p text:style-name="P4">
标签: ["Europe", "Central and Eastern Europe"]</text:p>
      <text:p text:style-name="P4">
Id: 22556856</text:p>
      <!--METADATA-->
      <text:p text:style-name="P4">
Kharkiv，Kharkiv地区，Dnipro，Dnipropetrovsk地区，Zaporizhzhia地区，顿涅茨克地区(07:45). Red Alert: aerial threat. Sirens sounding. Take covernow!</text:p>
      <text:p text:style-name="P4">
News Collection Link: <text:a xlink:type="simple" xlink:href="https://liveuamap.com/en/2023/18-april-kharkiv-kharkivska-oblast-dnipro-dnig" text:style-name="Internet_20_link" text:visited-style-name="Visited_20_Internet_20_Link">
https://liveuamap.com/en/2023/18-april-kharkiv-kharkivska-oblast-dnipro-dnig</text:a>
</text:p>
      <text:p text:style-name="P4">
News Source: <text:a xlink:type="simple" xlink:href="https://t.me/air_alert_ua/43258" text:style-name="Internet_20_link" text:visited-style-name="Visited_20_Internet_20_Link">
https://t.me/air_alert_ua/43258</text:a>
</text:p>
      <!--NEWS-->
      <text:h text:style-name="P10" text:outline-level="1">
<text:span text:style-name="T4">
Chernihivska Oblast（08:13）。 红色警报：空中威胁。 警笛声。 立即掩盖！</text:span>
</text:h>
      <text:p text:style-name="P4">
作者: liveuamap (Language: en)</text:p>
      <text:p text:style-name="P4">
时间: 2023-04-18T02:13:00</text:p>
      <text:p text:style-name="P4">
地点: Chernihivska Oblast (Latitude:51.3324 Longtitude:31.99931)</text:p>
      <text:p text:style-name="P4">
视频: []</text:p>
      <text:p text:style-name="P4">
图片: []</text:p>
      <text:p text:style-name="P4">
标签: ["Europe", "Central and Eastern Europe"]</text:p>
      <text:p text:style-name="P4">
Id: 22556888</text:p>
      <!--METADATA-->
      <text:p text:style-name="P4">
切尔尼希夫地区(08:13). Red Alert: aerial threat. Sirens sounding. Takecover now!</text:p>
      <text:p text:style-name="P4">
News Collection Link: <text:a xlink:type="simple" xlink:href="https://liveuamap.com/en/2023/18-april-chernihivska-oblast0813-red-alert-aeg" text:style-name="Internet_20_link" text:visited-style-name="Visited_20_Internet_20_Link">
https://liveuamap.com/en/2023/18-april-chernihivska-oblast0813-red-alert-aeg</text:a>
</text:p>
      <text:p text:style-name="P4">
News Source: <text:a xlink:type="simple" xlink:href="https://t.me/suspilnechernihiv/17695" text:style-name="Internet_20_link" text:visited-style-name="Visited_20_Internet_20_Link">
https://t.me/suspilnechernihiv/17695</text:a>
</text:p>
      <!--NEWS-->
      <text:h text:style-name="P10" text:outline-level="1">
<text:span text:style-name="T4">
Sumska Oblast（08:14）。 红色警报：空中威胁。 警笛声。 立即掩盖！</text:span>
</text:h>
      <text:p text:style-name="P4">
作者: liveuamap (Language: en)</text:p>
      <text:p text:style-name="P4">
时间: 2023-04-18T02:15:00</text:p>
      <text:p text:style-name="P4">
地点: Sumska Oblast (Latitude:50.99896 Longtitude:33.99908)</text:p>
      <text:p text:style-name="P4">
视频: []</text:p>
      <text:p text:style-name="P4">
图片: []</text:p>
      <text:p text:style-name="P4">
标签: ["Europe", "Central and Eastern Europe"]</text:p>
      <text:p text:style-name="P4">
Id: 22556889</text:p>
      <!--METADATA-->
      <text:p text:style-name="P4">
Sumy地区(08:14). Red Alert: aerial threat. Sirens sounding. Take covernow!</text:p>
      <text:p text:style-name="P4">
News Collection Link: <text:a xlink:type="simple" xlink:href="https://liveuamap.com/en/2023/18-april-sumska-oblast0814-red-alert-aerial-tg" text:style-name="Internet_20_link" text:visited-style-name="Visited_20_Internet_20_Link">
https://liveuamap.com/en/2023/18-april-sumska-oblast0814-red-alert-aerial-tg</text:a>
</text:p>
      <text:p text:style-name="P4">
News Source: <text:a xlink:type="simple" xlink:href="https://t.me/air_alert_ua/43260" text:style-name="Internet_20_link" text:visited-style-name="Visited_20_Internet_20_Link">
https://t.me/air_alert_ua/43260</text:a>
</text:p>
      <!--NEWS-->
      <text:h text:style-name="P10" text:outline-level="1">
<text:span text:style-name="T4">
3 civilians killed as result of Russian air strike in Luhansk region</text:span>
</text:h>
      <text:p text:style-name="P4">
作者: liveuamap (Language: en)</text:p>
      <text:p text:style-name="P4">
时间: 2023-04-18T02:27:00</text:p>
      <text:p text:style-name="P4">
地点: Lyman (Latitude:48.99396 Longtitude:38.10814)</text:p>
      <text:p text:style-name="P4">
视频: []</text:p>
      <text:p text:style-name="P4">
图片: []</text:p>
      <text:p text:style-name="P4">
标签: ["Europe", "Central and Eastern Europe"]</text:p>
      <text:p text:style-name="P4">
Id: 22556930</text:p>
      <!--METADATA-->
      <text:p text:style-name="P4">
3名平民因卢汉斯地区的俄罗斯空袭而丧生</text:p>
      <text:p text:style-name="P4">
新闻集链接：<text:a xlink:type="simple" xlink:href="https://liveuamap.com/en/2023/18-april-3-civilians-killed-as-result-of-russian-air-strike" text:style-name="Internet_20_link" text:visited-style-name="Visited_20_Internet_20_Link">
https://liveuamap.com/en/2023/18-april-3-civilians-killians-killians-killians-killians-killians-result-oult of-Russian-Air-Strike</text:a>
</text:p>
      <text:p text:style-name="P4">
News Source: <text:a xlink:type="simple" xlink:href="https://t.me/ukrinform_news/96550" text:style-name="Internet_20_link" text:visited-style-name="Visited_20_Internet_20_Link">
https://t.me/ukrinform_news/96550</text:a>
</text:p>
      <!--NEWS-->
      <text:h text:style-name="P10" text:outline-level="1">
<text:span text:style-name="T4">
Chernihivska Oblast（08:58）。 红色警报：空中威胁。 警笛声。 立即掩盖！</text:span>
</text:h>
      <text:p text:style-name="P4">
作者: liveuamap (Language: en)</text:p>
      <text:p text:style-name="P4">
时间: 2023-04-18T03:04:00</text:p>
      <text:p text:style-name="P4">
地点: Chernihivska Oblast (Latitude:51.33312 Longtitude:31.99934)</text:p>
      <text:p text:style-name="P4">
视频: []</text:p>
      <text:p text:style-name="P4">
图片: []</text:p>
      <text:p text:style-name="P4">
标签: ["Europe", "Central and Eastern Europe"]</text:p>
      <text:p text:style-name="P4">
Id: 22556911</text:p>
      <!--METADATA-->
      <text:p text:style-name="P4">
切尔尼希夫地区(08:58). Red Alert: aerial threat. Sirens sounding. Takecover now!</text:p>
      <text:p text:style-name="P4">
News Collection Link: <text:a xlink:type="simple" xlink:href="https://liveuamap.com/en/2023/18-april-chernihivska-oblast0858-red-alert-aeg" text:style-name="Internet_20_link" text:visited-style-name="Visited_20_Internet_20_Link">
https://liveuamap.com/en/2023/18-april-chernihivska-oblast0858-red-alert-aeg</text:a>
</text:p>
      <text:p text:style-name="P4">
News Source: <text:a xlink:type="simple" xlink:href="https://t.me/air_alert_ua/43269" text:style-name="Internet_20_link" text:visited-style-name="Visited_20_Internet_20_Link">
https://t.me/air_alert_ua/43269</text:a>
</text:p>
      <!--NEWS-->
      <text:h text:style-name="P10" text:outline-level="1">
<text:span text:style-name="T4">
Sumska Oblast（09:29）。 红色警报：空中威胁。 警笛声。 立即掩盖！</text:span>
</text:h>
      <text:p text:style-name="P4">
作者: liveuamap (Language: en)</text:p>
      <text:p text:style-name="P4">
时间: 2023-04-18T03:31:00</text:p>
      <text:p text:style-name="P4">
地点: Sumska Oblast (Latitude:50.99972 Longtitude:34.00057)</text:p>
      <text:p text:style-name="P4">
视频: []</text:p>
      <text:p text:style-name="P4">
图片: []</text:p>
      <text:p text:style-name="P4">
标签: ["Europe", "Central and Eastern Europe"]</text:p>
      <text:p text:style-name="P4">
Id: 22556912</text:p>
      <!--METADATA-->
      <text:p text:style-name="P4">
Sumy地区(09:29). Red Alert: aerial threat. Sirens sounding. Take covernow!</text:p>
      <text:p text:style-name="P4">
News Collection Link: <text:a xlink:type="simple" xlink:href="https://liveuamap.com/en/2023/18-april-sumska-oblast0929-red-alert-aerial-tg" text:style-name="Internet_20_link" text:visited-style-name="Visited_20_Internet_20_Link">
https://liveuamap.com/en/2023/18-april-sumska-oblast0929-red-alert-aerial-tg</text:a>
</text:p>
      <text:p text:style-name="P4">
News Source: <text:a xlink:type="simple" xlink:href="https://t.me/air_alert_ua/43270" text:style-name="Internet_20_link" text:visited-style-name="Visited_20_Internet_20_Link">
https://t.me/air_alert_ua/43270</text:a>
</text:p>
      <!--NEWS-->
      <text:h text:style-name="P10" text:outline-level="1">
<text:span text:style-name="T4">
卢卡申卡（Lukashenka）会见了乌克兰顿涅茨克地区的俄罗斯占领当局负责人...</text:span>
</text:h>
      <text:p text:style-name="P4">
作者: liveuamap (Language: en)</text:p>
      <text:p text:style-name="P4">
时间: 2023-04-18T04:31:30</text:p>
      <text:p text:style-name="P4">
地点: Minsk, (Latitude:53.92597 Longtitude:27.52539)</text:p>
      <text:p text:style-name="P4">
视频: []</text:p>
      <text:p text:style-name="P4">
图片: ["<text:a xlink:type="simple" xlink:href="https://liveuamap.com/pics/2023/04/18/22556928_0.jpg" text:style-name="Internet_20_link" text:visited-style-name="Visited_20_Internet_20_Link">
22556928_0.jpg</text:a>
"]</text:p>
      <text:p text:style-name="P4">
标签: ["Belarus", "Central and Eastern Europe"]</text:p>
      <text:p text:style-name="P4">
Id: 22556928</text:p>
      <!--METADATA-->
      <text:p text:style-name="P4">
卢卡申卡(Lukashenka</text:p>
      <text:p text:style-name="P4">
<draw:frame draw:style-name="fr1" draw:name="Image2" text:anchor-type="as-char" svg:width="6.9236in" svg:height="9.231467in" draw:z-index="0">
<draw:image xlink:href="../Images/liveuamap/2023-04-18T04-31-30/22556928_0.jpg" xlink:type="simple" xlink:show="embed" xlink:actuate="onLoad" draw:mime-type="image/jpeg"/>
</draw:frame>
新闻集链接：<text:a xlink:type="simple" xlink:href="https://liveuamap.com/en/2023/18-april-lukashenka-met-with-the-chief-of-russian-occupation" text:style-name="Internet_20_link" text:visited-style-name="Visited_20_Internet_20_Link">
https://liveuamap.com/en/2023/18-april-lukashenka-met-with-with-with-with-chief-the-chief-of俄罗斯 - 占领</text:a>
</text:p>
      <text:p text:style-name="P4">
News Source: <text:a xlink:type="simple" xlink:href="https://t.me/pul_1/8745" text:style-name="Internet_20_link" text:visited-style-name="Visited_20_Internet_20_Link">
https://t.me/pul_1/8745</text:a>
</text:p>
      <!--NEWS-->
      <text:h text:style-name="P10" text:outline-level="1">
<text:span text:style-name="T4">
在Sivershchyna和Slobozhanschyna的指示，俄罗斯军队炮击了Sosnivka，Popivka和Isk ...</text:span>
</text:h>
      <text:p text:style-name="P4">
作者: liveuamap (Language: en)</text:p>
      <text:p text:style-name="P4">
时间: 2023-04-18T04:53:00</text:p>
      <text:p text:style-name="P4">
地点: Vovchansk (Latitude:50.41224 Longtitude:37.38682)</text:p>
      <text:p text:style-name="P4">
视频: []</text:p>
      <text:p text:style-name="P4">
图片: []</text:p>
      <text:p text:style-name="P4">
标签: ["Russia"]</text:p>
      <text:p text:style-name="P4">
Id: 22556946</text:p>
      <!--METADATA-->
      <text:p text:style-name="P4">
在Sivershchyna和Slobozhanschyna的指示上，俄罗斯军队炮击了Sumy地区的Sosnivka，Popivka和Iskryskivschyna，也是Okip，Bayrak，Bayrak，Vovchansk，Okhrimivka，Okhrimivka和Kharkiv地区的Nesterne，曾在早晨的新闻报道中说，</text:p>
      <text:p text:style-name="P4">
新闻集链接：<text:a xlink:type="simple" xlink:href="https://liveuamap.com/en/2023/18-april-at-sivershchyna-and-slobozhanschyna-directions-russian" text:style-name="Internet_20_link" text:visited-style-name="Visited_20_Internet_20_Link">
https://liveuamap.com/en/2023/18-april-at-sivershchyna-and-slobozhanschyna-directions-russian</text:a>
</text:p>
      <text:p text:style-name="P4">
News Source: <text:a xlink:type="simple" xlink:href="https://t.me/lumsrc/4522" text:style-name="Internet_20_link" text:visited-style-name="Visited_20_Internet_20_Link">
https://t.me/lumsrc/4522</text:a>
</text:p>
      <!--NEWS-->
      <text:h text:style-name="P10" text:outline-level="1">
<text:span text:style-name="T4">
Donetsk Oblast（10:55）。 红色警报：空中威胁。 警笛声。 立即掩盖！</text:span>
</text:h>
      <text:p text:style-name="P4">
作者: liveuamap (Language: en)</text:p>
      <text:p text:style-name="P4">
时间: 2023-04-18T04:56:00</text:p>
      <text:p text:style-name="P4">
地点: Donetsk Oblast (Latitude:48.72639 Longtitude:37.57752)</text:p>
      <text:p text:style-name="P4">
视频: []</text:p>
      <text:p text:style-name="P4">
图片: []</text:p>
      <text:p text:style-name="P4">
标签: ["Europe", "Central and Eastern Europe"]</text:p>
      <text:p text:style-name="P4">
Id: 22556937</text:p>
      <!--METADATA-->
      <text:p text:style-name="P4">
Donetsk Oblast(10:55). Red Alert: aerial threat. Sirens sounding. Take covernow!</text:p>
      <text:p text:style-name="P4">
News Collection Link: <text:a xlink:type="simple" xlink:href="https://liveuamap.com/en/2023/18-april-donetsk-oblast1055-red-alert-aerial-g" text:style-name="Internet_20_link" text:visited-style-name="Visited_20_Internet_20_Link">
https://liveuamap.com/en/2023/18-april-donetsk-oblast1055-red-alert-aerial-g</text:a>
</text:p>
      <text:p text:style-name="P4">
News Source: <text:a xlink:type="simple" xlink:href="https://t.me/air_alert_ua/43271" text:style-name="Internet_20_link" text:visited-style-name="Visited_20_Internet_20_Link">
https://t.me/air_alert_ua/43271</text:a>
</text:p>
      <!--NEWS-->
      <text:h text:style-name="P10" text:outline-level="1">
<text:span text:style-name="T4">
俄罗斯部队在Lyman，Bakhmut，Avdiivka和Maryinka Directio进行进攻行动...</text:span>
</text:h>
      <text:p text:style-name="P4">
作者: liveuamap (Language: en)</text:p>
      <text:p text:style-name="P4">
时间: 2023-04-18T04:59:23</text:p>
      <text:p text:style-name="P4">
地点: Marinka, Donetsk Oblast (Latitude:47.93969 Longtitude:37.50183)</text:p>
      <text:p text:style-name="P4">
视频: []</text:p>
      <text:p text:style-name="P4">
图片: []</text:p>
      <text:p text:style-name="P4">
标签: ["Russia"]</text:p>
      <text:p text:style-name="P4">
Id: 22556938</text:p>
      <!--METADATA-->
      <text:p text:style-name="P4">
俄罗斯部队在莱曼，巴赫穆特，阿夫迪夫卡和玛丽卡执行进攻行动。 乌克兰军方击退了70多次俄罗斯袭击。</text:p>
      <text:p text:style-name="P4">
新闻集链接：<text:a xlink:type="simple" xlink:href="https://liveuamap.com/en/2023/18-april-russian-forces-conducting-offensive-actions-at-lyman" text:style-name="Internet_20_link" text:visited-style-name="Visited_20_Internet_20_Link">
https://liveuamap.com/en/2023/18-april-russian-forces-conducting-conductions-actions-actions-actions-at-lyman</text:a>
</text:p>
      <text:p text:style-name="P4">
News Source: <text:a xlink:type="simple" xlink:href="https://t.me/lumsrc/4530" text:style-name="Internet_20_link" text:visited-style-name="Visited_20_Internet_20_Link">
https://t.me/lumsrc/4530</text:a>
</text:p>
      <!--NEWS-->
      <text:h text:style-name="P10" text:outline-level="1">
<text:span text:style-name="T4">
Poltavska Oblast（11:21）。 红色警报：空中威胁。 警笛声。 立即掩盖！</text:span>
</text:h>
      <text:p text:style-name="P4">
作者: liveuamap (Language: en)</text:p>
      <text:p text:style-name="P4">
时间: 2023-04-18T05:22:00</text:p>
      <text:p text:style-name="P4">
地点: Poltavska Oblast (Latitude:49.47611 Longtitude:33.81944)</text:p>
      <text:p text:style-name="P4">
视频: []</text:p>
      <text:p text:style-name="P4">
图片: []</text:p>
      <text:p text:style-name="P4">
标签: ["Europe", "Central and Eastern Europe"]</text:p>
      <text:p text:style-name="P4">
Id: 22556948</text:p>
      <!--METADATA-->
      <text:p text:style-name="P4">
poltava(11:21). Red Alert: aerial threat. Sirens sounding. Take covernow!</text:p>
      <text:p text:style-name="P4">
News Collection Link: <text:a xlink:type="simple" xlink:href="https://liveuamap.com/en/2023/18-april-poltavska-oblast1121-red-alert-aeriag" text:style-name="Internet_20_link" text:visited-style-name="Visited_20_Internet_20_Link">
https://liveuamap.com/en/2023/18-april-poltavska-oblast1121-red-alert-aeriag</text:a>
</text:p>
      <text:p text:style-name="P4">
News Source: <text:a xlink:type="simple" xlink:href="https://t.me/suspilnepoltava/10820" text:style-name="Internet_20_link" text:visited-style-name="Visited_20_Internet_20_Link">
https://t.me/suspilnepoltava/10820</text:a>
</text:p>
      <!--NEWS-->
      <text:h text:style-name="P10" text:outline-level="1">
<text:span text:style-name="T4">
Dnipro，Dnipropetrovsk地区，Zaporizhhya地区（11:21）。 红色ALRT：空中tchretate。 警笛声...</text:span>
</text:h>
      <text:p text:style-name="P4">
作者: liveuamap (Language: en)</text:p>
      <text:p text:style-name="P4">
时间: 2023-04-18T05:23:00</text:p>
      <text:p text:style-name="P4">
地点: Dnipro (Latitude:48.46018 Longtitude:35.03788)</text:p>
      <text:p text:style-name="P4">
视频: []</text:p>
      <text:p text:style-name="P4">
图片: []</text:p>
      <text:p text:style-name="P4">
标签: ["Europe", "Central and Eastern Europe"]</text:p>
      <text:p text:style-name="P4">
Id: 22556950</text:p>
      <!--METADATA-->
      <text:p text:style-name="P4">
Dnipro，dnipropetrovsk区域，Zaporizhzhya地区(11:21). Red Alert: aerialthreat. Sirens sounding. Take cover now!</text:p>
      <text:p text:style-name="P4">
News Collection Link: <text:a xlink:type="simple" xlink:href="https://liveuamap.com/en/2023/18-april-dnipro-dnipropetrovska-oblast-zaporig" text:style-name="Internet_20_link" text:visited-style-name="Visited_20_Internet_20_Link">
https://liveuamap.com/en/2023/18-april-dnipro-dnipropetrovska-oblast-zaporig</text:a>
</text:p>
      <text:p text:style-name="P4">
News Source: <text:a xlink:type="simple" xlink:href="https://t.me/air_alert_ua/43275" text:style-name="Internet_20_link" text:visited-style-name="Visited_20_Internet_20_Link">
https://t.me/air_alert_ua/43275</text:a>
</text:p>
      <!--NEWS-->
      <text:h text:style-name="P10" text:outline-level="1">
<text:span text:style-name="T4">
Kharkiv，Kharkivska Oblast（11:25）。 红色警报：空中威胁。 警笛声。 立即掩盖！</text:span>
</text:h>
      <text:p text:style-name="P4">
作者: liveuamap (Language: en)</text:p>
      <text:p text:style-name="P4">
时间: 2023-04-18T05:27:00</text:p>
      <text:p text:style-name="P4">
地点: Kharkiv (Latitude:49.98182 Longtitude:36.25205)</text:p>
      <text:p text:style-name="P4">
视频: []</text:p>
      <text:p text:style-name="P4">
图片: []</text:p>
      <text:p text:style-name="P4">
标签: ["Europe", "Central and Eastern Europe"]</text:p>
      <text:p text:style-name="P4">
Id: 22556951</text:p>
      <!--METADATA-->
      <text:p text:style-name="P4">
哈尔基夫(Kharkiv)，哈尔基夫地区(11:25). Red Alert: aerial threat. Sirens sounding.Take cover now!</text:p>
      <text:p text:style-name="P4">
News Collection Link: <text:a xlink:type="simple" xlink:href="https://liveuamap.com/en/2023/18-april-kharkiv-kharkivska-oblast1125-red-alg" text:style-name="Internet_20_link" text:visited-style-name="Visited_20_Internet_20_Link">
https://liveuamap.com/en/2023/18-april-kharkiv-kharkivska-oblast1125-red-alg</text:a>
</text:p>
      <text:p text:style-name="P4">
News Source: <text:a xlink:type="simple" xlink:href="https://t.me/air_alert_ua/43277" text:style-name="Internet_20_link" text:visited-style-name="Visited_20_Internet_20_Link">
https://t.me/air_alert_ua/43277</text:a>
</text:p>
      <!--NEWS-->
      <text:h text:style-name="P10" text:outline-level="1">
<text:span text:style-name="T4">
Chernihivska Oblast（11:59）。 红色警报：空中威胁。 警笛声。 立即掩盖！</text:span>
</text:h>
      <text:p text:style-name="P4">
作者: liveuamap (Language: en)</text:p>
      <text:p text:style-name="P4">
时间: 2023-04-18T06:00:00</text:p>
      <text:p text:style-name="P4">
地点: Chernihivska Oblast (Latitude:51.33322 Longtitude:32.00107)</text:p>
      <text:p text:style-name="P4">
视频: []</text:p>
      <text:p text:style-name="P4">
图片: []</text:p>
      <text:p text:style-name="P4">
标签: ["Europe", "Central and Eastern Europe"]</text:p>
      <text:p text:style-name="P4">
Id: 22556953</text:p>
      <!--METADATA-->
      <text:p text:style-name="P4">
切尔尼希夫地区(11:59). Red Alert: aerial threat. Sirens sounding. Takecover now!</text:p>
      <text:p text:style-name="P4">
News Collection Link: <text:a xlink:type="simple" xlink:href="https://liveuamap.com/en/2023/18-april-chernihivska-oblast1159-red-alert-aeg" text:style-name="Internet_20_link" text:visited-style-name="Visited_20_Internet_20_Link">
https://liveuamap.com/en/2023/18-april-chernihivska-oblast1159-red-alert-aeg</text:a>
</text:p>
      <text:p text:style-name="P4">
News Source: <text:a xlink:type="simple" xlink:href="https://t.me/air_alert_ua/43284" text:style-name="Internet_20_link" text:visited-style-name="Visited_20_Internet_20_Link">
https://t.me/air_alert_ua/43284</text:a>
</text:p>
      <!--NEWS-->
      <text:h text:style-name="P10" text:outline-level="1">
<text:span text:style-name="T4">
普京访问乌克兰赫森地区的占领部分，地理位置到schaslyvtseve</text:span>
</text:h>
      <text:p text:style-name="P4">
作者: liveuamap (Language: en)</text:p>
      <text:p text:style-name="P4">
时间: 2023-04-18T06:27:00</text:p>
      <text:p text:style-name="P4">
地点: Kherson (Latitude:46.0058 Longtitude:34.84474)</text:p>
      <text:p text:style-name="P4">
视频: []</text:p>
      <text:p text:style-name="P4">
图片: ["<text:a xlink:type="simple" xlink:href="https://liveuamap.com/pics/2023/04/18/22556976_0.png" text:style-name="Internet_20_link" text:visited-style-name="Visited_20_Internet_20_Link">
22556976_0.png</text:a>
"]</text:p>
      <text:p text:style-name="P4">
标签: ["Europe", "Central and Eastern Europe"]</text:p>
      <text:p text:style-name="P4">
Id: 22556976</text:p>
      <!--METADATA-->
      <text:p text:style-name="P4">
普京访问乌克兰乌克兰地区的占领部分地理位置的Toschaslyvtseve</text:p>
      <text:p text:style-name="P4">
<draw:frame draw:style-name="fr1" draw:name="Image3" text:anchor-type="as-char" svg:width="6.9236in" svg:height="3.604066in" draw:z-index="0">
<draw:image xlink:href="../Images/liveuamap/2023-04-18T06-27-00/22556976_0.png" xlink:type="simple" xlink:show="embed" xlink:actuate="onLoad" draw:mime-type="image/png"/>
</draw:frame>
新闻集链接：<text:a xlink:type="simple" xlink:href="https://liveuamap.com/en/2023/18-april-putins-visit-to-occupied-part-of-kherson-region" text:style-name="Internet_20_link" text:visited-style-name="Visited_20_Internet_20_Link">
https://liveuamap.com/en/2023/18-april-putins-visit-visit-to-cupied-part-part-part--kherson-rigion</text:a>
</text:p>
      <text:p text:style-name="P4">
News Source: <text:a xlink:type="simple" xlink:href="https://twitter.com/hochu_dodomu/status/1648257050340741122" text:style-name="Internet_20_link" text:visited-style-name="Visited_20_Internet_20_Link">
https://twitter.com/hochu_dodomu/status/1648257050340741122</text:a>
</text:p>
      <!--NEWS-->
      <text:h text:style-name="P10" text:outline-level="1">
<text:span text:style-name="T4">
1人丧生，因赫尔森中部炮击而受伤6人受伤</text:span>
</text:h>
      <text:p text:style-name="P4">
作者: liveuamap (Language: en)</text:p>
      <text:p text:style-name="P4">
时间: 2023-04-18T06:35:00</text:p>
      <text:p text:style-name="P4">
地点: Kherson (Latitude:46.63883 Longtitude:32.6096)</text:p>
      <text:p text:style-name="P4">
视频: []</text:p>
      <text:p text:style-name="P4">
图片: ["<text:a xlink:type="simple" xlink:href="https://liveuamap.com/pics/2023/04/18/22556970_0.jpg" text:style-name="Internet_20_link" text:visited-style-name="Visited_20_Internet_20_Link">
22556970_0.jpg</text:a>
"]</text:p>
      <text:p text:style-name="P4">
标签: ["Europe", "Central and Eastern Europe"]</text:p>
      <text:p text:style-name="P4">
Id: 22556970</text:p>
      <!--METADATA-->
      <text:p text:style-name="P4">
1人丧生，因赫尔森中部炮击而受伤6人受伤</text:p>
      <text:p text:style-name="P4">
<draw:frame draw:style-name="fr1" draw:name="Image4" text:anchor-type="as-char" svg:width="6.9236in" svg:height="3.444462in" draw:z-index="0">
<draw:image xlink:href="../Images/liveuamap/2023-04-18T06-35-00/22556970_0.jpg" xlink:type="simple" xlink:show="embed" xlink:actuate="onLoad" draw:mime-type="image/jpeg"/>
</draw:frame>
新闻集链接：<text:a xlink:type="simple" xlink:href="https://liveuamap.com/en/2023/18-april-1-person-killed-6-wounded-as-result-of-shelling" text:style-name="Internet_20_link" text:visited-style-name="Visited_20_Internet_20_Link">
https://liveuamap.com/en/2023/18-april-1-person-kill-6-wounded-s-as-result of-shelling</text:a>
</text:p>
      <text:p text:style-name="P4">
News Source: <text:a xlink:type="simple" xlink:href="https://twitter.com/Irina61032137/status/1648259063229054976" text:style-name="Internet_20_link" text:visited-style-name="Visited_20_Internet_20_Link">
https://twitter.com/Irina61032137/status/1648259063229054976</text:a>
</text:p>
      <!--NEWS-->
      <text:h text:style-name="P10" text:outline-level="1">
<text:span text:style-name="T4">
Donetsk Oblast（13:00）。 红色警报：空中威胁。 警笛声。 立即掩盖！</text:span>
</text:h>
      <text:p text:style-name="P4">
作者: liveuamap (Language: en)</text:p>
      <text:p text:style-name="P4">
时间: 2023-04-18T07:01:00</text:p>
      <text:p text:style-name="P4">
地点: Donetsk Oblast (Latitude:48.72817 Longtitude:37.57779)</text:p>
      <text:p text:style-name="P4">
视频: []</text:p>
      <text:p text:style-name="P4">
图片: []</text:p>
      <text:p text:style-name="P4">
标签: ["Europe", "Central and Eastern Europe"]</text:p>
      <text:p text:style-name="P4">
Id: 22556961</text:p>
      <!--METADATA-->
      <text:p text:style-name="P4">
Donetsk Oblast(13:00). Red Alert: aerial threat. Sirens sounding. Take covernow!</text:p>
      <text:p text:style-name="P4">
News Collection Link: <text:a xlink:type="simple" xlink:href="https://liveuamap.com/en/2023/18-april-donetsk-oblast1300-red-alert-aerial-g" text:style-name="Internet_20_link" text:visited-style-name="Visited_20_Internet_20_Link">
https://liveuamap.com/en/2023/18-april-donetsk-oblast1300-red-alert-aerial-g</text:a>
</text:p>
      <text:p text:style-name="P4">
News Source: <text:a xlink:type="simple" xlink:href="https://t.me/air_alert_ua/43285" text:style-name="Internet_20_link" text:visited-style-name="Visited_20_Internet_20_Link">
https://t.me/air_alert_ua/43285</text:a>
</text:p>
      <!--NEWS-->
      <text:h text:style-name="P10" text:outline-level="1">
<text:span text:style-name="T4">
在德尼普罗河附近的多个地区洪水，在几个地区宣布紧急水平</text:span>
</text:h>
      <text:p text:style-name="P4">
作者: liveuamap (Language: en)</text:p>
      <text:p text:style-name="P4">
时间: 2023-04-18T07:18:46</text:p>
      <text:p text:style-name="P4">
地点: Kyiv (Latitude:50.66894 Longtitude:30.46337)</text:p>
      <text:p text:style-name="P4">
视频: []</text:p>
      <text:p text:style-name="P4">
图片: ["<text:a xlink:type="simple" xlink:href="https://liveuamap.com/pics/2023/04/18/22556966_0.jpg" text:style-name="Internet_20_link" text:visited-style-name="Visited_20_Internet_20_Link">
22556966_0.jpg</text:a>
"]</text:p>
      <text:p text:style-name="P4">
标签: ["Disasters", "Central and Eastern Europe"]</text:p>
      <text:p text:style-name="P4">
Id: 22556966</text:p>
      <!--METADATA-->
      <text:p text:style-name="P4">
在德尼普罗河附近的多个地区洪水，在几个地区宣布紧急水平  <draw:frame draw:style-name="fr1" draw:name="Image5" text:anchor-type="as-char" svg:width="6.9236in" svg:height="4.615733in" draw:z-index="0">
<draw:image xlink:href="../Images/liveuamap/2023-04-18T07-18-46/22556966_0.jpg" xlink:type="simple" xlink:show="embed" xlink:actuate="onLoad" draw:mime-type="image/jpeg"/>
</draw:frame>
新闻集链接：<text:a xlink:type="simple" xlink:href="https://liveuamap.com/en/2023/18-april-flooding-in-several-areas-near-dnipro-river-red" text:style-name="Internet_20_link" text:visited-style-name="Visited_20_Internet_20_Link">
https://liveuamap.com/en/2023/18-april-flooding-in-several-aareas-areas-near-dnipro-river-river-red-river-river-dripro-river-rive</text:a>
</text:p>
      <text:p text:style-name="P4">
News Source: <text:a xlink:type="simple" xlink:href="https://twitter.com/UKRINFORM/status/1648283857475518465" text:style-name="Internet_20_link" text:visited-style-name="Visited_20_Internet_20_Link">
https://twitter.com/UKRINFORM/status/1648283857475518465</text:a>
</text:p>
      <!--NEWS-->
      <text:h text:style-name="P10" text:outline-level="1">
<text:span text:style-name="T4">
乌克兰斯克地区炮击至少8人受伤</text:span>
</text:h>
      <text:p text:style-name="P4">
作者: liveuamap (Language: en)</text:p>
      <text:p text:style-name="P4">
时间: 2023-04-18T07:19:53</text:p>
      <text:p text:style-name="P4">
地点: Ukrainsk, Donetsk region (Latitude:48.09657 Longtitude:37.36197)</text:p>
      <text:p text:style-name="P4">
视频: []</text:p>
      <text:p text:style-name="P4">
图片: ["<text:a xlink:type="simple" xlink:href="https://liveuamap.com/pics/2023/04/18/22556967_0.jpg" text:style-name="Internet_20_link" text:visited-style-name="Visited_20_Internet_20_Link">
22556967_0.jpg</text:a>
"]</text:p>
      <text:p text:style-name="P4">
标签: ["Europe", "Central and Eastern Europe"]</text:p>
      <text:p text:style-name="P4">
Id: 22556967</text:p>
      <!--METADATA-->
      <text:p text:style-name="P4">
乌克兰斯克地区炮击至少8人受伤</text:p>
      <text:p text:style-name="P4">
<draw:frame draw:style-name="fr1" draw:name="Image6" text:anchor-type="as-char" svg:width="6.9236in" svg:height="9.231467in" draw:z-index="0">
<draw:image xlink:href="../Images/liveuamap/2023-04-18T07-19-53/22556967_0.jpg" xlink:type="simple" xlink:show="embed" xlink:actuate="onLoad" draw:mime-type="image/jpeg"/>
</draw:frame>
新闻集链接：<text:a xlink:type="simple" xlink:href="https://liveuamap.com/en/2023/18-april-at-least-8-wounded-as-result-of-shelling-of-ukrainsk" text:style-name="Internet_20_link" text:visited-style-name="Visited_20_Internet_20_Link">
https://liveuamap.com/en/2023/18-april-at-least-8-wounded-as-result-shelling-shelling-ukrainsk</text:a>
</text:p>
      <text:p text:style-name="P4">
News Source: <text:a xlink:type="simple" xlink:href="https://twitter.com/kava2022/status/1648284770084765697" text:style-name="Internet_20_link" text:visited-style-name="Visited_20_Internet_20_Link">
https://twitter.com/kava2022/status/1648284770084765697</text:a>
</text:p>
      <!--NEWS-->
      <text:h text:style-name="P10" text:outline-level="1">
<text:span text:style-name="T4">
乌克兰Zelensky总统参观了Avdiivka的前线</text:span>
</text:h>
      <text:p text:style-name="P4">
作者: liveuamap (Language: en)</text:p>
      <text:p text:style-name="P4">
时间: 2023-04-18T08:25:28</text:p>
      <text:p text:style-name="P4">
地点: Donetsk Oblast (Latitude:48.11878 Longtitude:37.78782)</text:p>
      <text:p text:style-name="P4">
视频: []</text:p>
      <text:p text:style-name="P4">
图片: ["<text:a xlink:type="simple" xlink:href="https://liveuamap.com/pics/2023/04/18/22556972_0.jpg" text:style-name="Internet_20_link" text:visited-style-name="Visited_20_Internet_20_Link">
22556972_0.jpg</text:a>
"]</text:p>
      <text:p text:style-name="P4">
标签: ["Minsk Monitor", "Europe"]</text:p>
      <text:p text:style-name="P4">
Id: 22556972</text:p>
      <!--METADATA-->
      <text:p text:style-name="P4">
乌克兰Zelensky总统参观了Avdiivka的前线</text:p>
      <text:p text:style-name="P4">
<draw:frame draw:style-name="fr1" draw:name="Image7" text:anchor-type="as-char" svg:width="6.9236in" svg:height="4.617948in" draw:z-index="0">
<draw:image xlink:href="../Images/liveuamap/2023-04-18T08-25-28/22556972_0.jpg" xlink:type="simple" xlink:show="embed" xlink:actuate="onLoad" draw:mime-type="image/jpeg"/>
</draw:frame>
新闻集链接：<text:a xlink:type="simple" xlink:href="https://liveuamap.com/en/2023/18-april-president-of-ukraine-zelensky-visited-frontline" text:style-name="Internet_20_link" text:visited-style-name="Visited_20_Internet_20_Link">
https://liveuamap.com/en/2023/18-april-presindent-of-ukraine-zelensky-visited-frontline</text:a>
</text:p>
      <text:p text:style-name="P4">
News Source: <text:a xlink:type="simple" xlink:href="https://twitter.com/Novynarnia/status/1648301117527261186" text:style-name="Internet_20_link" text:visited-style-name="Visited_20_Internet_20_Link">
https://twitter.com/Novynarnia/status/1648301117527261186</text:a>
</text:p>
      <!--NEWS-->
      <text:h text:style-name="P10" text:outline-level="1">
<text:span text:style-name="T4">
俄罗斯军队用燃烧弹药炮击奥里基夫</text:span>
</text:h>
      <text:p text:style-name="P4">
作者: liveuamap (Language: en)</text:p>
      <text:p text:style-name="P4">
时间: 2023-04-18T08:29:25</text:p>
      <text:p text:style-name="P4">
地点: Ukraine (Latitude:47.56321 Longtitude:35.78608)</text:p>
      <text:p text:style-name="P4">
视频: []</text:p>
      <text:p text:style-name="P4">
图片: ["<text:a xlink:type="simple" xlink:href="https://liveuamap.com/pics/2023/04/18/22556973_0.jpg" text:style-name="Internet_20_link" text:visited-style-name="Visited_20_Internet_20_Link">
22556973_0.jpg</text:a>
", "<text:a xlink:type="simple" xlink:href="https://liveuamap.com/pics/2023/04/18/22556973_1.jpg" text:style-name="Internet_20_link" text:visited-style-name="Visited_20_Internet_20_Link">
22556973_1.jpg</text:a>
", "<text:a xlink:type="simple" xlink:href="https://liveuamap.com/pics/2023/04/18/22556973_2.jpg" text:style-name="Internet_20_link" text:visited-style-name="Visited_20_Internet_20_Link">
22556973_2.jpg</text:a>
"]</text:p>
      <text:p text:style-name="P4">
标签: ["Europe", "Central and Eastern Europe"]</text:p>
      <text:p text:style-name="P4">
Id: 22556973</text:p>
      <!--METADATA-->
      <text:p text:style-name="P4">
俄罗斯军队用燃烧弹药炮击奥里基夫</text:p>
      <text:p text:style-name="P4">
<draw:frame draw:style-name="fr1" draw:name="Image8" text:anchor-type="as-char" svg:width="6.9236in" svg:height="5.1927in" draw:z-index="0">
<draw:image xlink:href="../Images/liveuamap/2023-04-18T08-29-25/22556973_0.jpg" xlink:type="simple" xlink:show="embed" xlink:actuate="onLoad" draw:mime-type="image/jpeg"/>
</draw:frame>
<draw:frame draw:style-name="fr1" draw:name="Image9" text:anchor-type="as-char" svg:width="6.9236in" svg:height="5.1927in" draw:z-index="0">
<draw:image xlink:href="../Images/liveuamap/2023-04-18T08-29-25/22556973_1.jpg" xlink:type="simple" xlink:show="embed" xlink:actuate="onLoad" draw:mime-type="image/jpeg"/>
</draw:frame>
<draw:frame draw:style-name="fr1" draw:name="Image10" text:anchor-type="as-char" svg:width="6.9236in" svg:height="5.1927in" draw:z-index="0">
<draw:image xlink:href="../Images/liveuamap/2023-04-18T08-29-25/22556973_2.jpg" xlink:type="simple" xlink:show="embed" xlink:actuate="onLoad" draw:mime-type="image/jpeg"/>
</draw:frame>
新闻集链接：<text:a xlink:type="simple" xlink:href="https://liveuamap.com/en/2023/18-april-russian-army-shelled-orikhiv-with-incendiary-ammunition" text:style-name="Internet_20_link" text:visited-style-name="Visited_20_Internet_20_Link">
https://liveuamap.com/en/2023/18-april-russian-army-army-shelled-orikhiv-with-incendiary-mandione</text:a>
</text:p>
      <text:p text:style-name="P4">
News Source: <text:a xlink:type="simple" xlink:href="https://t.me/UkraineNow/31842" text:style-name="Internet_20_link" text:visited-style-name="Visited_20_Internet_20_Link">
https://t.me/UkraineNow/31842</text:a>
</text:p>
      <!--NEWS-->
      <text:h text:style-name="P10" text:outline-level="1">
<text:span text:style-name="T4">
Zaporizka Oblast（18:36）。 红色警报：空中威胁。 警笛声。 立即掩盖！</text:span>
</text:h>
      <text:p text:style-name="P4">
作者: liveuamap (Language: en)</text:p>
      <text:p text:style-name="P4">
时间: 2023-04-18T12:36:00</text:p>
      <text:p text:style-name="P4">
地点: Zaporizka Oblast (Latitude:47.612021 Longtitude:35.765261)</text:p>
      <text:p text:style-name="P4">
视频: []</text:p>
      <text:p text:style-name="P4">
图片: []</text:p>
      <text:p text:style-name="P4">
标签: ["Europe", "Central and Eastern Europe"]</text:p>
      <text:p text:style-name="P4">
Id: 22557027</text:p>
      <!--METADATA-->
      <text:p text:style-name="P4">
Zaporizhzhia地区(18:36). Red Alert: aerial threat. Sirens sounding. Take covernow!</text:p>
      <text:p text:style-name="P4">
News Collection Link: <text:a xlink:type="simple" xlink:href="https://liveuamap.com/en/2023/18-april-zaporizka-oblast1836-red-alert-aeriag" text:style-name="Internet_20_link" text:visited-style-name="Visited_20_Internet_20_Link">
https://liveuamap.com/en/2023/18-april-zaporizka-oblast1836-red-alert-aeriag</text:a>
</text:p>
      <text:p text:style-name="P4">
News Source: <text:a xlink:type="simple" xlink:href="https://t.me/air_alert_ua/43292" text:style-name="Internet_20_link" text:visited-style-name="Visited_20_Internet_20_Link">
https://t.me/air_alert_ua/43292</text:a>
</text:p>
      <!--NEWS-->
      <text:h text:style-name="P10" text:outline-level="1">
<text:span text:style-name="T4">
Donetsk Oblast（19:27）。 红色警报：空中威胁。 警笛声。 立即掩盖！</text:span>
</text:h>
      <text:p text:style-name="P4">
作者: liveuamap (Language: en)</text:p>
      <text:p text:style-name="P4">
时间: 2023-04-18T13:29:00</text:p>
      <text:p text:style-name="P4">
地点: Donetsk Oblast (Latitude:48.72711 Longtitude:37.57926)</text:p>
      <text:p text:style-name="P4">
视频: []</text:p>
      <text:p text:style-name="P4">
图片: []</text:p>
      <text:p text:style-name="P4">
标签: ["Europe", "Central and Eastern Europe"]</text:p>
      <text:p text:style-name="P4">
Id: 22557036</text:p>
      <!--METADATA-->
      <text:p text:style-name="P4">
Donetsk Oblast(19:27). Red Alert: aerial threat. Sirens sounding. Take covernow!</text:p>
      <text:p text:style-name="P4">
News Collection Link: <text:a xlink:type="simple" xlink:href="https://liveuamap.com/en/2023/18-april-donetsk-oblast1927-red-alert-aerial-g" text:style-name="Internet_20_link" text:visited-style-name="Visited_20_Internet_20_Link">
https://liveuamap.com/en/2023/18-april-donetsk-oblast1927-red-alert-aerial-g</text:a>
</text:p>
      <text:p text:style-name="P4">
News Source: <text:a xlink:type="simple" xlink:href="https://t.me/air_alert_ua/43294" text:style-name="Internet_20_link" text:visited-style-name="Visited_20_Internet_20_Link">
https://t.me/air_alert_ua/43294</text:a>
</text:p>
      <!--NEWS-->
      <text:h text:style-name="P10" text:outline-level="1">
<text:span text:style-name="T4">
Dnipro，Dnipropetrovska Oblast（19:41）。 红色警报：空中威胁。 警笛声。 掩护...</text:span>
</text:h>
      <text:p text:style-name="P4">
作者: liveuamap (Language: en)</text:p>
      <text:p text:style-name="P4">
时间: 2023-04-18T13:42:00</text:p>
      <text:p text:style-name="P4">
地点: Dnipro (Latitude:48.46001 Longtitude:35.03947)</text:p>
      <text:p text:style-name="P4">
视频: []</text:p>
      <text:p text:style-name="P4">
图片: []</text:p>
      <text:p text:style-name="P4">
标签: ["Europe", "Central and Eastern Europe"]</text:p>
      <text:p text:style-name="P4">
Id: 22557041</text:p>
      <!--METADATA-->
      <text:p text:style-name="P4">
dnipro，dnipropetrovsk区域(19:41). Red Alert: aerial threat. Sirenssounding. Take cover now!</text:p>
      <text:p text:style-name="P4">
News Collection Link: <text:a xlink:type="simple" xlink:href="https://liveuamap.com/en/2023/18-april-dnipro-dnipropetrovska-oblast1941-reg" text:style-name="Internet_20_link" text:visited-style-name="Visited_20_Internet_20_Link">
https://liveuamap.com/en/2023/18-april-dnipro-dnipropetrovska-oblast1941-reg</text:a>
</text:p>
      <text:p text:style-name="P4">
News Source: <text:a xlink:type="simple" xlink:href="https://t.me/air_alert_ua/43295" text:style-name="Internet_20_link" text:visited-style-name="Visited_20_Internet_20_Link">
https://t.me/air_alert_ua/43295</text:a>
</text:p>
      <!--NEWS-->
      <text:h text:style-name="P10" text:outline-level="1">
<text:span text:style-name="T4">
Kharkiv，Kharkivska Oblast（21:01）。 红色警报：空中威胁。 警笛声。 立即掩盖！</text:span>
</text:h>
      <text:p text:style-name="P4">
作者: liveuamap (Language: en)</text:p>
      <text:p text:style-name="P4">
时间: 2023-04-18T15:01:00</text:p>
      <text:p text:style-name="P4">
地点: Kharkiv (Latitude:49.98081000 Longtitude:36.25272000)</text:p>
      <text:p text:style-name="P4">
视频: []</text:p>
      <text:p text:style-name="P4">
图片: []</text:p>
      <text:p text:style-name="P4">
标签: ["Europe", "Central and Eastern Europe"]</text:p>
      <text:p text:style-name="P4">
Id: 22557043</text:p>
      <!--METADATA-->
      <text:p text:style-name="P4">
哈尔基夫(Kharkiv)，哈尔基夫地区(21:01). Red Alert: aerial threat. Sirens sounding.Take cover now!</text:p>
      <text:p text:style-name="P4">
News Collection Link: <text:a xlink:type="simple" xlink:href="https://liveuamap.com/en/2023/18-april-kharkiv-kharkivska-oblast2101-red-alg" text:style-name="Internet_20_link" text:visited-style-name="Visited_20_Internet_20_Link">
https://liveuamap.com/en/2023/18-april-kharkiv-kharkivska-oblast2101-red-alg</text:a>
</text:p>
      <text:p text:style-name="P4">
News Source: <text:a xlink:type="simple" xlink:href="https://t.me/suspilnekharkiv/23998" text:style-name="Internet_20_link" text:visited-style-name="Visited_20_Internet_20_Link">
https://t.me/suspilnekharkiv/23998</text:a>
</text:p>
      <!--NEWS-->
      <text:h text:style-name="P10" text:outline-level="1">
<text:span text:style-name="T4">
Sumska Oblast（21:03）。 红色警报：空中威胁。 警笛声。 立即掩盖！</text:span>
</text:h>
      <text:p text:style-name="P4">
作者: liveuamap (Language: en)</text:p>
      <text:p text:style-name="P4">
时间: 2023-04-18T15:05:00</text:p>
      <text:p text:style-name="P4">
地点: Sumska Oblast (Latitude:51.00033 Longtitude:33.99879)</text:p>
      <text:p text:style-name="P4">
视频: []</text:p>
      <text:p text:style-name="P4">
图片: []</text:p>
      <text:p text:style-name="P4">
标签: ["Europe", "Central and Eastern Europe"]</text:p>
      <text:p text:style-name="P4">
Id: 22557044</text:p>
      <!--METADATA-->
      <text:p text:style-name="P4">
Sumy地区(21:03). Red Alert: aerial threat. Sirens sounding. Take covernow!</text:p>
      <text:p text:style-name="P4">
News Collection Link: <text:a xlink:type="simple" xlink:href="https://liveuamap.com/en/2023/18-april-sumska-oblast2103-red-alert-aerial-tg" text:style-name="Internet_20_link" text:visited-style-name="Visited_20_Internet_20_Link">
https://liveuamap.com/en/2023/18-april-sumska-oblast2103-red-alert-aerial-tg</text:a>
</text:p>
      <text:p text:style-name="P4">
News Source: <text:a xlink:type="simple" xlink:href="https://t.me/air_alert_ua/43299" text:style-name="Internet_20_link" text:visited-style-name="Visited_20_Internet_20_Link">
https://t.me/air_alert_ua/43299</text:a>
</text:p>
      <!--NEWS-->
      <text:h text:style-name="P10" text:outline-level="1">
<text:span text:style-name="T4">
乌克兰防空击落了Zaporizhzhia的5个Shahed无人机</text:span>
</text:h>
      <text:p text:style-name="P4">
作者: liveuamap (Language: en)</text:p>
      <text:p text:style-name="P4">
时间: 2023-04-18T15:27:41</text:p>
      <text:p text:style-name="P4">
地点: Zaporizhzhia, Zaporiz'ka oblast (Latitude:47.8536 Longtitude:35.17582)</text:p>
      <text:p text:style-name="P4">
视频: []</text:p>
      <text:p text:style-name="P4">
图片: []</text:p>
      <text:p text:style-name="P4">
标签: ["Europe", "Central and Eastern Europe"]</text:p>
      <text:p text:style-name="P4">
Id: 22557045</text:p>
      <!--METADATA-->
      <text:p text:style-name="P4">
乌克兰防空击落了Zaporizhzhia的5个Shahed无人机</text:p>
      <text:p text:style-name="P4">
新闻集链接：<text:a xlink:type="simple" xlink:href="https://liveuamap.com/en/2023/18-april-ukrainian-air-defense-shot-down-5-shahed-drones" text:style-name="Internet_20_link" text:visited-style-name="Visited_20_Internet_20_Link">
https://liveuamap.com/en/2023/18-april-ukrainian-air-defense-shot-down-5own-5-hahed-rones</text:a>
</text:p>
      <text:p text:style-name="P4">
News Source: <text:a xlink:type="simple" xlink:href="https://t.me/suspilnenews/20011" text:style-name="Internet_20_link" text:visited-style-name="Visited_20_Internet_20_Link">
https://t.me/suspilnenews/20011</text:a>
</text:p>
      <!--NEWS-->
      <text:h text:style-name="P10" text:outline-level="1">
<text:span text:style-name="T4">
Building of military enlistment office was damaged as result of suspected drone attack in Nov...</text:span>
</text:h>
      <text:p text:style-name="P4">
作者: liveuamap (Language: en)</text:p>
      <text:p text:style-name="P4">
时间: 2023-04-18T16:24:21</text:p>
      <text:p text:style-name="P4">
地点: Novozybkov, Bryansk (Latitude:52.53343 Longtitude:31.92833)</text:p>
      <text:p text:style-name="P4">
视频: []</text:p>
      <text:p text:style-name="P4">
图片: []</text:p>
      <text:p text:style-name="P4">
标签: ["Russia", "Europe"]</text:p>
      <text:p text:style-name="P4">
Id: 22557046</text:p>
      <!--METADATA-->
      <text:p text:style-name="P4">
由于疑似在布兰斯克地区的诺沃兹布科夫袭击涉嫌袭击的军事入伍办公室的建设受到损害</text:p>
      <text:p text:style-name="P4">
新闻集链接：<text:a xlink:type="simple" xlink:href="https://liveuamap.com/en/2023/18-april-building-of-military-enlistment-office-was-damaged" text:style-name="Internet_20_link" text:visited-style-name="Visited_20_Internet_20_Link">
https://liveuamap.com/en/2023/18-april-building-of-military-enlistment-ristment-office-was-was受损</text:a>
</text:p>
      <text:p text:style-name="P4">
News Source: <text:a xlink:type="simple" xlink:href="https://t.me/bazabazon/17001" text:style-name="Internet_20_link" text:visited-style-name="Visited_20_Internet_20_Link">
https://t.me/bazabazon/17001</text:a>
</text:p>
      <!--NEWS-->
      <text:h text:style-name="P10" text:outline-level="1">
<text:span text:style-name="T4">
乌克兰防空击落了Zaporizhzhia附近的6架Shahed无人机，在Dnipro City附近1个无人机</text:span>
</text:h>
      <text:p text:style-name="P4">
作者: liveuamap (Language: en)</text:p>
      <text:p text:style-name="P4">
时间: 2023-04-18T16:32:31</text:p>
      <text:p text:style-name="P4">
地点: Dnipro (Latitude:48.35306 Longtitude:35.14938)</text:p>
      <text:p text:style-name="P4">
视频: []</text:p>
      <text:p text:style-name="P4">
图片: ["<text:a xlink:type="simple" xlink:href="https://liveuamap.com/pics/2023/04/18/22557047_0.jpg" text:style-name="Internet_20_link" text:visited-style-name="Visited_20_Internet_20_Link">
22557047_0.jpg</text:a>
"]</text:p>
      <text:p text:style-name="P4">
标签: []</text:p>
      <text:p text:style-name="P4">
Id: 22557047</text:p>
      <!--METADATA-->
      <text:p text:style-name="P4">
乌克兰防空击落了Zaporizhzhia附近的6架Shahed无人机和1附近的Dnipro City</text:p>
      <text:p text:style-name="P4">
<draw:frame draw:style-name="fr1" draw:name="Image11" text:anchor-type="as-char" svg:width="6.9236in" svg:height="2.985803in" draw:z-index="0">
<draw:image xlink:href="../Images/liveuamap/2023-04-18T16-32-31/22557047_0.jpg" xlink:type="simple" xlink:show="embed" xlink:actuate="onLoad" draw:mime-type="image/jpeg"/>
</draw:frame>
新闻集链接：<text:a xlink:type="simple" xlink:href="https://liveuamap.com/en/2023/18-april-ukrainian-air-defense-shot-down-6-shahed-drones" text:style-name="Internet_20_link" text:visited-style-name="Visited_20_Internet_20_Link">
https://liveuamap.com/en/2023/18-April-ukrainian-air-defense-shot-down-down-6-shahed-drones</text:a>
</text:p>
      <text:p text:style-name="P4">
News Source: <text:a xlink:type="simple" xlink:href="https://t.me/hyevuy_dnepr/50558" text:style-name="Internet_20_link" text:visited-style-name="Visited_20_Internet_20_Link">
https://t.me/hyevuy_dnepr/50558</text:a>
</text:p>
      <!--NEWS-->
      <text:h text:style-name="P10" text:outline-level="1">
<text:span text:style-name="T4">
Donetsk Oblast（23:03）。 红色警报：空中威胁。 警笛声。 立即掩盖！</text:span>
</text:h>
      <text:p text:style-name="P4">
作者: liveuamap (Language: en)</text:p>
      <text:p text:style-name="P4">
时间: 2023-04-18T17:04:00</text:p>
      <text:p text:style-name="P4">
地点: Donetsk Oblast (Latitude:48.72744 Longtitude:37.5781)</text:p>
      <text:p text:style-name="P4">
视频: []</text:p>
      <text:p text:style-name="P4">
图片: []</text:p>
      <text:p text:style-name="P4">
标签: ["Europe", "Central and Eastern Europe"]</text:p>
      <text:p text:style-name="P4">
Id: 22557048</text:p>
      <!--METADATA-->
      <text:p text:style-name="P4">
Donetsk Oblast(23:03). Red Alert: aerial threat. Sirens sounding. Take covernow!</text:p>
      <text:p text:style-name="P4">
News Collection Link: <text:a xlink:type="simple" xlink:href="https://liveuamap.com/en/2023/18-april-donetsk-oblast2303-red-alert-aerial-g" text:style-name="Internet_20_link" text:visited-style-name="Visited_20_Internet_20_Link">
https://liveuamap.com/en/2023/18-april-donetsk-oblast2303-red-alert-aerial-g</text:a>
</text:p>
      <text:p text:style-name="P4">
News Source: <text:a xlink:type="simple" xlink:href="https://t.me/air_alert_ua/43304" text:style-name="Internet_20_link" text:visited-style-name="Visited_20_Internet_20_Link">
https://t.me/air_alert_ua/43304</text:a>
</text:p>
      <!--NEWS-->
      <text:h text:style-name="P10" text:outline-level="1">
<text:span text:style-name="T4">
Kherson, Khersonska Oblast(00:16). Red Alert: aerial threat. Sirens sounding. Take cover now!</text:span>
</text:h>
      <text:p text:style-name="P4">
作者: liveuamap (Language: en)</text:p>
      <text:p text:style-name="P4">
时间: 2023-04-18T18:18:00</text:p>
      <text:p text:style-name="P4">
地点: Kherson (Latitude:46.65581000 Longtitude:32.61780000)</text:p>
      <text:p text:style-name="P4">
视频: []</text:p>
      <text:p text:style-name="P4">
图片: []</text:p>
      <text:p text:style-name="P4">
标签: ["Europe", "Central and Eastern Europe"]</text:p>
      <text:p text:style-name="P4">
Id: 22557049</text:p>
      <!--METADATA-->
      <text:p text:style-name="P4">
赫尔森，赫森地区(00:16). Red Alert: aerial threat. Sirens sounding.Take cover now!</text:p>
      <text:p text:style-name="P4">
News Collection Link: <text:a xlink:type="simple" xlink:href="https://liveuamap.com/en/2023/18-april-kherson-khersonska-oblast0016-red-alg" text:style-name="Internet_20_link" text:visited-style-name="Visited_20_Internet_20_Link">
https://liveuamap.com/en/2023/18-april-kherson-khersonska-oblast0016-red-alg</text:a>
</text:p>
      <text:p text:style-name="P4">
News Source: <text:a xlink:type="simple" xlink:href="https://t.me/air_alert_ua/43306" text:style-name="Internet_20_link" text:visited-style-name="Visited_20_Internet_20_Link">
https://t.me/air_alert_ua/43306</text:a>
</text:p>
      <!--NEWS-->
      <text:h text:style-name="P10" text:outline-level="1">
<text:span text:style-name="T4">
Odeska Oblast（00:47）。 红色警报：空中威胁。 警笛声。 立即掩盖！</text:span>
</text:h>
      <text:p text:style-name="P4">
作者: liveuamap (Language: en)</text:p>
      <text:p text:style-name="P4">
时间: 2023-04-18T18:48:00</text:p>
      <text:p text:style-name="P4">
地点: Odeska Oblast (Latitude:46.75000000 Longtitude:30.25000000)</text:p>
      <text:p text:style-name="P4">
视频: []</text:p>
      <text:p text:style-name="P4">
图片: []</text:p>
      <text:p text:style-name="P4">
标签: ["Europe", "Central and Eastern Europe"]</text:p>
      <text:p text:style-name="P4">
Id: 22557050</text:p>
      <!--METADATA-->
      <text:p text:style-name="P4">
ODESA地区(00:47). Red Alert: aerial threat. Sirens sounding. Take covernow!</text:p>
      <text:p text:style-name="P4">
News Collection Link: <text:a xlink:type="simple" xlink:href="https://liveuamap.com/en/2023/18-april-odeska-oblast0047-red-alert-aerial-tg" text:style-name="Internet_20_link" text:visited-style-name="Visited_20_Internet_20_Link">
https://liveuamap.com/en/2023/18-april-odeska-oblast0047-red-alert-aerial-tg</text:a>
</text:p>
      <text:p text:style-name="P4">
News Source: <text:a xlink:type="simple" xlink:href="https://t.me/air_alert_ua/43307" text:style-name="Internet_20_link" text:visited-style-name="Visited_20_Internet_20_Link">
https://t.me/air_alert_ua/43307</text:a>
</text:p>
      <!--NEWS-->
      <text:h text:style-name="P10" text:outline-level="1">
<text:span text:style-name="T4">
Donetsk Oblast（01:19）。 红色警报：空中威胁。 警笛声。 立即掩盖！</text:span>
</text:h>
      <text:p text:style-name="P4">
作者: liveuamap (Language: en)</text:p>
      <text:p text:style-name="P4">
时间: 2023-04-18T19:21:00</text:p>
      <text:p text:style-name="P4">
地点: Donetsk Oblast (Latitude:48.72856 Longtitude:37.57819)</text:p>
      <text:p text:style-name="P4">
视频: []</text:p>
      <text:p text:style-name="P4">
图片: []</text:p>
      <text:p text:style-name="P4">
标签: ["Europe", "Central and Eastern Europe"]</text:p>
      <text:p text:style-name="P4">
Id: 22557052</text:p>
      <!--METADATA-->
      <text:p text:style-name="P4">
Donetsk Oblast(01:19). Red Alert: aerial threat. Sirens sounding. Take covernow!</text:p>
      <text:p text:style-name="P4">
News Collection Link: <text:a xlink:type="simple" xlink:href="https://liveuamap.com/en/2023/18-april-donetsk-oblast0119-red-alert-aerial-g" text:style-name="Internet_20_link" text:visited-style-name="Visited_20_Internet_20_Link">
https://liveuamap.com/en/2023/18-april-donetsk-oblast0119-red-alert-aerial-g</text:a>
</text:p>
      <text:p text:style-name="P4">
News Source: <text:a xlink:type="simple" xlink:href="https://t.me/air_alert_ua/43309" text:style-name="Internet_20_link" text:visited-style-name="Visited_20_Internet_20_Link">
https://t.me/air_alert_ua/43309</text:a>
</text:p>
      <!--NEWS-->
      <text:h text:style-name="P10" text:outline-level="1">
<text:span text:style-name="T4">
Zaporizka Oblast（01:22）。 红色警报：空中威胁。 警笛声。 立即掩盖！</text:span>
</text:h>
      <text:p text:style-name="P4">
作者: liveuamap (Language: en)</text:p>
      <text:p text:style-name="P4">
时间: 2023-04-18T19:23:00</text:p>
      <text:p text:style-name="P4">
地点: Zaporizka Oblast (Latitude:47.612861 Longtitude:35.764861)</text:p>
      <text:p text:style-name="P4">
视频: []</text:p>
      <text:p text:style-name="P4">
图片: []</text:p>
      <text:p text:style-name="P4">
标签: ["Europe", "Central and Eastern Europe"]</text:p>
      <text:p text:style-name="P4">
Id: 22557053</text:p>
      <!--METADATA-->
      <text:p text:style-name="P4">
Zaporizhzhia地区(01:22). Red Alert: aerial threat. Sirens sounding. Take covernow!</text:p>
      <text:p text:style-name="P4">
News Collection Link: <text:a xlink:type="simple" xlink:href="https://liveuamap.com/en/2023/18-april-zaporizka-oblast0122-red-alert-aeriag" text:style-name="Internet_20_link" text:visited-style-name="Visited_20_Internet_20_Link">
https://liveuamap.com/en/2023/18-april-zaporizka-oblast0122-red-alert-aeriag</text:a>
</text:p>
      <text:p text:style-name="P4">
News Source: <text:a xlink:type="simple" xlink:href="https://t.me/air_alert_ua/43310" text:style-name="Internet_20_link" text:visited-style-name="Visited_20_Internet_20_Link">
https://t.me/air_alert_ua/43310</text:a>
</text:p>
      <!--NEWS-->
      <text:h text:style-name="P10" text:outline-level="1">
<text:span text:style-name="T4">
Dnipro，Dnipropetrovska Oblast（01:23）。 红色警报：空中威胁。 警笛声。 掩护...</text:span>
</text:h>
      <text:p text:style-name="P4">
作者: liveuamap (Language: en)</text:p>
      <text:p text:style-name="P4">
时间: 2023-04-18T19:25:00</text:p>
      <text:p text:style-name="P4">
地点: Dnipro (Latitude:48.45930000 Longtitude:35.03865000)</text:p>
      <text:p text:style-name="P4">
视频: []</text:p>
      <text:p text:style-name="P4">
图片: []</text:p>
      <text:p text:style-name="P4">
标签: ["Europe", "Central and Eastern Europe"]</text:p>
      <text:p text:style-name="P4">
Id: 22557054</text:p>
      <!--METADATA-->
      <text:p text:style-name="P4">
dnipro，dnipropetrovsk区域(01:23). Red Alert: aerial threat. Sirenssounding. Take cover now!</text:p>
      <text:p text:style-name="P4">
News Collection Link: <text:a xlink:type="simple" xlink:href="https://liveuamap.com/en/2023/18-april-dnipro-dnipropetrovska-oblast0123-reg" text:style-name="Internet_20_link" text:visited-style-name="Visited_20_Internet_20_Link">
https://liveuamap.com/en/2023/18-april-dnipro-dnipropetrovska-oblast0123-reg</text:a>
</text:p>
      <text:p text:style-name="P4">
News Source: <text:a xlink:type="simple" xlink:href="https://t.me/air_alert_ua/43311" text:style-name="Internet_20_link" text:visited-style-name="Visited_20_Internet_20_Link">
https://t.me/air_alert_ua/43311</text:a>
</text:p>
      <!--NEWS-->
      <text:h text:style-name="P10" text:outline-level="1">
<text:span text:style-name="T4">
打击错误信息的中心揭示了每天世界媒体的基本操作</text:span>
</text:h>
      <text:p text:style-name="P4">
作者: ['АРМІЯINFORM']</text:p>
      <text:p text:style-name="P4">
时间: 2023-04-18T35:00:00-04:00</text:p>
      <text:p text:style-name="P4">
描述: 关于Storinzi反对派反对派的研讨会：🔶🔶🔶🔶🔶玛尼普拉伊亚❌...与乌克兰2022年的战争，与乌克兰与乌克兰的最新新闻，《与乌克兰的新闻战争》，与乌克兰2022年的新闻战争，乌克兰和俄罗斯的最后一场战争是战争随着乌克兰的发展，是否会在不久的将来与乌克兰进行战争，今天与乌克兰的战争，今天的乌克兰新闻，乌克兰的乌克兰新闻在俄罗斯的乌克兰媒体将在俄罗斯</text:p>
      <text:p text:style-name="P4">
图片: ['<text:a xlink:type="simple" xlink:href="https://armyinform.com.ua/wp-content/uploads/2023/04/336890260_618355813132124_2867370769798289502_n.jpg" text:style-name="Internet_20_link" text:visited-style-name="Visited_20_Internet_20_Link">
336890260_618355813132124_2867370769798289502_n.jpg</text:a>
']</text:p>
      <text:p text:style-name="P4">
标签: ['STOPRUSSIA', 'АГРЕСІЯ РФ', 'РОСІЙСЬКІ ФЕЙКИ', 'РОСФЕЙКИ', 'ЦПД РНБО']</text:p>
      <text:p text:style-name="P4">
类别: News</text:p>
      <!--METADATA-->
      <text:p text:style-name="P4">
<draw:frame draw:style-name="fr1" draw:name="Image12" text:anchor-type="as-char" svg:width="6.9236in" svg:height="6.9236in" draw:z-index="0">
<draw:image xlink:href="../Images/AРМІЯINFORM/2023-04-18T35-00-00-04-00/336890260_618355813132124_2867370769798289502_n.jpg" xlink:type="simple" xlink:show="embed" xlink:actuate="onLoad" draw:mime-type="image/jpeg"/>
</draw:frame>
关于这个<text:a xlink:type="simple" xlink:href="https://www.facebook.com/protydiyadezinformatsiyi.cpd/posts/pfbid0xbTLyPoQhMwSqXprYZDHURqEbQxEe7hQAgAZqmycyxmTeHiKdhyni1Ws3RfdGrPRl" text:style-name="Internet_20_link" text:visited-style-name="Visited_20_Internet_20_Link">
报告</text:a>
在打击错误信息中心的页面上：</text:p>
      <text:p text:style-name="P4">
🔶操纵</text:p>
      <text:p text:style-name="P4">
❌美国分析师Brian Berletik在他的Twitter页面上写道：“德国是关于人权和主权的讲座，而Yakirlin在乌克兰的纳粹分子武装，该纳粹在2014年被剥夺了美国政变的主权。”</text:p>
      <text:p text:style-name="P4">
🔶错误信息</text:p>
      <text:p text:style-name="P4">
美国美国思想家的美国版写道：“对俄罗斯入侵乌克兰后，对俄罗斯的大规模制裁看起来就像是对现代历史事件的最大错误估计。 …同时，俄罗斯不仅生存，而且蓬勃发展……”</text:p>
      <text:p text:style-name="P4">
🔶错误信息</text:p>
      <text:p text:style-name="P4">
❌美国Exbel Scott Ritter在接受编辑的YouTube频道采访时：“很可能，(Zelensky- ed。)死亡正在等待 - 乌克兰人将反叛他的死亡。 毕竟，这成为目前观察到的乌克兰社会崩溃的体现。”</text:p>
      <text:p text:style-name="P4">
News Source: <text:a xlink:type="simple" xlink:href="https://armyinform.com.ua/2023/04/18/czpd-vyyavyv-osnovni-manipulyacziyi-vid-svitovyh-zmi-za-dobu-2/" text:style-name="Internet_20_link" text:visited-style-name="Visited_20_Internet_20_Link">
https://armyinform.com.ua/2023/04/18/czpd-vyyavyv-osnovni-manipulyacziyi-vid-svitovyh-zmi-za-dobu-2/</text:a>
</text:p>
      <!--NEWS-->
      <text:h text:style-name="P10" text:outline-level="1">
<text:span text:style-name="T4">
如何成为高素质的网络安全专家</text:span>
</text:h>
      <text:p text:style-name="P4">
作者: ['АРМІЯINFORM']</text:p>
      <text:p text:style-name="P4">
时间: 2023-04-18T36:00:00-04:00</text:p>
      <text:p text:style-name="P4">
描述: 我们的Kraina即将在Fakhivtsiv的离开中，建筑物是种族化的抵抗Kiiberzagrosa，...与乌克兰2022年的战争，与乌克兰的战争是今天的最新新闻，这是与乌克兰2022年的新闻，今天将会发生一场战争，将会发生战争在乌克兰和俄罗斯之间以及乌克兰与乌克兰的战争之间，是否会在不久的将来与乌克兰进行战争，今天与乌克兰的战争，今天的乌克兰新闻，乌克兰媒体在俄罗斯的乌克兰新闻，俄罗斯的乌克兰新闻都会参与其中俄语</text:p>
      <text:p text:style-name="P4">
图片: ['<text:a xlink:type="simple" xlink:href="https://armyinform.com.ua/wp-content/uploads/2023/04/336901373_923431365443869_3214118718105429727_n.jpg" text:style-name="Internet_20_link" text:visited-style-name="Visited_20_Internet_20_Link">
336901373_923431365443869_3214118718105429727_n.jpg</text:a>
']</text:p>
      <text:p text:style-name="P4">
标签: ['STOPRUSSIA', 'АГРЕСІЯ РФ', 'ДЕРЖСПЕЦЗВ’ЯЗКУ']</text:p>
      <text:p text:style-name="P4">
类别: News</text:p>
      <!--METADATA-->
      <text:p text:style-name="P4">
<draw:frame draw:style-name="fr1" draw:name="Image13" text:anchor-type="as-char" svg:width="6.9236in" svg:height="6.9236in" draw:z-index="0">
<draw:image xlink:href="../Images/AРМІЯINFORM/2023-04-18T36-00-00-04-00/336901373_923431365443869_3214118718105429727_n.jpg" xlink:type="simple" xlink:show="embed" xlink:actuate="onLoad" draw:mime-type="image/jpeg"/>
</draw:frame>
我国已经需要能够有效抵抗肘的专家，增强国家的网络抵抗，以提供对乌克兰组织和机构的可靠保护。 如何在网络安全领域成为高素质的专家？ 要注意那些想填补网络防御面孔的人吗？ 发展成功职业的能力是什么？</text:p>
      <text:p text:style-name="P4">
✔️质量教育很重要</text:p>
      <text:p text:style-name="P4">
如今，乌克兰的数十家高等教育机构正在为专家做准备。 领先者之一是乌克兰国家技术大学特别传播与保护研究所“ Igor Sikorsky Kyiv理工学院”。 教育机构为艾奥博伦安全部门的其他机构准备了这一数字，尤其是国家通讯秘书处。</text:p>
      <text:p text:style-name="P4">
✔️知识和实践的改善 - 一生</text:p>
      <text:p text:style-name="P4">
技术正在迅速发展。 在网络空间中，不断有新的。 因此，有必要不断学习新的，不断发展实用技能。对资格，培训，课程，参与个人资料会议，研讨会，黑客马拉松，网络剧的教育(例如，例如UA30CTF) - 今天的需求。 顺便说一句，参与此类活动使形成一个专业的约会网络是可能的。</text:p>
      <text:p text:style-name="P4">
✔《外语知识》</text:p>
      <text:p text:style-name="P4">
网络空间没有边界，这是一个全球环境。 因此，今天是网络防御专业人员的强制性要求 - 流利的英语(对几种语言的知识是一个重要的优势). Це допоможе на рівнихспілкуватися з іноземними партнерами, взаємодіяти з фахівцями з інших країн,опрацьовувати потрібну інформацію.</text:p>
      <text:p text:style-name="P4">
Нагадаємо, від 2021 року Держспецзв’язку працює над реформуванням системипідготовки кадрів у сфері кібербезпеки. Триває робота над формуваннямНаціональної рамки кваліфікацій та розробленням професійних стандартів угалузі кібербезпеки та захисту інформації.</text:p>
      <text:p text:style-name="P4">
Джерело: <text:a xlink:type="simple" xlink:href="https://www.facebook.com/dsszzi/posts/pfbid02Nnoe1g9NF9hkp5oGSyjaTvDP1b9AxyQXJgAWxNfsUwKmyQjngbUxBVaZFdgPFSztl" text:style-name="Internet_20_link" text:visited-style-name="Visited_20_Internet_20_Link">
Державна служба спеціального зв’язку та захисту інформаціїУкраїни</text:a>
</text:p>
      <text:p text:style-name="P4">
News Source: <text:a xlink:type="simple" xlink:href="https://armyinform.com.ua/2023/04/18/yak-staty-vysokokvalifikovanym-speczialistom-u-sferi-kiberbezpeky-porady-vid-derzhspeczzvyazku/" text:style-name="Internet_20_link" text:visited-style-name="Visited_20_Internet_20_Link">
https://armyinform.com.ua/2023/04/18/yak-staty-vysokokvalifikovanym-speczialistom-u-sferi-kiberbezpeky-porady-vid-derzhspeczzvyazku/</text:a>
</text:p>
      <!--NEWS-->
      <text:h text:style-name="P10" text:outline-level="1">
<text:span text:style-name="T4">
公务员被邀请参加专门针对克里米亚国家政策的课程</text:span>
</text:h>
      <text:p text:style-name="P4">
作者: ['АРМІЯINFORM']</text:p>
      <text:p text:style-name="P4">
时间: 2023-04-18T37:00:00-04:00</text:p>
      <text:p text:style-name="P4">
描述: 关于ZSU的Facebook-Storansi总部总部：“优先...与乌克兰2022年战争，与乌克兰与乌克兰的最新新闻战争，今天与乌克兰2022年的新闻战争，乌克兰和俄罗斯之间以及俄罗斯之间的战争，什么时候会发生战争，与2022年的战争，乌克兰是否会在不久</text:p>
      <text:p text:style-name="P4">
图片: ['<text:a xlink:type="simple" xlink:href="https://armyinform.com.ua/wp-content/uploads/2023/04/336912814_1247442386211369_9203690377299877067_n.jpg" text:style-name="Internet_20_link" text:visited-style-name="Visited_20_Internet_20_Link">
336912814_1247442386211369_9203690377299877067_n.jpg</text:a>
']</text:p>
      <text:p text:style-name="P4">
标签: ['STOPRUSSIA', 'АГРЕСІЯ РФ', 'АР КРИМ']</text:p>
      <text:p text:style-name="P4">
类别: News</text:p>
      <!--METADATA-->
      <text:p text:style-name="P4">
<draw:frame draw:style-name="fr1" draw:name="Image14" text:anchor-type="as-char" svg:width="6.9236in" svg:height="3.894525in" draw:z-index="0">
<draw:image xlink:href="../Images/AРМІЯINFORM/2023-04-18T37-00-00-04-00/336912814_1247442386211369_9203690377299877067_n.jpg" xlink:type="simple" xlink:show="embed" xlink:actuate="onLoad" draw:mime-type="image/jpeg"/>
</draw:frame>
关于这个<text:a xlink:type="simple" xlink:href="https://www.facebook.com/GeneralStaff.ua/posts/pfbid0rCuUYydCaV8fiSXXNWfiwSaF6RjgLZ5v1d3f2FQig1KfnvjwUcYwSYJ7Q3j57U47l" text:style-name="Internet_20_link" text:visited-style-name="Visited_20_Internet_20_Link">
被引用</text:a>
在武装部队总参谋部的Facebook页面上：</text:p>
      <text:p text:style-name="P4">
“我们建议在临时占领Avastopol和Sevastopol的背景下，为公务员，当地自治的雇员以及政治家的一项教育课程。</text:p>
      <text:p text:style-name="P4">
该课程的目的是使参与者熟悉克里米亚和塞瓦斯托波尔占领领土的国家政策话题，在半岛上发生的事件和过程，以及有关波兰人和重新启动的国家政策这些领土的公民。</text:p>
      <text:p text:style-name="P4">
课程的持续时间和内容：</text:p>
      <text:p text:style-name="P4">
在线课程包括一个介绍性视频，乌克兰语中的10次讲座，塔塔尔字幕的介绍以及带有专家语言评论的其他演讲。 视频讲座的持续时间约为10分钟。 讲座将讲述：</text:p>
      <ul>
        <li>
          <text:p text:style-name="P4">
到2014年，克里米亚半岛的历史和社会经济进程</text:p>
        </li>
        <li>
          <text:p text:style-name="P4">
俄罗斯联邦武装侵略的开始和在2014年维卢塔(Viluta)的克里米亚半岛的临时职业</text:p>
        </li>
        <li>
          <text:p text:style-name="P4">
临时职业期间克里米亚和塞瓦斯托波尔的过程</text:p>
        </li>
        <li>
          <text:p text:style-name="P4">
土著人民和少数民族(社区)：权利与发展</text:p>
        </li>
        <li>
          <text:p text:style-name="P4">
克里米亚自治共和国和塞瓦斯托尔的乌克兰当局在经常职业下的工作</text:p>
        </li>
        <li>
          <text:p text:style-name="P4">
克里米亚半岛的国际政策</text:p>
        </li>
        <li>
          <text:p text:style-name="P4">
关于克里米亚半岛暂时占领的后果的正义</text:p>
        </li>
        <li>
          <text:p text:style-name="P4">
过渡正义作为克服战争后果的工具</text:p>
        </li>
        <li>
          <text:p text:style-name="P4">
塞瓦斯托波尔(Sevastopol)暂时占领领土的占领和重新集成的战略</text:p>
        </li>
        <li>
          <text:p text:style-name="P4">
在改革改革的占领之后，克里米亚半岛及其人口的整合</text:p>
        </li>
      </ul>
      <text:p text:style-name="P4">
另外的英语语言讲座收集了乌克兰个别专家的评论和当局的代表关于克里米亚的评论。”</text:p>
      <text:p text:style-name="P4">
课程<text:a xlink:type="simple" xlink:href="https://courses.zrozumilo.in.ua/courses/course-v1:EEF+EEF-036+March2023/about" text:style-name="Internet_20_link" text:visited-style-name="Visited_20_Internet_20_Link">
参考</text:a>
.</text:p>
      <text:p text:style-name="P4">
News Source: <text:a xlink:type="simple" xlink:href="https://armyinform.com.ua/2023/04/18/derzhsluzhbovczi-zaproshuyutsya-na-prosvitnyczki-kursy-prysvyacheni-derzhavnij-polityczi-shhodo-ar-krym/" text:style-name="Internet_20_link" text:visited-style-name="Visited_20_Internet_20_Link">
https://armyinform.com.ua/2023/04/18/derzhsluzhbovczi-zaproshuyutsya-na-prosvitnyczki-kursy-prysvyacheni-derzhavnij-polityczi-shhodo-ar-krym/</text:a>
</text:p>
      <!--NEWS-->
      <text:h text:style-name="P10" text:outline-level="1">
<text:span text:style-name="T4">
好的“东”展示了我们的后卫如何接受射击训练</text:span>
</text:h>
      <text:p text:style-name="P4">
作者: ['АРМІЯINFORM']</text:p>
      <text:p text:style-name="P4">
时间: 2023-04-18T38:00:00-04:00</text:p>
      <text:p text:style-name="P4">
描述: 关于Facebook-Storansky命令命令“ SCID”：“ Imagno ...与乌克兰2022年的战争，与乌克兰的最新新闻，今天与乌克兰的新闻战争，今天与乌克兰2022年的新闻战，乌克兰和俄罗斯之间以及战争，战争，战争，他们说，与乌克兰的战争将在2022年与乌克兰战争，他们说，在不久的将来，与乌克兰与乌克兰的战争今天，今天的乌克兰新闻，乌克兰新闻，乌克兰媒体在俄罗斯的乌克兰新闻</text:p>
      <text:p text:style-name="P4">
图片: ['<text:a xlink:type="simple" xlink:href="https://armyinform.com.ua/wp-content/uploads/2023/04/342198575_1187900245203311_6062274714751375666_n.jpg" text:style-name="Internet_20_link" text:visited-style-name="Visited_20_Internet_20_Link">
342198575_1187900245203311_6062274714751375666_n.jpg</text:a>
', '<text:a xlink:type="simple" xlink:href="https://armyinform.com.ua/wp-content/uploads/2023/04/342038182_733400888488031_4307217952149483527_n-150x150.jpg" text:style-name="Internet_20_link" text:visited-style-name="Visited_20_Internet_20_Link">
342038182_733400888488031_4307217952149483527_n-150x150.jpg</text:a>
', '<text:a xlink:type="simple" xlink:href="https://armyinform.com.ua/wp-content/uploads/2023/04/342050709_751090789980303_3188951498585019835_n-150x150.jpg" text:style-name="Internet_20_link" text:visited-style-name="Visited_20_Internet_20_Link">
342050709_751090789980303_3188951498585019835_n-150x150.jpg</text:a>
', '<text:a xlink:type="simple" xlink:href="https://armyinform.com.ua/wp-content/uploads/2023/04/342174238_219549364004609_3811483982517275861_n-150x150.jpg" text:style-name="Internet_20_link" text:visited-style-name="Visited_20_Internet_20_Link">
342174238_219549364004609_3811483982517275861_n-150x150.jpg</text:a>
', '<text:a xlink:type="simple" xlink:href="https://armyinform.com.ua/wp-content/uploads/2023/04/342175430_176532738209089_1409909567747661395_n-150x150.jpg" text:style-name="Internet_20_link" text:visited-style-name="Visited_20_Internet_20_Link">
342175430_176532738209089_1409909567747661395_n-150x150.jpg</text:a>
', '<text:a xlink:type="simple" xlink:href="https://armyinform.com.ua/wp-content/uploads/2023/04/342179441_534115655467267_5032366179339861629_n-150x150.jpg" text:style-name="Internet_20_link" text:visited-style-name="Visited_20_Internet_20_Link">
342179441_534115655467267_5032366179339861629_n-150x150.jpg</text:a>
', '<text:a xlink:type="simple" xlink:href="https://armyinform.com.ua/wp-content/uploads/2023/04/342180231_3096736067297706_8456871878706358082_n-150x150.jpg" text:style-name="Internet_20_link" text:visited-style-name="Visited_20_Internet_20_Link">
342180231_3096736067297706_8456871878706358082_n-150x150.jpg</text:a>
', '<text:a xlink:type="simple" xlink:href="https://armyinform.com.ua/wp-content/uploads/2023/04/342190978_742907794294827_3965795347125158339_n-150x150.jpg" text:style-name="Internet_20_link" text:visited-style-name="Visited_20_Internet_20_Link">
342190978_742907794294827_3965795347125158339_n-150x150.jpg</text:a>
', '<text:a xlink:type="simple" xlink:href="https://armyinform.com.ua/wp-content/uploads/2023/04/342196458_756274639359262_2703496395643767149_n-150x150.jpg" text:style-name="Internet_20_link" text:visited-style-name="Visited_20_Internet_20_Link">
342196458_756274639359262_2703496395643767149_n-150x150.jpg</text:a>
', '<text:a xlink:type="simple" xlink:href="https://armyinform.com.ua/wp-content/uploads/2023/04/342205513_927280618417347_5224886455164930485_n-150x150.jpg" text:style-name="Internet_20_link" text:visited-style-name="Visited_20_Internet_20_Link">
342205513_927280618417347_5224886455164930485_n-150x150.jpg</text:a>
']</text:p>
      <text:p text:style-name="P4">
标签: ['STOPRUSSIA', 'АГРЕСІЯ РФ']</text:p>
      <text:p text:style-name="P4">
类别: News</text:p>
      <!--METADATA-->
      <text:p text:style-name="P4">
<draw:frame draw:style-name="fr1" draw:name="Image15" text:anchor-type="as-char" svg:width="6.9236in" svg:height="4.661891in" draw:z-index="0">
<draw:image xlink:href="../Images/AРМІЯINFORM/2023-04-18T38-00-00-04-00/342198575_1187900245203311_6062274714751375666_n.jpg" xlink:type="simple" xlink:show="embed" xlink:actuate="onLoad" draw:mime-type="image/jpeg"/>
</draw:frame>
关于这个<text:a xlink:type="simple" xlink:href="https://www.facebook.com/EastOC/posts/pfbid0TX2s92piemNeLUhVXyG9RAETAcTUH9ysCtQX4GdnAkrBre4oWgDDEC49tTdq83r6l" text:style-name="Internet_20_link" text:visited-style-name="Visited_20_Internet_20_Link">
被引用</text:a>
在操作命令的Facebook页面上：</text:p>
      <text:p text:style-name="P4">
“我们学会获胜!</text:p>
      <text:p text:style-name="P4">
在东方OK的通信服务照片报告中，我们的单位准备了我们的单位。</text:p>
      <text:p text:style-name="P4">
<text:a xlink:type="simple" xlink:href="https://armyinform.com.ua/wp-content/uploads/2023/04/342038182_733400888488031_4307217952149483527_n.jpg" text:style-name="Internet_20_link" text:visited-style-name="Visited_20_Internet_20_Link">
!(Images/AРМІЯINFORM/2023-04-18T38-00-00-04-00/342038182_733400888488031_4307217952149483527_n-150x150.jpg)</text:a>
</text:p>
      <text:p text:style-name="P4">
<text:a xlink:type="simple" xlink:href="https://armyinform.com.ua/wp-content/uploads/2023/04/342050709_751090789980303_3188951498585019835_n.jpg" text:style-name="Internet_20_link" text:visited-style-name="Visited_20_Internet_20_Link">
<draw:frame draw:style-name="fr1" draw:name="Image16" text:anchor-type="as-char" svg:width="6.9236in" svg:height="6.9236in" draw:z-index="0">
<draw:image xlink:href="../Images/AРМІЯINFORM/2023-04-18T38-00-00-04-00/342050709_751090789980303_3188951498585019835_n-150x150.jpg" xlink:type="simple" xlink:show="embed" xlink:actuate="onLoad" draw:mime-type="image/jpeg"/>
</draw:frame>
</text:a>
</text:p>
      <text:p text:style-name="P4">
<text:a xlink:type="simple" xlink:href="https://armyinform.com.ua/wp-content/uploads/2023/04/342174238_219549364004609_3811483982517275861_n.jpg" text:style-name="Internet_20_link" text:visited-style-name="Visited_20_Internet_20_Link">
<draw:frame draw:style-name="fr1" draw:name="Image17" text:anchor-type="as-char" svg:width="6.9236in" svg:height="6.9236in" draw:z-index="0">
<draw:image xlink:href="../Images/AРМІЯINFORM/2023-04-18T38-00-00-04-00/342174238_219549364004609_3811483982517275861_n-150x150.jpg" xlink:type="simple" xlink:show="embed" xlink:actuate="onLoad" draw:mime-type="image/jpeg"/>
</draw:frame>
</text:a>
</text:p>
      <text:p text:style-name="P4">
<text:a xlink:type="simple" xlink:href="https://armyinform.com.ua/wp-content/uploads/2023/04/342175430_176532738209089_1409909567747661395_n.jpg" text:style-name="Internet_20_link" text:visited-style-name="Visited_20_Internet_20_Link">
<draw:frame draw:style-name="fr1" draw:name="Image18" text:anchor-type="as-char" svg:width="6.9236in" svg:height="6.9236in" draw:z-index="0">
<draw:image xlink:href="../Images/AРМІЯINFORM/2023-04-18T38-00-00-04-00/342175430_176532738209089_1409909567747661395_n-150x150.jpg" xlink:type="simple" xlink:show="embed" xlink:actuate="onLoad" draw:mime-type="image/jpeg"/>
</draw:frame>
</text:a>
</text:p>
      <text:p text:style-name="P4">
<text:a xlink:type="simple" xlink:href="https://armyinform.com.ua/wp-content/uploads/2023/04/342179441_534115655467267_5032366179339861629_n.jpg" text:style-name="Internet_20_link" text:visited-style-name="Visited_20_Internet_20_Link">
<draw:frame draw:style-name="fr1" draw:name="Image19" text:anchor-type="as-char" svg:width="6.9236in" svg:height="6.9236in" draw:z-index="0">
<draw:image xlink:href="../Images/AРМІЯINFORM/2023-04-18T38-00-00-04-00/342179441_534115655467267_5032366179339861629_n-150x150.jpg" xlink:type="simple" xlink:show="embed" xlink:actuate="onLoad" draw:mime-type="image/jpeg"/>
</draw:frame>
</text:a>
</text:p>
      <text:p text:style-name="P4">
<text:a xlink:type="simple" xlink:href="https://armyinform.com.ua/wp-content/uploads/2023/04/342180231_3096736067297706_8456871878706358082_n.jpg" text:style-name="Internet_20_link" text:visited-style-name="Visited_20_Internet_20_Link">
<draw:frame draw:style-name="fr1" draw:name="Image20" text:anchor-type="as-char" svg:width="6.9236in" svg:height="6.9236in" draw:z-index="0">
<draw:image xlink:href="../Images/AРМІЯINFORM/2023-04-18T38-00-00-04-00/342180231_3096736067297706_8456871878706358082_n-150x150.jpg" xlink:type="simple" xlink:show="embed" xlink:actuate="onLoad" draw:mime-type="image/jpeg"/>
</draw:frame>
</text:a>
</text:p>
      <text:p text:style-name="P4">
<text:a xlink:type="simple" xlink:href="https://armyinform.com.ua/wp-content/uploads/2023/04/342190978_742907794294827_3965795347125158339_n.jpg" text:style-name="Internet_20_link" text:visited-style-name="Visited_20_Internet_20_Link">
<draw:frame draw:style-name="fr1" draw:name="Image21" text:anchor-type="as-char" svg:width="6.9236in" svg:height="6.9236in" draw:z-index="0">
<draw:image xlink:href="../Images/AРМІЯINFORM/2023-04-18T38-00-00-04-00/342190978_742907794294827_3965795347125158339_n-150x150.jpg" xlink:type="simple" xlink:show="embed" xlink:actuate="onLoad" draw:mime-type="image/jpeg"/>
</draw:frame>
</text:a>
</text:p>
      <text:p text:style-name="P4">
<text:a xlink:type="simple" xlink:href="https://armyinform.com.ua/wp-content/uploads/2023/04/342196458_756274639359262_2703496395643767149_n.jpg" text:style-name="Internet_20_link" text:visited-style-name="Visited_20_Internet_20_Link">
<draw:frame draw:style-name="fr1" draw:name="Image22" text:anchor-type="as-char" svg:width="6.9236in" svg:height="6.9236in" draw:z-index="0">
<draw:image xlink:href="../Images/AРМІЯINFORM/2023-04-18T38-00-00-04-00/342196458_756274639359262_2703496395643767149_n-150x150.jpg" xlink:type="simple" xlink:show="embed" xlink:actuate="onLoad" draw:mime-type="image/jpeg"/>
</draw:frame>
</text:a>
</text:p>
      <text:p text:style-name="P4">
<text:a xlink:type="simple" xlink:href="https://armyinform.com.ua/wp-content/uploads/2023/04/342205513_927280618417347_5224886455164930485_n.jpg" text:style-name="Internet_20_link" text:visited-style-name="Visited_20_Internet_20_Link">
<draw:frame draw:style-name="fr1" draw:name="Image23" text:anchor-type="as-char" svg:width="6.9236in" svg:height="6.9236in" draw:z-index="0">
<draw:image xlink:href="../Images/AРМІЯINFORM/2023-04-18T38-00-00-04-00/342205513_927280618417347_5224886455164930485_n-150x150.jpg" xlink:type="simple" xlink:show="embed" xlink:actuate="onLoad" draw:mime-type="image/jpeg"/>
</draw:frame>
</text:a>
</text:p>
      <text:p text:style-name="P4">
News Source: <text:a xlink:type="simple" xlink:href="https://armyinform.com.ua/2023/04/18/ok-shid-pokazalo-yak-u-nashyh-zahysnykiv-prohodyat-zanyattya-z-vognevoyi-pidgotovky/" text:style-name="Internet_20_link" text:visited-style-name="Visited_20_Internet_20_Link">
https://armyinform.com.ua/2023/04/18/ok-shid-pokazalo-yak-u-nashyh-zahysnykiv-prohodyat-zanyattya-z-vognevoyi-pidgotovky/</text:a>
</text:p>
      <!--NEWS-->
      <text:h text:style-name="P10" text:outline-level="1">
<text:span text:style-name="T4">
Energoatom因俄罗斯侵略而失去了320亿UAH的财产</text:span>
</text:h>
      <text:p text:style-name="P4">
作者: ['АРМІЯINFORM']</text:p>
      <text:p text:style-name="P4">
时间: 2023-04-18T39:00:00-04:00</text:p>
      <text:p text:style-name="P4">
描述: Zbroyno对俄罗斯联邦Mino的侵略的Vnasl- Infrastrustrests Timchosova of odvoved Aershed Aessh ...与乌克兰2022年的战争，与乌克兰的最新新闻，与乌克兰的新闻战争，与乌克兰2022年的新闻战争，乌克兰与乌克兰的最后一场战争，将是乌克兰之间的战争，将在乌克兰之间进行战争，将在战争之间进行战争他们说，俄罗斯以及2022年与乌克兰的战争是否会在不久的将来与乌克兰进行战争，他们说，与乌克兰的战争，今天的乌克兰新闻，乌克兰的新闻，乌克兰媒体在俄罗斯媒体的新闻</text:p>
      <text:p text:style-name="P4">
图片: ['<text:a xlink:type="simple" xlink:href="https://armyinform.com.ua/wp-content/uploads/2023/04/photo1681725970.jpeg" text:style-name="Internet_20_link" text:visited-style-name="Visited_20_Internet_20_Link">
photo1681725970.jpeg</text:a>
']</text:p>
      <text:p text:style-name="P4">
标签: ['STOPRUSSIA', 'АГРЕСІЯ РФ', 'ЕНЕРГОАТОМ']</text:p>
      <text:p text:style-name="P4">
类别: News</text:p>
      <!--METADATA-->
      <text:p text:style-name="P4">
<draw:frame draw:style-name="fr1" draw:name="Image24" text:anchor-type="as-char" svg:width="6.9236in" svg:height="3.808972in" draw:z-index="0">
<draw:image xlink:href="../Images/AРМІЯINFORM/2023-04-18T39-00-00-04-00/photo1681725970.jpeg" xlink:type="simple" xlink:show="embed" xlink:actuate="onLoad" draw:mime-type="image/jpeg"/>
</draw:frame>
由于俄罗斯联邦的武装侵略，暂时占据的Zaporozhye NPP的财产和基础设施以及SE“ Nnegc“ Energoatom”的其他单独单位受到伤害或破坏。</text:p>
      <text:p text:style-name="P4">
根据初步估计，该物业的成本，公司的建筑物，建筑物和锡弗里斯建筑物的成本已经达到320亿UAH。</text:p>
      <text:p text:style-name="P4">
由俄罗斯造成的损失和损失的数量将取决于ZPP的职位，乌克兰运营商返回对所有财产的实际控制以及其全面检查和清单。</text:p>
      <text:p text:style-name="P4">
资料来源：<text:a xlink:type="simple" xlink:href="https://t.me/energoatom_ua/12755" text:style-name="Internet_20_link" text:visited-style-name="Visited_20_Internet_20_Link">
Energoatom</text:a>
</text:p>
      <text:p text:style-name="P4">
News Source: <text:a xlink:type="simple" xlink:href="https://armyinform.com.ua/2023/04/18/energoatom-cherez-rosijsku-agresiyu-vtratyv-majno-na-32-mlrd-grn/" text:style-name="Internet_20_link" text:visited-style-name="Visited_20_Internet_20_Link">
https://armyinform.com.ua/2023/04/18/energoatom-cherez-rosijsku-agresiyu-vtratyv-majno-na-32-mlrd-grn/</text:a>
</text:p>
      <!--NEWS-->
      <text:h text:style-name="P10" text:outline-level="1">
<text:span text:style-name="T4">
在乌克兰，您为IDP创建了免费的在线课程</text:span>
</text:h>
      <text:p text:style-name="P4">
作者: ['АРМІЯINFORM']</text:p>
      <text:p text:style-name="P4">
时间: 2023-04-18T40:00:00-04:00</text:p>
      <text:p text:style-name="P4">
描述: Prometheus在线平台的推翻已经存储了无薪的内部财富...与乌克兰2022年的战争，与乌克兰的最新新闻，今天与乌克兰的新闻战争，今天与乌克兰2022年的新闻战，乌克兰和俄罗斯之间以及俄罗斯之间以及何时会发生战争，他们在2022年与乌克兰与乌克兰的战争，无论是否将在不久</text:p>
      <text:p text:style-name="P4">
图片: ['<text:a xlink:type="simple" xlink:href="https://armyinform.com.ua/wp-content/uploads/2023/02/minre.jpg" text:style-name="Internet_20_link" text:visited-style-name="Visited_20_Internet_20_Link">
minre.jpg</text:a>
']</text:p>
      <text:p text:style-name="P4">
标签: ['STOPRUSSIA', 'АГРЕСІЯ РФ', 'ВПО']</text:p>
      <text:p text:style-name="P4">
类别: News</text:p>
      <!--METADATA-->
      <text:p text:style-name="P4">
<draw:frame draw:style-name="fr1" draw:name="Image25" text:anchor-type="as-char" svg:width="6.9236in" svg:height="5.1927in" draw:z-index="0">
<draw:image xlink:href="../Images/AРМІЯINFORM/2023-04-18T40-00-00-04-00/minre.jpg" xlink:type="simple" xlink:show="embed" xlink:actuate="onLoad" draw:mime-type="image/jpeg"/>
</draw:frame>
普罗米修斯的在线教育平台为内部流离失所者创建了免费的培训课程。</text:p>
      <text:p text:style-name="P4">
关于它<text:a xlink:type="simple" xlink:href="https://www.facebook.com/MReintegration/posts/pfbid0TjNbxhU9ijUZniaja4rbdwjHKiRtPVihhEsQsFNmQ8gWMLUy7FKP4WgeBWjULqaTl" text:style-name="Internet_20_link" text:visited-style-name="Visited_20_Internet_20_Link">
报告</text:a>
乌克兰暂时占领领土的重新融入部。</text:p>
      <text:p text:style-name="P4">
▪资址是由公共组织的专家开发的，这些公共组织的专家照顾了战争中的人的权利。</text:p>
      <text:p text:style-name="P4">
▪资金平台收集了有关社会保证，法律建议，医疗支持，就业和教育的有用信息。</text:p>
      <text:p text:style-name="P4">
▪qmed教育课程将帮助内部流离失所者更快地整合到Novigromades中。</text:p>
      <text:p text:style-name="P4">
▪资点不仅对IDP，而且对能够为内部流离失所者提供帮助，咨询和支持的组织都有用。</text:p>
      <text:p text:style-name="P4">
▪可以通过进行[链接]来建立培训课程(https://docs.google.com/forms/d/e/1FAIpQLSepl78swZb_Ceg9U_Snhuu1VWBIMmmYOGtVIecJKyqu1Ie5mg/viewform?fbclid=IwAR3MsVfAeE3uO2r5fEkb5gdJOZLsLF5WDQPtw8cZKxlDlgqxQfAPLHenH-I).</text:p>
      <text:p text:style-name="P4">
News Source: <text:a xlink:type="simple" xlink:href="https://armyinform.com.ua/2023/04/18/v-ukrayini-stvoryly-bezkoshtovnyj-onlajn-kurs-dlya-vpo/" text:style-name="Internet_20_link" text:visited-style-name="Visited_20_Internet_20_Link">
https://armyinform.com.ua/2023/04/18/v-ukrayini-stvoryly-bezkoshtovnyj-onlajn-kurs-dlya-vpo/</text:a>
</text:p>
      <!--NEWS-->
      <text:h text:style-name="P10" text:outline-level="1">
<text:span text:style-name="T4">
国防军的航空在敌人的集中区打了12次跳动</text:span>
</text:h>
      <text:p text:style-name="P4">
作者: ['АРМІЯINFORM']</text:p>
      <text:p text:style-name="P4">
时间: 2023-04-18T41:00:00-04:00</text:p>
      <text:p text:style-name="P4">
描述: 关于TSE在Facebook，ZSU的总参谋部。 国防军的阿维奇亚（Aviacii）过去...与乌克兰2022年的战争，与乌克兰的最新新闻，与乌克兰的新闻战争，2022年的新闻战争，今天的最后一场战争将在乌克兰和俄罗斯之间发生战争，当与乌克兰的战争将是是否将是不久的是，是否会在不久的将来与乌克兰的战争说，与乌克兰的战争，今天的乌克兰新闻，乌克兰新闻，乌克兰媒体的新闻</text:p>
      <text:p text:style-name="P4">
图片: ['<text:a xlink:type="simple" xlink:href="https://armyinform.com.ua/wp-content/uploads/2022/09/aviacziya-ps-zsu-zavdara-udariv.jpg" text:style-name="Internet_20_link" text:visited-style-name="Visited_20_Internet_20_Link">
aviacziya-ps-zsu-zavdara-udariv.jpg</text:a>
']</text:p>
      <text:p text:style-name="P4">
标签: ['STOPRUSSIA', 'ВТРАТИ ВОРОГА', 'ХРОНІКА ОБОРОНИ']</text:p>
      <text:p text:style-name="P4">
类别: News</text:p>
      <!--METADATA-->
      <text:p text:style-name="P4">
<draw:frame draw:style-name="fr1" draw:name="Image26" text:anchor-type="as-char" svg:width="6.9236in" svg:height="4.49457in" draw:z-index="0">
<draw:image xlink:href="../Images/AРМІЯINFORM/2023-04-18T41-00-00-04-00/aviacziya-ps-zsu-zavdara-udariv.jpg" xlink:type="simple" xlink:show="embed" xlink:actuate="onLoad" draw:mime-type="image/jpeg"/>
</draw:frame>
说明性照片<text:span text:style-name="T4">
🔥俄罗斯完成的情况</text:span>
</text:p>
      <text:p text:style-name="P4">
在Facebook上关于它<text:a xlink:type="simple" xlink:href="https://www.facebook.com/GeneralStaff.ua/posts/pfbid02Z22xqoWEzEeRLsAXBrvmMLAEC1Kq7piD4F2WK9M3qHcrjKQbC7h74CwirrTkDKeHl" text:style-name="Internet_20_link" text:visited-style-name="Visited_20_Internet_20_Link">
报告</text:a>
武装部队的总人员。</text:p>
      <text:p text:style-name="P4">
在过去的24小时内，国防军的航空在个人工作人员和军事设备集中的领域中取得了12次。 也拍摄了梅林型侦察重复。</text:p>
      <text:p text:style-name="P4">
导弹和​​炮兵部门袭击了敌人的活着的两个地区，武器和军事装备，以及敌人的放射性斗争的1个站。</text:p>
      <text:p text:style-name="P4">
News Source: <text:a xlink:type="simple" xlink:href="https://armyinform.com.ua/2023/04/18/aviacziya-syl-oborony-zavdala-12-udariv-po-rajonah-zoseredzhennya-voroga/" text:style-name="Internet_20_link" text:visited-style-name="Visited_20_Internet_20_Link">
https://armyinform.com.ua/2023/04/18/aviacziya-syl-oborony-zavdala-12-udariv-po-rajonah-zoseredzhennya-voroga/</text:a>
</text:p>
      <!--NEWS-->
      <text:h text:style-name="P10" text:outline-level="1">
<text:span text:style-name="T4">
CPD告知Roszma在一天中宣传的主要叙述</text:span>
</text:h>
      <text:p text:style-name="P4">
作者: ['АРМІЯINFORM']</text:p>
      <text:p text:style-name="P4">
时间: 2023-04-18T42:00:00-04:00</text:p>
      <text:p text:style-name="P4">
描述: 关于obdiga -format的Tselomlya中心：“宣传家Keosayan ...与乌克兰2022年的战争，与乌克兰与乌克兰的最新新闻，《与乌克兰的新闻战争》，今天的《新闻战》，今天的最后一场战争，乌克兰和俄罗斯和俄罗斯之间以及俄罗斯和俄罗斯之间的战争，与乌克兰与乌克兰的战争将是不可行</text:p>
      <text:p text:style-name="P4">
图片: ['<text:a xlink:type="simple" xlink:href="https://armyinform.com.ua/wp-content/uploads/2023/04/336900720_636363318503093_1687779996172652484_n.jpg" text:style-name="Internet_20_link" text:visited-style-name="Visited_20_Internet_20_Link">
336900720_636363318503093_1687779996172652484_n.jpg</text:a>
']</text:p>
      <text:p text:style-name="P4">
标签: ['STOPRUSSIA', 'АГРЕСІЯ РФ', 'РОСІЙСЬКІ ФЕЙКИ', 'РОСФЕЙКИ', 'ЦПД РНБО']</text:p>
      <text:p text:style-name="P4">
类别: News</text:p>
      <!--METADATA-->
      <text:p text:style-name="P4">
<draw:frame draw:style-name="fr1" draw:name="Image27" text:anchor-type="as-char" svg:width="6.9236in" svg:height="6.9236in" draw:z-index="0">
<draw:image xlink:href="../Images/AРМІЯINFORM/2023-04-18T42-00-00-04-00/336900720_636363318503093_1687779996172652484_n.jpg" xlink:type="simple" xlink:show="embed" xlink:actuate="onLoad" draw:mime-type="image/jpeg"/>
</draw:frame>
关于这个<text:a xlink:type="simple" xlink:href="https://www.facebook.com/protydiyadezinformatsiyi.cpd/posts/pfbid0VbGnAw9Uwzon2UyG2TvQsbfEQmeUi2TXrSCJA9jopkcYx6ep8Fj4YiGi5hpzdMf6l" text:style-name="Internet_20_link" text:visited-style-name="Visited_20_Internet_20_Link">
报告</text:a>
在打击错误信息中心的页面上：</text:p>
      <text:p text:style-name="P4">
“宣传家Keoosyan表示，据乌克兰人的“兄弟人”的短语“领带”。 她似乎使人们感到困惑。</text:p>
      <text:p text:style-name="P4">
他还补充说，俄罗斯人在“他们的“乌克兰”和“普世邪恶”的“乌克兰”领域作战。</text:p>
      <text:p text:style-name="P4">
用这些话来说，Keosan摧毁了Rospropaganda关于“乌克兰的兄弟-in -law”的长期叙述。</text:p>
      <text:p text:style-name="P4">
这位耻辱的宣传员也开始证明瓦格纳PEC和平乌克兰恐怖分子的谋杀案是合理的，尽管早些时候普京媒体都表示俄罗斯人无法犯下此类罪行</text:p>
      <text:p text:style-name="P4">
新叙述的诞生表明，所有先前的叙述都不是克里姆林宫的理由。 同样，很可能有证据表明俄罗斯正试图为大规模动员俄罗斯创造一个新的时刻。”</text:p>
      <text:p text:style-name="P4">
News Source: <text:a xlink:type="simple" xlink:href="https://armyinform.com.ua/2023/04/18/czpd-informuye-pro-osnovnyj-naratyv-shho-za-dobu-prosuvaly-roszmi-2/" text:style-name="Internet_20_link" text:visited-style-name="Visited_20_Internet_20_Link">
https://armyinform.com.ua/2023/04/18/czpd-informuye-pro-osnovnyj-naratyv-shho-za-dobu-prosuvaly-roszmi-2/</text:a>
</text:p>
      <!--NEWS-->
      <text:h text:style-name="P10" text:outline-level="1">
<text:span text:style-name="T4">
Bakhmut和Marinka留在Donetsk地区的Donetsk地区</text:span>
</text:h>
      <text:p text:style-name="P4">
作者: ['АРМІЯINFORM']</text:p>
      <text:p text:style-name="P4">
时间: 2023-04-18T43:00:00-04:00</text:p>
      <text:p text:style-name="P4">
描述: 关于TSE在Facebook，ZSU的总参谋部。 对手备受了高度批准，...与乌克兰2022年的战争，与乌克兰的战争是今天的最新消息，今天与乌克兰2022年的新闻战争，今天的最后一场新闻，乌克兰和俄罗斯和俄罗斯之间以及何时，乌克兰和乌克兰战争。与乌克兰的战争将是，这将是，这将是，是否在不久的将来与乌克兰的战争是否说，与乌克兰的战争，今天的乌克兰新闻，乌克兰新闻，乌克兰媒体在俄罗斯的乌克兰新闻</text:p>
      <text:p text:style-name="P4">
图片: ['<text:a xlink:type="simple" xlink:href="https://armyinform.com.ua/wp-content/uploads/2023/04/artylerysty.jpg" text:style-name="Internet_20_link" text:visited-style-name="Visited_20_Internet_20_Link">
artylerysty.jpg</text:a>
']</text:p>
      <text:p text:style-name="P4">
标签: ['STOPRUSSIA', 'АГРЕСІЯ РФ']</text:p>
      <text:p text:style-name="P4">
类别: News</text:p>
      <!--METADATA-->
      <text:p text:style-name="P4">
<draw:frame draw:style-name="fr1" draw:name="Image28" text:anchor-type="as-char" svg:width="6.9236in" svg:height="4.615733in" draw:z-index="0">
<draw:image xlink:href="../Images/AРМІЯINFORM/2023-04-18T43-00-00-04-00/artylerysty.jpg" xlink:type="simple" xlink:show="embed" xlink:actuate="onLoad" draw:mime-type="image/jpeg"/>
</draw:frame>
说明性照片<text:span text:style-name="T4">
🔥俄罗斯入侵的情况</text:span>
</text:p>
      <text:p text:style-name="P4">
在Facebook上关于它<text:a xlink:type="simple" xlink:href="https://www.facebook.com/GeneralStaff.ua/posts/pfbid02Z22xqoWEzEeRLsAXBrvmMLAEC1Kq7piD4F2WK9M3qHcrjKQbC7h74CwirrTkDKeHl" text:style-name="Internet_20_link" text:visited-style-name="Visited_20_Internet_20_Link">
报告</text:a>
武装部队的总人员。</text:p>
      <text:p text:style-name="P4">
敌人遭受了巨大的损失，但继续集中在库平，莱曼，巴赫穆特，阿夫迪夫和玛丽斯基的进攻行动的主要努力。 积极应用运营的军队航空。 白天，在正面的这些地区，敌人攻击了70次攻击。 Bakhmut Tamarinka仍然是战斗的中心。</text:p>
      <text:p text:style-name="P4">
News Source: <text:a xlink:type="simple" xlink:href="https://armyinform.com.ua/2023/04/18/na-donechchyni-v-epiczentri-bojovyh-dij-zalyshayutsya-bahmut-ta-maryinka/" text:style-name="Internet_20_link" text:visited-style-name="Visited_20_Internet_20_Link">
https://armyinform.com.ua/2023/04/18/na-donechchyni-v-epiczentri-bojovyh-dij-zalyshayutsya-bahmut-ta-maryinka/</text:a>
</text:p>
      <!--NEWS-->
      <text:h text:style-name="P10" text:outline-level="1">
<text:span text:style-name="T4">
国防军淘汰了近500名入侵者，摧毁了6个手工系统和11个BBM</text:span>
</text:h>
      <text:p text:style-name="P4">
作者: ['АРМІЯINFORM']</text:p>
      <text:p text:style-name="P4">
时间: 2023-04-18T44:00:00-04:00</text:p>
      <text:p text:style-name="P4">
描述: Zagalni Boyov，在02/24/22到04/18/23 Orintovo成为：...与乌克兰2022的战争，与乌克兰的战争，今天与乌克兰的最新消息，与乌克兰的新闻战争，今天与乌克兰的新闻战争持续了过去，将会有一个乌克兰和俄罗斯之间的战争，以及2022年与乌克兰战争时，这将是与否，他们说，在不久的将来，将与乌克兰发生战争，他们说，与乌克兰的战争，今天的乌克兰新闻，乌克兰媒体的新闻，乌克兰新闻在俄罗斯</text:p>
      <text:p text:style-name="P4">
图片: ['<text:a xlink:type="simple" xlink:href="https://armyinform.com.ua/wp-content/uploads/2023/04/967fefcc-9253-4931-8485-5c7102beb94c-scaled.jpg" text:style-name="Internet_20_link" text:visited-style-name="Visited_20_Internet_20_Link">
967fefcc-9253-4931-8485-5c7102beb94c-scaled.jpg</text:a>
']</text:p>
      <text:p text:style-name="P4">
标签: ['STOPRUSSIA', 'АГРЕСІЯ РФ', 'ВТОРГНЕННЯ РФ', 'ВТРАТИ ВОРОГА', 'ГШ ЗСУ']</text:p>
      <text:p text:style-name="P4">
类别: News</text:p>
      <!--METADATA-->
      <text:p text:style-name="P4">
<draw:frame draw:style-name="fr1" draw:name="Image29" text:anchor-type="as-char" svg:width="6.9236in" svg:height="6.981297in" draw:z-index="0">
<draw:image xlink:href="../Images/AРМІЯINFORM/2023-04-18T44-00-00-04-00/967fefcc-9253-4931-8485-5c7102beb94c-scaled.jpg" xlink:type="simple" xlink:show="embed" xlink:actuate="onLoad" draw:mime-type="image/jpeg"/>
</draw:frame>
敌人从24.02.22到18.04.23的全面战斗损失将定向：</text:p>
      <text:p text:style-name="P4">
<text:span text:style-name="T4">
<text:span text:style-name="T5">
人员 -  </text:span>
* 183130(+470)淘汰的人</text:span>
<text:span text:style-name="T5">
坦克 -  </text:span>
<text:span text:style-name="T5">
 3661(+1)</text:span>
<text:span text:style-name="T4">
战斗装甲车 -  </text:span>
 7098(+11)<text:span text:style-name="T4">
<text:span text:style-name="T5">
炮兵系统 -  </text:span>
<text:span text:style-name="T5">
 2810(+6)</text:span>
 </text:span>
 rszv- <text:span text:style-name="T4">
 538(0)</text:span>
<text:span text:style-name="T5">
防防防防防空防 -  </text:span>
<text:span text:style-name="T5">
 285(0)</text:span>
<text:span text:style-name="T4">
飞机 -  </text:span>
 308(0)<text:span text:style-name="T4">
<text:span text:style-name="T5">
直升机 -  </text:span>
* 293(0)</text:span>
<text:span text:style-name="T5">
无人机手术战术水平 -  </text:span>
<text:span text:style-name="T5">
 2353(+6)</text:span>
<text:span text:style-name="T4">
有翼的导弹 -  </text:span>
 911(0)<text:span text:style-name="T4">
<text:span text:style-name="T5">
船 /船 -  </text:span>
* 18(0)</text:span>
<text:span text:style-name="T5">
汽车设备和坦克 -  </text:span>
<text:span text:style-name="T5">
 5676(+4)</text:span>
<text:span text:style-name="T4">
特殊技术 -  </text:span>
 330(+2)指定数据...</text:p>
      <text:p text:style-name="P4">
击败占用者!让我们一起赢!我们的力量真实!</text:p>
      <text:p text:style-name="P4">
<text:span text:style-name="T4">
资料来源：</text:span>
 <text:a xlink:type="simple" xlink:href="https://www.facebook.com/GeneralStaff.ua" text:style-name="Internet_20_link" text:visited-style-name="Visited_20_Internet_20_Link">
武装部队总参谋部</text:a>
截至18.04.23。</text:p>
      <text:p text:style-name="P4">
News Source: <text:a xlink:type="simple" xlink:href="https://armyinform.com.ua/2023/04/18/syly-oborony-likviduvaly-majzhe-500-okupantiv-znyshhyly-6-artsystem-ta-11-bbm/" text:style-name="Internet_20_link" text:visited-style-name="Visited_20_Internet_20_Link">
https://armyinform.com.ua/2023/04/18/syly-oborony-likviduvaly-majzhe-500-okupantiv-znyshhyly-6-artsystem-ta-11-bbm/</text:a>
</text:p>
      <!--NEWS-->
      <text:h text:style-name="P10" text:outline-level="1">
<text:span text:style-name="T4">
在下一个“拉姆斯泰”的前夕，乌克兰和美国国防部长进行了交谈</text:span>
</text:h>
      <text:p text:style-name="P4">
作者: ['АРМІЯINFORM']</text:p>
      <text:p text:style-name="P4">
时间: 2023-04-18T45:00:00-04:00</text:p>
      <text:p text:style-name="P4">
描述: 美国对美国劳埃德·奥斯汀（Lloyd Ostin）的辩护是由乌克兰奥勒克斯姆（Oleksaym）的辩护出现的...与乌克兰2022年的战争，与乌克兰的最新新闻，今天与乌克兰的新闻战争，今天与乌克兰2022年上次与乌克兰战争，乌克兰和俄罗斯和俄罗斯和俄罗斯和俄罗斯和俄罗斯与俄罗斯和俄罗斯之间的战争将会当他们在不久的将来与乌克兰与乌克兰的战争在2022年与乌克兰的战争时，他们说，与乌克兰的战争，今天的乌克兰的战争，今天的乌克兰新闻，乌克兰媒体在俄罗斯的乌克兰新闻</text:p>
      <text:p text:style-name="P4">
图片: ['<text:a xlink:type="simple" xlink:href="https://armyinform.com.ua/wp-content/uploads/2023/04/c199c8be-2962-4619-8cf0-a0ef732649e2_w1080_h608.jpg" text:style-name="Internet_20_link" text:visited-style-name="Visited_20_Internet_20_Link">
c199c8be-2962-4619-8cf0-a0ef732649e2_w1080_h608.jpg</text:a>
']</text:p>
      <text:p text:style-name="P4">
标签: ['ЛЛОЙД ОСТІН', 'МІНІСТР ОБОРОНИ УКРАЇНИ ОЛЕКСІЙ РЕЗНІКОВ', 'РАМШТАЙН']</text:p>
      <text:p text:style-name="P4">
类别: News</text:p>
      <!--METADATA-->
      <text:p text:style-name="P4">
<draw:frame draw:style-name="fr1" draw:name="Image30" text:anchor-type="as-char" svg:width="6.9236in" svg:height="3.89773in" draw:z-index="0">
<draw:image xlink:href="../Images/AРМІЯINFORM/2023-04-18T45-00-00-04-00/c199c8be-2962-4619-8cf0-a0ef732649e2_w1080_h608.jpg" xlink:type="simple" xlink:show="embed" xlink:actuate="onLoad" draw:mime-type="image/jpeg"/>
</draw:frame>
美国国防部长劳埃德·奥斯丁(Lloyd Austin)与塔利基·雷兹尼科夫(Talekhi Reznikov)与乌克兰国防部长进行了交谈，讨论了乌克兰国防联系小组会议前夕的优先事项[将于<text:a xlink:type="simple" xlink:href="https://armyinform.com.ua/2023/04/14/stala-vidoma-data-nastupnoyi-zustrichi-kontaktnoyi-grupy-z-pytan-oborony-ukrayiny-u-formati-ramshtajn/" text:style-name="Internet_20_link" text:visited-style-name="Visited_20_Internet_20_Link">
将发生</text:a>
本周在德国的拉姆斯坦空军基地。</text:p>
      <text:p text:style-name="P4">
关于它<text:a xlink:type="simple" xlink:href="https://www.defense.gov/News/Releases/Release/Article/3365295/readout-of-secretary-of-defense-lloyd-j-austin-iiis-call-with-ukrainian-ministe/" text:style-name="Internet_20_link" text:visited-style-name="Visited_20_Internet_20_Link">
报告</text:a>
五角大楼新闻服务。</text:p>
      <text:p text:style-name="P4">
劳埃德·奥斯汀(Lloyd Austin)一直在为协调安全援助而感到悲伤的一年后，在拉姆斯汀举行的会议将庆祝，该组织现在已经收集了大约五十个国家以支持乌克兰。</text:p>
      <text:p text:style-name="P4">
两位领导人都承诺保持密切联系。</text:p>
      <text:p text:style-name="P4">
News Source: <text:a xlink:type="simple" xlink:href="https://armyinform.com.ua/2023/04/18/naperedodni-chergovogo-ramshtajnu-vidbulasya-rozmova-ministriv-oborony-ukrayiny-ta-ssha/" text:style-name="Internet_20_link" text:visited-style-name="Visited_20_Internet_20_Link">
https://armyinform.com.ua/2023/04/18/naperedodni-chergovogo-ramshtajnu-vidbulasya-rozmova-ministriv-oborony-ukrayiny-ta-ssha/</text:a>
</text:p>
      <!--NEWS-->
      <text:h text:style-name="P10" text:outline-level="1">
<text:span text:style-name="T4">
波兰将帮助调查乌克兰的种族灭绝案件</text:span>
</text:h>
      <text:p text:style-name="P4">
作者: ['АРМІЯINFORM']</text:p>
      <text:p text:style-name="P4">
时间: 2023-04-18T46:00:00-04:00</text:p>
      <text:p text:style-name="P4">
描述: 检察官的波兰办公室是时间前的罗斯达瓦蒂·维帕迪（Rossldavati Vipado）种族灭绝，pid hacd ...与乌克兰2022年的战争，与乌克兰的最新新闻，今天与乌克兰的新闻战争，乌克兰2022年，乌克兰和俄罗斯之间的战争将会当与乌克兰的战争将在不久的将来与乌克兰发生战争时，今天与乌克兰的战争，今天与乌克兰的战争，今天的乌克兰新闻，乌克兰的乌克兰媒体新闻俄罗斯的乌克兰新闻将在俄罗斯</text:p>
      <text:p text:style-name="P4">
图片: ['<text:a xlink:type="simple" xlink:href="https://armyinform.com.ua/wp-content/uploads/2023/04/ukrpol-26922.jpg" text:style-name="Internet_20_link" text:visited-style-name="Visited_20_Internet_20_Link">
ukrpol-26922.jpg</text:a>
']</text:p>
      <text:p text:style-name="P4">
标签: ['STOPRUSSIA', 'ВІЙСЬКОВІ ПРОКУРОРИ', 'ГЕНОЦИД', 'ПОЛЬЩА']</text:p>
      <text:p text:style-name="P4">
类别: News</text:p>
      <!--METADATA-->
      <text:p text:style-name="P4">
<draw:frame draw:style-name="fr1" draw:name="Image31" text:anchor-type="as-char" svg:width="6.9236in" svg:height="3.893308in" draw:z-index="0">
<draw:image xlink:href="../Images/AРМІЯINFORM/2023-04-18T46-00-00-04-00/ukrpol-26922.jpg" xlink:type="simple" xlink:show="embed" xlink:actuate="onLoad" draw:mime-type="image/jpeg"/>
</draw:frame>
波兰国家检察官办公室将有助于调查种族灭绝案，这发生在俄罗斯对乌克兰的入侵者中发生的情况。</text:p>
      <text:p text:style-name="P4">
关于它<text:a xlink:type="simple" xlink:href="https://www.gov.pl/web/prokuratura-krajowa/miedzynarodowy-zespol-sledczy-jit-bedzie-badal-przypadki-ludobojstwa-w-zwiazku-z-napascia-rosji-na-ukraine" text:style-name="Internet_20_link" text:visited-style-name="Visited_20_Internet_20_Link">
报告</text:a>
由于联合调查小组成员的调查针对乌克兰的艰难国际射线调查，波兰国家检察官办公室。</text:p>
      <text:p text:style-name="P4">
据一个联合调查小组称，波兰·达里乌斯·巴尔斯基(Poland Dariusz Barski)的国家检察官在维尔纽斯签署了一项协议。(吉特)种族灭绝将调查可能发生或随着俄罗斯对乌克兰的袭击发生的情况。</text:p>
      <text:p text:style-name="P4">
“在波兰检察官办公室的框架内，该案是由Mazowietsky Ovid检察官在MAZOWIETSKY ORVICENT的调查小组调查，该案件是通过裁定华沙的国家检察官办公室(该机构安全和警察的工作人员)进行的。 乌克兰对面俄罗斯侵略的波兰调查于2022年2月28日开幕。”</text:p>
      <text:p text:style-name="P4">
值得注意的是，波兰检察官支持与乌克兰检察官办公室和联合国际调查小组的其他成员的持续联系。讨论了团队成员的工作结果。</text:p>
      <text:p text:style-name="P4">
News Source: <text:a xlink:type="simple" xlink:href="https://armyinform.com.ua/2023/04/18/polshha-dopomozhe-rozsliduvaty-vypadky-genoczydu-v-ukrayini/" text:style-name="Internet_20_link" text:visited-style-name="Visited_20_Internet_20_Link">
https://armyinform.com.ua/2023/04/18/polshha-dopomozhe-rozsliduvaty-vypadky-genoczydu-v-ukrayini/</text:a>
</text:p>
      <!--NEWS-->
      <text:h text:style-name="P10" text:outline-level="1">
<text:span text:style-name="T4">
在库皮斯克（Kupyansk）和利曼（Liman）的指示中，占领者试图采取进攻行动，但没有成功 - 亚历山大·赛尔斯基（Alexander Syrsky）</text:span>
</text:h>
      <text:p text:style-name="P4">
作者: ['АРМІЯINFORM']</text:p>
      <text:p text:style-name="P4">
时间: 2023-04-18T47:00:00-04:00</text:p>
      <text:p text:style-name="P4">
描述: 敌人在基尔科克光线上领先前进。 Bilshosti上的啤酒 -  Vorozhis ...与乌克兰2022年的战争，与乌克兰的最新新闻，今天与乌克兰的新闻战争，今天的最后一次战争，今天将发生战争，是否将是，是否将在不久的将来与乌克兰的战争，今天与乌克兰的战争，今天的乌克兰新闻，乌克兰新闻，乌克兰媒体的俄罗斯媒体</text:p>
      <text:p text:style-name="P4">
图片: ['<text:a xlink:type="simple" xlink:href="https://armyinform.com.ua/wp-content/uploads/2023/04/photo_5328007231515509458_y.jpg" text:style-name="Internet_20_link" text:visited-style-name="Visited_20_Internet_20_Link">
photo_5328007231515509458_y.jpg</text:a>
']</text:p>
      <text:p text:style-name="P4">
标签: ['MILITARY MEDIA CENTER', 'STOPRUSSIA', 'ВТОРГНЕННЯ РФ', 'ОЛЕКСАНДР СИРСЬКИЙ']</text:p>
      <text:p text:style-name="P4">
类别: News</text:p>
      <!--METADATA-->
      <text:p text:style-name="P4">
<draw:frame draw:style-name="fr1" draw:name="Image32" text:anchor-type="as-char" svg:width="6.9236in" svg:height="4.32725in" draw:z-index="0">
<draw:image xlink:href="../Images/AРМІЯINFORM/2023-04-18T47-00-00-04-00/photo_5328007231515509458_y.jpg" xlink:type="simple" xlink:show="embed" xlink:actuate="onLoad" draw:mime-type="image/jpeg"/>
</draw:frame>
敌人一次在多个方向领导进攻行动。 但是敌对的行动没有成功。</text:p>
      <text:p text:style-name="P4">
乌克兰武装部队的陆军指挥官亚历山大·西尔斯基(Alexander Sirsky)强调了这一点，<text:a xlink:type="simple" xlink:href="https://t.me/militarymediacenter/1732" text:style-name="Internet_20_link" text:visited-style-name="Visited_20_Internet_20_Link">
告知</text:a>
军事媒体中心。</text:p>
      <text:p text:style-name="P4">
他说：“尽管敌人的活动很高，但我们的战士还是设法将其前进并造成巨大的损失。”</text:p>
      <text:p text:style-name="P4">
是的，<text:span text:style-name="T4">
在Kupyansk的方向</text:span>
敌人试图领导下一个领导下一个，但是由于我们的炮兵的恰当大火，敌人的部队在逃脱方面取得了成功，甚至没有转向袭击。</text:p>
      <text:p text:style-name="P4">
<text:span text:style-name="T4">
朝利马方向</text:span>
敌人的行动也没有成功。</text:p>
      <text:p text:style-name="P4">
武装部队的陆军指挥官补充说：“敌人采取进攻行动的所有企图都通过我们的立场和士兵的勇气打破了。”</text:p>
      <text:p text:style-name="P4">
然而，根据战斗的中心亚历山大·塞尔斯基上校的说法，这仍然是巴赫穆特的方向。</text:p>
      <text:p text:style-name="P4">
“那里的敌人专注于他最大的努力，并没有为任何代价控制。 目前，敌人增加了重型炮兵的活动和航空爆炸的数量，使这座城市变成了废墟。 我们的战士一起给敌人造成了巨大的损失，并抑制了他的成功行动。 Bakhmut的战斗正在进行中，”他说。</text:p>
      <text:p text:style-name="P4">
现在情况控制了情况。</text:p>
      <text:p text:style-name="P4">
News Source: <text:a xlink:type="simple" xlink:href="https://armyinform.com.ua/2023/04/18/na-kupyanskomu-ta-lymanskomu-napryamkah-okupanty-namagalys-vesty-nastupalni-diyi-ale-bezuspishno-oleksandr-syrskyj/" text:style-name="Internet_20_link" text:visited-style-name="Visited_20_Internet_20_Link">
https://armyinform.com.ua/2023/04/18/na-kupyanskomu-ta-lymanskomu-napryamkah-okupanty-namagalys-vesty-nastupalni-diyi-ale-bezuspishno-oleksandr-syrskyj/</text:a>
</text:p>
      <!--NEWS-->
      <text:h text:style-name="P10" text:outline-level="1">
<text:span text:style-name="T4">
乌克兰和美国正在研究瓦格纳PEC的外国资产的机制 - 检察官将军</text:span>
</text:h>
      <text:p text:style-name="P4">
作者: ['АРМІЯINFORM']</text:p>
      <text:p text:style-name="P4">
时间: 2023-04-18T48:00:00-04:00</text:p>
      <text:p text:style-name="P4">
描述: 总检察官安德里·科斯特（Andriy Kosten）为美国，总检察官和与乌克兰2022年的战争发痒，与乌克兰的战争是今天的最新消息，与乌克兰2022年的战争是今天的最后一场战争，乌克兰之间的战争是否会发生和俄罗斯以及2022年与乌克兰的战争是否一年，他们是否会在不久的将来与乌克兰进行战争，他们说，与乌克兰的战争，今天的乌克兰新闻，乌克兰的新闻，乌克兰媒体在俄罗斯的乌克兰新闻</text:p>
      <text:p text:style-name="P4">
图片: ['<text:a xlink:type="simple" xlink:href="https://armyinform.com.ua/wp-content/uploads/2023/04/img-9436-scaled.jpg" text:style-name="Internet_20_link" text:visited-style-name="Visited_20_Internet_20_Link">
img-9436-scaled.jpg</text:a>
']</text:p>
      <text:p text:style-name="P4">
标签: ['АНДРІЙ КОСТІН', 'ГААГА', 'ОФІС ГЕНЕРАЛЬНОГО ПРОКУРОРА УКРАЇНИ', 'ПВК "ВАГНЕР"', 'САНКЦІЇ']</text:p>
      <text:p text:style-name="P4">
类别: News</text:p>
      <!--METADATA-->
      <text:p text:style-name="P4">
<draw:frame draw:style-name="fr1" draw:name="Image33" text:anchor-type="as-char" svg:width="6.9236in" svg:height="4.806132in" draw:z-index="0">
<draw:image xlink:href="../Images/AРМІЯINFORM/2023-04-18T48-00-00-04-00/img-9436-scaled.jpg" xlink:type="simple" xlink:show="embed" xlink:actuate="onLoad" draw:mime-type="image/jpeg"/>
</draw:frame>
作为对美国的工作访问的一部分，检察官安德里·科斯汀将军会见了我们世代相传的检察官梅里克·加兰德(Merrick Garland)。</text:p>
      <text:p text:style-name="P4">
关于它<text:a xlink:type="simple" xlink:href="https://gp.gov.ua/ua/posts/andrii-kostin-nas-obovyazok-pozbaviti-zlocinnu-organizaciyu-pvk-vagner-resursiv-dlya-finansuvannya-boiovix-dii-v-ukrayini" text:style-name="Internet_20_link" text:visited-style-name="Visited_20_Internet_20_Link">
报告</text:a>
乌克兰检察长办公室。</text:p>
      <text:p text:style-name="P4">
安德里·科斯汀(Andriy Kostin)感谢梅里克·加兰德(Merrick Garlland)先生和美国部的同事支持乌克兰的倡议，以发展全球网络和援助，以调查和起诉军事犯罪。</text:p>
      <text:p text:style-name="P4">
安德烈·科斯汀(Andrei Kostin)说：“乌克兰和美国以一个共同的目的团结起来 - 确保俄罗斯军队在乌克兰犯下的国际犯罪的全部责任。”</text:p>
      <text:p text:style-name="P4">
各方讨论了工作和以下共同步骤。</text:p>
      <text:p text:style-name="P4">
“我们真诚地祝贺联邦调查局的合作以及美国司法部任命基辅法律问题法律顾问的决定。 安德烈·科斯汀(Andrei Kostin)说，我们的优先事项还包括为瓦格纳集团“国际犯罪”的努力做出的努力。</text:p>
      <text:p text:style-name="P4">
检察官已告知，乌克兰检察官与美国官员一起致力于逮捕SO被称为Wagner PEC的外国资产的机制。</text:p>
      <text:p text:style-name="P4">
安德烈·科斯汀(Andrei Kostin)说：“我们的职责是剥夺这个犯罪组织以融资乌克兰的信仰，并进一步爆发世界上的和平与安全。”</text:p>
      <text:p text:style-name="P4">
News Source: <text:a xlink:type="simple" xlink:href="https://armyinform.com.ua/2023/04/18/ukrayina-ta-ssha-praczyuyut-nad-mehanizmamy-areshtu-zakordonnyh-aktyviv-pvk-vagner-genprokuror/" text:style-name="Internet_20_link" text:visited-style-name="Visited_20_Internet_20_Link">
https://armyinform.com.ua/2023/04/18/ukrayina-ta-ssha-praczyuyut-nad-mehanizmamy-areshtu-zakordonnyh-aktyviv-pvk-vagner-genprokuror/</text:a>
</text:p>
      <!--NEWS-->
      <text:h text:style-name="P10" text:outline-level="1">
<text:span text:style-name="T4">
Зимово-весняний наступ рф провалила та перейшла до оборони — Кирило Буданов</text:span>
</text:h>
      <text:p text:style-name="P4">
作者: ['АРМІЯINFORM']</text:p>
      <text:p text:style-name="P4">
时间: 2023-04-18T49:00:00-04:00</text:p>
      <text:p text:style-name="P4">
描述: Rosiyan办公室的冬季和武器31 Birch 2023 Rock，STINKS参加...与乌克兰2022年的战争，与乌克兰的最新新闻战争，今天与乌克兰2022年的新闻战争，乌克兰和俄罗斯之间的战争是否会发生战争，何时战争，战争，战争，战争， ，他们在2022年与乌克兰的战争，无论是否将在不久的将来与乌克兰进行战争，他们说，今天与乌克兰的战争，今天的乌克兰新闻，乌克兰新闻，乌克兰媒体在俄罗斯的乌克兰新闻</text:p>
      <text:p text:style-name="P4">
图片: ['<text:a xlink:type="simple" xlink:href="https://armyinform.com.ua/wp-content/uploads/2023/04/2820609.jpg" text:style-name="Internet_20_link" text:visited-style-name="Visited_20_Internet_20_Link">
2820609.jpg</text:a>
']</text:p>
      <text:p text:style-name="P4">
标签: ['STOPRUSSIA', 'АГРЕСІЯ РФ', 'ГУР МО УКРАЇНИ', 'КИРИЛО БУДАНОВ']</text:p>
      <text:p text:style-name="P4">
类别: News</text:p>
      <!--METADATA-->
      <text:p text:style-name="P4">
<draw:frame draw:style-name="fr1" draw:name="Image34" text:anchor-type="as-char" svg:width="6.9236in" svg:height="4.369813in" draw:z-index="0">
<draw:image xlink:href="../Images/AРМІЯINFORM/2023-04-18T49-00-00-04-00/2820609.jpg" xlink:type="simple" xlink:show="embed" xlink:actuate="onLoad" draw:mime-type="image/jpeg"/>
</draw:frame>
俄罗斯人的冬季和春季进攻于2023年3月31日正式下降，他们转向防御。</text:p>
      <text:p text:style-name="P4">
关于它<text:a xlink:type="simple" xlink:href="https://gur.gov.ua/content/zymovo-vesnianyi-nastup-rf-provalyla-ta-pereishla-do-oborony.html" text:style-name="Internet_20_link" text:visited-style-name="Visited_20_Internet_20_Link">
陈述</text:a>
乌克兰乌克兰乌克兰乌克兰总前任布达诺夫的负责人。</text:p>
      <text:p text:style-name="P4">
“在2023年3月31日，俄罗斯进攻，所谓的冬季和春天的另一次尝试失败了。 他们将进入顿涅茨克·塔卢根斯克地区的行政边界。 同样，这甚至不是第五次尝试。 而且，在不久的将来不会。”  - 乌克兰负责人说。</text:p>
      <text:p text:style-name="P4">
此外，基里尔·布·巴诺夫(Kirill Budanov)少将报告说，俄罗斯已经通过了战略前的防御行动，其任务是保留被俘虏的领土，破坏乌克兰的攻势。</text:p>
      <text:p text:style-name="P4">
“有两个地区。 首先是捕获巴赫穆特的尝试。 从2022年6月起，根据他们的个性，他们几乎征服了巴赫穆特。 日历年很快就会。 那里的情况很复杂，但巴赫穆特仍然站立并站立。</text:p>
      <text:p text:style-name="P4">
第二个是试图在北部进行Avdiivka的半反思，原则上有Marinka的主要战线，试图在那里采取积极的行动。 这是IVS。 剩下的一线是在国防的情况下。</text:p>
      <text:p text:style-name="P4">
News Source: <text:a xlink:type="simple" xlink:href="https://armyinform.com.ua/2023/04/18/zymovo-vesnyanyj-nastup-rf-provalyla-ta-perejshla-do-oborony-nachalnyk-gur-mou/" text:style-name="Internet_20_link" text:visited-style-name="Visited_20_Internet_20_Link">
https://armyinform.com.ua/2023/04/18/zymovo-vesnyanyj-nastup-rf-provalyla-ta-perejshla-do-oborony-nachalnyk-gur-mou/</text:a>
</text:p>
      <!--NEWS-->
      <text:h text:style-name="P10" text:outline-level="1">
<text:span text:style-name="T4">
Відбулася зустріч міністрів оборони США та Британії — обговорили шляхи підтримки України</text:span>
</text:h>
      <text:p text:style-name="P4">
作者: ['АРМІЯINFORM']</text:p>
      <text:p text:style-name="P4">
时间: 2023-04-18T50:00:00-04:00</text:p>
      <text:p text:style-name="P4">
描述: Dvoranthiych Miniger的五角大楼为我们辩护捍卫我们为劳埃德·奥斯蒂娜·扎特里·兹特罗姆（Lloyd Ostina Zustri Zustrom）辩护...与乌克兰2022年的战争，与乌克兰的最新消息，今天与乌克兰2022年的战争，今天上次与乌克兰战争，乌克兰和俄罗斯之间的战争将与乌克兰之间发生战争乌克兰在其中，是否会在不久的将来与乌克兰进行战争，今天与乌克兰的战争，今天的乌克兰新闻，乌克兰的乌克兰新闻在俄罗斯的乌克兰媒体将在俄罗斯</text:p>
      <text:p text:style-name="P4">
图片: ['<text:a xlink:type="simple" xlink:href="https://armyinform.com.ua/wp-content/uploads/2023/04/austin_wallace.jpg" text:style-name="Internet_20_link" text:visited-style-name="Visited_20_Internet_20_Link">
austin_wallace.jpg</text:a>
']</text:p>
      <text:p text:style-name="P4">
标签: ['STOPRUSSIA', 'АГРЕСІЯ РФ', 'ВЕЛИКА БРИТАНІЯ', 'СВІТ ПІДТРИМУЄ УКРАЇНУ', 'США']</text:p>
      <text:p text:style-name="P4">
类别: News</text:p>
      <!--METADATA-->
      <text:p text:style-name="P4">
<draw:frame draw:style-name="fr1" draw:name="Image35" text:anchor-type="as-char" svg:width="6.9236in" svg:height="3.894525in" draw:z-index="0">
<draw:image xlink:href="../Images/AРМІЯINFORM/2023-04-18T50-00-00-04-00/austin_wallace.jpg" xlink:type="simple" xlink:show="embed" xlink:actuate="onLoad" draw:mime-type="image/jpeg"/>
</draw:frame>
五角大楼通过本·华莱士(Ben Wallace)在英国国防部的变化中举行了美国国防部长劳埃德·奥斯汀(Lloyd Austin)的双边会议。</text:p>
      <text:p text:style-name="P4">
对话的详细信息<text:a xlink:type="simple" xlink:href="https://www.defense.gov/News/Releases/Release/Article/3365437/readout-of-secretary-of-defense-lloyd-j-austin-iiis-bilateral-meeting-with-uk-s/" text:style-name="Internet_20_link" text:visited-style-name="Visited_20_Internet_20_Link">
共享</text:a>
五角大楼五角大楼Brigadna General Pet Ryder。</text:p>
      <text:p text:style-name="P4">
国防机构的其他问题讨论了当前的工作对乌克兰的重要性，特别是通过在安全领域提供援助，因为俄罗斯继续一场残酷而无端的战争。</text:p>
      <text:p text:style-name="P4">
领导者期待着 -  <text:a xlink:type="simple" xlink:href="https://armyinform.com.ua/2023/04/14/stala-vidoma-data-nastupnoyi-zustrichi-kontaktnoyi-grupy-z-pytan-oborony-ukrayiny-u-formati-ramshtajn/" text:style-name="Internet_20_link" text:visited-style-name="Visited_20_Internet_20_Link">
会议</text:a>
本周，作为乌克兰国防联系小组的一部分，以及美国与英国之间的特殊关系。</text:p>
      <text:p text:style-name="P4">
News Source: <text:a xlink:type="simple" xlink:href="https://armyinform.com.ua/2023/04/18/vidbulasya-zustrich-ministriv-oborony-ssha-ta-brytaniyi-obgovoryly-shlyahy-pidtrymky-ukrayiny/" text:style-name="Internet_20_link" text:visited-style-name="Visited_20_Internet_20_Link">
https://armyinform.com.ua/2023/04/18/vidbulasya-zustrich-ministriv-oborony-ssha-ta-brytaniyi-obgovoryly-shlyahy-pidtrymky-ukrayiny/</text:a>
</text:p>
      <!--NEWS-->
      <text:h text:style-name="P10" text:outline-level="1">
<text:span text:style-name="T4">
白天，救援人员一直在旅行近200次，以消除敌人炮击的后果</text:span>
</text:h>
      <text:p text:style-name="P4">
作者: ['АРМІЯINFORM']</text:p>
      <text:p text:style-name="P4">
时间: 2023-04-18T51:00:00-04:00</text:p>
      <text:p text:style-name="P4">
描述: 借出，17 Kvisnya，乌克兰Zvozvichahi的持有人服务...与乌克兰2022年的战争，与乌克兰的最新新闻战争，今天与乌克兰2022年的新闻战争，今天将在乌克兰和俄罗斯和战争之间进行战争他们说，与乌克兰在2022年将在不久的将来与乌克兰战争，他们说，与乌克兰的战争，今天的乌克兰新闻，乌克兰的新闻，乌克兰媒体在俄罗斯的乌克兰新闻</text:p>
      <text:p text:style-name="P4">
图片: ['<text:a xlink:type="simple" xlink:href="https://armyinform.com.ua/wp-content/uploads/2023/03/ac9232d099cb3d54f7d73ef2deca81a2_l.jpg" text:style-name="Internet_20_link" text:visited-style-name="Visited_20_Internet_20_Link">
ac9232d099cb3d54f7d73ef2deca81a2_l.jpg</text:a>
']</text:p>
      <text:p text:style-name="P4">
标签: ['STOPRUSSIA', 'АГРЕСІЯ РФ', 'ВІЙНА', 'ВТОРГНЕННЯ РФ', 'ДСНС УКРАЇНИ', 'ЛІКВІДАЦІЯ НАСЛІДКІВ ВОРОЖИХ ОБСТРІЛІВ']</text:p>
      <text:p text:style-name="P4">
类别: News</text:p>
      <!--METADATA-->
      <text:p text:style-name="P4">
<draw:frame draw:style-name="fr1" draw:name="Image36" text:anchor-type="as-char" svg:width="6.9236in" svg:height="4.592655in" draw:z-index="0">
<draw:image xlink:href="../Images/AРМІЯINFORM/2023-04-18T51-00-00-04-00/ac9232d099cb3d54f7d73ef2deca81a2_l.jpg" xlink:type="simple" xlink:show="embed" xlink:actuate="onLoad" draw:mime-type="image/jpeg"/>
</draw:frame>
说明性照片</text:p>
      <text:p text:style-name="P4">
在4月17日的最后一天，<text:span text:style-name="T4">
乌克兰公务员的划分不确定的情况</text:span>
 173离开**，以消除定居点和基础设施的居民的后果。 消除了5场大火。 为259人提供了心理帮助。</text:p>
      <text:p text:style-name="P4">
这在[消息]中说明了(https://dsns.gov.ua/uk/news/nadzvicaini-podiyi/operativna-informaciia-dsns-shhodo-naslidkiv-vedennia-boiovix-dii-rosiiskoiu-federacijeiu-130)乌克兰的SES。</text:p>
      <text:p text:style-name="P4">
自战争开始以来，已经进行了896663次旅行以消除炮击后果，已释放了1436次大火，救出了3,999人，为心理援助提供了210至489人。</text:p>
      <text:p text:style-name="P4">
News Source: <text:a xlink:type="simple" xlink:href="https://armyinform.com.ua/2023/04/18/za-dobu-ryatuvalnyky-majzhe-dvisti-raziv-vyyizhdzhaly-na-likvidacziyu-naslidkiv-vorozhyh-obstriliv-5/" text:style-name="Internet_20_link" text:visited-style-name="Visited_20_Internet_20_Link">
https://armyinform.com.ua/2023/04/18/za-dobu-ryatuvalnyky-majzhe-dvisti-raziv-vyyizhdzhaly-na-likvidacziyu-naslidkiv-vorozhyh-obstriliv-5/</text:a>
</text:p>
      <!--NEWS-->
      <text:h text:style-name="P10" text:outline-level="1">
<text:span text:style-name="T4">
军方成为乌克兰的第一个植入假体的人</text:span>
</text:h>
      <text:p text:style-name="P4">
作者: ['АРМІЯINFORM']</text:p>
      <text:p text:style-name="P4">
时间: 2023-04-18T52:00:00-04:00</text:p>
      <text:p text:style-name="P4">
描述: 在乌克兰人，麦迪奇Opensni lvov领先于评估的Ostelegraziyah。在乌克兰和俄罗斯之间，与乌克兰的战争将在2022年，他们会在不久的将来与乌克兰发生战争，他们说，与乌克兰的战争，今天的乌克兰新闻，乌克兰的新闻，乌克兰媒体的新闻在俄罗斯</text:p>
      <text:p text:style-name="P4">
图片: ['<text:a xlink:type="simple" xlink:href="https://armyinform.com.ua/wp-content/uploads/2023/04/341743270_1299087354010859_1164969793528836377_n.jpg" text:style-name="Internet_20_link" text:visited-style-name="Visited_20_Internet_20_Link">
341743270_1299087354010859_1164969793528836377_n.jpg</text:a>
']</text:p>
      <text:p text:style-name="P4">
标签: ['АГРЕСІЯ РФ', 'ІМПЛАНТАЦІЯ ПРОТЕЗА В КІСТКУ', 'МОЗ', 'ОСТЕОІНТЕГРАЦІЙНЕ ПРОТЕЗУВАННЯ']</text:p>
      <text:p text:style-name="P4">
类别: News</text:p>
      <!--METADATA-->
      <text:p text:style-name="P4">
<draw:frame draw:style-name="fr1" draw:name="Image37" text:anchor-type="as-char" svg:width="6.9236in" svg:height="4.615733in" draw:z-index="0">
<draw:image xlink:href="../Images/AРМІЯINFORM/2023-04-18T52-00-00-04-00/341743270_1299087354010859_1164969793528836377_n.jpg" xlink:type="simple" xlink:show="embed" xlink:actuate="onLoad" draw:mime-type="image/jpeg"/>
</draw:frame>
在乌克兰，在LVIV医学协会中，首先进行了骨整合假肢。 这种手术的第一位患者是现年56岁的老将 - 乌克兰战争，武装部队伊戈尔·克鲁普诺夫(Igor Krupnov)的队长，他在去年秋天与他的兄弟们一起在战斗任务中与汽车一起进行战斗任务是在地雷上。 结果，该男子失去了双腿。</text:p>
      <text:p text:style-name="P4">
关于它<text:a xlink:type="simple" xlink:href="https://www.facebook.com/moz.ukr/posts/pfbid02M7PZz8ZVysApN4eR4v1o7y41Dt3KSmyDmmcq11Ld2ntY4tTjvJeWrGETFYVqdFVEl" text:style-name="Internet_20_link" text:visited-style-name="Visited_20_Internet_20_Link">
报告</text:a>
乌克兰卫生部。</text:p>
      <text:p text:style-name="P4">
将假体植入骨头特别与失去两种替代的人特别相关，因为很难将古典假体使用并经常痛苦。在第二天之后的第二天，骨整合假体的干预是对植入植入假体的第一步。手术和完全步行 - 几个月。</text:p>
      <text:p text:style-name="P4">
“这和乌克兰医生的其他三个成熟的操作帮助了世界领先的专家之一 - 澳大利亚骨科创伤性创伤性Al Muderis。 他的帐户已经大约1,500笔交易!”  - 这是一个测试。</text:p>
      <text:p text:style-name="P4">
News Source: <text:a xlink:type="simple" xlink:href="https://armyinform.com.ua/2023/04/18/vijskovyj-stav-pershym-v-ukrayini-komu-implantuvaly-protez-v-kistku/" text:style-name="Internet_20_link" text:visited-style-name="Visited_20_Internet_20_Link">
https://armyinform.com.ua/2023/04/18/vijskovyj-stav-pershym-v-ukrayini-komu-implantuvaly-protez-v-kistku/</text:a>
</text:p>
      <!--NEWS-->
      <text:h text:style-name="P10" text:outline-level="1">
<text:span text:style-name="T4">
敌人继续恐吓Kherson地区，附加行业物体-Natalia Humeniuk</text:span>
</text:h>
      <text:p text:style-name="P4">
作者: ['Анастасія Олехнович']</text:p>
      <text:p text:style-name="P4">
时间: 2023-04-18T53:00:00-04:00</text:p>
      <text:p text:style-name="P4">
描述: 牛在Op'dna Coordinan的Kerivnitsa电视台的时刻堆积了...与乌克兰2022年的战争，与乌克兰的最新新闻，今天与乌克兰的新闻战争，今天与乌克兰2022年的新闻战争，乌克兰之间的战争将会和俄罗斯以及2022年与乌克兰的战争时，无论是否有一年，是否会在不久的将来与乌克兰进行战争，他们说，与乌克兰的战争，今天的乌克兰新闻，乌克兰的新闻，乌克兰媒体的新闻俄语</text:p>
      <text:p text:style-name="P4">
图片: ['<text:a xlink:type="simple" xlink:href="https://armyinform.com.ua/wp-content/uploads/2023/04/67_20-e1681803006725.jpg" text:style-name="Internet_20_link" text:visited-style-name="Visited_20_Internet_20_Link">
67_20-e1681803006725.jpg</text:a>
']</text:p>
      <text:p text:style-name="P4">
标签: ['НАТАЛІЯ ГУМЕНЮК']</text:p>
      <text:p text:style-name="P4">
类别: News</text:p>
      <!--METADATA-->
      <text:p text:style-name="P4">
<draw:frame draw:style-name="fr1" draw:name="Image38" text:anchor-type="as-char" svg:width="6.9236in" svg:height="4.413795in" draw:z-index="0">
<draw:image xlink:href="../Images/AРМІЯINFORM/2023-04-18T53-00-00-04-00/67_20-e1681803006725.jpg" xlink:type="simple" xlink:show="embed" xlink:actuate="onLoad" draw:mime-type="image/jpeg"/>
</draw:frame>
根据电视马拉松比赛期间联合协调出版社中心负责人纳塔利亚·汉尼克(Natalia Humeniuk)的说法，敌人有条不紊地攻击了赫尔森地区的物体。</text:p>
      <ul>
        <li>
最大的威胁来自空中。 敌人既采用战术航空，又应用了朱达无人机。 到了晚上，贝利斯拉夫地区遭到袭击，机舱再次飞行，该地区的工业能力再次受伤。 幸运的是，有沙漠受害者。 敌人在晚上袭击了斯奈古社区，行业对象再次受伤。 人们没有受伤，但是他们并没有占领任何情况下不可能失去警惕。</li>
      </ul>
      <text:p text:style-name="P4">
尽管持续攻击，该地区仍在占领后恢复。 Nataliagumeniuk指出，该领域的人们的活动并不总是符合安全组成部分，不幸的是，这导致了受害者。</text:p>
      <ul>
        <li>
昨天在Beryslav地区进行了拖拉机的爆炸。 人们没有等待人的工作，而是出去在场上工作。</li>
      </ul>
      <text:p text:style-name="P4">
纳塔利亚·汉尼克(Natalia Humeniuk)解释说，观察到了霍森地区左岸的敌人的积极防御，占领者被国防边界的工程局部占领，并且可能对他们危害的地区。</text:p>
      <text:p text:style-name="P4">
News Source: <text:a xlink:type="simple" xlink:href="https://armyinform.com.ua/2023/04/18/vorog-prodovzhuye-teroryzuvaty-hersonshhynu-atakuye-obyekty-promyslovosti-nataliya-gumenyuk/" text:style-name="Internet_20_link" text:visited-style-name="Visited_20_Internet_20_Link">
https://armyinform.com.ua/2023/04/18/vorog-prodovzhuye-teroryzuvaty-hersonshhynu-atakuye-obyekty-promyslovosti-nataliya-gumenyuk/</text:a>
</text:p>
      <!--NEWS-->
      <text:h text:style-name="P10" text:outline-level="1">
<text:span text:style-name="T4">
最后一天，俄罗斯军队解雇了乌克兰8个地区的领土：3人丧生，20人受伤</text:span>
</text:h>
      <text:p text:style-name="P4">
作者: ['АРМІЯINFORM']</text:p>
      <text:p text:style-name="P4">
时间: 2023-04-18T54:00:00-04:00</text:p>
      <text:p text:style-name="P4">
描述: Rosiyski Visyska的最后一遍解雇了乌克兰8个地区的三个地区。 关于...与乌克兰2022年的战争，与乌克兰的最新新闻战争，与乌克兰的新闻战争，2022年的新闻战争，今天将在乌克兰和俄罗斯之间发动战争，当2022年与乌克兰的战争将是与乌克兰的战争，将是他们说，在不久的将来与乌克兰发动了战争</text:p>
      <text:p text:style-name="P4">
图片: ['<text:a xlink:type="simple" xlink:href="https://armyinform.com.ua/wp-content/uploads/2023/04/photo_5328007231515509541_y.jpg" text:style-name="Internet_20_link" text:visited-style-name="Visited_20_Internet_20_Link">
photo_5328007231515509541_y.jpg</text:a>
']</text:p>
      <text:p text:style-name="P4">
标签: ['MILITARY MEDIA CENTER', 'ВОРОЖІ ОБСТРІЛИ']</text:p>
      <text:p text:style-name="P4">
类别: News</text:p>
      <!--METADATA-->
      <text:p text:style-name="P4">
<draw:frame draw:style-name="fr1" draw:name="Image39" text:anchor-type="as-char" svg:width="6.9236in" svg:height="4.88441in" draw:z-index="0">
<draw:image xlink:href="../Images/AРМІЯINFORM/2023-04-18T54-00-00-04-00/photo_5328007231515509541_y.jpg" xlink:type="simple" xlink:show="embed" xlink:actuate="onLoad" draw:mime-type="image/jpeg"/>
</draw:frame>
在最后一天，俄罗斯军队向乌克兰8个地区的领土开火。</text:p>
      <text:p text:style-name="P4">
关于它<text:a xlink:type="simple" xlink:href="https://t.me/militarymediacenter/1733" text:style-name="Internet_20_link" text:visited-style-name="Visited_20_Internet_20_Link">
报告</text:a>
军事马迪亚焦。</text:p>
      <text:p text:style-name="P4">
“总的来说，不同类型的武器(步枪武器，迫击炮，炮兵，RSZV，S-300 ZRK，Khlatti Rocket“ X-31”，无人机，战术航空)该消息的实现108个定居点证实了84个对象 - 基础结构的病变。”</text:p>
      <text:p text:style-name="P4">
根据初步信息，有3人被杀，有20人受伤。</text:p>
      <text:p text:style-name="P4">
News Source: <text:a xlink:type="simple" xlink:href="https://armyinform.com.ua/2023/04/18/mynuloyi-doby-rosijski-vijska-obstrilyaly-terytoriyu-8-oblastej-ukrayiny-zagynulo-3-osoby-20-poraneno/" text:style-name="Internet_20_link" text:visited-style-name="Visited_20_Internet_20_Link">
https://armyinform.com.ua/2023/04/18/mynuloyi-doby-rosijski-vijska-obstrilyaly-terytoriyu-8-oblastej-ukrayiny-zagynulo-3-osoby-20-poraneno/</text:a>
</text:p>
      <!--NEWS-->
      <text:h text:style-name="P10" text:outline-level="1">
<text:span text:style-name="T4">
在黑海的战斗职责上是三只火箭托托尼亚</text:span>
</text:h>
      <text:p text:style-name="P4">
作者: ['Анастасія Олехнович']</text:p>
      <text:p text:style-name="P4">
时间: 2023-04-18T55:00:00-04:00</text:p>
      <text:p text:style-name="P4">
描述: 在Kerivnitzi的话语背后，协调P​​ivnya Ukrainian国防军的礼物...与乌克兰2022年的战争，与乌克兰的最新新闻战争，与乌克兰的新闻战争，与乌克兰的新闻战争，乌克兰和乌克兰之间的最后一场战争，乌克兰和乌克兰之间的战争将会俄罗斯，当与乌克兰的战争将在不久的将来与乌克兰战争时，今天与乌克兰的战争，今天与乌克兰的战争，今天的乌克兰新闻，乌克兰的乌克兰新闻在俄罗斯乌克兰媒体，将在俄罗斯举行</text:p>
      <text:p text:style-name="P4">
图片: ['<text:a xlink:type="simple" xlink:href="https://armyinform.com.ua/wp-content/uploads/2022/11/pidvodnyj-choven-kalibry.jpg" text:style-name="Internet_20_link" text:visited-style-name="Visited_20_Internet_20_Link">
pidvodnyj-choven-kalibry.jpg</text:a>
']</text:p>
      <text:p text:style-name="P4">
标签: ['НАТАЛІЯ ГУМЕНЮК']</text:p>
      <text:p text:style-name="P4">
类别: News</text:p>
      <!--METADATA-->
      <text:p text:style-name="P4">
<draw:frame draw:style-name="fr1" draw:name="Image40" text:anchor-type="as-char" svg:width="6.9236in" svg:height="4.366107in" draw:z-index="0">
<draw:image xlink:href="../Images/AРМІЯINFORM/2023-04-18T55-00-00-04-00/pidvodnyj-choven-kalibry.jpg" xlink:type="simple" xlink:show="embed" xlink:actuate="onLoad" draw:mime-type="image/jpeg"/>
</draw:frame>
说明性照片</text:p>
      <text:p text:style-name="P4">
乌克兰国防军联合协调出版社中心负责人纳塔利娅·汉尼克(Natalia Humeniuk)称，导弹危害现在非常重要。 电视马拉松“ One News”在电视上报道了这一点。</text:p>
      <ul>
        <li>
昨天，敌人将火箭发射器的数量增加到三个，其中一个高级，两个水下火箭发射器。 口径导弹的总凌空可以是16台单元。 纳塔利娅·古梅尼克(Natalia Gumeniuk)说，从那时起，火箭架没有被操纵。  - 与此同时，船舶集团已经减少了一点，现在是8艘船，他们继续在球拍中进行动作，躲在克里米亚半岛后面，因为他们知道乌克兰海岸的临近可能对他们来说是可悲的。 敌方船将在远处抵抗，从而能够造成损坏，而不会在备用范围内造成损失。</li>
      </ul>
      <text:p text:style-name="P4">
纳塔利亚·汉尼克(Natalia Humeniuk)再次强调，警报信号是要迅速做出响应。</text:p>
      <ul>
        <li>
水下火箭发射器可以为我们的防空系统生产火箭，在飞行过程中被发现。</li>
      </ul>
      <text:p text:style-name="P4">
News Source: <text:a xlink:type="simple" xlink:href="https://armyinform.com.ua/2023/04/18/na-bojovomu-cherguvanni-u-chornomu-mori-perebuvayut-try-raketonosiyi-nataliya-gumenyuk/" text:style-name="Internet_20_link" text:visited-style-name="Visited_20_Internet_20_Link">
https://armyinform.com.ua/2023/04/18/na-bojovomu-cherguvanni-u-chornomu-mori-perebuvayut-try-raketonosiyi-nataliya-gumenyuk/</text:a>
</text:p>
      <!--NEWS-->
      <text:h text:style-name="P10" text:outline-level="1">
<text:span text:style-name="T4">
每天超过1,400个爆炸性物品被中和</text:span>
</text:h>
      <text:p text:style-name="P4">
作者: ['АРМІЯINFORM']</text:p>
      <text:p text:style-name="P4">
时间: 2023-04-18T56:00:00-04:00</text:p>
      <text:p text:style-name="P4">
描述: 借出，17 Kvitry，pirethrichilly的写作艰苦作品...与乌克兰2022年的战争，与乌克兰与乌克兰的最新新闻，今天与乌克兰的新闻战争，今天与乌克兰2022年上次与乌克兰的新闻战争，乌克兰和俄罗斯之间的战争将发生战争，何时战争，何时战争，他们说，与乌克兰在2022年将在不久的将来与乌克兰战争，他们说，与乌克兰的战争，今天的乌克兰新闻，乌克兰的新闻，乌克兰媒体在俄罗斯的乌克兰新闻</text:p>
      <text:p text:style-name="P4">
图片: ['<text:a xlink:type="simple" xlink:href="https://armyinform.com.ua/wp-content/uploads/2022/12/051f0000-0aff-0242-be2f-08da173df50a_w1080_h608.png" text:style-name="Internet_20_link" text:visited-style-name="Visited_20_Internet_20_Link">
051f0000-0aff-0242-be2f-08da173df50a_w1080_h608.png</text:a>
', '<text:a xlink:type="simple" xlink:href="https://armyinform.com.ua/wp-content/uploads/2023/04/337277429_689738459494321_7654901804177800015_n.jpg" text:style-name="Internet_20_link" text:visited-style-name="Visited_20_Internet_20_Link">
337277429_689738459494321_7654901804177800015_n.jpg</text:a>
']</text:p>
      <text:p text:style-name="P4">
标签: ['STOPRUSSIA', 'АГРЕСІЯ РФ', 'ВІЙНА', 'ВТОРГНЕННЯ РФ', 'ДСНС УКРАЇНИ', 'РОЗМІНОВУВАННЯ']</text:p>
      <text:p text:style-name="P4">
类别: News</text:p>
      <!--METADATA-->
      <text:p text:style-name="P4">
<draw:frame draw:style-name="fr1" draw:name="Image41" text:anchor-type="as-char" svg:width="6.9236in" svg:height="3.89773in" draw:z-index="0">
<draw:image xlink:href="../Images/AРМІЯINFORM/2023-04-18T56-00-00-04-00/051f0000-0aff-0242-be2f-08da173df50a_w1080_h608.png" xlink:type="simple" xlink:show="embed" xlink:actuate="onLoad" draw:mime-type="image/png"/>
</draw:frame>
说明性照片</text:p>
      <text:p text:style-name="P4">
<text:span text:style-name="T4">
在过去的一天中，</text:span>
 <text:span text:style-name="T4">
 4月17日</text:span>
 <text:span text:style-name="T4">
，</text:span>
乌克兰的烟火单位在紧急情况下<text:span text:style-name="T4">
涉及154次</text:span>
草稿任务。</text:p>
      <text:p text:style-name="P4">
关于它_ <text:a xlink:type="simple" xlink:href="https://dsns.gov.ua/uk/news/nadzvicaini-podiyi/operativna-informaciia-shhodo-roboti-pirotexnicnix-pidrozdiliv-dsns-ukrayini-32" text:style-name="Internet_20_link" text:visited-style-name="Visited_20_Internet_20_Link">
报告</text:a>
_乌克兰的SES。</text:p>
      <text:p text:style-name="P4">
<text:span text:style-name="T4">
 1438独家</text:span>
 <text:span text:style-name="T4">
项目揭示，扣押和处置了烟火单元。</text:span>
检查了(清除)领土<text:span text:style-name="T4">
 161 gector </text:span>
。</text:p>
      <text:p text:style-name="P4">
最常见的烟火单元工作：在Kharkiv地区16 872次，Kyiv地区-7454，Donetsk地区-4722 -4722，Chernihiv -4456，Mykolaiv地区-4435，Kherson地区-4189，Sumy地区，Sumy地区-1818，Cherkasy地区-Cherkasy地区-1085。</text:p>
      <text:p text:style-name="P4">
背景：从乌克兰SES的俄罗斯乌克兰烟火部队的大规模侵略开始，乌克兰SES的烟火单位就参与其中<text:span text:style-name="T4">
 51 208。 处置</text:span>
 346 899扑灭物品<text:span text:style-name="T4">
，包括</text:span>
 2206航空炸弹<text:span text:style-name="T4">
。 检查(清除)面积</text:span>
 82 468公顷**。</text:p>
      <text:p text:style-name="P4">
总共剩下174,000平方米。 潜在危险领土的公里，占该州总面积的30％。</text:p>
      <text:p text:style-name="P4">
<draw:frame draw:style-name="fr1" draw:name="Image42" text:anchor-type="as-char" svg:width="6.9236in" svg:height="5.804039in" draw:z-index="0">
<draw:image xlink:href="../Images/AРМІЯINFORM/2023-04-18T56-00-00-04-00/337277429_689738459494321_7654901804177800015_n.jpg" xlink:type="simple" xlink:show="embed" xlink:actuate="onLoad" draw:mime-type="image/jpeg"/>
</draw:frame>
我们想提醒您，如果您发现与火箭或火箭的残骸类似的可疑物体，绝不会触摸您的发现，并且不允许别人制作它。 和](https://armyinform.com.ua/2022/12/21/shho-robyty-yakshho-znajshly-ulamky-vorozhogo-dronu-chy-rakety-2/)：</text:p>
      <text:p text:style-name="P4">
*不要移动物体，不要试图拆卸它们，将它们带入房屋，将它们埋在地面上，将它们扔进水库等。</text:p>
      <text:p text:style-name="P4">
立即报告SES单元的发现-101或警察-102。报告专家并指示可疑名称的位置。</text:p>
      <text:p text:style-name="P4">
News Source: <text:a xlink:type="simple" xlink:href="https://armyinform.com.ua/2023/04/18/za-dobu-pirotehniky-dsns-zneshkodyly-ponad-1400-vybuhonebezpechnyh-predmetiv/" text:style-name="Internet_20_link" text:visited-style-name="Visited_20_Internet_20_Link">
https://armyinform.com.ua/2023/04/18/za-dobu-pirotehniky-dsns-zneshkodyly-ponad-1400-vybuhonebezpechnyh-predmetiv/</text:a>
</text:p>
      <!--NEWS-->
      <text:h text:style-name="P10" text:outline-level="1">
<text:span text:style-name="T4">
加拿大和英国讨论了乌克兰对长期支持的需求</text:span>
</text:h>
      <text:p text:style-name="P4">
作者: ['АРМІЯINFORM']</text:p>
      <text:p text:style-name="P4">
时间: 2023-04-18T57:00:00-04:00</text:p>
      <text:p text:style-name="P4">
描述: 英国人加拿大驱使他们在乌克兰的Dovothemimi Piditrim的位置。 ...与乌克兰2022年的战争，与乌克兰的最新消息，今天与乌克兰的新闻战争，2022年的新闻战争，今天的最后一次战争将在乌克兰和俄罗斯之间发生战争，以及2022年与乌克兰的战争将是他们在不久的将来与乌克兰战争，他们说，与乌克兰的战争，今天的乌克兰新闻，乌克兰新闻，乌克兰媒体的俄罗斯媒体</text:p>
      <text:p text:style-name="P4">
图片: ['<text:a xlink:type="simple" xlink:href="https://armyinform.com.ua/wp-content/uploads/2023/04/ft1iss4xgaa3suf.jpg" text:style-name="Internet_20_link" text:visited-style-name="Visited_20_Internet_20_Link">
ft1iss4xgaa3suf.jpg</text:a>
']</text:p>
      <text:p text:style-name="P4">
标签: ['STOPRUSSIA', 'ВЕЛИКА БРИТАНІЯ', 'КАНАДА', 'ПІДТРИМКА УКРАЇНИ']</text:p>
      <text:p text:style-name="P4">
类别: News</text:p>
      <!--METADATA-->
      <text:p text:style-name="P4">
<draw:frame draw:style-name="fr1" draw:name="Image43" text:anchor-type="as-char" svg:width="6.9236in" svg:height="4.615733in" draw:z-index="0">
<draw:image xlink:href="../Images/AРМІЯINFORM/2023-04-18T57-00-00-04-00/ft1iss4xgaa3suf.jpg" xlink:type="simple" xlink:show="embed" xlink:actuate="onLoad" draw:mime-type="image/jpeg"/>
</draw:frame>
英国和加拿大已同意对乌克兰的长期支持。</text:p>
      <text:p text:style-name="P4">
关于它<text:a xlink:type="simple" xlink:href="https://twitter.com/melaniejoly/status/1647581570310520832" text:style-name="Internet_20_link" text:visited-style-name="Visited_20_Internet_20_Link">
写</text:a>
加拿大外交部长梅兰妮·乔利(Melanie Joly)在Twitter上。</text:p>
      <text:p text:style-name="P4">
“ G7部长级峰会与外交部长詹姆斯·克莱维利(James Kleverly)开始。 我们已经讨论了对乌克兰的长期支持的需求，乌克兰继续为其自由而战。”她的帖子写道。</text:p>
      <text:p text:style-name="P4">
梅兰妮·佐利(Melanie Zolie)补充说，从第一天起，乌克兰人民就得到了加拿大和英国的支持。</text:p>
      <text:p text:style-name="P4">
部长说：“我们打算继续按照我们的需要做。”</text:p>
      <text:p text:style-name="P4">
News Source: <text:a xlink:type="simple" xlink:href="https://armyinform.com.ua/2023/04/18/kanada-i-brytaniya-obgovoryly-potrebu-ukrayiny-v-dovgostrokovij-pidtrymczi/" text:style-name="Internet_20_link" text:visited-style-name="Visited_20_Internet_20_Link">
https://armyinform.com.ua/2023/04/18/kanada-i-brytaniya-obgovoryly-potrebu-ukrayiny-v-dovgostrokovij-pidtrymczi/</text:a>
</text:p>
      <!--NEWS-->
      <text:h text:style-name="P10" text:outline-level="1">
<text:span text:style-name="T4">
4月19日，将举行一张圆桌会议：“英雄万神殿：如何使那些为乌克兰生命的人持续记忆”</text:span>
</text:h>
      <text:p text:style-name="P4">
作者: ['АРМІЯINFORM']</text:p>
      <text:p text:style-name="P4">
时间: 2023-04-18T58:00:00-04:00</text:p>
      <text:p text:style-name="P4">
描述: 19克维特里大约有11.00军事媒体中心伤害了有关该主题的主题圈：...与乌克兰2022年的战争，与乌克兰与乌克兰的最新新闻，今天与乌克兰的新闻战争，今天与乌克兰2022年上次与乌克兰进行战争，乌克兰和俄罗斯和俄罗斯和俄罗斯与俄罗斯和当他们在2022年与乌克兰的战争，战争与乌克兰战争时，他们是否会在不久的将来与乌克兰战争，他们说，今天与乌克兰的战争，今天的乌克兰新闻，乌克兰的新闻，乌克兰媒体在俄罗斯的乌克兰媒体</text:p>
      <text:p text:style-name="P4">
图片: ['<text:a xlink:type="simple" xlink:href="https://armyinform.com.ua/wp-content/uploads/2023/02/military-media-center-2-1.jpg" text:style-name="Internet_20_link" text:visited-style-name="Visited_20_Internet_20_Link">
military-media-center-2-1.jpg</text:a>
']</text:p>
      <text:p text:style-name="P4">
标签: ['MILITARY MEDIA CENTER']</text:p>
      <text:p text:style-name="P4">
类别: News</text:p>
      <!--METADATA-->
      <text:p text:style-name="P4">
<draw:frame draw:style-name="fr1" draw:name="Image44" text:anchor-type="as-char" svg:width="6.9236in" svg:height="3.894525in" draw:z-index="0">
<draw:image xlink:href="../Images/AРМІЯINFORM/2023-04-18T58-00-00-04-00/military-media-center-2-1.jpg" xlink:type="simple" xlink:show="embed" xlink:actuate="onLoad" draw:mime-type="image/jpeg"/>
</draw:frame>
<text:span text:style-name="T4">
 4月19日，11.00 </text:span>
 <text:a xlink:type="simple" xlink:href="https://t.me/militarymediacenter/1735" text:style-name="Internet_20_link" text:visited-style-name="Visited_20_Internet_20_Link">
在军事媒体中心</text:a>
这个主题将有一个主题圆桌会议：<text:span text:style-name="T4">
“英雄万神殿：如何使人们对生命的人的记忆永久化” </text:span>
随着广泛的公众参与的参与。</text:p>
      <text:p text:style-name="P4">
<text:span text:style-name="T4">
活动的发言人：</text:span>
</text:p>
      <text:p text:style-name="P4">
-Oleksandr Pryhun，乌克兰退伍军人事务第一副部长；</text:p>
      <ul>
        <li>
          <text:p text:style-name="P4">
伊戈尔·吉里希(Igor Girich)，历史博士；</text:p>
        </li>
        <li>
          <text:p text:style-name="P4">
罗马·科瓦尔(Roman Koval)，作家，冷纱历史俱乐部主席；</text:p>
        </li>
        <li>
          <text:p text:style-name="P4">
武装部队武装部队的发言人安德里·科瓦列夫(Andriy Kovalev)；</text:p>
        </li>
      </ul>
      <text:p text:style-name="P4">
。</text:p>
      <ul>
        <li>
          <text:p text:style-name="P4">
乌克兰的哥萨克公墓的主要研究员罗马·马尔林科夫(Roman Malinkov)；</text:p>
        </li>
        <li>
          <text:p text:style-name="P4">
俄罗斯 - 乌克兰军队的参与者Bogdan Matkivsky；</text:p>
        </li>
      </ul>
      <text:p text:style-name="P4">
-Victor Morenets，历史学家；</text:p>
      <text:p text:style-name="P4">
-Vasyl Pavlov，信息政策局专家小组负责人；</text:p>
      <text:p text:style-name="P4">
-Bogdan Skpenko，乌克兰国民大学，候选科学；</text:p>
      <text:p text:style-name="P4">
-Bogdan Chervak，电视和广播委员会第一副主管；</text:p>
      <text:p text:style-name="P4">
-Leontiy Shepilov，公共活动家。</text:p>
      <text:p text:style-name="P4">
<text:span text:style-name="T4">
需要媒体代表的认证，并将持续到4月19日。</text:span>
</text:p>
      <text:p text:style-name="P4">
认证申请发送到E -MAIL地址：<text:a xlink:type="simple" xlink:href="https://armyinform.com.ua/cdn-cgi/l/email-protection#9ceceff1f3f8e9dcecf3efe8b2f1f5f0b2fbf3eab2e9fd" text:style-name="Internet_20_link" text:visited-style-name="Visited_20_Internet_20_Link">
[EmailProtected]</text:a>
指示记者的杂志，名字和爱好者，出版物的名称，武装部队预先克服的数量，请联系电话。</text:p>
      <text:p text:style-name="P4">
News Source: <text:a xlink:type="simple" xlink:href="https://armyinform.com.ua/2023/04/18/19-kvitnya-vidbudetsya-kruglyj-stil-panteon-geroyiv-yak-uvikovichyty-pamyat-tyh-hto-viddav-zhyttya-za-ukrayinu/" text:style-name="Internet_20_link" text:visited-style-name="Visited_20_Internet_20_Link">
https://armyinform.com.ua/2023/04/18/19-kvitnya-vidbudetsya-kruglyj-stil-panteon-geroyiv-yak-uvikovichyty-pamyat-tyh-hto-viddav-zhyttya-za-ukrayinu/</text:a>
</text:p>
      <!--NEWS-->
      <text:h text:style-name="P10" text:outline-level="1">
<text:span text:style-name="T4">
那些将向俄罗斯提供武器的人将付出高昂的代价-G7声明</text:span>
</text:h>
      <text:p text:style-name="P4">
作者: ['АРМІЯINFORM']</text:p>
      <text:p text:style-name="P4">
时间: 2023-04-18T59:00:00-04:00</text:p>
      <text:p text:style-name="P4">
描述: 国家 /地区，乌克兰人的Yaki Pidrinom Rosiska入侵者，修补了Esoku Tsin。 关于这项工作...与乌克兰2022年的战争，与乌克兰的战争是今天的最新消息，与乌克兰2022的战争是今天的最后一场新闻，乌克兰和俄罗斯之间的战争将发生战争无论是否将在不久的将来与乌克兰发动战争，乌克兰的战争，今天的乌克兰新闻，乌克兰的新闻，乌克兰媒体在俄罗斯</text:p>
      <text:p text:style-name="P4">
图片: ['<text:a xlink:type="simple" xlink:href="https://armyinform.com.ua/wp-content/uploads/2023/04/g7-symbol-und-flaggen.jpg" text:style-name="Internet_20_link" text:visited-style-name="Visited_20_Internet_20_Link">
g7-symbol-und-flaggen.jpg</text:a>
']</text:p>
      <text:p text:style-name="P4">
标签: ['G7', 'STOPRUSSIA', 'АГРЕСІЯ РФ', 'ВТОРГНЕННЯ РФ', 'КОМЮНІКЕ']</text:p>
      <text:p text:style-name="P4">
类别: News</text:p>
      <!--METADATA-->
      <text:p text:style-name="P4">
<draw:frame draw:style-name="fr1" draw:name="Image45" text:anchor-type="as-char" svg:width="6.9236in" svg:height="3.63489in" draw:z-index="0">
<draw:image xlink:href="../Images/AРМІЯINFORM/2023-04-18T59-00-00-04-00/g7-symbol-und-flaggen.jpg" xlink:type="simple" xlink:show="embed" xlink:actuate="onLoad" draw:mime-type="image/jpeg"/>
</draw:frame>
支持俄罗斯入侵乌克兰的国家将付出高昂的代价。</text:p>
      <text:p text:style-name="P4">
这是在最终[语句]中指出的(https://www.mofa.go.jp/files/100492731.pdf)日本卡鲁伊扎夫的外国演习部长G7。</text:p>
      <text:p text:style-name="P4">
会议的参与者承诺加强协调，以防止第三国供应俄罗斯武装部队。</text:p>
      <text:p text:style-name="P4">
“我们重复呼吁第三方停止在俄罗斯战争中的援助，否则他们是认真的。 我们将加强我们的协调，以防止第三方向俄罗斯供应武器并对其做出回应，并采取措施采取措施，以反对乌克兰的俄罗斯战争的人，”该文件写道。 。</text:p>
      <text:p text:style-name="P4">
伟大七个国家外交大臣会议的参与者强调，任何解决冲突的决议都应保证俄罗斯为造成的伤害付出代价。</text:p>
      <text:p text:style-name="P4">
“根据我们的相关法律制度，在我们的管辖范围内，我们将在我们的管辖权中保持不稳定，直到有关俄罗斯违反乌克兰主权主权的冲突得到解决。 G7外交官说：“不可能有未受到惩罚的战争罪和其他暴行，例如俄罗斯对平民人口和关键平民基础设施的袭击。”</text:p>
      <text:p text:style-name="P4">
外交政策机构的负责人强烈谴责莫斯科将战术核武器放置在白俄罗斯的威胁，认为这是不可接受的。</text:p>
      <text:p text:style-name="P4">
G7表示准备进一步加强对乌克兰战争的制裁。</text:p>
      <text:p text:style-name="P4">
“我们仍然致力于加强对俄罗斯，协调和完全遵守的制裁，尤其是通过执法协调机制，以及俄罗斯和第三方企图逃避我们的制裁措施并破坏他们的企图，”  - 在最终中说。公报。</text:p>
      <text:p text:style-name="P4">
会议的参与者呼吁俄罗斯联邦立即和无条件撤离乌克兰，并承诺继续基辅恢复乌克兰的支持。</text:p>
      <text:p text:style-name="P4">
“今天，我们再次有义务支持乌克兰，并提供稳定的安全，经济和机构支持，以帮助乌克兰保护自己，确保我们的自由ta症未来，并限制未来的俄罗斯侵略，“ - 强调。</text:p>
      <text:p text:style-name="P4">
<text:span text:style-name="T5">
准备的Vitaliy Lytvyn</text:span>
</text:p>
      <text:p text:style-name="P4">
News Source: <text:a xlink:type="simple" xlink:href="https://armyinform.com.ua/2023/04/18/ti-hto-postachatyme-zbroyu-do-rosiyi-zaplatyat-vysoku-czinu-zayava-g7/" text:style-name="Internet_20_link" text:visited-style-name="Visited_20_Internet_20_Link">
https://armyinform.com.ua/2023/04/18/ti-hto-postachatyme-zbroyu-do-rosiyi-zaplatyat-vysoku-czinu-zayava-g7/</text:a>
</text:p>
      <!--NEWS-->
      <text:h text:style-name="P10" text:outline-level="1">
<text:span text:style-name="T4">
战争来到了每个俄罗斯的房子 - 安德里·尤索夫（Andriy Yusov）</text:span>
</text:h>
      <text:p text:style-name="P4">
作者: ['АРМІЯINFORM']</text:p>
      <text:p text:style-name="P4">
时间: 2023-04-18T60:00:00-04:00</text:p>
      <text:p text:style-name="P4">
描述: 在广泛的Viin，Yaku Rozvav Putin的广泛规模中，我进入了Rosiyki的皮肤...与乌克兰2022年的战争，与乌克兰的战争是今天的最新消息，这是与乌克兰2022的新闻战争，这是今天的最后一场新闻，乌克兰和俄罗斯之间会发生战争，当战争，与乌克兰战争时，是否会在不久的将来与乌克兰发生战争，他们说，今天与乌克兰的战争，今天，乌克兰新闻，乌克兰新闻在俄罗斯的乌克兰媒体</text:p>
      <text:p text:style-name="P4">
图片: ['<text:a xlink:type="simple" xlink:href="https://armyinform.com.ua/wp-content/uploads/2023/03/yusov.jpg" text:style-name="Internet_20_link" text:visited-style-name="Visited_20_Internet_20_Link">
yusov.jpg</text:a>
']</text:p>
      <text:p text:style-name="P4">
标签: ['STOPRUSSIA', 'АГРЕСІЯ РФ', 'АНДРІЙ ЮСОВ', 'ВТОРГНЕННЯ РФ', 'ГУР МОУ']</text:p>
      <text:p text:style-name="P4">
类别: News</text:p>
      <!--METADATA-->
      <text:p text:style-name="P4">
<draw:frame draw:style-name="fr1" draw:name="Image46" text:anchor-type="as-char" svg:width="6.9236in" svg:height="3.894525in" draw:z-index="0">
<draw:image xlink:href="../Images/AРМІЯINFORM/2023-04-18T60-00-00-04-00/yusov.jpg" xlink:type="simple" xlink:show="embed" xlink:actuate="onLoad" draw:mime-type="image/jpeg"/>
</draw:frame>
在俄罗斯，普京释放了一场大规模战争，到达了每个俄罗斯的房屋。 关于<text:a xlink:type="simple" xlink:href="https://gur.gov.ua/content/viina-pryishla-do-budynku-kozhnoho-rosiianyna.html" text:style-name="Internet_20_link" text:visited-style-name="Visited_20_Internet_20_Link">
告诉</text:a>
乌克兰·安德里·尤索夫国防部在电信的空中代表。</text:p>
      <text:p text:style-name="P4">
乌克兰军事情报的代表回答了前一天发生的电气变电站，尤其是贝尔戈罗德的维布卡记者的问题。</text:p>
      <text:p text:style-name="P4">
“很明显，对于那些相信奇迹，生活和做好事的人来说，他们有一个优雅的火。 谁做邪恶，复活节上的大火是不同的……战争已经到了普京的每个俄罗斯和每个子人物的房子。”安德烈·尤索夫说。</text:p>
      <text:p text:style-name="P4">
News Source: <text:a xlink:type="simple" xlink:href="https://armyinform.com.ua/2023/04/18/vijna-pryjshla-do-budynku-kozhnogo-rosiyanyna-andrij-yusov/" text:style-name="Internet_20_link" text:visited-style-name="Visited_20_Internet_20_Link">
https://armyinform.com.ua/2023/04/18/vijna-pryjshla-do-budynku-kozhnogo-rosiyanyna-andrij-yusov/</text:a>
</text:p>
      <!--NEWS-->
      <text:h text:style-name="P10" text:outline-level="1">
<text:span text:style-name="T4">
美国已任命海牙检察官，他将重点介绍俄罗斯针对乌克兰的罪行</text:span>
</text:h>
      <text:p text:style-name="P4">
作者: ['АРМІЯINFORM']</text:p>
      <text:p text:style-name="P4">
时间: 2023-04-18T61:00:00-04:00</text:p>
      <text:p text:style-name="P4">
描述: PID Hour Robocho向美国总检察官安德里·科斯特（Andriy Kost）在美国普罗维塔夫·瑞什尼亚（Provitav Rishnnya USA）...与乌克兰2022年的战争，与乌克兰与乌克兰的最新新闻，今天与乌克兰2022年的新闻，今天上次与乌克兰的新闻战争，乌克兰和俄罗斯和俄罗斯和战争之间的战争将发生他们说，与乌克兰在2022年将在不久的将来与乌克兰战争，他们说，与乌克兰的战争，今天的乌克兰新闻，乌克兰的新闻，乌克兰媒体在俄罗斯的乌克兰新闻</text:p>
      <text:p text:style-name="P4">
图片: ['<text:a xlink:type="simple" xlink:href="https://armyinform.com.ua/wp-content/uploads/2023/04/haag.jpg" text:style-name="Internet_20_link" text:visited-style-name="Visited_20_Internet_20_Link">
haag.jpg</text:a>
']</text:p>
      <text:p text:style-name="P4">
标签: ['STOPRUSSIA', 'АГРЕСІЯ РФ', 'ВОЄННІ ЗЛОЧИНИ РФ', 'ГААЗЬКИЙ ТРИБУНАЛ', 'США']</text:p>
      <text:p text:style-name="P4">
类别: News</text:p>
      <!--METADATA-->
      <text:p text:style-name="P4">
<draw:frame draw:style-name="fr1" draw:name="Image47" text:anchor-type="as-char" svg:width="6.9236in" svg:height="3.894525in" draw:z-index="0">
<draw:image xlink:href="../Images/AРМІЯINFORM/2023-04-18T61-00-00-04-00/haag.jpg" xlink:type="simple" xlink:show="embed" xlink:actuate="onLoad" draw:mime-type="image/jpeg"/>
</draw:frame>
检察官安德里·科斯汀(Andriy Kostin(以色列)，这将在夏天在海牙的基地师。</text:p>
      <text:p text:style-name="P4">
关于它<text:a xlink:type="simple" xlink:href="https://gp.gov.ua/ua/posts/andrii-kostin-nas-obovyazok-pozbaviti-zlocinnu-organizaciyu-pvk-vagner-resursiv-dlya-finansuvannya-boiovix-dii-v-ukrayini" text:style-name="Internet_20_link" text:visited-style-name="Visited_20_Internet_20_Link">
报告</text:a>
乌克兰检察长办公室。</text:p>
      <text:p text:style-name="P4">
“这是美国的另一个明确信号。 启动这个国际中心是为侵略犯罪创建特殊的田径运动的重要先决条件。”他补充说。</text:p>
      <text:p text:style-name="P4">
同时，如<text:a xlink:type="simple" xlink:href="https://www.justice.gov/opa/speech/merrick-b-garland-delivers-remarks-following-meeting-ukrainian-prosecutor-general-andriy" text:style-name="Internet_20_link" text:visited-style-name="Visited_20_Internet_20_Link">
报告</text:a>
在美国司法部的新闻服务中，检察官将基于Hazev Euras  - 欧洲司法领域的欧洲联盟机构。</text:p>
      <text:p text:style-name="P4">
司法部还计划今年夏天将永久法律顾问派往美国大使馆。 该顾问将与乌克兰合作伙伴合作讨论司法部门的许多困难问题。</text:p>
      <text:p text:style-name="P4">
与美国司法部调查一起调查的检察官继续与乌克兰办公室检察官的同事紧密合作，调查俄罗斯军队犯下的具体罪行，包括对平民的非法袭击。</text:p>
      <text:p text:style-name="P4">
美国国会最近扩大了司法部在美国发现的可能的战争罪犯的司法逆转的权力。 这意味着，在未来几年和几十年中，曾在美国的俄罗斯战士应该期望他们会在美国找到自己。</text:p>
      <text:p text:style-name="P4">
此外，美国司法部将授予美国国会的新权力转移了从俄罗斯寡头没收的某些资产来使用乌克兰。</text:p>
      <text:p text:style-name="P4">
“我们将尽最大努力帮助乌克兰为他们的人民实现正义。 我们将为那些负责俄罗斯政权残酷犯罪的人所需要的工作尽可能多地工作。”美国检察长梅里克·加兰德(Merrick Garland)说。</text:p>
      <text:p text:style-name="P4">
News Source: <text:a xlink:type="simple" xlink:href="https://armyinform.com.ua/2023/04/18/ssha-pryznachyly-prokurora-v-gaagu-yakyj-zoseredytsya-na-zlochynah-rf-proty-ukrayiny/" text:style-name="Internet_20_link" text:visited-style-name="Visited_20_Internet_20_Link">
https://armyinform.com.ua/2023/04/18/ssha-pryznachyly-prokurora-v-gaagu-yakyj-zoseredytsya-na-zlochynah-rf-proty-ukrayiny/</text:a>
</text:p>
      <!--NEWS-->
      <text:h text:style-name="P10" text:outline-level="1">
<text:span text:style-name="T4">
乌克兰检察长办公室：已记录了17,000多名针对国家安全罪</text:span>
</text:h>
      <text:p text:style-name="P4">
作者: ['АРМІЯINFORM']</text:p>
      <text:p text:style-name="P4">
时间: 2023-04-18T62:00:00-04:00</text:p>
      <text:p text:style-name="P4">
描述: 乌克兰人的总检察官，关于哭泣的纪录片，出于...与乌克兰2022年的战争，与乌克兰与乌克兰的最新新闻战争，今天与乌克兰2022年的新闻战争，乌克兰和俄罗斯之间以及俄罗斯之间的战争，何时以及俄罗斯之间的战争，他们在2022年与乌克兰与乌克兰的战争，无论是否将在不久</text:p>
      <text:p text:style-name="P4">
图片: ['<text:a xlink:type="simple" xlink:href="https://armyinform.com.ua/wp-content/uploads/2023/04/warcrime-18042023ua.jpg" text:style-name="Internet_20_link" text:visited-style-name="Visited_20_Internet_20_Link">
warcrime-18042023ua.jpg</text:a>
', '<text:a xlink:type="simple" xlink:href="https://armyinform.com.ua/wp-content/uploads/2023/04/warcrime-18042023en.jpg" text:style-name="Internet_20_link" text:visited-style-name="Visited_20_Internet_20_Link">
warcrime-18042023en.jpg</text:a>
']</text:p>
      <text:p text:style-name="P4">
标签: ['STOPRUSSIA', 'АГРЕСІЯ РФ', 'ВІЙНА', 'ВОЄННІ ЗЛОЧИНИ', 'ВТОРГНЕННЯ РФ', 'ОФІС ГЕНЕРАЛЬНОГО ПРОКУРОРА УКРАЇНИ']</text:p>
      <text:p text:style-name="P4">
类别: News</text:p>
      <!--METADATA-->
      <text:p text:style-name="P4">
<draw:frame draw:style-name="fr1" draw:name="Image48" text:anchor-type="as-char" svg:width="6.9236in" svg:height="4.448413in" draw:z-index="0">
<draw:image xlink:href="../Images/AРМІЯINFORM/2023-04-18T62-00-00-04-00/warcrime-18042023ua.jpg" xlink:type="simple" xlink:show="embed" xlink:actuate="onLoad" draw:mime-type="image/jpeg"/>
</draw:frame>
乌克兰检察长办公室<text:a xlink:type="simple" xlink:href="https://www.gp.gov.ua/" text:style-name="Internet_20_link" text:visited-style-name="Visited_20_Internet_20_Link">
报告</text:a>
在俄罗斯对乌克兰的大规模侵略时期犯下的罪行。</text:p>
      <text:p text:style-name="P4">
<text:span text:style-name="T4">
截至4月18日</text:span>
注册：</text:p>
      <ul>
        <li>
80 971军事犯罪， * 17 068针对乌克兰国家安全的罪行。</li>
      </ul>
      <text:p text:style-name="P4">
此外，根据少年检察官的官方数据，由于俄罗斯联邦的侵略，<text:span text:style-name="T4">
 1418名儿童已成为</text:span>
，包括：</text:p>
      <ul>
        <li>
470-儿童被杀， * 948-儿童因严重程度的不同程度受伤。</li>
      </ul>
      <text:p text:style-name="P4">
该部门强调，这些数字不是最终的，因为在暂时占据的有形领土上的积极战斗场所的安装中继续进行工作。</text:p>
      <text:p text:style-name="P4">
<draw:frame draw:style-name="fr1" draw:name="Image49" text:anchor-type="as-char" svg:width="6.9236in" svg:height="4.448413in" draw:z-index="0">
<draw:image xlink:href="../Images/AРМІЯINFORM/2023-04-18T62-00-00-04-00/warcrime-18042023en.jpg" xlink:type="simple" xlink:show="embed" xlink:actuate="onLoad" draw:mime-type="image/jpeg"/>
</draw:frame>
</text:p>
      <text:p text:style-name="P4">
News Source: <text:a xlink:type="simple" xlink:href="https://armyinform.com.ua/2023/04/18/ofis-genprokurora-ukrayiny-zadokumentovano-ponad-17-tysyach-zlochyniv-proty-naczbezpeky-2/" text:style-name="Internet_20_link" text:visited-style-name="Visited_20_Internet_20_Link">
https://armyinform.com.ua/2023/04/18/ofis-genprokurora-ukrayiny-zadokumentovano-ponad-17-tysyach-zlochyniv-proty-naczbezpeky-2/</text:a>
</text:p>
      <!--NEWS-->
      <text:h text:style-name="P10" text:outline-level="1">
<text:span text:style-name="T4">
退伍军人部在军方工作场所制定适应计划，他们将重返平民生活</text:span>
</text:h>
      <text:p text:style-name="P4">
作者: ['АРМІЯINFORM']</text:p>
      <text:p text:style-name="P4">
时间: 2023-04-18T63:00:00-04:00</text:p>
      <text:p text:style-name="P4">
描述: Minvetaranni Rosoblia，对Yaki的Mossi Zakhisnikiv的胆怯，与乌克兰2022年的战争，与乌克兰的最新新闻，与乌克兰的新闻，2022年的新闻战争是今天的最后一场，将在乌克兰和俄罗斯和俄罗斯和俄罗斯和俄罗斯和俄罗斯与俄罗斯和俄罗斯之间发生战争，这将是乌克兰的最新消息，当乌克兰与乌克兰的战争在乌克兰的战争何时，这将是不久的</text:p>
      <text:p text:style-name="P4">
图片: ['<text:a xlink:type="simple" xlink:href="https://armyinform.com.ua/wp-content/uploads/2023/04/183466_l_vivs_kyj_czentr_nadannya_poslug_uchasnykam_bojovyh_dij_960x380_0.jpg" text:style-name="Internet_20_link" text:visited-style-name="Visited_20_Internet_20_Link">
183466_l_vivs_kyj_czentr_nadannya_poslug_uchasnykam_bojovyh_dij_960x380_0.jpg</text:a>
']</text:p>
      <text:p text:style-name="P4">
标签: ['STOPRUSSIA', 'АГРЕСІЯ РФ', 'ВТОРГНЕННЯ РФ']</text:p>
      <text:p text:style-name="P4">
类别: News</text:p>
      <!--METADATA-->
      <text:p text:style-name="P4">
<draw:frame draw:style-name="fr1" draw:name="Image50" text:anchor-type="as-char" svg:width="6.9236in" svg:height="5.012398in" draw:z-index="0">
<draw:image xlink:href="../Images/AРМІЯINFORM/2023-04-18T63-00-00-04-00/183466_l_vivs_kyj_czentr_nadannya_poslug_uchasnykam_bojovyh_dij_960x380_0.jpg" xlink:type="simple" xlink:show="embed" xlink:actuate="onLoad" draw:mime-type="image/jpeg"/>
</draw:frame>
说明性照片</text:p>
      <text:p text:style-name="P4">
退伍军人部制定了在将重返平民生活的保护者的捍卫者工作场所适应的计划。 在电视频道“ First Western”的现场直播中，战略规划和欧洲部的欧洲部门综合总监报告主任。 关于它<text:a xlink:type="simple" xlink:href="https://www.kmu.gov.ua/news/minveteraniv-rozrobliaie-prohramy-adaptatsii-na-robochomu-mistsi-zakhysnykiv-i-zakhysnyts-iaki-povertatymutsia-do-tsyvilnoho-zhyttia" text:style-name="Internet_20_link" text:visited-style-name="Visited_20_Internet_20_Link">
报告</text:a>
政府门户。</text:p>
      <text:p text:style-name="P4">
“我们目前正在公共服务到民间生活系统中正在从事的项目之一是开发特殊计划，作为企业集体，以接管一名经验丰富的企业。 她说：“这将促进将归还前犯罪生活的防守者和捍卫者的工作场所中的完整改编。”</text:p>
      <text:p text:style-name="P4">
根据属于退伍军人事工管理领域的心理社会康复中心之一的专家斯维特拉纳·贝雷齐纳(Svetlana Berezina)的说法，为企业雇员开发了许多企业。 他们将帮助团队从战争中归还退伍军人和退伍军人。 特别是，我们从乌克兰兹尼尼(Ukrzaliznytsya)开始，那里有将近10,000名工人将在前面爆发乌克兰。</text:p>
      <text:p text:style-name="P4">
“这些人将重返工作岗位，需要开发他们的全部适应方法。 我们目前正在为此致力于这一点。” Svetlana Berezina强调。</text:p>
      <text:p text:style-name="P4">
News Source: <text:a xlink:type="simple" xlink:href="https://armyinform.com.ua/2023/04/18/minveteraniv-rozroblyaye-programy-adaptacziyi-na-robochomu-misczi-vijskovyh-yaki-povertatymutsya-do-czyvilnogo-zhyttya/" text:style-name="Internet_20_link" text:visited-style-name="Visited_20_Internet_20_Link">
https://armyinform.com.ua/2023/04/18/minveteraniv-rozroblyaye-programy-adaptacziyi-na-robochomu-misczi-vijskovyh-yaki-povertatymutsya-do-czyvilnogo-zhyttya/</text:a>
</text:p>
      <!--NEWS-->
      <text:h text:style-name="P10" text:outline-level="1">
<text:span text:style-name="T4">
国家元首签署了授予乌克兰捍卫者的法令</text:span>
</text:h>
      <text:p text:style-name="P4">
作者: ['АРМІЯINFORM']</text:p>
      <text:p text:style-name="P4">
时间: 2023-04-18T64:00:00-04:00</text:p>
      <text:p text:style-name="P4">
描述: 乌克兰沃迪米尔Zelensky Vidniy主席主权纳戈罗德（Nagorods）...与乌克兰2022年的战争，与乌克兰与乌克兰的最新新闻战争，今天与乌克兰2022年的新闻战争，乌克兰和俄罗斯之间的战争将与俄罗斯之间的战争，以及当，与俄罗斯之间的战争，以及当，当，当，当，当，当，当，当，当，当，，当，当，当，当，，当，当，当，当，当，当，，当，当，，当，当，当，当他们说，乌克兰在2022年将在不久的将来与乌克兰战争，他们说，今天与乌克兰的战争，今天的乌克兰新闻，乌克兰新闻，乌克兰媒体在俄罗斯的乌克兰新闻</text:p>
      <text:p text:style-name="P4">
图片: ['<text:a xlink:type="simple" xlink:href="https://armyinform.com.ua/wp-content/uploads/2023/04/3213cb444a7b4dddfd13032ccfd9f959_1648215665_extra_large.jpeg" text:style-name="Internet_20_link" text:visited-style-name="Visited_20_Internet_20_Link">
3213cb444a7b4dddfd13032ccfd9f959_1648215665_extra_large.jpeg</text:a>
']</text:p>
      <text:p text:style-name="P4">
标签: []</text:p>
      <text:p text:style-name="P4">
类别: News</text:p>
      <!--METADATA-->
      <text:p text:style-name="P4">
<draw:frame draw:style-name="fr1" draw:name="Image51" text:anchor-type="as-char" svg:width="6.9236in" svg:height="4.613521in" draw:z-index="0">
<draw:image xlink:href="../Images/AРМІЯINFORM/2023-04-18T64-00-00-04-00/3213cb444a7b4dddfd13032ccfd9f959_1648215665_extra_large.jpeg" xlink:type="simple" xlink:show="embed" xlink:actuate="onLoad" draw:mime-type="image/jpeg"/>
</draw:frame>
<text:span text:style-name="T4">
乌克兰沃迪米尔·泽伦斯基总统庆祝武装部队武装部队的州奖。</text:span>
</text:p>
      <text:p text:style-name="P4">
适当<text:a xlink:type="simple" xlink:href="https://www.president.gov.ua/documents/2302023-46541" text:style-name="Internet_20_link" text:visited-style-name="Visited_20_Internet_20_Link">
第230/2023号法令</text:a>
由国家元首发表。</text:p>
      <text:p text:style-name="P4">
值得注意的是，该奖项是“在保护乌克兰的国家主权和领土完整，对军事宣誓的忠诚中揭示的个人勇气和奉献行动”颁发的奖项。”</text:p>
      <text:p text:style-name="P4">
<text:span text:style-name="T4">
授予Bohdan Khmelnitsky II学位的命令</text:span>
</text:p>
      <text:p text:style-name="P4">
亚历山大·伊万诺维奇的爪子 - 高级中尉</text:p>
      <text:p text:style-name="P4">
Yakhnenko Dmitry Alexandrovich-专业</text:p>
      <text:p text:style-name="P4">
<text:span text:style-name="T4">
授予Bohdan Khmelnitsky III学位的命令</text:span>
</text:p>
      <text:p text:style-name="P4">
Danilchenko Vitaliy Vitaliyevich(死后) - 中尉</text:p>
      <text:p text:style-name="P4">
Dudarchuk Vitaliy Viktorovich(死后) - 中尉</text:p>
      <text:p text:style-name="P4">
Zueva Valentina Alexandrovich(死后)- 主要的</text:p>
      <text:p text:style-name="P4">
Kadola Vitaliy Vitaliyevich(死后) - 初级中尉</text:p>
      <text:p text:style-name="P4">
Kirilluk Vitaliy Vasilyevich(死后) - 队长</text:p>
      <text:p text:style-name="P4">
莉娜·塔拉斯·伊万诺维奇(死后) - 中尉</text:p>
      <text:p text:style-name="P4">
Severlov Vyacheslav Alekseevich-上校</text:p>
      <text:p text:style-name="P4">
<text:span text:style-name="T4">
授予II学位的勇气命令</text:span>
</text:p>
      <text:p text:style-name="P4">
Oleg Nikolaevich Litvinenko-高级士兵</text:p>
      <text:p text:style-name="P4">
Nikitice Taras Dmitrovich(死后) - 高级士兵</text:p>
      <text:p text:style-name="P4">
Stepanova Anatoly Anatoliyovich(死后) - 高级中士</text:p>
      <text:p text:style-name="P4">
<text:span text:style-name="T4">
授予三级勇气的勇气</text:span>
</text:p>
      <text:p text:style-name="P4">
阿尔伯特·雅罗斯拉夫·德米特罗维奇(死后) - 高级士兵</text:p>
      <text:p text:style-name="P4">
Anatichuk Oleg Stepanovich(死后) - 士兵</text:p>
      <text:p text:style-name="P4">
Andrusika Sergey Ivanovich(死后) - 士兵</text:p>
      <text:p text:style-name="P4">
Anishchenko Vitaliy Viktorovich(死后) - 士兵</text:p>
      <text:p text:style-name="P4">
Vasily Antonyukova(死后) - 中士</text:p>
      <text:p text:style-name="P4">
Ashulov Vladimir Alexandrovich(死后) - 初中中士</text:p>
      <text:p text:style-name="P4">
亚历山大·贝基尼奇(Alexander Baikenich)(死后) - 士兵</text:p>
      <text:p text:style-name="P4">
Bakuna Andriy Vasilyevich-队长</text:p>
      <text:p text:style-name="P4">
Bambuliak Nikolai Vasilyevich(死后) - 初中中士</text:p>
      <text:p text:style-name="P4">
Bardigul Nikolai Miroslavovich(死后) - 士兵</text:p>
      <text:p text:style-name="P4">
巴斯克弗拉基米尔·伊万诺维奇 - 高级中士</text:p>
      <text:p text:style-name="P4">
尤里·巴辛斯基(Yuri Bashinsky)(死后) - 士兵</text:p>
      <text:p text:style-name="P4">
尼古拉·贝雷佐夫斯基(死后) - 士兵</text:p>
      <text:p text:style-name="P4">
Alexei Bilanenko(死后) - 高级士兵</text:p>
      <text:p text:style-name="P4">
Beddy Ilya Vasilyevich(死后) - 士兵</text:p>
      <text:p text:style-name="P4">
Bubir Alexei Igorovich(死后) - 中士</text:p>
      <text:p text:style-name="P4">
将是Nicholas Pylypovych(死后) - 高级士兵</text:p>
      <text:p text:style-name="P4">
Oleg Valentinovich的Buliga(死后) - 高级士兵</text:p>
      <text:p text:style-name="P4">
Burdyna Nikolai Vasilyevich(死后) - 士兵</text:p>
      <text:p text:style-name="P4">
Anatoly Burlachenko(死后) - 士兵Vashchenko Vasily Nikolaevich-专业</text:p>
      <text:p text:style-name="P4">
Verkhovsky Cyril Vladislavovich(死后) - 士兵</text:p>
      <text:p text:style-name="P4">
Voloshinyuk Andriy Ilyich(死后) - 士兵</text:p>
      <text:p text:style-name="P4">
Voloshchuk mykola Yosypovych(死后) - 士兵</text:p>
      <text:p text:style-name="P4">
Dmitry Ivanovich Hancheriuk(死后) - 中士</text:p>
      <text:p text:style-name="P4">
亚历山大·维克托罗维奇·加玛蒂克(Alexander Viktorovich Garmatyuk)(死后) - 酋长</text:p>
      <text:p text:style-name="P4">
Gvozdyanchuk Yaroslav Ivanovich(死后) - 士兵</text:p>
      <text:p text:style-name="P4">
Gevak Anton Leonidovich(死后) - 高级中尉</text:p>
      <text:p text:style-name="P4">
Grolla vasyl Vasilyevich(死后) - 高级士兵</text:p>
      <text:p text:style-name="P4">
Globina Vladislav Viktorovich-队长</text:p>
      <text:p text:style-name="P4">
Alexei Vyacheslavovich总部</text:p>
      <text:p text:style-name="P4">
Gryshchenko Alexander Vasilyevich(死后) - 高级中士</text:p>
      <text:p text:style-name="P4">
Vasily Vladimirovich区(死后) - 中士</text:p>
      <text:p text:style-name="P4">
Vitaliy Yurievich(死后)-Master-Stentate</text:p>
      <text:p text:style-name="P4">
Yevchuk Ruslan Fedorovich-上尉</text:p>
      <text:p text:style-name="P4">
青蛙Andriy Bogdanovich(死后) - 士兵</text:p>
      <text:p text:style-name="P4">
Zhmurka Nazar Yevgenovich(死后) - 士兵</text:p>
      <text:p text:style-name="P4">
弗拉基米尔·彼得罗维奇·扎卡拉(Vladimir Petrovich Zakala)(死后) - 高级士兵</text:p>
      <text:p text:style-name="P4">
Oleg Anatolyevich-队长</text:p>
      <text:p text:style-name="P4">
健康的马克·雅罗斯拉夫维奇(死后) - 高级中士</text:p>
      <text:p text:style-name="P4">
Ivasyuk Vasily Vasilyevich(死后) - 高级士兵</text:p>
      <text:p text:style-name="P4">
Kazmirchuk Edward Andreevich(死后) - 士兵</text:p>
      <text:p text:style-name="P4">
Kitral Igor Alekseevich(死后) - 中士</text:p>
      <text:p text:style-name="P4">
Kishak Mikhail Vasilyevich(死后) - 中士</text:p>
      <text:p text:style-name="P4">
Kobzeva Sergey Mikhailovich(死后) - 高级士兵</text:p>
      <text:p text:style-name="P4">
Cossack Mikhail Mikhailovich(死后) - 士兵</text:p>
      <text:p text:style-name="P4">
Kozar Oleg Anatolyevich(死后) - 初中中士</text:p>
      <text:p text:style-name="P4">
Kosovich Vasily Dmitrovich(死后) - 士兵</text:p>
      <text:p text:style-name="P4">
Kravchuk Alexander Nikolaevich(死后) - 高级中士</text:p>
      <text:p text:style-name="P4">
克鲁克霍夫斯基罗马彼得罗维奇(死后) - 士兵</text:p>
      <text:p text:style-name="P4">
Kurilenko Nikolai Viktorovich(死后) - 士兵</text:p>
      <text:p text:style-name="P4">
KUROVSKY VITALIY VLADIMIROVICH(死后) - 士兵</text:p>
      <text:p text:style-name="P4">
Lednev Rostislav Yevgenyevich(посмертно)-Master-Stentate</text:p>
      <text:p text:style-name="P4">
Sergey Lityuk-中士</text:p>
      <text:p text:style-name="P4">
Loboda Alexander Anatolyevich-上尉</text:p>
      <text:p text:style-name="P4">
lopushak伊万·瓦西利维奇(Ivan Vasilyevich)(死后) - 初中中士</text:p>
      <text:p text:style-name="P4">
Lutsaka Lyubomir Vasilyevich(死后) - 士兵</text:p>
      <text:p text:style-name="P4">
Maznitsky Vitaliy Vasilyevich(死后) - 高级士兵</text:p>
      <text:p text:style-name="P4">
Makara Vasily Dmitrovich(死后) - 初中中士</text:p>
      <text:p text:style-name="P4">
Makovsky Vitaliy Igorovich-高级中尉</text:p>
      <text:p text:style-name="P4">
Anatoly Nikolaevich(死后) - 士兵</text:p>
      <text:p text:style-name="P4">
MONKO VLADISLAV VALERYEVICH(死后) - 士兵</text:p>
      <text:p text:style-name="P4">
软化Ruslan Alexandrovich-高级士兵</text:p>
      <text:p text:style-name="P4">
Ogorodnikov Yevgeny Alexandrovich(死后) - 高级水手</text:p>
      <text:p text:style-name="P4">
Oksenyuk Vitaliy Ivanovich-上尉</text:p>
      <text:p text:style-name="P4">
Oliynyk Igor Bogdanovich-专业Pakina Sergey Grigorovich-高级士兵</text:p>
      <text:p text:style-name="P4">
Permyakov Alexei Nikolaevich(死后)-Headquarters</text:p>
      <text:p text:style-name="P4">
Andriy的Postolnik-高级士兵</text:p>
      <text:p text:style-name="P4">
Radnyany Alexander Viktorovich(死后) - 士兵</text:p>
      <text:p text:style-name="P4">
Senik Sergey Grigorovich(死后) - 初中中士</text:p>
      <text:p text:style-name="P4">
Skvarsky Alexander Alexandrovich(死后) - 士兵</text:p>
      <text:p text:style-name="P4">
Smirnova Dmitry Alexandrovich-高级中士</text:p>
      <text:p text:style-name="P4">
Dmitry Sukhoveeva-中士</text:p>
      <text:p text:style-name="P4">
Chanshev Renata Kamilovich(死后) - 士兵</text:p>
      <text:p text:style-name="P4">
Shesterin Andrei Yevgenyevich-上尉</text:p>
      <text:p text:style-name="P4">
Yakovlev Artem Nikolaevich-高级中士</text:p>
      <text:p text:style-name="P4">
<text:span text:style-name="T4">
奖励公主Olga III学位</text:span>
</text:p>
      <text:p text:style-name="P4">
Galich Svetlana Rodioniv-医疗服务高级中尉</text:p>
      <text:p text:style-name="P4">
<text:span text:style-name="T4">
授予Danylo Halytsky的命令</text:span>
</text:p>
      <text:p text:style-name="P4">
Bessarab Andriy Vadimovich-上尉</text:p>
      <text:p text:style-name="P4">
弗拉索夫·斯坦尼斯拉夫·尤里维奇 - 上尉</text:p>
      <text:p text:style-name="P4">
Gaidarzhi Trifonovich-医疗服务上校</text:p>
      <text:p text:style-name="P4">
亚历山大·亚历山大(Alexander Alexandrovich Gaya) - 上校医疗服务</text:p>
      <text:p text:style-name="P4">
Vitaliy Mikhailovich Dora-队长</text:p>
      <text:p text:style-name="P4">
Yenina Roman Viktorovich-医疗服务上校</text:p>
      <text:p text:style-name="P4">
Dmitry Kabakchey-上校</text:p>
      <text:p text:style-name="P4">
哥萨克·谢尔盖·鲍里索维奇(Cossack Sergey Borisovich) - 高级中尉</text:p>
      <text:p text:style-name="P4">
Popadyuk Andriy Mikhailovich-高级中尉</text:p>
      <text:p text:style-name="P4">
Sidorka Andriy Alexandrovich-专业</text:p>
      <text:p text:style-name="P4">
TSARUK ARTHUR YURIEVICH-医疗服务高级中尉</text:p>
      <text:p text:style-name="P4">
亚历山大·伊利希(Alexander Ilyich)，医疗服务上校</text:p>
      <text:p text:style-name="P4">
Yakovenko Andrei Petrovich-上校</text:p>
      <text:p text:style-name="P4">
<text:span text:style-name="T4">
授予乌克兰军事服役奖章</text:span>
</text:p>
      <text:p text:style-name="P4">
Boltyan Jeanne Pavlivna-初中中士</text:p>
      <text:p text:style-name="P4">
Bradyuk Sergey Leonidovich-高级士兵</text:p>
      <text:p text:style-name="P4">
Dikola Viktorovich-高级中尉医疗服务</text:p>
      <text:p text:style-name="P4">
安德烈·瓦莱里维奇(Andrei Valeryevich)的荞麦 - 上校</text:p>
      <text:p text:style-name="P4">
吉莫洛斯诺夫亚历山大·彼得罗维奇(Alexander Petrovich) - 医疗服务高级中尉</text:p>
      <text:p text:style-name="P4">
Zhitchenko Alexander Vasilyevich-高级士兵</text:p>
      <text:p text:style-name="P4">
Levin Mikhail Borisovich-医疗服务高级中尉</text:p>
      <text:p text:style-name="P4">
罗勒·米哈伊洛维奇·马特卡(Basil Mikhailovich Matka) - 初中中士</text:p>
      <text:p text:style-name="P4">
Andrei Nazarchuk-主要的医疗服务专业</text:p>
      <text:p text:style-name="P4">
Pirogov Vadim Vyacheslavovich-医疗服务中尉</text:p>
      <text:p text:style-name="P4">
罗马谢尔盖维奇的股骨 - 中士</text:p>
      <text:p text:style-name="P4">
Khomovich Elena Alexandrovna-中士</text:p>
      <text:p text:style-name="P4">
<text:span text:style-name="T4">
奖励获得完美服务iii学位</text:span>
</text:p>
      <text:p text:style-name="P4">
Zhopka Andrei Vladimirovich-上校</text:p>
      <text:p text:style-name="P4">
Lazukina Yevgeny Alexandrovich-上校</text:p>
      <text:p text:style-name="P4">
Chernia Maxim Petrovich-上校</text:p>
      <text:p text:style-name="P4">
<text:span text:style-name="T4">
奖励奖牌“祖国的捍卫者” </text:span>
</text:p>
      <text:p text:style-name="P4">
Korchak Alexei Sergeyevich-士兵</text:p>
      <text:p text:style-name="P4">
Olekh Eugene Mikhailovich-士兵</text:p>
      <text:p text:style-name="P4">
Rudenko Konstantin Nikolaevich-水手</text:p>
      <text:p text:style-name="P4">
Andrei Savchenko-初中中士</text:p>
      <text:p text:style-name="P4">
Fedorishina Andriy Ivanovich-水手Shcherban Nikolai Valeryevich-高级士兵。</text:p>
      <text:p text:style-name="P4">
<text:span text:style-name="T4">
乌克兰V. Zelensky总统</text:span>
</text:p>
      <text:p text:style-name="P4">
News Source: <text:a xlink:type="simple" xlink:href="https://armyinform.com.ua/2023/04/18/glava-derzhavy-pidpysav-ukaz-pro-nagorodzhennya-zahysnykiv-ukrayiny-2/" text:style-name="Internet_20_link" text:visited-style-name="Visited_20_Internet_20_Link">
https://armyinform.com.ua/2023/04/18/glava-derzhavy-pidpysav-ukaz-pro-nagorodzhennya-zahysnykiv-ukrayiny-2/</text:a>
</text:p>
      <!--NEWS-->
      <text:h text:style-name="P10" text:outline-level="1">
<text:span text:style-name="T4">
下一次炮击而丧生并受伤</text:span>
</text:h>
      <text:p text:style-name="P4">
作者: ['АРМІЯINFORM']</text:p>
      <text:p text:style-name="P4">
时间: 2023-04-18T65:00:00-04:00</text:p>
      <text:p text:style-name="P4">
描述: 对于罗兹多沃（Rozdovo）的Kherson -Oblast检察官办公室的专有生物体，与乌克兰2022年的战争，与乌克兰与乌克兰的最新新闻，今天与乌克兰2022年的新闻战争，今天，乌克兰和俄罗斯之间的战争以及与乌克兰之间的战争，当他们说，乌克兰将在2022年，或者将会或将会或将是或不会，在不久的将来会与乌克兰发生战争，他们说，今天与乌克兰的战争，今天的乌克兰新闻，乌克兰媒体在俄罗斯的乌克兰新闻</text:p>
      <text:p text:style-name="P4">
图片: ['<text:a xlink:type="simple" xlink:href="https://armyinform.com.ua/wp-content/uploads/2023/04/photo_2023-04-18_13-23-41.jpg" text:style-name="Internet_20_link" text:visited-style-name="Visited_20_Internet_20_Link">
photo_2023-04-18_13-23-41.jpg</text:a>
']</text:p>
      <text:p text:style-name="P4">
标签: ['STOPRUSSIA', 'АГРЕСІЯ РФ']</text:p>
      <text:p text:style-name="P4">
类别: News</text:p>
      <!--METADATA-->
      <text:p text:style-name="P4">
<draw:frame draw:style-name="fr1" draw:name="Image52" text:anchor-type="as-char" svg:width="6.9236in" svg:height="3.961292in" draw:z-index="0">
<draw:image xlink:href="../Images/AРМІЯINFORM/2023-04-18T65-00-00-04-00/photo_2023-04-18_13-23-41.jpg" xlink:type="simple" xlink:show="embed" xlink:actuate="onLoad" draw:mime-type="image/jpeg"/>
</draw:frame>
在赫尔森地区检察官办公室的程序领导下，对违反战争法的刑事诉讼的案件调查(h。1，2汤匙。 乌克兰《刑法》的438).</text:p>
      <text:p text:style-name="P4">
Про це у Telegram <text:a xlink:type="simple" xlink:href="https://t.me/pgo_gov_ua" text:style-name="Internet_20_link" text:visited-style-name="Visited_20_Internet_20_Link">
повідомляє</text:a>
总检察官办公室。</text:p>
      <text:p text:style-name="P4">
“根据调查，在2023年4月18日上午，入侵者进行了下一个霍尔森中心，以最庞大的集群亲吻了地点。 结果，一个人被杀。 九名平民受伤。包括塔夫托运输房屋在内的民用基础设施受伤。 检察官与调查人员一起采取了优先措施来解决俄罗斯联邦军队犯下的罪行。”该消息写道。</text:p>
      <text:p text:style-name="P4">
News Source: <text:a xlink:type="simple" xlink:href="https://armyinform.com.ua/2023/04/18/zagyblyj-ta-poraneni-vnaslidok-chergovogo-obstrilu-seredmistya-hersona-rozpochato-provadzhennya/" text:style-name="Internet_20_link" text:visited-style-name="Visited_20_Internet_20_Link">
https://armyinform.com.ua/2023/04/18/zagyblyj-ta-poraneni-vnaslidok-chergovogo-obstrilu-seredmistya-hersona-rozpochato-provadzhennya/</text:a>
</text:p>
      <!--NEWS-->
      <text:h text:style-name="P10" text:outline-level="1">
<text:span text:style-name="T4">
加拿大的武装部队展示了豹2坦克是如何为乌克兰运送的</text:span>
</text:h>
      <text:p text:style-name="P4">
作者: ['АРМІЯINFORM']</text:p>
      <text:p text:style-name="P4">
时间: 2023-04-18T66:00:00-04:00</text:p>
      <text:p text:style-name="P4">
描述: Zbroinis Kanai Sil展示了VID -Tankel Leopard 2，Yaki Zgoda的过程...与乌克兰2022年的战争，与乌克兰与乌克兰的最新消息，今天与乌克兰的新闻，今天与乌克兰的新闻战争，今天将在乌克兰和俄罗斯之间以及俄罗斯和俄罗斯之间发生战争，与2022年的战争，乌克兰是否会在不久</text:p>
      <text:p text:style-name="P4">
图片: ['<text:a xlink:type="simple" xlink:href="https://armyinform.com.ua/wp-content/uploads/2023/04/341714015_618102596876955_5369381344104399809_n.jpg" text:style-name="Internet_20_link" text:visited-style-name="Visited_20_Internet_20_Link">
341714015_618102596876955_5369381344104399809_n.jpg</text:a>
', '<text:a xlink:type="simple" xlink:href="https://armyinform.com.ua/wp-content/uploads/2023/04/342189710_939479100704154_2078894233871262997_n-150x150.jpg" text:style-name="Internet_20_link" text:visited-style-name="Visited_20_Internet_20_Link">
342189710_939479100704154_2078894233871262997_n-150x150.jpg</text:a>
', '<text:a xlink:type="simple" xlink:href="https://armyinform.com.ua/wp-content/uploads/2023/04/342193408_611214297545760_6539147046506352555_n-150x150.jpg" text:style-name="Internet_20_link" text:visited-style-name="Visited_20_Internet_20_Link">
342193408_611214297545760_6539147046506352555_n-150x150.jpg</text:a>
', '<text:a xlink:type="simple" xlink:href="https://armyinform.com.ua/wp-content/uploads/2023/04/342189651_890786588700533_4682466148261354526_n-150x150.jpg" text:style-name="Internet_20_link" text:visited-style-name="Visited_20_Internet_20_Link">
342189651_890786588700533_4682466148261354526_n-150x150.jpg</text:a>
', '<text:a xlink:type="simple" xlink:href="https://armyinform.com.ua/wp-content/uploads/2023/04/342182704_768094144666015_419286063261095859_n-150x150.jpg" text:style-name="Internet_20_link" text:visited-style-name="Visited_20_Internet_20_Link">
342182704_768094144666015_419286063261095859_n-150x150.jpg</text:a>
']</text:p>
      <text:p text:style-name="P4">
标签: ['LEOPARD 2', 'КАНАДА']</text:p>
      <text:p text:style-name="P4">
类别: News</text:p>
      <!--METADATA-->
      <text:p text:style-name="P4">
<draw:frame draw:style-name="fr1" draw:name="Image53" text:anchor-type="as-char" svg:width="6.9236in" svg:height="4.615733in" draw:z-index="0">
<draw:image xlink:href="../Images/AРМІЯINFORM/2023-04-18T66-00-00-04-00/341714015_618102596876955_5369381344104399809_n.jpg" xlink:type="simple" xlink:show="embed" xlink:actuate="onLoad" draw:mime-type="image/jpeg"/>
</draw:frame>
加拿大的武装部队展示了将豹子2坦克送到波兰的过程，这些坦克也将被转移到乌克兰。</text:p>
      <text:p text:style-name="P4">
关于这个<text:a xlink:type="simple" xlink:href="https%3A%2F%2Fwww.facebook.com%2FCanadianForces%2Fposts%2Fpfbid0c7aReDBtfGeebgi2G9Q3TWQPiUPcbDw9prgHHHLjwfSfmY3kggmitynsgbf4XMmNl&amp;show_text=true&amp;width=500" text:style-name="Internet_20_link" text:visited-style-name="Visited_20_Internet_20_Link">
被引用</text:a>
在Facebook上的加拿大武装部队页面上。</text:p>
      <text:p text:style-name="P4">
<text:a xlink:type="simple" xlink:href="https://armyinform.com.ua/wp-content/uploads/2023/04/342189710_939479100704154_2078894233871262997_n.jpg" text:style-name="Internet_20_link" text:visited-style-name="Visited_20_Internet_20_Link">
!(Images/AРМІЯINFORM/2023-04-18T66-00-00-04-00/342189710_939479100704154_2078894233871262997_n-150x150.jpg)</text:a>
</text:p>
      <text:p text:style-name="P4">
<text:a xlink:type="simple" xlink:href="https://armyinform.com.ua/wp-content/uploads/2023/04/342193408_611214297545760_6539147046506352555_n.jpg" text:style-name="Internet_20_link" text:visited-style-name="Visited_20_Internet_20_Link">
<draw:frame draw:style-name="fr1" draw:name="Image54" text:anchor-type="as-char" svg:width="6.9236in" svg:height="6.9236in" draw:z-index="0">
<draw:image xlink:href="../Images/AРМІЯINFORM/2023-04-18T66-00-00-04-00/342193408_611214297545760_6539147046506352555_n-150x150.jpg" xlink:type="simple" xlink:show="embed" xlink:actuate="onLoad" draw:mime-type="image/jpeg"/>
</draw:frame>
</text:a>
据报道，4月11日，加拿大波音公司的C-17 Globemasteriiiii下载了2辆豹子2坦克，并在波兰以西半天，作为该行动Unifier的一部分。</text:p>
      <text:p text:style-name="P4">
目前，加拿大作为军事援助的一部分提供了8个豹子2坦克。</text:p>
      <text:p text:style-name="P4">
<text:a xlink:type="simple" xlink:href="https://armyinform.com.ua/wp-content/uploads/2023/04/342189651_890786588700533_4682466148261354526_n.jpg" text:style-name="Internet_20_link" text:visited-style-name="Visited_20_Internet_20_Link">
!(Images/AРМІЯINFORM/2023-04-18T66-00-00-04-00/342189651_890786588700533_4682466148261354526_n-150x150.jpg)</text:a>
</text:p>
      <text:p text:style-name="P4">
<text:a xlink:type="simple" xlink:href="https://armyinform.com.ua/wp-content/uploads/2023/04/342182704_768094144666015_419286063261095859_n.jpg" text:style-name="Internet_20_link" text:visited-style-name="Visited_20_Internet_20_Link">
<draw:frame draw:style-name="fr1" draw:name="Image55" text:anchor-type="as-char" svg:width="6.9236in" svg:height="6.9236in" draw:z-index="0">
<draw:image xlink:href="../Images/AРМІЯINFORM/2023-04-18T66-00-00-04-00/342182704_768094144666015_419286063261095859_n-150x150.jpg" xlink:type="simple" xlink:show="embed" xlink:actuate="onLoad" draw:mime-type="image/jpeg"/>
</draw:frame>
</text:a>
</text:p>
      <text:p text:style-name="P4">
News Source: <text:a xlink:type="simple" xlink:href="https://armyinform.com.ua/2023/04/18/u-zbrojnyh-sylah-kanady-pokazaly-yak-dostavlyaly-tanky-leopard-2-dlya-ukrayiny/" text:style-name="Internet_20_link" text:visited-style-name="Visited_20_Internet_20_Link">
https://armyinform.com.ua/2023/04/18/u-zbrojnyh-sylah-kanady-pokazaly-yak-dostavlyaly-tanky-leopard-2-dlya-ukrayiny/</text:a>
</text:p>
      <!--NEWS-->
      <text:h text:style-name="P10" text:outline-level="1">
<text:span text:style-name="T4">
“生命的唯一胜利阻止了邪恶”：帕姆’大屠杀受害者</text:span>
</text:h>
      <text:p text:style-name="P4">
作者: ['АРМІЯINFORM']</text:p>
      <text:p text:style-name="P4">
时间: 2023-04-18T67:00:00-04:00</text:p>
      <text:p text:style-name="P4">
描述: 乌克兰沃迪米尔·泽伦斯基（Volodymyr Zelensky）总统派遣了帕姆（Pam'yat他们说，当乌克兰在2022年与乌克兰进行战争时，他们是否会在不久的将来与乌克兰进行战争，他们说，与乌克兰的战争，今天的乌克兰新闻，乌克兰的新闻，乌克兰媒体在俄罗斯的乌克兰新闻</text:p>
      <text:p text:style-name="P4">
图片: ['<text:a xlink:type="simple" xlink:href="https://armyinform.com.ua/wp-content/uploads/2023/04/08550000-0a00-0242-9a5c-08db006c4e42_w650_r0_s-1.jpg" text:style-name="Internet_20_link" text:visited-style-name="Visited_20_Internet_20_Link">
08550000-0a00-0242-9a5c-08db006c4e42_w650_r0_s-1.jpg</text:a>
']</text:p>
      <text:p text:style-name="P4">
标签: ['ВОЛОДИМИР ЗЕЛЕНСЬКИЙ', 'ВШАНУВАВ МА', 'ГОЛОКОСТ']</text:p>
      <text:p text:style-name="P4">
类别: News</text:p>
      <!--METADATA-->
      <text:p text:style-name="P4">
<draw:frame draw:style-name="fr1" draw:name="Image56" text:anchor-type="as-char" svg:width="6.9236in" svg:height="4.09025in" draw:z-index="0">
<draw:image xlink:href="../Images/AРМІЯINFORM/2023-04-18T67-00-00-04-00/08550000-0a00-0242-9a5c-08db006c4e42_w650_r0_s-1.jpg" xlink:type="simple" xlink:show="embed" xlink:actuate="onLoad" draw:mime-type="image/jpeg"/>
</draw:frame>
乌克兰沃罗迪米尔(Volodymyr Zelensky)总统尊敬对声音中杀害的犹太人的记忆，并强调只有生命的胜利才能阻止邪恶。</text:p>
      <text:p text:style-name="P4">
关于国家元首<text:a xlink:type="simple" xlink:href="https://twitter.com/ZelenskyyUa/status/1648245417509781511" text:style-name="Internet_20_link" text:visited-style-name="Visited_20_Internet_20_Link">
写</text:a>
在Twitter中。</text:p>
      <text:p text:style-name="P4">
“今天，我们兑现了大屠杀期间数百万犹太人的记忆。 我们记得：只有生命的胜利才能阻止邪恶。 无论头脑的仇恨是什么，生活都必须赢得胜利 - 法律和权力。 我们感谢所有来记住大屠杀的人。 我们感谢每个保护生活的人。”他在报告中说。</text:p>
      <text:p text:style-name="P4">
News Source: <text:a xlink:type="simple" xlink:href="https://armyinform.com.ua/2023/04/18/lyshe-peremoga-zhyttya-zupynyaye-zlo-prezydent-u-den-pamyati-zhertv-golokostu/" text:style-name="Internet_20_link" text:visited-style-name="Visited_20_Internet_20_Link">
https://armyinform.com.ua/2023/04/18/lyshe-peremoga-zhyttya-zupynyaye-zlo-prezydent-u-den-pamyati-zhertv-golokostu/</text:a>
</text:p>
      <!--NEWS-->
      <text:h text:style-name="P10" text:outline-level="1">
<text:span text:style-name="T4">
入侵者再次在切尔尼希夫和苏米地区开火</text:span>
</text:h>
      <text:p text:style-name="P4">
作者: ['АРМІЯINFORM']</text:p>
      <text:p text:style-name="P4">
时间: 2023-04-18T68:00:00-04:00</text:p>
      <text:p text:style-name="P4">
描述: Vrantzi 18 Kvitry Rosieskis visssyca Trichi给了召唤王的prinnemon，Chernigiv -soko ...与乌克兰2022年的战争，与乌克兰的最新新闻，《今日新闻》，《与乌克兰2022年新闻》的最新新闻，乌克兰和俄罗斯与乌克兰的战争，以及乌克兰的战争，以及乌克兰的战争在乌克兰，这将是不久的是，无论是否将在不久的将来与乌克兰发生战争，与乌克兰的战争，今天的乌克兰新闻，乌克兰的新闻，乌克兰的新闻在俄罗斯的乌克兰媒体将在俄罗斯</text:p>
      <text:p text:style-name="P4">
图片: ['<text:a xlink:type="simple" xlink:href="https://armyinform.com.ua/wp-content/uploads/2023/04/160499-1_large.jpg" text:style-name="Internet_20_link" text:visited-style-name="Visited_20_Internet_20_Link">
160499-1_large.jpg</text:a>
']</text:p>
      <text:p text:style-name="P4">
标签: ['STOPRUSSIA', 'АГРЕСІЯ РФ', 'ОБСТРІЛИ', 'СУМЩИНА', 'ЧЕРНІГІВЩИНА']</text:p>
      <text:p text:style-name="P4">
类别: News</text:p>
      <!--METADATA-->
      <text:p text:style-name="P4">
<draw:frame draw:style-name="fr1" draw:name="Image57" text:anchor-type="as-char" svg:width="6.9236in" svg:height="4.615733in" draw:z-index="0">
<draw:image xlink:href="../Images/AРМІЯINFORM/2023-04-18T68-00-00-04-00/160499-1_large.jpg" xlink:type="simple" xlink:show="embed" xlink:actuate="onLoad" draw:mime-type="image/jpeg"/>
</draw:frame>
4月18日上午，俄罗斯军队袭击了苏米(Sumy)和切尔尼夫(Chernyhiv)地区的边界，这是入侵者的打击之一，袭击了托管航空。</text:p>
      <text:p text:style-name="P4">
关于这个<text:a xlink:type="simple" xlink:href="https://www.facebook.com/kommander.nord/posts/pfbid0aQ61LpGJkpbbRW6or8x2ZsqfdWPyxKnGLUW6eQZ5Xzm9wtnHXDTsa5qbuPPh5odJl" text:style-name="Internet_20_link" text:visited-style-name="Visited_20_Internet_20_Link">
告知</text:a>
操作命令“北”。</text:p>
      <text:p text:style-name="P4">
因此，从09:30到09:40固定<text:span text:style-name="T4">
 5教区</text:span>
，大概是在N.P. 根。</text:p>
      <text:p text:style-name="P4">
从10:30到10:40 <text:span text:style-name="T4">
 6教区</text:span>
，大概是82毫米，UDA NP。 boyar叶。</text:p>
      <text:p text:style-name="P4">
大约10:30记录了<text:span text:style-name="T4">
 1到达</text:span>
可能是从Su-35飞机释放到NP区域的。 Timonovichi。</text:p>
      <text:p text:style-name="P4">
没有关于当地群体损失或对平民基础设施损失的信息。</text:p>
      <text:p text:style-name="P4">
News Source: <text:a xlink:type="simple" xlink:href="https://armyinform.com.ua/2023/04/18/okupanty-vchergove-obstrilyaly-chernigivshhynu-ta-sumshhynu/" text:style-name="Internet_20_link" text:visited-style-name="Visited_20_Internet_20_Link">
https://armyinform.com.ua/2023/04/18/okupanty-vchergove-obstrilyaly-chernigivshhynu-ta-sumshhynu/</text:a>
</text:p>
      <!--NEWS-->
      <text:h text:style-name="P10" text:outline-level="1">
<text:span text:style-name="T4">
好的“南方”：俄罗斯增加了黑海的火箭载体数量</text:span>
</text:h>
      <text:p text:style-name="P4">
作者: ['АРМІЯINFORM']</text:p>
      <text:p text:style-name="P4">
时间: 2023-04-18T69:00:00-04:00</text:p>
      <text:p text:style-name="P4">
描述: 该村庄在13:00 18的村庄ZBilshil的Kvytniy Zbilshil在Chorny Morin上付了……与乌克兰2022年的战争，与乌克兰的战争是今天的最新消息，这是乌克兰2022年的新闻，是今天的最后一个消息，是今天的最后一个消息乌克兰与俄罗斯之间是否会发生战争，何时，何时，何时，何时，何时，何时，何时，何时，何时，何时，何时，何时，何时，何时，何时，2022年与乌克兰的战争将是与乌克兰的战争在不久的将来，与乌克兰的战争，今天的乌克兰新闻，乌克兰的新闻，乌克兰媒体的俄罗斯人</text:p>
      <text:p text:style-name="P4">
图片: ['<text:a xlink:type="simple" xlink:href="https://armyinform.com.ua/wp-content/uploads/2023/04/630_360_1670245790-453-1.jpeg" text:style-name="Internet_20_link" text:visited-style-name="Visited_20_Internet_20_Link">
630_360_1670245790-453-1.jpeg</text:a>
']</text:p>
      <text:p text:style-name="P4">
标签: ['НАТАЛІЯ ГУМЕНЮК', 'РАКЕТИ «КАЛІБР»', 'ЧОРНЕ МОРЕ']</text:p>
      <text:p text:style-name="P4">
类别: News</text:p>
      <!--METADATA-->
      <text:p text:style-name="P4">
<draw:frame draw:style-name="fr1" draw:name="Image58" text:anchor-type="as-char" svg:width="6.9236in" svg:height="3.956343in" draw:z-index="0">
<draw:image xlink:href="../Images/AРМІЯINFORM/2023-04-18T69-00-00-04-00/630_360_1670245790-453-1.jpeg" xlink:type="simple" xlink:show="embed" xlink:actuate="onLoad" draw:mime-type="image/jpeg"/>
</draw:frame>
截至4月18日的13:00，俄罗斯的火箭发射器数量增加到了四个。</text:p>
      <text:p text:style-name="P4">
关于它<text:a xlink:type="simple" xlink:href="https://www.facebook.com/OperationalCommandSouth/posts/pfbid0a1b93q9dfzXfQDjV2x6hxHCNaJpgnE5n4vFcRZV6pEU2iL8sCwhPJHRyUd4BRUgSl" text:style-name="Internet_20_link" text:visited-style-name="Visited_20_Internet_20_Link">
报告</text:a>
操作命令“南”。</text:p>
      <text:p text:style-name="P4">
消息说：“目前，两个表面和两个海底火箭发射器可能总共有2️4口径。”</text:p>
      <text:p text:style-name="P4">
此前，联合协调新闻新闻中心国防军中心汉eniuk <text:a xlink:type="simple" xlink:href="https://armyinform.com.ua/2023/04/18/na-bojovomu-cherguvanni-u-chornomu-mori-perebuvayut-try-raketonosiyi-nataliya-gumenyuk/" text:style-name="Internet_20_link" text:visited-style-name="Visited_20_Internet_20_Link">
报道</text:a>
, що станом на 11:00 18 квітня в Чорному морі на бойовому чергуваннібуло 11 російських кораблів, серед яких було три носії крилатих ракет.</text:p>
      <text:p text:style-name="P4">
News Source: <text:a xlink:type="simple" xlink:href="https://armyinform.com.ua/2023/04/18/ok-pivden-rosiya-zbilshyla-kilkist-raketonosiyiv-u-chornomu-mori/" text:style-name="Internet_20_link" text:visited-style-name="Visited_20_Internet_20_Link">
https://armyinform.com.ua/2023/04/18/ok-pivden-rosiya-zbilshyla-kilkist-raketonosiyiv-u-chornomu-mori/</text:a>
</text:p>
      <!--NEWS-->
      <text:h text:style-name="P10" text:outline-level="1">
<text:span text:style-name="T4">
对于中士将创建心理培训的每周课程-Nazim Agayev</text:span>
</text:h>
      <text:p text:style-name="P4">
作者: ['АРМІЯINFORM']</text:p>
      <text:p text:style-name="P4">
时间: 2023-04-18T70:00:00-04:00</text:p>
      <text:p text:style-name="P4">
描述: 道德和心理健忘的负责人立即建造了国防的迷你建设……与乌克兰2022年的战争，与乌克兰的最新新闻战争，今天与乌克兰2022年的新闻战争，乌克兰与俄罗斯之间的战争将会发生战争当他们在不久的将来与乌克兰与乌克兰战争时，与乌克兰的战争是否会在2022年发生的战争，他们说，与乌克兰的战争，今天的乌克兰新闻，乌克兰的新闻，乌克兰媒体在俄罗斯的乌克兰新闻</text:p>
      <text:p text:style-name="P4">
图片: ['<text:a xlink:type="simple" xlink:href="https://armyinform.com.ua/wp-content/uploads/2023/03/2023-03-30-15.19.34.jpg" text:style-name="Internet_20_link" text:visited-style-name="Visited_20_Internet_20_Link">
2023-03-30-15.19.34.jpg</text:a>
']</text:p>
      <text:p text:style-name="P4">
标签: []</text:p>
      <text:p text:style-name="P4">
类别: News</text:p>
      <!--METADATA-->
      <text:p text:style-name="P4">
<draw:frame draw:style-name="fr1" draw:name="Image59" text:anchor-type="as-char" svg:width="6.9236in" svg:height="4.611118in" draw:z-index="0">
<draw:image xlink:href="../Images/AРМІЯINFORM/2023-04-18T70-00-00-04-00/2023-03-30-15.19.34.jpg" xlink:type="simple" xlink:show="embed" xlink:actuate="onLoad" draw:mime-type="image/jpeg"/>
</draw:frame>
国防部与武装部队的道德和心理支持部主要部门一起，正在研究一个工作名称“战斗心理学家”的项目。 Protess在[访谈]中报道(https://armyinform.com.ua/2023/04/18/vseukrayinska-programa-mentalnogo-zdorovya-ty-yak-vijskovyj-aspekt/)乌克兰心理科学候选人纳粹·阿加耶夫(Nazim Agayev)国防部人道主义部支持部的陆军代理局长。</text:p>
      <ul>
        <li>
为了使我们获得所有单位的心理信息，可以说，排的主要中士具有下属的心理支持的功能。  - 假定将创建一个星期的一周，纯粹是实用的：了解一个人在生活中经历的心理状态 - 威胁生命，形式和方法，将人员保持在最前沿一个人状况的特征。</li>
      </ul>
      <text:p text:style-name="P4">
中士将学习如何看到一个具有自杀意图的人，并联系该法案的内在和外部行为。 他们需要认识到这样的人，使他免于自杀并转移到有争议的压力中。</text:p>
      <text:p text:style-name="P4">
News Source: <text:a xlink:type="simple" xlink:href="https://armyinform.com.ua/2023/04/18/dlya-serzhantiv-stvoryat-tyzhnevi-kursy-z-psyhologichnoyi-pidgotovky-nazim-agayev/" text:style-name="Internet_20_link" text:visited-style-name="Visited_20_Internet_20_Link">
https://armyinform.com.ua/2023/04/18/dlya-serzhantiv-stvoryat-tyzhnevi-kursy-z-psyhologichnoyi-pidgotovky-nazim-agayev/</text:a>
</text:p>
      <!--NEWS-->
      <text:h text:style-name="P10" text:outline-level="1">
<text:span text:style-name="T4">
Глава держави відвідав передові позиції українських захисників на Донеччині ﻿</text:span>
</text:h>
      <text:p text:style-name="P4">
作者: ['АРМІЯINFORM']</text:p>
      <text:p text:style-name="P4">
时间: 2023-04-18T71:00:00-04:00</text:p>
      <text:p text:style-name="P4">
描述: Pid Hour Robochka在顿涅茨克地区总裁沃迪米尔·泽伦斯基（Volodymyr Zelensky）...与乌克兰2022年的战争，与乌克兰与乌克兰的最新新闻战争，今天与乌克兰2022年的新闻战争，乌克兰和俄罗斯之间的战争，何时与乌克兰战争，何时与乌克兰战争他们说，在2022年，无论是否有一年，是否会在不久的将来与乌克兰进行战争</text:p>
      <text:p text:style-name="P4">
图片: ['<text:a xlink:type="simple" xlink:href="https://armyinform.com.ua/wp-content/uploads/2023/04/a256bca778f91ca0e1c94fa8e34938ea_1681815636_extra_large.jpeg" text:style-name="Internet_20_link" text:visited-style-name="Visited_20_Internet_20_Link">
a256bca778f91ca0e1c94fa8e34938ea_1681815636_extra_large.jpeg</text:a>
', '<text:a xlink:type="simple" xlink:href="https://armyinform.com.ua/wp-content/uploads/2023/04/1879cf37d4cc222ad120355ff4680992_1681815727_extra_large.jpeg" text:style-name="Internet_20_link" text:visited-style-name="Visited_20_Internet_20_Link">
1879cf37d4cc222ad120355ff4680992_1681815727_extra_large.jpeg</text:a>
', '<text:a xlink:type="simple" xlink:href="https://armyinform.com.ua/wp-content/uploads/2023/04/a9527375aa59d179ae47f5f9fda0610e_1681815725_extra_large.jpeg" text:style-name="Internet_20_link" text:visited-style-name="Visited_20_Internet_20_Link">
a9527375aa59d179ae47f5f9fda0610e_1681815725_extra_large.jpeg</text:a>
']</text:p>
      <text:p text:style-name="P4">
标签: ['STOPRUSSIA', 'АВДІЇВКА', 'АГРЕСІЯ РФ', 'ВОЛОДИМИР ЗЕЛЕНСЬКИЙ', 'ВТОРГНЕННЯ РФ', 'ОТУ «ДОНЕЦЬК»', 'ПРЕЗИДЕНТ УКРАЇНИ']</text:p>
      <text:p text:style-name="P4">
类别: News</text:p>
      <!--METADATA-->
      <text:p text:style-name="P4">
<draw:frame draw:style-name="fr1" draw:name="Image60" text:anchor-type="as-char" svg:width="6.9236in" svg:height="4.617948in" draw:z-index="0">
<draw:image xlink:href="../Images/AРМІЯINFORM/2023-04-18T71-00-00-04-00/a256bca778f91ca0e1c94fa8e34938ea_1681815636_extra_large.jpeg" xlink:type="simple" xlink:show="embed" xlink:actuate="onLoad" draw:mime-type="image/jpeg"/>
</draw:frame>
在前往顿涅茨克地区的工作之旅中，乌克兰沃罗迪米尔泽伦斯基(Volodymyrzelensky)总裁参观了乌克兰捍卫者在阿夫迪夫卡(Avdiivka)的领先职位。</text:p>
      <text:p text:style-name="P4">
关于它<text:a xlink:type="simple" xlink:href="https://www.president.gov.ua/news/glava-derzhavi-vidvidav-peredovi-poziciyi-ukrayinskih-zahisn-82321" text:style-name="Internet_20_link" text:visited-style-name="Visited_20_Internet_20_Link">
告知</text:a>
乌克兰总统办公室。</text:p>
      <text:p text:style-name="P4">
国家元首听取了作战组织“ Donetsk”指挥官关于他责任领域的情况的报告。</text:p>
      <text:p text:style-name="P4">
Volodymyr Zelensky与海军陆战队，空降袭击，机械化和炮兵部队进行了交流，并感谢他们的服务。</text:p>
      <text:p text:style-name="P4">
<draw:frame draw:style-name="fr1" draw:name="Image61" text:anchor-type="as-char" svg:width="6.9236in" svg:height="4.617948in" draw:z-index="0">
<draw:image xlink:href="../Images/AРМІЯINFORM/2023-04-18T71-00-00-04-00/1879cf37d4cc222ad120355ff4680992_1681815727_extra_large.jpeg" xlink:type="simple" xlink:show="embed" xlink:actuate="onLoad" draw:mime-type="image/jpeg"/>
</draw:frame>
“我很荣幸来到这里，谢谢您的服务，因为我们为我们的家人捍卫了这片土地。 我祝贺您在复活节期间的假期，只希望您取得胜利 - 我希望每个乌克兰人，这对High来说非常重要。 我希望你们所有人和您的家人，并对每个乌克兰人的衷心感激您每天的出色方式。”他说。</text:p>
      <text:p text:style-name="P4">
<draw:frame draw:style-name="fr1" draw:name="Image62" text:anchor-type="as-char" svg:width="6.9236in" svg:height="4.617948in" draw:z-index="0">
<draw:image xlink:href="../Images/AРМІЯINFORM/2023-04-18T71-00-00-04-00/a9527375aa59d179ae47f5f9fda0610e_1681815725_extra_large.jpeg" xlink:type="simple" xlink:show="embed" xlink:actuate="onLoad" draw:mime-type="image/jpeg"/>
</draw:frame>
</text:p>
      <text:p text:style-name="P4">
News Source: <text:a xlink:type="simple" xlink:href="https://armyinform.com.ua/2023/04/18/glava-derzhavy-vidvidav-peredovi-pozycziyi-ukrayinskyh-zahysnykiv-na-donechchyni/" text:style-name="Internet_20_link" text:visited-style-name="Visited_20_Internet_20_Link">
https://armyinform.com.ua/2023/04/18/glava-derzhavy-vidvidav-peredovi-pozycziyi-ukrayinskyh-zahysnykiv-na-donechchyni/</text:a>
</text:p>
      <!--NEWS-->
      <text:h text:style-name="P10" text:outline-level="1">
<text:span text:style-name="T4">
据报道，Zaporozhye NPP主任的怀疑，这使该站与乌克兰电力系统断开了联系</text:span>
</text:h>
      <text:p text:style-name="P4">
作者: ['АРМІЯINFORM']</text:p>
      <text:p text:style-name="P4">
时间: 2023-04-18T72:00:00-04:00</text:p>
      <text:p text:style-name="P4">
描述: Zibrazo docazova基地的一位Rosieki官员的棚屋，以缝制...与乌克兰2022年的战争，与乌克兰与乌克兰的最新新闻，今天与乌克兰2022年的新闻战争，今天上次与乌克兰的新闻战争，乌克兰和俄罗斯和俄罗斯之间以及俄罗斯和俄罗斯之间的战争将发生，当与乌克兰与乌克兰的战争将是不可行</text:p>
      <text:p text:style-name="P4">
图片: ['<text:a xlink:type="simple" xlink:href="https://armyinform.com.ua/wp-content/uploads/2023/04/photo_2023-04-18_14-33-42.jpg" text:style-name="Internet_20_link" text:visited-style-name="Visited_20_Internet_20_Link">
photo_2023-04-18_14-33-42.jpg</text:a>
']</text:p>
      <text:p text:style-name="P4">
标签: ['STOPRUSSIA', 'АГРЕСІЯ РФ', 'ЗАЕС', 'СБУ']</text:p>
      <text:p text:style-name="P4">
类别: News</text:p>
      <!--METADATA-->
      <text:p text:style-name="P4">
<draw:frame draw:style-name="fr1" draw:name="Image63" text:anchor-type="as-char" svg:width="6.9236in" svg:height="3.894525in" draw:z-index="0">
<draw:image xlink:href="../Images/AРМІЯINFORM/2023-04-18T72-00-00-04-00/photo_2023-04-18_14-33-42.jpg" xlink:type="simple" xlink:show="embed" xlink:actuate="onLoad" draw:mime-type="image/jpeg"/>
</draw:frame>
在乌克兰暂时捕获的一部分中涉及占领政权的另一位俄罗斯官员的证据基础已被收集。 调查措施的储备表明，Zaporizhzhya Aesoleg Romanenko的“董事”怀疑。</text:p>
      <text:p text:style-name="P4">
在此之前，俄罗斯是侵略者国家萨拉托夫地区Balakovsky原子电厂的首席工程师。</text:p>
      <text:p text:style-name="P4">
在占领乌克兰能源对象之后，罗曼尼科成为了“ Zaporizhzhya NPP的运营组织”的入侵者创建的，该组织发生在Rosatom的结构中。</text:p>
      <text:p text:style-name="P4">
已经确定，从去年3月11日至11月，他确保执行莫斯科从乌克兰联合电力系统关闭核电站的指示。</text:p>
      <text:p text:style-name="P4">
随后，“官方”为了Theakhrosius的利益，组织了原子对象的工作。</text:p>
      <text:p text:style-name="P4">
为此，他煽动NPP工人支持占领者并合作。</text:p>
      <text:p text:style-name="P4">
在分歧的情况下 - 威胁要“解放”和俄罗斯联邦的卡尔尼霍人的迫害。</text:p>
      <text:p text:style-name="P4">
根据收集的证据，安全局的调查人员向浪漫主义者违反了戒严令违反了战争和叛国的法律和习俗。</text:p>
      <text:p text:style-name="P4">
攻击者受到生命监禁的威胁。</text:p>
      <text:p text:style-name="P4">
<text:span text:style-name="T4">
来源：</text:span>
 <text:a xlink:type="simple" xlink:href="https://ssu.gov.ua/novyny/sbu-povidomyla-pro-pidozru-okupatsiinomu-ochilnyku-zaporizkoi-aes-yakyi-vidiednav-stantsiiu-vid-enerhosystemy-ukrainy" text:style-name="Internet_20_link" text:visited-style-name="Visited_20_Internet_20_Link">
C <text:span text:style-name="T5">
B</text:span>
</text:a>
</text:p>
      <text:p text:style-name="P4">
News Source: <text:a xlink:type="simple" xlink:href="https://armyinform.com.ua/2023/04/18/povidomleno-pro-pidozru-dyrektoru-zaporizkoyi-aes-rosiyanynu-olegu-romanenku/" text:style-name="Internet_20_link" text:visited-style-name="Visited_20_Internet_20_Link">
https://armyinform.com.ua/2023/04/18/povidomleno-pro-pidozru-dyrektoru-zaporizkoyi-aes-rosiyanynu-olegu-romanenku/</text:a>
</text:p>
      <!--NEWS-->
      <text:h text:style-name="P10" text:outline-level="1">
<text:span text:style-name="T4">
在阿夫迪夫卡（Avdiivka），军方提出</text:span>
</text:h>
      <text:p text:style-name="P4">
作者: ['АРМІЯINFORM']</text:p>
      <text:p text:style-name="P4">
时间: 2023-04-18T73:00:00-04:00</text:p>
      <text:p text:style-name="P4">
描述: Pid Hour Robochka在顿涅茨克地区总裁沃迪米尔·泽伦斯基（Volodymyr Zelensky）...与乌克兰2022年的战争，与乌克兰与乌克兰的最新新闻战争，今天与乌克兰2022年的新闻战争，乌克兰和俄罗斯之间的战争，何时与乌克兰战争，何时与乌克兰战争他们说，在2022年，无论是否有一年，是否会在不久的将来与乌克兰进行战争</text:p>
      <text:p text:style-name="P4">
图片: ['<text:a xlink:type="simple" xlink:href="https://armyinform.com.ua/wp-content/uploads/2023/04/1-1.jpeg" text:style-name="Internet_20_link" text:visited-style-name="Visited_20_Internet_20_Link">
1-1.jpeg</text:a>
', '<text:a xlink:type="simple" xlink:href="https://armyinform.com.ua/wp-content/uploads/2023/04/4-3-150x150.jpeg" text:style-name="Internet_20_link" text:visited-style-name="Visited_20_Internet_20_Link">
4-3-150x150.jpeg</text:a>
', '<text:a xlink:type="simple" xlink:href="https://armyinform.com.ua/wp-content/uploads/2023/04/5-1-150x150.jpeg" text:style-name="Internet_20_link" text:visited-style-name="Visited_20_Internet_20_Link">
5-1-150x150.jpeg</text:a>
', '<text:a xlink:type="simple" xlink:href="https://armyinform.com.ua/wp-content/uploads/2023/04/6-2-150x150.jpeg" text:style-name="Internet_20_link" text:visited-style-name="Visited_20_Internet_20_Link">
6-2-150x150.jpeg</text:a>
']</text:p>
      <text:p text:style-name="P4">
标签: ['АВДІЇВКА', 'ВОЛОДИМИР ЗЕЛЕНСЬКИЙ', 'НАГОРОДЖЕННЯ ВІЙСЬКОВОСЛУЖБОВЦІВ']</text:p>
      <text:p text:style-name="P4">
类别: News</text:p>
      <!--METADATA-->
      <text:p text:style-name="P4">
<draw:frame draw:style-name="fr1" draw:name="Image64" text:anchor-type="as-char" svg:width="6.9236in" svg:height="4.617948in" draw:z-index="0">
<draw:image xlink:href="../Images/AРМІЯINFORM/2023-04-18T73-00-00-04-00/1-1.jpeg" xlink:type="simple" xlink:show="embed" xlink:actuate="onLoad" draw:mime-type="image/jpeg"/>
</draw:frame>
在前往顿涅茨克地区的工作旅行中，乌克兰沃罗迪米尔泽伦斯基(Volodymyrzelensky)总裁访问了乌克兰捍卫者在阿夫迪夫卡(Avdiivka)的领先职位，并推论了军事人员的州奖。</text:p>
      <text:p text:style-name="P4">
关于它<text:a xlink:type="simple" xlink:href="https://www.president.gov.ua/news/glava-derzhavi-vidvidav-peredovi-poziciyi-ukrayinskih-zahisn-82321" text:style-name="Internet_20_link" text:visited-style-name="Visited_20_Internet_20_Link">
告知</text:a>
乌克兰总统办公室。</text:p>
      <text:p text:style-name="P4">
后卫收到了Bohdan Khmelnitsky II和III学位的命令，以及II和III学位的“勇气”。</text:p>
      <text:p text:style-name="P4">
<text:a xlink:type="simple" xlink:href="https://armyinform.com.ua/wp-content/uploads/2023/04/4-3.jpeg" text:style-name="Internet_20_link" text:visited-style-name="Visited_20_Internet_20_Link">
!(Images/AРМІЯINFORM/2023-04-18T73-00-00-04-00/4-3-150x150.jpeg)</text:a>
</text:p>
      <text:p text:style-name="P4">
<text:a xlink:type="simple" xlink:href="https://armyinform.com.ua/wp-content/uploads/2023/04/5-1.jpeg" text:style-name="Internet_20_link" text:visited-style-name="Visited_20_Internet_20_Link">
<draw:frame draw:style-name="fr1" draw:name="Image65" text:anchor-type="as-char" svg:width="6.9236in" svg:height="6.9236in" draw:z-index="0">
<draw:image xlink:href="../Images/AРМІЯINFORM/2023-04-18T73-00-00-04-00/5-1-150x150.jpeg" xlink:type="simple" xlink:show="embed" xlink:actuate="onLoad" draw:mime-type="image/jpeg"/>
</draw:frame>
</text:a>
</text:p>
      <text:p text:style-name="P4">
<text:a xlink:type="simple" xlink:href="https://armyinform.com.ua/wp-content/uploads/2023/04/6-2.jpeg" text:style-name="Internet_20_link" text:visited-style-name="Visited_20_Internet_20_Link">
<draw:frame draw:style-name="fr1" draw:name="Image66" text:anchor-type="as-char" svg:width="6.9236in" svg:height="6.9236in" draw:z-index="0">
<draw:image xlink:href="../Images/AРМІЯINFORM/2023-04-18T73-00-00-04-00/6-2-150x150.jpeg" xlink:type="simple" xlink:show="embed" xlink:actuate="onLoad" draw:mime-type="image/jpeg"/>
</draw:frame>
</text:a>
取而代之的是，军方为第110个独立机械大队的军事库因，雪佛龙和纪录片提供了象征。</text:p>
      <text:p text:style-name="P4">
News Source: <text:a xlink:type="simple" xlink:href="https://armyinform.com.ua/2023/04/18/v-avdiyivczi-vijskovi-podaruvaly-volodymyru-zelenskomu-koyin-ta-shevron/" text:style-name="Internet_20_link" text:visited-style-name="Visited_20_Internet_20_Link">
https://armyinform.com.ua/2023/04/18/v-avdiyivczi-vijskovi-podaruvaly-volodymyru-zelenskomu-koyin-ta-shevron/</text:a>
</text:p>
      <!--NEWS-->
      <text:h text:style-name="P10" text:outline-level="1">
<text:span text:style-name="T4">
Bakhmut附近的特种部队击倒了敌人的无人机“ Grenat-1”</text:span>
</text:h>
      <text:p text:style-name="P4">
作者: ['АРМІЯINFORM']</text:p>
      <text:p text:style-name="P4">
时间: 2023-04-18T74:00:00-04:00</text:p>
      <text:p text:style-name="P4">
描述: Bila Bakhmut由最Buv Zbitiya Rosiysky类型的“ Grenat-1”的运营商。 关于这项工作...与乌克兰2022年的战争，与乌克兰的战争是今天的最新消息，与乌克兰2022的战争是今天的最后一场新闻，乌克兰和俄罗斯之间的战争将发生战争无论是否将在不久的将来与乌克兰发动战争，乌克兰的战争，今天的乌克兰新闻，乌克兰的新闻，乌克兰媒体在俄罗斯</text:p>
      <text:p text:style-name="P4">
图片: ['<text:a xlink:type="simple" xlink:href="https://armyinform.com.ua/wp-content/uploads/2023/04/bez-imeni-8.jpg" text:style-name="Internet_20_link" text:visited-style-name="Visited_20_Internet_20_Link">
bez-imeni-8.jpg</text:a>
']</text:p>
      <text:p text:style-name="P4">
标签: ['STOPRUSSIA', 'АГРЕСІЯ РФ', 'БПЛА', 'ГРАНАТ-1', 'ССО ЗСУ', 'ХРОНІКА ОБОРОНИ']</text:p>
      <text:p text:style-name="P4">
类别: News</text:p>
      <!--METADATA-->
      <text:p text:style-name="P4">
<draw:frame draw:style-name="fr1" draw:name="Image67" text:anchor-type="as-char" svg:width="6.9236in" svg:height="4.53438in" draw:z-index="0">
<draw:image xlink:href="../Images/AРМІЯINFORM/2023-04-18T74-00-00-04-00/bez-imeni-8.jpg" xlink:type="simple" xlink:show="embed" xlink:actuate="onLoad" draw:mime-type="image/jpeg"/>
</draw:frame>
在巴赫穆特(Bakhmut)附近，SCO操作员被俄罗斯Grenate-1击落。</text:p>
      <text:p text:style-name="P4">
关于它<text:a xlink:type="simple" xlink:href="https://fb.watch/j_eyctdsHP/" text:style-name="Internet_20_link" text:visited-style-name="Visited_20_Internet_20_Link">
报告</text:a>
武装部队专业行动部队的指挥。</text:p>
      <text:p text:style-name="P4">
消息写道：“他很长一段时间以来，他弹跳了很长时间，嗡嗡作响并干扰了工作，我们指出了船的方向，他飞了。”</text:p>
      <text:p text:style-name="P4">
News Source: <text:a xlink:type="simple" xlink:href="https://armyinform.com.ua/2023/04/18/speczpryznachenczi-bilya-bahmuta-zbyly-vorozhyj-dron-granat-1/" text:style-name="Internet_20_link" text:visited-style-name="Visited_20_Internet_20_Link">
https://armyinform.com.ua/2023/04/18/speczpryznachenczi-bilya-bahmuta-zbyly-vorozhyj-dron-granat-1/</text:a>
</text:p>
      <!--NEWS-->
      <text:h text:style-name="P10" text:outline-level="1">
<text:span text:style-name="T4">
总统参观了顿涅茨克的医院，并授予了军事人员</text:span>
</text:h>
      <text:p text:style-name="P4">
作者: ['АРМІЯINFORM']</text:p>
      <text:p text:style-name="P4">
时间: 2023-04-18T75:00:00-04:00</text:p>
      <text:p text:style-name="P4">
描述: Pid Hour Robochka在顿涅茨克地区总裁沃迪米尔·泽伦斯基（Volodymyr Zelensky）...与乌克兰2022年的战争，与乌克兰与乌克兰的最新新闻战争，今天与乌克兰2022年的新闻战争，乌克兰和俄罗斯之间的战争，何时与乌克兰战争，何时与乌克兰战争他们说，在2022年，无论是否有一年，是否会在不久的将来与乌克兰进行战争</text:p>
      <text:p text:style-name="P4">
图片: ['<text:a xlink:type="simple" xlink:href="https://armyinform.com.ua/wp-content/uploads/2023/04/fc24241c37b36d73697d4bf0f3a008df_1681816457_extra_large.jpeg" text:style-name="Internet_20_link" text:visited-style-name="Visited_20_Internet_20_Link">
fc24241c37b36d73697d4bf0f3a008df_1681816457_extra_large.jpeg</text:a>
', '<text:a xlink:type="simple" xlink:href="https://armyinform.com.ua/wp-content/uploads/2023/04/c0aa0ab6bcf686a56a55ab20dc809fa8_1681816455_extra_large-150x150.jpeg" text:style-name="Internet_20_link" text:visited-style-name="Visited_20_Internet_20_Link">
c0aa0ab6bcf686a56a55ab20dc809fa8_1681816455_extra_large-150x150.jpeg</text:a>
', '<text:a xlink:type="simple" xlink:href="https://armyinform.com.ua/wp-content/uploads/2023/04/2e5e515a800201df4948a69356b48581_1681816455_extra_large-150x150.jpeg" text:style-name="Internet_20_link" text:visited-style-name="Visited_20_Internet_20_Link">
2e5e515a800201df4948a69356b48581_1681816455_extra_large-150x150.jpeg</text:a>
', '<text:a xlink:type="simple" xlink:href="https://armyinform.com.ua/wp-content/uploads/2023/04/0cb1db2203e2f67c2c5b1f8f17598850_1681816498_extra_large-150x150.jpeg" text:style-name="Internet_20_link" text:visited-style-name="Visited_20_Internet_20_Link">
0cb1db2203e2f67c2c5b1f8f17598850_1681816498_extra_large-150x150.jpeg</text:a>
']</text:p>
      <text:p text:style-name="P4">
标签: ['ВОЛОДИМИР ЗЕЛЕНСЬКИЙ', 'ДОНЕЧЧИНА']</text:p>
      <text:p text:style-name="P4">
类别: News</text:p>
      <!--METADATA-->
      <text:p text:style-name="P4">
<draw:frame draw:style-name="fr1" draw:name="Image68" text:anchor-type="as-char" svg:width="6.9236in" svg:height="4.617948in" draw:z-index="0">
<draw:image xlink:href="../Images/AРМІЯINFORM/2023-04-18T75-00-00-04-00/fc24241c37b36d73697d4bf0f3a008df_1681816457_extra_large.jpeg" xlink:type="simple" xlink:show="embed" xlink:actuate="onLoad" draw:mime-type="image/jpeg"/>
</draw:frame>
在前往顿涅茨克地区的工作旅行中，乌克兰沃迪米尔泽伦斯基总裁访问了一家医院，乌克兰捍卫者得到了治疗。</text:p>
      <text:p text:style-name="P4">
关于它<text:a xlink:type="simple" xlink:href="https://www.president.gov.ua/news/prezident-vidvidav-gospital-na-donechchini-j-nagorodiv-vijsk-82325" text:style-name="Internet_20_link" text:visited-style-name="Visited_20_Internet_20_Link">
告知</text:a>
乌克兰总统办公室。</text:p>
      <text:p text:style-name="P4">
国家元首熟悉高级手术组的工作，尤其是分类部门，柜台震动，手术室和装甲疗法。 总统还通过疏散巴士证明了这位总统，能够运送五名撒谎的患者和16名坐姿。配备了现代医疗设备的Autobus已经进行了90多次航班。</text:p>
      <text:p text:style-name="P4">
Volodymyr Zelenskyy与军人进行了沟通并介绍了它们。</text:p>
      <text:p text:style-name="P4">
“感谢您的服务。 祝你早日康复。 您所要做的。”国家元首说。</text:p>
      <text:p text:style-name="P4">
<text:a xlink:type="simple" xlink:href="https://armyinform.com.ua/wp-content/uploads/2023/04/c0aa0ab6bcf686a56a55ab20dc809fa8_1681816455_extra_large.jpeg" text:style-name="Internet_20_link" text:visited-style-name="Visited_20_Internet_20_Link">
!(Images/AРМІЯINFORM/2023-04-18T75-00-00-04-00/c0aa0ab6bcf686a56a55ab20dc809fa8_1681816455_extra_large-150x150.jpeg)</text:a>
</text:p>
      <text:p text:style-name="P4">
<text:a xlink:type="simple" xlink:href="https://armyinform.com.ua/wp-content/uploads/2023/04/2e5e515a800201df4948a69356b48581_1681816455_extra_large.jpeg" text:style-name="Internet_20_link" text:visited-style-name="Visited_20_Internet_20_Link">
<draw:frame draw:style-name="fr1" draw:name="Image69" text:anchor-type="as-char" svg:width="6.9236in" svg:height="6.9236in" draw:z-index="0">
<draw:image xlink:href="../Images/AРМІЯINFORM/2023-04-18T75-00-00-04-00/2e5e515a800201df4948a69356b48581_1681816455_extra_large-150x150.jpeg" xlink:type="simple" xlink:show="embed" xlink:actuate="onLoad" draw:mime-type="image/jpeg"/>
</draw:frame>
</text:a>
</text:p>
      <text:p text:style-name="P4">
<text:a xlink:type="simple" xlink:href="https://armyinform.com.ua/wp-content/uploads/2023/04/0cb1db2203e2f67c2c5b1f8f17598850_1681816498_extra_large.jpeg" text:style-name="Internet_20_link" text:visited-style-name="Visited_20_Internet_20_Link">
<draw:frame draw:style-name="fr1" draw:name="Image70" text:anchor-type="as-char" svg:width="6.9236in" svg:height="6.9236in" draw:z-index="0">
<draw:image xlink:href="../Images/AРМІЯINFORM/2023-04-18T75-00-00-04-00/0cb1db2203e2f67c2c5b1f8f17598850_1681816498_extra_large-150x150.jpeg" xlink:type="simple" xlink:show="embed" xlink:actuate="onLoad" draw:mime-type="image/jpeg"/>
</draw:frame>
</text:a>
总统还与医院的医务人员和乌克兰武装部队的医疗服务代表进行了交谈，以丹尼洛·哈利特斯基(Danylo Halytsky)命令为救助乌克兰辩护人。</text:p>
      <text:p text:style-name="P4">
Volodymyr Zelensky说：“我要感谢，并祝您作为选择乌克兰融合的团队的一员，您给我们的男孩和女孩带来了健康。”</text:p>
      <text:p text:style-name="P4">
News Source: <text:a xlink:type="simple" xlink:href="https://armyinform.com.ua/2023/04/18/prezydent-vidvidav-gospital-na-donechchyni-j-nagorodyv-vijskovosluzhbovcziv/" text:style-name="Internet_20_link" text:visited-style-name="Visited_20_Internet_20_Link">
https://armyinform.com.ua/2023/04/18/prezydent-vidvidav-gospital-na-donechchyni-j-nagorodyv-vijskovosluzhbovcziv/</text:a>
</text:p>
      <!--NEWS-->
      <text:h text:style-name="P10" text:outline-level="1">
<text:span text:style-name="T4">
“车轮上的狙击步枪”：Alexei Reznikov展示了法国车轮的外观</text:span>
</text:h>
      <text:p text:style-name="P4">
作者: ['АРМІЯINFORM']</text:p>
      <text:p text:style-name="P4">
时间: 2023-04-18T76:00:00-04:00</text:p>
      <text:p text:style-name="P4">
描述: 乌克兰辩护的政府官员Reznikov展示了Kolisni Tanks AMX-10，Yaki Franziya ...与乌克兰2022年的战争，与乌克兰与乌克兰的最新新闻，今天与乌克兰的新闻进行战争，今天与乌克兰2022年的新闻战争，乌克兰和俄罗斯之间将在乌克兰和俄罗斯之间发生战争，当他们在2022年与乌克兰进行战争时，他们说，在不久的将来，乌克兰是否会与乌克兰进行战争</text:p>
      <text:p text:style-name="P4">
图片: ['<text:a xlink:type="simple" xlink:href="https://armyinform.com.ua/wp-content/uploads/2023/04/foto-1-3-1.jpg" text:style-name="Internet_20_link" text:visited-style-name="Visited_20_Internet_20_Link">
foto-1-3-1.jpg</text:a>
', '<text:a xlink:type="simple" xlink:href="https://armyinform.com.ua/wp-content/uploads/2023/04/amx-10rc_info-1-scaled-2.jpg" text:style-name="Internet_20_link" text:visited-style-name="Visited_20_Internet_20_Link">
amx-10rc_info-1-scaled-2.jpg</text:a>
']</text:p>
      <text:p text:style-name="P4">
标签: []</text:p>
      <text:p text:style-name="P4">
类别: News</text:p>
      <!--METADATA-->
      <text:p text:style-name="P4">
<draw:frame draw:style-name="fr1" draw:name="Image71" text:anchor-type="as-char" svg:width="6.9236in" svg:height="4.615733in" draw:z-index="0">
<draw:image xlink:href="../Images/AРМІЯINFORM/2023-04-18T76-00-00-04-00/foto-1-3-1.jpg" xlink:type="simple" xlink:show="embed" xlink:actuate="onLoad" draw:mime-type="image/jpeg"/>
</draw:frame>
乌克兰国防部Alexei Reznikov的国防部展示了车轮坦克<text:a xlink:type="simple" xlink:href="https://armyinform.com.ua/2023/01/06/franczuzki-kolisni-tanky-amx-10-rc-yaki-otrymaye-ukrayina-shho-pro-nyh-vidomo/" text:style-name="Internet_20_link" text:visited-style-name="Visited_20_Internet_20_Link">
AMX-10</text:a>
法国为乌克兰提供防御。</text:p>
      <text:p text:style-name="P4">
视频国防办公室<text:a xlink:type="simple" xlink:href="https://twitter.com/oleksiireznikov/status/1648295927478644737" text:style-name="Internet_20_link" text:visited-style-name="Visited_20_Internet_20_Link">
出版</text:a>
在他的推文中。</text:p>
      <text:p text:style-name="P4">
Alexei Reznikov指出，AMX-10接受了乌克兰Marpichii，将这些机器与快速车轮上的狙击步枪进行了比较。</text:p>
      <text:p text:style-name="P4">
“这些快速的现代机器用强大的枪支将帮助我们释放我们的领土。 这就是自由，平等和兄弟情谊的样子。”他说。</text:p>
      <text:p text:style-name="Quotations">

<text:p text:style-name="P4">
乌克兰海军陆战队欢迎他们的新法国制造的骑兵，即AMX-10!&gt;
我们将其与战士一起旋转，我们同意将&gt;
 AMX-10称为“快速车轮上的狙击步枪”。 &gt;
感谢我的同事&gt;
 <text:a xlink:type="simple" xlink:href="https://twitter.com/SebLecornu" text:style-name="Internet_20_link" text:visited-style-name="Visited_20_Internet_20_Link">
@seblecornu</text:a>
然后&gt;
 <text:a xlink:type="simple" xlink:href="https://twitter.com/EmmanuelMacron" text:style-name="Internet_20_link" text:visited-style-name="Visited_20_Internet_20_Link">
@emmanuelmacron</text:a>
&gt;
我有机会……&gt;
 <text:a xlink:type="simple" xlink:href="https://t.co/Ip4m152kk0" text:style-name="Internet_20_link" text:visited-style-name="Visited_20_Internet_20_Link">
pic.twitter.com/ip4m152kk0</text:a>
&gt;
&gt;
  -  Oleksiy Reznikov(@oleksiireznikov)<text:a xlink:type="simple" xlink:href="https://twitter.com/oleksiireznikov/status/1648295927478644737" text:style-name="Internet_20_link" text:visited-style-name="Visited_20_Internet_20_Link">
4月18日，&gt;
 2023年</text:a>
乌克兰国防部长感谢法国同事塞巴斯蒂安·莱科顿(Sebastien Lecorton)，法国伊曼纽尔·马克龙(Emmanuel Macron)和法国人民。</text:p>

</text:p>
      <text:p text:style-name="P4">
<draw:frame draw:style-name="fr1" draw:name="Image72" text:anchor-type="as-char" svg:width="6.9236in" svg:height="5.106155in" draw:z-index="0">
<draw:image xlink:href="../Images/AРМІЯINFORM/2023-04-18T76-00-00-04-00/amx-10rc_info-1-scaled-2.jpg" xlink:type="simple" xlink:show="embed" xlink:actuate="onLoad" draw:mime-type="image/jpeg"/>
</draw:frame>
据报道了“首次提出的决定(乌克兰)轻型战车法国制作” <text:a xlink:type="simple" xlink:href="https://armyinform.com.ua/2023/01/06/franczuzki-kolisni-tanky-amx-10-rc-yaki-otrymaye-ukrayina-shho-pro-nyh-vidomo/" text:style-name="Internet_20_link" text:visited-style-name="Visited_20_Internet_20_Link">
阅读</text:a>
在Elysee Palace的Nesyti的信息中，有关两者领导者的电话对话结果。</text:p>
      <text:p text:style-name="P4">
News Source: <text:a xlink:type="simple" xlink:href="https://armyinform.com.ua/2023/04/18/snajperska-gvyntivka-na-kolesah-oleksij-reznikov-pokazav-yak-vyglyadayut-franczuzki-kolisni-tanky-amx-10/" text:style-name="Internet_20_link" text:visited-style-name="Visited_20_Internet_20_Link">
https://armyinform.com.ua/2023/04/18/snajperska-gvyntivka-na-kolesah-oleksij-reznikov-pokazav-yak-vyglyadayut-franczuzki-kolisni-tanky-amx-10/</text:a>
</text:p>
      <!--NEWS-->
      <text:h text:style-name="P10" text:outline-level="1">
<text:span text:style-name="T4">
威尔认为赫森的居民曾担任占领者办公室担任“调查员”</text:span>
</text:h>
      <text:p text:style-name="P4">
作者: ['АРМІЯINFORM']</text:p>
      <text:p text:style-name="P4">
时间: 2023-04-18T77:00:00-04:00</text:p>
      <text:p text:style-name="P4">
描述: 在法庭上，斯托斯诺·波斯坎特·赫尔森（Stosno Poskantsi Kherson）的指控被关闭是为Kolaboziyno ...与乌克兰2022年的战争，与乌克兰的最新新闻，今天与乌克兰2022年的新闻战争，今天上次与乌克兰的战争，乌克兰之间的战争会发生和俄罗斯，以及2022年与乌克兰的战争，无论是否会有一年，是否会在不久的将来与乌克兰进行战争，他们说，与乌克兰的战争，今天的乌克兰新闻，乌克兰的新闻，乌克兰媒体的新闻俄语</text:p>
      <text:p text:style-name="P4">
图片: ['<text:a xlink:type="simple" xlink:href="https://armyinform.com.ua/wp-content/uploads/2023/04/whatsapp-image-2023-04-18-at-152928-e1681822135270.jpeg" text:style-name="Internet_20_link" text:visited-style-name="Visited_20_Internet_20_Link">
whatsapp-image-2023-04-18-at-152928-e1681822135270.jpeg</text:a>
']</text:p>
      <text:p text:style-name="P4">
标签: ['STOPRUSSIA', 'АГРЕСІЯ РФ', 'КОЛАБОРАНТИ', 'ОФІС ГЕНЕРАЛЬНОГО ПРОКУРОРА УКРАЇНИ']</text:p>
      <text:p text:style-name="P4">
类别: News</text:p>
      <!--METADATA-->
      <text:p text:style-name="P4">
<draw:frame draw:style-name="fr1" draw:name="Image73" text:anchor-type="as-char" svg:width="6.9236in" svg:height="4.707315in" draw:z-index="0">
<draw:image xlink:href="../Images/AРМІЯINFORM/2023-04-18T77-00-00-04-00/whatsapp-image-2023-04-18-at-152928-e1681822135270.jpeg" xlink:type="simple" xlink:show="embed" xlink:actuate="onLoad" draw:mime-type="image/jpeg"/>
</draw:frame>
关于这一事实的起诉书已向赫尔森居民发出。 在2022年春天，他为执法机构的非法职业当局服务 - “赫尔森地区内部DEL的管理负责人”。</text:p>
      <text:p text:style-name="P4">
在SO被称为“调查员”的城市部门的位置，在Kherson，非法被拘留和工厂案件的住所中进行了恶意和搜索。 他还执行了旨在建立和建立该地区临时职业的职业管理的其他任务。</text:p>
      <text:p text:style-name="P4">
被告目前正在拘留中，他将期待法院的判决。</text:p>
      <text:p text:style-name="P4">
<text:span text:style-name="T4">
资料来源：</text:span>
 <text:a xlink:type="simple" xlink:href="https://www.gp.gov.ua/ua/posts/suditimut-meskancya-xersona-yakii-sluziv-okupantam-na-posadi-tak-zvanogo-slidcogo" text:style-name="Internet_20_link" text:visited-style-name="Visited_20_Internet_20_Link">
_乌克兰检察长_的_PICE</text:a>
</text:p>
      <text:p text:style-name="P4">
News Source: <text:a xlink:type="simple" xlink:href="https://armyinform.com.ua/2023/04/18/sudytymut-meshkanczya-hersona-yakyj-sluzhyv-okupantam-na-posadi-tak-zvanogo-slidchogo/" text:style-name="Internet_20_link" text:visited-style-name="Visited_20_Internet_20_Link">
https://armyinform.com.ua/2023/04/18/sudytymut-meshkanczya-hersona-yakyj-sluzhyv-okupantam-na-posadi-tak-zvanogo-slidchogo/</text:a>
</text:p>
      <!--NEWS-->
      <text:h text:style-name="P10" text:outline-level="1">
<text:span text:style-name="T4">
在伊朗，判决被宣布为PS752飞行坠机事故中的罪魁祸首</text:span>
</text:h>
      <text:p text:style-name="P4">
作者: ['АРМІЯINFORM']</text:p>
      <text:p text:style-name="P4">
时间: 2023-04-18T78:00:00-04:00</text:p>
      <text:p text:style-name="P4">
描述: Tzheogo Tizhnya Irania，她是对犯罪的犯罪进程的判决。他们说，俄罗斯以及2022年与乌克兰的战争是否会在不久的将来与乌克兰进行战争，他们说，与乌克兰的战争，今天的乌克兰新闻，乌克兰的新闻，乌克兰媒体在俄罗斯媒体的新闻</text:p>
      <text:p text:style-name="P4">
图片: ['<text:a xlink:type="simple" xlink:href="https://armyinform.com.ua/wp-content/uploads/2023/04/082a460b5ceaa39e.jpg" text:style-name="Internet_20_link" text:visited-style-name="Visited_20_Internet_20_Link">
082a460b5ceaa39e.jpg</text:a>
']</text:p>
      <text:p text:style-name="P4">
标签: ['МЗС', 'РЕЙС PS752']</text:p>
      <text:p text:style-name="P4">
类别: News</text:p>
      <!--METADATA-->
      <text:p text:style-name="P4">
<draw:frame draw:style-name="fr1" draw:name="Image74" text:anchor-type="as-char" svg:width="6.9236in" svg:height="3.896222in" draw:z-index="0">
<draw:image xlink:href="../Images/AРМІЯINFORM/2023-04-18T78-00-00-04-00/082a460b5ceaa39e.jpg" xlink:type="simple" xlink:show="embed" xlink:actuate="onLoad" draw:mime-type="image/jpeg"/>
</draw:frame>
本周，伊朗在犯罪程序中宣布了针对德黑兰PS752飞行的可能性的判决。</text:p>
      <text:p text:style-name="P4">
关于这个<text:a xlink:type="simple" xlink:href="https://mfa.gov.ua/news/spilna-zayava-mizhnarodnoyi-grupi-z-koordinaciyi-dopomogi-zhertvam-rejsu-ps752-shchodo-sudovih-procesiv-v-irani" text:style-name="Internet_20_link" text:visited-style-name="Visited_20_Internet_20_Link">
被引用</text:a>
乌克兰外交部报道，国际组织国际援助协调协会协会。</text:p>
      <text:p text:style-name="P4">
“在德黑兰发生的虚拟诉讼不应分散伊朗未能履行其国际义务并避免对其行为责任的诉讼。 诉讼和此事件宣布的刑期都没有将真相或正义带给受害者。 从伊朗的调查开始，整个过程并不是公正和透明的。”</text:p>
      <text:p text:style-name="P4">
外交部补充说，176名无辜受害者的家庭仍在等待应有的正义。</text:p>
      <text:p text:style-name="P4">
国际集团的掠夺者已经成为国际捕食者。”</text:p>
      <text:p text:style-name="P4">
众所周知，2020年1月8日，伊朗伊斯兰共和国愤世嫉俗地击倒了德黑兰的PS752飞机。</text:p>
      <text:p text:style-name="P4">
News Source: <text:a xlink:type="simple" xlink:href="https://armyinform.com.ua/2023/04/18/v-irani-ogolosyly-vyroky-jmovirnym-vynuvatczyam-u-aviakatastrofi-rejsu-ps752/" text:style-name="Internet_20_link" text:visited-style-name="Visited_20_Internet_20_Link">
https://armyinform.com.ua/2023/04/18/v-irani-ogolosyly-vyroky-jmovirnym-vynuvatczyam-u-aviakatastrofi-rejsu-ps752/</text:a>
</text:p>
      <!--NEWS-->
      <text:h text:style-name="P10" text:outline-level="1">
<text:span text:style-name="T4">
他们将判断被赫尔森地区平民欺负和折磨的军队</text:span>
</text:h>
      <text:p text:style-name="P4">
作者: ['АРМІЯINFORM']</text:p>
      <text:p text:style-name="P4">
时间: 2023-04-18T79:00:00-04:00</text:p>
      <text:p text:style-name="P4">
描述: 斯托索沃维克斯科沃（Viexkovo）俄罗斯联合会的指控性法案是关于装饰事实的事实。今天，乌克兰与俄罗斯之间以及2022年与乌克兰的战争是否会发生战争今日新闻，乌克兰新闻在乌克兰媒体的俄罗斯新闻</text:p>
      <text:p text:style-name="P4">
图片: ['<text:a xlink:type="simple" xlink:href="https://armyinform.com.ua/wp-content/uploads/2023/04/photo-5330383069984705023-x.jpg" text:style-name="Internet_20_link" text:visited-style-name="Visited_20_Internet_20_Link">
photo-5330383069984705023-x.jpg</text:a>
']</text:p>
      <text:p text:style-name="P4">
标签: ['STOPRUSSIA', 'АГРЕСІЯ РФ', 'ВОЄННІ ЗЛОЧИНИ РФ', 'ВТОРГНЕННЯ РФ', 'ОФІС ГЕНЕРАЛЬНОГО ПРОКУРОРА УКРАЇНИ']</text:p>
      <text:p text:style-name="P4">
类别: News</text:p>
      <!--METADATA-->
      <text:p text:style-name="P4">
<draw:frame draw:style-name="fr1" draw:name="Image75" text:anchor-type="as-char" svg:width="6.9236in" svg:height="5.211583in" draw:z-index="0">
<draw:image xlink:href="../Images/AРМІЯINFORM/2023-04-18T79-00-00-04-00/photo-5330383069984705023-x.jpg" xlink:type="simple" xlink:show="embed" xlink:actuate="onLoad" draw:mime-type="image/jpeg"/>
</draw:frame>
关于俄罗斯军人的法律法和战争习俗事实，起诉书已向俄罗斯军人发出。</text:p>
      <text:p text:style-name="P4">
关于它<text:a xlink:type="simple" xlink:href="https://gp.gov.ua/ua/posts/znushhavsya-ta-katuvav-mirnix-meskanciv-xersonshhini-suditimut-viiskovogo-rf" text:style-name="Internet_20_link" text:visited-style-name="Visited_20_Internet_20_Link">
报告</text:a>
乌克兰检察长办公室。</text:p>
      <text:p text:style-name="P4">
调查发现，自霍森地区占领以来，俄罗斯联邦武装部队的一个部门之一由驻扎在拉兹尼村的So称为“指挥官 - 驻军负责人”。</text:p>
      <text:p text:style-name="P4">
他个人，以及给出指示和命令，也参与了以非法迷住的乌克兰人职位的拘留。</text:p>
      <text:p text:style-name="P4">
被告与他的同伙 - 俄罗斯联邦的军队拘留了斯卡多夫斯基区定居委员会主席。 他被保留在次级议会中，在那里他们被系统地殴打，被屠杀威胁并在头顶上进行，模仿死亡。</text:p>
      <text:p text:style-name="P4">
丈夫被要求提供有关塔米斯托夫居民的亲乌克兰激进主义者的信息，并倾向于合作。 目前正在建立其他涉及这些犯罪的非乌克兰俄罗斯联合会。</text:p>
      <text:p text:style-name="P4">
News Source: <text:a xlink:type="simple" xlink:href="https://armyinform.com.ua/2023/04/18/sudytymut-vijskovogo-rf-yakyj-znushhavsya-ta-katuvav-myrnyh-meshkancziv-hersonshhyny/" text:style-name="Internet_20_link" text:visited-style-name="Visited_20_Internet_20_Link">
https://armyinform.com.ua/2023/04/18/sudytymut-vijskovogo-rf-yakyj-znushhavsya-ta-katuvav-myrnyh-meshkancziv-hersonshhyny/</text:a>
</text:p>
      <!--NEWS-->
      <text:h text:style-name="P10" text:outline-level="1">
<text:span text:style-name="T4">
Denis Shmigal：俄罗斯应从核燃料供应连锁店中扔出</text:span>
</text:h>
      <text:p text:style-name="P4">
作者: ['АРМІЯINFORM']</text:p>
      <text:p text:style-name="P4">
时间: 2023-04-18T80:00:00-04:00</text:p>
      <text:p text:style-name="P4">
描述: “ Pid Hour Nashu Vizit USA要求圣罗萨托姆的建筑物。 美国克里姆（Krim），...与乌克兰2022年的战争，与乌克兰的最新消息，今天与乌克兰2022年的新闻战争，今天将在乌克兰和俄罗斯之间发生战争，当与乌克兰的战争将是是否是，与否是不久的将来与乌克兰的战争，今天与乌克兰的战争，今天的乌克兰新闻，乌克兰新闻，乌克兰媒体在俄罗斯</text:p>
      <text:p text:style-name="P4">
图片: ['<text:a xlink:type="simple" xlink:href="https://armyinform.com.ua/wp-content/uploads/2023/04/thumb_202554_820_360_0_0_auto.jpg" text:style-name="Internet_20_link" text:visited-style-name="Visited_20_Internet_20_Link">
thumb_202554_820_360_0_0_auto.jpg</text:a>
']</text:p>
      <text:p text:style-name="P4">
标签: ['G7', 'ДЕНИС ШМИГАЛЬ', 'РОСАТОМ', 'САНКЦІЇ']</text:p>
      <text:p text:style-name="P4">
类别: News</text:p>
      <!--METADATA-->
      <text:p text:style-name="P4">
<draw:frame draw:style-name="fr1" draw:name="Image76" text:anchor-type="as-char" svg:width="6.9236in" svg:height="4.610104in" draw:z-index="0">
<draw:image xlink:href="../Images/AРМІЯINFORM/2023-04-18T80-00-00-04-00/thumb_202554_820_360_0_0_auto.jpg" xlink:type="simple" xlink:show="embed" xlink:actuate="onLoad" draw:mime-type="image/jpeg"/>
</draw:frame>
“在我们访问期间，美国对玫瑰色结构实施了制裁。 此外，在G7峰会期间，美国，加拿大，日本，英国和法国加剧了俄罗斯在核能隔离中的隔离工作。 俄罗斯应该从核燃料的供应链中抛出。书面合作伙伴，尤其是日本现在在G7中的日本，”  - 在[消息]中说。(https://t.me/Denys_Smyhal/5041)乌克兰电报总理。</text:p>
      <text:p text:style-name="P4">
News Source: <text:a xlink:type="simple" xlink:href="https://armyinform.com.ua/2023/04/18/denys-shmygal-rosiya-maye-buty-vykynuta-z-lanczyugiv-postachannya-yadernogo-palyva/" text:style-name="Internet_20_link" text:visited-style-name="Visited_20_Internet_20_Link">
https://armyinform.com.ua/2023/04/18/denys-shmygal-rosiya-maye-buty-vykynuta-z-lanczyugiv-postachannya-yadernogo-palyva/</text:a>
</text:p>
      <!--NEWS-->
      <text:h text:style-name="P10" text:outline-level="1">
<text:span text:style-name="T4">
军事潜水员将占领水和水库</text:span>
</text:h>
      <text:p text:style-name="P4">
作者: ['АРМІЯINFORM']</text:p>
      <text:p text:style-name="P4">
时间: 2023-04-18T81:00:00-04:00</text:p>
      <text:p text:style-name="P4">
描述: 君主对运输乌克兰国防部的运输是特殊的，以接管pidgototo ...与乌克兰2022年的战争，今天与乌克兰的最新新闻，《与乌克兰的新闻战争》，今天与乌克兰的新闻战争最后一次，乌克兰和乌克兰之间的战争将会发生。俄罗斯以及与乌克兰的战争将在2022年，他们会在不久的将来与乌克兰战争，他们说，与乌克兰的战争，今天的乌克兰新闻，乌克兰的新闻，乌克兰媒体在俄罗斯的乌克兰新闻</text:p>
      <text:p text:style-name="P4">
图片: []</text:p>
      <text:p text:style-name="P4">
标签: ['ВОДОЛАЗИ', 'ОЛЕКСАНДР ПАВЛЮК', 'РОЗМІНУВАННЯ', 'САПЕРИ']</text:p>
      <text:p text:style-name="P4">
类别: News</text:p>
      <!--METADATA-->
      <text:p text:style-name="P4">
乌克兰国防部的州特别交通服务部正在为专业的潜水员准备，后来实施了水和水库。 关于这个<text:a xlink:type="simple" xlink:href="https://t.me/Pavliuk_KSV/3999" text:style-name="Internet_20_link" text:visited-style-name="Visited_20_Internet_20_Link">
被引用</text:a>
在乌克兰中尉亚历山大·帕夫林(Alexander Pavlyuk)的第一个副辩护副游戏报告中。</text:p>
      <text:p text:style-name="P4">
老兵被教导要迅速做出反应，并从工作期间可能发生的困难和可预见的情况下进行。</text:p>
      <text:p text:style-name="P4">
战斗，积极进取并准备挖掘和清洁黑海。</text:p>
      <text:p text:style-name="P4">
News Source: <text:a xlink:type="simple" xlink:href="https://armyinform.com.ua/2023/04/18/vijskovi-vodolazy-sapery-vizmutsya-za-rozminuvannya-akvatorij-ta-vodojm/" text:style-name="Internet_20_link" text:visited-style-name="Visited_20_Internet_20_Link">
https://armyinform.com.ua/2023/04/18/vijskovi-vodolazy-sapery-vizmutsya-za-rozminuvannya-akvatorij-ta-vodojm/</text:a>
</text:p>
      <!--NEWS-->
      <text:h text:style-name="P10" text:outline-level="1">
<text:span text:style-name="T4">
在法律领域的框架内，进行了建成和社会支持的领土中心的活动</text:span>
</text:h>
      <text:p text:style-name="P4">
作者: ['АРМІЯINFORM']</text:p>
      <text:p text:style-name="P4">
时间: 2023-04-18T82:00:00-04:00</text:p>
      <text:p text:style-name="P4">
描述: 定期，在无用的空间中，Riznomanitya是Zyazhniti，我可以在Metai ...与乌克兰2022年的战争，与乌克兰的最新新闻，今天与乌克兰的新闻战争，今天与乌克兰2022年的新闻战，乌克兰和乌克兰之间的战争会俄罗斯，当与2022年的战争在2022年与乌克兰战争时，他们会在不久的将来与乌克兰战争，他们说，与乌克兰的战争，今天的乌克兰新闻，乌克兰的新闻，乌克兰媒体在俄罗斯的乌克兰新闻</text:p>
      <text:p text:style-name="P4">
图片: ['<text:a xlink:type="simple" xlink:href="https://armyinform.com.ua/wp-content/uploads/2022/12/originalvijskovi.jpg" text:style-name="Internet_20_link" text:visited-style-name="Visited_20_Internet_20_Link">
originalvijskovi.jpg</text:a>
']</text:p>
      <text:p text:style-name="P4">
标签: ['СУХОПУТНІ ВІЙСЬКА', 'ТЦК ТА СП']</text:p>
      <text:p text:style-name="P4">
类别: News</text:p>
      <!--METADATA-->
      <text:p text:style-name="P4">
<draw:frame draw:style-name="fr1" draw:name="Image77" text:anchor-type="as-char" svg:width="6.9236in" svg:height="3.894525in" draw:z-index="0">
<draw:image xlink:href="../Images/AРМІЯINFORM/2023-04-18T82-00-00-04-00/originalvijskovi.jpg" xlink:type="simple" xlink:show="embed" xlink:actuate="onLoad" draw:mime-type="image/jpeg"/>
</draw:frame>
周期性地，信息空间中出现了各种各样的排除，旨在误导乌克兰公民，或破坏吸引乌克兰人加入国防军的过程，特别是通过抹黑领土中心。 他们说，其中之一与一位律师的最新声明相似，他们说，完成的领土中心没有法人实体的地位。</text:p>
      <text:p text:style-name="P4">
在您的Facebook页面上有关它<text:a xlink:type="simple" xlink:href="https://www.facebook.com/UALandForces/posts/pfbid02reMJiDDdJ4TwFbDW2t7NWbrSRB2gPCcauAEj9i6MCJtfQ7r9nxgCq2or8Gu81UpFl" text:style-name="Internet_20_link" text:visited-style-name="Visited_20_Internet_20_Link">
报告</text:a>
乌克兰武装部队的土地部队的指挥。</text:p>
      <text:p text:style-name="P4">
根据有关收购和社会支持中心的规定，由乌克兰法令的内阁批准(下一个 - 位置)，人员管理和社会支持的领土中心是军事管理机构，可确保执行兵役和兵役，动员培训和动员。</text:p>
      <text:p text:style-name="P4">
参考。 根据第1条，《军事义务和兵役法》第8款(随着变化，乌克兰Verkhovna Rada的信息(VVR)，1992年，第27期，第385页，通过分辨率25.03.92的Verkhovna Rada No. 2233-XII，BBR，1992，№27，P.386生效)乌克兰部长的内阁批准了有关领土中央支持和社会支持的法规。</text:p>
      <text:p text:style-name="P4">
根据第7段，《对克里米亚自治共和国》，地区的tasocial支持毕业中心。 基辅·塔斯瓦斯托波尔(Kyiv Tasevastopol)是公法的法人实体，拥有独立的资产负债表，国库机构的注册帐户。</text:p>
      <text:p text:style-name="P4">
地区收购和社会支持的地区领土中心是各个地区的分离单位，该单位完成了克里米亚自治共和国，地区的社会支持。 基辅Tasevastopol。</text:p>
      <text:p text:style-name="P4">
为了确保履行任务和地区人员配备和社会支持中心的定义功能，它们由结构单位组成(部门，部门，团体，服务)该活动将根据《收购与社会支持中心的结构划分法规》进行活动，该法规由tasotcial支持的地区领地中心负责人确认。</text:p>
      <text:p text:style-name="P4">
Зі свого боку поняття відокремлених територіальних підрозділів врегульованост. 95 Цивільного Кодексу:</text:p>
      <ol>
        <li>
Філією є відокремлений підрозділ юридичної особи, що розташований поза її місцезнаходженням та здійснює всі або частину її функцій.  2. Представництвом є відокремлений підрозділ юридичної особи, що розташований поза її місцезнаходженням та здійснює представництво і захист інтересів юридичної особи.  3. Філії та представництва не є юридичними особами. Вони наділяються майном юридичної особи, що їх створила, і діють на підставі затвердженого нею положення.</li>
      </ol>
      <text:p text:style-name="P4">
Відповідно до наказу Міністерства оборони України від 30.12.2016 № 744 «Проорганізацію та ведення претензійно позовної роботи, самопредставництва,представництва інтересів Міністерства оборони України, Збройних Сил України усудах та інших державних органах, виконання судових рішень» районнітериторіальні центри комплектування та соціальної підтримки здійснюютьпредставництво у суді на основі довіреності відповідних районнихтериторіальних центрів комплектування та соціальної підтримки.</text:p>
      <text:p text:style-name="P4">
Із зазначеного стає зрозуміло, що діяльність територіальних центрівкомплектування та соціальної підтримки здійснюється в рамках правового поля,вони мають усі необхідні для своєї роботи права, статуси тощо.</text:p>
      <text:p text:style-name="P4">
А от безпідставні закиди на їхню адресу точно грають на руку нашим ворогам іможут</text:p>
      <text:p text:style-name="P4">
News Source: <text:a xlink:type="simple" xlink:href="https://armyinform.com.ua/2023/04/18/diyalnist-terytorialnyh-czentriv-komplektuvannya-ta-soczialnoyi-pidtrymky-zdijsnyuyetsya-v-ramkah-pravovogo-polya/" text:style-name="Internet_20_link" text:visited-style-name="Visited_20_Internet_20_Link">
https://armyinform.com.ua/2023/04/18/diyalnist-terytorialnyh-czentriv-komplektuvannya-ta-soczialnoyi-pidtrymky-zdijsnyuyetsya-v-ramkah-pravovogo-polya/</text:a>
</text:p>
      <!--NEWS-->
      <text:h text:style-name="P10" text:outline-level="1">
<text:span text:style-name="T4">
斯洛伐克和波兰MIGS将加强现有的空中公园-Yuri Ignat</text:span>
</text:h>
      <text:p text:style-name="P4">
作者: ['Анастасія Олехнович']</text:p>
      <text:p text:style-name="P4">
时间: 2023-04-18T83:00:00-04:00</text:p>
      <text:p text:style-name="P4">
描述: Chotiri Slovatski Migi的Vitriyaniy Yuria Izhnat的河岸的话语背后是乌克兰的……与乌克兰2022年的战争，与乌克兰的最新新闻，今天与乌克兰2022年的新闻战争，今天，乌克兰和俄罗斯之间的战争将在乌克兰和俄罗斯之间发生。当他们在2022年与乌克兰进行战争时，他们说，在不久的将来，乌克兰是否会与乌克兰进行战争</text:p>
      <text:p text:style-name="P4">
图片: ['<text:a xlink:type="simple" xlink:href="https://armyinform.com.ua/wp-content/uploads/2023/04/foto-1-krylati-aviabomby-yurij-ignat.jpg" text:style-name="Internet_20_link" text:visited-style-name="Visited_20_Internet_20_Link">
foto-1-krylati-aviabomby-yurij-ignat.jpg</text:a>
']</text:p>
      <text:p text:style-name="P4">
标签: ['МІГ', 'ЮРІЙ ІГНАТ']</text:p>
      <text:p text:style-name="P4">
类别: News</text:p>
      <!--METADATA-->
      <text:p text:style-name="P4">
<draw:frame draw:style-name="fr1" draw:name="Image78" text:anchor-type="as-char" svg:width="6.9236in" svg:height="4.32725in" draw:z-index="0">
<draw:image xlink:href="../Images/AРМІЯINFORM/2023-04-18T83-00-00-04-00/foto-1-krylati-aviabomby-yurij-ignat.jpg" xlink:type="simple" xlink:show="embed" xlink:actuate="onLoad" draw:mime-type="image/jpeg"/>
</draw:frame>
拼贴：陆军</text:p>
      <text:p text:style-name="P4">
根据空军尤里·伊格纳特(Yuri Ignat)的发言人的说法，四个斯洛伐克米加(Slovak Miga)独自逃离了乌克兰，其余的则由土地夺走。 这些飞机以及乌克兰专家目前正在学习的情况下，这些飞机将在何种情况下使用。 伊格纳蒂(Ignatii)谈到浓缩咖啡中的Tsyuuri。</text:p>
      <ul>
        <li>
即使飞机无法站起来，也可以通过拆卸备件来用作捐赠者。 这很重要，因为细节很少，大多数是有问题的，因为MIG-29是在俄罗斯制造的。</li>
      </ul>
      <text:p text:style-name="P4">
斯洛伐克和波兰MIGS将加强现有的空中公园。 但是，这是70年的，尽管乌克兰飞行员并尽力将他们击倒，但对火箭和无人机不太有效。</text:p>
      <ul>
        <li>
为了抵消俄罗斯航空，乌克兰需要现代西方多目标战士，正如我们一再强调的那样。</li>
      </ul>
      <text:p text:style-name="P4">
News Source: <text:a xlink:type="simple" xlink:href="https://armyinform.com.ua/2023/04/18/slovaczki-ta-polski-migy-pidsylyat-isnuyuchyj-aviapark-yurij-ignat/" text:style-name="Internet_20_link" text:visited-style-name="Visited_20_Internet_20_Link">
https://armyinform.com.ua/2023/04/18/slovaczki-ta-polski-migy-pidsylyat-isnuyuchyj-aviapark-yurij-ignat/</text:a>
</text:p>
      <!--NEWS-->
      <text:h text:style-name="P10" text:outline-level="1">
<text:span text:style-name="T4">
敌人造成了4架火箭发射器和44架飞机，对RSL进行了约20架炮击</text:span>
</text:h>
      <text:p text:style-name="P4">
作者: ['АРМІЯINFORM']</text:p>
      <text:p text:style-name="P4">
时间: 2023-04-18T84:00:00-04:00</text:p>
      <text:p text:style-name="P4">
描述: 关于乌克兰Zbroyshens将军在运营信息中的总部...与乌克兰2022年的战争，与乌克兰的最新新闻战争，今天与乌克兰2022年的新闻战争，乌克兰和俄罗斯之间的战争以及俄罗斯之间的战争将会他们在2022年与乌克兰有一年</text:p>
      <text:p text:style-name="P4">
图片: ['<text:a xlink:type="simple" xlink:href="https://armyinform.com.ua/wp-content/uploads/2022/08/2022-08-24-rankovi-obstrily-mist-ukrayiny-24-serpnya.jpg" text:style-name="Internet_20_link" text:visited-style-name="Visited_20_Internet_20_Link">
2022-08-24-rankovi-obstrily-mist-ukrayiny-24-serpnya.jpg</text:a>
']</text:p>
      <text:p text:style-name="P4">
标签: ['STOPRUSSIA', 'АГРЕСІЯ РФ', 'ГШ ЗСУ']</text:p>
      <text:p text:style-name="P4">
类别: News</text:p>
      <!--METADATA-->
      <text:p text:style-name="P4">
<draw:frame draw:style-name="fr1" draw:name="Image79" text:anchor-type="as-char" svg:width="6.9236in" svg:height="4.615733in" draw:z-index="0">
<draw:image xlink:href="../Images/AРМІЯINFORM/2023-04-18T84-00-00-04-00/2022-08-24-rankovi-obstrily-mist-ukrayiny-24-serpnya.jpg" xlink:type="simple" xlink:show="embed" xlink:actuate="onLoad" draw:mime-type="image/jpeg"/>
</draw:frame>
说明性照片<text:span text:style-name="T4">
🔥俄罗斯入侵的情况</text:span>
</text:p>
      <text:p text:style-name="P4">
关于它<text:a xlink:type="simple" xlink:href="https://www.facebook.com/GeneralStaff.ua/posts/pfbid02mPSEV8MmT1e5moo9NmJXYAtwDupK4PVdB7yB5yFKCaNvSN3RFdkx9dFHpcPzVZDvl" text:style-name="Internet_20_link" text:visited-style-name="Visited_20_Internet_20_Link">
报告</text:a>
Генеральний штаб Збройних Сил України в оперативній інформації станом на 18:0018.04.2023 щодо російського вторгнення.</text:p>
      <text:p text:style-name="P4">
«російська федерація продовжує ігнорувати Міжнародне гуманітарне право, завдаєударів, здійснює обстріли не лише по позиціях наших військ, а й по цивільнійінфраструктурі населених пунктів, тероризуючи мирних жителів.</text:p>
      <text:p text:style-name="P4">
«Протягом доби противник завдав 4 ракетних та 44 авіаційні удари, здійснивблизько 20 обстрілів із реактивних систем залпового вогню по позиціях нашихвійськ та населених пунктах, постраждали цивільні люди.</text:p>
      <text:p text:style-name="P4">
Ймовірність завдавання ракетних та авіаційних ударів по всій території Українизалишається досить високою», — йдеться в повідомленні.</text:p>
      <text:p text:style-name="P4">
News Source: <text:a xlink:type="simple" xlink:href="https://armyinform.com.ua/2023/04/18/protyvnyk-zavdav-4-raketnyh-ta-44-aviaudary-zdijsnyv-blyzko-20-obstriliv-z-rszv/" text:style-name="Internet_20_link" text:visited-style-name="Visited_20_Internet_20_Link">
https://armyinform.com.ua/2023/04/18/protyvnyk-zavdav-4-raketnyh-ta-44-aviaudary-zdijsnyv-blyzko-20-obstriliv-z-rszv/</text:a>
</text:p>
      <!--NEWS-->
      <text:h text:style-name="P10" text:outline-level="1">
<text:span text:style-name="T4">
乌克兰后卫在四个方向上击退了大约30次敌人攻击</text:span>
</text:h>
      <text:p text:style-name="P4">
作者: ['АРМІЯINFORM']</text:p>
      <text:p text:style-name="P4">
时间: 2023-04-18T85:00:00-04:00</text:p>
      <text:p text:style-name="P4">
描述: 关于乌克兰Zbroyshens将军在运营信息中的总部...与乌克兰2022年的战争，与乌克兰的最新新闻战争，今天与乌克兰2022年的新闻战争，乌克兰和俄罗斯之间的战争以及俄罗斯之间的战争将会他们在2022年与乌克兰有一年</text:p>
      <text:p text:style-name="P4">
图片: ['<text:a xlink:type="simple" xlink:href="https://armyinform.com.ua/wp-content/uploads/2023/04/9dcc1cc-zsu.jpg" text:style-name="Internet_20_link" text:visited-style-name="Visited_20_Internet_20_Link">
9dcc1cc-zsu.jpg</text:a>
']</text:p>
      <text:p text:style-name="P4">
标签: ['STOPRUSSIA', 'ГШ ЗСУ']</text:p>
      <text:p text:style-name="P4">
类别: News</text:p>
      <!--METADATA-->
      <text:p text:style-name="P4">
<draw:frame draw:style-name="fr1" draw:name="Image80" text:anchor-type="as-char" svg:width="6.9236in" svg:height="3.883237in" draw:z-index="0">
<draw:image xlink:href="../Images/AРМІЯINFORM/2023-04-18T85-00-00-04-00/9dcc1cc-zsu.jpg" xlink:type="simple" xlink:show="embed" xlink:actuate="onLoad" draw:mime-type="image/jpeg"/>
</draw:frame>
说明性照片<text:span text:style-name="T4">
🔥俄罗斯入侵的情况</text:span>
</text:p>
      <text:p text:style-name="P4">
关于它<text:a xlink:type="simple" xlink:href="https://www.facebook.com/GeneralStaff.ua/posts/pfbid02mPSEV8MmT1e5moo9NmJXYAtwDupK4PVdB7yB5yFKCaNvSN3RFdkx9dFHpcPzVZDvl" text:style-name="Internet_20_link" text:visited-style-name="Visited_20_Internet_20_Link">
报告</text:a>
从18.0018.04.2023开始，乌克兰武装部队的总参谋部在俄罗斯入侵中。</text:p>
      <text:p text:style-name="P4">
“敌人以沉重的损失为代价，继续发动入侵者。 主要栖息地着重于利曼，巴赫穆特，阿夫迪夫和玛丽斯基的方向的进攻行动。 白天，这些地区反映了大约30次敌人的攻击。 最激烈的战斗是由Zabakhmut和Marinka进行的。”</text:p>
      <text:p text:style-name="P4">
News Source: <text:a xlink:type="simple" xlink:href="https://armyinform.com.ua/2023/04/18/ukrayinski-zahysnyky-vidbyly-blyzko-30-atak-protyvnyka-na-chotyroh-napryamkah/" text:style-name="Internet_20_link" text:visited-style-name="Visited_20_Internet_20_Link">
https://armyinform.com.ua/2023/04/18/ukrayinski-zahysnyky-vidbyly-blyzko-30-atak-protyvnyka-na-chotyroh-napryamkah/</text:a>
</text:p>
      <!--NEWS-->
      <text:h text:style-name="P10" text:outline-level="1">
<text:span text:style-name="T4">
英国给了14个强大挑战者坦克的武装部队中队2</text:span>
</text:h>
      <text:p text:style-name="P4">
作者: ['АРМІЯINFORM']</text:p>
      <text:p text:style-name="P4">
时间: 2023-04-18T86:00:00-04:00</text:p>
      <text:p text:style-name="P4">
描述: 关于Facebook，服务ZV'yazkiv与Gromadzk -stya Zbroynei大部队...与乌克兰2022年的战争，与乌克兰的战争是今天的最新消息，与乌克兰2022年的新闻战争是今天的最后一场新闻乌克兰与俄罗斯之间的战争以及2022年的战争，乌克兰是否会在不久的将来与乌克兰进行战争，他们说，与乌克兰的战争，今天的乌克兰新闻，乌克兰的新闻，乌克兰的乌克兰媒体新闻</text:p>
      <text:p text:style-name="P4">
图片: ['<text:a xlink:type="simple" xlink:href="https://armyinform.com.ua/wp-content/uploads/2023/04/342021622_1014099939560002_621430744139699902_n.jpg" text:style-name="Internet_20_link" text:visited-style-name="Visited_20_Internet_20_Link">
342021622_1014099939560002_621430744139699902_n.jpg</text:a>
']</text:p>
      <text:p text:style-name="P4">
标签: ['STOPRUSSIA', 'АГРЕСІЯ РФ']</text:p>
      <text:p text:style-name="P4">
类别: News</text:p>
      <!--METADATA-->
      <text:p text:style-name="P4">
<draw:frame draw:style-name="fr1" draw:name="Image81" text:anchor-type="as-char" svg:width="6.9236in" svg:height="4.615733in" draw:z-index="0">
<draw:image xlink:href="../Images/AРМІЯINFORM/2023-04-18T86-00-00-04-00/342021622_1014099939560002_621430744139699902_n.jpg" xlink:type="simple" xlink:show="embed" xlink:actuate="onLoad" draw:mime-type="image/jpeg"/>
</draw:frame>
在Facebook上关于它<text:a xlink:type="simple" xlink:href="https://www.facebook.com/ukarmedforces" text:style-name="Internet_20_link" text:visited-style-name="Visited_20_Internet_20_Link">
报告</text:a>
与英国武装部队的公共关系。</text:p>
      <text:p text:style-name="P4">
消息传出：“英国将乌克兰的武装力量授予了14个强大的挑战者2的中队，他们是英国的讲师，通过培训人员如何管理以及如何使用Challenger 2。”</text:p>
      <text:p text:style-name="P4">
News Source: <text:a xlink:type="simple" xlink:href="https://armyinform.com.ua/2023/04/18/velyka-brytaniya-podaruvala-zsu-eskadron-z-14-potuzhnyh-tankiv-challenger-2/" text:style-name="Internet_20_link" text:visited-style-name="Visited_20_Internet_20_Link">
https://armyinform.com.ua/2023/04/18/velyka-brytaniya-podaruvala-zsu-eskadron-z-14-potuzhnyh-tankiv-challenger-2/</text:a>
</text:p>
      <!--NEWS-->
      <text:h text:style-name="P10" text:outline-level="1">
<text:span text:style-name="T4">
国防军每天的航空击中了敌人的集中区域</text:span>
</text:h>
      <text:p text:style-name="P4">
作者: ['АРМІЯINFORM']</text:p>
      <text:p text:style-name="P4">
时间: 2023-04-18T87:00:00-04:00</text:p>
      <text:p text:style-name="P4">
描述: 关于乌克兰Zbroyshens将军在运营信息中的总部...与乌克兰2022年的战争，与乌克兰的最新新闻战争，今天与乌克兰2022年的新闻战争，乌克兰和俄罗斯之间的战争以及俄罗斯之间的战争将会他们在2022年与乌克兰有一年</text:p>
      <text:p text:style-name="P4">
图片: ['<text:a xlink:type="simple" xlink:href="https://armyinform.com.ua/wp-content/uploads/2023/03/war-1.jpg" text:style-name="Internet_20_link" text:visited-style-name="Visited_20_Internet_20_Link">
war-1.jpg</text:a>
']</text:p>
      <text:p text:style-name="P4">
标签: ['STOPRUSSIA', 'АГРЕСІЯ РФ', 'ГШ ЗСУ']</text:p>
      <text:p text:style-name="P4">
类别: News</text:p>
      <!--METADATA-->
      <text:p text:style-name="P4">
<draw:frame draw:style-name="fr1" draw:name="Image82" text:anchor-type="as-char" svg:width="6.9236in" svg:height="4.501139in" draw:z-index="0">
<draw:image xlink:href="../Images/AРМІЯINFORM/2023-04-18T87-00-00-04-00/war-1.jpg" xlink:type="simple" xlink:show="embed" xlink:actuate="onLoad" draw:mime-type="image/jpeg"/>
</draw:frame>
说明性照片<text:span text:style-name="T4">
🔥俄罗斯入侵的情况</text:span>
</text:p>
      <text:p text:style-name="P4">
关于它<text:a xlink:type="simple" xlink:href="https://www.facebook.com/GeneralStaff.ua/posts/pfbid02mPSEV8MmT1e5moo9NmJXYAtwDupK4PVdB7yB5yFKCaNvSN3RFdkx9dFHpcPzVZDvl" text:style-name="Internet_20_link" text:visited-style-name="Visited_20_Internet_20_Link">
报告</text:a>
从18：0018.04.2023开始，乌克兰武装部队的总裁在俄罗斯入侵中。</text:p>
      <text:p text:style-name="P4">
“每天国防军的航空在人员集中的领域遭受了3次打击，并对敌方防空导弹综合大楼产生了影响。</text:p>
      <text:p text:style-name="P4">
邮件写道：“火箭部队和炮兵部门袭击了2个生活区域，武器和军事装备，电台 - 电机斗争站以及占用者的魔杖的区域。”</text:p>
      <text:p text:style-name="P4">
News Source: <text:a xlink:type="simple" xlink:href="https://armyinform.com.ua/2023/04/18/aviacziya-syl-oborony-za-dobu-zavdala-3-udariv-po-rajonah-zoseredzhennya-voroga/" text:style-name="Internet_20_link" text:visited-style-name="Visited_20_Internet_20_Link">
https://armyinform.com.ua/2023/04/18/aviacziya-syl-oborony-za-dobu-zavdala-3-udariv-po-rajonah-zoseredzhennya-voroga/</text:a>
</text:p>
      <!--NEWS-->
      <text:h text:style-name="P10" text:outline-level="1">
<text:span text:style-name="T4">
LVIV航空公司有义务向国防部支付几乎240万罚款</text:span>
</text:h>
      <text:p text:style-name="P4">
作者: ['АРМІЯINFORM']</text:p>
      <text:p text:style-name="P4">
时间: 2023-04-18T88:00:00-04:00</text:p>
      <text:p text:style-name="P4">
描述: Vidpov和Rivhenya赞美6 Kvity 2023 Rocomary Mista Mist Kiva Kiva ...与乌克兰战争2022年，与乌克兰的战争，今天与乌克兰的最新消息，与乌克兰的新闻战争，乌克兰2022年最后一次，将在今天，乌克兰和俄罗斯和战争之间的战争将发生随着乌克兰的发展，是否会在不久的将来与乌克兰进行战争，今天与乌克兰的战争，今天的乌克兰新闻，乌克兰的乌克兰新闻在俄罗斯的乌克兰媒体将在俄罗斯</text:p>
      <text:p text:style-name="P4">
图片: ['<text:a xlink:type="simple" xlink:href="https://armyinform.com.ua/wp-content/uploads/2021/06/sud.jpg" text:style-name="Internet_20_link" text:visited-style-name="Visited_20_Internet_20_Link">
sud.jpg</text:a>
']</text:p>
      <text:p text:style-name="P4">
标签: ['СПЕЦІАЛЬНА ПРОКУРАТУРА У СФЕРІ ОБОРОНИ', 'ШТРАФ']</text:p>
      <text:p text:style-name="P4">
类别: News</text:p>
      <!--METADATA-->
      <text:p text:style-name="P4">
<draw:frame draw:style-name="fr1" draw:name="Image83" text:anchor-type="as-char" svg:width="6.9236in" svg:height="3.894525in" draw:z-index="0">
<draw:image xlink:href="../Images/AРМІЯINFORM/2023-04-18T88-00-00-04-00/sud.jpg" xlink:type="simple" xlink:show="embed" xlink:actuate="onLoad" draw:mime-type="image/jpeg"/>
</draw:frame>
基辅经济法院于2023年4月6日做出了相应的决定，并考虑了西方国家国防部专业检察官办公室副局长的审理。</text:p>
      <text:p text:style-name="P4">
这是2007年乌克兰国防部与实施飞机现代化研究和设计工作的合同。</text:p>
      <text:p text:style-name="P4">
但是，企业允许延迟工作的表现。</text:p>
      <text:p text:style-name="P4">
因此，由于检察官办公室的干预，该工厂将支付罚款的指定金额。</text:p>
      <text:p text:style-name="P4">
<text:span text:style-name="T4">
资料来源：</text:span>
 <text:a xlink:type="simple" xlink:href="https://vpzhr.gp.gov.ua/ua/news.html" text:style-name="Internet_20_link" text:visited-style-name="Visited_20_Internet_20_Link">
西部地区专门检察官办公室的新闻服务</text:a>
</text:p>
      <text:p text:style-name="P4">
News Source: <text:a xlink:type="simple" xlink:href="https://armyinform.com.ua/2023/04/18/lvivskyj-aviazavod-zobovyazanyj-splatyty-oboronnomu-vidomstvu-majzhe-24-mln-gryven-shtrafnyh-sankcziyi/" text:style-name="Internet_20_link" text:visited-style-name="Visited_20_Internet_20_Link">
https://armyinform.com.ua/2023/04/18/lvivskyj-aviazavod-zobovyazanyj-splatyty-oboronnomu-vidomstvu-majzhe-24-mln-gryven-shtrafnyh-sankcziyi/</text:a>
</text:p>
      <!--NEWS-->
      <text:h text:style-name="P10" text:outline-level="1">
<text:span text:style-name="T4">
改善了从危险地区撤离的国家援助的机制</text:span>
</text:h>
      <text:p text:style-name="P4">
作者: ['АРМІЯINFORM']</text:p>
      <text:p text:style-name="P4">
时间: 2023-04-18T89:00:00-04:00</text:p>
      <text:p text:style-name="P4">
描述: Syogodni问题Piditrimav Zmisni在乌克兰第1195号乌克兰人的内阁决定之前，Pryamovay ...与乌克兰2022年的战争，与乌克兰的最新新闻，与乌克兰的新闻，与乌克兰2022年的新闻战争，乌克兰和俄罗斯与俄罗斯最后一次与乌克兰战争，以及2022年与乌克兰战争他们说，与否，他们会在不久的将来与乌克兰发动战争，他们说与乌克兰的战争，今天的乌克兰新闻，乌克兰的新闻，乌克兰的新闻</text:p>
      <text:p text:style-name="P4">
图片: ['<text:a xlink:type="simple" xlink:href="https://armyinform.com.ua/wp-content/uploads/2023/04/6-31.jpg" text:style-name="Internet_20_link" text:visited-style-name="Visited_20_Internet_20_Link">
6-31.jpg</text:a>
']</text:p>
      <text:p text:style-name="P4">
标签: ['STOPRUSSIA', 'АГРЕСІЯ РФ', 'ВТОРГНЕННЯ РФ']</text:p>
      <text:p text:style-name="P4">
类别: News</text:p>
      <!--METADATA-->
      <text:p text:style-name="P4">
<draw:frame draw:style-name="fr1" draw:name="Image84" text:anchor-type="as-char" svg:width="6.9236in" svg:height="4.708048in" draw:z-index="0">
<draw:image xlink:href="../Images/AРМІЯINFORM/2023-04-18T89-00-00-04-00/6-31.jpg" xlink:type="simple" xlink:show="embed" xlink:actuate="onLoad" draw:mime-type="image/jpeg"/>
</draw:frame>
说明性照片</text:p>
      <text:p text:style-name="P4">
如今，政府支持对乌克兰第1195号法令部长内阁的更改，旨在提高向被麻醉药撤离的人支付的机制。</text:p>
      <text:p text:style-name="P4">
关于它<text:a xlink:type="simple" xlink:href="https://minre.gov.ua/2023/04/18/udoskonaleno-mehanizm-vyplaty-derzhavnoyi-dopomogy-evakujovanym-iz-nebezpechnyh-regioniv/" text:style-name="Internet_20_link" text:visited-style-name="Visited_20_Internet_20_Link">
报告</text:a>
乌克兰暂时占领领土的重新融入部。</text:p>
      <text:p text:style-name="P4">
保证的现金付款将能够接收那些留下可行火车的人，以及那些留下特殊疏散，疏散，疏散，疏散以及疏散，疏散以及疏散和疏散汽车的人。</text:p>
      <text:p text:style-name="P4">
撤离应事先报告给地方当局。 为了使他们将撤离人员的清单和类别传达给区域军事管理。</text:p>
      <text:p text:style-name="P4">
保证人们将获得一项时间的财政援助，成年人为2000份Hryvnias，并为18岁以下的儿童和有餐具的人提供3000名HRYVNIA。</text:p>
      <text:p text:style-name="P4">
收到资金时，有必要提供一份文件，以证明具有流离失所的人的身份代码，孩子的出生证明， - 相应的支持文件。</text:p>
      <text:p text:style-name="P4">
为了避免重复付款或滥用，ukrposhta开发了撤离人员的编程。</text:p>
      <text:p text:style-name="P4">
为了撤离和从国家获得财政援助，您可以联系危机响应的热线：15-48或在IDP的IDP问题上，请联系：(066)813-62-39。</text:p>
      <text:p text:style-name="P4">
News Source: <text:a xlink:type="simple" xlink:href="https://armyinform.com.ua/2023/04/18/udoskonaleno-mehanizm-vyplaty-derzhavnoyi-dopomogy-evakujovanym-iz-nebezpechnyh-regioniv/" text:style-name="Internet_20_link" text:visited-style-name="Visited_20_Internet_20_Link">
https://armyinform.com.ua/2023/04/18/udoskonaleno-mehanizm-vyplaty-derzhavnoyi-dopomogy-evakujovanym-iz-nebezpechnyh-regioniv/</text:a>
</text:p>
      <!--NEWS-->
      <text:h text:style-name="P10" text:outline-level="1">
<text:span text:style-name="T4">
改革和转型是国防系统成功发展的重要组成部分-Alexey Reznikov</text:span>
</text:h>
      <text:p text:style-name="P4">
作者: ['АРМІЯINFORM']</text:p>
      <text:p text:style-name="P4">
时间: 2023-04-18T90:00:00-04:00</text:p>
      <text:p text:style-name="P4">
描述: Syogodnis，18 Kvistyn，乌克兰Oleki Reznikov Proviv Zustych Iz Iz Office的Ministra Deformate Worder of to To Toder to To Today与乌克兰与乌克兰的最新新闻，与乌克兰的新闻进行战争，与乌克兰2022年的新闻战争，今天将在乌克兰和俄罗斯和俄罗斯之间发生战争，他们在2022年与乌克兰的战争将在不久的将来与乌克兰战争，他们说，与乌克兰的战争，今天的乌克兰新闻，乌克兰的新闻，乌克兰媒体在俄罗斯的乌克兰新闻</text:p>
      <text:p text:style-name="P4">
图片: ['<text:a xlink:type="simple" xlink:href="https://armyinform.com.ua/wp-content/uploads/2023/04/reznikovvv.jpeg" text:style-name="Internet_20_link" text:visited-style-name="Visited_20_Internet_20_Link">
reznikovvv.jpeg</text:a>
']</text:p>
      <text:p text:style-name="P4">
标签: ['ОЛЕКСІЙ РЕЗНІКОВ', 'РЕФОРМИ']</text:p>
      <text:p text:style-name="P4">
类别: News</text:p>
      <!--METADATA-->
      <text:p text:style-name="P4">
<draw:frame draw:style-name="fr1" draw:name="Image85" text:anchor-type="as-char" svg:width="6.9236in" svg:height="4.32725in" draw:z-index="0">
<draw:image xlink:href="../Images/AРМІЯINFORM/2023-04-18T90-00-00-04-00/reznikovvv.jpeg" xlink:type="simple" xlink:show="embed" xlink:actuate="onLoad" draw:mime-type="image/jpeg"/>
</draw:frame>
今天，4月18日，乌克兰国防部长Alexei Reznikov与办公室举行了一次会议，以支持变更。</text:p>
      <text:p text:style-name="P4">
所有办公室的所有成员都参加了会议：尤里亚·马鲁什夫斯卡亚，阿森·祖玛迪洛夫，谢尔盖·卡尔彭科，亚瑟·佩雷弗泽夫，塔蒂安娜·赫坎琴和奥莱格·西曼斯基。</text:p>
      <text:p text:style-name="P4">
“改革和转型是国防系统成功发展的重要组成部分，尤其是在北约标准的整合中。 我很高兴你去上班了。 也许这将是一个成功的项目，” Oleksiresnikov说。</text:p>
      <text:p text:style-name="P4">
会议确定办公室的优先任务之一是国防采购系统的设计。</text:p>
      <text:p text:style-name="P4">
此外，有必要将精力集中在适合民主控制和辫子透明度的需求的领域。</text:p>
      <text:p text:style-name="P4">
办公室团队的任务是尽快行动。</text:p>
      <text:p text:style-name="P4">
我们将提醒，上周，对变革的支持办公室是在乌克兰国防部制度中创建的。 乌克兰·阿列克谢·雷兹尼科夫(Ukraine Alexei Reznikov)批准的有关咨询和咨询机构的法规。</text:p>
      <text:p text:style-name="P4">
公共和政治人物Yuliyomarushevsk被任命为支持办公室主席。 该办公室还包括Arsen Zhumadilov，Sergey Karpenko，Arthurverzev，Tatiana Kharchenko和Oleg Shimansky。</text:p>
      <text:p text:style-name="P4">
News Source: <text:a xlink:type="simple" xlink:href="https://armyinform.com.ua/2023/04/18/reformy-ta-transformacziya-cze-vazhlyvi-skladovi-uspishnogo-rozvytku-systemy-oborony-oleksij-reznikov/" text:style-name="Internet_20_link" text:visited-style-name="Visited_20_Internet_20_Link">
https://armyinform.com.ua/2023/04/18/reformy-ta-transformacziya-cze-vazhlyvi-skladovi-uspishnogo-rozvytku-systemy-oborony-oleksij-reznikov/</text:a>
</text:p>
      <!--NEWS-->
      <text:h text:style-name="P10" text:outline-level="1">
<text:span text:style-name="T4">
Volodymyr Zelenskyy与众议院议长进行了电话交谈</text:span>
</text:h>
      <text:p text:style-name="P4">
作者: ['АРМІЯINFORM']</text:p>
      <text:p text:style-name="P4">
时间: 2023-04-18T91:00:00-04:00</text:p>
      <text:p text:style-name="P4">
描述: Pid Hour Robochka，乌克兰Volodymyr Zelensky的总裁，乌克兰总统...与乌克兰2022年的战争，与乌克兰的最新新闻，今天与乌克兰的新闻，乌克兰2022年上次与乌克兰的新闻战争，乌克兰和俄罗斯和俄罗斯和战争之间的战争将发生他们在2022年与乌克兰有一年</text:p>
      <text:p text:style-name="P4">
图片: ['<text:a xlink:type="simple" xlink:href="https://armyinform.com.ua/wp-content/uploads/2023/04/photo_5330422476309645649_y.jpg" text:style-name="Internet_20_link" text:visited-style-name="Visited_20_Internet_20_Link">
photo_5330422476309645649_y.jpg</text:a>
']</text:p>
      <text:p text:style-name="P4">
标签: ['ВОЛОДИМИР ЗЕЛЕНСЬКИЙ', 'КЕВІН МАККАРТІ', 'САНКЦІЇ', 'ТЕЛЕФОННА РОЗМОВА']</text:p>
      <text:p text:style-name="P4">
类别: News</text:p>
      <!--METADATA-->
      <text:p text:style-name="P4">
<draw:frame draw:style-name="fr1" draw:name="Image86" text:anchor-type="as-char" svg:width="6.9236in" svg:height="4.61393in" draw:z-index="0">
<draw:image xlink:href="../Images/AРМІЯINFORM/2023-04-18T91-00-00-04-00/photo_5330422476309645649_y.jpg" xlink:type="simple" xlink:show="embed" xlink:actuate="onLoad" draw:mime-type="image/jpeg"/>
</draw:frame>
乌克兰沃迪米尔·泽伦斯基(Ukraine Volodymyr Zelensky)总裁在前往波尔塔瓦地区的工作旅行中，与美国国会众议院议长凯维诺玛卡蒂(Kevinommakarti)的议长进行了电话交谈。 关于它<text:a xlink:type="simple" xlink:href="https://www.president.gov.ua/news/volodimir-zelenskij-proviv-telefonnu-rozmovu-zi-spikerom-pal-82329" text:style-name="Internet_20_link" text:visited-style-name="Visited_20_Internet_20_Link">
报告</text:a>
总统办公室。</text:p>
      <text:p text:style-name="P4">
乌克兰国家负责人对美国国会对乌克兰的两项支持表示感谢。</text:p>
      <text:p text:style-name="P4">
Volodymyr Zelensky向对话者通报了前线战斗以及我们国家的紧急防御需求的战斗，尤其是在装甲车，远程武器，炮兵，防空和航空的过程中。 正如总统保证的那样，乌克兰准备报告每美元的美国援助。</text:p>
      <text:p text:style-name="P4">
此外，乌克兰国家和众议院议长的负责人已经需要加强对俄罗斯的制裁压力，包括减少对俄罗斯石油和天然气的价格上限。</text:p>
      <text:p text:style-name="P4">
Volodymyr Zelensky邀请凯文·麦卡锡(Kevin McCarthy)访问乌克兰。</text:p>
      <text:p text:style-name="P4">
News Source: <text:a xlink:type="simple" xlink:href="https://armyinform.com.ua/2023/04/18/volodymyr-zelenskyj-proviv-telefonnu-rozmovu-zi-spikerom-palaty-predstavnykiv-ssha/" text:style-name="Internet_20_link" text:visited-style-name="Visited_20_Internet_20_Link">
https://armyinform.com.ua/2023/04/18/volodymyr-zelenskyj-proviv-telefonnu-rozmovu-zi-spikerom-palaty-predstavnykiv-ssha/</text:a>
</text:p>
      <!--NEWS-->
      <text:h text:style-name="P10" text:outline-level="1">
<text:span text:style-name="T4">
Trust is the main thing in the work and achievement of common goals: the Minister of Defense congratulated the newly elected Anticrad</text:span>
</text:h>
      <text:p text:style-name="P4">
作者: ['АРМІЯINFORM']</text:p>
      <text:p text:style-name="P4">
时间: 2023-04-18T92:00:00-04:00</text:p>
      <text:p text:style-name="P4">
描述: Syogodnis，18 kvisnya，明斯特罗的乌克兰Oleksiy Reznikov Provortavi的Minstro防御新仓库的Provortavi ...与乌克兰2022年的战争，与乌克兰与乌克兰的最新新闻，与乌克兰2022年的新闻战争，今天，乌克兰和俄罗斯之间的战争将在乌克兰和俄罗斯之间发生一场战争， ，他们在2022年与乌克兰的战争，无论是否将在不久的将来与乌克兰战争，他们说，与乌克兰的战争，今天的乌克兰新闻，乌克兰的新闻，乌克兰媒体在俄罗斯的乌克兰新闻</text:p>
      <text:p text:style-name="P4">
图片: ['<text:a xlink:type="simple" xlink:href="https://armyinform.com.ua/wp-content/uploads/2021/12/photo_2021-12-10_12-16-09.jpg" text:style-name="Internet_20_link" text:visited-style-name="Visited_20_Internet_20_Link">
photo_2021-12-10_12-16-09.jpg</text:a>
']</text:p>
      <text:p text:style-name="P4">
标签: ['АНТИКОРУПЦІЙНА РАДА ПРИ МОУ', 'ОЛЕКСІЙ РЕЗНІКОВ', 'ПРИВІТАННЯ']</text:p>
      <text:p text:style-name="P4">
类别: News</text:p>
      <!--METADATA-->
      <text:p text:style-name="P4">
<draw:frame draw:style-name="fr1" draw:name="Image87" text:anchor-type="as-char" svg:width="6.9236in" svg:height="4.608521in" draw:z-index="0">
<draw:image xlink:href="../Images/AРМІЯINFORM/2023-04-18T92-00-00-04-00/photo_2021-12-10_12-16-09.jpg" xlink:type="simple" xlink:show="embed" xlink:actuate="onLoad" draw:mime-type="image/jpeg"/>
</draw:frame>
国防部乌克兰</text:p>
      <text:p text:style-name="P4">
Today, on April 18, the Minister of Defense of Ukraine Alexei Reznikov congratulated the new composition and newly elected management of the Public Anti -Corruption Council of the Defense Defense.</text:p>
      <text:p text:style-name="P4">
在会议的框架内，Alexei Reznikov强调了反卡拉多的工作的重要性，其目的是确定废除互动的开放机制。</text:p>
      <text:p text:style-name="P4">
部长说，也有一些重要的方向将乌克兰的加入到北约。</text:p>
      <text:p text:style-name="P4">
部长要求反官员的成员专注于计划的形成以及对社会和辩护部门重要的计划。</text:p>
      <text:p text:style-name="P4">
反过来，反企业团队表示准备有效的互动。圣人同意有系统地见面，包括与部长和结构部门负责人的参与。</text:p>
      <text:p text:style-name="P4">
我们将提醒，4月14日，乌克兰国防部的公共反腐败委员会的组成会议是在国防部Alexei Alexei Alexei Reznikov的倡议中成立的。</text:p>
      <text:p text:style-name="P4">
During the constituent meeting, the members of the newly elected Public Anti -Corruption Council at the Ministry of Defense elected the chairman of Yevgeny Grushovts, the deputy - Anastasiashuba, and the secretary of the council - Viktor Prudkovsky.</text:p>
      <text:p text:style-name="P4">
<text:span text:style-name="T4">
资料来源：</text:span>
 <text:a xlink:type="simple" xlink:href="https://www.mil.gov.ua/news/2023/04/18/spilnih-czilej-ministr-oboroni-privitav-novoobranij-sklad-antikorradi/" text:style-name="Internet_20_link" text:visited-style-name="Visited_20_Internet_20_Link">
乌克兰国防部</text:a>
</text:p>
      <text:p text:style-name="P4">
News Source: <text:a xlink:type="simple" xlink:href="https://armyinform.com.ua/2023/04/18/dovira-cze-golovne-v-roboti-ta-dosyagnenni-spilnyh-czilej-ministr-oborony-pryvitav-novoobranyj-sklad-antykorrady/" text:style-name="Internet_20_link" text:visited-style-name="Visited_20_Internet_20_Link">
https://armyinform.com.ua/2023/04/18/dovira-cze-golovne-v-roboti-ta-dosyagnenni-spilnyh-czilej-ministr-oborony-pryvitav-novoobranyj-sklad-antykorrady/</text:a>
</text:p>
      <!--NEWS-->
      <text:h text:style-name="P10" text:outline-level="1">
<text:span text:style-name="T4">
На Полтавщині Президент України відвідав у лікарні поранених військовослужбовців та вручив нагороди</text:span>
</text:h>
      <text:p text:style-name="P4">
作者: ['АРМІЯINFORM']</text:p>
      <text:p text:style-name="P4">
时间: 2023-04-18T93:00:00-04:00</text:p>
      <text:p text:style-name="P4">
描述: PID小时Robochka Poltavsku地区Volodymyr Zelensky vidvisvistiv tov ane Is ...与乌克兰的战争，2022年的战争，与乌克兰的最新新闻，今天与乌克兰2022年的新闻战争最后一次与乌克兰进行，乌克兰和俄罗斯之间的战争将与乌克兰之间发生战争在不久的将来，是否会与乌克兰进行战争，与乌克兰的战争，今天的乌克兰新闻，乌克兰新闻在俄罗斯的乌克兰新闻</text:p>
      <text:p text:style-name="P4">
图片: ['<text:a xlink:type="simple" xlink:href="https://armyinform.com.ua/wp-content/uploads/2023/04/f7e29fb8f35e04e8d3e7370af7f75356_1681841188_extra_large.jpeg" text:style-name="Internet_20_link" text:visited-style-name="Visited_20_Internet_20_Link">
f7e29fb8f35e04e8d3e7370af7f75356_1681841188_extra_large.jpeg</text:a>
', '<text:a xlink:type="simple" xlink:href="https://armyinform.com.ua/wp-content/uploads/2023/04/e173356f5f7b645e400f38ab18986fb7_1681841190_extra_large.jpeg" text:style-name="Internet_20_link" text:visited-style-name="Visited_20_Internet_20_Link">
e173356f5f7b645e400f38ab18986fb7_1681841190_extra_large.jpeg</text:a>
']</text:p>
      <text:p text:style-name="P4">
标签: ['ВОЛОДИМИР ЗЕЛЕНСЬКИЙ', 'ЛІКАРНЯ', 'НАГОРОДЖЕННЯ', 'ПОЛТАВЩИНА', 'ПОРАНЕНІ']</text:p>
      <text:p text:style-name="P4">
类别: News</text:p>
      <!--METADATA-->
      <text:p text:style-name="P4">
<draw:frame draw:style-name="fr1" draw:name="Image88" text:anchor-type="as-char" svg:width="6.9236in" svg:height="4.617948in" draw:z-index="0">
<draw:image xlink:href="../Images/AРМІЯINFORM/2023-04-18T93-00-00-04-00/f7e29fb8f35e04e8d3e7370af7f75356_1681841188_extra_large.jpeg" xlink:type="simple" xlink:show="embed" xlink:actuate="onLoad" draw:mime-type="image/jpeg"/>
</draw:frame>
在前往Poltava地区的工作旅行中，Volodymyr Zelenskyy从乌克兰军人接受治疗的医疗机构访问。 关于它<text:a xlink:type="simple" xlink:href="https://www.president.gov.ua/news/na-poltavshini-prezident-vidvidav-u-likarni-poranenih-vijsko-82333" text:style-name="Internet_20_link" text:visited-style-name="Visited_20_Internet_20_Link">
报告</text:a>
国家元首办公室。</text:p>
      <text:p text:style-name="P4">
乌克兰总统与战士进行了交谈，并向他们颁发了州奖。 乌克兰以“为乌克兰的兵役”标记的捍卫者在国家保护和领土完整中揭示了个人勇气和无私的行动。</text:p>
      <text:p text:style-name="P4">
“感谢您的服务。 恢复更快。 胜利将在我们身后。”沃迪米尔·泽伦斯基(Volodymyr Zelensky)说。</text:p>
      <text:p text:style-name="P4">
<draw:frame draw:style-name="fr1" draw:name="Image89" text:anchor-type="as-char" svg:width="6.9236in" svg:height="4.617948in" draw:z-index="0">
<draw:image xlink:href="../Images/AРМІЯINFORM/2023-04-18T93-00-00-04-00/e173356f5f7b645e400f38ab18986fb7_1681841190_extra_large.jpeg" xlink:type="simple" xlink:show="embed" xlink:actuate="onLoad" draw:mime-type="image/jpeg"/>
</draw:frame>
国家元首还检查了医生的放射学和神经外科部门，并熟悉了康复医学中心的工作。 乌克兰总裁展示了现代设备，有助于对患者进行质量康复。</text:p>
      <text:p text:style-name="P4">
Volodymyr Zelensky介绍了Danilagalitsky，III学位的Olga公主Danilagalitsky向武装部队的武装部队代表，乌克兰军事服役奖章的代表，还授予他们“荣誉乌克兰博士”的名誉冠军。</text:p>
      <text:p text:style-name="P4">
“我想谢谢你。 您做得很好，不仅男孩在这里受到对待，而且还对乌克兰的所有公民都受到对待。 祝您有健康的健康。 祝您胜利，”乌克兰总统说。</text:p>
      <text:p text:style-name="P4">
News Source: <text:a xlink:type="simple" xlink:href="https://armyinform.com.ua/2023/04/18/na-poltavshhyni-prezydent-ukrayiny-vidvidav-u-likarni-poranenyh-vijskovosluzhbovcziv-ta-vruchyv-nagorody/" text:style-name="Internet_20_link" text:visited-style-name="Visited_20_Internet_20_Link">
https://armyinform.com.ua/2023/04/18/na-poltavshhyni-prezydent-ukrayiny-vidvidav-u-likarni-poranenyh-vijskovosluzhbovcziv-ta-vruchyv-nagorody/</text:a>
</text:p>
      <!--NEWS-->
      <text:h text:style-name="P10" text:outline-level="1">
<text:span text:style-name="T4">
Volodymyr Zelenskyy举行了有关Poltava地区安全和社会经济状况的会议</text:span>
</text:h>
      <text:p text:style-name="P4">
作者: ['АРМІЯINFORM']</text:p>
      <text:p text:style-name="P4">
时间: 2023-04-18T94:00:00-04:00</text:p>
      <text:p text:style-name="P4">
描述: PID Hour Robochka Poltavsku地区总裁乌克兰福里夫Narada Shtoo总裁...与乌克兰2022年的战争，与乌克兰与乌克兰的最新新闻战争，今天与乌克兰2022年上次与乌克兰的新闻战争，乌克兰与俄罗斯与俄罗斯之间以及俄罗斯和俄罗斯之间的战争将发生，当乌克兰在其中，是否会在不久的将来与乌克兰进行战争，今天与乌克兰的战争，今天的乌克兰新闻，乌克兰的乌克兰新闻在俄罗斯的乌克兰媒体将在俄罗斯</text:p>
      <text:p text:style-name="P4">
图片: ['<text:a xlink:type="simple" xlink:href="https://armyinform.com.ua/wp-content/uploads/2023/04/badb8b61e7957cf98fe2b4f70160942f_1681841405_extra_large.jpeg" text:style-name="Internet_20_link" text:visited-style-name="Visited_20_Internet_20_Link">
badb8b61e7957cf98fe2b4f70160942f_1681841405_extra_large.jpeg</text:a>
']</text:p>
      <text:p text:style-name="P4">
标签: ['БЕЗПЕКОВА СИТУАЦІЯ', 'ВОЛОДИМИР ЗЕЛЕНСЬКИЙ', 'ПОЛТАВЩИНА']</text:p>
      <text:p text:style-name="P4">
类别: News</text:p>
      <!--METADATA-->
      <text:p text:style-name="P4">
<draw:frame draw:style-name="fr1" draw:name="Image90" text:anchor-type="as-char" svg:width="6.9236in" svg:height="4.617948in" draw:z-index="0">
<draw:image xlink:href="../Images/AРМІЯINFORM/2023-04-18T94-00-00-04-00/badb8b61e7957cf98fe2b4f70160942f_1681841405_extra_large.jpeg" xlink:type="simple" xlink:show="embed" xlink:actuate="onLoad" draw:mime-type="image/jpeg"/>
</draw:frame>
在前往波尔塔瓦地区的工作之旅中，乌克兰总统举行了一次安全，社会经济和社会政治状况的会议。</text:p>
      <text:p text:style-name="P4">
参与者从Poltava地区军事行政部门负责人Dmitry Lunin那里听到了有关该地区社会经济状况的信息。</text:p>
      <text:p text:style-name="P4">
还考虑了手术性组织“ Sumy”责任工作区的情况以及任务准备工作的准备就绪。</text:p>
      <text:p text:style-name="P4">
此外，在会议期间，参与者听到了有关该地区运营繁殖情况的信息。</text:p>
      <text:p text:style-name="P4">
<text:span text:style-name="T4">
资料来源：</text:span>
 <text:a xlink:type="simple" xlink:href="https://www.president.gov.ua/news/prezident-proviv-naradu-shodo-bezpekovoyi-ta-socialno-ekonom-82345" text:style-name="Internet_20_link" text:visited-style-name="Visited_20_Internet_20_Link">
总统办公室</text:a>
</text:p>
      <text:p text:style-name="P4">
News Source: <text:a xlink:type="simple" xlink:href="https://armyinform.com.ua/2023/04/18/volodymyr-zelenskyj-proviv-naradu-shhodo-bezpekovoyi-ta-soczialno-ekonomichnoyi-sytuacziyi-na-poltavshhyni/" text:style-name="Internet_20_link" text:visited-style-name="Visited_20_Internet_20_Link">
https://armyinform.com.ua/2023/04/18/volodymyr-zelenskyj-proviv-naradu-shhodo-bezpekovoyi-ta-soczialno-ekonomichnoyi-sytuacziyi-na-poltavshhyni/</text:a>
</text:p>
      <!--NEWS-->
      <text:h text:style-name="P10" text:outline-level="1">
<text:span text:style-name="T4">
当您看到我们的乌克兰决心并知道胜利将是 - 乌克兰总统时，这会激发和支持</text:span>
</text:h>
      <text:p text:style-name="P4">
作者: ['АРМІЯINFORM']</text:p>
      <text:p text:style-name="P4">
时间: 2023-04-18T95:00:00-04:00</text:p>
      <text:p text:style-name="P4">
描述: 我很健康，乌克兰人！ 在Poltavai完成一天。 满足Dovgiy Day ...与乌克兰2022年的战争，与乌克兰的最新新闻战争，与乌克兰的新闻战争，2022年的新闻战争，今天将在乌克兰和俄罗斯之间发生战争，何时与2022年与乌克兰的战争将是，他们将与乌克兰发生战争，在不久的将来，他们说，今天与乌克兰的战争，今天的乌克兰新闻，乌克兰新闻，乌克兰媒体在俄罗斯</text:p>
      <text:p text:style-name="P4">
图片: ['<text:a xlink:type="simple" xlink:href="https://armyinform.com.ua/wp-content/uploads/2023/04/6580bcd55e67dc5e3e730d8d11297879_1681842777_extra_large.jpeg" text:style-name="Internet_20_link" text:visited-style-name="Visited_20_Internet_20_Link">
6580bcd55e67dc5e3e730d8d11297879_1681842777_extra_large.jpeg</text:a>
']</text:p>
      <text:p text:style-name="P4">
标签: ['ВІДЕОЗВЕРНЕННЯ', 'ПОЛТАВЩИНА', 'ПРЕЗИДЕНТ УКРАЇНИ']</text:p>
      <text:p text:style-name="P4">
类别: News</text:p>
      <!--METADATA-->
      <text:p text:style-name="P4">
<draw:frame draw:style-name="fr1" draw:name="Image91" text:anchor-type="as-char" svg:width="6.9236in" svg:height="4.067542in" draw:z-index="0">
<draw:image xlink:href="../Images/AРМІЯINFORM/2023-04-18T95-00-00-04-00/6580bcd55e67dc5e3e730d8d11297879_1681842777_extra_large.jpeg" xlink:type="simple" xlink:show="embed" xlink:actuate="onLoad" draw:mime-type="image/jpeg"/>
</draw:frame>
<text:span text:style-name="T4">
 <text:span text:style-name="T5">
我希望健康，亲爱的乌克兰人!</text:span>
 </text:span>
</text:p>
      <text:p text:style-name="P4">
我们在Poltava完成了这一天。 相当漫长的一天和情感。</text:p>
      <text:p text:style-name="P4">
早晨，他在我们的Avdiivka的顿涅茨克地区。 很难看到俄罗斯恐怖分子对这座城市做了什么...</text:p>
      <text:p text:style-name="P4">
并为每个战士，所有一直阻止并逐渐摧毁这种俄罗斯邪恶的战士，所有的乌克兰人和乌克兰人。</text:p>
      <text:p text:style-name="P4">
他很荣幸向乌克兰士兵和军官与复活节Virvinagorod表示祝贺。 我经常感谢他们的酸痛准确性，破坏了入侵者。</text:p>
      <text:p text:style-name="P4">
第55个单独的炮兵旅，第35和第36个单独旅的海军陆战队，第79旅的伞兵，第110个单独的机械化旅的战士...第501个单独的海军陆战队营...独立的总统总统，单独 谢谢大家今天给我的人字形真的很光荣。 感谢你们!</text:p>
      <text:p text:style-name="P4">
我特别想感谢我们的医疗部队，所有医生，护士，这些兄弟俩在受伤后将我们的捍卫者和捍卫者恢复生命。 为我们的人民感到自豪，即使他们仍在恢复力量时也很强。 向所有对待我们的战士的人致敬和荣誉!</text:p>
      <text:p text:style-name="P4">
他在波尔塔瓦该地区举行了漫长而有意义的会议。 军事设备，地方当局...优先 - 安全与社会问题，教育机构的安全，重建，流离失所者的提供。</text:p>
      <text:p text:style-name="P4">
有一个决定恢复能源的生成和网络。 工作级别的订单不同 - 我们需要支持Poltava地区的订单。 我们一定会泰迪。</text:p>
      <text:p text:style-name="P4">
重要的是，我们不要在与我们的伴侣打交道时损失一天。 来自Poltava的Samvid与国会议会议长Kingen McCarthy进行了交谈。 他感谢不变的两个参与者的支持。 麦卡锡先生一经邮寄到领先的职位，告知传染性战线即将继续进行，这是我们的防御需求和机遇。 他提出了F-16，远程武器，额外的炮兵和法庭，即侵略我们国家的法庭。</text:p>
      <text:p text:style-name="P4">
我们在一起使自由世界变得更强大，对高米兹的每一美元投资对我们的合作伙伴来说都是绝对明确的。 邀请发言人访问乌克兰。</text:p>
      <text:p text:style-name="P4">
这确实激发了灵感和支持 - 当您看到我们的乌克兰决心时，您会发现胜利将是。谢谢所有为我们的胜利工作的人!在战斗，战斗哨所，战斗任务中的所有人和每个人都荣耀!</text:p>
      <text:p text:style-name="P4">
我想单独庆祝今天的那些识别和破坏昂贵位置的战斗人员，占领者在我们的城市和村庄开火的那些位置。会收到。 一个切实的答案。</text:p>
      <text:p text:style-name="P4">
<text:span text:style-name="T4">
 <text:span text:style-name="T5">
荣耀与乌克兰!</text:span>
 </text:span>
</text:p>
      <text:p text:style-name="P4">
<text:span text:style-name="T4">
资料来源：</text:span>
 <text:a xlink:type="simple" xlink:href="https://www.president.gov.ua/news/ce-nadihaye-j-pidtrimuye-koli-bachish-nashu-ukrayinsku-rishu-82337" text:style-name="Internet_20_link" text:visited-style-name="Visited_20_Internet_20_Link">
乌克兰总统办公室</text:a>
</text:p>
      <text:p text:style-name="P4">
News Source: <text:a xlink:type="simple" xlink:href="https://armyinform.com.ua/2023/04/18/cze-nadyhaye-j-pidtrymuye-koly-bachysh-nashu-ukrayinsku-rishuchist-i-znayesh-shho-peremoga-bude-prezydent-ukrayiny/" text:style-name="Internet_20_link" text:visited-style-name="Visited_20_Internet_20_Link">
https://armyinform.com.ua/2023/04/18/cze-nadyhaye-j-pidtrymuye-koly-bachysh-nashu-ukrayinsku-rishuchist-i-znayesh-shho-peremoga-bude-prezydent-ukrayiny/</text:a>
</text:p>
      <!--NEWS-->
      <text:h text:style-name="P10" text:outline-level="1">
<text:span text:style-name="T4">
协调总部与海军陆战队家庭举行了在线会议</text:span>
</text:h>
      <text:p text:style-name="P4">
作者: ['АРМІЯINFORM']</text:p>
      <text:p text:style-name="P4">
时间: 2023-04-18T96:00:00-04:00</text:p>
      <text:p text:style-name="P4">
描述: 在乌克兰2022年与乌克兰的战争时，在网上Zustinch的协调总部到Rodinov Viskovoovskovsky，今天与乌克兰最新新闻的战争，与乌克兰2022年的新闻战是今天的最后一场，将在乌克兰和俄罗斯和俄罗斯和俄罗斯和俄罗斯之间发生一场战争，他们在2022年与乌克兰与乌克兰的战争，无论是否将在不久</text:p>
      <text:p text:style-name="P4">
图片: ['<text:a xlink:type="simple" xlink:href="https://armyinform.com.ua/wp-content/uploads/2023/03/ksh3-10.jpg" text:style-name="Internet_20_link" text:visited-style-name="Visited_20_Internet_20_Link">
ksh3-10.jpg</text:a>
']</text:p>
      <text:p text:style-name="P4">
标签: ['ЗУСТРІЧ', 'КООРДИНАЦІЙНИЙ ШТАБ З ПИТАНЬ ПОВОДЖЕННЯ З ВІЙСЬКОВОПОЛОНЕНИМИ', 'МОРПІХИ', 'РОДИНА']</text:p>
      <text:p text:style-name="P4">
类别: News</text:p>
      <!--METADATA-->
      <text:p text:style-name="P4">
<draw:frame draw:style-name="fr1" draw:name="Image92" text:anchor-type="as-char" svg:width="6.9236in" svg:height="4.823441in" draw:z-index="0">
<draw:image xlink:href="../Images/AРМІЯINFORM/2023-04-18T96-00-00-04-00/ksh3-10.jpg" xlink:type="simple" xlink:show="embed" xlink:actuate="onLoad" draw:mime-type="image/jpeg"/>
</draw:frame>
协调总部与单独的Brigadorsk步兵的海军陆战队的家人在线会议，以Mikhail Bilynsky的名字命名。</text:p>
      <text:p text:style-name="P4">
协调总部的代表和乌克兰武装部队海军武装部队的指挥官参加了此次活动。</text:p>
      <text:p text:style-name="P4">
会议期间的问题之一是执行从敌对囚禁中返回的官员。 根据海军指挥代表的说法，对服务继续的限制可能是健康状况。</text:p>
      <text:p text:style-name="P4">
适用于戒严期间的兵役由战争和医疗委员会决定(VLK)通过体检。</text:p>
      <text:p text:style-name="P4">
根据VLK的结论，服务员被认为是合适的，有限或不适合服兵役的。</text:p>
      <text:p text:style-name="P4">
如果服务员仅限于服兵役，则他或她可以在安全部门中进行比较，并执行其健康任务。</text:p>
      <text:p text:style-name="P4">
如果服务员根据VLK的结论不合适的情况下，他被解雇了。</text:p>
      <text:p text:style-name="P4">
海军司令部已经讨论了在联系这种应计的情况下的财政支持问题。</text:p>
      <text:p text:style-name="P4">
员工代表指出，亲戚收集和传输的信息很重要并加入了。 就像其他来源中所带来的信息，特别是从囚禁中恢复的囚禁。</text:p>
      <text:p text:style-name="P4">
<text:span text:style-name="T4">
 来源： </text:span>
(https://www.facebook.com/koordshtab/posts/pfbid02nsbvxGV3miM2YWFrWGLGgKy3Y9Ty7SpmswSq8CymUU6NLVv3Cjcs3Hr76tzVXDzPl)</text:p>
      <text:p text:style-name="P4">
News Source: <text:a xlink:type="simple" xlink:href="https://armyinform.com.ua/2023/04/18/u-koordynaczijnomu-shtabi-vidbulasya-onlajn-zustrich-z-rodynamy-morpihiv/" text:style-name="Internet_20_link" text:visited-style-name="Visited_20_Internet_20_Link">
https://armyinform.com.ua/2023/04/18/u-koordynaczijnomu-shtabi-vidbulasya-onlajn-zustrich-z-rodynamy-morpihiv/</text:a>
</text:p>
      <!--NEWS-->
      <text:h text:style-name="P10" text:outline-level="1">
<text:span text:style-name="T4">
SBU在卢汉斯克地区的一线地区暴露了俄罗斯裹尸布</text:span>
</text:h>
      <text:p text:style-name="P4">
作者: ['АРМІЯINFORM']</text:p>
      <text:p text:style-name="P4">
时间: 2023-04-18T97:00:00-04:00</text:p>
      <text:p text:style-name="P4">
描述: Bezpeki服务Vikrila Shrone One是柜台PD小时的伟大Caceron ...与乌克兰2022年战争，与乌克兰的最新新闻，今天与乌克兰2022年的新闻战争，今天，乌克兰和俄罗斯之间的战争将会当与乌克兰的战争将在不久的将来与乌克兰发生战争时，今天与乌克兰的战争，今天与乌克兰的战争，今天的乌克兰新闻，乌克兰的乌克兰媒体新闻俄罗斯的乌克兰新闻将在俄罗斯</text:p>
      <text:p text:style-name="P4">
图片: ['<text:a xlink:type="simple" xlink:href="https://armyinform.com.ua/wp-content/uploads/2023/04/c9c9f25e6effb18d1323ceca3762d281.jpeg" text:style-name="Internet_20_link" text:visited-style-name="Visited_20_Internet_20_Link">
c9c9f25e6effb18d1323ceca3762d281.jpeg</text:a>
', '<text:a xlink:type="simple" xlink:href="https://armyinform.com.ua/wp-content/uploads/2023/04/4446e10ab4d37a6c6521f61db5b7fa7c.jpeg" text:style-name="Internet_20_link" text:visited-style-name="Visited_20_Internet_20_Link">
4446e10ab4d37a6c6521f61db5b7fa7c.jpeg</text:a>
']</text:p>
      <text:p text:style-name="P4">
标签: ['СБУ', 'СХРОН БОЄПРИПАСІВ']</text:p>
      <text:p text:style-name="P4">
类别: News</text:p>
      <!--METADATA-->
      <text:p text:style-name="P4">
<draw:frame draw:style-name="fr1" draw:name="Image93" text:anchor-type="as-char" svg:width="6.9236in" svg:height="4.615733in" draw:z-index="0">
<draw:image xlink:href="../Images/AРМІЯINFORM/2023-04-18T97-00-00-04-00/c9c9f25e6effb18d1323ceca3762d281.jpeg" xlink:type="simple" xlink:show="embed" xlink:actuate="onLoad" draw:mime-type="image/jpeg"/>
</draw:frame>
在卢汉斯克地区前部的矛盾措施中，安全部门通过弹药暴露了另一位敌人的shrona。</text:p>
      <text:p text:style-name="P4">
被抓住的是俄罗斯战斗手榴弹和卡拉什尼科夫的小武器的武器库。</text:p>
      <text:p text:style-name="P4">
在距战斗线3公里的斯瓦蒂夫区的一个定居点之一中发现了藏身之处。</text:p>
      <text:p text:style-name="P4">
根据运营数据，藏身之处配备了俄罗斯联邦占领群体的参与者，然后逃离了反性国防部队。</text:p>
      <text:p text:style-name="P4">
<draw:frame draw:style-name="fr1" draw:name="Image94" text:anchor-type="as-char" svg:width="6.9236in" svg:height="4.615733in" draw:z-index="0">
<draw:image xlink:href="../Images/AРМІЯINFORM/2023-04-18T97-00-00-04-00/4446e10ab4d37a6c6521f61db5b7fa7c.jpeg" xlink:type="simple" xlink:show="embed" xlink:actuate="onLoad" draw:mime-type="image/jpeg"/>
</draw:frame>
裹尸布被放置在废弃家庭的破旧房间里。</text:p>
      <text:p text:style-name="P4">
<text:span text:style-name="T5">
反应性抗坦克手榴弹RPG-22; </text:span>
反应性突击手榴弹RGSH-1; *卡拉什尼科夫的手工制作； * 4 Kalashnikov机器； * 32 F-1手榴弹； * 20 Rgo手榴弹； * 4盒不同口径的弹药，总数超过4000台。</text:p>
      <text:p text:style-name="P4">
所有确定的战斗手段都转移到了乌克兰武装部队的需求中。</text:p>
      <text:p text:style-name="P4">
顿涅茨克·塔卢根斯克地区的安全人员与武装部队和国家警察部队一起采取了反交流措施。</text:p>
      <text:p text:style-name="P4">
<text:span text:style-name="T4">
资料来源：</text:span>
 <text:a xlink:type="simple" xlink:href="https://ssu.gov.ua/novyny/sbu-vykryla-rosiiskyi-skhron-z-ozbroienniam-u-pryfrontovykh-raionakh-luhanshchyny" text:style-name="Internet_20_link" text:visited-style-name="Visited_20_Internet_20_Link">
乌克兰安全服务</text:a>
</text:p>
      <text:p text:style-name="P4">
News Source: <text:a xlink:type="simple" xlink:href="https://armyinform.com.ua/2023/04/18/sbu-vykryla-rosijskyj-shron-z-ozbroyennyam-u-pryfrontovyh-rajonah-luganshhyny/" text:style-name="Internet_20_link" text:visited-style-name="Visited_20_Internet_20_Link">
https://armyinform.com.ua/2023/04/18/sbu-vykryla-rosijskyj-shron-z-ozbroyennyam-u-pryfrontovyh-rajonah-luganshhyny/</text:a>
</text:p>
      <!--NEWS-->
      <text:h text:style-name="P10" text:outline-level="1">
<text:span text:style-name="T4">
乌克兰捍卫者摧毁了六个“ shahmed”和一个“奥兰”</text:span>
</text:h>
      <text:p text:style-name="P4">
作者: ['АРМІЯINFORM']</text:p>
      <text:p text:style-name="P4">
时间: 2023-04-18T98:00:00-04:00</text:p>
      <text:p text:style-name="P4">
描述: 关于TSE在Facebook上，ZSU的Dousy部队的指挥。 “ 18 Kvity 2023 Rock ...与乌克兰2022年的战争，与乌克兰的最新消息，今天与乌克兰的新闻战争，2022年的最后一场战争，乌克兰和俄罗斯之间的最后一场战争，当与乌克兰的战争将是或不是，会有，是否会在不久的将来与乌克兰的战争，今天与乌克兰的战争，今天的乌克兰新闻，乌克兰新闻，乌克兰媒体的乌克兰新闻</text:p>
      <text:p text:style-name="P4">
图片: ['<text:a xlink:type="simple" xlink:href="https://armyinform.com.ua/wp-content/uploads/2023/04/341907436_782958746508837_1833625424772876340_n.jpg" text:style-name="Internet_20_link" text:visited-style-name="Visited_20_Internet_20_Link">
341907436_782958746508837_1833625424772876340_n.jpg</text:a>
']</text:p>
      <text:p text:style-name="P4">
标签: ['STOPRUSSIA', 'БПЛА']</text:p>
      <text:p text:style-name="P4">
类别: News</text:p>
      <!--METADATA-->
      <text:p text:style-name="P4">
<draw:frame draw:style-name="fr1" draw:name="Image95" text:anchor-type="as-char" svg:width="6.9236in" svg:height="6.9236in" draw:z-index="0">
<draw:image xlink:href="../Images/AРМІЯINFORM/2023-04-18T98-00-00-04-00/341907436_782958746508837_1833625424772876340_n.jpg" xlink:type="simple" xlink:show="embed" xlink:actuate="onLoad" draw:mime-type="image/jpeg"/>
</draw:frame>
在Facebook上关于它<text:a xlink:type="simple" xlink:href="https://www.facebook.com/kpszsu/" text:style-name="Internet_20_link" text:visited-style-name="Visited_20_Internet_20_Link">
报告</text:a>
武装部队武装部队的命令。</text:p>
      <text:p text:style-name="P4">
“ 2023年4月18日，敌人在Shohod-136/131的东南方向袭击了乌克兰。 使用了8个冲击无人机和1次侦察无人机“ Orlan-10”。</text:p>
      <text:p text:style-name="P4">
乌克兰空军空军的防空部队，六架无人机 - 卡米卡德兹“ Shahed-136/131” Otran-10选项卡。</text:p>
      <text:p text:style-name="P4">
News Source: <text:a xlink:type="simple" xlink:href="https://armyinform.com.ua/2023/04/18/ukrayinski-zahysnyky-znyshhyly-shist-shahediv-ta-odyn-orlan/" text:style-name="Internet_20_link" text:visited-style-name="Visited_20_Internet_20_Link">
https://armyinform.com.ua/2023/04/18/ukrayinski-zahysnyky-znyshhyly-shist-shahediv-ta-odyn-orlan/</text:a>
</text:p>
      <!--NEWS-->
      <text:h text:style-name="P10" text:outline-level="1">
<text:span text:style-name="T4">
短的。 战争。 第419天</text:span>
</text:h>
      <text:p text:style-name="P4">
作者: ['АРМІЯINFORM']</text:p>
      <text:p text:style-name="P4">
时间: 2023-04-18T99:00:00-04:00</text:p>
      <text:p text:style-name="P4">
描述: 与乌克兰2022年的战争，与乌克兰的最新消息，今天与乌克兰的新闻战争，与乌克兰的新闻战争，今天的最后一次战争，乌克兰和俄罗斯之间的战争以及乌克兰之间的战争以及2022年与乌克兰的战争将是一场战争他们在不久的将来与乌克兰说，他们说与乌克兰的战争今天，乌克兰新闻，乌克兰新闻，乌克兰媒体在俄罗斯</text:p>
      <text:p text:style-name="P4">
图片: []</text:p>
      <text:p text:style-name="P4">
标签: ['ВІДЕОДАЙДЖЕСТ', 'ГШ ЗСУ']</text:p>
      <text:p text:style-name="P4">
类别: News</text:p>
      <!--METADATA-->
      <text:p text:style-name="P4">
News Source: <text:a xlink:type="simple" xlink:href="https://armyinform.com.ua/2023/04/18/korotko-vijna-den-419-videodajdzhest/" text:style-name="Internet_20_link" text:visited-style-name="Visited_20_Internet_20_Link">
https://armyinform.com.ua/2023/04/18/korotko-vijna-den-419-videodajdzhest/</text:a>
</text:p>
      <!--NEWS-->
      <text:h text:style-name="P10" text:outline-level="1">
<text:span text:style-name="T4">
在Kupyansk指令俄罗斯军队搁置了Kamyanka，Redkodub，Krasnoye Persher，Novomolinsk，Dvo ...</text:span>
</text:h>
      <text:p text:style-name="P4">
作者: liveuamap (Language: en)</text:p>
      <text:p text:style-name="P4">
时间: 2023-04-19T-11:47:00</text:p>
      <text:p text:style-name="P4">
地点: Dvorichna, Kharkiv (Latitude:49.81849 Longtitude:37.61461)</text:p>
      <text:p text:style-name="P4">
视频: []</text:p>
      <text:p text:style-name="P4">
图片: []</text:p>
      <text:p text:style-name="P4">
标签: ["Russia"]</text:p>
      <text:p text:style-name="P4">
Id: 22557170</text:p>
      <!--METADATA-->
      <text:p text:style-name="P4">
在Kupiansk的指示，俄罗斯军队炮击了Kamyanka，Ridkodub，Krasne Pershe，Novomlynsk，Dvorichna和Kharkiv地区的Zapadne，乌克兰的Ardedforces的总参谋长在早晨的报告中说</text:p>
      <text:p text:style-name="P4">
新闻集链接：<text:a xlink:type="simple" xlink:href="https://liveuamap.com/en/2023/19-april-at-kupiansk-direction-russian-army-shelled-kamyanka" text:style-name="Internet_20_link" text:visited-style-name="Visited_20_Internet_20_Link">
https://liveuamap.com/en/2023/19-April-at-kupiansk-direction-russian-army-army-shelled-kamyanka</text:a>
</text:p>
      <text:p text:style-name="P4">
News Source: <text:a xlink:type="simple" xlink:href="https://t.me/lumsrc/4532" text:style-name="Internet_20_link" text:visited-style-name="Visited_20_Internet_20_Link">
https://t.me/lumsrc/4532</text:a>
</text:p>
      <!--NEWS-->
      <text:h text:style-name="P10" text:outline-level="1">
<text:span text:style-name="T4">
Levko Lukyanenko的奖学金于4月获得了9个克里姆林宫政治犯</text:span>
</text:h>
      <text:p text:style-name="P4">
作者: Ukrinform (Person)</text:p>
      <text:p text:style-name="P4">
出版商: Укринформ (Organization)</text:p>
      <text:p text:style-name="P4">
出版时间: 2023-04-19T-132:15:17+03:00</text:p>
      <text:p text:style-name="P4">
修改时间: 2023-04-19T17:15:17+03:00</text:p>
      <text:p text:style-name="P4">
描述: Levko Lukyanenko州奖学金于4月获得了9名乌克兰公民。  - 乌克林。</text:p>
      <text:p text:style-name="P4">
图片: ["<text:a xlink:type="simple" xlink:href="https://static.ukrinform.com/photos/2023_04/thumb_files/630_360_1681913650-557.jpg" text:style-name="Internet_20_link" text:visited-style-name="Visited_20_Internet_20_Link">
630_360_16819...</text:a>
"]</text:p>
      <text:p text:style-name="P4">
标签: ["Політв'язні Кремля", 'Стипендія', "Левко Лук'яненко"]</text:p>
      <text:p text:style-name="P4">
类型: Article</text:p>
      <!--METADATA-->
      <text:p text:style-name="P4">
<draw:frame draw:style-name="fr1" draw:name="Image96" text:anchor-type="as-char" svg:width="6.9236in" svg:height="3.956343in" draw:z-index="0">
<draw:image xlink:href="../Images/yкринформ/2023-04-19T-132-15-17-03-00/630_360_1681913650-557.jpg" xlink:type="simple" xlink:show="embed" xlink:actuate="onLoad" draw:mime-type="image/jpeg"/>
</draw:frame>
Levko Lukyanenko，9名乌克兰公民于4月收到。</text:p>
      <text:p text:style-name="P4">
关于它的链接报告了乌克林福姆<text:a xlink:type="simple" xlink:href="https://minre.gov.ua/2023/04/19/stypendiyi-imeni-levka-lukyanenka-za-kviten-otrymaly-9-politvyazniv/" text:style-name="Internet_20_link" text:visited-style-name="Visited_20_Internet_20_Link">
</text:a>
 .</text:p>
      <text:p text:style-name="P4">
«Ця стипендія надається громадянам України, незаконно затриманим, утримуванимросійською федерацією чи окупаційною адміністрацією рф у зв’язку з їхгромадською або політичною діяльністю», - йдеться у повідомленні.</text:p>
      <text:p text:style-name="P4">
<text:span text:style-name="T4">
Читайте також:</text:span>
 <text:a xlink:type="simple" xlink:href="https://www.ukrinform.ua/rubric-society/3681911-stipendiu-lukanenka-za-berezen-otrimali-9-politvazniv-kremla.html" text:style-name="Internet_20_link" text:visited-style-name="Visited_20_Internet_20_Link">
 <text:span text:style-name="T4">
Стипенд</text:span>
 </text:a>
Levko Lukyanenko州奖学金由乌克兰总统的适当法令任命。</text:p>
      <text:p text:style-name="P4">
付款是在释放后的非法拘留，维护和长期延长一年的付款期间进行的。</text:p>
      <text:p text:style-name="P4">
据报道，3月份重返社会部还向州奖学金支付了Lukyanenko 9乌克兰人。</text:p>
      <text:p text:style-name="P4">
News Source: <text:a xlink:type="simple" xlink:href="https://www.ukrinform.ua/rubric-society/3698012-stipendii-imeni-levka-lukanenka-za-kviten-otrimali-devat-politvazniv-kremla.html" text:style-name="Internet_20_link" text:visited-style-name="Visited_20_Internet_20_Link">
https://www.ukrinform.ua/rubric-society/3698012-stipendii-imeni-levka-lukanenka-za-kviten-otrimali-devat-politvazniv-kremla.html</text:a>
</text:p>
      <!--NEWS-->
      <text:h text:style-name="P10" text:outline-level="1">
<text:span text:style-name="T4">
武装部队限制了巴赫穆特的压力，敌人扔了最大的力量-Irsky</text:span>
</text:h>
      <text:p text:style-name="P4">
作者: Ukrinform (Person)</text:p>
      <text:p text:style-name="P4">
出版商: Укринформ (Organization)</text:p>
      <text:p text:style-name="P4">
出版时间: 2023-04-19T-134:12:00+03:00</text:p>
      <text:p text:style-name="P4">
修改时间: 2023-04-19T17:12:00+03:00</text:p>
      <text:p text:style-name="P4">
描述: 在4月19日晚上的巴赫穆特（Bakhmut）方向上，除了俄罗斯入侵者的现场力量和技术外，乌克兰的防空部队被摧毁了，还有另外两名敌人的无人机-Zala和Orlan。  - 乌克林。</text:p>
      <text:p text:style-name="P4">
图片: ["<text:a xlink:type="simple" xlink:href="https://static.ukrinform.com/photos/2023_04/thumb_files/630_360_1681912977-571.jpeg" text:style-name="Internet_20_link" text:visited-style-name="Visited_20_Internet_20_Link">
630_360_16819...</text:a>
"]</text:p>
      <text:p text:style-name="P4">
标签: ['Бахмут', 'Сирський', 'Війна з росією']</text:p>
      <text:p text:style-name="P4">
类型: Article</text:p>
      <!--METADATA-->
      <text:p text:style-name="P4">
<draw:frame draw:style-name="fr1" draw:name="Image97" text:anchor-type="as-char" svg:width="6.9236in" svg:height="3.956343in" draw:z-index="0">
<draw:image xlink:href="../Images/yкринформ/2023-04-19T-134-12-00-03-00/630_360_1681912977-571.jpeg" xlink:type="simple" xlink:show="embed" xlink:actuate="onLoad" draw:mime-type="image/jpeg"/>
</draw:frame>
Nabakhmut的指示在4月19日晚上，除了俄罗斯入侵者的活力和技巧外，乌克兰防空部队摧毁了慷慨的敌人-Zala和Orlan。</text:p>
      <text:p text:style-name="P4">
西尔斯基将军乌克兰武装部队的陆军指挥官在[]中报道(https://t.me/osirskiy/45)，报道乌克林福姆。</text:p>
      <text:p text:style-name="P4">
正如西尔斯基(Syrsky)指出的那样，巴赫穆特(Bakhmut)的方向仍然是俄罗斯模式的中心。</text:p>
      <text:p text:style-name="P4">
<text:span text:style-name="T4">
另请阅读：</text:span>
 <text:a xlink:type="simple" xlink:href="https://www.ukrinform.ua/rubric-ato/3697306-rf-jmovirno-perekidae-na-bahmutskij-napramok-dodatkovi-sili-rozvidka-britanii.html" text:style-name="Internet_20_link" text:visited-style-name="Visited_20_Internet_20_Link">
</text:a>
指挥官说：“敌人将最大的部队集中在巴赫穆特(Bakhmut)的巴赫穆特(Bakhmut)，并完全意识到这座城市的梦想。但是，国防军限制了动态战斗的敌人，造成了巨大的损失。”</text:p>
      <text:p text:style-name="P4">
<text:span text:style-name="T5">
viso：<text:a xlink:type="simple" xlink:href="https://t.me/operativnoZSU/92071" text:style-name="Internet_20_link" text:visited-style-name="Visited_20_Internet_20_Link">
</text:a>
</text:span>
</text:p>
      <text:p text:style-name="P4">
乌克兰福姆报道，乌克兰·甘尼马尔国防部副部长<text:a xlink:type="simple" xlink:href="https://www.ukrinform.ua/rubric-ato/3697951-bahmut-dla-rosii-vze-stav-odnieu-z-najdorozcih-operacij-malar.html" text:style-name="Internet_20_link" text:visited-style-name="Visited_20_Internet_20_Link">
</text:a>
因为他们在那里，他们在技术和活力方面都遭受了最大的损失。</text:p>
      <text:p text:style-name="P4">
<text:span text:style-name="T5">
foto：Alexander Sirsky，Telegram</text:span>
</text:p>
      <text:p text:style-name="P4">
News Source: <text:a xlink:type="simple" xlink:href="https://www.ukrinform.ua/rubric-ato/3698010-zsu-strimuut-natisk-u-bahmuti-kudi-vorog-kinuv-najbilsu-kilkist-sil-sirskij.html" text:style-name="Internet_20_link" text:visited-style-name="Visited_20_Internet_20_Link">
https://www.ukrinform.ua/rubric-ato/3698010-zsu-strimuut-natisk-u-bahmuti-kudi-vorog-kinuv-najbilsu-kilkist-sil-sirskij.html</text:a>
</text:p>
      <!--NEWS-->
      <text:h text:style-name="P10" text:outline-level="1">
<text:span text:style-name="T4">
在利曼·德雷汀（Liman Diretiin</text:span>
</text:h>
      <text:p text:style-name="P4">
作者: liveuamap (Language: en)</text:p>
      <text:p text:style-name="P4">
时间: 2023-04-19T-13:47:00</text:p>
      <text:p text:style-name="P4">
地点: Bakhmut (Latitude:48.80675 Longtitude:38.25062)</text:p>
      <text:p text:style-name="P4">
视频: []</text:p>
      <text:p text:style-name="P4">
图片: []</text:p>
      <text:p text:style-name="P4">
标签: ["Russia"]</text:p>
      <text:p text:style-name="P4">
Id: 22557168</text:p>
      <!--METADATA-->
      <text:p text:style-name="P4">
俄罗斯军队在莱曼指导的俄罗斯军队炮击了斯泰尔马克希夫卡，内夫斯克，赫里霍利夫卡，卢汉斯克地区的比洛霍利夫卡和伊万尼夫卡，托内斯克雷奇的托尔斯克和斯皮尔恩 - 乌克兰武装部队</text:p>
      <text:p text:style-name="P4">
新闻集链接：<text:a xlink:type="simple" xlink:href="https://liveuamap.com/en/2023/19-april-at-lyman-direction-russian-army-shelled-stelmakhivka" text:style-name="Internet_20_link" text:visited-style-name="Visited_20_Internet_20_Link">
https://liveuamap.com/en/2023/19-APRIL-AT-LYMAN-DIRECTION-RUSSIAN-RUSSIAN-ARMY-SHELLED-STELMAKHIVKA</text:a>
</text:p>
      <text:p text:style-name="P4">
News Source: <text:a xlink:type="simple" xlink:href="https://t.me/lumsrc/4533" text:style-name="Internet_20_link" text:visited-style-name="Visited_20_Internet_20_Link">
https://t.me/lumsrc/4533</text:a>
</text:p>
      <!--NEWS-->
      <text:h text:style-name="P10" text:outline-level="1">
<text:span text:style-name="T4">
JSU Bakhmut Directio Rusian军队炮击Vasukivka，Minkivka，Orikhovo-Vasylivka，Novomarkov ...</text:span>
</text:h>
      <text:p text:style-name="P4">
作者: liveuamap (Language: en)</text:p>
      <text:p text:style-name="P4">
时间: 2023-04-19T-15:47:00</text:p>
      <text:p text:style-name="P4">
地点: Novhorods'ke, Donetsk Oblast (Latitude:48.32864 Longtitude:37.83726)</text:p>
      <text:p text:style-name="P4">
视频: []</text:p>
      <text:p text:style-name="P4">
图片: []</text:p>
      <text:p text:style-name="P4">
标签: ["Russia"]</text:p>
      <text:p text:style-name="P4">
Id: 22557166</text:p>
      <!--METADATA-->
      <text:p text:style-name="P4">
在巴赫穆特(Bakhmut)方向，俄罗斯军队炮击了Vasukivka，Minkivka，Orikhovo -Vasylivka，Novomarkove，Hryhorivka，Bakhmut，Bakhmut，Ivanivske，Ivanivske，Stupochky，Stupochky，Stupochky，Stupochky，Stupochky，upochky，Al ucraine的员工，乌克兰的武装部队在早晨报告中说</text:p>
      <text:p text:style-name="P4">
新闻集链接：(https://liveuamap.com/en/2023/19-april-at-bakhmut-direction-russian-army-shelled-vasukivka)</text:p>
      <text:p text:style-name="P4">
News Source: <text:a xlink:type="simple" xlink:href="https://t.me/lumsrc/4534" text:style-name="Internet_20_link" text:visited-style-name="Visited_20_Internet_20_Link">
https://t.me/lumsrc/4534</text:a>
</text:p>
      <!--NEWS-->
      <text:h text:style-name="P10" text:outline-level="1">
<text:span text:style-name="T4">
JSC Avdiivka Directioz Rusyan军队炮击了Novokalinova，Avdiivka，Tonyne，Nethyllov和...</text:span>
</text:h>
      <text:p text:style-name="P4">
作者: liveuamap (Language: en)</text:p>
      <text:p text:style-name="P4">
时间: 2023-04-19T-17:47:00</text:p>
      <text:p text:style-name="P4">
地点: Donetsk (Latitude:48.09688 Longtitude:37.58612)</text:p>
      <text:p text:style-name="P4">
视频: []</text:p>
      <text:p text:style-name="P4">
图片: []</text:p>
      <text:p text:style-name="P4">
标签: ["Russia"]</text:p>
      <text:p text:style-name="P4">
Id: 22557165</text:p>
      <!--METADATA-->
      <text:p text:style-name="P4">
在Avdiyivka的指示，俄罗斯军队在乌克兰武装部队的武装部队中炮击了Novokalynove，Avdiyivka，Tonenke，Netaylove和Pervomayske，乌克兰武装部队的总参谋部在早晨的报告中说</text:p>
      <text:p text:style-name="P4">
新闻集链接：<text:a xlink:type="simple" xlink:href="https://liveuamap.com/en/2023/19-april-at-avdiyivka-directions-russian-army-shelled-novokalynove" text:style-name="Internet_20_link" text:visited-style-name="Visited_20_Internet_20_Link">
https://liveuamap.com/en/2023/2023/19-APRIL-AT-AVDIYIVKA-DIRECTIONS-RUSSIAN-ARMIAN-ARMY-ARMY-SHELLED-NOVOKALYNOVE</text:a>
</text:p>
      <text:p text:style-name="P4">
News Source: <text:a xlink:type="simple" xlink:href="https://t.me/lumsrc/4535" text:style-name="Internet_20_link" text:visited-style-name="Visited_20_Internet_20_Link">
https://t.me/lumsrc/4535</text:a>
</text:p>
      <!--NEWS-->
      <text:h text:style-name="P10" text:outline-level="1">
<text:span text:style-name="T4">
在玛丽卡（Maryinka）方向，俄罗斯军队炮击Krasnohorivka，Maryinka，Pobyeda和Novomykhayliv ...</text:span>
</text:h>
      <text:p text:style-name="P4">
作者: liveuamap (Language: en)</text:p>
      <text:p text:style-name="P4">
时间: 2023-04-19T-19:47:00</text:p>
      <text:p text:style-name="P4">
地点: Donetsk (Latitude:47.8551 Longtitude:37.47694)</text:p>
      <text:p text:style-name="P4">
视频: []</text:p>
      <text:p text:style-name="P4">
图片: []</text:p>
      <text:p text:style-name="P4">
标签: ["Russia"]</text:p>
      <text:p text:style-name="P4">
Id: 22557164</text:p>
      <!--METADATA-->
      <text:p text:style-name="P4">
在玛丽卡(Maryinka)方向，俄罗斯军队炮击了克拉斯诺夫卡(Krasnohorivka)，玛丽卡(Maryinka)，pobyedaand novomykhaylivka，乌克兰武装部队的总参谋部在主题报告中说</text:p>
      <text:p text:style-name="P4">
新闻集链接：<text:a xlink:type="simple" xlink:href="https://liveuamap.com/en/2023/19-april-at-maryinka-direction-russian-army-shelled-krasnohorivka" text:style-name="Internet_20_link" text:visited-style-name="Visited_20_Internet_20_Link">
https://liveuamap.com/en/2023/2023/19-APRIL-AT-MARYINKA-DIRECTION-RUSSIAN-RUSSIAN-ARMY-SHELLED-KRASNOHORIVKA</text:a>
</text:p>
      <text:p text:style-name="P4">
News Source: <text:a xlink:type="simple" xlink:href="https://t.me/lumsrc/4536" text:style-name="Internet_20_link" text:visited-style-name="Visited_20_Internet_20_Link">
https://t.me/lumsrc/4536</text:a>
</text:p>
      <!--NEWS-->
      <text:h text:style-name="P10" text:outline-level="1">
<text:span text:style-name="T4">
我们竭尽全力增加机会捍卫自己免受俄罗斯联邦的打击-Zelensky</text:span>
</text:h>
      <text:p text:style-name="P4">
作者: Ukrinform (Person)</text:p>
      <text:p text:style-name="P4">
出版商: Укринформ (Organization)</text:p>
      <text:p text:style-name="P4">
出版时间: 2023-04-19T-20:52:00+03:00</text:p>
      <text:p text:style-name="P4">
修改时间: 2023-04-19T23:52:00+03:00</text:p>
      <text:p text:style-name="P4">
描述: 在州一级，一切都采取了一切，以提高保护和保护俄罗斯打击的能力。 乌克兰现在保护天空的防空系统和其他武器非常严重。 但是它们必须 - 而且，自信，将更加强大。  - 乌克林。</text:p>
      <text:p text:style-name="P4">
图片: ["<text:a xlink:type="simple" xlink:href="https://static.ukrinform.com/photos/2023_04/thumb_files/630_360_1681938180-984.png" text:style-name="Internet_20_link" text:visited-style-name="Visited_20_Internet_20_Link">
630_360_16819...</text:a>
"]</text:p>
      <text:p text:style-name="P4">
标签: ['ЗСУ', 'Зеленський', 'Війна з росією', '#stoprussia', 'ППО', 'Ракетний удар']</text:p>
      <text:p text:style-name="P4">
类型: Article</text:p>
      <!--METADATA-->
      <text:p text:style-name="P4">
<draw:frame draw:style-name="fr1" draw:name="Image98" text:anchor-type="as-char" svg:width="6.9236in" svg:height="3.956343in" draw:z-index="0">
<draw:image xlink:href="../Images/yкринформ/2023-04-19T-20-52-00-03-00/630_360_1681938180-984.png" xlink:type="simple" xlink:show="embed" xlink:actuate="onLoad" draw:mime-type="image/png"/>
</draw:frame>
一切都达到了平衡，以提高保护和捍卫发芽的能力。 乌克兰现在保护天空的防空系统和其他武器非常严重。 但是它们必须 - 而且，自信，将更加强大。</text:p>
      <text:p text:style-name="P4">
这是在晚上<text:a xlink:type="simple" xlink:href="https://www.youtube.com/watch" text:style-name="Internet_20_link" text:visited-style-name="Visited_20_Internet_20_Link">
</text:a>
据报道，沃迪米尔Zelenskyy总统据报道。</text:p>
      <text:p text:style-name="P4">
<text:span text:style-name="T5">
viso：<text:a xlink:type="simple" xlink:href="https://t.me/OP_UA/9290" text:style-name="Internet_20_link" text:visited-style-name="Visited_20_Internet_20_Link">
</text:a>
</text:span>
</text:p>
      <text:p text:style-name="P4">
<text:span text:style-name="T4">
 <text:span text:style-name="T5">
我希望健康，亲爱的乌克兰人!</text:span>
 </text:span>
</text:p>
      <text:p text:style-name="P4">
我从商务旅行回来。</text:p>
      <text:p text:style-name="P4">
今天在沃尔林，我们的边境警卫，尤其是与白俄罗斯的边界。边境，保护，边境领土的发展 - 许多问题。沃尔林表现出了真正的力量，这在该地区的安全方面感觉到了这一点全州。</text:p>
      <text:p text:style-name="P4">
他向我们的边防警卫颁发了奖项……以及我们所有的部队和安全，边防部队在前线战斗，尤其是在最困难的人群上。 巴赫穆特(Bakhmut)，在顿涅茨克(Donetsk)的一般中...成功完成了数百个战斗任务的真正英雄。</text:p>
      <text:p text:style-name="P4">
我们还准备新的部队 - 边境警卫部队 - 将我们的积极行动，即我们逐渐发展的运动。</text:p>
      <text:p text:style-name="P4">
我们一直在研究我们地区的发展 - 绝对每个人。 今天，他与该地区的负责人，当地执法人员，军事人员，所有负责该地区的安全和社会地位的人举行了广泛的会议。有几个基础设施项目可以加强沃尔林 - 并将能够保证长期工作场所和经济。 我相信我们一定会实施这一切。 很快。</text:p>
      <text:p text:style-name="P4">
我们不仅在本周而且在不久的将来还要准备国际步骤。 乌克兰的保护是基于推荐的国际秩序，仍然是全球第一名的议程。</text:p>
      <text:p text:style-name="P4">
顺便说一句，感谢美国今天宣布的下一个军事支持计划。</text:p>
      <text:p text:style-name="P4">
我要分别提到我们的捍卫者和天空的捍卫者 - 空军和其他类型的相关单位<text:a xlink:type="simple" xlink:href="https://www.ukrinform.ua/tag-zsu" text:style-name="Internet_20_link" text:visited-style-name="Visited_20_Internet_20_Link">
</text:a>
。</text:p>
      <text:p text:style-name="P4">
感谢所有以其准确性和速度确保在我们国家出现的整个武器的效率的人!为了乌克兰而为我们国家而战的每个人和每个人都荣耀!</text:p>
      <text:p text:style-name="P4">
荣耀我们坚强的人!</text:p>
      <text:p text:style-name="P4">
<text:span text:style-name="T4">
 <text:span text:style-name="T5">
荣耀与乌克兰!</text:span>
 </text:span>
</text:p>
      <text:p text:style-name="P4">
News Source: <text:a xlink:type="simple" xlink:href="https://www.ukrinform.ua/rubric-ato/3698161-robimo-vse-abi-zbilsuvati-mozlivist-zahisatisa-vid-udariv-rf-zelenskij.html" text:style-name="Internet_20_link" text:visited-style-name="Visited_20_Internet_20_Link">
https://www.ukrinform.ua/rubric-ato/3698161-robimo-vse-abi-zbilsuvati-mozlivist-zahisatisa-vid-udariv-rf-zelenskij.html</text:a>
</text:p>
      <!--NEWS-->
      <text:h text:style-name="P10" text:outline-level="1">
<text:span text:style-name="T4">
JSC Shaktarske Directio Rusian的Rusian Schelled Kalledar，想知道，Novoukrainka和The Great ...</text:span>
</text:h>
      <text:p text:style-name="P4">
作者: liveuamap (Language: en)</text:p>
      <text:p text:style-name="P4">
时间: 2023-04-19T-21:47:00</text:p>
      <text:p text:style-name="P4">
地点: Zaporizhzhia (Latitude:47.78167 Longtitude:37.06375)</text:p>
      <text:p text:style-name="P4">
视频: []</text:p>
      <text:p text:style-name="P4">
图片: []</text:p>
      <text:p text:style-name="P4">
标签: ["Russia"]</text:p>
      <text:p text:style-name="P4">
Id: 22557163</text:p>
      <!--METADATA-->
      <text:p text:style-name="P4">
在Shaktarske的指示，俄罗斯军队炮击了Vuhledar，Prechystivka，Novoukrayinka和Velyka Novosilka，乌克兰武装部队的总参谋</text:p>
      <text:p text:style-name="P4">
新闻集链接：<text:a xlink:type="simple" xlink:href="https://liveuamap.com/en/2023/19-april-at-shaktarske-direction-russian-army-shelled-vuhledar" text:style-name="Internet_20_link" text:visited-style-name="Visited_20_Internet_20_Link">
https://liveuamap.com/en/2023/19-APRIL-AT-SHAKTARSKE-DIRECTION-RUSSIAN-RUSSIAN-ARMY-SHELLED-SHELLED-VUHLEDAR</text:a>
</text:p>
      <text:p text:style-name="P4">
News Source: <text:a xlink:type="simple" xlink:href="https://t.me/lumsrc/4537" text:style-name="Internet_20_link" text:visited-style-name="Visited_20_Internet_20_Link">
https://t.me/lumsrc/4537</text:a>
</text:p>
      <!--NEWS-->
      <text:h text:style-name="P10" text:outline-level="1">
<text:span text:style-name="T4">
在摩尔多瓦，他们没有看到</text:span>
</text:h>
      <text:p text:style-name="P4">
作者: Ukrinform (Person)</text:p>
      <text:p text:style-name="P4">
出版商: Укринформ (Organization)</text:p>
      <text:p text:style-name="P4">
出版时间: 2023-04-19T-22:47:00+03:00</text:p>
      <text:p text:style-name="P4">
修改时间: 2023-04-19T23:47:00+03:00</text:p>
      <text:p text:style-name="P4">
描述: 目前对摩尔多瓦没有军事威胁，但俄罗斯继续试图破坏该国的稳定。  - 乌克林。</text:p>
      <text:p text:style-name="P4">
图片: ["<text:a xlink:type="simple" xlink:href="https://static.ukrinform.com/photos/2023_04/thumb_files/630_360_1681936496-379.jpg" text:style-name="Internet_20_link" text:visited-style-name="Visited_20_Internet_20_Link">
630_360_16819...</text:a>
"]</text:p>
      <text:p text:style-name="P4">
标签: ['Молдова', 'Нідерланди', 'росія']</text:p>
      <text:p text:style-name="P4">
类型: Article</text:p>
      <!--METADATA-->
      <text:p text:style-name="P4">
<draw:frame draw:style-name="fr1" draw:name="Image99" text:anchor-type="as-char" svg:width="6.9236in" svg:height="3.956343in" draw:z-index="0">
<draw:image xlink:href="../Images/yкринформ/2023-04-19T-22-47-00-03-00/630_360_1681936496-379.jpg" xlink:type="simple" xlink:show="embed" xlink:actuate="onLoad" draw:mime-type="image/jpeg"/>
</draw:frame>
目前，这是对摩尔多瓦的军事威胁，但俄罗斯继续试图定义该国。</text:p>
      <text:p text:style-name="P4">
这是在接受摩尔多瓦·尼克波普斯卡(Moldova Nikpopeska)外交事务部长的采访中所说的。 通过[]传输乌克林形式(https://nos.nl/artikel/2472068-moldavie-kan-hybride-aanvallen-van-rusland-weerstaan-met-hulp-uit-nederland) .</text:p>
      <text:p text:style-name="P4">
“Наразі немає російської військової загрози для <text:a xlink:type="simple" xlink:href="https://www.ukrinform.ua/tag-moldova" text:style-name="Internet_20_link" text:visited-style-name="Visited_20_Internet_20_Link">
</text:a>
，但俄罗斯继续试图推迟该国。 很难，但是我们会处理的。 乌克兰保持安全，” Popeska说。</text:p>
      <text:p text:style-name="P4">
4月19日，荷兰正式在奇西诺(Chisinau)开设了大使馆。</text:p>
      <text:p text:style-name="P4">
值得注意的是，部分由于乌克兰的战争，与摩尔多瓦的外交联系进一步加强。</text:p>
      <text:p text:style-name="P4">
<text:span text:style-name="T4">
另请阅读：</text:span>
 <text:a xlink:type="simple" xlink:href="https://www.ukrinform.ua/rubric-world/3697133-glavu-tatarstanu-ne-pustili-na-teritoriu-moldovi.html" text:style-name="Internet_20_link" text:visited-style-name="Visited_20_Internet_20_Link">
<text:span text:style-name="T4">
摩尔多瓦</text:span>
</text:a>
荷兰Vopkegukstra的外交部长说：“荷兰希望以某种方式阻止俄罗斯参与其影响力。”</text:p>
      <text:p text:style-name="P4">
在俄罗斯对乌克兰的全面入侵之后，亲欧洲政府深切关注俄罗斯企图破坏该国的稳定。</text:p>
      <text:p text:style-name="P4">
根据荷兰的说法，荷兰在网络安全中发挥了重要作用。</text:p>
      <text:p text:style-name="P4">
在他的 <text:a xlink:type="simple" xlink:href="https://twitter.com/WBHoekstra/status/1648691051102609408" text:style-name="Internet_20_link" text:visited-style-name="Visited_20_Internet_20_Link">
</text:a>
荷兰的外交大臣沃普克·格斯特拉(Vopke Gustra)还写道，荷兰 - 莫尔多的关系变得更加紧密。</text:p>
      <text:p text:style-name="P4">
他还表示支持雄心勃勃的政府改革及其决心融入欧盟。</text:p>
      <text:p text:style-name="P4">
“随着当今荷兰E Chisinau的大使馆，我们加深了在正义，反腐败，能源安全和网络抵抗的领域的合作。 荷兰将继续帮助建立更强大，更大的欧洲摩尔多瓦。”他写道。</text:p>
      <text:p text:style-name="P4">
<text:span text:style-name="T4">
另请阅读：</text:span>
 <text:a xlink:type="simple" xlink:href="https://www.ukrinform.ua/rubric-polytics/3695520-ukraina-zahisae-moldovu-vid-destabilizacii-z-boku-rosii-popesku.html" text:style-name="Internet_20_link" text:visited-style-name="Visited_20_Internet_20_Link">
<text:span text:style-name="T4">
摩尔多瓦</text:span>
</text:a>
据他说，许多人谈到了乌克兰的战争。 他还指出，诺兰岛坚定地支持摩尔多瓦，以提高俄罗斯威胁的稳定。<text:span text:style-name="T5">
foto：epa</text:span>
</text:p>
      <text:p text:style-name="P4">
News Source: <text:a xlink:type="simple" xlink:href="https://www.ukrinform.ua/rubric-world/3698160-u-moldovi-narazi-ne-bacat-vijskovoi-zagrozi-z-boku-rosii.html" text:style-name="Internet_20_link" text:visited-style-name="Visited_20_Internet_20_Link">
https://www.ukrinform.ua/rubric-world/3698160-u-moldovi-narazi-ne-bacat-vijskovoi-zagrozi-z-boku-rosii.html</text:a>
</text:p>
      <!--NEWS-->
      <text:h text:style-name="P10" text:outline-level="1">
<text:span text:style-name="T4">
在Zaporizhzhia和Kherson的指示，俄罗斯军队炮击了Donetsk地区的Novopil； Olhivs ...</text:span>
</text:h>
      <text:p text:style-name="P4">
作者: liveuamap (Language: en)</text:p>
      <text:p text:style-name="P4">
时间: 2023-04-19T-23:47:00</text:p>
      <text:p text:style-name="P4">
地点: Kherson (Latitude:46.6512 Longtitude:32.59832)</text:p>
      <text:p text:style-name="P4">
视频: []</text:p>
      <text:p text:style-name="P4">
图片: []</text:p>
      <text:p text:style-name="P4">
标签: ["Russia"]</text:p>
      <text:p text:style-name="P4">
Id: 22557160</text:p>
      <!--METADATA-->
      <text:p text:style-name="P4">
在Zaporizhzhia和Kherson的指示俄罗斯军队炮击了Donetskregion的Novopil； Olhivske，Malynivka，Chervone，Huliaipole，Charivne，Orikhiv，Zaporizhzhia地区的Stepoveand Plavni； 乌克兰武装部队的总参谋长在早晨的报告中说</text:p>
      <text:p text:style-name="P4">
新闻集链接：<text:a xlink:type="simple" xlink:href="https://liveuamap.com/en/2023/19-april-at-zaporizhzhia-and-kherson-directions-russian-army" text:style-name="Internet_20_link" text:visited-style-name="Visited_20_Internet_20_Link">
https://liveuamap.com/en/2023/2023/19-APRIL-AT-ZAPORIZHZHZHZHZHZHZHZHZHZHZHZHZHZHZHZHZHESHERS-DIRECTIONS-RUSSIAN-RUSSIAN-ARMY</text:a>
</text:p>
      <text:p text:style-name="P4">
News Source: <text:a xlink:type="simple" xlink:href="https://t.me/lumsrc/4538" text:style-name="Internet_20_link" text:visited-style-name="Visited_20_Internet_20_Link">
https://t.me/lumsrc/4538</text:a>
</text:p>
      <!--NEWS-->
      <text:h text:style-name="P10" text:outline-level="1">
<text:span text:style-name="T4">
KMVA解释了爆发基辅的原因-NASA卫星倒下</text:span>
</text:h>
      <text:p text:style-name="P4">
作者: Ukrinform (Person)</text:p>
      <text:p text:style-name="P4">
出版商: Укринформ (Organization)</text:p>
      <text:p text:style-name="P4">
出版时间: 2023-04-19T-24:38:00+03:00</text:p>
      <text:p text:style-name="P4">
修改时间: 2023-04-19T23:38:00+03:00</text:p>
      <text:p text:style-name="P4">
描述: 基辅人民在傍晚看到的爆发是NASA宇宙卫星地球上落下的结果。  - 乌克林。</text:p>
      <text:p text:style-name="P4">
图片: ["<text:a xlink:type="simple" xlink:href="https://static.ukrinform.com/photos/2023_04/thumb_files/630_360_1681936590-768.jpg" text:style-name="Internet_20_link" text:visited-style-name="Visited_20_Internet_20_Link">
630_360_16819...</text:a>
"]</text:p>
      <text:p text:style-name="P4">
标签: ['NASA', 'Супутник', 'Київ']</text:p>
      <text:p text:style-name="P4">
类型: Article</text:p>
      <!--METADATA-->
      <text:p text:style-name="P4">
<draw:frame draw:style-name="fr1" draw:name="Image100" text:anchor-type="as-char" svg:width="6.9236in" svg:height="3.956343in" draw:z-index="0">
<draw:image xlink:href="../Images/yкринформ/2023-04-19T-24-38-00-03-00/630_360_1681936590-768.jpg" xlink:type="simple" xlink:show="embed" xlink:actuate="onLoad" draw:mime-type="image/jpeg"/>
</draw:frame>
基辅人民在傍晚看到的爆发是落到NASA太空卫星的土地的结果。</text:p>
      <text:p text:style-name="P4">
正如乌克林福姆报道的那样，关于<text:a xlink:type="simple" xlink:href="https://t.me/VA_Kyiv/1496" text:style-name="Internet_20_link" text:visited-style-name="Visited_20_Internet_20_Link">
</text:a>
KMVA报告。</text:p>
      <text:p text:style-name="P4">
“大约在4月19日下午10:00，天空中的天空中观察到了空中设施。</text:p>
      <text:p text:style-name="P4">
<text:span text:style-name="T4">
另请阅读：</text:span>
 <text:a xlink:type="simple" xlink:href="https://www.ukrinform.ua/rubric-technology/3696720-do-zemli-nablizaetsa-stometrovij-asteroid-nasa.html" text:style-name="Internet_20_link" text:visited-style-name="Visited_20_Internet_20_Link">
<text:span text:style-name="T4">
 nasa </text:span>
</text:a>
根据KMVA Sergiy Popa的负责人的说法，为了避免碎片倒塌的受害者，空气警报被宣布。</text:p>
      <text:p text:style-name="P4">
他总结说：“防空无效。”</text:p>
      <text:p text:style-name="P4">
正如乌克林福姆报道的<text:a xlink:type="simple" xlink:href="https://www.ukrinform.ua/rubric-ato/3698152-u-nebi-nad-kievom-pomitili-spalahi-na-kiivsini-zafiksuvali-povitranu-cil.html" text:style-name="Internet_20_link" text:visited-style-name="Visited_20_Internet_20_Link">
</text:a>
s</text:p>
      <text:p text:style-name="P4">
照片：NASA</text:p>
      <text:p text:style-name="P4">
News Source: <text:a xlink:type="simple" xlink:href="https://www.ukrinform.ua/rubric-kyiv/3698159-u-kmva-poasnili-pricinu-spalahu-nad-kievom-padav-suputnik-nasa.html" text:style-name="Internet_20_link" text:visited-style-name="Visited_20_Internet_20_Link">
https://www.ukrinform.ua/rubric-kyiv/3698159-u-kmva-poasnili-pricinu-spalahu-nad-kievom-padav-suputnik-nasa.html</text:a>
</text:p>
      <!--NEWS-->
      <text:h text:style-name="P10" text:outline-level="1">
<text:span text:style-name="T4">
Zelenskaya介绍了有关与健康相关指标分类的教育课程</text:span>
</text:h>
      <text:p text:style-name="P4">
作者: Ukrinform (Person)</text:p>
      <text:p text:style-name="P4">
出版商: Укринформ (Organization)</text:p>
      <text:p text:style-name="P4">
出版时间: 2023-04-19T-26:25:50+03:00</text:p>
      <text:p text:style-name="P4">
修改时间: 2023-04-19T23:25:50+03:00</text:p>
      <text:p text:style-name="P4">
描述: 乌克兰的第一夫人Olena Zelenskaya与卫生部长Viktor Lyashko兼顾问 - 屏障总裁Tatiana Lomakina的授权总裁Tatiana Lomakina一起参观了Kyiv地区的BMR“ BLOTSERKIVSKA CITY NO.2”。  - 乌克林。</text:p>
      <text:p text:style-name="P4">
图片: ["<text:a xlink:type="simple" xlink:href="https://static.ukrinform.com/photos/2023_04/thumb_files/630_360_1681931010-666.jpeg" text:style-name="Internet_20_link" text:visited-style-name="Visited_20_Internet_20_Link">
630_360_16819...</text:a>
", "<text:a xlink:type="simple" xlink:href="https://static.ukrinform.com/photos/2023_04/1681931009-599.jpeg" text:style-name="Internet_20_link" text:visited-style-name="Visited_20_Internet_20_Link">
1681931009-59...</text:a>
", "<text:a xlink:type="simple" xlink:href="https://static.ukrinform.com/photos/2023_04/1681931010-958.jpeg" text:style-name="Internet_20_link" text:visited-style-name="Visited_20_Internet_20_Link">
1681931010-95...</text:a>
", "<text:a xlink:type="simple" xlink:href="https://static.ukrinform.com/photos/2023_04/1681931010-200.jpeg" text:style-name="Internet_20_link" text:visited-style-name="Visited_20_Internet_20_Link">
1681931010-20...</text:a>
"]</text:p>
      <text:p text:style-name="P4">
标签: ['Медицина', 'МОЗ', 'Освіта', 'Реабілітація', 'ВООЗ', 'Київщина', 'Олена Зеленська']</text:p>
      <text:p text:style-name="P4">
类型: Article</text:p>
      <!--METADATA-->
      <text:p text:style-name="P4">
<draw:frame draw:style-name="fr1" draw:name="Image101" text:anchor-type="as-char" svg:width="6.9236in" svg:height="3.956343in" draw:z-index="0">
<draw:image xlink:href="../Images/yкринформ/2023-04-19T-26-25-50-03-00/630_360_1681931010-666.jpeg" xlink:type="simple" xlink:show="embed" xlink:actuate="onLoad" draw:mime-type="image/jpeg"/>
</draw:frame>
Olena Zelenskaya与卫生部长Viktorlyashk兼顾问，Viktorkivska City Hospital#2的Olena Zelenskaya一起参观了基辅地区的KNP BMR。</text:p>
      <text:p text:style-name="P4">
他们介绍了“ ICF申请的基本原理(国际功能分类)»用于多学科医疗团队。 关于<text:a xlink:type="simple" xlink:href="https://president.gov.ua/news/olena-zelenska-vidvidala-medzaklad-na-kiyivshini-de-bulo-pre-82361" text:style-name="Internet_20_link" text:visited-style-name="Visited_20_Internet_20_Link">
</text:a>
乌克兰福姆总统报道。</text:p>
      <text:p text:style-name="P4">
<draw:frame draw:style-name="fr1" draw:name="Image102" text:anchor-type="as-char" svg:width="6.9236in" svg:height="4.613521in" draw:z-index="0">
<draw:image xlink:href="../Images/yкринформ/2023-04-19T-26-25-50-03-00/1681931009-599.jpeg" xlink:type="simple" xlink:show="embed" xlink:actuate="onLoad" draw:mime-type="image/jpeg"/>
</draw:frame>
“医生将获得最好的工具，实践，知识，获得培训的机会，以使生活质量恢复到我们的同胞中，这一切都想带走攻击者。 这里不仅有医疗，而且还有一架重要的飞机。 ICF是迈向透明度的一步。 这里有一个心理平面：适当的定义和康复不仅会使人们的身体机会，而且还会使人们对自己和生活信仰。 是的，我们的社会已经改变。 它不会像以前一样。 但是，如果我们对因战争，体面的条件，值得，值得的任何伤害的任何人而引起我们可能会更好。”  - 强调<text:a xlink:type="simple" xlink:href="https://www.ukrinform.ua/tag-olena-zelenska" text:style-name="Internet_20_link" text:visited-style-name="Visited_20_Internet_20_Link">
</text:a>
 .</text:p>
      <text:p text:style-name="P4">
<draw:frame draw:style-name="fr1" draw:name="Image103" text:anchor-type="as-char" svg:width="6.9236in" svg:height="4.613521in" draw:z-index="0">
<draw:image xlink:href="../Images/yкринформ/2023-04-19T-26-25-50-03-00/1681931010-958.jpeg" xlink:type="simple" xlink:show="embed" xlink:actuate="onLoad" draw:mime-type="image/jpeg"/>
</draw:frame>
在不久的将来，将在医疗保证的包装下进行康复服务的244家医疗机构的多学科团队开始使用新的评估和计划系统，并根据ICF进行康复帮助。</text:p>
      <text:p text:style-name="P4">
<draw:frame draw:style-name="fr1" draw:name="Image104" text:anchor-type="as-char" svg:width="6.9236in" svg:height="4.613521in" draw:z-index="0">
<draw:image xlink:href="../Images/yкринформ/2023-04-19T-26-25-50-03-00/1681931010-200.jpeg" xlink:type="simple" xlink:show="embed" xlink:actuate="onLoad" draw:mime-type="image/jpeg"/>
</draw:frame>
第一夫人和卫生部长还根据Belotserkovsk City医院熟悉多学科团队的工作。(挪威)，以及与恢复艾滋病的选择和使用中的元素合作。</text:p>
      <text:p text:style-name="P4">
在活动期间，提出了教育课程“使用MDCF的基本原则”。 它可在NSAC学院购买。 如今，已向他注册了1200多名专家并开始培训。该项目体现在第一夫人在乌克兰创造自由空间的策略框架内的倡议。 它的组成部分之一是引入IFF并断开我国有效的康复系统。</text:p>
      <text:p text:style-name="P4">
“我们感谢瑞士和欧盟，他们很容易由具有宝贵的经验，经验，为引入教育计划提供技术支持的医生和治疗师分享，有助于开发ICF的康复和实施。 不久，除了跑步课程外，还有另一个。 它将直接根据IFF记录康复援助的过程。 教育课程是一个重要的阶段，可以推动ICF的实际实施。 因此，人们将保留更多优质的服务。” Lyashko说。</text:p>
      <text:p text:style-name="P4">
该项目由卫生部，国家卫生局，社会政策部，总统办公室，顾问 - 授权人员 - 障碍问题，电子健康SE，乌克兰患者，康复学院的患者乌克兰天主教大学的医学。我在瑞士，欧盟和诺瓦乌克兰的支持下。</text:p>
      <text:p text:style-name="P4">
<text:span text:style-name="T4">
另请阅读：</text:span>
 <text:a xlink:type="simple" xlink:href="https://www.ukrinform.ua/rubric-society/3696262-zelenska-vseukrainska-programa-mentalnogo-zdorova-mae-stati-vidcutnou-dla-ukrainciv.html" text:style-name="Internet_20_link" text:visited-style-name="Visited_20_Internet_20_Link">
</text:a>
“学习康复专业人员的学习很重要，援助的质量和强烈的每个人的恢复速度。 Lomakina总结说，更多的专家将与“功能和生活的统一语言”进行交流，即ICF，我们可以谈论越来越越来越多地谈论在受伤，烧伤，复杂疾病后使人们恢复独立的速度。</text:p>
      <text:p text:style-name="P4">
据报道，在总统的妻子的倡议下，在专家的长期工作之后，国际功能分类被引入为国家分类器030：2022“功能，限制和健康分类器”。 所有康复专业人员都应使用这种技术，并与残疾人的疾病一起工作。</text:p>
      <text:p text:style-name="P4">
<text:span text:style-name="T5">
照片：总统gov.ua</text:span>
</text:p>
      <text:p text:style-name="P4">
News Source: <text:a xlink:type="simple" xlink:href="https://www.ukrinform.ua/rubric-society/3698157-zelenska-prezentuvala-osvitnij-kurs-sodo-klasifikacii-pokaznikiv-povazanih-zi-zdorovam.html" text:style-name="Internet_20_link" text:visited-style-name="Visited_20_Internet_20_Link">
https://www.ukrinform.ua/rubric-society/3698157-zelenska-prezentuvala-osvitnij-kurs-sodo-klasifikacii-pokaznikiv-povazanih-zi-zdorovam.html</text:a>
</text:p>
      <!--NEWS-->
      <text:h text:style-name="P10" text:outline-level="1">
<text:span text:style-name="T4">
SBU宣布怀疑是吉尔金顾问</text:span>
</text:h>
      <text:p text:style-name="P4">
作者: Ukrinform (Person)</text:p>
      <text:p text:style-name="P4">
出版商: Укринформ (Organization)</text:p>
      <text:p text:style-name="P4">
出版时间: 2023-04-19T-28:21:00+03:00</text:p>
      <text:p text:style-name="P4">
修改时间: 2023-04-19T23:21:00+03:00</text:p>
      <text:p text:style-name="P4">
描述: 乌克兰的安全局已收集了随后的宣传伊戈尔·杜斯（Igor Dus）的证据基础，后者公开否认乌克兰国家的存在，袭击者被宣布怀疑。  - 乌克林。</text:p>
      <text:p text:style-name="P4">
图片: ["<text:a xlink:type="simple" xlink:href="https://static.ukrinform.com/photos/2020_05/thumb_files/630_360_1590678028-352.jpg" text:style-name="Internet_20_link" text:visited-style-name="Visited_20_Internet_20_Link">
630_360_15906...</text:a>
"]</text:p>
      <text:p text:style-name="P4">
标签: ['СБУ', 'Гіркін', 'Війна з росією']</text:p>
      <text:p text:style-name="P4">
类型: Article</text:p>
      <!--METADATA-->
      <text:p text:style-name="P4">
<draw:frame draw:style-name="fr1" draw:name="Image105" text:anchor-type="as-char" svg:width="6.9236in" svg:height="3.956343in" draw:z-index="0">
<draw:image xlink:href="../Images/yкринформ/2023-04-19T-28-21-00-03-00/630_360_1590678028-352.jpg" xlink:type="simple" xlink:show="embed" xlink:actuate="onLoad" draw:mime-type="image/jpeg"/>
</draw:frame>
乌克兰的服务为随后的宣传伊戈尔(Igor)收集了证据基础，后者公开否认乌克兰国家的存在，这是一种怀疑。</text:p>
      <text:p text:style-name="P4">
正如乌克林福姆报道的那样，这已经报道了<text:a xlink:type="simple" xlink:href="https://ssu.gov.ua/novyny/sbu-povidomyla-pro-pidozru-kolaborantu-yakyi-buv-osobystym-radnykom-terorysta-strielkova" text:style-name="Internet_20_link" text:visited-style-name="Visited_20_Internet_20_Link">
</text:a>
。</text:p>
      <text:p text:style-name="P4">
根据调查，2014年，犯罪嫌疑人是俄罗斯恐怖分子伊戈尔·斯特雷尔科夫(Igor Strelkov)的顾问(吉尔基纳). Станом на сьогодні він позиціонує себе як"православний публіцист" й очолює громадську організацію "Народний собор" —українську "філію" однойменного об’єднання в рф під егідою російськоїправославної церкви.</text:p>
      <text:p text:style-name="P4">
<text:span text:style-name="T4">
Читайте також:</text:span>
 <text:a xlink:type="simple" xlink:href="https://www.ukrinform.ua/rubric-kyiv/3697862-u-kievi-zatrimali-fiksera-rosijskogo-zmi.html" text:style-name="Internet_20_link" text:visited-style-name="Visited_20_Internet_20_Link">
 </text:a>
克里米亚没收后，被告逃往乌克兰半岛暂时占领的领土。 他是俄罗斯电视频道的永久嘉宾，担任“政治”或“宗教”专家的角色，他证明了乌克兰的侵略性。</text:p>
      <text:p text:style-name="P4">
已经确定，在俄罗斯联邦的全面入侵之后，莫斯科的Duszhe公开称赞俄罗斯联邦入侵团体的参与者挤压了乌克兰武装部队的士兵不抵制他们。</text:p>
      <text:p text:style-name="P4">
宣传员还积极地“散布”了克里姆林宫的叙述，这些叙述是莫斯科父权制乌克兰东正教教堂代表“压迫”的叙述，带来了莫斯科父权制基里尔的反乌克兰活动。</text:p>
      <text:p text:style-name="P4">
<text:span text:style-name="T4">
另请阅读：</text:span>
 <text:a xlink:type="simple" xlink:href="https://www.ukrinform.ua/rubric-world/3697666-u-ssa-visunuli-zvinuvacenna-kilkom-rosianam-za-posirenna-propagandi-v-kraini.html" text:style-name="Internet_20_link" text:visited-style-name="Visited_20_Internet_20_Link">
</text:a>
考试证实了该人对乌克兰国家安全的颠覆性活动的事实。</text:p>
      <text:p text:style-name="P4">
犯罪嫌疑人被指控犯有针对乌克兰刑法的两条条款规定的犯罪：《艺术》第1部分。 111-1(合作)和艺术的第2部分。 110(侵占乌克兰的领土完整性和完整性).</text:p>
      <text:p text:style-name="P4">
Станом на сьогодні зловмисник перебуває на території росії. Триваютькомплексні заходи для притягнення його до відповідальності.</text:p>
      <text:p text:style-name="P4">
Як повідомляв Укрінформ, раніше СБУ викрила шістьох проросійських інтернет-агітаторів, серед яких інженер державного підприємства "Антонов".</text:p>
      <text:p text:style-name="P4">
News Source: <text:a xlink:type="simple" xlink:href="https://www.ukrinform.ua/rubric-ato/3697947-sbu-ogolosila-pidozru-pidsankcijnomu-propagandistu-akij-buv-radnikom-girkina.html" text:style-name="Internet_20_link" text:visited-style-name="Visited_20_Internet_20_Link">
https://www.ukrinform.ua/rubric-ato/3697947-sbu-ogolosila-pidozru-pidsankcijnomu-propagandistu-akij-buv-radnikom-girkina.html</text:a>
</text:p>
      <!--NEWS-->
      <text:h text:style-name="P10" text:outline-level="1">
<text:span text:style-name="T4">
欧盟应该有一种从乌克兰 - 欧洲委员会进口食品的共同方法</text:span>
</text:h>
      <text:p text:style-name="P4">
作者: Ukrinform (Person)</text:p>
      <text:p text:style-name="P4">
出版商: Укринформ (Organization)</text:p>
      <text:p text:style-name="P4">
出版时间: 2023-04-19T-30:06:39+03:00</text:p>
      <text:p text:style-name="P4">
修改时间: 2023-04-19T23:06:39+03:00</text:p>
      <text:p text:style-name="P4">
描述: 欧盟委员会在周三讨论了乌克兰和欧盟市场的过多进口谷物收入和其他有5个“边境”国家和乌克兰的食品的问题，并概述了解决这一问题的方法。  - 乌克林。</text:p>
      <text:p text:style-name="P4">
图片: ["<text:a xlink:type="simple" xlink:href="https://static.ukrinform.com/photos/2016_05/thumb_files/630_360_1462365899-2256.jpg" text:style-name="Internet_20_link" text:visited-style-name="Visited_20_Internet_20_Link">
630_360_14623...</text:a>
"]</text:p>
      <text:p text:style-name="P4">
标签: ['Єврокомісія', 'Євросоюз', 'Імпорт', 'Україна', 'Зерно']</text:p>
      <text:p text:style-name="P4">
类型: Article</text:p>
      <!--METADATA-->
      <text:p text:style-name="P4">
<draw:frame draw:style-name="fr1" draw:name="Image106" text:anchor-type="as-char" svg:width="6.9236in" svg:height="3.956343in" draw:z-index="0">
<draw:image xlink:href="../Images/yкринформ/2023-04-19T-30-06-39-03-00/630_360_1462365899-2256.jpg" xlink:type="simple" xlink:show="embed" xlink:actuate="onLoad" draw:mime-type="image/jpeg"/>
</draw:frame>
欧盟委员会在周三讨论了来自乌克兰和欧盟市场的其他食品的进口收入过多的问题，该问题具有5个“边境”国家和乌克兰，并概述了解决这一问题的方法。</text:p>
      <text:p text:style-name="P4">
根据乌克林福姆的说法，今天在保加利亚，匈牙利，波兰，斯洛伐克和罗马尼亚的代表中，今天在一份联合声明中，欧洲委员会执行副总裁Valdisdisdisdisdisdisdisdisdisdisdisdisdisdisdisdisdisdisdisdisdisdisdisdisdisdisdisdisdisdisdisdisdisdisdisdisdisdisdisdisdisdisdisdisdisdisdisdisdisdisdisdisdisdismine comptort。</text:p>
      <text:p text:style-name="P4">
该文档的全文已发布<text:a xlink:type="simple" xlink:href="https://ec.europa.eu/commission/presscorner/detail/en/statement_23_2370" text:style-name="Internet_20_link" text:visited-style-name="Visited_20_Internet_20_Link">
</text:a>
。</text:p>
      <text:p text:style-name="P4">
“在会议期间……我们已经提出了针对从5个成员国表达的消费者解决方案的广泛建议，以使欧盟生产商在某些类型的产品中恶化。 该计划由欧盟委员会提出，为受影响的农民提供2批批准的财政援助，关键产品的独家保护措施，并采取措施，以促进通过“团结的走廊”出口乌克兰谷物的过境”。 欧洲委员会提出的包裹取决于通过其成员措施取消会员国。”该文件写道。</text:p>
      <text:p text:style-name="P4">
<text:span text:style-name="T4">
另请阅读：</text:span>
 <text:a xlink:type="simple" xlink:href="https://www.ukrinform.ua/rubric-world/3698148-pitanna-sodo-importu-ukrainskogo-zerna-ne-e-svidcennam-vtomi-vid-ukraini-stoltenberg.html" text:style-name="Internet_20_link" text:visited-style-name="Visited_20_Internet_20_Link">
<text:span text:style-name="T4">
谷物</text:span>
</text:a>
欧洲委员会强调说：“我们强调欧盟的联合方法的重要性，而不是做出唯一的决定来避免多边禁止和其他可能冒险在国内市场风险的邪恶。”</text:p>
      <text:p text:style-name="P4">
正如声明中指出的那样，欧洲委员会考虑了会议参与者提出的观点。</text:p>
      <text:p text:style-name="P4">
“鉴于(必要性)一个快速解决方案，”联合声明写道。<text:span text:style-name="T4">
另请阅读：</text:span>
 <text:a xlink:type="simple" xlink:href="https://www.ukrinform.ua/rubric-economy/3697806-vidnovluetsa-inspekcia-suden-aki-pramuut-zernovim-koridorom-kubrakov.html" text:style-name="Internet_20_link" text:visited-style-name="Visited_20_Internet_20_Link">
<text:span text:style-name="T4">
谷物</text:span>
</text:a>
五个欧盟国家的政府 - 波兰，斯洛伐克，匈牙利，罗马尼亚和保加利亚，已通过一封信向欧洲委员会致辞，其中包含一份要求使用保护设备来限制从乌克兰进口的农业进口的请求。</text:p>
      <text:p text:style-name="P4">
在俄罗斯对乌克兰侵略并阻止黑海港口的侵略之后，通常会将农产品出口到世界市场上，欧盟在与乌克兰的边界上组织了“团结之城”，以指导其农场的一部分出口到世界市场，并使用内部水管。</text:p>
      <text:p text:style-name="P4">
News Source: <text:a xlink:type="simple" xlink:href="https://www.ukrinform.ua/rubric-economy/3698156-u-es-mae-buti-spilnij-pidhid-do-pitanna-prodovolcogo-importu-z-ukraini-evrokomisia.html" text:style-name="Internet_20_link" text:visited-style-name="Visited_20_Internet_20_Link">
https://www.ukrinform.ua/rubric-economy/3698156-u-es-mae-buti-spilnij-pidhid-do-pitanna-prodovolcogo-importu-z-ukraini-evrokomisia.html</text:a>
</text:p>
      <!--NEWS-->
      <text:h text:style-name="P10" text:outline-level="1">
<text:span text:style-name="T4">
乌克兰国家队赢得了2023年世界杯足球赛准备的所有六场控制比赛</text:span>
</text:h>
      <text:p text:style-name="P4">
作者: Ukrinform (Person)</text:p>
      <text:p text:style-name="P4">
出版商: Укринформ (Organization)</text:p>
      <text:p text:style-name="P4">
出版时间: 2023-04-19T-33:54:17+03:00</text:p>
      <text:p text:style-name="P4">
修改时间: 2023-04-19T22:54:17+03:00</text:p>
      <text:p text:style-name="P4">
描述: 乌克兰人于4月23日开始世界锦标赛。  - 乌克林。</text:p>
      <text:p text:style-name="P4">
图片: ["<text:a xlink:type="simple" xlink:href="https://static.ukrinform.com/photos/2023_04/thumb_files/630_360_1681933972-316.jpg" text:style-name="Internet_20_link" text:visited-style-name="Visited_20_Internet_20_Link">
630_360_16819...</text:a>
"]</text:p>
      <text:p text:style-name="P4">
标签: ['Чемпіонат світу з хокею', 'хокей']</text:p>
      <text:p text:style-name="P4">
类型: Article</text:p>
      <!--METADATA-->
      <text:p text:style-name="P4">
<draw:frame draw:style-name="fr1" draw:name="Image107" text:anchor-type="as-char" svg:width="6.9236in" svg:height="3.956343in" draw:z-index="0">
<draw:image xlink:href="../Images/yкринформ/2023-04-19T-33-54-17-03-00/630_360_1681933972-316.jpg" xlink:type="simple" xlink:show="embed" xlink:actuate="onLoad" draw:mime-type="image/jpeg"/>
</draw:frame>
乌克兰在4月23日参加世界锦标赛。</text:p>
      <text:p text:style-name="P4">
乌克林福姆报道，乌克兰国家队已经完成了一系列友好比赛，这是世界2023年准备的一部分。</text:p>
      <text:p text:style-name="P4">
在最后两场比赛中，“蓝色和黄色”克服了国家立陶宛国家队5：1和4：3。</text:p>
      <text:p text:style-name="P4">
在其他四场比赛中，Fragitus团队两次击败匈牙利 -  1：0和4：1，而Latvi -6：3和10：1的次数相同。</text:p>
      <text:p text:style-name="P4">
乌克兰人已经在4月23日，将续签IB部门的演讲，这仍然是先前冠军平局的敏感性。 当时，国家队只参加了该小组的第三部分，无法在世界冠军赛中成长。</text:p>
      <text:p text:style-name="P4">
乌克兰的竞争对手将是爱沙尼亚集团的中国，塞尔维亚，荷兰，日本塔诺尼。</text:p>
      <text:p text:style-name="P4">
<text:span text:style-name="T4">
另请阅读：</text:span>
 <text:a xlink:type="simple" xlink:href="https://www.ukrinform.ua/rubric-sports/3697795-zbirna-ukraini-z-hokeu-u-askravomu-matci-obigrala-litvu.html" text:style-name="Internet_20_link" text:visited-style-name="Visited_20_Internet_20_Link">
<text:span text:style-name="T4">
曲棍球</text:span>
</text:a>
正如乌克林福姆报道的那样，由于五轮比赛，该小组中的第一个EMK的团队将在课堂上增加到IA部门。 国家队将飞往IIA级别。</text:p>
      <text:p text:style-name="P4">
照片：fhu.com.ua</text:p>
      <text:p text:style-name="P4">
News Source: <text:a xlink:type="simple" xlink:href="https://www.ukrinform.ua/rubric-sports/3698155-zbirna-ukraini-z-hokeu-vigrala-vsi-sist-kontrolnih-matciv-pidgotovki-do-cs2023.html" text:style-name="Internet_20_link" text:visited-style-name="Visited_20_Internet_20_Link">
https://www.ukrinform.ua/rubric-sports/3698155-zbirna-ukraini-z-hokeu-vigrala-vsi-sist-kontrolnih-matciv-pidgotovki-do-cs2023.html</text:a>
</text:p>
      <!--NEWS-->
      <text:h text:style-name="P10" text:outline-level="1">
<text:span text:style-name="T4">
奥地利通过欧盟和平基金支持为乌克兰购买保护设备</text:span>
</text:h>
      <text:p text:style-name="P4">
作者: Ukrinform (Person)</text:p>
      <text:p text:style-name="P4">
出版商: Укринформ (Organization)</text:p>
      <text:p text:style-name="P4">
出版时间: 2023-04-19T-35:54:16+03:00</text:p>
      <text:p text:style-name="P4">
修改时间: 2023-04-19T22:54:16+03:00</text:p>
      <text:p text:style-name="P4">
描述: 奥地利由于其中立性，无法通过欧洲和平基金来支持乌克兰致命武器和弹药的融资，但在购买防护设备，帐篷和医疗产品方面提供了支持。  - 乌克林。</text:p>
      <text:p text:style-name="P4">
图片: ["<text:a xlink:type="simple" xlink:href="https://static.ukrinform.com/photos/2023_04/thumb_files/630_360_1681917131-478.jpg" text:style-name="Internet_20_link" text:visited-style-name="Visited_20_Internet_20_Link">
630_360_16819...</text:a>
"]</text:p>
      <text:p text:style-name="P4">
标签: ['Австрія', 'Україна', 'допомога', 'Шалленберг', 'Війна з росією', '#stoprussia']</text:p>
      <text:p text:style-name="P4">
类型: Article</text:p>
      <!--METADATA-->
      <text:p text:style-name="P4">
<draw:frame draw:style-name="fr1" draw:name="Image108" text:anchor-type="as-char" svg:width="6.9236in" svg:height="3.956343in" draw:z-index="0">
<draw:image xlink:href="../Images/yкринформ/2023-04-19T-35-54-16-03-00/630_360_1681917131-478.jpg" xlink:type="simple" xlink:show="embed" xlink:actuate="onLoad" draw:mime-type="image/jpeg"/>
</draw:frame>
奥地山的中立性无法通过欧洲和平基金来支持乌克兰致命武器的融资，但为提取保护设备，帐篷和医疗产品提供了支持。</text:p>
      <text:p text:style-name="P4">
这是在[]中指出的(https://www.ukrinform.ua/rubric-world/3698040-aleksander-sallenberg-ministr-zakordonnih-sprav-avstrii.html)外国高地大臣亚历山大·汉德伯格(Alexander Sharllenberg)。</text:p>
      <text:p text:style-name="P4">
“由于他们的宪法中立性<text:a xlink:type="simple" xlink:href="https://www.ukrinform.ua/tag-avstria" text:style-name="Internet_20_link" text:visited-style-name="Visited_20_Internet_20_Link">
</text:a>
无法为致命的营地筹资提供支持。 取而代之的是，我们为平民部门提供了更大的支持，例如购买防护设备，有色药物，”  - 评论说。在乌克兰非致命。</text:p>
      <text:p text:style-name="P4">
这位部长补充说，奥地利同意欧洲和平基金会逐步稳定增长。</text:p>
      <text:p text:style-name="P4">
他说：“目前，奥地利对欧洲和平基金的贡献几乎是100个姆尼罗夫。”</text:p>
      <text:p text:style-name="P4">
<text:span text:style-name="T4">
另请阅读：</text:span>
 <text:a xlink:type="simple" xlink:href="https://www.ukrinform.ua/rubric-world/3696118-prezident-avstrii-zapevniv-u-pidtrimci-clenstva-ukraini-v-es.html" text:style-name="Internet_20_link" text:visited-style-name="Visited_20_Internet_20_Link">
</text:a>
在接受亚历山大·萨克莱伯格(Alexander Shalllenberg)的采访中阅读更多信息<text:a xlink:type="simple" xlink:href="https://www.ukrinform.ua/rubric-world/3698040-aleksander-sallenberg-ministr-zakordonnih-sprav-avstrii.html" text:style-name="Internet_20_link" text:visited-style-name="Visited_20_Internet_20_Link">
</text:a>
。</text:p>
      <text:p text:style-name="P4">
据报道，欧洲和平基金于2021年3月成立，并被分配为在共同外部存储政策框架内的所有行动提供资金<text:a xlink:type="simple" xlink:href="https://www.ukrinform.ua/tag-evrosouz" text:style-name="Internet_20_link" text:visited-style-name="Visited_20_Internet_20_Link">
</text:a>
关于军事或防御球。 该基金的主要任务是防止冲突，维护和平，加强国际安全和稳定。</text:p>
      <text:p text:style-name="P4">
成员国在2021  -  2027年期间已确定了EFM内的最高资金额，但由于俄罗斯对反乌克兰的侵略，因此有必要进行调整。 自2022年2月以来，欧盟已为乌克兰分配了36亿欧元购买武器和军事设备，这是俄罗斯入侵所必需的武器和军事设备。</text:p>
      <text:p text:style-name="P4">
欧盟最近宣布打算在EFM上额外花费10亿欧元，以终止向乌克兰炮兵弹药交付，另外10亿欧元在欧洲国防企业生产弹药，以便在欧盟国家填补武器库，并继续供应。贝壳。EFM资金还旨在为乌克兰的欧盟欧洲辅助任务提供资金(Eumam-Ikraine)，到2023年底，将培训3万名乌克兰军人。</text:p>
      <text:p text:style-name="P4">
3月，欧洲理事会决定增加欧洲和平基金的金融上限，该基金旨在为欧盟外交和安全政策内的项目和计划提供融资，直到2027年期间最高79.8亿欧元。</text:p>
      <text:p text:style-name="P4">
News Source: <text:a xlink:type="simple" xlink:href="https://www.ukrinform.ua/rubric-ato/3698154-avstria-cerez-fond-miru-es-pidtrimue-zakupivli-zahisnogo-obladnanna-dla-ukraini-sallenberg.html" text:style-name="Internet_20_link" text:visited-style-name="Visited_20_Internet_20_Link">
https://www.ukrinform.ua/rubric-ato/3698154-avstria-cerez-fond-miru-es-pidtrimue-zakupivli-zahisnogo-obladnanna-dla-ukraini-sallenberg.html</text:a>
</text:p>
      <!--NEWS-->
      <text:h text:style-name="P10" text:outline-level="1">
<text:span text:style-name="T4">
各国将在瑞典加入北约 - 五角大楼努力工作</text:span>
</text:h>
      <text:p text:style-name="P4">
作者: Ukrinform (Person)</text:p>
      <text:p text:style-name="P4">
出版商: Укринформ (Organization)</text:p>
      <text:p text:style-name="P4">
出版时间: 2023-04-19T-37:52:00+03:00</text:p>
      <text:p text:style-name="P4">
修改时间: 2023-04-19T22:52:00+03:00</text:p>
      <text:p text:style-name="P4">
描述: 美国国防部长劳埃德·奥斯汀（Lloyd Austin）希望土耳其和匈牙利对瑞典加入北约的否认能够在中夏季举起。  - 乌克林。</text:p>
      <text:p text:style-name="P4">
图片: ["<text:a xlink:type="simple" xlink:href="https://static.ukrinform.com/photos/2020_04/thumb_files/630_360_1588051291-728.jpg" text:style-name="Internet_20_link" text:visited-style-name="Visited_20_Internet_20_Link">
630_360_15880...</text:a>
"]</text:p>
      <text:p text:style-name="P4">
标签: ['НАТО', 'Пентагон', 'Швеція', 'Остін']</text:p>
      <text:p text:style-name="P4">
类型: Article</text:p>
      <!--METADATA-->
      <text:p text:style-name="P4">
<draw:frame draw:style-name="fr1" draw:name="Image109" text:anchor-type="as-char" svg:width="6.9236in" svg:height="3.956343in" draw:z-index="0">
<draw:image xlink:href="../Images/yкринформ/2023-04-19T-37-52-00-03-00/630_360_1588051291-728.jpg" xlink:type="simple" xlink:show="embed" xlink:actuate="onLoad" draw:mime-type="image/jpeg"/>
</draw:frame>
美国部劳埃德·奥斯汀(Lloyd Austin)希望土耳其和匈牙利否认瑞典进入北约的加入，将在中夏季举起。</text:p>
      <text:p text:style-name="P4">
乌克利福姆(Ukrinform)参考<text:a xlink:type="simple" xlink:href="https://www.nytimes.com/live/2023/04/19/world/russia-ukraine-news" text:style-name="Internet_20_link" text:visited-style-name="Visited_20_Internet_20_Link">
</text:a>
。</text:p>
      <text:p text:style-name="P4">
五角大楼的负责人承诺将对联盟的“快速介绍”。</text:p>
      <text:p text:style-name="P4">
温沃在瑞典的一次旅行中说：“我们将努力地参加峰会。”他指的是将在维尔纽斯维尔纽斯举行的北约峰会。 奥斯丁指出，对于土耳其而言，决定瑞典要“早于，不晚”加入联盟。</text:p>
      <text:p text:style-name="P4">
<text:span text:style-name="T4">
另请阅读：</text:span>
 <text:a xlink:type="simple" xlink:href="https://www.ukrinform.ua/rubric-world/3698005-u-finlandii-proponuut-rozmistiti-novu-bazu-nato.html" text:style-name="Internet_20_link" text:visited-style-name="Visited_20_Internet_20_Link">
</text:a>
瑞典希望与北约加入芬兰，芬兰在4月初正式成为军事联盟。</text:p>
      <text:p text:style-name="P4">
奥斯汀参观了斯德哥尔摩附近的穆斯科的海军基地，罗斯是H.M.S.的沉积军舰。 Harnosand看着瑞典的Arifella，在波罗的海更多地占领了成千上万的荒岛。 值得注意的是，这些岛屿对于瑞典的北约邮政联合至关重要。 波罗的海将被联盟国家包围，除了俄罗斯联邦的卡利林和列宁格勒地区。</text:p>
      <text:p text:style-name="P4">
土耳其总统雷杰普·塔伊普·埃尔多安(Recep Tayyip Erdogan)反对瑞典的会员资格，指的是斯德哥尔摩致力于与恐怖主义作斗争的怀疑。埃尔多安(Erdogan)敦促瑞典签发他认为恐怖分子的人，包括在2016年支持政变的课程。</text:p>
      <text:p text:style-name="P4">
<text:span text:style-name="T4">
另请阅读：</text:span>
 <text:a xlink:type="simple" xlink:href="https://www.ukrinform.ua/rubric-world/3697177-bila-povitranogo-prostoru-nato-perehopili-rosijskij-litakrozvidnik.html" text:style-name="Internet_20_link" text:visited-style-name="Visited_20_Internet_20_Link">
</text:a>
匈牙利在能源领域取决于俄罗斯，他声称对瑞典政府听到的总理维克多·奥尔班(Victor Orban)表示批评。</text:p>
      <text:p text:style-name="P4">
据报道，匈牙利维克多·奥尔班总理办公室表示，匈牙利和瑞典之间的双向关系很低。</text:p>
      <text:p text:style-name="P4">
News Source: <text:a xlink:type="simple" xlink:href="https://www.ukrinform.ua/rubric-world/3698112-stati-napoleglivo-pracuvatimut-nad-vstupom-svecii-v-nato-pentagon.html" text:style-name="Internet_20_link" text:visited-style-name="Visited_20_Internet_20_Link">
https://www.ukrinform.ua/rubric-world/3698112-stati-napoleglivo-pracuvatimut-nad-vstupom-svecii-v-nato-pentagon.html</text:a>
</text:p>
      <!--NEWS-->
      <text:h text:style-name="P10" text:outline-level="1">
<text:span text:style-name="T4">
在赫尔森地区，已记录了60多起俄罗斯士兵强奸案</text:span>
</text:h>
      <text:p text:style-name="P4">
作者: Ukrinform (Person)</text:p>
      <text:p text:style-name="P4">
出版商: Укринформ (Organization)</text:p>
      <text:p text:style-name="P4">
出版时间: 2023-04-19T-39:38:46+03:00</text:p>
      <text:p text:style-name="P4">
修改时间: 2023-04-19T22:38:46+03:00</text:p>
      <text:p text:style-name="P4">
描述: 在赫尔森地区，有60多起强奸案有记录，将性虐待用作俄罗斯部队的政治和军事策略。  - 乌克林。</text:p>
      <text:p text:style-name="P4">
图片: ["<text:a xlink:type="simple" xlink:href="https://static.ukrinform.com/photos/2022_11/thumb_files/630_360_1668461240-442.jpg" text:style-name="Internet_20_link" text:visited-style-name="Visited_20_Internet_20_Link">
630_360_16684...</text:a>
"]</text:p>
      <text:p text:style-name="P4">
标签: ['Воєнні злочини', 'Офіс генпрокурора', 'Андрій Костін', 'Війна з росією']</text:p>
      <text:p text:style-name="P4">
类型: Article</text:p>
      <!--METADATA-->
      <text:p text:style-name="P4">
<draw:frame draw:style-name="fr1" draw:name="Image110" text:anchor-type="as-char" svg:width="6.9236in" svg:height="3.956343in" draw:z-index="0">
<draw:image xlink:href="../Images/yкринформ/2023-04-19T-39-38-46-03-00/630_360_1668461240-442.jpg" xlink:type="simple" xlink:show="embed" xlink:actuate="onLoad" draw:mime-type="image/jpeg"/>
</draw:frame>
乌森地区已经记录了60多起强奸案，性灾难被用作俄罗斯部队的政治和军事策略。</text:p>
      <text:p text:style-name="P4">
OGP报道说，乌克林福姆(Ukrinform)说，检察官安德里·科斯汀(Andriy Kostin)在美国国会代表的外交委员会代表中表示了这一点。</text:p>
      <text:p text:style-name="P4">
“在赫尔森，与其他城市一样，性暴力也使用了俄罗斯部队的政治和军事策略。 这样做是为了剥夺和打破平民的抵抗。 我们已经记录了该地区60起强奸案。”他说。</text:p>
      <text:p text:style-name="P4">
<text:span text:style-name="T4">
另请阅读：</text:span>
 <text:a xlink:type="simple" xlink:href="https://www.ukrinform.ua/rubric-ato/3698096-kostin-u-kongresi-ssa-mi-maemo-dokazi-finansuvanna-kativen-v-ukraini-specsluzbami-rosii.html" text:style-name="Internet_20_link" text:visited-style-name="Visited_20_Internet_20_Link">
<text:span text:style-name="T4">
 kostin </text:span>
</text:a>
他报告说，调查了暴力剥夺，不断强奸和对赫尔森地区居民的尊严的事实进行了4个月的调查。</text:p>
      <text:p text:style-name="P4">
这位俄罗斯军人渗透了受害者的房子，被篡改时间，并与强奸威胁着她9岁儿子受害者的身体暴力。</text:p>
      <text:p text:style-name="P4">
执法人员还正在调查未成年人的强奸。 在赫尔森地区的一张床单中，入侵的士兵在他的母亲和祖母在场并强奸了她的情况下偷走了一个小的唤醒。</text:p>
      <text:p text:style-name="P4">
<text:span text:style-name="T4">
另请阅读：</text:span>
 <text:a xlink:type="simple" xlink:href="https://www.ukrinform.ua/rubric-polytics/3697972-kostin-u-ssa-spectribunal-sodo-agresii-rf-mae-buti-stvorenij-na-bazi-rezolucii-genasamblei-oon.html" text:style-name="Internet_20_link" text:visited-style-name="Visited_20_Internet_20_Link">
<text:span text:style-name="T4">
 kostin </text:span>
</text:a>
执法人员还观察到强奸趋势，对武装部队军事人员家庭成员的关节索赔折磨。</text:p>
      <text:p text:style-name="P4">
他强调，俄罗斯犯下的最恐怖的罪行之一是强迫运动。 “我们每天都看到，从俄罗斯占领下的赫尔森地区的一部分中，占领政府进行了强迫重新安置在内的居民，包括儿童，暂时和俄罗斯联邦。 这是将乌克兰人，尤其是儿童与父母和家人分开的策略的延续，因为他们自己在俄罗斯社会中的快速同化。 俄罗斯甚至被强迫流离失所儿童的公民身份简化。”他补充说。据乌克林福姆报道，截至4月19日，乌克兰检察长办公室已经登记了俄罗斯犯下的80,000次军事犯罪，这一数字正在迅速增长，尤其是在发布暂时占领领土之后。</text:p>
      <text:p text:style-name="P4">
News Source: <text:a xlink:type="simple" xlink:href="https://www.ukrinform.ua/rubric-ato/3698151-na-hersonsini-zadokumentuvali-ponad-60-vipadkiv-zgvaltuvan-soldatami-rf.html" text:style-name="Internet_20_link" text:visited-style-name="Visited_20_Internet_20_Link">
https://www.ukrinform.ua/rubric-ato/3698151-na-hersonsini-zadokumentuvali-ponad-60-vipadkiv-zgvaltuvan-soldatami-rf.html</text:a>
</text:p>
      <!--NEWS-->
      <text:h text:style-name="P10" text:outline-level="1">
<text:span text:style-name="T4">
俄罗斯每个月都在战场上失去近150个坦克 -  CSIS研究</text:span>
</text:h>
      <text:p text:style-name="P4">
作者: Ukrinform (Person)</text:p>
      <text:p text:style-name="P4">
出版商: Укринформ (Organization)</text:p>
      <text:p text:style-name="P4">
出版时间: 2023-04-19T-41:30:00+03:00</text:p>
      <text:p text:style-name="P4">
修改时间: 2023-04-19T22:30:00+03:00</text:p>
      <text:p text:style-name="P4">
描述: 战场和西方制裁的损失导致了俄罗斯军队的衰落，但莫斯科仍然有足够的火力来继续在乌克兰战争。 特别是，俄罗斯联邦在乌克兰失去了150个坦克。  - 乌克林。</text:p>
      <text:p text:style-name="P4">
图片: ["<text:a xlink:type="simple" xlink:href="https://static.ukrinform.com/photos/2022_09/thumb_files/630_360_1663388386-448.jpg" text:style-name="Internet_20_link" text:visited-style-name="Visited_20_Internet_20_Link">
630_360_16633...</text:a>
"]</text:p>
      <text:p text:style-name="P4">
标签: ['Москва', 'Танк', 'Війна з росією']</text:p>
      <text:p text:style-name="P4">
类型: Article</text:p>
      <!--METADATA-->
      <text:p text:style-name="P4">
<draw:frame draw:style-name="fr1" draw:name="Image111" text:anchor-type="as-char" svg:width="6.9236in" svg:height="3.956343in" draw:z-index="0">
<draw:image xlink:href="../Images/yкринформ/2023-04-19T-41-30-00-03-00/630_360_1663388386-448.jpg" xlink:type="simple" xlink:show="embed" xlink:actuate="onLoad" draw:mime-type="image/jpeg"/>
</draw:frame>
那不勒斯战斗和西方制裁的损失导致了俄罗斯军队的衰落，但莫斯科德仍然将拥有足够的火力来继续在乌克兰进行战争。此外，俄罗斯联邦在每月一次在乌克兰失去了150个坦克基础。</text:p>
      <text:p text:style-name="P4">
根据乌克林福姆的说法，这在战略和国际研究中心的报告中说明了这一点(CSIS)，告知<text:a xlink:type="simple" xlink:href="https://edition.cnn.com/2023/04/19/europe/russia-weapons-production-report-intl-hnk-ml/index.html" text:style-name="Internet_20_link" text:visited-style-name="Visited_20_Internet_20_Link">
</text:a>
。</text:p>
      <text:p text:style-name="P4">
值得注意的是，俄罗斯联邦失去了近1万单位的基本军事设备 - 坦克，卡车，炮兵部队，无人机。</text:p>
      <text:p text:style-name="P4">
<text:span text:style-name="T4">
另请阅读：</text:span>
 <text:a xlink:type="simple" xlink:href="https://www.ukrinform.ua/rubric-ato/3698084-prikordonniki-vidbili-ataku-rosijskih-sturmovikiv-u-bahmuti.html" text:style-name="Internet_20_link" text:visited-style-name="Visited_20_Internet_20_Link">
</text:a>
同时，注意到俄罗斯正在重新构造寒冷的旧股票。</text:p>
      <text:p text:style-name="P4">
尤其是，莫斯科每年战争的每年3.5万个坦克，大约有500辆现代化的T-72B3坦克，2013年俄罗斯联邦武装部队首次上演。</text:p>
      <text:p text:style-name="P4">
T-55坦克于1948年运行，出现在战场上。</text:p>
      <text:p text:style-name="P4">
俄罗斯面临新坦克的生产问题。</text:p>
      <text:p text:style-name="P4">
<text:span text:style-name="T4">
另请阅读：</text:span>
 <text:a xlink:type="simple" xlink:href="https://www.ukrinform.ua/rubric-ato/3697951-bahmut-dla-rosii-vze-stav-odnieu-z-najdorozcih-operacij-malar.html" text:style-name="Internet_20_link" text:visited-style-name="Visited_20_Internet_20_Link">
</text:a>
Uralvagonzavod坦克工厂每月可以生产约20个坦克。但是，俄罗斯在每月的报告中平均失去了乌克兰各种类型的近150个坦克。</text:p>
      <text:p text:style-name="P4">
至于光学系统，俄罗斯依靠法国进口。</text:p>
      <text:p text:style-name="P4">
通过制裁，它被迫安装旧的，不太完美的景点，即使是他们最高的坦克，这会导致准确性损失，并且长达两公里。</text:p>
      <text:p text:style-name="P4">
就高质量的滚珠轴承而言，“对于任何类型的可移动车辆的生产至关重要”，欧洲和北美的战前销量中有55％来到俄罗斯。</text:p>
      <text:p text:style-name="P4">
<text:span text:style-name="T4">
另请阅读：</text:span>
 <text:a xlink:type="simple" xlink:href="https://www.ukrinform.ua/rubric-ato/3697253-zsu-vidbili-ponad-70-atak-voroga-na-cotiroh-napramkah.html" text:style-name="Internet_20_link" text:visited-style-name="Visited_20_Internet_20_Link">
</text:a>
“莫斯科的压力是适应的压力，通常是指可靠，更昂贵的供应商和交货途径，进口较低的处置或试图重现该国境内的西方组件。这可能会抑制俄罗斯的步伐和质量国防生产是在报告中。同时，该报告的作者警告说，乌克兰及其西方合作伙伴并不常见地期望这些供应问题会迅速停止战斗。</text:p>
      <text:p text:style-name="P4">
他们说：“制裁和出口控制并不是迫使俄罗斯压制战争的银球。” 俄罗斯仍然保留乌克兰的数值优势，因为它拥有大量储量。</text:p>
      <text:p text:style-name="P4">
<text:span text:style-name="T4">
另请阅读：</text:span>
 <text:a xlink:type="simple" xlink:href="https://www.ukrinform.ua/rubric-ato/3696941-u-gur-poperedzaut-vijna-prijsla-do-koznogo-budinku-piddanih-putina-bezpecnih-misc-nemae.html" text:style-name="Internet_20_link" text:visited-style-name="Visited_20_Internet_20_Link">
<text:span text:style-name="T4">
战争</text:span>
</text:a>
据估计，截至2023年2月，飞机总数是基辅的13-15倍。 俄罗斯拥有7-8倍的坦克和战斗装甲车的4倍，AI海军比乌克兰人大12-16倍。</text:p>
      <text:p text:style-name="P4">
CSIS强调，为了弥补俄罗斯的数字优势，西方国家继续向乌克兰提供技术先进的武器至关重要。</text:p>
      <text:p text:style-name="P4">
照片：武装部队总参谋部</text:p>
      <text:p text:style-name="P4">
News Source: <text:a xlink:type="simple" xlink:href="https://www.ukrinform.ua/rubric-ato/3698091-rosia-somisaca-vtracae-na-poli-bou-majze-150-tankiv-usih-tipiv-doslidzenna-csis.html" text:style-name="Internet_20_link" text:visited-style-name="Visited_20_Internet_20_Link">
https://www.ukrinform.ua/rubric-ato/3698091-rosia-somisaca-vtracae-na-poli-bou-majze-150-tankiv-usih-tipiv-doslidzenna-csis.html</text:a>
</text:p>
      <!--NEWS-->
      <text:h text:style-name="P10" text:outline-level="1">
<text:span text:style-name="T4">
在基辅的天空中，发现了爆发，在基辅地区记录了空气目标</text:span>
</text:h>
      <text:p text:style-name="P4">
作者: Ukrinform (Person)</text:p>
      <text:p text:style-name="P4">
出版商: Укринформ (Organization)</text:p>
      <text:p text:style-name="P4">
出版时间: 2023-04-19T-43:28:00+03:00</text:p>
      <text:p text:style-name="P4">
修改时间: 2023-04-19T22:28:00+03:00</text:p>
      <text:p text:style-name="P4">
描述: 在基辅的天空中，发现了爆发，同时在基辅地区记录了空气目标。  - 乌克林。</text:p>
      <text:p text:style-name="P4">
图片: ["<text:a xlink:type="simple" xlink:href="https://static.ukrinform.com/photos/2018_10/thumb_files/630_360_1538997483-946.jpg" text:style-name="Internet_20_link" text:visited-style-name="Visited_20_Internet_20_Link">
630_360_15389...</text:a>
"]</text:p>
      <text:p text:style-name="P4">
标签: ['Війна з росією', 'Повітряна тривога', 'ППО']</text:p>
      <text:p text:style-name="P4">
类型: Article</text:p>
      <!--METADATA-->
      <text:p text:style-name="P4">
<draw:frame draw:style-name="fr1" draw:name="Image112" text:anchor-type="as-char" svg:width="6.9236in" svg:height="3.956343in" draw:z-index="0">
<draw:image xlink:href="../Images/yкринформ/2023-04-19T-43-28-00-03-00/630_360_1538997483-946.jpg" xlink:type="simple" xlink:show="embed" xlink:actuate="onLoad" draw:mime-type="image/jpeg"/>
</draw:frame>
在尼基纳德(Nekinad)，基辅(Kiev)注意到爆发，同时在基辅地区记录了飞机场。</text:p>
      <text:p text:style-name="P4">
这报告了<text:a xlink:type="simple" xlink:href="https://t.me/kievreal1/39441" text:style-name="Internet_20_link" text:visited-style-name="Visited_20_Internet_20_Link">
</text:a>
，报道乌克林福姆。</text:p>
      <text:p text:style-name="P4">
同时，基辅ova <text:a xlink:type="simple" xlink:href="https://t.me/kyivoda/9350" text:style-name="Internet_20_link" text:visited-style-name="Visited_20_Internet_20_Link">
</text:a>
他在基辅地区的天空中找到了空气目标。</text:p>
      <text:p text:style-name="P4">
证词写道：“在天空中，他们找到了一个空气目标。空中国防军已经准备好了。”</text:p>
      <text:p text:style-name="P4">
<text:span text:style-name="T4">
另请阅读：</text:span>
 <text:a xlink:type="simple" xlink:href="https://www.ukrinform.ua/rubric-ato/3698145-rosiani-za-den-obstrilali-z-artilerii-ta-minometiv-pat-prikordonnih-gromad-sumsini.html" text:style-name="Internet_20_link" text:visited-style-name="Visited_20_Internet_20_Link">
<text:span text:style-name="T4">
射击</text:span>
</text:a>
目前在基辅地区，位于苏米(Sumy)，dnipropetrovsk，Zaporizhia，Kharkiv，Lugansk，Donetsk地区和Crimea Arc <text:a xlink:type="simple" xlink:href="https://www.ukrinform.ua/tag-povitrana-trivoga" text:style-name="Internet_20_link" text:visited-style-name="Visited_20_Internet_20_Link">
</text:a>
 .</text:p>
      <text:p text:style-name="P4">
News Source: <text:a xlink:type="simple" xlink:href="https://www.ukrinform.ua/rubric-ato/3698152-u-nebi-nad-kievom-pomitili-spalahi-na-kiivsini-zafiksuvali-povitranu-cil.html" text:style-name="Internet_20_link" text:visited-style-name="Visited_20_Internet_20_Link">
https://www.ukrinform.ua/rubric-ato/3698152-u-nebi-nad-kievom-pomitili-spalahi-na-kiivsini-zafiksuvali-povitranu-cil.html</text:a>
</text:p>
      <!--NEWS-->
      <text:h text:style-name="P10" text:outline-level="1">
<text:span text:style-name="T4">
第一组流离失所者到达</text:span>
</text:h>
      <text:p text:style-name="P4">
作者: Ukrinform (Person)</text:p>
      <text:p text:style-name="P4">
出版商: Укринформ (Organization)</text:p>
      <text:p text:style-name="P4">
出版时间: 2023-04-19T-45:20:02+03:00</text:p>
      <text:p text:style-name="P4">
修改时间: 2023-04-19T22:20:02+03:00</text:p>
      <text:p text:style-name="P4">
描述: 第一组内部流离失所者乘坐从前线到Zhytomyr地区的撤离火车到达。</text:p>
      <text:p text:style-name="P4">
图片: ["<text:a xlink:type="simple" xlink:href="https://static.ukrinform.com/photos/2023_04/thumb_files/630_360_1681931888-236.jpg" text:style-name="Internet_20_link" text:visited-style-name="Visited_20_Internet_20_Link">
630_360_16819...</text:a>
", "<text:a xlink:type="simple" xlink:href="https://static.ukrinform.com/photos/2023_04/1681931888-864.jpg" text:style-name="Internet_20_link" text:visited-style-name="Visited_20_Internet_20_Link">
1681931888-86...</text:a>
"]</text:p>
      <text:p text:style-name="P4">
标签: ['Переселенці', 'Укрзалізниця', 'Житомирщина']</text:p>
      <text:p text:style-name="P4">
类型: Article</text:p>
      <!--METADATA-->
      <text:p text:style-name="P4">
<draw:frame draw:style-name="fr1" draw:name="Image113" text:anchor-type="as-char" svg:width="6.9236in" svg:height="3.956343in" draw:z-index="0">
<draw:image xlink:href="../Images/yкринформ/2023-04-19T-45-20-02-03-00/630_360_1681931888-236.jpg" xlink:type="simple" xlink:show="embed" xlink:actuate="onLoad" draw:mime-type="image/jpeg"/>
</draw:frame>
第一组内部流离失所者到达</text:p>
      <text:p text:style-name="P4">
正如乌克林福姆报道的那样，关于<text:a xlink:type="simple" xlink:href="https://t.me/UkrzalInfo/4331" text:style-name="Internet_20_link" text:visited-style-name="Visited_20_Internet_20_Link">
</text:a>
乌克萨利兹尼特西亚的新闻服务报道。</text:p>
      <text:p text:style-name="P4">
“从战区附近的地区撤离航班正在进行中 - 第19个国内流离失所者的人乘坐Zhytomyr地区的疏散火车抵达，社区已经为流离失所者提供了最方便，最舒适的条件，声明说。</text:p>
      <text:p text:style-name="P4">
<text:span text:style-name="T4">
另请阅读：</text:span>
 <text:a xlink:type="simple" xlink:href="https://www.ukrinform.ua/rubric-society/3698090-nimeccina-nadast-ukraini-se-112-miljoniv-na-zitlo-dla-pereselenciv.html" text:style-name="Internet_20_link" text:visited-style-name="Visited_20_Internet_20_Link">
<text:span text:style-name="T4">
摩ri座</text:span>
</text:a>
值得注意的是，除了LVIV，Cherkasy地区，Kirovograd和Khmelnytskyi，IDPS的注册点，乌克罗普什塔分支机构的注册点外部部署了用于接受州现金支付的分支机构，并提供了所有家庭，所有家族都被提供了热食品和人道主义者和人道主义者和人道主义者和人道主义者协助。</text:p>
      <text:p text:style-name="P4">
<draw:frame draw:style-name="fr1" draw:name="Image114" text:anchor-type="as-char" svg:width="6.9236in" svg:height="4.622144in" draw:z-index="0">
<draw:image xlink:href="../Images/yкринформ/2023-04-19T-45-20-02-03-00/1681931888-864.jpg" xlink:type="simple" xlink:show="embed" xlink:actuate="onLoad" draw:mime-type="image/jpeg"/>
</draw:frame>
在这种情况下，这是对直接居住在战区的家庭的强制性撤离：今天的飞行既可以交付了大规模的和残疾人。</text:p>
      <text:p text:style-name="P4">
<text:span text:style-name="T4">
另请阅读：</text:span>
 <text:a xlink:type="simple" xlink:href="https://www.ukrinform.ua/rubric-society/3697554-urad-stvoriv-koordinacijnij-stab-z-pitan-realizacii-prav-pereselenciv.html" text:style-name="Internet_20_link" text:visited-style-name="Visited_20_Internet_20_Link">
<text:span text:style-name="T4">
搬迁</text:span>
</text:a>
在乌克兰兹尼特(Ukrzaliznytsia)中，现在注意到，疏散货车经常运行Zaprovskaya，Zaporozhye和Kherson，并将继续进行尽可能多的运行。</text:p>
      <text:p text:style-name="P4">
据报道，从乌克拉兹利兹尼(Ukrzaliznytsia)开始，从年初撤离了22,000多人，大多数人的运动和有孩子的家庭。</text:p>
      <text:p text:style-name="P4">
News Source: <text:a xlink:type="simple" xlink:href="https://www.ukrinform.ua/rubric-regions/3698149-persa-grupa-pereselenciv-pribula-evakuacijnim-potagom-z-prifrontovoi-zoni-na-zitomirsinu.html" text:style-name="Internet_20_link" text:visited-style-name="Visited_20_Internet_20_Link">
https://www.ukrinform.ua/rubric-regions/3698149-persa-grupa-pereselenciv-pribula-evakuacijnim-potagom-z-prifrontovoi-zoni-na-zitomirsinu.html</text:a>
</text:p>
      <!--NEWS-->
      <text:h text:style-name="P10" text:outline-level="1">
<text:span text:style-name="T4">
进口乌克兰谷物的问题不是乌克兰的“疲劳”的证词</text:span>
</text:h>
      <text:p text:style-name="P4">
作者: Ukrinform (Person)</text:p>
      <text:p text:style-name="P4">
出版商: Укринформ (Organization)</text:p>
      <text:p text:style-name="P4">
出版时间: 2023-04-19T-47:19:58+03:00</text:p>
      <text:p text:style-name="P4">
修改时间: 2023-04-19T22:19:58+03:00</text:p>
      <text:p text:style-name="P4">
描述: 欧洲邻国暂停乌克兰谷物进口的问题应在欧盟一级进行建设性解决，但这绝不表明西方或北约成员国与乌克兰的团结起来的“疲劳”。  - 乌克林。</text:p>
      <text:p text:style-name="P4">
图片: ["<text:a xlink:type="simple" xlink:href="https://static.ukrinform.com/photos/2021_08/thumb_files/630_360_1630432633-166.jpg" text:style-name="Internet_20_link" text:visited-style-name="Visited_20_Internet_20_Link">
630_360_16304...</text:a>
"]</text:p>
      <text:p text:style-name="P4">
标签: ['Євросоюз', 'Імпорт', 'НАТО', 'Столтенберг', 'Україна', 'Зерно']</text:p>
      <text:p text:style-name="P4">
类型: Article</text:p>
      <!--METADATA-->
      <text:p text:style-name="P4">
<draw:frame draw:style-name="fr1" draw:name="Image115" text:anchor-type="as-char" svg:width="6.9236in" svg:height="3.956343in" draw:z-index="0">
<draw:image xlink:href="../Images/yкринформ/2023-04-19T-47-19-58-03-00/630_360_1630432633-166.jpg" xlink:type="simple" xlink:show="embed" xlink:actuate="onLoad" draw:mime-type="image/jpeg"/>
</draw:frame>
欧洲邻国暂停乌克兰谷物进口的问题应在欧盟一级解决，但它绝不证明该事件的“疲劳”或乌克兰的北约成员国的“疲劳”。</text:p>
      <text:p text:style-name="P4">
乌克兰事物通讯员报告说，这是在周三在布鲁塞尔与总统共和国联合新闻发布会上宣布的，北约秘书长宁斯托尔滕贝格彼得·帕维尔·帕维尔(Peter Pavel Pavel)报道。</text:p>
      <text:p text:style-name="P4">
“欧洲和北美盟友(北约)但是伙伴关系是对俄罗斯的严重经济制裁。 毫无疑问，我们看到了一些盟国，因为必须将食物和谷物不得通过黑色陆地而不是北约欧洲盟国领土的土地来征服。 但这不是可以的。 这是在欧盟和一些欧洲国家中讨论的。”他说<text:a xlink:type="simple" xlink:href="https://www.ukrinform.ua/tag-stoltenberg" text:style-name="Internet_20_link" text:visited-style-name="Visited_20_Internet_20_Link">
</text:a>
。</text:p>
      <text:p text:style-name="P4">
他表达了自己的信念，即可以找到解决此类呼叫的方法，因为乌克兰在欧洲的支持将保持在很高的通信中。 当一个主权和独立的欧洲国家抵制另一个国家的残酷战争时，支持该国反对侵略是有道德的。</text:p>
      <text:p text:style-name="P4">
<text:span text:style-name="T4">
另请阅读：</text:span>
 <text:a xlink:type="simple" xlink:href="https://www.ukrinform.ua/rubric-economy/3698102-ukraina-ta-bolgaria-obgovorili-mozlivosti-virisenna-zernovogo-pitanna.html" text:style-name="Internet_20_link" text:visited-style-name="Visited_20_Internet_20_Link">
<text:span text:style-name="T4">
谷物</text:span>
</text:a>
“第一的。 从整体上讲，我们在欧洲和北美看到的是对乌克兰的大力支持，乌克兰是前所未有的军事，金融和经济援助。 总的来说，北约盟国为乌克兰提供了1.5亿欧元的经济援助，其中约650亿欧元的军事援助。” Yens Stoltenberg说。</text:p>
      <text:p text:style-name="P4">
他说，第二个因素是乌克兰的支持与北约盟友相对应。 如果普京总统获胜，这将使它更加危险，请向他和其他专制领导人发送信息，即他们可以在力量的帮助下实现自己想要的东西。</text:p>
      <text:p text:style-name="P4">
“第三。 我真的相信人们在乎。 当欧洲人和整个人民在北美和整个世界上看到我的维持能力，妇女如何强奸妇女和绑架儿童，强行夺走了他们的福特西比恩人 - 然后他们真的很关心它。”他指出，“谷物”问题应该找到其解决方案，但并不意识到盟国继续支持乌克兰的任何意志和准备就绪。</text:p>
      <text:p text:style-name="P4">
据报道，自2月俄罗斯入侵乌克兰以来，北约和联盟为乌克兰提供了重要的政治，金融，人道主义和军事援助。 在这种情况下，战士包括现代武器，包括坦克，装甲的人事载体和战斗车，防空，反坦克的手段，其他军事屏障设备以及弹药。 根据《联合国宪章》的说法，这种帮助使乌克兰人能够利用自己的自卫权。</text:p>
      <text:p text:style-name="P4">
News Source: <text:a xlink:type="simple" xlink:href="https://www.ukrinform.ua/rubric-world/3698148-pitanna-sodo-importu-ukrainskogo-zerna-ne-e-svidcennam-vtomi-vid-ukraini-stoltenberg.html" text:style-name="Internet_20_link" text:visited-style-name="Visited_20_Internet_20_Link">
https://www.ukrinform.ua/rubric-world/3698148-pitanna-sodo-importu-ukrainskogo-zerna-ne-e-svidcennam-vtomi-vid-ukraini-stoltenberg.html</text:a>
</text:p>
      <!--NEWS-->
      <text:h text:style-name="P10" text:outline-level="1">
<text:span text:style-name="T4">
捷克共和国已准备好协助乌克兰恢复和准备北约 - 帕维尔会员资格</text:span>
</text:h>
      <text:p text:style-name="P4">
作者: Ukrinform (Person)</text:p>
      <text:p text:style-name="P4">
出版商: Укринформ (Organization)</text:p>
      <text:p text:style-name="P4">
出版时间: 2023-04-19T-49:08:00+03:00</text:p>
      <text:p text:style-name="P4">
修改时间: 2023-04-19T22:08:00+03:00</text:p>
      <text:p text:style-name="P4">
描述: 盟友支持乌克兰加入北约的愿望，但只有在战争结束后，乌克兰才能恢复其经济和武装力量，才能考虑在实用飞机上这一步骤的时机。  - 乌克林。</text:p>
      <text:p text:style-name="P4">
图片: ["<text:a xlink:type="simple" xlink:href="https://static.ukrinform.com/photos/2023_02/thumb_files/630_360_1677231665-289.jpeg" text:style-name="Internet_20_link" text:visited-style-name="Visited_20_Internet_20_Link">
630_360_16772...</text:a>
"]</text:p>
      <text:p text:style-name="P4">
标签: ['Чехія', 'НАТО', 'Петр Павел']</text:p>
      <text:p text:style-name="P4">
类型: Article</text:p>
      <!--METADATA-->
      <text:p text:style-name="P4">
<draw:frame draw:style-name="fr1" draw:name="Image116" text:anchor-type="as-char" svg:width="6.9236in" svg:height="3.956343in" draw:z-index="0">
<draw:image xlink:href="../Images/yкринформ/2023-04-19T-49-08-00-03-00/630_360_1677231665-289.jpeg" xlink:type="simple" xlink:show="embed" xlink:actuate="onLoad" draw:mime-type="image/jpeg"/>
</draw:frame>
盟友支持乌克兰加入北约的愿望，但只有在完成结束后，乌克兰能够恢复其经济和武装部队，才能考虑在实用飞机上这样一步的时机。</text:p>
      <text:p text:style-name="P4">
通讯员报告说，这是布鲁塞尔在布鲁塞尔与捷克共和国总秘书长彼得·帕维尔(Peter Pavel)共同新闻发布会上的。</text:p>
      <text:p text:style-name="P4">
“就乌克兰及其潜在会员资格而言。 首先，布加勒斯特的观点和承诺没有变化。 然后告诉乌克兰人 - 乌克兰和佐治亚州 - 都被告知他们将成为北约成员。 在乌克兰参加战争时，很难谈论特定的会员日期。 因此，起初战争应该结束，然后我们可以开始考虑潜在的日期。”捷克共和国负责人说。</text:p>
      <text:p text:style-name="P4">
<text:span text:style-name="T4">
另请阅读：</text:span>
 <text:a xlink:type="simple" xlink:href="https://www.ukrinform.ua/rubric-world/3698137-putinu-ne-vdastsa-perecekati-ukrainskij-sprotiv-stoltenberg.html" text:style-name="Internet_20_link" text:visited-style-name="Visited_20_Internet_20_Link">
</text:a>
他指出，即使战争结束，乌克兰也需要大量精力来恢复其经济和武装部队。</text:p>
      <text:p text:style-name="P4">
“乌克兰必须再次成为一个稳定的国家。 这将需要时间和非常多的制造商，很多努力。 我知道我们准备提供乌克兰支持支持，包括在恢复和准备北约的家庭会员资格方面的帮助。”帕维尔补充说。</text:p>
      <text:p text:style-name="P4">
据报道，在2008年北约布加勒斯特峰会期间，帕拉利亚人的盟友记录了乌克兰和乔治亚州将是北约成员的义务。北约官员和成员国的领导人不断宣布这一义务，北约以及北约，以及北约，以及北约就像北约早些时候一样，敞开的门政策也遵守。</text:p>
      <text:p text:style-name="P4">
<text:span text:style-name="T4">
另请阅读：</text:span>
 <text:a xlink:type="simple" xlink:href="https://www.ukrinform.ua/rubric-polytics/3696369-zelenskij-obgovoriv-z-makronom-pidgotovku-do-vilnuskogo-samitu-nato.html" text:style-name="Internet_20_link" text:visited-style-name="Visited_20_Internet_20_Link">
<text:span text:style-name="T4">
北约</text:span>
</text:a>
自去年2月俄罗斯入侵乌克兰以来，联盟的北约武士工会为乌克兰提供了重要的政治，金融，人道主义和军事援助。 同时，军事援助包括现代武器，包括坦克，装甲的人员和战车，补救防御，反坦克的手段，其他军事和保护设备以及弹药。 根据联合国宪章的说法，这种帮助使乌克兰可以行使自卫权。</text:p>
      <text:p text:style-name="P4">
照片：Twitter</text:p>
      <text:p text:style-name="P4">
News Source: <text:a xlink:type="simple" xlink:href="https://www.ukrinform.ua/rubric-polytics/3698147-cehia-gotova-nadati-ukraini-dopomogu-pri-vidnovlenni-ta-u-pidgotovci-do-clenstva-v-nato-pavel.html" text:style-name="Internet_20_link" text:visited-style-name="Visited_20_Internet_20_Link">
https://www.ukrinform.ua/rubric-polytics/3698147-cehia-gotova-nadati-ukraini-dopomogu-pri-vidnovlenni-ta-u-pidgotovci-do-clenstva-v-nato-pavel.html</text:a>
</text:p>
      <!--NEWS-->
      <text:h text:style-name="P10" text:outline-level="1">
<text:span text:style-name="T4">
俄罗斯人向炮兵和迫击炮开火了苏米地区的五天边境社区</text:span>
</text:h>
      <text:p text:style-name="P4">
作者: Ukrinform (Person)</text:p>
      <text:p text:style-name="P4">
出版商: Укринформ (Organization)</text:p>
      <text:p text:style-name="P4">
出版时间: 2023-04-19T-52:54:00+03:00</text:p>
      <text:p text:style-name="P4">
修改时间: 2023-04-19T21:54:00+03:00</text:p>
      <text:p text:style-name="P4">
描述: 俄罗斯军人周三向苏米地区的五个社区开除。  - 乌克林。</text:p>
      <text:p text:style-name="P4">
图片: ["<text:a xlink:type="simple" xlink:href="https://static.ukrinform.com/photos/2017_02/thumb_files/630_360_1487747482-1856.jpg" text:style-name="Internet_20_link" text:visited-style-name="Visited_20_Internet_20_Link">
630_360_14877...</text:a>
"]</text:p>
      <text:p text:style-name="P4">
标签: ['Обстріл', 'Сумщина', 'Російські військові', 'Війна з росією']</text:p>
      <text:p text:style-name="P4">
类型: Article</text:p>
      <!--METADATA-->
      <text:p text:style-name="P4">
<draw:frame draw:style-name="fr1" draw:name="Image117" text:anchor-type="as-char" svg:width="6.9236in" svg:height="3.956343in" draw:z-index="0">
<draw:image xlink:href="../Images/yкринформ/2023-04-19T-52-54-00-03-00/630_360_1487747482-1856.jpg" xlink:type="simple" xlink:show="embed" xlink:actuate="onLoad" draw:mime-type="image/jpeg"/>
</draw:frame>
俄罗斯军人周三向苏米地区的五个社区开除。</text:p>
      <text:p text:style-name="P4">
根据乌克林福姆的说法，苏米地区军事行政部门报告了<text:a xlink:type="simple" xlink:href="https://t.me/Sumy_news_ODA/15517" text:style-name="Internet_20_link" text:visited-style-name="Visited_20_Internet_20_Link">
</text:a>
.</text:p>
      <text:p text:style-name="P4">
“Протягом дня росіяни здійснили <text:a xlink:type="simple" xlink:href="https://www.ukrinform.ua/tag-obstril" text:style-name="Internet_20_link" text:visited-style-name="Visited_20_Internet_20_Link">
 </text:a>
边境社区-Yunakovskaya，Belopilsk，Shaliginsk，Novoslobid，Khotinskaya。 该消息写道，52个“到达”是从迫击炮，炮兵，手榴弹发射器记录的。”</text:p>
      <text:p text:style-name="P4">
在尤纳克(Yunak)社区中，俄罗斯人从自推动的炮兵装置中释放了七个炮弹。</text:p>
      <text:p text:style-name="P4">
<text:span text:style-name="T4">
另请阅读：</text:span>
 <text:a xlink:type="simple" xlink:href="https://www.ukrinform.ua/rubric-ato/3698111-rosiani-obstrilali-dva-rajoni-na-dnipropetrovsini-z-vazkoi-artilerii-ta-rszv.html" text:style-name="Internet_20_link" text:visited-style-name="Visited_20_Internet_20_Link">
<text:span text:style-name="T4">
射击</text:span>
</text:a>
俄罗斯人在Belopil社区向自动手榴弹发射器开火，记录了20次命中。 此外，敌人从迫击炮射击了这个社区，释放了12台矿山和炮兵 - 一个命中。</text:p>
      <text:p text:style-name="P4">
敌人从迫击炮中解雇了敌人，释放了两个地雷。</text:p>
      <text:p text:style-name="P4">
在Schaligin社区的一个村庄的郊区，敌人击败了灰浆，释放了五分钟。</text:p>
      <text:p text:style-name="P4">
俄罗斯人还将五个矿山扔进了新闻社区。</text:p>
      <text:p text:style-name="P4">
<text:span text:style-name="T4">
另请阅读：</text:span>
 <text:a xlink:type="simple" xlink:href="https://www.ukrinform.ua/rubric-ato/3698019-rosiani-vdarili-aviabombou-po-civilnomu-sektoru-v-orihovi.html" text:style-name="Internet_20_link" text:visited-style-name="Visited_20_Internet_20_Link">
</text:a>
Sumy Ova补充说，根据军方的说法，在州边界附近没有形成复杂的进攻组织。</text:p>
      <text:p text:style-name="P4">
正如乌克林福姆报道的，俄罗斯军队于4月18日星期二<text:a xlink:type="simple" xlink:href="https://www.ukrinform.ua/rubric-ato/3697664-rosiani-protagom-dobi-obstrilali-sist-gromad-sumsini.html" text:style-name="Internet_20_link" text:visited-style-name="Visited_20_Internet_20_Link">
</text:a>
Sumy地区。</text:p>
      <text:p text:style-name="P4">
News Source: <text:a xlink:type="simple" xlink:href="https://www.ukrinform.ua/rubric-ato/3698145-rosiani-za-den-obstrilali-z-artilerii-ta-minometiv-pat-prikordonnih-gromad-sumsini.html" text:style-name="Internet_20_link" text:visited-style-name="Visited_20_Internet_20_Link">
https://www.ukrinform.ua/rubric-ato/3698145-rosiani-za-den-obstrilali-z-artilerii-ta-minometiv-pat-prikordonnih-gromad-sumsini.html</text:a>
</text:p>
      <!--NEWS-->
      <text:h text:style-name="P10" text:outline-level="1">
<text:span text:style-name="T4">
在基辅，展览“寺庙”。 乌克兰自我认同。 第2部分 ”</text:span>
</text:h>
      <text:p text:style-name="P4">
作者: Ukrinform (Person)</text:p>
      <text:p text:style-name="P4">
出版商: Укринформ (Organization)</text:p>
      <text:p text:style-name="P4">
出版时间: 2023-04-19T-54:45:00+03:00</text:p>
      <text:p text:style-name="P4">
修改时间: 2023-04-19T21:45:00+03:00</text:p>
      <text:p text:style-name="P4">
描述: 艺术家Anatoliy Krivolap和Igor Stupachenko在Kyiv Art的Kyiv City画廊中，在Kyiv地区Lipivka村的绘画绘画样本。  - 乌克林。</text:p>
      <text:p text:style-name="P4">
图片: ["<text:a xlink:type="simple" xlink:href="https://static.ukrinform.com/photos/2023_04/thumb_files/630_360_1681929959-320.jpg" text:style-name="Internet_20_link" text:visited-style-name="Visited_20_Internet_20_Link">
630_360_16819...</text:a>
", "<text:a xlink:type="simple" xlink:href="https://static.ukrinform.com/photos/2023_04/1681929959-267.jpg" text:style-name="Internet_20_link" text:visited-style-name="Visited_20_Internet_20_Link">
1681929959-26...</text:a>
", "<text:a xlink:type="simple" xlink:href="https://static.ukrinform.com/photos/2023_04/1681929759-670.jpg" text:style-name="Internet_20_link" text:visited-style-name="Visited_20_Internet_20_Link">
1681929759-67...</text:a>
", "<text:a xlink:type="simple" xlink:href="https://static.ukrinform.com/photos/2023_04/1681929958-861.jpg" text:style-name="Internet_20_link" text:visited-style-name="Visited_20_Internet_20_Link">
1681929958-86...</text:a>
", "<text:a xlink:type="simple" xlink:href="https://static.ukrinform.com/photos/2023_04/1681929958-429.jpg" text:style-name="Internet_20_link" text:visited-style-name="Visited_20_Internet_20_Link">
1681929958-42...</text:a>
"]</text:p>
      <text:p text:style-name="P4">
标签: ['Виставка', 'Київська Лавра', 'Київ']</text:p>
      <text:p text:style-name="P4">
类型: Article</text:p>
      <!--METADATA-->
      <text:p text:style-name="P4">
<draw:frame draw:style-name="fr1" draw:name="Image118" text:anchor-type="as-char" svg:width="6.9236in" svg:height="3.956343in" draw:z-index="0">
<draw:image xlink:href="../Images/yкринформ/2023-04-19T-54-45-00-03-00/630_360_1681929959-320.jpg" xlink:type="simple" xlink:show="embed" xlink:actuate="onLoad" draw:mime-type="image/jpeg"/>
</draw:frame>
Lavra艺术的Ukiiv City画廊在Kyiv地区的Lipivka村展示了由艺术家Anatoliimkrivolap和Igor Stupachenko制作的圣母玛利亚绘画样本。</text:p>
      <text:p text:style-name="P4">
这是乌克利福通讯员的报道。</text:p>
      <text:p text:style-name="P4">
“ ...艺术家现在正在制作新的含义，使乌克兰经历的时代的悲剧永存。 以利皮夫卡村的代祷教堂为例，我们看到了这两次发生的悲剧。 KSCA副主席KSCA副主席说，这座教堂被苏联当局摧毁。</text:p>
      <text:p text:style-name="P4">
<draw:frame draw:style-name="fr1" draw:name="Image119" text:anchor-type="as-char" svg:width="6.9236in" svg:height="4.429822in" draw:z-index="0">
<draw:image xlink:href="../Images/yкринформ/2023-04-19T-54-45-00-03-00/1681929959-267.jpg" xlink:type="simple" xlink:show="embed" xlink:actuate="onLoad" draw:mime-type="image/jpeg"/>
</draw:frame>
画廊将展示带有圣诞节场景的绘画，孩子的假设，最后的审判，基督的赞美以及伊安戈洛夫的先知的形象，然后将他们转移到利皮夫卡的教堂。 该展览是该项目的最后一部分，该项目是自2015年开始重建以来，艺术家自2015年以来就一直在做的维珍教堂的装饰。 展览的第一部分是在2019年。</text:p>
      <text:p text:style-name="P4">
<text:span text:style-name="T4">
另请阅读：</text:span>
 <text:a xlink:type="simple" xlink:href="https://www.ukrinform.ua/rubric-culture/3697594-na-vistavci-u-kievi-mozna-pobaciti-zrujnovani-pamatki-mariupola.html" text:style-name="Internet_20_link" text:visited-style-name="Visited_20_Internet_20_Link">
</text:a>
</text:p>
      <text:p text:style-name="P4">
<draw:frame draw:style-name="fr1" draw:name="Image120" text:anchor-type="as-char" svg:width="6.9236in" svg:height="9.231467in" draw:z-index="0">
<draw:image xlink:href="../Images/yкринформ/2023-04-19T-54-45-00-03-00/1681929759-670.jpg" xlink:type="simple" xlink:show="embed" xlink:actuate="onLoad" draw:mime-type="image/jpeg"/>
</draw:frame>
“这个项目持续了第八年。 我认为这是明年的最大值 - 我们将完成它。 因为今天他的下半场出现了，实际上结束了这幅画。 将来会有其他装饰，特别是祭坛。谁会做的 - 我还不知道。 我的任务是制作一幅画，”克里沃拉普说。</text:p>
      <text:p text:style-name="P4">
据他说，在画廊中举行了有关创建十多米工作的最后一项工作。 作者的技术是根据该技术应用于特殊的塑料合成画布而不是直接在墙壁上的技术，可以熟悉帖子的图像。</text:p>
      <text:p text:style-name="P4">
<draw:frame draw:style-name="fr1" draw:name="Image121" text:anchor-type="as-char" svg:width="6.9236in" svg:height="3.865677in" draw:z-index="0">
<draw:image xlink:href="../Images/yкринформ/2023-04-19T-54-45-00-03-00/1681929958-861.jpg" xlink:type="simple" xlink:show="embed" xlink:actuate="onLoad" draw:mime-type="image/jpeg"/>
</draw:frame>
作为Lavra画廊的导演，也是展览Tatianamironov的作者，这是一种非标准的色彩解决方案，用于图像中，您可以查看教堂的内部。</text:p>
      <text:p text:style-name="P4">
<text:span text:style-name="T4">
另请阅读：</text:span>
 <text:a xlink:type="simple" xlink:href="https://www.ukrinform.ua/rubric-diaspora/3696940-u-barseloni-vidkrilasa-vistavka-tvoriv-ukrainskogo-hudoznika-oleksia-serbaka.html" text:style-name="Internet_20_link" text:visited-style-name="Visited_20_Internet_20_Link">
<text:span text:style-name="T4">
展览</text:span>
</text:a>
</text:p>
      <text:p text:style-name="P4">
反过来，克里沃拉普(Krivolap)指出，场景中有生动的色彩，在上帝的圣殿中创造了一种喜悦的感觉。</text:p>
      <text:p text:style-name="P4">
“去神，教堂 - 假期，而不是受到恐吓或待遇。 我立即说，我会做这幅画，我会想像。”他说。</text:p>
      <text:p text:style-name="P4">
<draw:frame draw:style-name="fr1" draw:name="Image122" text:anchor-type="as-char" svg:width="6.9236in" svg:height="4.519572in" draw:z-index="0">
<draw:image xlink:href="../Images/yкринформ/2023-04-19T-54-45-00-03-00/1681929958-429.jpg" xlink:type="simple" xlink:show="embed" xlink:actuate="onLoad" draw:mime-type="image/jpeg"/>
</draw:frame>
据报道，在苏维埃时代被摧毁的波克罗夫斯基教堂的马卡里夫地区Lipivka村，在电影导演和Patron Bogdanabatrukh的倡议上建造了一座寺庙。</text:p>
      <text:p text:style-name="P4">
照片：KSCA，</text:p>
      <text:p text:style-name="P4">
Iurii Komelkov Facebook</text:p>
      <text:p text:style-name="P4">
News Source: <text:a xlink:type="simple" xlink:href="https://www.ukrinform.ua/rubric-kyiv/3698143-u-kievi-vidkrili-vistavku-hram-ukrainska-samoidentifikacia-castina-2.html" text:style-name="Internet_20_link" text:visited-style-name="Visited_20_Internet_20_Link">
https://www.ukrinform.ua/rubric-kyiv/3698143-u-kievi-vidkrili-vistavku-hram-ukrainska-samoidentifikacia-castina-2.html</text:a>
</text:p>
      <!--NEWS-->
      <text:h text:style-name="P10" text:outline-level="1">
<text:span text:style-name="T4">
在俄罗斯，案件很糟糕：白宫对普京访问乌克兰的访问发表了评论</text:span>
</text:h>
      <text:p text:style-name="P4">
作者: Ukrinform (Person)</text:p>
      <text:p text:style-name="P4">
出版商: Укринформ (Organization)</text:p>
      <text:p text:style-name="P4">
出版时间: 2023-04-19T-56:43:00+03:00</text:p>
      <text:p text:style-name="P4">
修改时间: 2023-04-19T21:43:00+03:00</text:p>
      <text:p text:style-name="P4">
描述: 示威“普京的访问”在乌克兰暂时占领的领土上表明，克里姆林宫意识到俄罗斯军队有多糟糕。  - 乌克林。</text:p>
      <text:p text:style-name="P4">
图片: ["<text:a xlink:type="simple" xlink:href="https://static.ukrinform.com/photos/2022_09/thumb_files/630_360_1664390405-973.jpg" text:style-name="Internet_20_link" text:visited-style-name="Visited_20_Internet_20_Link">
630_360_16643...</text:a>
"]</text:p>
      <text:p text:style-name="P4">
标签: ['Окупація', 'путін', 'США', 'Візит', 'Білий дім', 'Війна з росією']</text:p>
      <text:p text:style-name="P4">
类型: Article</text:p>
      <!--METADATA-->
      <text:p text:style-name="P4">
<draw:frame draw:style-name="fr1" draw:name="Image123" text:anchor-type="as-char" svg:width="6.9236in" svg:height="3.956343in" draw:z-index="0">
<draw:image xlink:href="../Images/yкринформ/2023-04-19T-56-43-00-03-00/630_360_1664390405-973.jpg" xlink:type="simple" xlink:show="embed" xlink:actuate="onLoad" draw:mime-type="image/jpeg"/>
</draw:frame>
示威“普京的访问”在乌克兰暂时占领的领土上表明，克里姆林宫意识到俄罗斯军队有多糟糕。</text:p>
      <text:p text:style-name="P4">
在周三在华盛顿举行的简报中发表了这样的评论，乌克林福姆发言人卡林·让·皮埃尔(Karin Jean-Pierre)。</text:p>
      <text:p text:style-name="P4">
“访问 <text:a xlink:type="simple" xlink:href="https://www.ukrinform.ua/tag-putin" text:style-name="Internet_20_link" text:visited-style-name="Visited_20_Internet_20_Link">
</text:a>
拜登的代表说：“这似乎是他们所知道的一切都不顺利的。”</text:p>
      <text:p text:style-name="P4">
根据她的说法，普京似乎很清楚地意识到这一点。Zhan-Prier还建议克里姆林宫领导人试图以某种方式调节俄罗斯人口，因为他知道他的军队已经很远了。”</text:p>
      <text:p text:style-name="P4">
<text:span text:style-name="T4">
另请阅读：</text:span>
 <text:a xlink:type="simple" xlink:href="https://www.ukrinform.ua/rubric-world/3698137-putinu-ne-vdastsa-perecekati-ukrainskij-sprotiv-stoltenberg.html" text:style-name="Internet_20_link" text:visited-style-name="Visited_20_Internet_20_Link">
<text:span text:style-name="T4">
 putin </text:span>
</text:a>
同时，她强调说，俄罗斯没有法律立场可以控制乌克兰主权领土。</text:p>
      <text:p text:style-name="P4">
白宫代表说：“因此，我们将继续支持乌克兰和乌克兰政府。”</text:p>
      <text:p text:style-name="P4">
据报道，俄罗斯国家媒体传播信息<text:a xlink:type="simple" xlink:href="https://www.ukrinform.ua/rubric-ato/3697268-roszmi-pisut-so-putin-nibito-vidvidav-hersonsinu-ta-lugansinu.html" text:style-name="Internet_20_link" text:visited-style-name="Visited_20_Internet_20_Link">
</text:a>
Kherson Napryamka和LNR的部队总部。</text:p>
      <text:p text:style-name="P4">
<text:span text:style-name="T4">
另请阅读：</text:span>
 <text:a xlink:type="simple" xlink:href="https://www.ukrinform.ua/rubric-polytics/3697962-stajnmaer-putin-vismiav-cinnosti-ta-zrujnuvav-osnovi-evropejskogo-poradku.html" text:style-name="Internet_20_link" text:visited-style-name="Visited_20_Internet_20_Link">
<text:span text:style-name="T4">
 putin </text:span>
</text:a>
同时，相关材料的可靠性引起了对专家的怀疑。</text:p>
      <text:p text:style-name="P4">
乌克兰国家安全与国防委员会部长阿列克西·丹尼洛夫(Alexey Danilov)表示，俄罗斯总统弗拉基米尔·普京(Vladimir Putin)没有参加他的Azamism t <text:a xlink:type="simple" xlink:href="https://www.ukrinform.ua/rubric-ato/3698130-na-okupovanu-teritoriu-ukraini-izdiv-dvijnik-putina-danilov.html" text:style-name="Internet_20_link" text:visited-style-name="Visited_20_Internet_20_Link">
</text:a>
 .</text:p>
      <text:p text:style-name="P4">
News Source: <text:a xlink:type="simple" xlink:href="https://www.ukrinform.ua/rubric-world/3698141-u-rosii-spravi-kepski-bilij-dim-prokomentuvav-vizit-putina-na-okupovani-teritorii-ukraini.html" text:style-name="Internet_20_link" text:visited-style-name="Visited_20_Internet_20_Link">
https://www.ukrinform.ua/rubric-world/3698141-u-rosii-spravi-kepski-bilij-dim-prokomentuvav-vizit-putina-na-okupovani-teritorii-ukraini.html</text:a>
</text:p>
      <!--NEWS-->
      <text:h text:style-name="P10" text:outline-level="1">
<text:span text:style-name="T4">
Zinchenko受伤后返回阿森纳的训练</text:span>
</text:h>
      <text:p text:style-name="P4">
作者: Ukrinform (Person)</text:p>
      <text:p text:style-name="P4">
出版商: Укринформ (Organization)</text:p>
      <text:p text:style-name="P4">
出版时间: 2023-04-19T-58:36:58+03:00</text:p>
      <text:p text:style-name="P4">
修改时间: 2023-04-19T21:36:58+03:00</text:p>
      <text:p text:style-name="P4">
描述: 乌克兰人将能够参加与南安普敦的下一场比赛。  - 乌克林。</text:p>
      <text:p text:style-name="P4">
图片: ["<text:a xlink:type="simple" xlink:href="https://static.ukrinform.com/photos/2023_04/thumb_files/630_360_1681929168-263.jpg" text:style-name="Internet_20_link" text:visited-style-name="Visited_20_Internet_20_Link">
630_360_16819...</text:a>
"]</text:p>
      <text:p text:style-name="P4">
标签: ['Арсенал', 'Зінченко']</text:p>
      <text:p text:style-name="P4">
类型: Article</text:p>
      <!--METADATA-->
      <text:p text:style-name="P4">
<draw:frame draw:style-name="fr1" draw:name="Image124" text:anchor-type="as-char" svg:width="6.9236in" svg:height="3.956343in" draw:z-index="0">
<draw:image xlink:href="../Images/yкринформ/2023-04-19T-58-36-58-03-00/630_360_1681929168-263.jpg" xlink:type="simple" xlink:show="embed" xlink:actuate="onLoad" draw:mime-type="image/jpeg"/>
</draw:frame>
乌克兰人可以参加与南安普敦的下一场比赛。</text:p>
      <text:p text:style-name="P4">
Oleksandr Zinchenko在主要组“阿森纳”，[] <text:a xlink:type="simple" xlink:href="https://twitter.com/ArsenalBuzzCom/status/1648707330458910721" text:style-name="Internet_20_link" text:visited-style-name="Visited_20_Internet_20_Link">
</text:a>
乌克林福姆报道，新闻服务。</text:p>
      <text:p text:style-name="P4">
Zinchenko没有参加英超联赛第31轮与西海马的比赛(2：2)由于腹股沟损坏。</text:p>
      <text:p text:style-name="P4">
在错过伦敦德比之后，Zinchenko在13场比赛中首次没有在经典开始时出门。</text:p>
      <text:p text:style-name="P4">
在首次亮相季节，乌克兰人在伦敦人的所有比赛中都花了29场比赛。 主持人乌克兰 -  1个进球和2个生产齿轮。</text:p>
      <text:p text:style-name="P4">
Zinchenko将能够在4月21日对阵Soutgatem的比赛中返回场地。</text:p>
      <text:p text:style-name="P4">
<text:span text:style-name="T4">
另请阅读：</text:span>
 <text:a xlink:type="simple" xlink:href="https://www.ukrinform.ua/rubric-sports/3696716-apl-arsenal-bez-zincenka-vtrativ-ocki-iz-vest-gemom.html" text:style-name="Internet_20_link" text:visited-style-name="Visited_20_Internet_20_Link">
<text:span text:style-name="T4">
阿森纳</text:span>
</text:a>
正如乌克林福姆报道的那样，Michely Arthete团队连续第二次失去了教科书积分，并在曼彻斯特城领先四分，再踢出一分。</text:p>
      <text:p text:style-name="P4">
照片：Twitter.com/arsenalbuzzcom</text:p>
      <text:p text:style-name="P4">
News Source: <text:a xlink:type="simple" xlink:href="https://www.ukrinform.ua/rubric-sports/3698139-zincenko-povernuvsa-do-trenuvan-arsenala-pisla-uskodzenna.html" text:style-name="Internet_20_link" text:visited-style-name="Visited_20_Internet_20_Link">
https://www.ukrinform.ua/rubric-sports/3698139-zincenko-povernuvsa-do-trenuvan-arsenala-pisla-uskodzenna.html</text:a>
</text:p>
      <!--NEWS-->
      <text:h text:style-name="P10" text:outline-level="1">
<text:span text:style-name="T4">
丹尼洛夫：普京被旅行到乌克兰的被占领领土</text:span>
</text:h>
      <text:p text:style-name="P4">
作者: Ukrinform (Person)</text:p>
      <text:p text:style-name="P4">
出版商: Укринформ (Organization)</text:p>
      <text:p text:style-name="P4">
出版时间: 2023-04-19T-60:33:00+03:00</text:p>
      <text:p text:style-name="P4">
修改时间: 2023-04-19T21:33:00+03:00</text:p>
      <text:p text:style-name="P4">
描述: 乌克兰国家安全与国防委员会秘书Alexei Danilov表示，俄罗斯总统弗拉基米尔·普京没有参加乌克兰被占领的领土，而是他的双倍。  - 乌克林。</text:p>
      <text:p text:style-name="P4">
图片: ["<text:a xlink:type="simple" xlink:href="https://static.ukrinform.com/photos/2023_03/thumb_files/630_360_1678784649-408.jpeg" text:style-name="Internet_20_link" text:visited-style-name="Visited_20_Internet_20_Link">
630_360_16787...</text:a>
"]</text:p>
      <text:p text:style-name="P4">
标签: ['путін', 'РНБО', 'Данілов', 'Єдині новини']</text:p>
      <text:p text:style-name="P4">
类型: Article</text:p>
      <!--METADATA-->
      <text:p text:style-name="P4">
<draw:frame draw:style-name="fr1" draw:name="Image125" text:anchor-type="as-char" svg:width="6.9236in" svg:height="3.956343in" draw:z-index="0">
<draw:image xlink:href="../Images/yкринформ/2023-04-19T-60-33-00-03-00/630_360_1678784649-408.jpeg" xlink:type="simple" xlink:show="embed" xlink:actuate="onLoad" draw:mime-type="image/jpeg"/>
</draw:frame>
 СекретарРади національної безпеки і оборони України Олексій Данілов заявив, щопрезидент рф володимир путін не відвідував окуповану територію України, азамість нього там був його двійник.</text:p>
      <text:p text:style-name="P4">
Про це в ефірі <text:a xlink:type="simple" xlink:href="https://www.youtube.com/watch" text:style-name="Internet_20_link" text:visited-style-name="Visited_20_Internet_20_Link">
</text:a>
乌克林福姆报道，乌克兰·亚历甲尼洛夫国家安全与国防委员会部长周三表示。</text:p>
      <text:p text:style-name="P4">
“那里没有普京。在与他见面之前，您有10-15天的隔离。</text:p>
      <text:p text:style-name="P4">
<text:span text:style-name="T4">
另请阅读：</text:span>
 <text:a xlink:type="simple" xlink:href="https://www.ukrinform.ua/rubric-polytics/3697962-stajnmaer-putin-vismiav-cinnosti-ta-zrujnuvav-osnovi-evropejskogo-poradku.html" text:style-name="Internet_20_link" text:visited-style-name="Visited_20_Internet_20_Link">
<text:span text:style-name="T4">
 putin </text:span>
</text:a>
据他说，“这是我们总统的直接相反，他不怕任何时候访问前线。”</text:p>
      <text:p text:style-name="P4">
“他(普京 -  ed。)没有身体。 他的旅行是一个程序。 准备过程开始了一个星期，” NSDC说。</text:p>
      <text:p text:style-name="P4">
<text:span text:style-name="T4">
另请阅读：</text:span>
 <text:a xlink:type="simple" xlink:href="https://www.ukrinform.ua/rubric-ato/3697268-roszmi-pisut-so-putin-nibito-vidvidav-hersonsinu-ta-lugansinu.html" text:style-name="Internet_20_link" text:visited-style-name="Visited_20_Internet_20_Link">
<text:span text:style-name="T4">
 putin </text:span>
</text:a>
据报道，克里姆林宫宣布前往普京前往被占领的霍森地区和卢汉斯地区。 据克里姆林宫称，普京据称访问了俄罗斯军队分组的总部，并听到了空降空军空军司令，米哈伊尔·特普林斯基上校的报道最近报道了其他地方。</text:p>
      <text:p text:style-name="P4">
News Source: <text:a xlink:type="simple" xlink:href="https://www.ukrinform.ua/rubric-ato/3698130-na-okupovanu-teritoriu-ukraini-izdiv-dvijnik-putina-danilov.html" text:style-name="Internet_20_link" text:visited-style-name="Visited_20_Internet_20_Link">
https://www.ukrinform.ua/rubric-ato/3698130-na-okupovanu-teritoriu-ukraini-izdiv-dvijnik-putina-danilov.html</text:a>
</text:p>
      <!--NEWS-->
      <text:h text:style-name="P10" text:outline-level="1">
<text:span text:style-name="T4">
奥地利的中立性在任何方面都不会干扰我们与乌克兰的团结</text:span>
</text:h>
      <text:p text:style-name="P4">
作者: Ukrinform (Person)</text:p>
      <text:p text:style-name="P4">
出版商: Укринформ (Organization)</text:p>
      <text:p text:style-name="P4">
出版时间: 2023-04-19T-62:31:00+03:00</text:p>
      <text:p text:style-name="P4">
修改时间: 2023-04-19T21:31:00+03:00</text:p>
      <text:p text:style-name="P4">
描述: 奥地利仅在军事计划中是中立的，但从未在政治上保持中立，因此中立绝不会干扰乌克兰。  - 乌克林。</text:p>
      <text:p text:style-name="P4">
图片: ["<text:a xlink:type="simple" xlink:href="https://static.ukrinform.com/photos/2023_04/thumb_files/630_360_1681917131-909.jpg" text:style-name="Internet_20_link" text:visited-style-name="Visited_20_Internet_20_Link">
630_360_16819...</text:a>
"]</text:p>
      <text:p text:style-name="P4">
标签: ['Австрія', 'МЗС', 'Шалленберг']</text:p>
      <text:p text:style-name="P4">
类型: Article</text:p>
      <!--METADATA-->
      <text:p text:style-name="P4">
<draw:frame draw:style-name="fr1" draw:name="Image126" text:anchor-type="as-char" svg:width="6.9236in" svg:height="3.956343in" draw:z-index="0">
<draw:image xlink:href="../Images/yкринформ/2023-04-19T-62-31-00-03-00/630_360_1681917131-909.jpg" xlink:type="simple" xlink:show="embed" xlink:actuate="onLoad" draw:mime-type="image/jpeg"/>
</draw:frame>
奥地利仅在军事计划中是伊尼特里亚尔(Yneutal)，但从来都不是政治上立，因此它的中立性绝不是乌克兰的阻止。</text:p>
      <text:p text:style-name="P4">
这是在[]中指出的(https://www.ukrinform.ua/rubric-world/3698040-aleksander-sallenberg-ministr-zakordonnih-sprav-avstrii.html)外国高地大臣亚历山大·汉德伯格(Alexander Sharllenberg)。</text:p>
      <text:p text:style-name="P4">
“我向泽伦斯基总统能够对奥地利委员会发表演讲的事实。这绝不是政治上中立的破坏。如果国际法被他们的脚践踏，这对我们来说是不可想象的。关于弗洛里亚自由的陈述，据称违反该国涉嫌违反了奥地利议会乌克兰总统的言论。</text:p>
      <text:p text:style-name="P4">
<text:span text:style-name="T4">
另请阅读：</text:span>
 <text:a xlink:type="simple" xlink:href="https://www.ukrinform.ua/rubric-world/3698040-aleksander-sallenberg-ministr-zakordonnih-sprav-avstrii.html" text:style-name="Internet_20_link" text:visited-style-name="Visited_20_Internet_20_Link">
<text:span text:style-name="T4">
 hallenberg </text:span>
</text:a>
Hallenberg补充说，这条“非常清晰的线”今天仍然存在：“如果仍然是联合国安理会的常任成员，则决定遵守联合国和国际法法规，那么奥地利肯定不会去请参阅。我们继续坚定地站在乌克兰一边。”</text:p>
      <text:p text:style-name="P4">
“我认为Zelensky在国家理事会中的讲话是无限团结的标志。中立绝不是团结的。因此，我要参加议会来听到Zelensky总统的讲话对我来说很重要。” 。</text:p>
      <text:p text:style-name="P4">
<text:span text:style-name="T4">
另请阅读：</text:span>
 <text:a xlink:type="simple" xlink:href="https://www.ukrinform.ua/rubric-polytics/3690129-glava-mzs-avstrii-rosii-ne-mae-zijti-z-ruk-zlocin-agresii.html" text:style-name="Internet_20_link" text:visited-style-name="Visited_20_Internet_20_Link">
</text:a>
正如乌克林福姆报道的<text:a xlink:type="simple" xlink:href="https://www.ukrinform.ua/rubric-polytics/3689353-v-ukraini-zaminovano-teritorij-ak-dvi-avstrii-zelenskij-u-nacionalnij-radi.html" text:style-name="Internet_20_link" text:visited-style-name="Visited_20_Internet_20_Link">
</text:a>
。</text:p>
      <text:p text:style-name="P4">
奥地利联邦总统亚历山大·沃尔(Alexander Wall)也参加了议会大厅，包括维切尔斯勒·沃纳·科格勒(Vicecanzler Werner Cogler)，外交部长亚历山大·萨拉尔伯格(Alexander Shalllenberg)，经济部长马丁·科彻(Martin Kocher)，部长劳(Rauh)和司法部长。</text:p>
      <text:p text:style-name="P4">
News Source: <text:a xlink:type="simple" xlink:href="https://www.ukrinform.ua/rubric-polytics/3698138-nejtralitet-avstrii-zodnim-cinom-ne-zavazae-nasij-solidarnosti-z-ukrainou-sallenberg.html" text:style-name="Internet_20_link" text:visited-style-name="Visited_20_Internet_20_Link">
https://www.ukrinform.ua/rubric-polytics/3698138-nejtralitet-avstrii-zodnim-cinom-ne-zavazae-nasij-solidarnosti-z-ukrainou-sallenberg.html</text:a>
</text:p>
      <!--NEWS-->
      <text:h text:style-name="P10" text:outline-level="1">
<text:span text:style-name="T4">
普京将无法“等待”乌克兰抵抗运动-Stoltenberg</text:span>
</text:h>
      <text:p text:style-name="P4">
作者: Ukrinform (Person)</text:p>
      <text:p text:style-name="P4">
出版商: Укринформ (Organization)</text:p>
      <text:p text:style-name="P4">
出版时间: 2023-04-19T-64:29:00+03:00</text:p>
      <text:p text:style-name="P4">
修改时间: 2023-04-19T21:29:00+03:00</text:p>
      <text:p text:style-name="P4">
描述: 俄罗斯总统弗拉基米尔·普京（Vladimir Putin）在乌克兰没有表现出任何和平的迹象，并希望“等待”乌克兰人的抵抗以及集体活动提供这种抵制的帮助，但他在自己的结论中被误认为。  - 乌克林。</text:p>
      <text:p text:style-name="P4">
图片: ["<text:a xlink:type="simple" xlink:href="https://static.ukrinform.com/photos/2022_11/thumb_files/630_360_1668589929-696.jpg" text:style-name="Internet_20_link" text:visited-style-name="Visited_20_Internet_20_Link">
630_360_16685...</text:a>
"]</text:p>
      <text:p text:style-name="P4">
标签: ['Чехія', 'НАТО', 'путін', 'Столтенберг', 'Україна', 'Війна з росією', '#stoprussia']</text:p>
      <text:p text:style-name="P4">
类型: Article</text:p>
      <!--METADATA-->
      <text:p text:style-name="P4">
<draw:frame draw:style-name="fr1" draw:name="Image127" text:anchor-type="as-char" svg:width="6.9236in" svg:height="3.956343in" draw:z-index="0">
<draw:image xlink:href="../Images/yкринформ/2023-04-19T-64-29-00-03-00/630_360_1668589929-696.jpg" xlink:type="simple" xlink:show="embed" xlink:actuate="onLoad" draw:mime-type="image/jpeg"/>
</draw:frame>
总统弗拉基米尔·普京(Vladimir Putin)在乌克兰没有表现出任何和平的迹象，以“等待”乌克兰人的抵抗以及集体活动抵制的帮助，但他在自己的结论中误认为。</text:p>
      <text:p text:style-name="P4">
北约秘书长詹斯·斯托尔滕贝格(Jens Stoltenberg)的捷克共和国彼得·帕维尔·帕维尔(Peter Pavel Pavel Pavel)在布鲁塞尔举行的联合新闻发布会上说，这是在布鲁塞尔的。</text:p>
      <text:p text:style-name="P4">
“我们刚刚讨论了我们对乌克兰的帮助。 尽管俄罗斯的西拉普斯是巨大的损失，但普京总统并没有为和平做准备。 他认为他可以“等待”乌克兰人锻炼并为活动提供帮助(对于乌克兰). Ми маємо продовжувати доводити йому,що він помиляється, та надати українцям все, що їм необхідно для перемоги», -зазначив <text:a xlink:type="simple" xlink:href="https://www.ukrinform.ua/tag-stoltenberg" text:style-name="Internet_20_link" text:visited-style-name="Visited_20_Internet_20_Link">
 </text:a>
。</text:p>
      <text:p text:style-name="P4">
他感谢捷克共和国为乌克兰联合的欧洲 - 大西洋安全和援助做出了重大贡献，包括它对北约为乌克兰的一套贡献所做的贡献。</text:p>
      <text:p text:style-name="P4">
<text:span text:style-name="T4">
另请阅读：</text:span>
 <text:a xlink:type="simple" xlink:href="https://www.ukrinform.ua/rubric-ato/3697684-stoltenberg-zaklikae-svit-posiliti-pidtrimku-ukraini.html" text:style-name="Internet_20_link" text:visited-style-name="Visited_20_Internet_20_Link">
<text:span text:style-name="T4">
 Stoltenberg </text:span>
</text:a>
“为了应对一场残酷的侵略性战争(反对乌克兰 - 埃德。)保护其他北约盟友并支持乌克兰的努力已恢复。 同时，您接受了成千上万的乌克兰难民的房屋。</text:p>
      <text:p text:style-name="P4">
他回忆说，捷克共和国在斯洛伐克战斗组织中扮演领导人的角色，有助于抑制任何侵略，参加了拉脱维亚和立陶宛的贫困团体，在科索沃的北约维持和平任务和北约丧偶的任务中。 斯托尔滕贝格感谢捷克共和国总统所做的这些努力和对联盟共同安全的贡献。</text:p>
      <text:p text:style-name="P4">
<text:span text:style-name="T4">
另请阅读：</text:span>
 <text:a xlink:type="simple" xlink:href="https://www.ukrinform.ua/rubric-ato/3698125-pentagon-ogolosiv-novij-paket-oboronnoi-dopomogi-ukraini.html" text:style-name="Internet_20_link" text:visited-style-name="Visited_20_Internet_20_Link">
</text:a>
</text:p>
      <text:p text:style-name="P4">
News Source: <text:a xlink:type="simple" xlink:href="https://www.ukrinform.ua/rubric-world/3698137-putinu-ne-vdastsa-perecekati-ukrainskij-sprotiv-stoltenberg.html" text:style-name="Internet_20_link" text:visited-style-name="Visited_20_Internet_20_Link">
https://www.ukrinform.ua/rubric-world/3698137-putinu-ne-vdastsa-perecekati-ukrainskij-sprotiv-stoltenberg.html</text:a>
</text:p>
      <!--NEWS-->
      <text:h text:style-name="P10" text:outline-level="1">
<text:span text:style-name="T4">
росіяни перекидають із Маріуполя до Бердянська танки Т-72 – радник мера</text:span>
</text:h>
      <text:p text:style-name="P4">
作者: Ukrinform (Person)</text:p>
      <text:p text:style-name="P4">
出版商: Укринформ (Organization)</text:p>
      <text:p text:style-name="P4">
出版时间: 2023-04-19T-66:23:00+03:00</text:p>
      <text:p text:style-name="P4">
修改时间: 2023-04-19T21:23:00+03:00</text:p>
      <text:p text:style-name="P4">
描述: 俄罗斯军队暂时俘虏的玛丽奥波尔军队将T-72坦克的敌人的供应送往伯迪安斯克的方向。  - 乌克林。</text:p>
      <text:p text:style-name="P4">
图片: ["<text:a xlink:type="simple" xlink:href="https://static.ukrinform.com/photos/2023_04/thumb_files/630_360_1680546247-363.jpg" text:style-name="Internet_20_link" text:visited-style-name="Visited_20_Internet_20_Link">
630_360_16805...</text:a>
"]</text:p>
      <text:p text:style-name="P4">
标签: ['Маріуполь', 'Танк', 'Війна з росією']</text:p>
      <text:p text:style-name="P4">
类型: Article</text:p>
      <!--METADATA-->
      <text:p text:style-name="P4">
<draw:frame draw:style-name="fr1" draw:name="Image128" text:anchor-type="as-char" svg:width="6.9236in" svg:height="3.956343in" draw:z-index="0">
<draw:image xlink:href="../Images/yкринформ/2023-04-19T-66-23-00-03-00/630_360_1680546247-363.jpg" xlink:type="simple" xlink:show="embed" xlink:actuate="onLoad" draw:mime-type="image/jpeg"/>
</draw:frame>
俄罗斯军队及时捕获了Mariupol军队，由Berdyansk方向的T-72坦克供应记录。</text:p>
      <text:p text:style-name="P4">
正如乌克林福姆报道的那样，关于<text:a xlink:type="simple" xlink:href="https://t.me/andriyshTime/8803" text:style-name="Internet_20_link" text:visited-style-name="Visited_20_Internet_20_Link">
</text:a>
Mariupol Petro Andryushchenko市长报告并发布了相关视频。</text:p>
      <text:p text:style-name="P4">
Andryushchenko写道：“已经记录了通过Mariupol的中心向Mangush Tadali供应T -72坦克的供应。”</text:p>
      <text:p text:style-name="P4">
<text:span text:style-name="T4">
另请阅读：</text:span>
 <text:a xlink:type="simple" xlink:href="https://www.ukrinform.ua/rubric-ato/3697647-u-mariupoli-fiksuut-ruh-tankiv-u-napramku-novoazovska.html" text:style-name="Internet_20_link" text:visited-style-name="Visited_20_Internet_20_Link">
<text:span text:style-name="T4">
 mariupol </text:span>
</text:a>
他还指出，倾向于将少量疾病和轻型设备通过野马转移到Novoazovsk，并在Volnovakha的方向前进。</text:p>
      <text:p text:style-name="P4">
据报道，Mariupol和周围定居点是由俄罗斯军队的Naiysk-Logistics Hub转变的。</text:p>
      <text:p text:style-name="P4">
News Source: <text:a xlink:type="simple" xlink:href="https://www.ukrinform.ua/rubric-regions/3698067-rosiani-perekidaut-iz-mariupola-do-berdanska-tanki-t72-radnik-mera.html" text:style-name="Internet_20_link" text:visited-style-name="Visited_20_Internet_20_Link">
https://www.ukrinform.ua/rubric-regions/3698067-rosiani-perekidaut-iz-mariupola-do-berdanska-tanki-t72-radnik-mera.html</text:a>
</text:p>
      <!--NEWS-->
      <text:h text:style-name="P10" text:outline-level="1">
<text:span text:style-name="T4">
拉姆斯坦格式的会议不仅对乌克兰 - 画家非常重要</text:span>
</text:h>
      <text:p text:style-name="P4">
作者: Ukrinform (Person)</text:p>
      <text:p text:style-name="P4">
出版商: Укринформ (Organization)</text:p>
      <text:p text:style-name="P4">
出版时间: 2023-04-19T-68:19:45+03:00</text:p>
      <text:p text:style-name="P4">
修改时间: 2023-04-19T21:19:45+03:00</text:p>
      <text:p text:style-name="P4">
描述: 拉姆斯坦格式的乌克兰国防抗议小组的会议不仅对乌克兰非常重要。  - 乌克林。</text:p>
      <text:p text:style-name="P4">
图片: ["<text:a xlink:type="simple" xlink:href="https://static.ukrinform.com/photos/2022_07/thumb_files/630_360_1658997765-548.jpg" text:style-name="Internet_20_link" text:visited-style-name="Visited_20_Internet_20_Link">
630_360_16589...</text:a>
"]</text:p>
      <text:p text:style-name="P4">
标签: ['Міноборони', 'Війна з росією', '#stoprussia', 'Ганна Маляр', 'Зустріч Рамштайн', 'Єдині новини']</text:p>
      <text:p text:style-name="P4">
类型: Article</text:p>
      <!--METADATA-->
      <text:p text:style-name="P4">
<draw:frame draw:style-name="fr1" draw:name="Image129" text:anchor-type="as-char" svg:width="6.9236in" svg:height="3.956343in" draw:z-index="0">
<draw:image xlink:href="../Images/yкринформ/2023-04-19T-68-19-45-03-00/630_360_1658997765-548.jpg" xlink:type="simple" xlink:show="embed" xlink:actuate="onLoad" draw:mime-type="image/jpeg"/>
</draw:frame>
拉姆斯坦格式的乌克兰国防部接触小组的会议不仅是乌克兰的非凡。</text:p>
      <text:p text:style-name="P4">
这是乌克林福姆副国防部长安娜·马里亚尔(Anna Malyar)副国防部长在Teleterna“统一新闻”的现场广播中指出的。(https://armyinform.com.ua/2023/04/19/zustrichi-u-formati-ramshtajn-ganna-malyar/) <text:a xlink:type="simple" xlink:href="https://armyinform.com.ua/2023/04/19/zustrichi-u-formati-ramshtajn-ganna-malyar/" text:style-name="Internet_20_link" text:visited-style-name="Visited_20_Internet_20_Link">
 </text:a>
“让我们成为现实主义者，俄罗斯是一个强大的敌人。从债券数量的角度来看，武器占用者胜过我们。我们也有我们的优势，否则它们不会持续太多。这是专业人士。我们没有选择，我们必须为自己辩护，这赋予了我们力量。”  - 画家说。</text:p>
      <text:p text:style-name="P4">
此外，画家说，乌克兰为合作伙伴提供了帮助：“我们将成为坦率的人 - 世界还没有准备好这种旷日持久的战争武器。我们阻止了第八个月。”</text:p>
      <text:p text:style-name="P4">
<text:span text:style-name="T4">
另请阅读：</text:span>
 <text:a xlink:type="simple" xlink:href="https://www.ukrinform.ua/rubric-ato/3697922-zsu-ne-ogolosuvatimut-kontrnastup-pevni-dii-vze-pocalisa-malar.html" text:style-name="Internet_20_link" text:visited-style-name="Visited_20_Internet_20_Link">
<text:span text:style-name="T4">
画家</text:span>
</text:a>
国防部副部长强调，伴侣的帮助对我们来说至关重要。 世界开始了解，我们将只能一起阻止俄罗斯。 必须这样做，因为俄罗斯不会停在乌克兰边界。</text:p>
      <text:p text:style-name="P4">
“如果我们禁止上帝，我们不会在这里阻止他们，他们只会继续前进。因此，作为拉姆斯坦格式乌克兰国防的联系小组的会议，不仅对我们来说非常重要。”马利亚。</text:p>
      <text:p text:style-name="P4">
<text:span text:style-name="T4">
另请阅读：</text:span>
 <text:a xlink:type="simple" xlink:href="https://www.ukrinform.ua/rubric-ato/3698091-rosia-somisaca-vtracae-na-poli-bou-majze-150-tankiv-usih-tipiv-doslidzenna-csis.html" text:style-name="Internet_20_link" text:visited-style-name="Visited_20_Internet_20_Link">
</text:a>
如<text:a xlink:type="simple" xlink:href="https://www.ukrinform.ua/rubric-ato/3697934-v-ukrainu-pribuli-sistemi-ppo-patriot-vid-troh-krain-pavluk.html" text:style-name="Internet_20_link" text:visited-style-name="Visited_20_Internet_20_Link">
</text:a>
来自美利坚合众国，荷兰和德国的爱国者反帕特里奥特。</text:p>
      <text:p text:style-name="P4">
News Source: <text:a xlink:type="simple" xlink:href="https://www.ukrinform.ua/rubric-ato/3698134-zustrici-u-formati-ramstajn-e-nadzvicajno-vazlivimi-ne-tilki-dla-ukraini-malar.html" text:style-name="Internet_20_link" text:visited-style-name="Visited_20_Internet_20_Link">
https://www.ukrinform.ua/rubric-ato/3698134-zustrici-u-formati-ramstajn-e-nadzvicajno-vazlivimi-ne-tilki-dla-ukraini-malar.html</text:a>
</text:p>
      <!--NEWS-->
      <text:h text:style-name="P10" text:outline-level="1">
<text:span text:style-name="T4">
一夜之间，乌克兰防空在奥德萨地区的12架俄罗斯无人机中击落了10架。 有 ...</text:span>
</text:h>
      <text:p text:style-name="P4">
作者: liveuamap (Language: en)</text:p>
      <text:p text:style-name="P4">
时间: 2023-04-19T01:31:00</text:p>
      <text:p text:style-name="P4">
地点: Odesa (Latitude:46.56164 Longtitude:30.67039)</text:p>
      <text:p text:style-name="P4">
视频: []</text:p>
      <text:p text:style-name="P4">
图片: ["<text:a xlink:type="simple" xlink:href="https://liveuamap.com/pics/2023/04/19/22557056_0.jpg" text:style-name="Internet_20_link" text:visited-style-name="Visited_20_Internet_20_Link">
22557056_0.jpg</text:a>
", "<text:a xlink:type="simple" xlink:href="https://liveuamap.com/pics/2023/04/19/22557056_1.jpg" text:style-name="Internet_20_link" text:visited-style-name="Visited_20_Internet_20_Link">
22557056_1.jpg</text:a>
", "<text:a xlink:type="simple" xlink:href="https://liveuamap.com/pics/2023/04/19/22557056_2.jpg" text:style-name="Internet_20_link" text:visited-style-name="Visited_20_Internet_20_Link">
22557056_2.jpg</text:a>
", "<text:a xlink:type="simple" xlink:href="https://liveuamap.com/pics/2023/04/19/22557056_3.jpg" text:style-name="Internet_20_link" text:visited-style-name="Visited_20_Internet_20_Link">
22557056_3.jpg</text:a>
", "<text:a xlink:type="simple" xlink:href="https://liveuamap.com/pics/2023/04/19/22557056_4.jpg" text:style-name="Internet_20_link" text:visited-style-name="Visited_20_Internet_20_Link">
22557056_4.jpg</text:a>
", "<text:a xlink:type="simple" xlink:href="https://liveuamap.com/pics/2023/04/19/22557056_5.jpg" text:style-name="Internet_20_link" text:visited-style-name="Visited_20_Internet_20_Link">
22557056_5.jpg</text:a>
", "<text:a xlink:type="simple" xlink:href="https://liveuamap.com/pics/2023/04/19/22557056_6.jpg" text:style-name="Internet_20_link" text:visited-style-name="Visited_20_Internet_20_Link">
22557056_6.jpg</text:a>
"]</text:p>
      <text:p text:style-name="P4">
标签: []</text:p>
      <text:p text:style-name="P4">
Id: 22557056</text:p>
      <!--METADATA-->
      <text:p text:style-name="P4">
乌克兰防空在奥德萨(Odesa)地区的12架俄罗斯无人机中击落了10次。 度假村有命中，没有伤亡</text:p>
      <text:p text:style-name="P4">
<draw:frame draw:style-name="fr1" draw:name="Image130" text:anchor-type="as-char" svg:width="6.9236in" svg:height="5.1927in" draw:z-index="0">
<draw:image xlink:href="../Images/liveuamap/2023-04-19T01-31-00/22557056_0.jpg" xlink:type="simple" xlink:show="embed" xlink:actuate="onLoad" draw:mime-type="image/jpeg"/>
</draw:frame>
<draw:frame draw:style-name="fr1" draw:name="Image131" text:anchor-type="as-char" svg:width="6.9236in" svg:height="5.132118in" draw:z-index="0">
<draw:image xlink:href="../Images/liveuamap/2023-04-19T01-31-00/22557056_1.jpg" xlink:type="simple" xlink:show="embed" xlink:actuate="onLoad" draw:mime-type="image/jpeg"/>
</draw:frame>
<draw:frame draw:style-name="fr1" draw:name="Image132" text:anchor-type="as-char" svg:width="6.9236in" svg:height="5.1927in" draw:z-index="0">
<draw:image xlink:href="../Images/liveuamap/2023-04-19T01-31-00/22557056_2.jpg" xlink:type="simple" xlink:show="embed" xlink:actuate="onLoad" draw:mime-type="image/jpeg"/>
</draw:frame>
<draw:frame draw:style-name="fr1" draw:name="Image133" text:anchor-type="as-char" svg:width="6.9236in" svg:height="3.894525in" draw:z-index="0">
<draw:image xlink:href="../Images/liveuamap/2023-04-19T01-31-00/22557056_3.jpg" xlink:type="simple" xlink:show="embed" xlink:actuate="onLoad" draw:mime-type="image/jpeg"/>
</draw:frame>
<draw:frame draw:style-name="fr1" draw:name="Image134" text:anchor-type="as-char" svg:width="6.9236in" svg:height="5.1927in" draw:z-index="0">
<draw:image xlink:href="../Images/liveuamap/2023-04-19T01-31-00/22557056_4.jpg" xlink:type="simple" xlink:show="embed" xlink:actuate="onLoad" draw:mime-type="image/jpeg"/>
</draw:frame>
<draw:frame draw:style-name="fr1" draw:name="Image135" text:anchor-type="as-char" svg:width="6.9236in" svg:height="5.1927in" draw:z-index="0">
<draw:image xlink:href="../Images/liveuamap/2023-04-19T01-31-00/22557056_5.jpg" xlink:type="simple" xlink:show="embed" xlink:actuate="onLoad" draw:mime-type="image/jpeg"/>
</draw:frame>
<draw:frame draw:style-name="fr1" draw:name="Image136" text:anchor-type="as-char" svg:width="6.9236in" svg:height="5.1927in" draw:z-index="0">
<draw:image xlink:href="../Images/liveuamap/2023-04-19T01-31-00/22557056_6.jpg" xlink:type="simple" xlink:show="embed" xlink:actuate="onLoad" draw:mime-type="image/jpeg"/>
</draw:frame>
新闻集链接：<text:a xlink:type="simple" xlink:href="https://liveuamap.com/en/2023/19-april-ukrainian-air-defense-shot-down-10-of-12-russian" text:style-name="Internet_20_link" text:visited-style-name="Visited_20_Internet_20_Link">
https://liveuamap.com/en/2023/2023/19-April-ukrainian-air-defense-shot-defense-shot-down-10-12 of-12-俄罗斯</text:a>
</text:p>
      <text:p text:style-name="P4">
News Source: <text:a xlink:type="simple" xlink:href="https://t.me/odesacityofficial/16512" text:style-name="Internet_20_link" text:visited-style-name="Visited_20_Internet_20_Link">
https://t.me/odesacityofficial/16512</text:a>
</text:p>
      <!--NEWS-->
      <text:h text:style-name="P10" text:outline-level="1">
<text:span text:style-name="T4">
无人机在Belgorod地区的Dragunskoe村附近被击落</text:span>
</text:h>
      <text:p text:style-name="P4">
作者: liveuamap (Language: en)</text:p>
      <text:p text:style-name="P4">
时间: 2023-04-19T01:53:49</text:p>
      <text:p text:style-name="P4">
地点: Belgorod (Latitude:50.65514 Longtitude:36.41737)</text:p>
      <text:p text:style-name="P4">
视频: []</text:p>
      <text:p text:style-name="P4">
图片: []</text:p>
      <text:p text:style-name="P4">
标签: ["Russia", "Europe"]</text:p>
      <text:p text:style-name="P4">
Id: 22557057</text:p>
      <!--METADATA-->
      <text:p text:style-name="P4">
无人机在Belgorod地区的Dragunskoe村附近被击落</text:p>
      <text:p text:style-name="P4">
新闻集链接：<text:a xlink:type="simple" xlink:href="https://liveuamap.com/en/2023/19-april-drone-was-shot-down-near-dragunskoe-village-in-belgorod" text:style-name="Internet_20_link" text:visited-style-name="Visited_20_Internet_20_Link">
https://liveuamap.com/en/2023/19-APRIL-DRONE-WAS-HOT-SHOT-DOWN-DOWN-NEAR-DRAGUNSKOE-VILLAGE-IN-BELGOROD</text:a>
</text:p>
      <text:p text:style-name="P4">
News Source: <text:a xlink:type="simple" xlink:href="https://t.me/shot_shot/50279" text:style-name="Internet_20_link" text:visited-style-name="Visited_20_Internet_20_Link">
https://t.me/shot_shot/50279</text:a>
</text:p>
      <!--NEWS-->
      <text:h text:style-name="P10" text:outline-level="1">
<text:span text:style-name="T4">
乌克兰的卢卡什卡（Lukashenka）和普希林（Pushilin）MFA之间会面后，回忆起乌克兰大使驻...</text:span>
</text:h>
      <text:p text:style-name="P4">
作者: liveuamap (Language: en)</text:p>
      <text:p text:style-name="P4">
时间: 2023-04-19T02:18:39</text:p>
      <text:p text:style-name="P4">
地点: Kyiv, Kyiv city (Latitude:50.45662000 Longtitude:30.52176000)</text:p>
      <text:p text:style-name="P4">
视频: []</text:p>
      <text:p text:style-name="P4">
图片: []</text:p>
      <text:p text:style-name="P4">
标签: ["Europe", "Central and Eastern Europe"]</text:p>
      <text:p text:style-name="P4">
Id: 22557108</text:p>
      <!--METADATA-->
      <text:p text:style-name="P4">
乌克兰的Lukashenka和Pushilin MFA之间会面之后</text:p>
      <text:p text:style-name="P4">
新闻集链接：<text:a xlink:type="simple" xlink:href="https://liveuamap.com/en/2023/19-april-after-meeting-between-lukashenka-and-pushilin-mfa" text:style-name="Internet_20_link" text:visited-style-name="Visited_20_Internet_20_Link">
https://liveuamap.com/en/2023/19-April-after-after-meeting-betne-lukashenka-and-pushilin-mfa</text:a>
</text:p>
      <text:p text:style-name="P4">
News Source: <text:a xlink:type="simple" xlink:href="https://t.me/operativnoZSU/91983" text:style-name="Internet_20_link" text:visited-style-name="Visited_20_Internet_20_Link">
https://t.me/operativnoZSU/91983</text:a>
</text:p>
      <!--NEWS-->
      <text:h text:style-name="P10" text:outline-level="1">
<text:span text:style-name="T4">
俄罗斯军队炮击德鲁兹基夫卡过夜</text:span>
</text:h>
      <text:p text:style-name="P4">
作者: liveuamap (Language: en)</text:p>
      <text:p text:style-name="P4">
时间: 2023-04-19T02:21:44</text:p>
      <text:p text:style-name="P4">
地点: Druzhkivka (Latitude:48.6143 Longtitude:37.52329)</text:p>
      <text:p text:style-name="P4">
视频: []</text:p>
      <text:p text:style-name="P4">
图片: []</text:p>
      <text:p text:style-name="P4">
标签: ["Europe", "Central and Eastern Europe"]</text:p>
      <text:p text:style-name="P4">
Id: 22557112</text:p>
      <!--METADATA-->
      <text:p text:style-name="P4">
俄罗斯军队炮击德鲁兹基夫卡过夜</text:p>
      <text:p text:style-name="P4">
新闻集链接：<text:a xlink:type="simple" xlink:href="https://liveuamap.com/en/2023/19-april-russian-army-shelled-druzhkivka-overnight" text:style-name="Internet_20_link" text:visited-style-name="Visited_20_Internet_20_Link">
https://liveuamap.com/en/2023/19-APRIL-RUSSIAN-ARMY-SHELLED-DRUZHKHKIVKA-OVER NIGHT</text:a>
</text:p>
      <text:p text:style-name="P4">
News Source: <text:a xlink:type="simple" xlink:href="https://twitter.com/cryogenicbreez/status/1648569849063550977" text:style-name="Internet_20_link" text:visited-style-name="Visited_20_Internet_20_Link">
https://twitter.com/cryogenicbreez/status/1648569849063550977</text:a>
</text:p>
      <!--NEWS-->
      <text:h text:style-name="P10" text:outline-level="1">
<text:span text:style-name="T4">
2昨天因俄罗斯空袭而受伤</text:span>
</text:h>
      <text:p text:style-name="P4">
作者: liveuamap (Language: en)</text:p>
      <text:p text:style-name="P4">
时间: 2023-04-19T02:32:05</text:p>
      <text:p text:style-name="P4">
地点: Kharkiv (Latitude:50.2983 Longtitude:36.93672)</text:p>
      <text:p text:style-name="P4">
视频: []</text:p>
      <text:p text:style-name="P4">
图片: ["<text:a xlink:type="simple" xlink:href="https://liveuamap.com/pics/2023/04/19/22557129_0.jpg" text:style-name="Internet_20_link" text:visited-style-name="Visited_20_Internet_20_Link">
22557129_0.jpg</text:a>
", "<text:a xlink:type="simple" xlink:href="https://liveuamap.com/pics/2023/04/19/22557129_1.jpg" text:style-name="Internet_20_link" text:visited-style-name="Visited_20_Internet_20_Link">
22557129_1.jpg</text:a>
"]</text:p>
      <text:p text:style-name="P4">
标签: ["Russia", "Central and Eastern Europe"]</text:p>
      <text:p text:style-name="P4">
Id: 22557129</text:p>
      <!--METADATA-->
      <text:p text:style-name="P4">
2昨天因俄罗斯空袭而受伤</text:p>
      <text:p text:style-name="P4">
<draw:frame draw:style-name="fr1" draw:name="Image137" text:anchor-type="as-char" svg:width="6.9236in" svg:height="5.1927in" draw:z-index="0">
<draw:image xlink:href="../Images/liveuamap/2023-04-19T02-32-05/22557129_0.jpg" xlink:type="simple" xlink:show="embed" xlink:actuate="onLoad" draw:mime-type="image/jpeg"/>
</draw:frame>
<draw:frame draw:style-name="fr1" draw:name="Image138" text:anchor-type="as-char" svg:width="6.9236in" svg:height="5.1927in" draw:z-index="0">
<draw:image xlink:href="../Images/liveuamap/2023-04-19T02-32-05/22557129_1.jpg" xlink:type="simple" xlink:show="embed" xlink:actuate="onLoad" draw:mime-type="image/jpeg"/>
</draw:frame>
新闻集链接：<text:a xlink:type="simple" xlink:href="https://liveuamap.com/en/2023/19-april-2-wounded-as-result-of-russian-airstrike-in-vovchansk" text:style-name="Internet_20_link" text:visited-style-name="Visited_20_Internet_20_Link">
https://liveuamap.com/en/2023/2023/19-APRIL-2-Wounded-as-result-oult-oussian-airsian-airsian-airstrike-in-vovchansk</text:a>
</text:p>
      <text:p text:style-name="P4">
News Source: <text:a xlink:type="simple" xlink:href="https://t.me/vekha/63364" text:style-name="Internet_20_link" text:visited-style-name="Visited_20_Internet_20_Link">
https://t.me/vekha/63364</text:a>
</text:p>
      <!--NEWS-->
      <text:h text:style-name="P10" text:outline-level="1">
<text:span text:style-name="T4">
Donetsk Oblast（08:52）。 红色警报：空中威胁。 警笛声。 立即掩盖！</text:span>
</text:h>
      <text:p text:style-name="P4">
作者: liveuamap (Language: en)</text:p>
      <text:p text:style-name="P4">
时间: 2023-04-19T02:54:00</text:p>
      <text:p text:style-name="P4">
地点: Donetsk Oblast (Latitude:48.72693 Longtitude:37.57802)</text:p>
      <text:p text:style-name="P4">
视频: []</text:p>
      <text:p text:style-name="P4">
图片: []</text:p>
      <text:p text:style-name="P4">
标签: ["Europe", "Central and Eastern Europe"]</text:p>
      <text:p text:style-name="P4">
Id: 22557145</text:p>
      <!--METADATA-->
      <text:p text:style-name="P4">
Donetsk Oblast(08:52). Red Alert: aerial threat. Sirens sounding. Take covernow!</text:p>
      <text:p text:style-name="P4">
News Collection Link: <text:a xlink:type="simple" xlink:href="https://liveuamap.com/en/2023/19-april-donetsk-oblast0852-red-alert-aerial-g" text:style-name="Internet_20_link" text:visited-style-name="Visited_20_Internet_20_Link">
https://liveuamap.com/en/2023/19-april-donetsk-oblast0852-red-alert-aerial-g</text:a>
</text:p>
      <text:p text:style-name="P4">
News Source: <text:a xlink:type="simple" xlink:href="https://t.me/air_alert_ua/43318" text:style-name="Internet_20_link" text:visited-style-name="Visited_20_Internet_20_Link">
https://t.me/air_alert_ua/43318</text:a>
</text:p>
      <!--NEWS-->
      <text:h text:style-name="P10" text:outline-level="1">
<text:span text:style-name="T4">
Kherson，Khersonska Oblast（09:01）。 红色警报：空中威胁。 警笛声。 立即掩盖！</text:span>
</text:h>
      <text:p text:style-name="P4">
作者: liveuamap (Language: en)</text:p>
      <text:p text:style-name="P4">
时间: 2023-04-19T03:02:00</text:p>
      <text:p text:style-name="P4">
地点: Kherson (Latitude:46.65475 Longtitude:32.61818)</text:p>
      <text:p text:style-name="P4">
视频: []</text:p>
      <text:p text:style-name="P4">
图片: []</text:p>
      <text:p text:style-name="P4">
标签: ["Europe", "Central and Eastern Europe"]</text:p>
      <text:p text:style-name="P4">
Id: 22557149</text:p>
      <!--METADATA-->
      <text:p text:style-name="P4">
赫尔森，赫森地区(09:01). Red Alert: aerial threat. Sirens sounding.Take cover now!</text:p>
      <text:p text:style-name="P4">
News Collection Link: <text:a xlink:type="simple" xlink:href="https://liveuamap.com/en/2023/19-april-kherson-khersonska-oblast0901-red-alg" text:style-name="Internet_20_link" text:visited-style-name="Visited_20_Internet_20_Link">
https://liveuamap.com/en/2023/19-april-kherson-khersonska-oblast0901-red-alg</text:a>
</text:p>
      <text:p text:style-name="P4">
News Source: <text:a xlink:type="simple" xlink:href="https://t.me/air_alert_ua/43319" text:style-name="Internet_20_link" text:visited-style-name="Visited_20_Internet_20_Link">
https://t.me/air_alert_ua/43319</text:a>
</text:p>
      <!--NEWS-->
      <text:h text:style-name="P10" text:outline-level="1">
<text:span text:style-name="T4">
俄罗斯FSB在克里米亚拘留了一个男人，指责他代表你准备了破坏袭击...</text:span>
</text:h>
      <text:p text:style-name="P4">
作者: liveuamap (Language: en)</text:p>
      <text:p text:style-name="P4">
时间: 2023-04-19T03:52:00</text:p>
      <text:p text:style-name="P4">
地点: Kerch Strait, Ukraine (Latitude:45.35601 Longtitude:36.46418)</text:p>
      <text:p text:style-name="P4">
视频: []</text:p>
      <text:p text:style-name="P4">
图片: []</text:p>
      <text:p text:style-name="P4">
标签: ["Central and Eastern Europe"]</text:p>
      <text:p text:style-name="P4">
Id: 22557152</text:p>
      <!--METADATA-->
      <text:p text:style-name="P4">
俄罗斯FSB拘留在克里米亚的一个人，指责他代表乌克兰做准备的攻击者</text:p>
      <text:p text:style-name="P4">
新闻集链接：<text:a xlink:type="simple" xlink:href="https://liveuamap.com/en/2023/19-april-russian-fsb-detained-a-man-in-crimea-accused-him" text:style-name="Internet_20_link" text:visited-style-name="Visited_20_Internet_20_Link">
https://liveuamap.com/en/2023/19-April-Russian-fsb-detaine-a-man-in-in-in-crimea-cucuscuscused-him</text:a>
</text:p>
      <text:p text:style-name="P4">
News Source: <text:a xlink:type="simple" xlink:href="https://t.me/rian_ru/200256" text:style-name="Internet_20_link" text:visited-style-name="Visited_20_Internet_20_Link">
https://t.me/rian_ru/200256</text:a>
</text:p>
      <!--NEWS-->
      <text:h text:style-name="P10" text:outline-level="1">
<text:span text:style-name="T4">
在Vovchansk的俄罗斯空袭之后，从瓦砾中提取的2具尸体</text:span>
</text:h>
      <text:p text:style-name="P4">
作者: liveuamap (Language: en)</text:p>
      <text:p text:style-name="P4">
时间: 2023-04-19T03:55:11</text:p>
      <text:p text:style-name="P4">
地点: Kharkiv (Latitude:50.28953 Longtitude:36.93655)</text:p>
      <text:p text:style-name="P4">
视频: []</text:p>
      <text:p text:style-name="P4">
图片: ["<text:a xlink:type="simple" xlink:href="https://liveuamap.com/pics/2023/04/19/22557151_0.jpg" text:style-name="Internet_20_link" text:visited-style-name="Visited_20_Internet_20_Link">
22557151_0.jpg</text:a>
", "<text:a xlink:type="simple" xlink:href="https://liveuamap.com/pics/2023/04/19/22557151_1.jpg" text:style-name="Internet_20_link" text:visited-style-name="Visited_20_Internet_20_Link">
22557151_1.jpg</text:a>
"]</text:p>
      <text:p text:style-name="P4">
标签: ["Europe", "Central and Eastern Europe"]</text:p>
      <text:p text:style-name="P4">
Id: 22557151</text:p>
      <!--METADATA-->
      <text:p text:style-name="P4">
在Vovchansk的俄罗斯空袭之后，从瓦砾中提取的2具尸体</text:p>
      <text:p text:style-name="P4">
<draw:frame draw:style-name="fr1" draw:name="Image139" text:anchor-type="as-char" svg:width="6.9236in" svg:height="4.777284in" draw:z-index="0">
<draw:image xlink:href="../Images/liveuamap/2023-04-19T03-55-11/22557151_0.jpg" xlink:type="simple" xlink:show="embed" xlink:actuate="onLoad" draw:mime-type="image/jpeg"/>
</draw:frame>
<draw:frame draw:style-name="fr1" draw:name="Image140" text:anchor-type="as-char" svg:width="6.9236in" svg:height="5.054228in" draw:z-index="0">
<draw:image xlink:href="../Images/liveuamap/2023-04-19T03-55-11/22557151_1.jpg" xlink:type="simple" xlink:show="embed" xlink:actuate="onLoad" draw:mime-type="image/jpeg"/>
</draw:frame>
新闻集链接：<text:a xlink:type="simple" xlink:href="https://liveuamap.com/en/2023/19-april-2-bodies-extracted-from-the-rubble-after-russian" text:style-name="Internet_20_link" text:visited-style-name="Visited_20_Internet_20_Link">
https://liveuamap.com/en/2023/19-APRIL-2-BODIES-XTRAMENDED-FROM-THE-RUBBLE--RUBBLE-俄罗斯人</text:a>
</text:p>
      <text:p text:style-name="P4">
News Source: <text:a xlink:type="simple" xlink:href="https://t.me/synegubov/5985" text:style-name="Internet_20_link" text:visited-style-name="Visited_20_Internet_20_Link">
https://t.me/synegubov/5985</text:a>
</text:p>
      <!--NEWS-->
      <text:h text:style-name="P10" text:outline-level="1">
<text:span text:style-name="T4">
在Sivershchyna和Slobozhanschyna的指示俄罗斯军队炮击了Chernihiv Reg的Hremyach ...</text:span>
</text:h>
      <text:p text:style-name="P4">
作者: liveuamap (Language: en)</text:p>
      <text:p text:style-name="P4">
时间: 2023-04-19T04:47:00</text:p>
      <text:p text:style-name="P4">
地点: Vovchansk (Latitude:50.4153 Longtitude:37.38888)</text:p>
      <text:p text:style-name="P4">
视频: []</text:p>
      <text:p text:style-name="P4">
图片: []</text:p>
      <text:p text:style-name="P4">
标签: ["Russia"]</text:p>
      <text:p text:style-name="P4">
Id: 22557171</text:p>
      <!--METADATA-->
      <text:p text:style-name="P4">
At Sivershchyna and Slobozhanschyna directions Russian army shelled Hremyachof Chernihiv region, Velyka Berizka, Korenok, Boyaro-Lezhachi,Iskryskivschyna, Volfyne and Richky of Sumy region, also Veterynarne, KozachaLopan, Hlyboke, Vovchansk, Bochkove, Okhrimivka and Nesterne of Kharkivregion, - General Staff乌克兰的武装部队在早上报告中说</text:p>
      <text:p text:style-name="P4">
新闻集链接：(https://liveuamap.com/en/2023/19-april-at-sivershchyna-and-slobozhanschyna-directions-russian)</text:p>
      <text:p text:style-name="P4">
News Source: <text:a xlink:type="simple" xlink:href="https://t.me/lumsrc/4531" text:style-name="Internet_20_link" text:visited-style-name="Visited_20_Internet_20_Link">
https://t.me/lumsrc/4531</text:a>
</text:p>
      <!--NEWS-->
      <text:h text:style-name="P10" text:outline-level="1">
<text:span text:style-name="T4">
俄罗斯部队在Lyman，Bakhmut，Avdiivka和Maryinka Directio进行进攻行动...</text:span>
</text:h>
      <text:p text:style-name="P4">
作者: liveuamap (Language: en)</text:p>
      <text:p text:style-name="P4">
时间: 2023-04-19T04:50:04</text:p>
      <text:p text:style-name="P4">
地点: Zaporizhzhia (Latitude:47.77383 Longtitude:37.07405)</text:p>
      <text:p text:style-name="P4">
视频: []</text:p>
      <text:p text:style-name="P4">
图片: []</text:p>
      <text:p text:style-name="P4">
标签: ["Russia"]</text:p>
      <text:p text:style-name="P4">
Id: 22557156</text:p>
      <!--METADATA-->
      <text:p text:style-name="P4">
俄罗斯部队在莱曼，巴赫穆特，阿夫迪夫卡和玛丽卡执行进攻行动。 乌克兰军队遭到了60多次俄罗斯袭击。</text:p>
      <text:p text:style-name="P4">
新闻集链接：<text:a xlink:type="simple" xlink:href="https://liveuamap.com/en/2023/19-april-russian-forces-conducting-offensive-actions-at-lyman" text:style-name="Internet_20_link" text:visited-style-name="Visited_20_Internet_20_Link">
https://liveuamap.com/en/2023/19-April-Russian-forces-conducting-Conducting-forctensive-actions-actions-actions-at-lyman</text:a>
</text:p>
      <text:p text:style-name="P4">
News Source: <text:a xlink:type="simple" xlink:href="https://t.me/lumsrc/4539" text:style-name="Internet_20_link" text:visited-style-name="Visited_20_Internet_20_Link">
https://t.me/lumsrc/4539</text:a>
</text:p>
      <!--NEWS-->
      <text:h text:style-name="P10" text:outline-level="1">
<text:span text:style-name="T4">
Donetsk Oblast（12:27）。 红色警报：空中威胁。 警笛声。 立即掩盖！</text:span>
</text:h>
      <text:p text:style-name="P4">
作者: liveuamap (Language: en)</text:p>
      <text:p text:style-name="P4">
时间: 2023-04-19T06:28:00</text:p>
      <text:p text:style-name="P4">
地点: Donetsk Oblast (Latitude:48.72778 Longtitude:37.5786)</text:p>
      <text:p text:style-name="P4">
视频: []</text:p>
      <text:p text:style-name="P4">
图片: []</text:p>
      <text:p text:style-name="P4">
标签: ["Europe", "Central and Eastern Europe"]</text:p>
      <text:p text:style-name="P4">
Id: 22557181</text:p>
      <!--METADATA-->
      <text:p text:style-name="P4">
Donetsk Oblast(12:27). Red Alert: aerial threat. Sirens sounding. Take covernow!</text:p>
      <text:p text:style-name="P4">
News Collection Link: <text:a xlink:type="simple" xlink:href="https://liveuamap.com/en/2023/19-april-donetsk-oblast1227-red-alert-aerial-g" text:style-name="Internet_20_link" text:visited-style-name="Visited_20_Internet_20_Link">
https://liveuamap.com/en/2023/19-april-donetsk-oblast1227-red-alert-aerial-g</text:a>
</text:p>
      <text:p text:style-name="P4">
News Source: <text:a xlink:type="simple" xlink:href="https://t.me/air_alert_ua/43325" text:style-name="Internet_20_link" text:visited-style-name="Visited_20_Internet_20_Link">
https://t.me/air_alert_ua/43325</text:a>
</text:p>
      <!--NEWS-->
      <text:h text:style-name="P10" text:outline-level="1">
<text:span text:style-name="T4">
昨天在苏米地区里凡恩村（Rivne Village）杀死了1人</text:span>
</text:h>
      <text:p text:style-name="P4">
作者: liveuamap (Language: en)</text:p>
      <text:p text:style-name="P4">
时间: 2023-04-19T06:32:01</text:p>
      <text:p text:style-name="P4">
地点: Sumy (Latitude:51.31398 Longtitude:34.21761)</text:p>
      <text:p text:style-name="P4">
视频: []</text:p>
      <text:p text:style-name="P4">
图片: []</text:p>
      <text:p text:style-name="P4">
标签: ["Russia", "Central and Eastern Europe"]</text:p>
      <text:p text:style-name="P4">
Id: 22557182</text:p>
      <!--METADATA-->
      <text:p text:style-name="P4">
1人因俄罗斯炮击在苏米地区的里恩村(Rivne Village)杀害</text:p>
      <text:p text:style-name="P4">
新闻集链接：<text:a xlink:type="simple" xlink:href="https://liveuamap.com/en/2023/19-april-1-person-killed-as-result-of-russian-shelling-in" text:style-name="Internet_20_link" text:visited-style-name="Visited_20_Internet_20_Link">
https://liveuamap.com/en/2023/19-April-1-person-kill-kill-kill-as-result-of俄罗斯 - 苏格兰 - 苏格兰语</text:a>
</text:p>
      <text:p text:style-name="P4">
News Source: <text:a xlink:type="simple" xlink:href="https://t.me/suspilnesumy/11364" text:style-name="Internet_20_link" text:visited-style-name="Visited_20_Internet_20_Link">
https://t.me/suspilnesumy/11364</text:a>
</text:p>
      <!--NEWS-->
      <text:h text:style-name="P10" text:outline-level="1">
<text:span text:style-name="T4">
Zaporizka Oblast（14:55）。 红色警报：空中威胁。 警笛声。 立即掩盖！</text:span>
</text:h>
      <text:p text:style-name="P4">
作者: liveuamap (Language: en)</text:p>
      <text:p text:style-name="P4">
时间: 2023-04-19T08:57:00</text:p>
      <text:p text:style-name="P4">
地点: Zaporizka Oblast (Latitude:47.612141 Longtitude:35.764141)</text:p>
      <text:p text:style-name="P4">
视频: []</text:p>
      <text:p text:style-name="P4">
图片: []</text:p>
      <text:p text:style-name="P4">
标签: ["Europe", "Central and Eastern Europe"]</text:p>
      <text:p text:style-name="P4">
Id: 22557193</text:p>
      <!--METADATA-->
      <text:p text:style-name="P4">
Zaporizhzhia地区(14:55). Red Alert: aerial threat. Sirens sounding. Take covernow!</text:p>
      <text:p text:style-name="P4">
News Collection Link: <text:a xlink:type="simple" xlink:href="https://liveuamap.com/en/2023/19-april-zaporizka-oblast1455-red-alert-aeriag" text:style-name="Internet_20_link" text:visited-style-name="Visited_20_Internet_20_Link">
https://liveuamap.com/en/2023/19-april-zaporizka-oblast1455-red-alert-aeriag</text:a>
</text:p>
      <text:p text:style-name="P4">
News Source: <text:a xlink:type="simple" xlink:href="https://t.me/air_alert_ua/43327" text:style-name="Internet_20_link" text:visited-style-name="Visited_20_Internet_20_Link">
https://t.me/air_alert_ua/43327</text:a>
</text:p>
      <!--NEWS-->
      <text:h text:style-name="P10" text:outline-level="1">
<text:span text:style-name="T4">
Donetsk Oblast（15:29）。 红色警报：空中威胁。 警笛声。 立即掩盖！</text:span>
</text:h>
      <text:p text:style-name="P4">
作者: liveuamap (Language: en)</text:p>
      <text:p text:style-name="P4">
时间: 2023-04-19T09:29:00</text:p>
      <text:p text:style-name="P4">
地点: Donetsk Oblast (Latitude:48.72796 Longtitude:37.57845)</text:p>
      <text:p text:style-name="P4">
视频: []</text:p>
      <text:p text:style-name="P4">
图片: []</text:p>
      <text:p text:style-name="P4">
标签: ["Europe", "Central and Eastern Europe"]</text:p>
      <text:p text:style-name="P4">
Id: 22557194</text:p>
      <!--METADATA-->
      <text:p text:style-name="P4">
Donetsk Oblast(15:29). Red Alert: aerial threat. Sirens sounding. Take covernow!</text:p>
      <text:p text:style-name="P4">
News Collection Link: <text:a xlink:type="simple" xlink:href="https://liveuamap.com/en/2023/19-april-donetsk-oblast1529-red-alert-aerial-g" text:style-name="Internet_20_link" text:visited-style-name="Visited_20_Internet_20_Link">
https://liveuamap.com/en/2023/19-april-donetsk-oblast1529-red-alert-aerial-g</text:a>
</text:p>
      <text:p text:style-name="P4">
News Source: <text:a xlink:type="simple" xlink:href="https://t.me/air_alert_ua/43329" text:style-name="Internet_20_link" text:visited-style-name="Visited_20_Internet_20_Link">
https://t.me/air_alert_ua/43329</text:a>
</text:p>
      <!--NEWS-->
      <text:h text:style-name="P10" text:outline-level="1">
<text:span text:style-name="T4">
Poltavska Oblast（16:39）。 红色警报：空中威胁。 警笛声。 立即掩盖！</text:span>
</text:h>
      <text:p text:style-name="P4">
作者: liveuamap (Language: en)</text:p>
      <text:p text:style-name="P4">
时间: 2023-04-19T10:40:00</text:p>
      <text:p text:style-name="P4">
地点: Poltavska Oblast (Latitude:49.47705000 Longtitude:33.81866000)</text:p>
      <text:p text:style-name="P4">
视频: []</text:p>
      <text:p text:style-name="P4">
图片: []</text:p>
      <text:p text:style-name="P4">
标签: ["Europe", "Central and Eastern Europe"]</text:p>
      <text:p text:style-name="P4">
Id: 22557196</text:p>
      <!--METADATA-->
      <text:p text:style-name="P4">
poltava(16:39). Red Alert: aerial threat. Sirens sounding. Take covernow!</text:p>
      <text:p text:style-name="P4">
News Collection Link: <text:a xlink:type="simple" xlink:href="https://liveuamap.com/en/2023/19-april-poltavska-oblast1639-red-alert-aeriag" text:style-name="Internet_20_link" text:visited-style-name="Visited_20_Internet_20_Link">
https://liveuamap.com/en/2023/19-april-poltavska-oblast1639-red-alert-aeriag</text:a>
</text:p>
      <text:p text:style-name="P4">
News Source: <text:a xlink:type="simple" xlink:href="https://t.me/air_alert_ua/43331" text:style-name="Internet_20_link" text:visited-style-name="Visited_20_Internet_20_Link">
https://t.me/air_alert_ua/43331</text:a>
</text:p>
      <!--NEWS-->
      <text:h text:style-name="P10" text:outline-level="1">
<text:span text:style-name="T4">
哈尔基夫（Kharkiv），哈尔基夫斯卡（Kharkivska）持久性（16:40）。 红色警报：空中威胁。 警笛声。 立即掩盖！</text:span>
</text:h>
      <text:p text:style-name="P4">
作者: liveuamap (Language: en)</text:p>
      <text:p text:style-name="P4">
时间: 2023-04-19T10:41:00</text:p>
      <text:p text:style-name="P4">
地点: Kharkiv (Latitude:49.98184 Longtitude:36.25256)</text:p>
      <text:p text:style-name="P4">
视频: []</text:p>
      <text:p text:style-name="P4">
图片: []</text:p>
      <text:p text:style-name="P4">
标签: ["Europe", "Central and Eastern Europe"]</text:p>
      <text:p text:style-name="P4">
Id: 22557197</text:p>
      <!--METADATA-->
      <text:p text:style-name="P4">
哈尔基夫(Kharkiv)，哈尔基夫地区(16:40). Red Alert: aerial threat. Sirens sounding.Take cover now!</text:p>
      <text:p text:style-name="P4">
News Collection Link: <text:a xlink:type="simple" xlink:href="https://liveuamap.com/en/2023/19-april-kharkiv-kharkivska-oblast1640-red-alg" text:style-name="Internet_20_link" text:visited-style-name="Visited_20_Internet_20_Link">
https://liveuamap.com/en/2023/19-april-kharkiv-kharkivska-oblast1640-red-alg</text:a>
</text:p>
      <text:p text:style-name="P4">
News Source: <text:a xlink:type="simple" xlink:href="https://t.me/suspilnekharkiv/24023" text:style-name="Internet_20_link" text:visited-style-name="Visited_20_Internet_20_Link">
https://t.me/suspilnekharkiv/24023</text:a>
</text:p>
      <!--NEWS-->
      <text:h text:style-name="P10" text:outline-level="1">
<text:span text:style-name="T4">
Sumska Oblast（16:40）。 红色警报：空中威胁。 警笛声。 立即掩盖！</text:span>
</text:h>
      <text:p text:style-name="P4">
作者: liveuamap (Language: en)</text:p>
      <text:p text:style-name="P4">
时间: 2023-04-19T10:42:00</text:p>
      <text:p text:style-name="P4">
地点: Sumska Oblast (Latitude:51.00000000 Longtitude:34.00000000)</text:p>
      <text:p text:style-name="P4">
视频: []</text:p>
      <text:p text:style-name="P4">
图片: []</text:p>
      <text:p text:style-name="P4">
标签: ["Europe", "Central and Eastern Europe"]</text:p>
      <text:p text:style-name="P4">
Id: 22557198</text:p>
      <!--METADATA-->
      <text:p text:style-name="P4">
Sumy地区(16:40). Red Alert: aerial threat. Sirens sounding. Take covernow!</text:p>
      <text:p text:style-name="P4">
News Collection Link: <text:a xlink:type="simple" xlink:href="https://liveuamap.com/en/2023/19-april-sumska-oblast1640-red-alert-aerial-tg" text:style-name="Internet_20_link" text:visited-style-name="Visited_20_Internet_20_Link">
https://liveuamap.com/en/2023/19-april-sumska-oblast1640-red-alert-aerial-tg</text:a>
</text:p>
      <text:p text:style-name="P4">
News Source: <text:a xlink:type="simple" xlink:href="https://t.me/air_alert_ua/43333" text:style-name="Internet_20_link" text:visited-style-name="Visited_20_Internet_20_Link">
https://t.me/air_alert_ua/43333</text:a>
</text:p>
      <!--NEWS-->
      <text:h text:style-name="P10" text:outline-level="1">
<text:span text:style-name="T4">
Zaporizka Oblast（18:42）。 红色警报：空中威胁。 警笛声。 立即掩盖！</text:span>
</text:h>
      <text:p text:style-name="P4">
作者: liveuamap (Language: en)</text:p>
      <text:p text:style-name="P4">
时间: 2023-04-19T12:43:00</text:p>
      <text:p text:style-name="P4">
地点: Zaporizka Oblast (Latitude:47.612021 Longtitude:35.765261)</text:p>
      <text:p text:style-name="P4">
视频: []</text:p>
      <text:p text:style-name="P4">
图片: []</text:p>
      <text:p text:style-name="P4">
标签: ["Europe", "Central and Eastern Europe"]</text:p>
      <text:p text:style-name="P4">
Id: 22557223</text:p>
      <!--METADATA-->
      <text:p text:style-name="P4">
Zaporizhzhia地区(18:42). Red Alert: aerial threat. Sirens sounding. Take covernow!</text:p>
      <text:p text:style-name="P4">
News Collection Link: <text:a xlink:type="simple" xlink:href="https://liveuamap.com/en/2023/19-april-zaporizka-oblast1842-red-alert-aeriag" text:style-name="Internet_20_link" text:visited-style-name="Visited_20_Internet_20_Link">
https://liveuamap.com/en/2023/19-april-zaporizka-oblast1842-red-alert-aeriag</text:a>
</text:p>
      <text:p text:style-name="P4">
News Source: <text:a xlink:type="simple" xlink:href="https://t.me/suspilnezaporizhzhya/12238" text:style-name="Internet_20_link" text:visited-style-name="Visited_20_Internet_20_Link">
https://t.me/suspilnezaporizhzhya/12238</text:a>
</text:p>
      <!--NEWS-->
      <text:h text:style-name="P10" text:outline-level="1">
<text:span text:style-name="T4">
Dnipro，Dnipropetrovska Oblast（18:46）。 红色警报：空中威胁。 警笛声。 掩护...</text:span>
</text:h>
      <text:p text:style-name="P4">
作者: liveuamap (Language: en)</text:p>
      <text:p text:style-name="P4">
时间: 2023-04-19T12:46:00</text:p>
      <text:p text:style-name="P4">
地点: Dnipro (Latitude:48.45833 Longtitude:35.03963)</text:p>
      <text:p text:style-name="P4">
视频: []</text:p>
      <text:p text:style-name="P4">
图片: []</text:p>
      <text:p text:style-name="P4">
标签: ["Europe", "Central and Eastern Europe"]</text:p>
      <text:p text:style-name="P4">
Id: 22557224</text:p>
      <!--METADATA-->
      <text:p text:style-name="P4">
dnipro，dnipropetrovsk区域(18:46). Red Alert: aerial threat. Sirenssounding. Take cover now!</text:p>
      <text:p text:style-name="P4">
News Collection Link: <text:a xlink:type="simple" xlink:href="https://liveuamap.com/en/2023/19-april-dnipro-dnipropetrovska-oblast1846-reg" text:style-name="Internet_20_link" text:visited-style-name="Visited_20_Internet_20_Link">
https://liveuamap.com/en/2023/19-april-dnipro-dnipropetrovska-oblast1846-reg</text:a>
</text:p>
      <text:p text:style-name="P4">
News Source: <text:a xlink:type="simple" xlink:href="https://t.me/suspilnednipro/14558" text:style-name="Internet_20_link" text:visited-style-name="Visited_20_Internet_20_Link">
https://t.me/suspilnednipro/14558</text:a>
</text:p>
      <!--NEWS-->
      <text:h text:style-name="P10" text:outline-level="1">
<text:span text:style-name="T4">
Donetsk Oblast（19:40）。 红色警报：空中威胁。 警笛声。 立即掩盖！</text:span>
</text:h>
      <text:p text:style-name="P4">
作者: liveuamap (Language: en)</text:p>
      <text:p text:style-name="P4">
时间: 2023-04-19T13:42:00</text:p>
      <text:p text:style-name="P4">
地点: Donetsk Oblast (Latitude:48.72845 Longtitude:37.57729)</text:p>
      <text:p text:style-name="P4">
视频: []</text:p>
      <text:p text:style-name="P4">
图片: []</text:p>
      <text:p text:style-name="P4">
标签: ["Europe", "Central and Eastern Europe"]</text:p>
      <text:p text:style-name="P4">
Id: 22557259</text:p>
      <!--METADATA-->
      <text:p text:style-name="P4">
Donetsk Oblast(19:40). Red Alert: aerial threat. Sirens sounding. Take covernow!</text:p>
      <text:p text:style-name="P4">
News Collection Link: <text:a xlink:type="simple" xlink:href="https://liveuamap.com/en/2023/19-april-donetsk-oblast1940-red-alert-aerial-g" text:style-name="Internet_20_link" text:visited-style-name="Visited_20_Internet_20_Link">
https://liveuamap.com/en/2023/19-april-donetsk-oblast1940-red-alert-aerial-g</text:a>
</text:p>
      <text:p text:style-name="P4">
News Source: <text:a xlink:type="simple" xlink:href="https://t.me/air_alert_ua/43339" text:style-name="Internet_20_link" text:visited-style-name="Visited_20_Internet_20_Link">
https://t.me/air_alert_ua/43339</text:a>
</text:p>
      <!--NEWS-->
      <text:h text:style-name="P10" text:outline-level="1">
<text:span text:style-name="T4">
军队的Rusian炮击了伟大的Mikhailivka和Dnepropetrovsk的Red Grigorigorivka Timmumunis ...</text:span>
</text:h>
      <text:p text:style-name="P4">
作者: liveuamap (Language: en)</text:p>
      <text:p text:style-name="P4">
时间: 2023-04-19T13:43:28</text:p>
      <text:p text:style-name="P4">
地点: Nikopol (Latitude:47.62745 Longtitude:34.47098)</text:p>
      <text:p text:style-name="P4">
视频: []</text:p>
      <text:p text:style-name="P4">
图片: ["<text:a xlink:type="simple" xlink:href="https://liveuamap.com/pics/2023/04/19/22557260_0.jpg" text:style-name="Internet_20_link" text:visited-style-name="Visited_20_Internet_20_Link">
22557260_0.jpg</text:a>
", "<text:a xlink:type="simple" xlink:href="https://liveuamap.com/pics/2023/04/19/22557260_1.jpg" text:style-name="Internet_20_link" text:visited-style-name="Visited_20_Internet_20_Link">
22557260_1.jpg</text:a>
", "<text:a xlink:type="simple" xlink:href="https://liveuamap.com/pics/2023/04/19/22557260_2.jpg" text:style-name="Internet_20_link" text:visited-style-name="Visited_20_Internet_20_Link">
22557260_2.jpg</text:a>
"]</text:p>
      <text:p text:style-name="P4">
标签: []</text:p>
      <text:p text:style-name="P4">
Id: 22557260</text:p>
      <!--METADATA-->
      <text:p text:style-name="P4">
陆军卢斯安炮击Velyka Mikhailivka和Chervonohrigorivka Timmune(</text:p>
      <text:p text:style-name="P4">
呢(Images/liveuamap/2023-04-19T13-43-28/22557260_0.jpg)<draw:frame draw:style-name="fr1" draw:name="Image141" text:anchor-type="as-char" svg:width="6.9236in" svg:height="5.339827in" draw:z-index="0">
<draw:image xlink:href="../Images/liveuamap/2023-04-19T13-43-28/22557260_1.jpg" xlink:type="simple" xlink:show="embed" xlink:actuate="onLoad" draw:mime-type="image/jpeg"/>
</draw:frame>
<draw:frame draw:style-name="fr1" draw:name="Image142" text:anchor-type="as-char" svg:width="6.9236in" svg:height="4.292632in" draw:z-index="0">
<draw:image xlink:href="../Images/liveuamap/2023-04-19T13-43-28/22557260_2.jpg" xlink:type="simple" xlink:show="embed" xlink:actuate="onLoad" draw:mime-type="image/jpeg"/>
</draw:frame>
新闻集链接：<text:a xlink:type="simple" xlink:href="https://liveuamap.com/en/2023/19-april-russian-army-shelled-velyka-mykhailivka-and-chervonohryhorivka" text:style-name="Internet_20_link" text:visited-style-name="Visited_20_Internet_20_Link">
https://liveuamap.com/en/2023/2023/19-APRIL-RUSSIAN-ARMY-SHELLED-VELYKA-VELYKA-MYKHAILIVKA-AND-CHERVONOHRYHORRYHORIVKA</text:a>
</text:p>
      <text:p text:style-name="P4">
News Source: <text:a xlink:type="simple" xlink:href="https://t.me/dnipro_now/39396" text:style-name="Internet_20_link" text:visited-style-name="Visited_20_Internet_20_Link">
https://t.me/dnipro_now/39396</text:a>
</text:p>
      <!--NEWS-->
      <text:h text:style-name="P10" text:outline-level="1">
<text:span text:style-name="T4">
美国宣布对乌克兰的新安全援助 - 价值高达3.25亿美元。 援助包括Mor ...</text:span>
</text:h>
      <text:p text:style-name="P4">
作者: liveuamap (Language: en)</text:p>
      <text:p text:style-name="P4">
时间: 2023-04-19T13:45:07</text:p>
      <text:p text:style-name="P4">
地点: Arlington, Virginia (Latitude:38.86818 Longtitude:-77.05553)</text:p>
      <text:p text:style-name="P4">
视频: []</text:p>
      <text:p text:style-name="P4">
图片: ["<text:a xlink:type="simple" xlink:href="https://liveuamap.com/pics/2023/04/19/22557261_0.png" text:style-name="Internet_20_link" text:visited-style-name="Visited_20_Internet_20_Link">
22557261_0.png</text:a>
"]</text:p>
      <text:p text:style-name="P4">
标签: ["Weapons", "USA"]</text:p>
      <text:p text:style-name="P4">
Id: 22557261</text:p>
      <!--METADATA-->
      <text:p text:style-name="P4">
美国宣布为乌克兰提供新的安全援助 - 值得超过3.25亿美元。aid包括更多的himars，炮弹，反卸货能力等等</text:p>
      <text:p text:style-name="P4">
<draw:frame draw:style-name="fr1" draw:name="Image143" text:anchor-type="as-char" svg:width="6.9236in" svg:height="2.893909in" draw:z-index="0">
<draw:image xlink:href="../Images/liveuamap/2023-04-19T13-45-07/22557261_0.png" xlink:type="simple" xlink:show="embed" xlink:actuate="onLoad" draw:mime-type="image/png"/>
</draw:frame>
新闻集链接：<text:a xlink:type="simple" xlink:href="https://liveuamap.com/en/2023/19-april-us-announces-new-security-assistance-for-ukraine" text:style-name="Internet_20_link" text:visited-style-name="Visited_20_Internet_20_Link">
https://liveuamap.com/en/2023/19-April-us-announces-new-new-security-security-assistance-for-ukraine</text:a>
</text:p>
      <text:p text:style-name="P4">
News Source: <text:a xlink:type="simple" xlink:href="https://twitter.com/jseldin/status/1648744007546044450" text:style-name="Internet_20_link" text:visited-style-name="Visited_20_Internet_20_Link">
https://twitter.com/jseldin/status/1648744007546044450</text:a>
</text:p>
      <!--NEWS-->
      <text:h text:style-name="P10" text:outline-level="1">
<text:span text:style-name="T4">
防空活动在Dnipro City活跃</text:span>
</text:h>
      <text:p text:style-name="P4">
作者: liveuamap (Language: en)</text:p>
      <text:p text:style-name="P4">
时间: 2023-04-19T14:37:19</text:p>
      <text:p text:style-name="P4">
地点: Dnipro (Latitude:48.4153 Longtitude:35.09583)</text:p>
      <text:p text:style-name="P4">
视频: []</text:p>
      <text:p text:style-name="P4">
图片: []</text:p>
      <text:p text:style-name="P4">
标签: ["Europe", "Central and Eastern Europe"]</text:p>
      <text:p text:style-name="P4">
Id: 22557273</text:p>
      <!--METADATA-->
      <text:p text:style-name="P4">
防空活动在Dnipro City活跃</text:p>
      <text:p text:style-name="P4">
新闻集链接：<text:a xlink:type="simple" xlink:href="https://liveuamap.com/en/2023/19-april-air-defense-is-active-in-dnipro-city" text:style-name="Internet_20_link" text:visited-style-name="Visited_20_Internet_20_Link">
https://liveuamap.com/en/2023/19-APRIL-AIR--DEFENSE-IS-IS-ARTIVE-IN-DNIPRO-CITY</text:a>
</text:p>
      <text:p text:style-name="P4">
News Source: <text:a xlink:type="simple" xlink:href="https://t.me/ermaka2022/2480" text:style-name="Internet_20_link" text:visited-style-name="Visited_20_Internet_20_Link">
https://t.me/ermaka2022/2480</text:a>
</text:p>
      <!--NEWS-->
      <text:h text:style-name="P10" text:outline-level="1">
<text:span text:style-name="T4">
俄罗斯的巴赫穆特已经成为最昂贵的行动之一 - 画家</text:span>
</text:h>
      <text:p text:style-name="P4">
作者: Ukrinform (Person)</text:p>
      <text:p text:style-name="P4">
出版商: Укринформ (Organization)</text:p>
      <text:p text:style-name="P4">
出版时间: 2023-04-19T15:22:00+03:00</text:p>
      <text:p text:style-name="P4">
修改时间: 2023-04-19T15:22:00+03:00</text:p>
      <text:p text:style-name="P4">
描述: 俄罗斯人的巴赫穆特已经成为最昂贵的行动，因为在那里他们遭受了技术和生命力的最大损失。  - 乌克林。</text:p>
      <text:p text:style-name="P4">
图片: ["<text:a xlink:type="simple" xlink:href="https://static.ukrinform.com/photos/2022_08/thumb_files/630_360_1660222320-238.jpg" text:style-name="Internet_20_link" text:visited-style-name="Visited_20_Internet_20_Link">
630_360_16602...</text:a>
"]</text:p>
      <text:p text:style-name="P4">
标签: ['Бахмут', 'Війна з росією', 'Ганна Маляр', 'Єдині новини']</text:p>
      <text:p text:style-name="P4">
类型: Article</text:p>
      <!--METADATA-->
      <text:p text:style-name="P4">
<draw:frame draw:style-name="fr1" draw:name="Image144" text:anchor-type="as-char" svg:width="6.9236in" svg:height="3.956343in" draw:z-index="0">
<draw:image xlink:href="../Images/yкринформ/2023-04-19T15-22-00-03-00/630_360_1660222320-238.jpg" xlink:type="simple" xlink:show="embed" xlink:actuate="onLoad" draw:mime-type="image/jpeg"/>
</draw:frame>
巴赫穆特(Bakhmut)对俄罗斯人已经成为最昂贵的行动，因为这是他们遭受技术和生命力损失最多的地方。</text:p>
      <text:p text:style-name="P4">
乌克林福姆报道，乌克兰国防部副部长安娜·马里亚尔(Anna Malyar)在Eviritelvahorphone中对此表示“一新新闻”。</text:p>
      <text:p text:style-name="P4">
“对于他们来说，首先，它可能是最昂贵的操作之一，因为大量设备用于非养护，从而偶然地被武装部队摧毁。 他们在那里遭受巨大的损失。 这些伤亡不仅仅是我们的损失。 这是一场战争，我们必须是现实主义者。 不幸的是，我们独立的代价。”画家说。</text:p>
      <text:p text:style-name="P4">
<text:span text:style-name="T4">
另请阅读：</text:span>
 <text:a xlink:type="simple" xlink:href="https://www.ukrinform.ua/rubric-ato/3697922-zsu-ne-ogolosuvatimut-kontrnastup-pevni-dii-vze-pocalisa-malar.html" text:style-name="Internet_20_link" text:visited-style-name="Visited_20_Internet_20_Link">
</text:a>
根据她的说法，我们在那里的命令计划使乌克兰的损失最小，因为他们可能在如此激烈的战斗中。</text:p>
      <text:p text:style-name="P4">
至于巴赫穆特(Bakhmut)，副部长强调，敌人挥舞着所有部队来控制这座城市。 “但是他们在那里扔了武器和设备。 这对人民非常重要。 看来这不仅是军事要点，而且是一个政治上的观点，因为他们还将所有宣传都投入了巴赫穆特。 因此，为了限制它们，我们还必须集中精力。 的确，因为他们无法通过犯规战斗领先，因为他们在其中输了，所以他们诉诸于验证的叙利亚战术，并实际上从建筑物的面貌中删除了。 在这种状态下，很难担任职位。 实际上，他们不能保持这种愿望。 确实，在某些地区，敌人略有促进。</text:p>
      <text:p text:style-name="P4">
<text:span text:style-name="T4">
另请阅读：</text:span>
 <text:a xlink:type="simple" xlink:href="https://www.ukrinform.ua/rubric-ato/3697207-vorog-namagaetsa-pereklasti-provinu-za-vbitih-ukrainciv-z-sebe-na-nas-malar.html" text:style-name="Internet_20_link" text:visited-style-name="Visited_20_Internet_20_Link">
<text:span text:style-name="T4">
画家</text:span>
</text:a>
正如乌克林福姆报道的那样，在过去的24小时内，俄罗斯在顿涅茨克袭击了33次罢工，贝壳遭受了14个定居点，58名平民遭到损害。</text:p>
      <text:p text:style-name="P4">
News Source: <text:a xlink:type="simple" xlink:href="https://www.ukrinform.ua/rubric-ato/3697951-bahmut-dla-rosii-vze-stav-odnieu-z-najdorozcih-operacij-malar.html" text:style-name="Internet_20_link" text:visited-style-name="Visited_20_Internet_20_Link">
https://www.ukrinform.ua/rubric-ato/3697951-bahmut-dla-rosii-vze-stav-odnieu-z-najdorozcih-operacij-malar.html</text:a>
</text:p>
      <!--NEWS-->
      <text:h text:style-name="P10" text:outline-level="1">
<text:span text:style-name="T4">
国会议员关于在治疗中向战斗机支付的低付款：这是个别军事部门的问题</text:span>
</text:h>
      <text:p text:style-name="P4">
作者: Ukrinform (Person)</text:p>
      <text:p text:style-name="P4">
出版商: Укринформ (Organization)</text:p>
      <text:p text:style-name="P4">
出版时间: 2023-04-19T15:28:00+03:00</text:p>
      <text:p text:style-name="P4">
修改时间: 2023-04-19T15:28:00+03:00</text:p>
      <text:p text:style-name="P4">
描述: 在受伤后接受治疗并且无法执行战斗任务的军人的低薪是个别军事部队的问题。  - 乌克林。</text:p>
      <text:p text:style-name="P4">
图片: ["<text:a xlink:type="simple" xlink:href="https://static.ukrinform.com/photos/2022_10/thumb_files/630_360_1664962274-875.jpg" text:style-name="Internet_20_link" text:visited-style-name="Visited_20_Internet_20_Link">
630_360_16649...</text:a>
"]</text:p>
      <text:p text:style-name="P4">
标签: ['Верховна Рада', 'Костенко', 'Війна з росією']</text:p>
      <text:p text:style-name="P4">
类型: Article</text:p>
      <!--METADATA-->
      <text:p text:style-name="P4">
<draw:frame draw:style-name="fr1" draw:name="Image145" text:anchor-type="as-char" svg:width="6.9236in" svg:height="3.956343in" draw:z-index="0">
<draw:image xlink:href="../Images/yкринформ/2023-04-19T15-28-00-03-00/630_360_1664962274-875.jpg" xlink:type="simple" xlink:show="embed" xlink:actuate="onLoad" draw:mime-type="image/jpeg"/>
</draw:frame>
在受伤后接受治疗的军人的低检查可以执行战斗任务 - 这是个单个军事部门的问题。</text:p>
      <text:p text:style-name="P4">
关于维克霍夫纳(Verkhovna Rada)国家安全委员会部长，情报辩护罗马·科斯滕科(Roman Kostenko)(议会派系“声音”)他在评论中说。</text:p>
      <text:p text:style-name="P4">
据他说，接受治疗的受伤军人继续获得津贴。 科斯滕科说：“他们不会降低薪水，那些受重伤的人的专家，他们会得到全部工资。</text:p>
      <text:p text:style-name="P4">
<text:span text:style-name="T4">
另请阅读：</text:span>
 <text:a xlink:type="simple" xlink:href="https://www.ukrinform.ua/rubric-polytics/3694631-do-radi-vnesli-proekt-postanovi-so-blokue-pidpisanna-zakonu-pro-doplati-vijskovim.html" text:style-name="Internet_20_link" text:visited-style-name="Visited_20_Internet_20_Link">
<text:span text:style-name="T4">
剩余</text:span>
</text:a>
在这种情况下，人民代表补充说，他与受伤者进行了沟通，这证实了所有付款在治疗期间继续接受。</text:p>
      <text:p text:style-name="P4">
他在治疗期间对军队的可能问题发表评论时，他被消耗掉了：“我认为这是个别军事部队的问题。”</text:p>
      <text:p text:style-name="P4">
据报道，网络上最近有许多消息，在其中接受过待遇并且无法完成任务的军队。(也就是说，具有“有限合适”或“暂时独特”的状态)，抱怨低工资，包括<text:a xlink:type="simple" xlink:href="https://wz.lviv.ua/ukraine/488258-yak-rodyna-viiskovosluzhbovtsia-mozhe-prozhyty-na-500-700-hrn-na-misiats" text:style-name="Internet_20_link" text:visited-style-name="Visited_20_Internet_20_Link">
</text:a>
.</text:p>
      <text:p text:style-name="P4">
<text:span text:style-name="T4">
Читайте також:</text:span>
 <text:a xlink:type="simple" xlink:href="https://www.ukrinform.ua/rubric-society/3694029-30-tisac-dla-vijskovih-venislavskij-kaze-so-dla-doplat-potribni-dodatkovi-kosti-v-budzet.html" text:style-name="Internet_20_link" text:visited-style-name="Visited_20_Internet_20_Link">
 <text:span text:style-name="T4">
доплат</text:span>
 </text:a>
今天的军事待遇在他们的集体中，呼吁武装部队的总参谋部在立法机构中解决这一问题，或者考虑进行立法和监管变更的可能性，伤害，伤害和伤害。VLK受到适当的废弃，无法使用的，自愿因卫生状况而被解雇的兵役。此前，Verkhovna Rada董事长Ruslan Stefanchuk在给乌克林福姆的评论中说<text:a xlink:type="simple" xlink:href="https://www.ukrinform.ua/rubric-society/3697910-vijskovi-prodovzuut-otrimuvati-nadbavki-u-period-likuvanna-pisla-poranen-stefancuk.html" text:style-name="Internet_20_link" text:visited-style-name="Visited_20_Internet_20_Link">
</text:a>
由相关监管行为提供</text:p>
      <text:p text:style-name="P4">
News Source: <text:a xlink:type="simple" xlink:href="https://www.ukrinform.ua/rubric-society/3697917-deputat-pro-nizki-viplati-bijcam-na-likuvanni-ce-pitanna-do-okremih-vijskovih-castin.html" text:style-name="Internet_20_link" text:visited-style-name="Visited_20_Internet_20_Link">
https://www.ukrinform.ua/rubric-society/3697917-deputat-pro-nizki-viplati-bijcam-na-likuvanni-ce-pitanna-do-okremih-vijskovih-castin.html</text:a>
</text:p>
      <!--NEWS-->
      <text:h text:style-name="P10" text:outline-level="1">
<text:span text:style-name="T4">
乌克兰已经在西班牙已经有六个loopard 2坦克</text:span>
</text:h>
      <text:p text:style-name="P4">
作者: Ukrinform (Person)</text:p>
      <text:p text:style-name="P4">
出版商: Укринформ (Organization)</text:p>
      <text:p text:style-name="P4">
出版时间: 2023-04-19T15:29:53+03:00</text:p>
      <text:p text:style-name="P4">
修改时间: 2023-04-19T15:29:53+03:00</text:p>
      <text:p text:style-name="P4">
描述: 西班牙将向乌克兰提供的六个豹子2坦克到达了该国北部的桑坦德港。  - 乌克林。</text:p>
      <text:p text:style-name="P4">
图片: ["<text:a xlink:type="simple" xlink:href="https://static.ukrinform.com/photos/2023_02/thumb_files/630_360_1677073795-317.jpg" text:style-name="Internet_20_link" text:visited-style-name="Visited_20_Internet_20_Link">
630_360_16770...</text:a>
"]</text:p>
      <text:p text:style-name="P4">
标签: ['Іспанія', 'Танк', 'Війна з росією']</text:p>
      <text:p text:style-name="P4">
类型: Article</text:p>
      <!--METADATA-->
      <text:p text:style-name="P4">
<draw:frame draw:style-name="fr1" draw:name="Image146" text:anchor-type="as-char" svg:width="6.9236in" svg:height="3.956343in" draw:z-index="0">
<draw:image xlink:href="../Images/yкринформ/2023-04-19T15-29-53-03-00/630_360_1677073795-317.jpg" xlink:type="simple" xlink:show="embed" xlink:actuate="onLoad" draw:mime-type="image/jpeg"/>
</draw:frame>
西班牙将为乌克兰提供的豹2到达该国的桑坦德港。</text:p>
      <text:p text:style-name="P4">
正如乌克林福姆报道的那样，它报告了<text:a xlink:type="simple" xlink:href="https://edition.cnn.com/europe/live-news/russia-ukraine-war-news-04-19-23/h_4e166e2924777c2187822f7237155d29" text:style-name="Internet_20_link" text:visited-style-name="Visited_20_Internet_20_Link">
</text:a>
这些坦克有望与提供的其他装甲车一起<text:a xlink:type="simple" xlink:href="https://www.ukrinform.ua/tag-ispania" text:style-name="Internet_20_link" text:visited-style-name="Visited_20_Internet_20_Link">
</text:a>
，将准备好到本月底在乌克兰出发。</text:p>
      <text:p text:style-name="P4">
Leopard-2坦克的服务要求相对较低，因此专家认为这些坦克可以迅速帮助乌克兰反映俄罗斯的侵略。</text:p>
      <text:p text:style-name="P4">
<text:span text:style-name="T4">
另请阅读：</text:span>
 <text:a xlink:type="simple" xlink:href="https://www.ukrinform.ua/rubric-ato/3697643-nimeccina-peredala-ukraini-sistemu-ppo-patriot.html" text:style-name="Internet_20_link" text:visited-style-name="Visited_20_Internet_20_Link">
</text:a>
正如乌克林福姆报道的<text:a xlink:type="simple" xlink:href="https://www.ukrinform.ua/rubric-ato/3688202-solc-pidtverdiv-nimeccina-peredala-ukraini-18-tankiv-leopard.html" text:style-name="Internet_20_link" text:visited-style-name="Visited_20_Internet_20_Link">
</text:a>
Leopard 2A6。乌克兰还从葡萄牙2A6收到了三个豹子坦克。</text:p>
      <text:p text:style-name="P4">
国防部长玛格丽塔·罗伯斯(Margarita Robles)在4月12日表示，豹子坦克将在未来几天将其转移到乌克兰。 谴责另外四个坦克，以后将转移。</text:p>
      <text:p text:style-name="P4">
News Source: <text:a xlink:type="simple" xlink:href="https://www.ukrinform.ua/rubric-ato/3697957-se-sist-tankiv-leopard-2-dla-ukraini-vze-v-ispanii.html" text:style-name="Internet_20_link" text:visited-style-name="Visited_20_Internet_20_Link">
https://www.ukrinform.ua/rubric-ato/3697957-se-sist-tankiv-leopard-2-dla-ukraini-vze-v-ispanii.html</text:a>
</text:p>
      <!--NEWS-->
      <text:h text:style-name="P10" text:outline-level="1">
<text:span text:style-name="T4">
这位11岁的乌克兰人在国际象棋锦标赛上赢得了银牌，并赢得了巴赫穆特的后卫</text:span>
</text:h>
      <text:p text:style-name="P4">
作者: Ukrinform (Person)</text:p>
      <text:p text:style-name="P4">
出版商: Укринформ (Organization)</text:p>
      <text:p text:style-name="P4">
出版时间: 2023-04-19T15:33:44+03:00</text:p>
      <text:p text:style-name="P4">
修改时间: 2023-04-19T15:33:44+03:00</text:p>
      <text:p text:style-name="P4">
描述: 来自乌克兰Dmitry Fedyanin的国际象棋球员在阿拉伯联合酋长国的儿童比赛中赢得了银牌，并为捍卫顿涅茨克地区巴赫穆特市的军队提供了奖项。  - 乌克林。</text:p>
      <text:p text:style-name="P4">
图片: ["<text:a xlink:type="simple" xlink:href="https://static.ukrinform.com/photos/2023_04/thumb_files/630_360_1681907114-497.jpg" text:style-name="Internet_20_link" text:visited-style-name="Visited_20_Internet_20_Link">
630_360_16819...</text:a>
", "<text:a xlink:type="simple" xlink:href="https://static.ukrinform.com/photos/2023_04/1681907113-551.jpg" text:style-name="Internet_20_link" text:visited-style-name="Visited_20_Internet_20_Link">
1681907113-55...</text:a>
"]</text:p>
      <text:p text:style-name="P4">
标签: ['Бахмут', 'Шахи', 'Війна з росією']</text:p>
      <text:p text:style-name="P4">
类型: Article</text:p>
      <!--METADATA-->
      <text:p text:style-name="P4">
<draw:frame draw:style-name="fr1" draw:name="Image147" text:anchor-type="as-char" svg:width="6.9236in" svg:height="3.956343in" draw:z-index="0">
<draw:image xlink:href="../Images/yкринформ/2023-04-19T15-33-44-03-00/630_360_1681907114-497.jpg" xlink:type="simple" xlink:show="embed" xlink:actuate="onLoad" draw:mime-type="image/jpeg"/>
</draw:frame>
国际象棋球员Dmytro Fedyanin在阿拉伯联合酋长国的儿童比赛中赢得了银牌，并为捍卫Donetsk地区的Citybakhmut的军队提供了奖项。</text:p>
      <text:p text:style-name="P4">
根据乌克林福姆的说法，第93个单独的机械大队冷纱报告(https://www.facebook.com/93OMBr/posts/pfbid0KpN6LbEhJPdWNv3hvNmXiwf2ndrrqP4NYHGSBgpiZcoHX5djHiRaSj5wDcQCQ4Htl).</text:p>
      <text:p text:style-name="P4">
“11-річний Дмитро Федянин, який через війну був вимушений переїхати зЛуганщини, серйозно займається шахами. На чемпіонаті ОАЕ з шахів у категоріїдля шахістів до 14 років хлопець виборов друге місце, не програвши жодноїпартії”, - ідеться в повідомленні.</text:p>
      <text:p text:style-name="P4">
<draw:frame draw:style-name="fr1" draw:name="Image148" text:anchor-type="as-char" svg:width="6.9236in" svg:height="9.468686in" draw:z-index="0">
<draw:image xlink:href="../Images/yкринформ/2023-04-19T15-33-44-03-00/1681907113-551.jpg" xlink:type="simple" xlink:show="embed" xlink:actuate="onLoad" draw:mime-type="image/jpeg"/>
</draw:frame>
所有的奖金，这个家伙决定将复活节传给第93寒流，该旅目前正在为巴赫穆特(Bakhmut)而战。</text:p>
      <text:p text:style-name="P4">
<text:span text:style-name="T4">
另请阅读：</text:span>
 <text:a xlink:type="simple" xlink:href="https://www.ukrinform.ua/rubric-ato/3697951-bahmut-dla-rosii-vze-stav-odnieu-z-najdorozcih-operacij-malar.html" text:style-name="Internet_20_link" text:visited-style-name="Visited_20_Internet_20_Link">
<text:span text:style-name="T4">
 bakhmut </text:span>
</text:a>
乌克林福姆(Ukrinform)表示，据总参谋部<text:a xlink:type="simple" xlink:href="https://www.ukrinform.ua/rubric-ato/3697709-sili-oboroni-vidbili-ponad-60-atak-rosian-na-cotiroh-napramkah.html" text:style-name="Internet_20_link" text:visited-style-name="Visited_20_Internet_20_Link">
</text:a>
。</text:p>
      <text:p text:style-name="P4">
照片：93 ombre冷纱，Facebook</text:p>
      <text:p text:style-name="P4">
News Source: <text:a xlink:type="simple" xlink:href="https://www.ukrinform.ua/rubric-society/3697960-11ricnij-ukrainec-viborov-sriblo-na-turniri-iz-sahiv-ta-viddav-prizovi-zahisnikam-bahmuta.html" text:style-name="Internet_20_link" text:visited-style-name="Visited_20_Internet_20_Link">
https://www.ukrinform.ua/rubric-society/3697960-11ricnij-ukrainec-viborov-sriblo-na-turniri-iz-sahiv-ta-viddav-prizovi-zahisnikam-bahmuta.html</text:a>
</text:p>
      <!--NEWS-->
      <text:h text:style-name="P10" text:outline-level="1">
<text:span text:style-name="T4">
Steinmeier：普京取笑了价值观并摧毁了欧洲秩序的基础</text:span>
</text:h>
      <text:p text:style-name="P4">
作者: Ukrinform (Person)</text:p>
      <text:p text:style-name="P4">
出版商: Укринформ (Organization)</text:p>
      <text:p text:style-name="P4">
出版时间: 2023-04-19T15:41:00+03:00</text:p>
      <text:p text:style-name="P4">
修改时间: 2023-04-19T15:41:00+03:00</text:p>
      <text:p text:style-name="P4">
描述: 德国总统弗兰克·瓦尔特·斯坦梅尔（Frank-Walter Steinmeier）在残酷的战争之间取得了一些相似之处，纳粹德国通过攻击波兰解决了这一问题，以及目前的战争，俄罗斯正在对阵乌克兰。  - 乌克林。</text:p>
      <text:p text:style-name="P4">
图片: ["<text:a xlink:type="simple" xlink:href="https://static.ukrinform.com/photos/2023_04/thumb_files/630_360_1681909189-849.jpg" text:style-name="Internet_20_link" text:visited-style-name="Visited_20_Internet_20_Link">
630_360_16819...</text:a>
"]</text:p>
      <text:p text:style-name="P4">
标签: ['Німеччина', 'путін', 'Штайнмаєр', 'Війна з росією']</text:p>
      <text:p text:style-name="P4">
类型: Article</text:p>
      <!--METADATA-->
      <text:p text:style-name="P4">
<draw:frame draw:style-name="fr1" draw:name="Image149" text:anchor-type="as-char" svg:width="6.9236in" svg:height="3.956343in" draw:z-index="0">
<draw:image xlink:href="../Images/yкринформ/2023-04-19T15-41-00-03-00/630_360_1681909189-849.jpg" xlink:type="simple" xlink:show="embed" xlink:actuate="onLoad" draw:mime-type="image/jpeg"/>
</draw:frame>
弗兰克·瓦尔特·斯坦梅尔(Frank-Valter Steinmeier)总统在残酷的战争之间引起了一些相似之处，这使纳粹德国对波兰进行了袭击，目前的战争，雅科罗西亚(Yakorosia)领导了乌克兰。</text:p>
      <text:p text:style-name="P4">
据乌克林福姆称，他于4月19日在波兰首都表示，在纪念华沙贫民窟的上升80周年之际。</text:p>
      <text:p text:style-name="P4">
“我们历史上最重要的教训再也不会!没有更多的种族主义，从未释放民族主义，再也没有野蛮的树皮<text:a xlink:type="simple" xlink:href="https://www.ukrinform.ua/tag-vijna-z-rosieu" text:style-name="Internet_20_link" text:visited-style-name="Visited_20_Internet_20_Link">
</text:a>
。 再也不会 - 这是基于我们的共同欧洲。 今天在这里纪念我们的共同未来和我们的共同价值观：国际法的有效性，所有人在托德多民主的自由中的和平共存，我们的共同价值观。”</text:p>
      <text:p text:style-name="P4">
他强调说，他对和平，民主的乌克兰乌克兰的非法袭击弗拉基米尔·普京嘲笑了这些价值观，并摧毁了欧洲安全令的基础。 俄罗斯总统违反了国际法，抛弃了边界不可侵犯的原则，并阐明了他人的土地。 这场战争强调了政治家，总结了乌克兰人民的普遍苦难，暴力，破坏塔斯默。 他指出，波兰和以色列的居民知道自己的历史，为了自由和独立，有必要与他们作斗争以保护他们，以保护民主。</text:p>
      <text:p text:style-name="P4">
<text:span text:style-name="T4">
另请阅读：</text:span>
 <text:a xlink:type="simple" xlink:href="https://www.ukrinform.ua/rubric-world/3697792-stajnmaer-vsanue-pamat-geroiv-varsavskogo-povstanna.html" text:style-name="Internet_20_link" text:visited-style-name="Visited_20_Internet_20_Link">
<text:span text:style-name="T4">
 Stein </text:span>
</text:a>
但是，根据他们的领导人的说法，德国人也学到了自己历史的教训。</text:p>
      <text:p text:style-name="P4">
“永远不要意味着在欧洲没有反对乌克兰的反乌克兰犯罪战争。 再也不会意味着：我们与波兰和其他联盟合作伙伴一起站在乌克兰。 我们有人道主义，政治和军事 - 与波兰米科拉一起。 德国总统强调，当我们共同采取行动并团结起来时，我们永远不会意味着我们，自由民主国家，当我们共同采取行动并团结起来。</text:p>
      <text:p text:style-name="P4">
他承认，他很难在这一天和本月之前在波兰人之前说话。 根据Steinmeier的说法，“有必要，同时很难”来到当地的贫民窟，德国人犯下了可怕的罪行，他造成了最深的耻辱。总统命名了德国德国人在波兰的更多信息，以便当今民主党的公民意识到生存和死亡的人留下的责任和任务。</text:p>
      <text:p text:style-name="P4">
“对我们来说，德国人，面对我们历史的责任无界限。这仍然是我们当前和将来的保留……我们，德国人都意识到保护和平与自由的义务。 我坚信，在我们国家的最后一个过去，我们的自由民主国家已经变得更加亲密，并且我们的副总统现在拥有更强大的基础。”德国总统说。</text:p>
      <text:p text:style-name="P4">
<text:span text:style-name="T4">
另请阅读：</text:span>
 <text:a xlink:type="simple" xlink:href="https://www.ukrinform.ua/rubric-ato/3697643-nimeccina-peredala-ukraini-sistemu-ppo-patriot.html" text:style-name="Internet_20_link" text:visited-style-name="Visited_20_Internet_20_Link">
<text:span text:style-name="T4">
德国</text:span>
</text:a>
斯坦梅尔(Steinmeier)成为德国第一位与新闻声明交谈的总统。 他被邀请加入波兰Andrzej Duda一词。 以色列艾萨克·杜克(Isaac Duke)总统也参加了仪式。</text:p>
      <text:p text:style-name="P4">
据历史众所周知，华沙贫民窟英雄的纪念碑与时刻相关联，这被称为欧洲最近历史上最重要的时刻之一：1970年12月7日，Villy Brandt(社会民主党人，就像总统Steinmeier一样)第二次世界大战结束后，成为第一个到达波兰的德国总理。 他把花圈放到纪念馆，然后出乎意料。 然后，这种手势引起了对波兰人和德国人的误解。</text:p>
      <text:p text:style-name="P4">
<text:span text:style-name="T5">
foto：Bundespraesident.de</text:span>
</text:p>
      <text:p text:style-name="P4">
News Source: <text:a xlink:type="simple" xlink:href="https://www.ukrinform.ua/rubric-polytics/3697962-stajnmaer-putin-vismiav-cinnosti-ta-zrujnuvav-osnovi-evropejskogo-poradku.html" text:style-name="Internet_20_link" text:visited-style-name="Visited_20_Internet_20_Link">
https://www.ukrinform.ua/rubric-polytics/3697962-stajnmaer-putin-vismiav-cinnosti-ta-zrujnuvav-osnovi-evropejskogo-poradku.html</text:a>
</text:p>
      <!--NEWS-->
      <text:h text:style-name="P10" text:outline-level="1">
<text:span text:style-name="T4">
有关军队的医疗信息将受到保护 - 画家</text:span>
</text:h>
      <text:p text:style-name="P4">
作者: Ukrinform (Person)</text:p>
      <text:p text:style-name="P4">
出版商: Укринформ (Organization)</text:p>
      <text:p text:style-name="P4">
出版时间: 2023-04-19T15:49:09+03:00</text:p>
      <text:p text:style-name="P4">
修改时间: 2023-04-19T15:49:09+03:00</text:p>
      <text:p text:style-name="P4">
描述: 国防部与其他机构一起致力于提高军事医疗委员会的效率，包括通过数字化，但有关捍卫者的信息将得到保护。  - 乌克林。</text:p>
      <text:p text:style-name="P4">
图片: ["<text:a xlink:type="simple" xlink:href="https://static.ukrinform.com/photos/2022_08/thumb_files/630_360_1659616971-749.jpg" text:style-name="Internet_20_link" text:visited-style-name="Visited_20_Internet_20_Link">
630_360_16596...</text:a>
"]</text:p>
      <text:p text:style-name="P4">
标签: ['Медицина', 'Малярія', 'Єдині новини']</text:p>
      <text:p text:style-name="P4">
类型: Article</text:p>
      <!--METADATA-->
      <text:p text:style-name="P4">
<draw:frame draw:style-name="fr1" draw:name="Image150" text:anchor-type="as-char" svg:width="6.9236in" svg:height="3.956343in" draw:z-index="0">
<draw:image xlink:href="../Images/yкринформ/2023-04-19T15-49-09-03-00/630_360_1659616971-749.jpg" xlink:type="simple" xlink:show="embed" xlink:actuate="onLoad" draw:mime-type="image/jpeg"/>
</draw:frame>
国防部与其他机构一起致力于改善军事医疗委员会的绩效，包括副词，但有关捍卫者的信息将得到保护。</text:p>
      <text:p text:style-name="P4">
乌克林福姆报道，乌克兰国防部副部长安娜·马里亚尔(Anna Malyar)在Eviritelvahorphone中对此表示“一新新闻”。</text:p>
      <text:p text:style-name="P4">
“不可能在大多数人已经习惯的参考文献和有关军队的信息流通之间的平民循环之间平等的迹象，因此在安全方面存在一些限制。 现在有一场战争，dei的问题在军方将在什么时候，该信息不应是互联网上的偶然访问。 有某些保护机制和确定性。 画家说：“改善军事医疗委员会的工作不仅取决于医疗部队或国防部，因此我们是大批部委和公众。”</text:p>
      <text:p text:style-name="P4">
<text:span text:style-name="T4">
另请阅读：</text:span>
 <text:a xlink:type="simple" xlink:href="https://www.ukrinform.ua/rubric-society/3697736-u-minoboroni-zaklikaut-ne-povidomlati-pro-smert-vijskovogo-ranise-za-oficijne-pidtverdzenna.html" text:style-name="Internet_20_link" text:visited-style-name="Visited_20_Internet_20_Link">
</text:a>
根据她的说法，VLK和纸质证书的纸张发行量是根据法律标准建立的。 军事委员会执行法律。 “在一读中，法律已经被投票了。我们希望支持代表和二读。我们建议加速此过程，如何将其汇总。这种对伤员的独特统一援助系统包含了唯一的空间军事和平民机构。在更大程度上可以进行民事医生，因为不可能应对这种人的涌入。</text:p>
      <text:p text:style-name="P4">
据画家称，全面的战争使武装部队和国防部面临新的挑战。 包括这涉及军事医疗委员会的工作，因为有215,000名士兵正式值得全面入侵，而其他所有士兵都是平民武装人员。 现在有数十万个动员的人能为这些VLK服务，因为在战争期间，不可能增加他们的人数。</text:p>
      <text:p text:style-name="P4">
<text:span text:style-name="T4">
另请阅读：</text:span>
 <text:a xlink:type="simple" xlink:href="https://www.ukrinform.ua/rubric-ato/3697207-vorog-namagaetsa-pereklasti-provinu-za-vbitih-ukrainciv-z-sebe-na-nas-malar.html" text:style-name="Internet_20_link" text:visited-style-name="Visited_20_Internet_20_Link">
<text:span text:style-name="T4">
画家</text:span>
</text:a>
据报道，政府制定了一项军事医疗委员会数字化的计划，以减少队列并加重受伤的军队。</text:p>
      <text:p text:style-name="P4">
News Source: <text:a xlink:type="simple" xlink:href="https://www.ukrinform.ua/rubric-society/3697963-medicna-informacia-pro-vijskovih-bude-zahisenou-malar.html" text:style-name="Internet_20_link" text:visited-style-name="Visited_20_Internet_20_Link">
https://www.ukrinform.ua/rubric-society/3697963-medicna-informacia-pro-vijskovih-bude-zahisenou-malar.html</text:a>
</text:p>
      <!--NEWS-->
      <text:h text:style-name="P10" text:outline-level="1">
<text:span text:style-name="T4">
在俄罗斯联邦大使馆中</text:span>
</text:h>
      <text:p text:style-name="P4">
作者: Ukrinform (Person)</text:p>
      <text:p text:style-name="P4">
出版商: Укринформ (Organization)</text:p>
      <text:p text:style-name="P4">
出版时间: 2023-04-19T15:50:12+03:00</text:p>
      <text:p text:style-name="P4">
修改时间: 2023-04-19T15:50:12+03:00</text:p>
      <text:p text:style-name="P4">
描述: 外交部和摩尔多瓦欧洲一体化部召集了俄罗斯驻奥莱格·瓦斯尼托夫（Oleg Vasnetsov）的口袋，以宣布与塔塔斯坦总统事件发生后当局的决定。 一名大使馆工作人员可能会被非炉子宣布。  - 乌克林。</text:p>
      <text:p text:style-name="P4">
图片: ["<text:a xlink:type="simple" xlink:href="https://static.ukrinform.com/photos/2022_04/thumb_files/630_360_1649857838-528.jpg" text:style-name="Internet_20_link" text:visited-style-name="Visited_20_Internet_20_Link">
630_360_16498...</text:a>
"]</text:p>
      <text:p text:style-name="P4">
标签: ['Молдова', 'Персона нон грата', 'Війна з росією']</text:p>
      <text:p text:style-name="P4">
类型: Article</text:p>
      <!--METADATA-->
      <text:p text:style-name="P4">
<draw:frame draw:style-name="fr1" draw:name="Image151" text:anchor-type="as-char" svg:width="6.9236in" svg:height="3.956343in" draw:z-index="0">
<draw:image xlink:href="../Images/yкринформ/2023-04-19T15-50-12-03-00/630_360_1649857838-528.jpg" xlink:type="simple" xlink:show="embed" xlink:actuate="onLoad" draw:mime-type="image/jpeg"/>
</draw:frame>
摩尔多瓦外交部和欧洲一体化部已召集普罗赛尼夫(Prysheniv)的奥利格·瓦斯尼托夫(Oleg Vasnetsov)宣布塔塔斯坦(Tatarstan)总统事件发生后当局的决定。 一名大使馆工作人员可以由非格林特宣布。</text:p>
      <text:p text:style-name="P4">
正如乌克林福姆报道的那样，它报告了<text:a xlink:type="simple" xlink:href="https://newsmaker.md/rus/novosti/posla-rossii-v-moldove-vyzvali-v-midei-posle-intsidenta-s-glavoy-tatarstana/" text:style-name="Internet_20_link" text:visited-style-name="Visited_20_Internet_20_Link">
</text:a>
总理的声明(Dorina是 - )撤回俄罗斯联邦大使馆的两名雇员的认证与他们不当行为拒绝进入塔塔斯坦国家。 在这些职位的这些员工中<text:a xlink:type="simple" xlink:href="https://www.ukrinform.ua/tag-rosia" text:style-name="Internet_20_link" text:visited-style-name="Visited_20_Internet_20_Link">
</text:a>
Daeroport Poshenev的访问卡将被召回。</text:p>
      <text:p text:style-name="P4">
他说，他说，他有必要研究机会，使一个人是一个非grat人的人，是俄罗斯大使馆的一名雇员。</text:p>
      <text:p text:style-name="P4">
据报道，据报道，4月17日，塔塔斯坦·鲁斯塔姆·米尼瓦诺夫(Tatarstan Rustam Minnivanov)总裁表示，他不允许他进入摩尔多瓦。 带有相关声明的视频由俄罗斯电视频道RT发布。</text:p>
      <text:p text:style-name="P4">
摩尔多瓦边境警察说，明尼瓦诺夫没有足够的动力进入该国。 他们还指出，摩尔多瓦当局以前曾解决俄罗斯政府官员，以免干扰乌克兰的内部事务。</text:p>
      <text:p text:style-name="P4">
<text:span text:style-name="T4">
另请阅读：</text:span>
 <text:a xlink:type="simple" xlink:href="https://www.ukrinform.ua/rubric-world/3695626-u-moldovi-zasudili-do-15-rokiv-vaznici-lidera-prorosijskoi-partii-sor.html" text:style-name="Internet_20_link" text:visited-style-name="Visited_20_Internet_20_Link">
<text:span text:style-name="T4">
摩尔多夫</text:span>
</text:a>
如报告<text:a xlink:type="simple" xlink:href="https://point.md/ru/novosti/politika/sotrudnika-posol-stva-rossii-v-moldove-mogut-ob-iavit-personoi-non-grata/" text:style-name="Internet_20_link" text:visited-style-name="Visited_20_Internet_20_Link">
</text:a>
 <text:a xlink:type="simple" xlink:href="https://point.md/ru/novosti/politika/sotrudnika-posol-stva-rossii-v-moldove-mogut-ob-iavit-personoi-non-grata/" text:style-name="Internet_20_link" text:visited-style-name="Visited_20_Internet_20_Link">
</text:a>
，俄罗斯警察的两名代表是在尼萨诺夫(Minisanov)到来的那天在机场。 尚未披露俄罗斯代表的可能名称。</text:p>
      <text:p text:style-name="P4">
回想一下罗斯科姆纳佐(Roskomnadzor)决定<text:a xlink:type="simple" xlink:href="https://www.ukrinform.ua/rubric-world/3697887-u-rosii-zablokuvali-dostup-do-moldovskogo-sajtu-novin-akij-visvitlue-vijnu.html" text:style-name="Internet_20_link" text:visited-style-name="Visited_20_Internet_20_Link">
</text:a>
在俄罗斯联邦总检察长办公室的决议中，整个俄罗斯。</text:p>
      <text:p text:style-name="P4">
News Source: <text:a xlink:type="simple" xlink:href="https://www.ukrinform.ua/rubric-world/3697964-u-moldovi-pracivnika-posolstva-rf-mozut-ogolositi-personou-non-grata.html" text:style-name="Internet_20_link" text:visited-style-name="Visited_20_Internet_20_Link">
https://www.ukrinform.ua/rubric-world/3697964-u-moldovi-pracivnika-posolstva-rf-mozut-ogolositi-personou-non-grata.html</text:a>
</text:p>
      <!--NEWS-->
      <text:h text:style-name="P10" text:outline-level="1">
<text:span text:style-name="T4">
纪念军事公墓是为5万葬而设计的 - 退伍军人部</text:span>
</text:h>
      <text:p text:style-name="P4">
作者: Ukrinform (Person)</text:p>
      <text:p text:style-name="P4">
出版商: Укринформ (Organization)</text:p>
      <text:p text:style-name="P4">
出版时间: 2023-04-19T15:51:41+03:00</text:p>
      <text:p text:style-name="P4">
修改时间: 2023-04-19T15:51:41+03:00</text:p>
      <text:p text:style-name="P4">
描述: 国家军事纪念公墓的项目规定，在不考虑哥伦比亚群岛的情况下，将5万次埋葬。  - 乌克林。</text:p>
      <text:p text:style-name="P4">
图片: ["<text:a xlink:type="simple" xlink:href="https://static.ukrinform.com/photos/2023_04/thumb_files/630_360_1681907799-227.jpg" text:style-name="Internet_20_link" text:visited-style-name="Visited_20_Internet_20_Link">
630_360_16819...</text:a>
", "<text:a xlink:type="simple" xlink:href="https://static.ukrinform.com/photos/2023_04/1681908022-513.jpg" text:style-name="Internet_20_link" text:visited-style-name="Visited_20_Internet_20_Link">
1681908022-51...</text:a>
", "<text:a xlink:type="simple" xlink:href="https://static.ukrinform.com/photos/2023_04/1681907862-729.jpg" text:style-name="Internet_20_link" text:visited-style-name="Visited_20_Internet_20_Link">
1681907862-72...</text:a>
", "<text:a xlink:type="simple" xlink:href="https://static.ukrinform.com/photos/2023_04/1681907945-231.jpg" text:style-name="Internet_20_link" text:visited-style-name="Visited_20_Internet_20_Link">
1681907945-23...</text:a>
"]</text:p>
      <text:p text:style-name="P4">
标签: ['Міністерство у справах ветеранів', 'Меморіальне кладовище']</text:p>
      <text:p text:style-name="P4">
类型: Article</text:p>
      <!--METADATA-->
      <text:p text:style-name="P4">
<draw:frame draw:style-name="fr1" draw:name="Image152" text:anchor-type="as-char" svg:width="6.9236in" svg:height="3.956343in" draw:z-index="0">
<draw:image xlink:href="../Images/yкринформ/2023-04-19T15-51-41-03-00/630_360_1681907799-227.jpg" xlink:type="simple" xlink:show="embed" xlink:actuate="onLoad" draw:mime-type="image/jpeg"/>
</draw:frame>
预计的军事纪念公墓涉及在没有哥伦比亚群岛的5万葬礼上放置。</text:p>
      <text:p text:style-name="P4">
这是由塔维特朗斯克(Tavetransk)发展部的民事认同部主任在时间表上的退伍军人马克西姆·库什尼尔(Maxim Kushnir)的塔维特朗斯克发展部的：“英雄的万神殿：如何使那些为乌克兰生命的人的记忆永久性地延续到其中。军事媒体中心，通讯员。</text:p>
      <text:p text:style-name="P4">
他说：“我们研究了纪念公墓将获得约5万收入的选择，而不是考虑到哥伦比亚省，因为在哥伦比亚省有更多的葬礼。”</text:p>
      <text:p text:style-name="P4">
<draw:frame draw:style-name="fr1" draw:name="Image153" text:anchor-type="as-char" svg:width="6.9236in" svg:height="4.615733in" draw:z-index="0">
<draw:image xlink:href="../Images/yкринформ/2023-04-19T15-51-41-03-00/1681908022-513.jpg" xlink:type="simple" xlink:show="embed" xlink:actuate="onLoad" draw:mime-type="image/jpeg"/>
</draw:frame>
同时，库什尼尔(Kushnir)指出，该部正在看大约十个可能的墓地，并在Bykivnya Graves停了下来。 据他说，该项目的主要基准将是斯德哥尔摩的墓地，因为“萨马塔姆大约有4万次葬礼属于派恩·鲍伦(Pine Boron)区”。</text:p>
      <text:p text:style-name="P4">
同时，冷纱的历史俱乐部罗马·科瓦尔(Roman Koval)的主席强调，“拜克尼亚”是一个不适合该地点名称的名称，九个英雄。 他还指出，墓地的一个体面的地方是<text:a xlink:type="simple" xlink:href="https://www.ukrinform.ua/tag-kiiv" text:style-name="Internet_20_link" text:visited-style-name="Visited_20_Internet_20_Link">
</text:a>
，但不是“烟熏高速公路附近的郊区”。</text:p>
      <text:p text:style-name="P4">
<draw:frame draw:style-name="fr1" draw:name="Image154" text:anchor-type="as-char" svg:width="6.9236in" svg:height="4.615733in" draw:z-index="0">
<draw:image xlink:href="../Images/yкринформ/2023-04-19T15-51-41-03-00/1681907862-729.jpg" xlink:type="simple" xlink:show="embed" xlink:actuate="onLoad" draw:mime-type="image/jpeg"/>
</draw:frame>
反过来，历史科学博士伊戈尔·吉里希(Igor Girich)指出，军事收割者的项目应扩展到英雄的万神殿，包括与乌克兰战斗的人，不仅是今天，而且在解放时期，尤其是在过去的时代和第二次世界大战。</text:p>
      <text:p text:style-name="P4">
<draw:frame draw:style-name="fr1" draw:name="Image155" text:anchor-type="as-char" svg:width="6.9236in" svg:height="4.615733in" draw:z-index="0">
<draw:image xlink:href="../Images/yкринформ/2023-04-19T15-51-41-03-00/1681907945-231.jpg" xlink:type="simple" xlink:show="embed" xlink:actuate="onLoad" draw:mime-type="image/jpeg"/>
</draw:frame>
他认为，万神殿和公墓可以位于18世纪的梅吉吉尔修道院的领土上。 他是乌克兰万神殿之一。精液帕利和其他哥萨克军上校被埋葬在那里。</text:p>
      <text:p text:style-name="P4">
“东正教修道院正在那里恢复，也许这个领土可以适应英雄的万神殿，并在那里放置墓地。”</text:p>
      <text:p text:style-name="P4">
<text:span text:style-name="T4">
另请阅读：</text:span>
 <text:a xlink:type="simple" xlink:href="https://www.ukrinform.ua/rubric-society/3695766-persi-pohovanna-na-memorialnomu-kladovisi-rozpocnutsa-naprikinci-oseni-minveteraniv.html" text:style-name="Internet_20_link" text:visited-style-name="Visited_20_Internet_20_Link">
<text:span text:style-name="T4">
纪念</text:span>
</text:a>
</text:p>
      <text:p text:style-name="P4">
News Source: <text:a xlink:type="simple" xlink:href="https://www.ukrinform.ua/rubric-society/3697967-memorialne-vijskove-kladovise-rozrahovane-na-50-tisac-pohovan-minveteraniv.html" text:style-name="Internet_20_link" text:visited-style-name="Visited_20_Internet_20_Link">
https://www.ukrinform.ua/rubric-society/3697967-memorialne-vijskove-kladovise-rozrahovane-na-50-tisac-pohovan-minveteraniv.html</text:a>
</text:p>
      <!--NEWS-->
      <text:h text:style-name="P10" text:outline-level="1">
<text:span text:style-name="T4">
Zelensky举行了关于边境安排和保护的会议</text:span>
</text:h>
      <text:p text:style-name="P4">
作者: Ukrinform (Person)</text:p>
      <text:p text:style-name="P4">
出版商: Укринформ (Organization)</text:p>
      <text:p text:style-name="P4">
出版时间: 2023-04-19T15:59:56+03:00</text:p>
      <text:p text:style-name="P4">
修改时间: 2023-04-19T15:59:56+03:00</text:p>
      <text:p text:style-name="P4">
描述: 乌克兰沃迪米尔·泽伦斯基（Ukraine Volodymyr Zelensky）主席举行了一次有关国家边界安排和保护以及沃尔林（Volyn）当前的安全状况的会议。  - 乌克林。</text:p>
      <text:p text:style-name="P4">
图片: ["<text:a xlink:type="simple" xlink:href="https://static.ukrinform.com/photos/2023_04/thumb_files/630_360_1681908885-839.jpeg" text:style-name="Internet_20_link" text:visited-style-name="Visited_20_Internet_20_Link">
630_360_16819...</text:a>
"]</text:p>
      <text:p text:style-name="P4">
标签: ['Волинь', 'Зеленський', 'Війна з росією']</text:p>
      <text:p text:style-name="P4">
类型: Article</text:p>
      <!--METADATA-->
      <text:p text:style-name="P4">
<draw:frame draw:style-name="fr1" draw:name="Image156" text:anchor-type="as-char" svg:width="6.9236in" svg:height="3.956343in" draw:z-index="0">
<draw:image xlink:href="../Images/yкринформ/2023-04-19T15-59-56-03-00/630_360_1681908885-839.jpeg" xlink:type="simple" xlink:show="embed" xlink:actuate="onLoad" draw:mime-type="image/jpeg"/>
</draw:frame>
乌克兰沃迪米尔·泽伦斯基(Ukraine Volodymyr Zelensky)主席举行了一次有关国家边界安排和保护以及沃尔林(Volyn)当前的安全状况的会议。</text:p>
      <text:p text:style-name="P4">
这报告了<text:a xlink:type="simple" xlink:href="https://www.president.gov.ua/news/glava-derzhavi-proviv-naradu-shodo-socialno-ekonomichnoyi-ta-82357" text:style-name="Internet_20_link" text:visited-style-name="Visited_20_Internet_20_Link">
</text:a>
传输乌克林。</text:p>
      <text:p text:style-name="P4">
值得注意的是，在会议期间，关于沃尔林部队运营群体分区的局势的报告以及军事部队准备任务的准备，以及对沃尔林地区境内国家边界的强化的措施，听到了。</text:p>
      <text:p text:style-name="P4">
此外，这次会议是关于Ugeion的运营和犯罪现象。</text:p>
      <text:p text:style-name="P4">
<text:span text:style-name="T5">
viso：<text:a xlink:type="simple" xlink:href="https://t.me/V_Zelenskiy_official/5913" text:style-name="Internet_20_link" text:visited-style-name="Visited_20_Internet_20_Link">
</text:a>
</text:span>
</text:p>
      <text:p text:style-name="P4">
会议的参与者考虑了沃尔林地区国际通行当地的海关当局的问题，以及SES在保护该地区平民方面的工作。</text:p>
      <text:p text:style-name="P4">
<text:span text:style-name="T4">
另请阅读：</text:span>
 <text:a xlink:type="simple" xlink:href="https://www.ukrinform.ua/rubric-ato/3697946-zelenskij-vidvidav-kordon-ukraini-z-bilorussu-i-polseu.html" text:style-name="Internet_20_link" text:visited-style-name="Visited_20_Internet_20_Link">
<text:span text:style-name="T4">
绿色</text:span>
</text:a>
正如乌克林福姆(Ukrinform)报道的那样，在Shatsk社区举行的Andublin Voivodeship的Volyn地区领导层会议上，这是关于<text:a xlink:type="simple" xlink:href="https://www.ukrinform.ua/rubric-regions/3689465-polsa-zbudue-novij-avtomobilnij-terminal-bila-kordonu-z-ukrainou.html" text:style-name="Internet_20_link" text:visited-style-name="Visited_20_Internet_20_Link">
</text:a>
在与乌克兰边界附近。</text:p>
      <text:p text:style-name="P4">
_foto：op _</text:p>
      <text:p text:style-name="P4">
News Source: <text:a xlink:type="simple" xlink:href="https://www.ukrinform.ua/rubric-ato/3697971-zelenskij-proviv-na-volini-naradu-sodo-oblastuvanna-ta-ohoroni-kordonu.html" text:style-name="Internet_20_link" text:visited-style-name="Visited_20_Internet_20_Link">
https://www.ukrinform.ua/rubric-ato/3697971-zelenskij-proviv-na-volini-naradu-sodo-oblastuvanna-ta-ohoroni-kordonu.html</text:a>
</text:p>
      <!--NEWS-->
      <text:h text:style-name="P10" text:outline-level="1">
<text:span text:style-name="T4">
美国的科斯汀：应根据联合国大会决议创建俄罗斯侵略的特别论坛</text:span>
</text:h>
      <text:p text:style-name="P4">
作者: Ukrinform (Person)</text:p>
      <text:p text:style-name="P4">
出版商: Укринформ (Organization)</text:p>
      <text:p text:style-name="P4">
出版时间: 2023-04-19T16:09:35+03:00</text:p>
      <text:p text:style-name="P4">
修改时间: 2023-04-19T16:09:35+03:00</text:p>
      <text:p text:style-name="P4">
描述: 有关俄罗斯联邦侵略的特别法庭，应根据联合国大会决议建立。  - 乌克林。</text:p>
      <text:p text:style-name="P4">
图片: ["<text:a xlink:type="simple" xlink:href="https://static.ukrinform.com/photos/2023_04/thumb_files/630_360_1681909709-890.jpeg" text:style-name="Internet_20_link" text:visited-style-name="Visited_20_Internet_20_Link">
630_360_16819...</text:a>
", "<text:a xlink:type="simple" xlink:href="https://static.ukrinform.com/photos/2023_04/1681909747-916.jpeg" text:style-name="Internet_20_link" text:visited-style-name="Visited_20_Internet_20_Link">
1681909747-91...</text:a>
"]</text:p>
      <text:p text:style-name="P4">
标签: ['США', 'Трибунал', 'Агресія РФ', 'Андрій Костін']</text:p>
      <text:p text:style-name="P4">
类型: Article</text:p>
      <!--METADATA-->
      <text:p text:style-name="P4">
<draw:frame draw:style-name="fr1" draw:name="Image157" text:anchor-type="as-char" svg:width="6.9236in" svg:height="3.956343in" draw:z-index="0">
<draw:image xlink:href="../Images/yкринформ/2023-04-19T16-09-35-03-00/630_360_1681909709-890.jpeg" xlink:type="simple" xlink:show="embed" xlink:actuate="onLoad" draw:mime-type="image/jpeg"/>
</draw:frame>
有关俄罗斯联邦侵略的特别法庭，应根据联合国大会决议建立。</text:p>
      <text:p text:style-name="P4">
检察官安德里·科斯汀(Andriy Kostin 法律顾问Richard Wishek IV.O. 欧洲和欧亚大陆国务卿德里克·霍根(Derek Hogan)在此期间讨论了未来法庭的形式。</text:p>
      <text:p text:style-name="P4">
“我们认为，法庭应基于联合国大会决议，该决议将授权秘书长谈判联合国与乌克兰之间的相应协议的结论。 那么免疫不会伤害<text:a xlink:type="simple" xlink:href="https://www.ukrinform.ua/tag-putin" text:style-name="Internet_20_link" text:visited-style-name="Visited_20_Internet_20_Link">
</text:a>
和法院前侵略者国家的其他高级官员。(https://t.me/pgo_gov_ua/11394).</text:p>
      <text:p text:style-name="P4">
<draw:frame draw:style-name="fr1" draw:name="Image158" text:anchor-type="as-char" svg:width="6.9236in" svg:height="4.560922in" draw:z-index="0">
<draw:image xlink:href="../Images/yкринформ/2023-04-19T16-09-35-03-00/1681909747-916.jpeg" xlink:type="simple" xlink:show="embed" xlink:actuate="onLoad" draw:mime-type="image/jpeg"/>
</draw:frame>
根据科斯汀的说法，美国认识到有必要建立关于侵略罪的法庭，这是确保俄罗斯政权领导责任的重要一步。</text:p>
      <text:p text:style-name="P4">
他回忆说，在国际法律实践中，有一些例子，国际法院对国家元首负责。 根据联合国和塞拉利昂之间的协议，塞拉利昂特别法院判处利比里亚判处现任总统。</text:p>
      <text:p text:style-name="P4">
<text:span text:style-name="T4">
另请阅读：</text:span>
 <text:a xlink:type="simple" xlink:href="https://www.ukrinform.ua/rubric-polytics/3697382-kostin-obgovoriv-z-predstavnikami-minustu-ssa-modeli-spectribunalu-dla-rf.html" text:style-name="Internet_20_link" text:visited-style-name="Visited_20_Internet_20_Link">
</text:a>
正如乌克林福姆报道的，在美国国务院<text:a xlink:type="simple" xlink:href="https://www.ukrinform.ua/rubric-polytics/3688453-derzdep-ssa-pidtrimav-gibridnij-tribunal-sodo-zlocinu-agresii-rosii.html" text:style-name="Internet_20_link" text:visited-style-name="Visited_20_Internet_20_Link">
</text:a>
为了调查俄罗斯侵略的罪行。</text:p>
      <text:p text:style-name="P4">
2022年9月，总统弗拉基米尔·泽伦斯基(Vladimir Zelensky)组建了一个与OP OP Andriy Yermak领导的工作组，后者处理了建立一个特别起诉俄罗斯联合会的特别法庭，以犯有侵略罪名，以犯有侵略性罪行。 。</text:p>
      <text:p text:style-name="P4">
<text:span text:style-name="T5">
foto：OGP</text:span>
</text:p>
      <text:p text:style-name="P4">
News Source: <text:a xlink:type="simple" xlink:href="https://www.ukrinform.ua/rubric-polytics/3697972-kostin-u-ssa-spectribunal-sodo-agresii-rf-mae-buti-stvorenij-na-bazi-rezolucii-genasamblei-oon.html" text:style-name="Internet_20_link" text:visited-style-name="Visited_20_Internet_20_Link">
https://www.ukrinform.ua/rubric-polytics/3697972-kostin-u-ssa-spectribunal-sodo-agresii-rf-mae-buti-stvorenij-na-bazi-rezolucii-genasamblei-oon.html</text:a>
</text:p>
      <!--NEWS-->
      <text:h text:style-name="P10" text:outline-level="1">
<text:span text:style-name="T4">
向军队的付款：在总参谋部敦促停止参与民粹主义的敦促</text:span>
</text:h>
      <text:p text:style-name="P4">
作者: Ukrinform (Person)</text:p>
      <text:p text:style-name="P4">
出版商: Укринформ (Organization)</text:p>
      <text:p text:style-name="P4">
出版时间: 2023-04-19T16:09:47+03:00</text:p>
      <text:p text:style-name="P4">
修改时间: 2023-04-19T16:09:47+03:00</text:p>
      <text:p text:style-name="P4">
描述: 在乌克兰的武装部队中，应采用公平支付制度，这不会在战斗部单位创造社会张力的先决条件，并尊重那些冒着自己生命和健康冒险的士​​兵。  - 乌克林。</text:p>
      <text:p text:style-name="P4">
图片: ["<text:a xlink:type="simple" xlink:href="https://static.ukrinform.com/photos/2022_01/thumb_files/630_360_1643092726-230.jpg" text:style-name="Internet_20_link" text:visited-style-name="Visited_20_Internet_20_Link">
630_360_16430...</text:a>
"]</text:p>
      <text:p text:style-name="P4">
标签: ['Генштаб', 'ЗСУ', 'Гроші']</text:p>
      <text:p text:style-name="P4">
类型: Article</text:p>
      <!--METADATA-->
      <text:p text:style-name="P4">
<draw:frame draw:style-name="fr1" draw:name="Image159" text:anchor-type="as-char" svg:width="6.9236in" svg:height="3.956343in" draw:z-index="0">
<draw:image xlink:href="../Images/yкринформ/2023-04-19T16-09-47-03-00/630_360_1643092726-230.jpg" xlink:type="simple" xlink:show="embed" xlink:actuate="onLoad" draw:mime-type="image/jpeg"/>
</draw:frame>
在乌克兰的武装部队中，应运营一个公平的支付制度，这不会在战斗部队中造成社会紧张的先决条件，并将向那些冒着自己生命和健康冒着冒险的士兵听到。</text:p>
      <text:p text:style-name="P4">
这在[]中的武装部队总参谋部的信息中说明了这一点。(https://www.facebook.com/GeneralStaff.ua/posts/pfbid06pNsTNYfqXvbHS5n5TzGGa7hyfcZKtCNMPGyruyXN59VvcK6wu156aBBMgDCh9Dsl)，报道乌克林福姆。</text:p>
      <text:p text:style-name="P4">
“社会正在讨论一个相当敏感的问题，即：议会决定以3万UAH宣布军人的额外货币报酬。</text:p>
      <text:p text:style-name="P4">
在艰难条件下，一名为国家服务并保护自己免受侵略者的危险，冒着自己的生命和健康的危险，应在艰难的条件下执行任务的士兵应具有很高的动力。 请记住，煤炭，Marinka或Avdiivka是什么样的。 乌克兰的每一天都以很高的价格向我们提供。 信息的成本和健康的捍卫者。”信息写道。</text:p>
      <text:p text:style-name="P4">
<text:span text:style-name="T4">
另请阅读：</text:span>
 <text:a xlink:type="simple" xlink:href="https://www.ukrinform.ua/rubric-society/3697917-deputat-pro-nizki-viplati-bijcam-na-likuvanni-ce-pitanna-do-okremih-vijskovih-castin.html" text:style-name="Internet_20_link" text:visited-style-name="Visited_20_Internet_20_Link">
</text:a>
因此，取决于地区和战斗人员执行的任务的复杂性，额外的货币奖励会产生。</text:p>
      <text:p text:style-name="P4">
武装部队的总参谋部指出，像以前一样，每月1万名亨利维亚人被保留给直接在前国家战斗的后卫。</text:p>
      <text:p text:style-name="P4">
3万UAH付给了在战斗人员领域执行任务的军队，但不直接与敌人的战斗，与完成任务的完成时间成正比，以及那些从事战斗义务的人参加无论该地区如何，敌人的空袭反映。</text:p>
      <text:p text:style-name="P4">
<text:span text:style-name="T4">
另请阅读：</text:span>
 <text:a xlink:type="simple" xlink:href="https://www.ukrinform.ua/rubric-polytics/3695891-vlada-sukae-grosi-na-viplati-30-tisac-dla-vijskovih-venislavskij.html" text:style-name="Internet_20_link" text:visited-style-name="Visited_20_Internet_20_Link">
</text:a>
如果军人在战区之外，在后方，则不会收取费用。</text:p>
      <text:p text:style-name="P4">
同时，截至2023年2月1日，所有军人均被提升到20 100 UAH。</text:p>
      <text:p text:style-name="P4">
“我们要求您停止从事民粹主义，专注于对我们国家的辩护，”  - 呼吁武装部队的总参谋部。</text:p>
      <text:p text:style-name="P4">
<text:span text:style-name="T4">
另请阅读：</text:span>
 <text:a xlink:type="simple" xlink:href="https://www.ukrinform.ua/rubric-society/3697910-vijskovi-prodovzuut-otrimuvati-nadbavki-u-period-likuvanna-pisla-poranen-stefancuk.html" text:style-name="Internet_20_link" text:visited-style-name="Visited_20_Internet_20_Link">
<text:span text:style-name="T4">
 Stefanch </text:span>
</text:a>
</text:p>
      <text:p text:style-name="P4">
Verkhovna RadA国家安全，国防与情报委员会成员，国会总统代表Fedir Venislavsky表示，为了实施每月支付3万名HRYVNIAS的决定，乌克兰捍卫者需要每月支付付款乌克兰预算。 据他介绍，这种附加费可能使该州关闭1万亿亨利夫人。</text:p>
      <text:p text:style-name="P4">
国防议会委员会秘书罗马·科斯滕科(Roman Kostenko)在评论中说，为了确保每月支付3万三万六千人的付款，乌克兰捍卫者，很可能必须遏制国家预算的变化。</text:p>
      <text:p text:style-name="P4">
News Source: <text:a xlink:type="simple" xlink:href="https://www.ukrinform.ua/rubric-society/3697973-viplati-vijskovim-u-genstabi-zaklikaut-pripiniti-zajmatisa-populizmom.html" text:style-name="Internet_20_link" text:visited-style-name="Visited_20_Internet_20_Link">
https://www.ukrinform.ua/rubric-society/3697973-viplati-vijskovim-u-genstabi-zaklikaut-pripiniti-zajmatisa-populizmom.html</text:a>
</text:p>
      <!--NEWS-->
      <text:h text:style-name="P10" text:outline-level="1">
<text:span text:style-name="T4">
FBU Dribikovsky秘书长：我们将不参加允许俄罗斯人参加的比赛</text:span>
</text:h>
      <text:p text:style-name="P4">
作者: Ukrinform (Person)</text:p>
      <text:p text:style-name="P4">
出版商: Укринформ (Organization)</text:p>
      <text:p text:style-name="P4">
出版时间: 2023-04-19T16:14:19+03:00</text:p>
      <text:p text:style-name="P4">
修改时间: 2023-04-19T16:14:19+03:00</text:p>
      <text:p text:style-name="P4">
描述: 乌克兰Volodymyr Dribikovsky篮球联合会秘书长说，乌克兰将抵制俄罗斯人承认的比赛。  - 乌克林。</text:p>
      <text:p text:style-name="P4">
图片: ["<text:a xlink:type="simple" xlink:href="https://static.ukrinform.com/photos/2023_04/thumb_files/630_360_1681909985-994.jpeg" text:style-name="Internet_20_link" text:visited-style-name="Visited_20_Internet_20_Link">
630_360_16819...</text:a>
"]</text:p>
      <text:p text:style-name="P4">
标签: ['Баскетбол']</text:p>
      <text:p text:style-name="P4">
类型: Article</text:p>
      <!--METADATA-->
      <text:p text:style-name="P4">
<draw:frame draw:style-name="fr1" draw:name="Image160" text:anchor-type="as-char" svg:width="6.9236in" svg:height="3.956343in" draw:z-index="0">
<draw:image xlink:href="../Images/yкринформ/2023-04-19T16-14-19-03-00/630_360_1681909985-994.jpeg" xlink:type="simple" xlink:show="embed" xlink:actuate="onLoad" draw:mime-type="image/jpeg"/>
</draw:frame>
乌克兰Volodymyr Dribikovsky篮球联合会秘书长报告说，乌克兰将抵制俄罗斯人承认的比赛。</text:p>
      <text:p text:style-name="P4">
他在一次采访中讲述了这一点<text:a xlink:type="simple" xlink:href="https://ua.tribuna.com/uk/basketball/1000000061011-vladimir-drabikovskij-my-ne-budem-uchastvovat-v-sorevnov/" text:style-name="Internet_20_link" text:visited-style-name="Visited_20_Internet_20_Link">
</text:a>
，报道乌克林福姆。</text:p>
      <text:p text:style-name="P4">
“我们不会参加比赛。 这里甚至没有争议。 如果俄罗斯一方在3x3篮球中有条件地扮演一定的角色，我们将不会参加。 这是已经被宣布为九个欧洲联合会的立场。”德里比科夫斯基说。</text:p>
      <text:p text:style-name="P4">
据报道，国际奥委会执行委员会建议将俄罗斯塔布勒运动员返回中立地位的国际比赛。 在这种情况下，俄罗斯和白俄罗斯的球队不允许参加比赛，以及支持战争或与俄罗斯阿伯罗鲁斯军队签订合同的运动员。</text:p>
      <text:p text:style-name="P4">
<text:span text:style-name="T4">
另请阅读：</text:span>
 <text:a xlink:type="simple" xlink:href="https://www.ukrinform.ua/rubric-sports/3697574-fiba-ne-dopustila-rosiu-do-kvalifikacii-na-olimpijski-igri.html" text:style-name="Internet_20_link" text:visited-style-name="Visited_20_Internet_20_Link">
</text:a>
正如乌克林福姆(Ukrinform)报道的那样，乌克兰部长的内阁在参加俄罗斯联合会和白俄罗斯的运动员表演的情况下采用了一项提案，就上升的运动联合会提出了提议。</text:p>
      <text:p text:style-name="P4">
照片：fbu.ua</text:p>
      <text:p text:style-name="P4">
News Source: <text:a xlink:type="simple" xlink:href="https://www.ukrinform.ua/rubric-sports/3697977-gensek-fbu-drabikovskij-mi-ne-budemo-brati-ucast-u-zmagannah-do-akih-dopustat-rosian.html" text:style-name="Internet_20_link" text:visited-style-name="Visited_20_Internet_20_Link">
https://www.ukrinform.ua/rubric-sports/3697977-gensek-fbu-drabikovskij-mi-ne-budemo-brati-ucast-u-zmagannah-do-akih-dopustat-rosian.html</text:a>
</text:p>
      <!--NEWS-->
      <text:h text:style-name="P10" text:outline-level="1">
<text:span text:style-name="T4">
春季洪水：在七个地区可能发生洪水</text:span>
</text:h>
      <text:p text:style-name="P4">
作者: Ukrinform (Person)</text:p>
      <text:p text:style-name="P4">
出版商: Укринформ (Organization)</text:p>
      <text:p text:style-name="P4">
出版时间: 2023-04-19T16:16:14+03:00</text:p>
      <text:p text:style-name="P4">
修改时间: 2023-04-19T16:16:14+03:00</text:p>
      <text:p text:style-name="P4">
描述: 州紧急服务部门警告说，4月19日至21日，河流的水位进一步上升，洪泛区，切尔尼希夫（Chernihiv），基尼夫（Kyiv），切尔卡斯斯（Cherkasy），波尔塔瓦（Poltava），基洛维格拉德（Kirovograd），dnipropetrovsk的定居点以及Zaporizhzhya地区洪泛区域的洪泛区洪水泛滥。  - 乌克林。</text:p>
      <text:p text:style-name="P4">
图片: ["<text:a xlink:type="simple" xlink:href="https://static.ukrinform.com/photos/2023_04/thumb_files/630_360_1681800661-769.jpg" text:style-name="Internet_20_link" text:visited-style-name="Visited_20_Internet_20_Link">
630_360_16818...</text:a>
"]</text:p>
      <text:p text:style-name="P4">
标签: ['ДСНС', 'Паводок', 'Водопілля']</text:p>
      <text:p text:style-name="P4">
类型: Article</text:p>
      <!--METADATA-->
      <text:p text:style-name="P4">
<draw:frame draw:style-name="fr1" draw:name="Image161" text:anchor-type="as-char" svg:width="6.9236in" svg:height="3.956343in" draw:z-index="0">
<draw:image xlink:href="../Images/yкринформ/2023-04-19T16-16-14-03-00/630_360_1681800661-769.jpg" xlink:type="simple" xlink:show="embed" xlink:actuate="onLoad" draw:mime-type="image/jpeg"/>
</draw:frame>
国有的紧急情况警告说，河流于4月19日至21日导致河流以及洪泛区，Uchernyhiv，Kyiv，Cherkasy，Poltava，Kirovograd，Dnipropetrovsk的定居领土以及Zaporizhia地区洪水泛滥的可能洪水泛滥。</text:p>
      <text:p text:style-name="P4">
正如乌克林福姆报道的那样，它报告了<text:a xlink:type="simple" xlink:href="https://dsns.gov.ua/uk/news/ostanni-novini/uvaga" text:style-name="Internet_20_link" text:visited-style-name="Visited_20_Internet_20_Link">
</text:a>
。</text:p>
      <text:p text:style-name="P4">
特别是，在4月19日至21日，在切尔尼希夫地区格鲁特村以下的Desna区域，每天将继续将水位增长2-10厘米，随后有洪泛区，许多村庄的领土，许多村庄，用水和侵犯村庄加热村庄，尼森，切尔尼希夫地区的切尔尼希夫地区，部分洪水(ІІ рівень небезпеки -помаранчевий).</text:p>
      <text:p text:style-name="P4">
У Чернігові подальше затоплення територій міського пляжу, садово-дачноїзабудови, доріг на заплаві (科迪维卡区) (危险水平为黄色).</text:p>
      <text:p text:style-name="P4">
На річці Снов утримуватиметься затоплення заплави та перевищення небезпечноївідмітки переливу води через автодорогу місцевого значення у Корюківськомурайоні Чернігівської області (ii危险水平 - 橙色).</text:p>
      <text:p text:style-name="P4">
<text:span text:style-name="T4">
Читайте також:</text:span>
 <text:a xlink:type="simple" xlink:href="https://www.ukrinform.ua/rubric-other_news/3697859-v-ukraini-pidtopleni-ponad-1600-domogospodarstv-na-pivnoci-temp-pidnatta-vodi-znizuetsa.html" text:style-name="Internet_20_link" text:visited-style-name="Visited_20_Internet_20_Link">
 <text:span text:style-name="T4">
води</text:span>
 </text:a>
此外，该国境内的4月19日至21日，将保持接近泉水供应到洪泛区洪水泛滥，违反运输连接，供暖和从主要连​​接，部分连接，部分的供暖和切割的最大标志在切尼希夫地区的切尔尼希夫区收紧(III危险水平是红色).</text:p>
      <text:p text:style-name="P4">
Також 19-20 квітня, внаслідок пропуску весняного водопілля через Київську ГЕС,на річці Дніпро у Києві, Вишгородському, Броварському та Бориспільськомурайонах Київської області утримуватиметься затоплення заплавних територій тавідмічатиметься часткове затоплення низьких ділянок садово-дачної забудови,присадибних ділянок у ряді прирічкових населених пунктів (ii危险水平 - 橙色).</text:p>
      <text:p text:style-name="P4">
4月19日至20日，由于春水供应通过水库级级联，洪泛区的洪水泛滥将在部分洪水中保存(iiriven dake-红色)以及可能的初始洪水(ii危险水平 - 橙色).</text:p>
      <text:p text:style-name="P4">
Як повідомляв Укрінформ, спостерігається тенденція щодо зниження темпупідняття рівня <text:a xlink:type="simple" xlink:href="https://www.ukrinform.ua/tag-voda" text:style-name="Internet_20_link" text:visited-style-name="Visited_20_Internet_20_Link">
 </text:a>
在乌克兰北部的河流中； 然而，淹没了211.1千公顷的农业土地udnipropetrovsk，Volyn，Rivne，Cherkasy和Poltava地区。</text:p>
      <text:p text:style-name="P4">
News Source: <text:a xlink:type="simple" xlink:href="https://www.ukrinform.ua/rubric-regions/3697979-vesnanij-pavodok-pidtoplenna-mozlivi-u-semi-oblastah.html" text:style-name="Internet_20_link" text:visited-style-name="Visited_20_Internet_20_Link">
https://www.ukrinform.ua/rubric-regions/3697979-vesnanij-pavodok-pidtoplenna-mozlivi-u-semi-oblastah.html</text:a>
</text:p>
      <!--NEWS-->
      <text:h text:style-name="P10" text:outline-level="1">
<text:span text:style-name="T4">
DBR调查了沃尔林军队的殴打</text:span>
</text:h>
      <text:p text:style-name="P4">
作者: Ukrinform (Person)</text:p>
      <text:p text:style-name="P4">
出版商: Укринформ (Organization)</text:p>
      <text:p text:style-name="P4">
出版时间: 2023-04-19T16:18:35+03:00</text:p>
      <text:p text:style-name="P4">
修改时间: 2023-04-19T16:18:35+03:00</text:p>
      <text:p text:style-name="P4">
描述: 州调查局的雇员正在调查沃拉迪米尔市弗拉基米尔市对一名军人的殴打。  - 乌克林。</text:p>
      <text:p text:style-name="P4">
图片: ["<text:a xlink:type="simple" xlink:href="https://static.ukrinform.com/photos/2023_04/thumb_files/630_360_1681910290-495.jpeg" text:style-name="Internet_20_link" text:visited-style-name="Visited_20_Internet_20_Link">
630_360_16819...</text:a>
"]</text:p>
      <text:p text:style-name="P4">
标签: ['Волинь', 'Держбюро розслідувань', 'Побиття']</text:p>
      <text:p text:style-name="P4">
类型: Article</text:p>
      <!--METADATA-->
      <text:p text:style-name="P4">
<draw:frame draw:style-name="fr1" draw:name="Image162" text:anchor-type="as-char" svg:width="6.9236in" svg:height="3.956343in" draw:z-index="0">
<draw:image xlink:href="../Images/yкринформ/2023-04-19T16-18-35-03-00/630_360_1681910290-495.jpeg" xlink:type="simple" xlink:show="embed" xlink:actuate="onLoad" draw:mime-type="image/jpeg"/>
</draw:frame>
州调查局的雇员对沃尔林地区弗拉基米尔市要求一名服务员的事实进行了调查。</text:p>
      <text:p text:style-name="P4">
正如乌克林福姆报道的那样，它报告了<text:a xlink:type="simple" xlink:href="https://dbr.gov.ua/news/dbr-rozslidue-pobittya-vijskovogo-na-volini-video" text:style-name="Internet_20_link" text:visited-style-name="Visited_20_Internet_20_Link">
</text:a>
“在4月9日，在[]的第二天，发现了脑损伤，血肿和骨折的军队，血肿和骨折。(https://www.ukrinform.ua/tag-pobitta)。 据受害者说，他是由军官的一部分引起的。”消息写道。</text:p>
      <text:p text:style-name="P4">
DBR员工已经发起了超过兵役人员或官方当局的调查(艺术的第5部分。 乌克兰刑法的426-1). Опитали потерпілого та можливих свідків.</text:p>
      <text:p text:style-name="P4">
Також працівники ДБР призначили низку експертиз, які мають встановити всіобставини події.</text:p>
      <text:p text:style-name="P4">
Процесуальне керівництво здійснює Волинська спеціалізована прокуратура у сферіоборони Західного регіону.</text:p>
      <text:p text:style-name="P4">
У ДБР нагадали, що 18 квітня розпочали розслідування за фактом побиттявійськовослужбовця однієї з частин Національної гвардії у Івано-Франківськійобласті. Відео, на якому офіцер нецензурно лається та б’є військовослужбовця,з’явилося на одному з українських телеграмканалів.</text:p>
      <text:p text:style-name="P4">
Раніше у квітні ДБР завершило досудове розслідування щодо командира взводуоднієї з військових частин у Житомирській області, який застосував фізичнусилу до підлеглого у березні поточного року. Обвинувальний акт направлено досуду. Йому загрожує до 12 років позбавлення волі.</text:p>
      <text:p text:style-name="P4">
<text:span text:style-name="T4">
Читайте також:</text:span>
 <text:a xlink:type="simple" xlink:href="https://www.ukrinform.ua/rubric-regions/3690818-pcu-zasudila-pobitta-vijskovogo-u-hmelnickomu-kafedralnomu-sobori.html" text:style-name="Internet_20_link" text:visited-style-name="Visited_20_Internet_20_Link">
 <text:span text:style-name="T4">
побиття</text:span>
 </text:a>
DBR警告所有军人不违反既定关系规则。 该局将迅速而严格地回应法庭上所有类似事实，以严格惩罚战时对捍卫者采取暴力行动。</text:p>
      <text:p text:style-name="P4">
要求军人立即在其位置将所有非州关系案件告知DBR。</text:p>
      <text:p text:style-name="P4">
正如乌克林福姆报道的那样，DBR正在调查事实<text:a xlink:type="simple" xlink:href="https://www.ukrinform.ua/rubric-regions/3697613-dbr-rozslidue-fakti-znusanna-oficera-z-vijskovogo-na-ivanofrankivsini.html" text:style-name="Internet_20_link" text:visited-style-name="Visited_20_Internet_20_Link">
</text:a>
Ivano-Frankivsk国民警卫队的一部分。  照片：DBR</text:p>
      <text:p text:style-name="P4">
News Source: <text:a xlink:type="simple" xlink:href="https://www.ukrinform.ua/rubric-regions/3697980-dbr-rozslidue-pobitta-vijskovogo-na-volini.html" text:style-name="Internet_20_link" text:visited-style-name="Visited_20_Internet_20_Link">
https://www.ukrinform.ua/rubric-regions/3697980-dbr-rozslidue-pobitta-vijskovogo-na-volini.html</text:a>
</text:p>
      <!--NEWS-->
      <text:h text:style-name="P10" text:outline-level="1">
<text:span text:style-name="T4">
乌克兰的新大使在拉脱维亚的外交部提出了信徒的副本</text:span>
</text:h>
      <text:p text:style-name="P4">
作者: Ukrinform (Person)</text:p>
      <text:p text:style-name="P4">
出版商: Укринформ (Organization)</text:p>
      <text:p text:style-name="P4">
出版时间: 2023-04-19T16:19:51+03:00</text:p>
      <text:p text:style-name="P4">
修改时间: 2023-04-19T16:19:51+03:00</text:p>
      <text:p text:style-name="P4">
描述: 4月19日星期三，新任命的乌克兰驻拉特维亚阿纳托利·库特塞沃尔（Anatoly Kutsevol）驻乌克兰大使介绍了拉特维亚·雷蒙德斯·詹索纳（Latvia Raymonds Jansonesa）州外交部元首的校长证书的副本。  - 乌克林。</text:p>
      <text:p text:style-name="P4">
图片: ["<text:a xlink:type="simple" xlink:href="https://static.ukrinform.com/photos/2023_04/thumb_files/630_360_1681910136-831.png" text:style-name="Internet_20_link" text:visited-style-name="Visited_20_Internet_20_Link">
630_360_16819...</text:a>
", "<text:a xlink:type="simple" xlink:href="https://static.ukrinform.com/photos/2023_04/1681910139-921.png" text:style-name="Internet_20_link" text:visited-style-name="Visited_20_Internet_20_Link">
1681910139-92...</text:a>
"]</text:p>
      <text:p text:style-name="P4">
标签: ['Латвія', 'Посольство', 'Україна']</text:p>
      <text:p text:style-name="P4">
类型: Article</text:p>
      <!--METADATA-->
      <text:p text:style-name="P4">
<draw:frame draw:style-name="fr1" draw:name="Image163" text:anchor-type="as-char" svg:width="6.9236in" svg:height="3.956343in" draw:z-index="0">
<draw:image xlink:href="../Images/yкринформ/2023-04-19T16-19-51-03-00/630_360_1681910136-831.png" xlink:type="simple" xlink:show="embed" xlink:actuate="onLoad" draw:mime-type="image/png"/>
</draw:frame>
4月19日，新任命的乌克兰驻乌克兰驻拉特维亚阿纳托利·库特塞沃尔(Anatoly Kutsevol)的大使介绍了雷蒙德斯·詹索纳(Raymonds Jansonesa)内政部国家事务部国家协议元首证书的副本。</text:p>
      <text:p text:style-name="P4">
关于它报告<text:a xlink:type="simple" xlink:href="https://latvia.mfa.gov.ua/news/posol-ukrayini-v-latvijskij-respublici-anatolij-kucevol-vruchiv-kopiyi-virchih-gramot-glavi-derzhavnogo-protokolu-mzs-latviyi-rajmondsu-yansonsu" text:style-name="Internet_20_link" text:visited-style-name="Visited_20_Internet_20_Link">
</text:a>
乌克林福姆报道，乌克兰·弗拉特维亚的使馆。</text:p>
      <text:p text:style-name="P4">
“乌克兰大使表示感谢拉脱维亚方面对拉脱维亚对俄罗斯侵略乌克兰的谴责并支持我们国家的领土完整性的原则上的立场。分别感谢<text:a xlink:type="simple" xlink:href="https://www.ukrinform.ua/tag-latvia" text:style-name="Internet_20_link" text:visited-style-name="Visited_20_Internet_20_Link">
</text:a>
在对俄罗斯的侵略国的全面入侵进入我们国家领土的情况下，为乌克兰的有效援助一直有效。”</text:p>
      <text:p text:style-name="P4">
<draw:frame draw:style-name="fr1" draw:name="Image164" text:anchor-type="as-char" svg:width="6.9236in" svg:height="8.494231in" draw:z-index="0">
<draw:image xlink:href="../Images/yкринформ/2023-04-19T16-19-51-03-00/1681910139-921.png" xlink:type="simple" xlink:show="embed" xlink:actuate="onLoad" draw:mime-type="image/png"/>
</draw:frame>
<text:span text:style-name="T4">
另请阅读：</text:span>
 <text:a xlink:type="simple" xlink:href="https://www.ukrinform.ua/rubric-world/3697491-latvia-ogolosila-u-rozsuk-svogo-gromadanina-za-ucast-u-vijni-proti-ukraini.html" text:style-name="Internet_20_link" text:visited-style-name="Visited_20_Internet_20_Link">
<text:span text:style-name="T4">
 latvia </text:span>
</text:a>
詹斯诺(Jansnoz)向拉脱维亚的Anatoly Kutsevol表示祝贺，他是乌克兰坦尼卡蒂斯(Ukraine Tanncatius)的大使，即拉脱维亚将继续为乌克兰提供帮助，直到俄罗斯的最后胜利，并将在双边层面和地面上支持我们的州。</text:p>
      <text:p text:style-name="P4">
据报道，2022年12月23日的法令，沃迪米尔·Zelenskyy总统任命了库特沃尔为乌克兰的非凡和全权统计大使兼弗拉特维亚共和国。</text:p>
      <text:p text:style-name="P4">
照片：拉脱维亚的乌克兰大使馆</text:p>
      <text:p text:style-name="P4">
News Source: <text:a xlink:type="simple" xlink:href="https://www.ukrinform.ua/rubric-polytics/3697981-novij-posol-ukraini-vruciv-kopii-vircih-gramot-u-mzs-latvii.html" text:style-name="Internet_20_link" text:visited-style-name="Visited_20_Internet_20_Link">
https://www.ukrinform.ua/rubric-polytics/3697981-novij-posol-ukraini-vruciv-kopii-vircih-gramot-u-mzs-latvii.html</text:a>
</text:p>
      <!--NEWS-->
      <text:h text:style-name="P10" text:outline-level="1">
<text:span text:style-name="T4">
波兰，德国和以色列总统参加了80年代起义之前的活动</text:span>
</text:h>
      <text:p text:style-name="P4">
作者: Ukrinform (Person)</text:p>
      <text:p text:style-name="P4">
出版商: Укринформ (Organization)</text:p>
      <text:p text:style-name="P4">
出版时间: 2023-04-19T16:28:00+03:00</text:p>
      <text:p text:style-name="P4">
修改时间: 2023-04-19T16:28:00+03:00</text:p>
      <text:p text:style-name="P4">
描述: 成千上万的客人，华沙的居民以及波兰，德国和以色列的总统安德烈·杜达（Andrzej Duda），弗兰克·瓦尔特·斯坦米尔（Frank-Valter Steinmeyer）和叶扎克·杜克（Yitzhak Duke）参加了纪念活动，该活动是在《华沙犹太人》（Warsaw GheTetto）成立80周年之际参加了纪念活动。  - 乌克林。</text:p>
      <text:p text:style-name="P4">
图片: ["<text:a xlink:type="simple" xlink:href="https://static.ukrinform.com/photos/2023_04/thumb_files/630_360_1681909855-530.png" text:style-name="Internet_20_link" text:visited-style-name="Visited_20_Internet_20_Link">
630_360_16819...</text:a>
", "<text:a xlink:type="simple" xlink:href="https://static.ukrinform.com/photos/2023_04/1681909189-849.jpg" text:style-name="Internet_20_link" text:visited-style-name="Visited_20_Internet_20_Link">
1681909189-84...</text:a>
", "<text:a xlink:type="simple" xlink:href="https://static.ukrinform.com/photos/2023_04/1681909877-860.jpg" text:style-name="Internet_20_link" text:visited-style-name="Visited_20_Internet_20_Link">
1681909877-86...</text:a>
", "<text:a xlink:type="simple" xlink:href="https://static.ukrinform.com/photos/2023_04/1681910176-701.jpeg" text:style-name="Internet_20_link" text:visited-style-name="Visited_20_Internet_20_Link">
1681910176-70...</text:a>
"]</text:p>
      <text:p text:style-name="P4">
标签: ['Дуда', 'Ізраїль', 'Німеччина', 'Польща', 'Штайнмаєр']</text:p>
      <text:p text:style-name="P4">
类型: Article</text:p>
      <!--METADATA-->
      <text:p text:style-name="P4">
<draw:frame draw:style-name="fr1" draw:name="Image165" text:anchor-type="as-char" svg:width="6.9236in" svg:height="3.956343in" draw:z-index="0">
<draw:image xlink:href="../Images/yкринформ/2023-04-19T16-28-00-03-00/630_360_1681909855-530.png" xlink:type="simple" xlink:show="embed" xlink:actuate="onLoad" draw:mime-type="image/png"/>
</draw:frame>
数以千计的华沙居民以及波兰，德国和以色列的安德烈·安德里·安德里·瓦尔特·斯坦米尔(Frank-Valter Steinmeyer)和伊扎克·杜克斯(Izhak dukes)参加了《华沙贫民窟起义开端》 80周年的葬礼。</text:p>
      <text:p text:style-name="P4">
关于它报告了自己的乌克林信息通讯员。</text:p>
      <text:p text:style-name="P4">
“今天，我们向贫民窟的起义英雄鞠躬，将他们的头降低到所有以自由和尊严与仇恨和纳粹主义作斗争的人：波兰犹太人，波兰公民，从未放弃过，从未放弃过，从未落入过精神，这仍然是我们所有人的重要意义。</text:p>
      <text:p text:style-name="P4">
德国总统斯坦梅尔(Steinmeier)在讲话中强调，他在华沙贫民窟中被称为“德国人犯下的可怕罪行的深感耻辱”。 他辩称，战后纳粹无罪。 他为第二次世界大战期间发誓的罪行道歉<text:a xlink:type="simple" xlink:href="https://www.ukrinform.ua/tag-vijna-z-rosieu" text:style-name="Internet_20_link" text:visited-style-name="Visited_20_Internet_20_Link">
</text:a>
.</text:p>
      <text:p text:style-name="P4">
<draw:frame draw:style-name="fr1" draw:name="Image166" text:anchor-type="as-char" svg:width="6.9236in" svg:height="4.867715in" draw:z-index="0">
<draw:image xlink:href="../Images/yкринформ/2023-04-19T16-28-00-03-00/1681909189-849.jpg" xlink:type="simple" xlink:show="embed" xlink:actuate="onLoad" draw:mime-type="image/jpeg"/>
</draw:frame>
照片：Bundespraesident.de</text:p>
      <text:p text:style-name="P4">
反过来，玛丽安·塔斯基(Marian Tursky)的波兰犹太人，奥斯威辛集中营的囚犯强调，这项活动的参与者聚集在这里，原因有几个。 其中之一是，这种犯罪从未重复过。</text:p>
      <text:p text:style-name="P4">
他指出，大多数俄罗斯人组成的苏联军队挽救了他的生命，从希特勒集中营解放出来。 Turksky宣布，为此，他今天对俄罗斯对乌克兰的侵略不可能。</text:p>
      <text:p text:style-name="P4">
<draw:frame draw:style-name="fr1" draw:name="Image167" text:anchor-type="as-char" svg:width="6.9236in" svg:height="3.63489in" draw:z-index="0">
<draw:image xlink:href="../Images/yкринформ/2023-04-19T16-28-00-03-00/1681909877-860.jpg" xlink:type="simple" xlink:show="embed" xlink:actuate="onLoad" draw:mime-type="image/jpeg"/>
</draw:frame>
照片：PAP</text:p>
      <text:p text:style-name="P4">
“当俄罗斯导弹破坏乌克兰基础设施，房屋，文化价值并导致高死亡率和数十万平民年龄的减少时，我可以保持沉默吗？ 当我看到Bucha的命运时，我可以保持沉默吗？” Turksky强调了观众的掌声。</text:p>
      <text:p text:style-name="P4">
在这种情况下，他提请注意Uvarshav Ghetto Mark Edelman的起义的领导人之一的话：“最重要的是生活，如果生活更重要，自由更重要，而对于这种自由，我们常常需要献出生命。”</text:p>
      <text:p text:style-name="P4">
<draw:frame draw:style-name="fr1" draw:name="Image168" text:anchor-type="as-char" svg:width="6.9236in" svg:height="3.89132in" draw:z-index="0">
<draw:image xlink:href="../Images/yкринформ/2023-04-19T16-28-00-03-00/1681910176-701.jpeg" xlink:type="simple" xlink:show="embed" xlink:actuate="onLoad" draw:mime-type="image/jpeg"/>
</draw:frame>
照片：TVN24众所周知，80年前的1943年4月19日，在华沙贫民窟，大约有半百万的犹太人抛弃了起义，这开始是第二次世界大战期间对大屠杀的最大抵抗行为。 它一直持续到1943年5月16日，以克拉沃夫军队的支持而击败希伯来叛军。</text:p>
      <text:p text:style-name="P4">
<text:span text:style-name="T4">
另请阅读：</text:span>
 <text:a xlink:type="simple" xlink:href="https://www.ukrinform.ua/rubric-polytics/3697962-stajnmaer-putin-vismiav-cinnosti-ta-zrujnuvav-osnovi-evropejskogo-poradku.html" text:style-name="Internet_20_link" text:visited-style-name="Visited_20_Internet_20_Link">
<text:span text:style-name="T4">
 Stein </text:span>
</text:a>
从1940年到1942年，在华沙贫民窟中有34万多名犹太人被杀，包括那些被带到特雷布林卡的集中营的犹太人。 在贫民窟起义爆炸时，大约有6万人。 起义是由战斗组织和一个犹太军事联盟的成员参加，共有650人。 他们中的大多数人像许多平民一样在起义中被杀。 由于起义，纳粹与地面平衡了。</text:p>
      <text:p text:style-name="P4">
<text:span text:style-name="T5">
foto：kpre</text:span>
</text:p>
      <text:p text:style-name="P4">
News Source: <text:a xlink:type="simple" xlink:href="https://www.ukrinform.ua/rubric-world/3697988-prezidenti-polsi-nimeccini-ta-izrailu-vzali-ucast-u-zahodah-do-80h-rokovin-povstanna-u-getto.html" text:style-name="Internet_20_link" text:visited-style-name="Visited_20_Internet_20_Link">
https://www.ukrinform.ua/rubric-world/3697988-prezidenti-polsi-nimeccini-ta-izrailu-vzali-ucast-u-zahodah-do-80h-rokovin-povstanna-u-getto.html</text:a>
</text:p>
      <!--NEWS-->
      <text:h text:style-name="P10" text:outline-level="1">
<text:span text:style-name="T4">
由于农业产品出口问题，一些农民可能会放弃播种 - 专家</text:span>
</text:h>
      <text:p text:style-name="P4">
作者: Ukrinform (Person)</text:p>
      <text:p text:style-name="P4">
出版商: Укринформ (Organization)</text:p>
      <text:p text:style-name="P4">
出版时间: 2023-04-19T16:31:51+03:00</text:p>
      <text:p text:style-name="P4">
修改时间: 2023-04-19T16:31:51+03:00</text:p>
      <text:p text:style-name="P4">
描述: 由于乌克兰的农业出口问题，一些乌克兰农民可能会拒绝进行今年的春季播种运动。  - 乌克林。</text:p>
      <text:p text:style-name="P4">
图片: ["<text:a xlink:type="simple" xlink:href="https://static.ukrinform.com/photos/2023_04/thumb_files/630_360_1681893828-661.jpg" text:style-name="Internet_20_link" text:visited-style-name="Visited_20_Internet_20_Link">
630_360_16818...</text:a>
"]</text:p>
      <text:p text:style-name="P4">
标签: ['Експорт', 'Аграрії', 'Посівна']</text:p>
      <text:p text:style-name="P4">
类型: Article</text:p>
      <!--METADATA-->
      <text:p text:style-name="P4">
<draw:frame draw:style-name="fr1" draw:name="Image169" text:anchor-type="as-char" svg:width="6.9236in" svg:height="3.956343in" draw:z-index="0">
<draw:image xlink:href="../Images/yкринформ/2023-04-19T16-31-51-03-00/630_360_1681893828-661.jpg" xlink:type="simple" xlink:show="embed" xlink:actuate="onLoad" draw:mime-type="image/jpeg"/>
</draw:frame>
一些乌克兰农民可能会拒绝进行今年的春季播种运动，因为从乌克兰出口农产品问题。</text:p>
      <text:p text:style-name="P4">
乌克兰农业商业俱乐部Romancelanion的首席执行官在乌克兰媒体中心(Ukrinform)的简报中指出。</text:p>
      <text:p text:style-name="P4">
他说：“我们知道，如果我们没有“谷物走廊”和纳萨基德边境的这种问题，那么在这种情况下，许多人可能会播种。”</text:p>
      <text:p text:style-name="P4">
Slaston补充说，“谷物走廊”通过船舶通过的问题以及欧盟国家出口的限制发生在春季播种运动的最高峰。 但是现在，乌克兰农民主义者不了解我们需要播种谷物的数量和多少批量，以及是否有可能出口国际市场的收获。</text:p>
      <text:p text:style-name="P4">
<text:span text:style-name="T4">
另请阅读：</text:span>
 <text:a xlink:type="simple" xlink:href="https://www.ukrinform.ua/rubric-economy/3697893-zaborona-importu-agroprodukcii-solskij-rozpoviv-pro-peregovori-z-okremimi-krainami-ta-es.html" text:style-name="Internet_20_link" text:visited-style-name="Visited_20_Internet_20_Link">
<text:span text:style-name="T4">
 import </text:span>
</text:a>
专家指出，现在进行一些特定的预测还为时过早。 但是，根据Slasotin的说法，“谷物走廊”的工作和欧盟国家的限制的中断将对农业部门产生重大的负面影响。</text:p>
      <text:p text:style-name="P4">
正如乌克林福姆，匈牙利和波兰在2023年4月15日报道的那样，禁止从乌克兰进口谷物和其他类型的农产品。 2023年4月19日，禁止进口乌克兰农业生产，将生效。 同时， <text:a xlink:type="simple" xlink:href="https://www.ukrinform.ua/tag-polsa" text:style-name="Internet_20_link" text:visited-style-name="Visited_20_Internet_20_Link">
</text:a>
她还暂停了乌克罗农业农产品通过其领土的过境，但计划自4月21日以来恢复它。</text:p>
      <text:p text:style-name="P4">
匈牙利和斯洛伐克并未停止过境。 保加利亚于2023年4月19日暂时禁止从乌克兰进口农业进口，而Alletrasite并未限制。</text:p>
      <text:p text:style-name="P4">
<text:span text:style-name="T4">
另请阅读：</text:span>
 <text:a xlink:type="simple" xlink:href="https://www.ukrinform.ua/rubric-economy/3697901-evrokomisia-proponue-zahodi-dla-zahistu-rinku-es-vid-nadmirnogo-importu-prodovolstva-z-ukraini.html" text:style-name="Internet_20_link" text:visited-style-name="Visited_20_Internet_20_Link">
<text:span text:style-name="T4">
 import </text:span>
</text:a>
同时，4月17日，俄罗斯联邦阻止了对土耳其船只的船只的检查，该船只以“谷物走廊”为首。 在4月17日至18日期间，没有检查往返乌克兰港口的船只。 基础设施领域，亚历山大·库布拉科夫(Alexander Kubrakov)在4月19日报道说，乌克兰已就检查的续签达成协议。</text:p>
      <text:p text:style-name="P4">
News Source: <text:a xlink:type="simple" xlink:href="https://www.ukrinform.ua/rubric-economy/3697989-dehto-z-agrariiv-moze-vidmovitisa-vid-posivnoi-cerez-problemi-z-eksportom-agroprodukcii-ekspert.html" text:style-name="Internet_20_link" text:visited-style-name="Visited_20_Internet_20_Link">
https://www.ukrinform.ua/rubric-economy/3697989-dehto-z-agrariiv-moze-vidmovitisa-vid-posivnoi-cerez-problemi-z-eksportom-agroprodukcii-ekspert.html</text:a>
</text:p>
      <!--NEWS-->
      <text:h text:style-name="P10" text:outline-level="1">
<text:span text:style-name="T4">
在与俄罗斯的战争中</text:span>
</text:h>
      <text:p text:style-name="P4">
作者: Ukrinform (Person)</text:p>
      <text:p text:style-name="P4">
出版商: Укринформ (Organization)</text:p>
      <text:p text:style-name="P4">
出版时间: 2023-04-19T16:31:55+03:00</text:p>
      <text:p text:style-name="P4">
修改时间: 2023-04-19T16:31:55+03:00</text:p>
      <text:p text:style-name="P4">
描述: 在针对俄罗斯的战争中，世界杯的银牌获得了K1（混合风格的战斗）Ruslan Piskov被杀。  - 乌克林。</text:p>
      <text:p text:style-name="P4">
图片: ["<text:a xlink:type="simple" xlink:href="https://static.ukrinform.com/photos/2023_04/thumb_files/630_360_1681910928-111.jpg" text:style-name="Internet_20_link" text:visited-style-name="Visited_20_Internet_20_Link">
630_360_16819...</text:a>
"]</text:p>
      <text:p text:style-name="P4">
标签: ['Спорт', 'Війна з росією']</text:p>
      <text:p text:style-name="P4">
类型: Article</text:p>
      <!--METADATA-->
      <text:p text:style-name="P4">
<draw:frame draw:style-name="fr1" draw:name="Image170" text:anchor-type="as-char" svg:width="6.9236in" svg:height="3.956343in" draw:z-index="0">
<draw:image xlink:href="../Images/yкринформ/2023-04-19T16-31-55-03-00/630_360_1681910928-111.jpg" xlink:type="simple" xlink:show="embed" xlink:actuate="onLoad" draw:mime-type="image/jpeg"/>
</draw:frame>
在俄罗斯战争中，带有K1的世界杯的银牌获得者被杀(战斗风格)Ruslan Sand。</text:p>
      <text:p text:style-name="P4">
在<text:a xlink:type="simple" xlink:href="https://www.instagram.com/p/CrN4KLIIyfV/" text:style-name="Internet_20_link" text:visited-style-name="Visited_20_Internet_20_Link">
</text:a>
，报道乌克林福姆。</text:p>
      <text:p text:style-name="Quotations">

<text:p text:style-name="P4">
<text:a xlink:type="simple" xlink:href="https://www.instagram.com/p/CrN4KLIIyfV/" text:style-name="Internet_20_link" text:visited-style-name="Visited_20_Internet_20_Link">
&gt;
</text:a>
&gt;
 <text:a xlink:type="simple" xlink:href="https://www.instagram.com/p/CrN4KLIIyfV/" text:style-name="Internet_20_link" text:visited-style-name="Visited_20_Internet_20_Link">
&gt;
 </text:a>
&gt;
&gt;
 <text:a xlink:type="simple" xlink:href="https://www.instagram.com/p/CrN4KLIIyfV/" text:style-name="Internet_20_link" text:visited-style-name="Visited_20_Internet_20_Link">
&gt;
 </text:a>
桑德(Sand)是乌克兰(Ukraine)的冠军，乌克兰是世界锦标赛的银牌获得者，欧洲决赛入围者是K1。 他死于21岁。</text:p>

</text:p>
      <text:p text:style-name="P4">
<text:span text:style-name="T4">
另请阅读：</text:span>
 <text:a xlink:type="simple" xlink:href="https://www.ukrinform.ua/rubric-kyiv/3692613-u-stolici-vsanuvali-pamat-zagiblih-ukrainskih-sportsmeniv-i-treneriv.html" text:style-name="Internet_20_link" text:visited-style-name="Visited_20_Internet_20_Link">
</text:a>
正如乌克林福姆报道的那样，从俄罗斯针对乌克兰的全面战争开始起，就同意了<text:a xlink:type="simple" xlink:href="https://www.ukrinform.ua/rubric-ato/3668524-vid-pocatku-vijni-v-ukraini-zaginuli-228-sportsmeniv-i-treneriv-zelenskij.html" text:style-name="Internet_20_link" text:visited-style-name="Visited_20_Internet_20_Link">
</text:a>
照片：tribuna.com</text:p>
      <text:p text:style-name="P4">
News Source: <text:a xlink:type="simple" xlink:href="https://www.ukrinform.ua/rubric-sports/3697990-na-vijni-z-rosieu-zaginuv-sribnij-prizer-cs-z-k1-piskovij.html" text:style-name="Internet_20_link" text:visited-style-name="Visited_20_Internet_20_Link">
https://www.ukrinform.ua/rubric-sports/3697990-na-vijni-z-rosieu-zaginuv-sribnij-prizer-cs-z-k1-piskovij.html</text:a>
</text:p>
      <!--NEWS-->
      <text:h text:style-name="P10" text:outline-level="1">
<text:span text:style-name="T4">
禁止进口乌克兰农产品与欧洲立法背道而驰 - 专家</text:span>
</text:h>
      <text:p text:style-name="P4">
作者: Ukrinform (Person)</text:p>
      <text:p text:style-name="P4">
出版商: Укринформ (Organization)</text:p>
      <text:p text:style-name="P4">
出版时间: 2023-04-19T16:35:32+03:00</text:p>
      <text:p text:style-name="P4">
修改时间: 2023-04-19T16:35:32+03:00</text:p>
      <text:p text:style-name="P4">
描述: 各个国家的决定 - 欧盟禁止进口和限制乌克兰农产品过境的成员违反了欧洲立法。  - 乌克林。</text:p>
      <text:p text:style-name="P4">
图片: ["<text:a xlink:type="simple" xlink:href="https://static.ukrinform.com/photos/2022_08/thumb_files/630_360_1660653337-957.jpg" text:style-name="Internet_20_link" text:visited-style-name="Visited_20_Internet_20_Link">
630_360_16606...</text:a>
"]</text:p>
      <text:p text:style-name="P4">
标签: ['Експорт', 'Євросоюз', 'Імпорт', 'Україна', 'Закон', 'Зерно', 'Транзит', 'Агропродукція']</text:p>
      <text:p text:style-name="P4">
类型: Article</text:p>
      <!--METADATA-->
      <text:p text:style-name="P4">
<draw:frame draw:style-name="fr1" draw:name="Image171" text:anchor-type="as-char" svg:width="6.9236in" svg:height="3.956343in" draw:z-index="0">
<draw:image xlink:href="../Images/yкринформ/2023-04-19T16-35-32-03-00/630_360_1660653337-957.jpg" xlink:type="simple" xlink:show="embed" xlink:actuate="onLoad" draw:mime-type="image/jpeg"/>
</draw:frame>
欧盟在禁止进口和限制乌克兰农产品过境方面的独立国家的决定违背了欧洲的考虑。</text:p>
      <text:p text:style-name="P4">
乌克兰农业商业俱乐部Romancelanion的首席执行官在乌克兰媒体中心(Ukrinform)的简报中指出。</text:p>
      <text:p text:style-name="P4">
“这样的决定(进口限制是汽车。) суперечать європейськомузаконодавству, тому що ринок Європейського Союзу функціонує як один спільнийаграрний ринок. І перетин кордону з Польщею - це перетин кордону з усімЄвропейським Союзом. Тому такі рішення точно не робляться на рівні окремихурядів чи країн, вони належать до виключної компентенції Європейськоїкомісії", - заявив він.</text:p>
      <text:p text:style-name="P4">
Він наголосив, що заборона імпорту та обмеження транзиту української <text:a xlink:type="simple" xlink:href="https://www.ukrinform.ua/tag-agroprodukcia" text:style-name="Internet_20_link" text:visited-style-name="Visited_20_Internet_20_Link">
</text:a>
\  - 这些是过于刚性的机制，必须被查看。</text:p>
      <text:p text:style-name="P4">
根据Slaston的说法，截至2023年4月，乌克兰的农产品出口量要比在配额以配额出口的情况下对全面入侵的出口较差。 同时，没有一个国家的国家。</text:p>
      <text:p text:style-name="P4">
<text:span text:style-name="T4">
另请阅读：</text:span>
 <text:a xlink:type="simple" xlink:href="https://www.ukrinform.ua/rubric-economy/3697874-polsa-mae-prijnati-ponad-3000-vagoniv-ta-cotiri-poizdi-z-ukrainskim-zernom-ukrzaliznica.html" text:style-name="Internet_20_link" text:visited-style-name="Visited_20_Internet_20_Link">
<text:span text:style-name="T4">
波兰</text:span>
</text:a>
正如乌克林福姆，匈牙利和波兰在2023年4月15日报道的那样，禁止从乌克兰进口谷物和其他类型的农产品。 2023年4月19日，禁止进口乌克兰农业生产，将生效。 同时，波兰还暂停了乌克兰农业工业农产品的领土，但计划<text:a xlink:type="simple" xlink:href="https://www.ukrinform.ua/rubric-economy/3697618-polsa-rozblokue-tranzit-ukrainskogo-zbizza-z-opivnoci-21-kvitna.html" text:style-name="Internet_20_link" text:visited-style-name="Visited_20_Internet_20_Link">
</text:a>
。</text:p>
      <text:p text:style-name="P4">
匈牙利和斯洛伐克并未停止过境。 保加利亚于2023年4月19日暂时禁止从乌克兰进口农业进口，而Alletrasite并未限制。</text:p>
      <text:p text:style-name="P4">
罗马尼亚考虑了将农产品暂停乌克兰的可能性。</text:p>
      <text:p text:style-name="P4">
4月19日，星期三，欧盟委员会宣布了对欧盟共同市场规则过度收到乌克兰农产品的过度收到的计划。 特别是，这是对受影响农场的支持，以及在乌克兰谷物和其他食品向欧盟市场供应的限制性收入。</text:p>
      <text:p text:style-name="P4">
News Source: <text:a xlink:type="simple" xlink:href="https://www.ukrinform.ua/rubric-economy/3697991-zaborona-importu-ukrainskoi-agroprodukcii-superecit-evropejskomu-zakonodavstvu-ekspert.html" text:style-name="Internet_20_link" text:visited-style-name="Visited_20_Internet_20_Link">
https://www.ukrinform.ua/rubric-economy/3697991-zaborona-importu-ukrainskoi-agroprodukcii-superecit-evropejskomu-zakonodavstvu-ekspert.html</text:a>
</text:p>
      <!--NEWS-->
      <text:h text:style-name="P10" text:outline-level="1">
<text:span text:style-name="T4">
毅力显示了直升机在火星上的第50次飞行后的外观</text:span>
</text:h>
      <text:p text:style-name="P4">
作者: Ukrinform (Person)</text:p>
      <text:p text:style-name="P4">
出版商: Укринформ (Organization)</text:p>
      <text:p text:style-name="P4">
出版时间: 2023-04-19T16:35:59+03:00</text:p>
      <text:p text:style-name="P4">
修改时间: 2023-04-19T16:35:59+03:00</text:p>
      <text:p text:style-name="P4">
描述: NASA毅力Marmore拍了一张Ingenuity直升机的照片，该直升机最近在红色星球上进行了第50次飞行。  - 乌克林。</text:p>
      <text:p text:style-name="P4">
图片: ["<text:a xlink:type="simple" xlink:href="https://static.ukrinform.com/photos/2020_11/thumb_files/630_360_1606467968-661.png" text:style-name="Internet_20_link" text:visited-style-name="Visited_20_Internet_20_Link">
630_360_16064...</text:a>
", "<text:a xlink:type="simple" xlink:href="https://static.ukrinform.com/photos/2023_04/1681911153-117.jpeg" text:style-name="Internet_20_link" text:visited-style-name="Visited_20_Internet_20_Link">
1681911153-11...</text:a>
", "<text:a xlink:type="simple" xlink:href="https://static.ukrinform.com/photos/2023_04/1681911152-671.jpeg" text:style-name="Internet_20_link" text:visited-style-name="Visited_20_Internet_20_Link">
1681911152-67...</text:a>
"]</text:p>
      <text:p text:style-name="P4">
标签: ['Марс', 'NASA', 'Perseverance']</text:p>
      <text:p text:style-name="P4">
类型: Article</text:p>
      <!--METADATA-->
      <text:p text:style-name="P4">
<draw:frame draw:style-name="fr1" draw:name="Image172" text:anchor-type="as-char" svg:width="6.9236in" svg:height="3.956343in" draw:z-index="0">
<draw:image xlink:href="../Images/yкринформ/2023-04-19T16-35-59-03-00/630_360_1606467968-661.png" xlink:type="simple" xlink:show="embed" xlink:actuate="onLoad" draw:mime-type="image/png"/>
</draw:frame>
NASA的Marsoverageation制作了直升机的照片，该照片最近在红色星球上建立了第50次飞行。</text:p>
      <text:p text:style-name="P4">
正如乌克林福姆报道的那样，关于<text:a xlink:type="simple" xlink:href="https://twitter.com/NASAJPL/status/1648501252710621184" text:style-name="Internet_20_link" text:visited-style-name="Visited_20_Internet_20_Link">
</text:a>
报告NASA喷气运动实验室(JPL).</text:p>
      <text:p text:style-name="P4">
«Вперше за майже два роки Perseverance достатньо близько знаходиться, щобпобачити пил на роторах Ingenuity», - заявили в JPL.</text:p>
      <text:p text:style-name="P4">
<draw:frame draw:style-name="fr1" draw:name="Image173" text:anchor-type="as-char" svg:width="6.9236in" svg:height="4.13931in" draw:z-index="0">
<draw:image xlink:href="../Images/yкринформ/2023-04-19T16-35-59-03-00/1681911153-117.jpeg" xlink:type="simple" xlink:show="embed" xlink:actuate="onLoad" draw:mime-type="image/jpeg"/>
</draw:frame>
值得注意的是，从大约23米的独创性距离处“井拥有世界的火星条件”。</text:p>
      <text:p text:style-name="P4">
<draw:frame draw:style-name="fr1" draw:name="Image174" text:anchor-type="as-char" svg:width="6.9236in" svg:height="5.038842in" draw:z-index="0">
<draw:image xlink:href="../Images/yкринформ/2023-04-19T16-35-59-03-00/1681911152-671.jpeg" xlink:type="simple" xlink:show="embed" xlink:actuate="onLoad" draw:mime-type="image/jpeg"/>
</draw:frame>
上周，美国国家航空航天局(NASA)的美国航天局(NASA)举行了第50次启动Ingenuity直升机，该直升机在飞行过程中创造了新的高度记录。</text:p>
      <text:p text:style-name="P4">
<text:span text:style-name="T4">
另请阅读：</text:span>
 <text:a xlink:type="simple" xlink:href="https://www.ukrinform.ua/rubric-technology/3690278-uceni-zrobili-novu-detalizovanu-mapu-marsa-zavdaki-zondu-z-oae.html" text:style-name="Internet_20_link" text:visited-style-name="Visited_20_Internet_20_Link">
</text:a>
正如乌克林福姆(Ukrinform(https://www.ukrinform.ua/tag-nasa)2022年2月18日，经过近七个月的飞行。 他于4月19日做出了第一个政治政策。 一架价值8500万美元的直升机已成为在另一个星球上发射的第一台备用机器。</text:p>
      <text:p text:style-name="P4">
<text:span text:style-name="T5">
照片：NASA</text:span>
</text:p>
      <text:p text:style-name="P4">
News Source: <text:a xlink:type="simple" xlink:href="https://www.ukrinform.ua/rubric-technology/3697992-perseverance-pokazav-ak-vigladae-gelikopter-ingenuity-pisla-50go-polotu-na-marsi.html" text:style-name="Internet_20_link" text:visited-style-name="Visited_20_Internet_20_Link">
https://www.ukrinform.ua/rubric-technology/3697992-perseverance-pokazav-ak-vigladae-gelikopter-ingenuity-pisla-50go-polotu-na-marsi.html</text:a>
</text:p>
      <!--NEWS-->
      <text:h text:style-name="P10" text:outline-level="1">
<text:span text:style-name="T4">
俄罗斯袭击了赫尔森的巴士公园</text:span>
</text:h>
      <text:p text:style-name="P4">
作者: Ukrinform (Person)</text:p>
      <text:p text:style-name="P4">
出版商: Укринформ (Organization)</text:p>
      <text:p text:style-name="P4">
出版时间: 2023-04-19T16:38:50+03:00</text:p>
      <text:p text:style-name="P4">
修改时间: 2023-04-19T16:38:50+03:00</text:p>
      <text:p text:style-name="P4">
描述: 俄罗斯军队袭击了赫尔森的公共汽车公园，损坏了公共交通工具。  - 乌克林。</text:p>
      <text:p text:style-name="P4">
图片: ["<text:a xlink:type="simple" xlink:href="https://static.ukrinform.com/photos/2023_04/thumb_files/630_360_1681910693-882.jpg" text:style-name="Internet_20_link" text:visited-style-name="Visited_20_Internet_20_Link">
630_360_16819...</text:a>
"]</text:p>
      <text:p text:style-name="P4">
标签: ['Херсон', 'Обстріл', 'Війна з росією']</text:p>
      <text:p text:style-name="P4">
类型: Article</text:p>
      <!--METADATA-->
      <text:p text:style-name="P4">
<draw:frame draw:style-name="fr1" draw:name="Image175" text:anchor-type="as-char" svg:width="6.9236in" svg:height="3.951288in" draw:z-index="0">
<draw:image xlink:href="../Images/yкринформ/2023-04-19T16-38-50-03-00/630_360_1681910693-882.jpg" xlink:type="simple" xlink:show="embed" xlink:actuate="onLoad" draw:mime-type="image/jpeg"/>
</draw:frame>
俄罗斯军队袭击了赫森的公共汽车公园，市政运输遭到破坏。</text:p>
      <text:p text:style-name="P4">
根据乌克林福姆的说法，科尔森地区军事管理局报告了<text:a xlink:type="simple" xlink:href="https://t.me/khersonskaODA/5254" text:style-name="Internet_20_link" text:visited-style-name="Visited_20_Internet_20_Link">
</text:a>
。</text:p>
      <text:p text:style-name="P4">
“俄罗斯军队袭击了<text:a xlink:type="simple" xlink:href="https://www.ukrinform.ua/tag-herson" text:style-name="Internet_20_link" text:visited-style-name="Visited_20_Internet_20_Link">
</text:a>
。 由于炮击，几个公用事业损坏了。”消息写道。</text:p>
      <text:p text:style-name="P4">
<text:span text:style-name="T5">
viso：<text:a xlink:type="simple" xlink:href="https://t.me/khersonskaODA/5254" text:style-name="Internet_20_link" text:visited-style-name="Visited_20_Internet_20_Link">
</text:a>
</text:span>
</text:p>
      <text:p text:style-name="P4">
OVA报告说平民没有受伤。</text:p>
      <text:p text:style-name="P4">
<text:span text:style-name="T4">
另请阅读：</text:span>
 <text:a xlink:type="simple" xlink:href="https://www.ukrinform.ua/rubric-ato/3697433-obstril-rinku-v-hersoni-odin-zagiblij-devatero-poranenih.html" text:style-name="Internet_20_link" text:visited-style-name="Visited_20_Internet_20_Link">
<text:span text:style-name="T4">
 khersoni </text:span>
</text:a>
据乌克林福姆报道，俄罗斯军队在4月18日的最后一天，<text:a xlink:type="simple" xlink:href="https://www.ukrinform.ua/rubric-regions/3697721-zagarbniki-za-dobu-79-raziv-obstrilali-hersonsinu-zaginuv-civilnij.html" text:style-name="Internet_20_link" text:visited-style-name="Visited_20_Internet_20_Link">
</text:a>
释放了350枚加权炮弹和无人机之后。 一个人被杀，十人受伤。</text:p>
      <text:p text:style-name="P4">
News Source: <text:a xlink:type="simple" xlink:href="https://www.ukrinform.ua/rubric-ato/3697993-rosia-zavdala-udaru-po-avtobusnomu-parku-v-hersoni.html" text:style-name="Internet_20_link" text:visited-style-name="Visited_20_Internet_20_Link">
https://www.ukrinform.ua/rubric-ato/3697993-rosia-zavdala-udaru-po-avtobusnomu-parku-v-hersoni.html</text:a>
</text:p>
      <!--NEWS-->
      <text:h text:style-name="P10" text:outline-level="1">
<text:span text:style-name="T4">
在伦敦博览会上，乌克兰作家和出版商正在积极讨论Zelensk</text:span>
</text:h>
      <text:p text:style-name="P4">
作者: Ukrinform (Person)</text:p>
      <text:p text:style-name="P4">
出版商: Укринформ (Organization)</text:p>
      <text:p text:style-name="P4">
出版时间: 2023-04-19T16:46:19+03:00</text:p>
      <text:p text:style-name="P4">
修改时间: 2023-04-19T16:46:19+03:00</text:p>
      <text:p text:style-name="P4">
描述: 在伦敦图书博览会上，乌克兰作家和出版商正在积极讨论和支持。  - 乌克林。</text:p>
      <text:p text:style-name="P4">
图片: ["<text:a xlink:type="simple" xlink:href="https://static.ukrinform.com/photos/2023_04/thumb_files/630_360_1681911913-273.jpeg" text:style-name="Internet_20_link" text:visited-style-name="Visited_20_Internet_20_Link">
630_360_16819...</text:a>
"]</text:p>
      <text:p text:style-name="P4">
标签: ['Лондон', 'Ярмарок', 'Олена Зеленська']</text:p>
      <text:p text:style-name="P4">
类型: Article</text:p>
      <!--METADATA-->
      <text:p text:style-name="P4">
<draw:frame draw:style-name="fr1" draw:name="Image176" text:anchor-type="as-char" svg:width="6.9236in" svg:height="3.946452in" draw:z-index="0">
<draw:image xlink:href="../Images/yкринформ/2023-04-19T16-46-19-03-00/630_360_1681911913-273.jpeg" xlink:type="simple" xlink:show="embed" xlink:actuate="onLoad" draw:mime-type="image/jpeg"/>
</draw:frame>
乌克兰作家和出版商的纳多农书博览会积极发展和支持。</text:p>
      <text:p text:style-name="P4">
乌克兰Olena Zelenska总统的妻子在<text:a xlink:type="simple" xlink:href="https://t.me/FirstLadyOfUkraine/2940" text:style-name="Internet_20_link" text:visited-style-name="Visited_20_Internet_20_Link">
</text:a>
，报道乌克林福姆。</text:p>
      <text:p text:style-name="P4">
她说：“乌克兰馆是中央地点之一，乌克兰出版商正在积极讨论，更重要的是支持。”</text:p>
      <text:p text:style-name="P4">
正如第一夫人所指出的那样，乌克兰文化现在正成为世界的焦点，因此应将重大的重大事件视为讲述其自我表述，独特性和多样性的机会。 Zelensk补充说：“并且是一个保护它的机会 - 侵略者，正如去年所证明的那样，它试图摧毁所有乌克兰人：国家的侵犯和我们的文化守则。”</text:p>
      <text:p text:style-name="P4">
乌克兰馆在伦敦博览会上的博览会展示了俄罗斯火箭摧毁的图书馆一米。 它们以白色绘制。 根据Zelenskaya的说法，这些家具作为鬼魂，以提醒世界，但是，俄罗斯从乌克兰人那里夺走了多少<text:a xlink:type="simple" xlink:href="https://www.ukrinform.ua/tag-vijna-z-rosieu" text:style-name="Internet_20_link" text:visited-style-name="Visited_20_Internet_20_Link">
</text:a>
。</text:p>
      <text:p text:style-name="P4">
<text:span text:style-name="T4">
另请阅读：</text:span>
 <text:a xlink:type="simple" xlink:href="https://www.ukrinform.ua/rubric-culture/3697829-tkacenko-na-londonskomu-armarku-zaklikav-kupuvati-ukrainski-knizki.html" text:style-name="Internet_20_link" text:visited-style-name="Visited_20_Internet_20_Link">
<text:span text:style-name="T4">
 fair </text:span>
</text:a>
在博览会的开幕式上，总统的妻子与客人分享，因为“当书籍在炮击过程中燃烧时，这很可怕。当房屋废墟上有儿童读书时，我们找不到他们的主人。”</text:p>
      <text:p text:style-name="P4">
第一夫人还强调，乌克兰不仅在为要死的人而战，而且不是要燃烧，而且不违反国际原则，因此军事侵略和对另一个国家的攻击仍然存在于历史书籍的页面上，而不是在新闻中磁带。</text:p>
      <text:p text:style-name="P4">
另外，Zelenskaya感谢乌克兰人在伦敦博览会上找到了一年的《无国界书籍》的合作伙伴。 她说，今年乌克兰代表和世界出版社区的合作也将是富有成效的。</text:p>
      <text:p text:style-name="P4">
总统的妻子强调说：“实际上，没有边界，现在乌克兰的所有文化都如此强大，现在正在传播世界。”</text:p>
      <text:p text:style-name="P4">
<text:span text:style-name="T4">
另请阅读：</text:span>
 <text:a xlink:type="simple" xlink:href="https://www.ukrinform.ua/rubric-culture/3697849-grupa-ukrainskih-aktoriv-vistupit-na-festivali-sekspira-u-britanii.html" text:style-name="Internet_20_link" text:visited-style-name="Visited_20_Internet_20_Link">
</text:a>
</text:p>
      <text:p text:style-name="P4">
乌克兰在伦敦图书博览会上<text:a xlink:type="simple" xlink:href="https://www.ukrinform.ua/rubric-culture/3695421-ukrainu-na-londonskomu-knizkovomu-armarku-predstavlatime-21-vidavnictvo.html" text:style-name="Internet_20_link" text:visited-style-name="Visited_20_Internet_20_Link">
</text:a>
 <text:a xlink:type="simple" xlink:href="https://www.ukrinform.ua/rubric-culture/3695421-ukrainu-na-londonskomu-knizkovomu-armarku-predstavlatime-21-vidavnictvo.html" text:style-name="Internet_20_link" text:visited-style-name="Visited_20_Internet_20_Link">
</text:a>
 <text:a xlink:type="simple" xlink:href="https://www.ukrinform.ua/rubric-culture/3695421-ukrainu-na-londonskomu-knizkovomu-armarku-predstavlatime-21-vidavnictvo.html" text:style-name="Internet_20_link" text:visited-style-name="Visited_20_Internet_20_Link">
</text:a>
<text:span text:style-name="T5">
foto：Alexander Tkachenko Telegram</text:span>
</text:p>
      <text:p text:style-name="P4">
News Source: <text:a xlink:type="simple" xlink:href="https://www.ukrinform.ua/rubric-culture/3697997-na-londonskomu-armarku-aktivno-obgovoruut-ukrainskih-avtoriv-i-vidavciv-zelenska.html" text:style-name="Internet_20_link" text:visited-style-name="Visited_20_Internet_20_Link">
https://www.ukrinform.ua/rubric-culture/3697997-na-londonskomu-armarku-aktivno-obgovoruut-ukrainskih-avtoriv-i-vidavciv-zelenska.html</text:a>
</text:p>
      <!--NEWS-->
      <text:h text:style-name="P10" text:outline-level="1">
<text:span text:style-name="T4">
在占领几年中，克里米亚北部的土壤对农民来说是无法使用的-Tashev</text:span>
</text:h>
      <text:p text:style-name="P4">
作者: Ukrinform (Person)</text:p>
      <text:p text:style-name="P4">
出版商: Укринформ (Organization)</text:p>
      <text:p text:style-name="P4">
出版时间: 2023-04-19T16:49:10+03:00</text:p>
      <text:p text:style-name="P4">
修改时间: 2023-04-19T16:49:10+03:00</text:p>
      <text:p text:style-name="P4">
描述: 由于占领年份的盐分，克里米亚北部的土壤在农业工作中变得无法使用。  - 乌克林。</text:p>
      <text:p text:style-name="P4">
图片: ["<text:a xlink:type="simple" xlink:href="https://static.ukrinform.com/photos/2023_02/thumb_files/630_360_1676642128-589.jpg" text:style-name="Internet_20_link" text:visited-style-name="Visited_20_Internet_20_Link">
630_360_16766...</text:a>
"]</text:p>
      <text:p text:style-name="P4">
标签: ['Окупація Криму', 'Земля', 'Аграрії', 'Таміла Ташева']</text:p>
      <text:p text:style-name="P4">
类型: Article</text:p>
      <!--METADATA-->
      <text:p text:style-name="P4">
<draw:frame draw:style-name="fr1" draw:name="Image177" text:anchor-type="as-char" svg:width="6.9236in" svg:height="3.956343in" draw:z-index="0">
<draw:image xlink:href="../Images/yкринформ/2023-04-19T16-49-10-03-00/630_360_1676642128-589.jpg" xlink:type="simple" xlink:show="embed" xlink:actuate="onLoad" draw:mime-type="image/jpeg"/>
</draw:frame>
由于占领年份的腐烂，克里米亚北部的土壤不适合农业工作。</text:p>
      <text:p text:style-name="P4">
乌克林福姆报道，乌克林福姆的乌克兰总统的常任代表在国家新闻马拉松“统一新闻”的播放中报告了有关它的信息。</text:p>
      <text:p text:style-name="P4">
“自2014年以来，占领者<text:a xlink:type="simple" xlink:href="https://www.ukrinform.ua/tag-krim" text:style-name="Internet_20_link" text:visited-style-name="Visited_20_Internet_20_Link">
</text:a>
颁发了许多地下水生产许可证。 这影响了环境，土壤已经盐水。 现在，克里米亚北部是盐水，这是农业工作不可用的，”  - 强调。</text:p>
      <text:p text:style-name="P4">
她指出，到2014年，北克里米亚频道每年拥有超过10亿立方米的水，其中75％是工业和农业的停机时间。</text:p>
      <text:p text:style-name="P4">
<text:span text:style-name="T4">
另请阅读：</text:span>
 <text:a xlink:type="simple" xlink:href="https://www.ukrinform.ua/rubric-crimea/3691505-urad-onoviv-plan-zahodiv-z-realizacii-strategii-deokupacii-ta-reintegracii-krimu.html" text:style-name="Internet_20_link" text:visited-style-name="Visited_20_Internet_20_Link">
</text:a>
“当地的水每年达到包括地下水在内的人口需求，每年高达9500亿立方米。 因此，对于水通道重叠后的人们来说，这还不够，但是对于占用者来说还不够，尤其是确保机器人基础设施。 现在，他们恢复了北部犯罪运河的水供应，并开始将其供应到半梁地下管道的东部和西部。”塔什瓦说。</text:p>
      <text:p text:style-name="P4">
据报道，入侵者<text:a xlink:type="simple" xlink:href="https://www.ukrinform.ua/rubric-crimea/3695165-u-krimu-zakrivaut-plazi-dla-kupanna-zagarbniki-buduut-ukriplenna.html" text:style-name="Internet_20_link" text:visited-style-name="Visited_20_Internet_20_Link">
</text:a>
 .</text:p>
      <text:p text:style-name="P4">
News Source: <text:a xlink:type="simple" xlink:href="https://www.ukrinform.ua/rubric-crimea/3697998-grunti-na-pivnoci-krimu-za-roki-okupacii-stali-nepridatnimi-dla-agrariiv-taseva.html" text:style-name="Internet_20_link" text:visited-style-name="Visited_20_Internet_20_Link">
https://www.ukrinform.ua/rubric-crimea/3697998-grunti-na-pivnoci-krimu-za-roki-okupacii-stali-nepridatnimi-dla-agrariiv-taseva.html</text:a>
</text:p>
      <!--NEWS-->
      <text:h text:style-name="P10" text:outline-level="1">
<text:span text:style-name="T4">
假装有一个“大胆的领导人”：赫尔森地区委员会怀疑普京的访问</text:span>
</text:h>
      <text:p text:style-name="P4">
作者: Ukrinform (Person)</text:p>
      <text:p text:style-name="P4">
出版商: Укринформ (Organization)</text:p>
      <text:p text:style-name="P4">
出版时间: 2023-04-19T16:54:00+03:00</text:p>
      <text:p text:style-name="P4">
修改时间: 2023-04-19T16:54:00+03:00</text:p>
      <text:p text:style-name="P4">
描述: 在赫尔森地区委员会中，他们怀疑俄罗斯总统弗拉基米尔·普京（Vladimir Putin）进入了敌人暂时捕获的地区的领土。 区域理事会还强调，俄罗斯军方在临时占领领土上的道德精神不是很高。  - 乌克林。</text:p>
      <text:p text:style-name="P4">
图片: ["<text:a xlink:type="simple" xlink:href="https://static.ukrinform.com/photos/2023_04/thumb_files/630_360_1681903220-176.jpg" text:style-name="Internet_20_link" text:visited-style-name="Visited_20_Internet_20_Link">
630_360_16819...</text:a>
"]</text:p>
      <text:p text:style-name="P4">
标签: ['Херсонщина', 'путін', 'Облрада', 'Війна з росією']</text:p>
      <text:p text:style-name="P4">
类型: Article</text:p>
      <!--METADATA-->
      <text:p text:style-name="P4">
<draw:frame draw:style-name="fr1" draw:name="Image178" text:anchor-type="as-char" svg:width="6.9236in" svg:height="3.956343in" draw:z-index="0">
<draw:image xlink:href="../Images/yкринформ/2023-04-19T16-54-00-03-00/630_360_1681903220-176.jpg" xlink:type="simple" xlink:show="embed" xlink:actuate="onLoad" draw:mime-type="image/jpeg"/>
</draw:frame>
乌赫森地区委员会怀疑俄罗斯总统弗拉基米尔·普京(Vladimir Putin)已进入敌人暂时捕获的地区的领土。 区域委员会还强调，俄罗斯士兵在暂时占领的领土上的道德精神不是很高。</text:p>
      <text:p text:style-name="P4">
根据乌克林福姆的说法，关于[]的简报(https://www.ukrinform.ua/rubric-presshall/3697608-hersonsina-sogodni-so-vidbuvaetsa-u-misti-ta-regioni.html)Serson地区理事会的第一位副主管Yuri Sobolevsky。</text:p>
      <text:p text:style-name="P4">
“我们分析了占领当局在各种官员面前采取的安全措施，现在没有确认的信息，据称他在那里的位置，据称他的位置( <text:a xlink:type="simple" xlink:href="https://www.ukrinform.ua/tag-putin" text:style-name="Internet_20_link" text:visited-style-name="Visited_20_Internet_20_Link">
 </text:a>
- 命令。)是有适当的安全措施。 因此，关于普京是什么的情况，他“访问了”暂时占领的领土，”索博尔夫斯基说。</text:p>
      <text:p text:style-name="P4">
据他说，因此，俄罗斯宣传首先试图制作一张针对自己的听众的照片。 她需要证明他们有一个大胆的领导人，他去了他所说的“新俄罗斯”领土，“在所有方面的所有活动中。”</text:p>
      <text:p text:style-name="P4">
<text:span text:style-name="T4">
另请阅读：</text:span>
 <text:a xlink:type="simple" xlink:href="https://www.ukrinform.ua/rubric-polytics/3697731-vizit-putina-na-tot-e-sprobou-rospropagandi-pokazati-jogo-mogutnist-politolog.html" text:style-name="Internet_20_link" text:visited-style-name="Visited_20_Internet_20_Link">
<text:span text:style-name="T4">
 putin </text:span>
</text:a>
Sobolevsky还表示怀疑，这种情况会影响俄罗斯联邦的道德声乐群体，该俄罗斯联邦暂时被捕获。 根据赫尔森地区委员会的第一任副主席，道德精神的大多数敌对单位都不高。 从早晨到晚上，命令需要一些东西来占领下属，即使在不需要创造额外的防御线的情况下，他们就会命令。 ，在俄罗斯军事中 - 一般酒精中毒。</text:p>
      <text:p text:style-name="P4">
Sobolevsky强调说：“这是俄罗斯军队的大多数部队中正在发生的事情。”</text:p>
      <text:p text:style-name="P4">
作为 <text:a xlink:type="simple" xlink:href="https://www.ukrinform.ua/rubric-polytics/3697731-vizit-putina-na-tot-e-sprobou-rospropagandi-pokazati-jogo-mogutnist-politolog.html" text:style-name="Internet_20_link" text:visited-style-name="Visited_20_Internet_20_Link">
 </text:a>
，俄罗斯媒体传播了弗拉基米尔·普京(Vladimir Putin)据称曾在赫尔森(Kherson)方向和LNR访问了部队总部的信息。正如乌克林福姆(Ukrinform)报道的那样，武装部队解放了赫尔森地区的右岸部分，尤其是赫尔森市。 该地区的部分位于左侧的Dniep​​er，被俄罗斯军队暂时俘虏。</text:p>
      <text:p text:style-name="P4">
News Source: <text:a xlink:type="simple" xlink:href="https://www.ukrinform.ua/rubric-regions/3698003-roblat-viglad-so-maut-smilivogo-lidera-u-hersonskij-oblradi-sumnivautsa-sodo-vizitu-putina.html" text:style-name="Internet_20_link" text:visited-style-name="Visited_20_Internet_20_Link">
https://www.ukrinform.ua/rubric-regions/3698003-roblat-viglad-so-maut-smilivogo-lidera-u-hersonskij-oblradi-sumnivautsa-sodo-vizitu-putina.html</text:a>
</text:p>
      <!--NEWS-->
      <text:h text:style-name="P10" text:outline-level="1">
<text:span text:style-name="T4">
网络攻击保护保护：第一个Cirex司令部和员工演习是在乌克兰进行的</text:span>
</text:h>
      <text:p text:style-name="P4">
作者: Ukrinform (Person)</text:p>
      <text:p text:style-name="P4">
出版商: Укринформ (Organization)</text:p>
      <text:p text:style-name="P4">
出版时间: 2023-04-19T16:57:07+03:00</text:p>
      <text:p text:style-name="P4">
修改时间: 2023-04-19T16:57:07+03:00</text:p>
      <text:p text:style-name="P4">
描述: 乌克兰对关键基础设施弹性练习（CIREX）（CIREX）进行了首次指挥和人员练习，这些基础设施是根据Usbershate-Security和Infrstructure方法论建议（CISA）开发的。  - 乌克林。</text:p>
      <text:p text:style-name="P4">
图片: ["<text:a xlink:type="simple" xlink:href="https://static.ukrinform.com/photos/2023_04/thumb_files/630_360_1681912513-292.png" text:style-name="Internet_20_link" text:visited-style-name="Visited_20_Internet_20_Link">
630_360_16819...</text:a>
"]</text:p>
      <text:p text:style-name="P4">
标签: ['Кібератака', "Держспецзв'язку", 'Війна з росією']</text:p>
      <text:p text:style-name="P4">
类型: Article</text:p>
      <!--METADATA-->
      <text:p text:style-name="P4">
<draw:frame draw:style-name="fr1" draw:name="Image179" text:anchor-type="as-char" svg:width="6.9236in" svg:height="3.956343in" draw:z-index="0">
<draw:image xlink:href="../Images/yкринформ/2023-04-19T16-57-07-03-00/630_360_1681912513-292.png" xlink:type="simple" xlink:show="embed" xlink:actuate="onLoad" draw:mime-type="image/png"/>
</draw:frame>
在乌克兰，进行了关于标准基础设施弹性练习的关键基础设施可持续性的第一个指挥和人员练习(Cirex)这是根据美国网络安全和基础设施保护开发的(CISA).</text:p>
      <text:p text:style-name="P4">
Про це повідомив заступник голови Державної служби спеціального зв'язку тазахисту інформації Олександр Потій, передає Укрінформ з посиланням напресслужбу <text:a xlink:type="simple" xlink:href="https://cip.gov.ua/ua/news/protection-of-energy-infrastructure-from-cyberattacks-has-been-trained-at-the-recent-ssscip-s-tabletop-exercise" text:style-name="Internet_20_link" text:visited-style-name="Visited_20_Internet_20_Link">
 </text:a>
值得注意的是，在美国国际开发署的网络安全项目的支持下，乌克兰的州特别通信和信息保护服务至关重要的乌克兰基础设施进行了至关重要的基础设施关键基础设施的第一个指挥和员工练习(Cirex)，根据美国机构对问题的方法论建议开发<text:a xlink:type="simple" xlink:href="https://www.ukrinform.ua/tag-kiberataka" text:style-name="Internet_20_link" text:visited-style-name="Visited_20_Internet_20_Link">
</text:a>
和基础设施保护(CISA).</text:p>
      <text:p text:style-name="P4">
«Це перші командно-штабні навчання, які ми проводимо в межах співпраці з CISAта з урахуванням нових рішень уряду, якими затверджено єдину систему заходівіз реагування на кіберінциденти та рівні їхньої критичності, що розробленіфахівцями Держспецзв’язку. Далі у планах — опрацювання під час подібнихнавчань всього спектру викликів, перед якими постають оператори об’єктівкритичної інфраструктури», - зазначив він.</text:p>
      <text:p text:style-name="P4">
Головна ціль CIREX полягала в опрацюванні питань протистояння кіберзагрозам такоординації зусиль у відбитті кібератак. Участь у навчанні взяли представникиенергетичного сектору, які протягом дня відпрацьовували механізми реагуванняна кібератаки типу Ransomware (计划法律按照当前的网络扣).</text:p>
      <text:p text:style-name="P4">
<text:span text:style-name="T4">
Читайте також:</text:span>
 <text:a xlink:type="simple" xlink:href="https://www.ukrinform.ua/rubric-technology/3697694-evrokomisia-zaproponuvala-akt-kiberneticnoi-solidarnosti-dla-pidvisenna-stijkosti-krain-es.html" text:style-name="Internet_20_link" text:visited-style-name="Visited_20_Internet_20_Link">
 </text:a>
“我们的任务是增强建立有效的国家制度以保护关键基础设施的能力。 现在这尤其重要，摇篮有目的地攻击乌克兰物体，这取决于数百万乌克兰人的正常生活。” Poti补充说。</text:p>
      <text:p text:style-name="P4">
据报道，2023年4月4日，部长的内阁批准了<text:a xlink:type="simple" xlink:href="https://t.me/dsszzi_official/5677" text:style-name="Internet_20_link" text:visited-style-name="Visited_20_Internet_20_Link">
</text:a>
旨在增强乌克兰的网络安全。</text:p>
      <text:p text:style-name="P4">
News Source: <text:a xlink:type="simple" xlink:href="https://www.ukrinform.ua/rubric-technology/3698002-zahist-energobektiv-vid-kiberatak-v-ukraini-proveli-persi-komandnostabni-navcanna-cirex.html" text:style-name="Internet_20_link" text:visited-style-name="Visited_20_Internet_20_Link">
https://www.ukrinform.ua/rubric-technology/3698002-zahist-energobektiv-vid-kiberatak-v-ukraini-proveli-persi-komandnostabni-navcanna-cirex.html</text:a>
</text:p>
      <!--NEWS-->
      <text:h text:style-name="P10" text:outline-level="1">
<text:span text:style-name="T4">
芬兰提供了一个新的北约基地</text:span>
</text:h>
      <text:p text:style-name="P4">
作者: Ukrinform (Person)</text:p>
      <text:p text:style-name="P4">
出版商: Укринформ (Organization)</text:p>
      <text:p text:style-name="P4">
出版时间: 2023-04-19T16:58:00+03:00</text:p>
      <text:p text:style-name="P4">
修改时间: 2023-04-19T16:58:00+03:00</text:p>
      <text:p text:style-name="P4">
描述: 芬兰城市考哈瓦（Kauhava）想放置北约基地。  - 乌克林。</text:p>
      <text:p text:style-name="P4">
图片: ["<text:a xlink:type="simple" xlink:href="https://static.ukrinform.com/photos/2023_04/thumb_files/630_360_1681913111-439.png" text:style-name="Internet_20_link" text:visited-style-name="Visited_20_Internet_20_Link">
630_360_16819...</text:a>
"]</text:p>
      <text:p text:style-name="P4">
标签: ['Фінляндія', 'НАТО', 'Війна з росією']</text:p>
      <text:p text:style-name="P4">
类型: Article</text:p>
      <!--METADATA-->
      <text:p text:style-name="P4">
<draw:frame draw:style-name="fr1" draw:name="Image180" text:anchor-type="as-char" svg:width="6.9236in" svg:height="3.959651in" draw:z-index="0">
<draw:image xlink:href="../Images/yкринформ/2023-04-19T16-58-00-03-00/630_360_1681913111-439.png" xlink:type="simple" xlink:show="embed" xlink:actuate="onLoad" draw:mime-type="image/png"/>
</draw:frame>
考哈瓦(Kauhava)的芬兰米斯托(Finnishmisto)想放置北约基地。</text:p>
      <text:p text:style-name="P4">
关于IT报告乌克林福姆，参考<text:a xlink:type="simple" xlink:href="https://yle.fi/a/74-20027807" text:style-name="Internet_20_link" text:visited-style-name="Visited_20_Internet_20_Link">
</text:a>
根据市议会的说法，芬兰应提出一个名义上大西洋协议的组织，以在这座城市建立基础。</text:p>
      <text:p text:style-name="P4">
考哈瓦市长维萨·拉塔(Vesa Ranta)认为，北约基地需要放置在这座城市，因为它位于波罗的海，波罗的海和所有北部国家。</text:p>
      <text:p text:style-name="P4">
还应该牢记，在考哈瓦市，直到2015年有一个单一的飞机场<text:a xlink:type="simple" xlink:href="https://www.ukrinform.ua/tag-finlandia" text:style-name="Internet_20_link" text:visited-style-name="Visited_20_Internet_20_Link">
</text:a>
。</text:p>
      <text:p text:style-name="P4">
同时，尚未采用中央政府建立芬兰北约基地的决定。</text:p>
      <text:p text:style-name="P4">
<text:span text:style-name="T4">
另请阅读：</text:span>
 <text:a xlink:type="simple" xlink:href="https://www.ukrinform.ua/rubric-world/3697629-u-finlandii-sodna-prohodat-piketi-bila-konsulstva-rf-cerez-vijnu-v-ukraini.html" text:style-name="Internet_20_link" text:visited-style-name="Visited_20_Internet_20_Link">
<text:span text:style-name="T4">
芬兰</text:span>
</text:a>
据报道，在乌克兰的全面入侵俄罗斯入侵之后，中立瑞典和芬兰申请了北约加入。 2022年6月，邀请Smaddrid峰会加入所有30名成员的联盟。 同时，马德里被签署了三边形纪念碑，这反映了土耳其对与芬兰和瑞典恐怖主义的战斗的关注。</text:p>
      <text:p text:style-name="P4">
4月4日，布鲁塞尔于4月4日举行，该协议的正式转会仪式<text:a xlink:type="simple" xlink:href="https://www.ukrinform.ua/rubric-world/3691469-finlandia-oficijno-stala-clenom-nato.html" text:style-name="Internet_20_link" text:visited-style-name="Visited_20_Internet_20_Link">
</text:a>
</text:p>
      <text:p text:style-name="P4">
<text:span text:style-name="T5">
Фото: LSK Business Park</text:span>
</text:p>
      <text:p text:style-name="P4">
News Source: <text:a xlink:type="simple" xlink:href="https://www.ukrinform.ua/rubric-world/3698005-u-finlandii-proponuut-rozmistiti-novu-bazu-nato.html" text:style-name="Internet_20_link" text:visited-style-name="Visited_20_Internet_20_Link">
https://www.ukrinform.ua/rubric-world/3698005-u-finlandii-proponuut-rozmistiti-novu-bazu-nato.html</text:a>
</text:p>
      <!--NEWS-->
      <text:h text:style-name="P10" text:outline-level="1">
<text:span text:style-name="T4">
过境和进口：索尔斯基周五将与罗马尼亚农业部长会面</text:span>
</text:h>
      <text:p text:style-name="P4">
作者: Ukrinform (Person)</text:p>
      <text:p text:style-name="P4">
出版商: Укринформ (Organization)</text:p>
      <text:p text:style-name="P4">
出版时间: 2023-04-19T17:01:27+03:00</text:p>
      <text:p text:style-name="P4">
修改时间: 2023-04-19T17:01:27+03:00</text:p>
      <text:p text:style-name="P4">
描述: 乌克兰Mykola Solsky的农业政策和食品部长将于2023年4月21日与罗马尼亚农业和农业部长会面，讨论乌克兰农产品的过境和进口问题。  - 乌克林。</text:p>
      <text:p text:style-name="P4">
图片: ["<text:a xlink:type="simple" xlink:href="https://static.ukrinform.com/photos/2023_04/thumb_files/630_360_1681912736-902.jpeg" text:style-name="Internet_20_link" text:visited-style-name="Visited_20_Internet_20_Link">
630_360_16819...</text:a>
", "<text:a xlink:type="simple" xlink:href="https://static.ukrinform.com/photos/2023_04/1681912735-183.jpeg" text:style-name="Internet_20_link" text:visited-style-name="Visited_20_Internet_20_Link">
1681912735-18...</text:a>
"]</text:p>
      <text:p text:style-name="P4">
标签: ['Експорт', 'Румунія', 'Зерно', 'Сольський']</text:p>
      <text:p text:style-name="P4">
类型: Article</text:p>
      <!--METADATA-->
      <text:p text:style-name="P4">
<draw:frame draw:style-name="fr1" draw:name="Image181" text:anchor-type="as-char" svg:width="6.9236in" svg:height="3.956343in" draw:z-index="0">
<draw:image xlink:href="../Images/yкринформ/2023-04-19T17-01-27-03-00/630_360_1681912736-902.jpeg" xlink:type="simple" xlink:show="embed" xlink:actuate="onLoad" draw:mime-type="image/jpeg"/>
</draw:frame>
2023年4月21日，乌克兰的年级政策和食品部长将于2023年4月21日与农业和农业部长Petre Daya会面，讨论乌克兰农业生产的过境和进口问题。</text:p>
      <text:p text:style-name="P4">
这是在4月19日在线会议部长中讨论的，Ukrinform向[]报告了(https://minagro.gov.ua/news/rumuniya-ne-stavit-pid-sumniv-tranzit-ukrayinskoyi-agrarnoyi-produkciyi-do-svoyih-portiv-mikola-solskij)值得注意的是，在在线消化过程中，还讨论了有关乌克兰农产品在罗马尼亚的出口。</text:p>
      <text:p text:style-name="P4">
<draw:frame draw:style-name="fr1" draw:name="Image182" text:anchor-type="as-char" svg:width="6.9236in" svg:height="3.89773in" draw:z-index="0">
<draw:image xlink:href="../Images/yкринформ/2023-04-19T17-01-27-03-00/1681912735-183.jpeg" xlink:type="simple" xlink:show="embed" xlink:actuate="onLoad" draw:mime-type="image/jpeg"/>
</draw:frame>
根据索尔斯基的说法，<text:a xlink:type="simple" xlink:href="https://www.ukrinform.ua/tag-rumunia" text:style-name="Internet_20_link" text:visited-style-name="Visited_20_Internet_20_Link">
</text:a>
 не ставитьпід сумнів транзит української сільськогосподарської продукції до румунськихпортів.</text:p>
      <text:p text:style-name="P4">
<text:span text:style-name="T4">
Читайте також:</text:span>
 <text:a xlink:type="simple" xlink:href="https://www.ukrinform.ua/rubric-economy/3697893-zaborona-importu-agroprodukcii-solskij-rozpoviv-pro-peregovori-z-okremimi-krainami-ta-es.html" text:style-name="Internet_20_link" text:visited-style-name="Visited_20_Internet_20_Link">
 <text:span text:style-name="T4">
Сольський</text:span>
 </text:a>
据罗马尼亚社会民主党在4月18日<text:a xlink:type="simple" xlink:href="https://www.ukrinform.ua/rubric-economy/3697471-kerivna-partia-rumunii-prositime-urad-prizupiniti-import-zerna-z-ukraini.html" text:style-name="Internet_20_link" text:visited-style-name="Visited_20_Internet_20_Link">
</text:a>
进口乌克兰谷物。  照片：Minagro.gov.ua</text:p>
      <text:p text:style-name="P4">
News Source: <text:a xlink:type="simple" xlink:href="https://www.ukrinform.ua/rubric-economy/3698004-tranzit-ta-import-solskij-u-patnicu-zustrinetsa-z-ministrom-silskogo-gospodarstva-rumunii.html" text:style-name="Internet_20_link" text:visited-style-name="Visited_20_Internet_20_Link">
https://www.ukrinform.ua/rubric-economy/3698004-tranzit-ta-import-solskij-u-patnicu-zustrinetsa-z-ministrom-silskogo-gospodarstva-rumunii.html</text:a>
</text:p>
      <!--NEWS-->
      <text:h text:style-name="P10" text:outline-level="1">
<text:span text:style-name="T4">
武装部队限制了巴赫穆特的压力，敌人扔了最大的力量-Irsky</text:span>
</text:h>
      <text:p text:style-name="P4">
作者: Ukrinform (Person)</text:p>
      <text:p text:style-name="P4">
出版商: Укринформ (Organization)</text:p>
      <text:p text:style-name="P4">
出版时间: 2023-04-19T17:12:00+03:00</text:p>
      <text:p text:style-name="P4">
修改时间: 2023-04-19T17:12:00+03:00</text:p>
      <text:p text:style-name="P4">
描述: 在4月19日晚上的巴赫穆特（Bakhmut）方向上，除了俄罗斯入侵者的现场力量和技术外，乌克兰的防空部队被摧毁了，还有另外两名敌人的无人机-Zala和Orlan。  - 乌克林。</text:p>
      <text:p text:style-name="P4">
图片: ["<text:a xlink:type="simple" xlink:href="https://static.ukrinform.com/photos/2023_04/thumb_files/630_360_1681912977-571.jpeg" text:style-name="Internet_20_link" text:visited-style-name="Visited_20_Internet_20_Link">
630_360_16819...</text:a>
"]</text:p>
      <text:p text:style-name="P4">
标签: ['Бахмут', 'Сирський', 'Війна з росією']</text:p>
      <text:p text:style-name="P4">
类型: Article</text:p>
      <!--METADATA-->
      <text:p text:style-name="P4">
<draw:frame draw:style-name="fr1" draw:name="Image183" text:anchor-type="as-char" svg:width="6.9236in" svg:height="3.956343in" draw:z-index="0">
<draw:image xlink:href="../Images/yкринформ/2023-04-19T17-12-00-03-00/630_360_1681912977-571.jpeg" xlink:type="simple" xlink:show="embed" xlink:actuate="onLoad" draw:mime-type="image/jpeg"/>
</draw:frame>
Nabakhmut的指示在4月19日晚上，除了俄罗斯入侵者的活力和技巧外，乌克兰防空部队摧毁了慷慨的敌人-Zala和Orlan。</text:p>
      <text:p text:style-name="P4">
西尔斯基将军乌克兰武装部队的陆军指挥官在[]中报道(https://t.me/osirskiy/45)，报道乌克林福姆。</text:p>
      <text:p text:style-name="P4">
正如西尔斯基(Syrsky)指出的那样，巴赫穆特(Bakhmut)的方向仍然是俄罗斯模式的中心。</text:p>
      <text:p text:style-name="P4">
<text:span text:style-name="T4">
另请阅读：</text:span>
 <text:a xlink:type="simple" xlink:href="https://www.ukrinform.ua/rubric-ato/3697306-rf-jmovirno-perekidae-na-bahmutskij-napramok-dodatkovi-sili-rozvidka-britanii.html" text:style-name="Internet_20_link" text:visited-style-name="Visited_20_Internet_20_Link">
</text:a>
指挥官说：“敌人将最大的部队集中在巴赫穆特(Bakhmut)的巴赫穆特(Bakhmut)，并完全意识到这座城市的梦想。但是，国防军限制了动态战斗的敌人，造成了巨大的损失。”</text:p>
      <text:p text:style-name="P4">
<text:span text:style-name="T5">
viso：<text:a xlink:type="simple" xlink:href="https://t.me/operativnoZSU/92071" text:style-name="Internet_20_link" text:visited-style-name="Visited_20_Internet_20_Link">
</text:a>
</text:span>
</text:p>
      <text:p text:style-name="P4">
乌克兰福姆报道，乌克兰·甘尼马尔国防部副部长<text:a xlink:type="simple" xlink:href="https://www.ukrinform.ua/rubric-ato/3697951-bahmut-dla-rosii-vze-stav-odnieu-z-najdorozcih-operacij-malar.html" text:style-name="Internet_20_link" text:visited-style-name="Visited_20_Internet_20_Link">
</text:a>
因为他们在那里，他们在技术和活力方面都遭受了最大的损失。</text:p>
      <text:p text:style-name="P4">
<text:span text:style-name="T5">
foto：Alexander Sirsky，Telegram</text:span>
</text:p>
      <text:p text:style-name="P4">
News Source: <text:a xlink:type="simple" xlink:href="https://www.ukrinform.ua/rubric-ato/3698010-zsu-strimuut-natisk-u-bahmuti-kudi-vorog-kinuv-najbilsu-kilkist-sil-sirskij.html" text:style-name="Internet_20_link" text:visited-style-name="Visited_20_Internet_20_Link">
https://www.ukrinform.ua/rubric-ato/3698010-zsu-strimuut-natisk-u-bahmuti-kudi-vorog-kinuv-najbilsu-kilkist-sil-sirskij.html</text:a>
</text:p>
      <!--NEWS-->
      <text:h text:style-name="P10" text:outline-level="1">
<text:span text:style-name="T4">
Levko Lukyanenko的奖学金于4月获得了9个克里姆林宫政治犯</text:span>
</text:h>
      <text:p text:style-name="P4">
作者: Ukrinform (Person)</text:p>
      <text:p text:style-name="P4">
出版商: Укринформ (Organization)</text:p>
      <text:p text:style-name="P4">
出版时间: 2023-04-19T17:15:17+03:00</text:p>
      <text:p text:style-name="P4">
修改时间: 2023-04-19T17:15:17+03:00</text:p>
      <text:p text:style-name="P4">
描述: Levko Lukyanenko州奖学金于4月获得了9名乌克兰公民。  - 乌克林。</text:p>
      <text:p text:style-name="P4">
图片: ["<text:a xlink:type="simple" xlink:href="https://static.ukrinform.com/photos/2023_04/thumb_files/630_360_1681913650-557.jpg" text:style-name="Internet_20_link" text:visited-style-name="Visited_20_Internet_20_Link">
630_360_16819...</text:a>
"]</text:p>
      <text:p text:style-name="P4">
标签: ["Політв'язні Кремля", 'Стипендія', "Левко Лук'яненко"]</text:p>
      <text:p text:style-name="P4">
类型: Article</text:p>
      <!--METADATA-->
      <text:p text:style-name="P4">
<draw:frame draw:style-name="fr1" draw:name="Image184" text:anchor-type="as-char" svg:width="6.9236in" svg:height="3.956343in" draw:z-index="0">
<draw:image xlink:href="../Images/yкринформ/2023-04-19T17-15-17-03-00/630_360_1681913650-557.jpg" xlink:type="simple" xlink:show="embed" xlink:actuate="onLoad" draw:mime-type="image/jpeg"/>
</draw:frame>
Levko Lukyanenko，9名乌克兰公民于4月收到。</text:p>
      <text:p text:style-name="P4">
关于它的链接报告了乌克林福姆<text:a xlink:type="simple" xlink:href="https://minre.gov.ua/2023/04/19/stypendiyi-imeni-levka-lukyanenka-za-kviten-otrymaly-9-politvyazniv/" text:style-name="Internet_20_link" text:visited-style-name="Visited_20_Internet_20_Link">
</text:a>
。</text:p>
      <text:p text:style-name="P4">
声明说：“这项奖学金是向乌克兰的公民提供的，非法拘留，由俄罗斯联邦维护或与公共或政治活动有关的俄罗斯联邦占领。”</text:p>
      <text:p text:style-name="P4">
<text:span text:style-name="T4">
另请阅读：</text:span>
 <text:a xlink:type="simple" xlink:href="https://www.ukrinform.ua/rubric-society/3681911-stipendiu-lukanenka-za-berezen-otrimali-9-politvazniv-kremla.html" text:style-name="Internet_20_link" text:visited-style-name="Visited_20_Internet_20_Link">
<text:span text:style-name="T4">
 Spring </text:span>
</text:a>
Levko Lukyanenko州奖学金由乌克兰总统的适当法令任命。</text:p>
      <text:p text:style-name="P4">
付款是在释放后的非法拘留，维护和长期延长一年的付款期间进行的。</text:p>
      <text:p text:style-name="P4">
据报道，3月份重返社会部还向州奖学金支付了Lukyanenko 9乌克兰人。</text:p>
      <text:p text:style-name="P4">
News Source: <text:a xlink:type="simple" xlink:href="https://www.ukrinform.ua/rubric-society/3698012-stipendii-imeni-levka-lukanenka-za-kviten-otrimali-devat-politvazniv-kremla.html" text:style-name="Internet_20_link" text:visited-style-name="Visited_20_Internet_20_Link">
https://www.ukrinform.ua/rubric-society/3698012-stipendii-imeni-levka-lukanenka-za-kviten-otrimali-devat-politvazniv-kremla.html</text:a>
</text:p>
      <!--NEWS-->
      <text:h text:style-name="P10" text:outline-level="1">
<text:span text:style-name="T4">
华莱士被指控与英国飞机侦察一起掩盖了事件的细节</text:span>
</text:h>
      <text:p text:style-name="P4">
作者: Ukrinform (Person)</text:p>
      <text:p text:style-name="P4">
出版商: Укринформ (Organization)</text:p>
      <text:p text:style-name="P4">
出版时间: 2023-04-19T17:16:19+03:00</text:p>
      <text:p text:style-name="P4">
修改时间: 2023-04-19T17:16:19+03:00</text:p>
      <text:p text:style-name="P4">
描述: 英国议会社区国防委员会负责人托比亚斯·埃尔伍德（Tobias Elwood）指责国防部长本·华莱士（Ben Wallace）在俄罗斯联邦（Russian Federation）的参与下与皇家空军侦察一起掩盖了事件的重要细节。  - 乌克林。</text:p>
      <text:p text:style-name="P4">
图片: ["<text:a xlink:type="simple" xlink:href="https://static.ukrinform.com/photos/2018_04/thumb_files/630_360_1522941676-5218.jpg" text:style-name="Internet_20_link" text:visited-style-name="Visited_20_Internet_20_Link">
630_360_15229...</text:a>
"]</text:p>
      <text:p text:style-name="P4">
标签: ['Британія', 'росія', 'Балтійське море', 'Винищувач']</text:p>
      <text:p text:style-name="P4">
类型: Article</text:p>
      <!--METADATA-->
      <text:p text:style-name="P4">
<draw:frame draw:style-name="fr1" draw:name="Image185" text:anchor-type="as-char" svg:width="6.9236in" svg:height="3.956343in" draw:z-index="0">
<draw:image xlink:href="../Images/yкринформ/2023-04-19T17-16-19-03-00/630_360_1522941676-5218.jpg" xlink:type="simple" xlink:show="embed" xlink:actuate="onLoad" draw:mime-type="image/jpeg"/>
</draw:frame>
国防部长本·华莱士(Ben Wallace)与皇家空军的一名飞机智能官员一起，在俄罗斯联邦的参与下，国防部长本·华莱士(Ben Wallace)掩盖了英国托比亚斯·埃尔伍德(Tobias Elwood)议会的下议院负责人。</text:p>
      <text:p text:style-name="P4">
正如乌克林福姆报道的那样，它告知<text:a xlink:type="simple" xlink:href="https://www.theguardian.com/uk-news/2023/apr/18/ben-wallace-accused-of-concealing-russian-act-of-war-against-raf-plane" text:style-name="Internet_20_link" text:visited-style-name="Visited_20_Internet_20_Link">
</text:a>
。</text:p>
      <text:p text:style-name="P4">
值得注意的是，埃尔伍德(Elwood)指责国防部长被俄罗斯联合会(Russian Federation)掩盖了国防部的“战争法案”，反对皇家阿里森(Royal Arisons)在下议院举行的紧急辩论。</text:p>
      <text:p text:style-name="P4">
埃尔伍德(Elwood)质疑华莱士(Wallace)向议会提供的有关去年9月发生的危险事件的信息，并被数百份超过秘书文件泄露[] <text:a xlink:type="simple" xlink:href="https://www.ukrinform.ua/tag-pentagon" text:style-name="Internet_20_link" text:visited-style-name="Visited_20_Internet_20_Link">
</text:a>
注意到的地方(事件-ED。)“几乎没有导致”英国飞机。</text:p>
      <text:p text:style-name="P4">
他询问现在是否考虑了太多信息，这意味着公众有时不知道英国面临的威胁。 议员随后问道：“俄罗斯Su-27飞机在去年确实试图在皇家空军Riveet关节上释放火箭，”如秘密文件中所述。</text:p>
      <text:p text:style-name="P4">
<text:span text:style-name="T4">
另请阅读：</text:span>
 <text:a xlink:type="simple" xlink:href="https://www.ukrinform.ua/rubric-crimea/3693873-rosia-u-veresni-2022-roku-led-ne-zbila-britanskij-litakrozvidnik-bila-krimu-zmi.html" text:style-name="Internet_20_link" text:visited-style-name="Visited_20_Internet_20_Link">
<text:span text:style-name="T4">
英国</text:span>
</text:a>
根据国防委员会负责人的说法，有关文件泄漏的数据表明，空中事件比华莱士在10月议会议员面前的讲话中所描述的更为严重。 因此，根据埃尔伍德(Elwood)的说法，这是俄罗斯联邦的“行为”，其细节肯定必须在情报报告中发表和毫无联系。</text:p>
      <text:p text:style-name="P4">
据乌克林福姆称，4月17日，皇家空军台风飞机拦截了俄罗斯战斗机和波罗的海北约空域附近飞行的侦察飞机。</text:p>
      <text:p text:style-name="P4">
News Source: <text:a xlink:type="simple" xlink:href="https://www.ukrinform.ua/rubric-world/3698013-vollesa-zvinuvacuut-u-prihovuvanni-detalej-incidentu-z-britanskim-litakomrozvidnikom.html" text:style-name="Internet_20_link" text:visited-style-name="Visited_20_Internet_20_Link">
https://www.ukrinform.ua/rubric-world/3698013-vollesa-zvinuvacuut-u-prihovuvanni-detalej-incidentu-z-britanskim-litakomrozvidnikom.html</text:a>
</text:p>
      <!--NEWS-->
      <text:h text:style-name="P10" text:outline-level="1">
<text:span text:style-name="T4">
哈尔基夫地区从巴菲特基金会收到了40多个发电机</text:span>
</text:h>
      <text:p text:style-name="P4">
作者: Ukrinform (Person)</text:p>
      <text:p text:style-name="P4">
出版商: Укринформ (Organization)</text:p>
      <text:p text:style-name="P4">
出版时间: 2023-04-19T17:22:21+03:00</text:p>
      <text:p text:style-name="P4">
修改时间: 2023-04-19T17:22:21+03:00</text:p>
      <text:p text:style-name="P4">
描述: 从霍华德·巴菲特基金会（Howard Buffett Foundation）收到了42个发电机，到哈尔基夫地区。  - 乌克林。</text:p>
      <text:p text:style-name="P4">
图片: ["<text:a xlink:type="simple" xlink:href="https://static.ukrinform.com/photos/2023_04/thumb_files/630_360_1681914026-580.jpg" text:style-name="Internet_20_link" text:visited-style-name="Visited_20_Internet_20_Link">
630_360_16819...</text:a>
"]</text:p>
      <text:p text:style-name="P4">
标签: ['Баффетт', 'Харківщина', 'генератор']</text:p>
      <text:p text:style-name="P4">
类型: Article</text:p>
      <!--METADATA-->
      <text:p text:style-name="P4">
<draw:frame draw:style-name="fr1" draw:name="Image186" text:anchor-type="as-char" svg:width="6.9236in" svg:height="3.952835in" draw:z-index="0">
<draw:image xlink:href="../Images/yкринформ/2023-04-19T17-22-21-03-00/630_360_1681914026-580.jpg" xlink:type="simple" xlink:show="embed" xlink:actuate="onLoad" draw:mime-type="image/jpeg"/>
</draw:frame>
从巴菲特基金会收到了42个发电机到哈尔基夫地区。</text:p>
      <text:p text:style-name="P4">
关于它报告<text:a xlink:type="simple" xlink:href="https://kharkivoda.gov.ua/news/120589" text:style-name="Internet_20_link" text:visited-style-name="Visited_20_Internet_20_Link">
</text:a>
，报道乌克林福姆。</text:p>
      <text:p text:style-name="P4">
政府说：“他们非常感谢霍华德·巴菲特(Howard Buffett)的个人帮助和协助。发电机被转移到关键基础设施，文化机构，医疗机构。”</text:p>
      <text:p text:style-name="P4">
<text:span text:style-name="T4">
另请阅读：</text:span>
 <text:a xlink:type="simple" xlink:href="https://www.ukrinform.ua/rubric-regions/3697779-mikolaivoblteploenergo-otrimalo-tri-modulni-kotelni-vid-usaid.html" text:style-name="Internet_20_link" text:visited-style-name="Visited_20_Internet_20_Link">
</text:a>
这不是美国商人Tafalantrop的发电机的第一次传输。</text:p>
      <text:p text:style-name="P4">
根据新闻社的数据，来自哈尔基夫地区七个地区的27个社区接受了非生物。 尤其是Deoocupopomen是：Dergachiv，Malodanilovskaya，Lipetsk，Vilkhiv，Rogansk，Balakliysk，Izium，Izium，Borivska，Barvinkiv，Vilkhovatskaya，Vilkhovatskaya，Vovchansk，Oskil，Oskil。</text:p>
      <text:p text:style-name="P4">
总共36个发电机，容量为70 kW，6-110 kW。</text:p>
      <text:p text:style-name="P4">
<text:span text:style-name="T4">
另请阅读：</text:span>
 <text:a xlink:type="simple" xlink:href="https://www.ukrinform.ua/rubric-society/3696049-usaid-peredalo-ratuvalnikam-100-generatoriv-vid-fondu-govarda-baffeta.html" text:style-name="Internet_20_link" text:visited-style-name="Visited_20_Internet_20_Link">
<text:span text:style-name="T4">
生成器</text:span>
</text:a>
据报道，在哈尔基夫地区，所有复苏和操作块都带有发电机。</text:p>
      <text:p text:style-name="P4">
照片：Kharkiv Ova</text:p>
      <text:p text:style-name="P4">
News Source: <text:a xlink:type="simple" xlink:href="https://www.ukrinform.ua/rubric-regions/3698015-harkivsina-otrimala-ponad-40-generatoriv-vid-fondu-baffeta.html" text:style-name="Internet_20_link" text:visited-style-name="Visited_20_Internet_20_Link">
https://www.ukrinform.ua/rubric-regions/3698015-harkivsina-otrimala-ponad-40-generatoriv-vid-fondu-baffeta.html</text:a>
</text:p>
      <!--NEWS-->
      <text:h text:style-name="P10" text:outline-level="1">
<text:span text:style-name="T4">
资本当局敦促基凡人在阵亡将士纪念日避免访问墓地</text:span>
</text:h>
      <text:p text:style-name="P4">
作者: Ukrinform (Person)</text:p>
      <text:p text:style-name="P4">
出版商: Укринформ (Organization)</text:p>
      <text:p text:style-name="P4">
出版时间: 2023-04-19T17:23:41+03:00</text:p>
      <text:p text:style-name="P4">
修改时间: 2023-04-19T17:23:41+03:00</text:p>
      <text:p text:style-name="P4">
描述: 如果可能的话，纽约市当局呼吁居民在葬礼日避免访问葬礼。  - 乌克林。</text:p>
      <text:p text:style-name="P4">
图片: ["<text:a xlink:type="simple" xlink:href="https://static.ukrinform.com/photos/2019_08/thumb_files/630_360_1566370345-991.jpg" text:style-name="Internet_20_link" text:visited-style-name="Visited_20_Internet_20_Link">
630_360_15663...</text:a>
"]</text:p>
      <text:p text:style-name="P4">
标签: ['Кладовище', 'Київ', 'Поховання']</text:p>
      <text:p text:style-name="P4">
类型: Article</text:p>
      <!--METADATA-->
      <text:p text:style-name="P4">
<draw:frame draw:style-name="fr1" draw:name="Image187" text:anchor-type="as-char" svg:width="6.9236in" svg:height="3.956343in" draw:z-index="0">
<draw:image xlink:href="../Images/yкринформ/2023-04-19T17-23-41-03-00/630_360_1566370345-991.jpg" xlink:type="simple" xlink:show="embed" xlink:actuate="onLoad" draw:mime-type="image/jpeg"/>
</draw:frame>
首都的首都呼吁居民在葬礼时期避免访问场所。</text:p>
      <text:p text:style-name="P4">
对这个 <text:a xlink:type="simple" xlink:href="https://kyivcity.gov.ua/news/miska_vlada_zaklikaye_meshkantsiv_za_mozhlivosti_utrimatisya_vid_vidviduvannya_mists_pokhovan_u_pominalni_dni/" text:style-name="Internet_20_link" text:visited-style-name="Visited_20_Internet_20_Link">
</text:a>
据报道，基辅市政府的新闻服务。</text:p>
      <text:p text:style-name="P4">
“该国继续生活在戒严状态下，因此最好将访问转移到更及时的时间，以免在墓地上创建一群人，而不会受到危险自己和亲人的影响，声明说。</text:p>
      <text:p text:style-name="P4">
如果居民决定访问墓地，则Bishollya要求遵循在条件下必要的安全措施<text:a xlink:type="simple" xlink:href="https://www.ukrinform.ua/tag-voennij-stan" text:style-name="Internet_20_link" text:visited-style-name="Visited_20_Internet_20_Link">
</text:a>
。</text:p>
      <text:p text:style-name="P4">
特别是，2023年在墓地上的葬礼是根据时间表进行的。</text:p>
      <text:p text:style-name="P4">
<text:span text:style-name="T4">
另请阅读：</text:span>
 <text:a xlink:type="simple" xlink:href="https://www.ukrinform.ua/rubric-kyiv/3696316-u-kievi-projsla-panahida-za-geroem-ukraini-da-vinci.html" text:style-name="Internet_20_link" text:visited-style-name="Visited_20_Internet_20_Link">
</text:a>
访客的安全，墓地和邻近地区的命令将由国家警察的代表和乌克兰州急诊局的代表提供。</text:p>
      <text:p text:style-name="P4">
同样在葬礼的葬礼上，葬礼也将担任Brigadextrous的职责(快速地)医疗。</text:p>
      <text:p text:style-name="P4">
另外，在纪念日<text:a xlink:type="simple" xlink:href="https://kyivcity.gov.ua/news/pid_chas_pominalnikh_dniv_organizuyut_dodatkoviy_vipusk_rukhomogo_skladu_na_marshruti_yaki_prokhodyat_poblizu_miskikh_kladovisch/" text:style-name="Internet_20_link" text:visited-style-name="Visited_20_Internet_20_Link">
</text:a>
在城市公墓附近发生的路线上。</text:p>
      <text:p text:style-name="P4">
特别是，对于4月23日将乘客运输到北公墓，额外的公交路线的工作№258“站”大都会“ Lisova”  -  Northern Cemetery”，计划吸引60名市政企业的汽车公司“ Kyivpastrans” kyivpastrans“ 。</text:p>
      <text:p text:style-name="P4">
此外，对于4月23日到南公墓的运输，有一条提交的公交路线№740“ Odesa Square -South Cemetery”，它计划吸引20辆KP“ Kyivpastrans”的公共汽车。</text:p>
      <text:p text:style-name="P4">
此外，森林公墓还将移动其他公交路线：№121-“ Pochayna Metro Station”  - 森林公墓”，№122-“ Obolon Metro Station”  - 森林公墓”，№124-“ Chernihivskaya Metro Station”，“ Chernihivskaya Metro Station”  - 森林。 №125-“ Poznyaki大学”  - 森林公墓，计划吸引26辆KP“ Kyivpastrans”公共汽车。正如乌克林福姆报道的<text:a xlink:type="simple" xlink:href="https://www.ukrinform.ua/rubric-kyiv/3695437-u-kievi-zatverdili-grafik-provedenna-pominalnih-dniv-na-kladovisah.html" text:style-name="Internet_20_link" text:visited-style-name="Visited_20_Internet_20_Link">
</text:a>
在葬礼上举行葬礼的日子，信函由基辅市长Vitaliy Klitschko签署。</text:p>
      <text:p text:style-name="P4">
News Source: <text:a xlink:type="simple" xlink:href="https://www.ukrinform.ua/rubric-kyiv/3698016-stolicna-vlada-zaklikala-kian-utrimatisa-vid-vidviduvanna-kladovis-u-pominalni-dni.html" text:style-name="Internet_20_link" text:visited-style-name="Visited_20_Internet_20_Link">
https://www.ukrinform.ua/rubric-kyiv/3698016-stolicna-vlada-zaklikala-kian-utrimatisa-vid-vidviduvanna-kladovis-u-pominalni-dni.html</text:a>
</text:p>
      <!--NEWS-->
      <text:h text:style-name="P10" text:outline-level="1">
<text:span text:style-name="T4">
WAKS选择了另一位支出参与者的预防措施₴4.85亿逮捕财产</text:span>
</text:h>
      <text:p text:style-name="P4">
作者: Ukrinform (Person)</text:p>
      <text:p text:style-name="P4">
出版商: Укринформ (Organization)</text:p>
      <text:p text:style-name="P4">
出版时间: 2023-04-19T17:27:40+03:00</text:p>
      <text:p text:style-name="P4">
修改时间: 2023-04-19T17:27:40+03:00</text:p>
      <text:p text:style-name="P4">
描述: 最高的反腐败法院以附带的形式选择了一项预防措施，用于为UAH 4.85亿所扣押财产支出的组织者提供预防措施。  - 乌克林。</text:p>
      <text:p text:style-name="P4">
图片: ["<text:a xlink:type="simple" xlink:href="https://static.ukrinform.com/photos/2020_06/thumb_files/630_360_1592145906-212.jpg" text:style-name="Internet_20_link" text:visited-style-name="Visited_20_Internet_20_Link">
630_360_15921...</text:a>
"]</text:p>
      <text:p text:style-name="P4">
标签: ['САП', 'Застава', 'Вищий антикорупційний суд']</text:p>
      <text:p text:style-name="P4">
类型: Article</text:p>
      <!--METADATA-->
      <text:p text:style-name="P4">
<draw:frame draw:style-name="fr1" draw:name="Image188" text:anchor-type="as-char" svg:width="6.9236in" svg:height="3.956343in" draw:z-index="0">
<draw:image xlink:href="../Images/yкринформ/2023-04-19T17-27-40-03-00/630_360_1592145906-212.jpg" xlink:type="simple" xlink:show="embed" xlink:actuate="onLoad" draw:mime-type="image/jpeg"/>
</draw:frame>
高反腐败法院选择了一种预防措施，其形式是占领了4.85亿美元的房地产房东的房东。</text:p>
      <text:p text:style-name="P4">
根据乌克林福姆的说法，专门的反腐败检察官办公室报告了<text:a xlink:type="simple" xlink:href="https://t.me/sap_gov_ua/1317" text:style-name="Internet_20_link" text:visited-style-name="Visited_20_Internet_20_Link">
</text:a>
。</text:p>
      <text:p text:style-name="P4">
根据SAP的说法，抵押品是UAH 40.26亿。</text:p>
      <text:p text:style-name="P4">
<text:span text:style-name="T4">
另请阅读：</text:span>
 <text:a xlink:type="simple" xlink:href="https://www.ukrinform.ua/rubric-economy/3697393-vaks-prodovziv-kobolevu-zapobiznij-zahid-se-na-dva-misaci.html" text:style-name="Internet_20_link" text:visited-style-name="Visited_20_Internet_20_Link">
<text:span text:style-name="T4">
 WAKS </text:span>
</text:a>
根据法院的裁决，所涉及的人还必须佩戴控制控制的电子控制，以使每次呼吁侦探，检察官和法院允许他们更改其居住地或工作。 未经侦探，检察官或法院的许可，禁止在Kiyev地区外离开。</text:p>
      <text:p text:style-name="P4">
此外，嫌疑人有义务存放护照的参考机构(护照)出国旅行并与案件和证人的其他嫌疑人保持联系。</text:p>
      <text:p text:style-name="P4">
<text:span text:style-name="T4">
另请阅读：</text:span>
 <text:a xlink:type="simple" xlink:href="https://www.ukrinform.ua/rubric-society/3695779-minust-podav-pozov-do-vaks-pro-zastosuvanna-sankcij-sodo-kolaboranta-saldo.html" text:style-name="Internet_20_link" text:visited-style-name="Visited_20_Internet_20_Link">
<text:span text:style-name="T4">
 WAKS </text:span>
</text:a>
乌克林福姆(Ukrinform)报道，2022年12月底，乌克兰国家某些腐败局的侦探宣布对组织者的费用高于UAH 4.85亿逮捕财产和犯罪集团的其他两名参与者。</text:p>
      <text:p text:style-name="P4">
News Source: <text:a xlink:type="simple" xlink:href="https://www.ukrinform.ua/rubric-society/3698018-vaks-obrav-zapobiznij-zahid-se-odnomu-ucasniku-roztrati-485-miljoniv-arestovanogo-majna.html" text:style-name="Internet_20_link" text:visited-style-name="Visited_20_Internet_20_Link">
https://www.ukrinform.ua/rubric-society/3698018-vaks-obrav-zapobiznij-zahid-se-odnomu-ucasniku-roztrati-485-miljoniv-arestovanogo-majna.html</text:a>
</text:p>
      <!--NEWS-->
      <text:h text:style-name="P10" text:outline-level="1">
<text:span text:style-name="T4">
俄罗斯人袭击了奥里克霍夫的平民部门</text:span>
</text:h>
      <text:p text:style-name="P4">
作者: Ukrinform (Person)</text:p>
      <text:p text:style-name="P4">
出版商: Укринформ (Organization)</text:p>
      <text:p text:style-name="P4">
出版时间: 2023-04-19T17:28:41+03:00</text:p>
      <text:p text:style-name="P4">
修改时间: 2023-04-19T17:28:41+03:00</text:p>
      <text:p text:style-name="P4">
描述: 俄罗斯军队再次袭击了Zaporozhye地区的Orich。  - 乌克林。</text:p>
      <text:p text:style-name="P4">
图片: ["<text:a xlink:type="simple" xlink:href="https://static.ukrinform.com/photos/2018_10/thumb_files/630_360_1538997483-946.jpg" text:style-name="Internet_20_link" text:visited-style-name="Visited_20_Internet_20_Link">
630_360_15389...</text:a>
"]</text:p>
      <text:p text:style-name="P4">
标签: ['Обстріл', 'Запоріжжя', 'Війна з росією']</text:p>
      <text:p text:style-name="P4">
类型: Article</text:p>
      <!--METADATA-->
      <text:p text:style-name="P4">
<draw:frame draw:style-name="fr1" draw:name="Image189" text:anchor-type="as-char" svg:width="6.9236in" svg:height="3.956343in" draw:z-index="0">
<draw:image xlink:href="../Images/yкринформ/2023-04-19T17-28-41-03-00/630_360_1538997483-946.jpg" xlink:type="simple" xlink:show="embed" xlink:actuate="onLoad" draw:mime-type="image/jpeg"/>
</draw:frame>
Ruskivska再次袭击了Zaporozhye地区的Orich。</text:p>
      <text:p text:style-name="P4">
关于<text:a xlink:type="simple" xlink:href="https://t.me/zoda_gov_ua/18337" text:style-name="Internet_20_link" text:visited-style-name="Visited_20_Internet_20_Link">
</text:a>
乌克林福姆报道说，Zaporizhhzhya Ovayuri Malashko的负责人报道。</text:p>
      <text:p text:style-name="P4">
他写道：“敌人再次对奥里克(Orikh)进行了航空袭击。在平民部门再次恐怖分子：私人房屋和财产受伤。”</text:p>
      <text:p text:style-name="P4">
专家已经在命中率上工作并消除了后果。 没有关于受害者的信息。</text:p>
      <text:p text:style-name="P4">
<text:span text:style-name="T4">
另请阅读：</text:span>
 <text:a xlink:type="simple" xlink:href="https://www.ukrinform.ua/rubric-regions/3697816-obstril-vovcanska-na-misci-aviaudaru-znajsli-tila-dvoh-ludej.html" text:style-name="Internet_20_link" text:visited-style-name="Visited_20_Internet_20_Link">
</text:a>
据报道，俄罗斯军队已经释放了Orikhiv和Gulyaypole几个星期。</text:p>
      <text:p text:style-name="P4">
News Source: <text:a xlink:type="simple" xlink:href="https://www.ukrinform.ua/rubric-ato/3698019-rosiani-vdarili-aviabombou-po-civilnomu-sektoru-v-orihovi.html" text:style-name="Internet_20_link" text:visited-style-name="Visited_20_Internet_20_Link">
https://www.ukrinform.ua/rubric-ato/3698019-rosiani-vdarili-aviabombou-po-civilnomu-sektoru-v-orihovi.html</text:a>
</text:p>
      <!--NEWS-->
      <text:h text:style-name="P10" text:outline-level="1">
<text:span text:style-name="T4">
要求总统启动Yevgeny Konovaltets的重态</text:span>
</text:h>
      <text:p text:style-name="P4">
作者: Ukrinform (Person)</text:p>
      <text:p text:style-name="P4">
出版商: Укринформ (Organization)</text:p>
      <text:p text:style-name="P4">
出版时间: 2023-04-19T17:33:14+03:00</text:p>
      <text:p text:style-name="P4">
修改时间: 2023-04-19T17:33:14+03:00</text:p>
      <text:p text:style-name="P4">
描述: 在纪念乌克兰战士的措施框架内，当局应照顾从国外的民族英雄遗体转移。  - 乌克林。</text:p>
      <text:p text:style-name="P4">
图片: ["<text:a xlink:type="simple" xlink:href="https://static.ukrinform.com/photos/2019_06/thumb_files/630_360_1560413499-781.jpg" text:style-name="Internet_20_link" text:visited-style-name="Visited_20_Internet_20_Link">
630_360_15604...</text:a>
"]</text:p>
      <text:p text:style-name="P4">
标签: ['ОУН', 'Україна', 'Перепоховання', 'Євген Коновалець', 'Зеленський', 'Націоналізм']</text:p>
      <text:p text:style-name="P4">
类型: Article</text:p>
      <!--METADATA-->
      <text:p text:style-name="P4">
<draw:frame draw:style-name="fr1" draw:name="Image190" text:anchor-type="as-char" svg:width="6.9236in" svg:height="3.956343in" draw:z-index="0">
<draw:image xlink:href="../Images/yкринформ/2023-04-19T17-33-14-03-00/630_360_1560413499-781.jpg" xlink:type="simple" xlink:show="embed" xlink:actuate="onLoad" draw:mime-type="image/jpeg"/>
</draw:frame>
在纪念乌克兰的战士被告的范围内，当局应照顾来自国外的民族英雄遗体。</text:p>
      <text:p text:style-name="P4">
专家在圆桌会议上强调：“英雄万神殿：如何纪念那些为乌克兰献出生命的人”，该人在军事媒体中心发生，乌克林福音通讯员报告。</text:p>
      <text:p text:style-name="P4">
“步枪社区为耶夫根尼·科诺瓦特(Yevgeny Konovaltes)埋葬的地方支付租金。 我认为，当他们一个月不支付此租约时，或者忘记了外交部的租约，这也被推迟了。 亚历山大·奥尔斯(Alexander Oles)的坟墓发生了什么：挖掘机将到达，挖掘konovaltets的坟墓，将其删除在场边，在这个地方可以通过有条件的判断将其埋葬(因谋杀Konovaltets而感到内gui的人 -  ed。)»， - 国家电视台和广播博格丹Chervak州委员会的第一任副主席。</text:p>
      <text:p text:style-name="P4">
他还向Zelensky总统提出了有关创始人的重责任的上诉<text:a xlink:type="simple" xlink:href="https://www.ukrinform.ua/tag-oun" text:style-name="Internet_20_link" text:visited-style-name="Visited_20_Internet_20_Link">
</text:a>
Yevgeny Konovalets。</text:p>
      <text:p text:style-name="P4">
“我们呼吁乌克兰总统对Yevgenacon采取措施。 Yevgeny Konovalets不属于任何一方，团体或组织。它属于乌克兰人民，他们肯定会照顾他的适当荣誉。”该文件写道。</text:p>
      <text:p text:style-name="P4">
<text:span text:style-name="T4">
另请阅读：</text:span>
 <text:a xlink:type="simple" xlink:href="https://www.ukrinform.ua/rubric-polytics/3652822-na-prikinci-1918go-pocatku-1919go-komendantom-kieva-buv-evgen-konovalec.html" text:style-name="Internet_20_link" text:visited-style-name="Visited_20_Internet_20_Link">
<text:span text:style-name="T4">
 konoval </text:span>
</text:a>
政治科学候选人Andriy Kovalyovzzzen的Tru Brigades的Presofiter 112在保留捍卫乌克兰依赖乌克兰的人的记忆中，国家还应照顾乌克兰英雄的葬礼转移。</text:p>
      <text:p text:style-name="P4">
据他介绍，许多国家的立法，尤其是德国，比利时，荷兰，规定坟墓就存在，只要为其核心付费的人就存在。 没有租约的延续，纪念碑被拆除，尸体被挖掘出来，骨头被转移到大众坟墓中，然后再次租用了该地点。 科瓦列夫纳促使激进分子自己救出了​​乌克兰英雄的坟墓，但“他们不能永远把自己的肩膀放在。”</text:p>
      <text:p text:style-name="P4">
“有成千上万的乌克兰人的坟墓，乌克兰国家必须拯救它们。这是第二个挑战：保持俄罗斯 - 乌克兰战争的现代英雄的坟墓，我们失去了对英雄的坟墓和记忆俄罗斯 - 乌克兰人的先前，”他说。据报道，2022年5月<text:a xlink:type="simple" xlink:href="https://zakon.rada.gov.ua/laws/show/2292-20#Text" text:style-name="Internet_20_link" text:visited-style-name="Visited_20_Internet_20_Link">
</text:a>
她采用了规定建立国家军事纪念公墓的法律。法律规定，纪念建筑综合大楼的裸露土地，包括军事公墓，博物馆建筑群，仪式建筑和荣誉埋葬建筑。</text:p>
      <text:p text:style-name="P4">
目前，在国家历史和纪念预备役“ Bikivnyansky Tombs”的公墓提供了一个地点。 计划在2023年秋末进行第一批葬礼。</text:p>
      <text:p text:style-name="P4">
尤金·科诺瓦特(Eugene Konovaltes) - 乌克兰上校(1891  -  1938年)这是乌克兰民族主义者的创建(OUN)和乌克兰军事组织(耳朵)谁被称为国家思想的人。</text:p>
      <text:p text:style-name="P4">
News Source: <text:a xlink:type="simple" xlink:href="https://www.ukrinform.ua/rubric-society/3698023-prezidenta-prosat-iniciuvati-perepohovanna-evgena-konovalca.html" text:style-name="Internet_20_link" text:visited-style-name="Visited_20_Internet_20_Link">
https://www.ukrinform.ua/rubric-society/3698023-prezidenta-prosat-iniciuvati-perepohovanna-evgena-konovalca.html</text:a>
</text:p>
      <!--NEWS-->
      <text:h text:style-name="P10" text:outline-level="1">
<text:span text:style-name="T4">
敖德萨地区理事会主席被指控违反语言法律</text:span>
</text:h>
      <text:p text:style-name="P4">
作者: Ukrinform (Person)</text:p>
      <text:p text:style-name="P4">
出版商: Укринформ (Organization)</text:p>
      <text:p text:style-name="P4">
出版时间: 2023-04-19T17:34:33+03:00</text:p>
      <text:p text:style-name="P4">
修改时间: 2023-04-19T17:34:33+03:00</text:p>
      <text:p text:style-name="P4">
描述: 由于违反了语言法，敖德萨地区理事会主席格里格里·迪登科（Grigory Didenko）被召集给​​监察员，以保护基辅的国家语言。  - 乌克林。</text:p>
      <text:p text:style-name="P4">
图片: ["<text:a xlink:type="simple" xlink:href="https://static.ukrinform.com/photos/2023_04/thumb_files/630_360_1681914353-461.jpg" text:style-name="Internet_20_link" text:visited-style-name="Visited_20_Internet_20_Link">
630_360_16819...</text:a>
"]</text:p>
      <text:p text:style-name="P4">
标签: ['Одещина', 'Мовний закон']</text:p>
      <text:p text:style-name="P4">
类型: Article</text:p>
      <!--METADATA-->
      <text:p text:style-name="P4">
<draw:frame draw:style-name="fr1" draw:name="Image191" text:anchor-type="as-char" svg:width="6.9236in" svg:height="3.956343in" draw:z-index="0">
<draw:image xlink:href="../Images/yкринформ/2023-04-19T17-34-33-03-00/630_360_1681914353-461.jpg" xlink:type="simple" xlink:show="embed" xlink:actuate="onLoad" draw:mime-type="image/jpeg"/>
</draw:frame>
由于语言法的解散，敖德萨区域委员会主席Hryhoriy Didenkavv被召集给基辅保护国家语言专员。</text:p>
      <text:p text:style-name="P4">
关于<text:a xlink:type="simple" xlink:href="https://www.facebook.com/bohdan.halaida/posts/pfbid02i84n8wHfVeBkN2KCLrbJ2SnqvgtFq6CK2J4kioaSyfyQSV2LArpP5HnKu4ywCKMcl" text:style-name="Internet_20_link" text:visited-style-name="Visited_20_Internet_20_Link">
</text:a>
乌克林福姆报道说，公众人物Bogdan Galaida报道。</text:p>
      <text:p text:style-name="P4">
正是加达(Gaida)呼吁迪登科(Didenko)对语言法律提出语言法律的抱怨。</text:p>
      <text:p text:style-name="P4">
“ 3月20日，我注意到<text:a xlink:type="simple" xlink:href="https://www.youtube.com/watch" text:style-name="Internet_20_link" text:visited-style-name="Visited_20_Internet_20_Link">
</text:a>
那个格雷戈里·迪登科(Gregory Didenko)在与代表们的会议上曾在俄罗斯人服役并吸烟。 3月24日，我以语言申诉专员的名义提出了投诉，今天的名字被回答了。” Gaida写道。</text:p>
      <text:p text:style-name="P4">
释放的答案指出，由于被发现违规行为，区域委员会负责人是<text:a xlink:type="simple" xlink:href="https://www.ukrinform.ua/tag-kiiv" text:style-name="Internet_20_link" text:visited-style-name="Visited_20_Internet_20_Link">
</text:a>
为了在他的行动中确立存在的存在，是艺术第1部分中行政犯罪的特征。 乌克兰守则第188条关于行政犯罪。</text:p>
      <text:p text:style-name="P4">
在视频中，敖德萨区域委员会主席哈里霍里·迪登科(Hryhoriy Didenko)指挥俄罗斯语言，反对派代表驱逐出出版社“切尔诺莫里亚(Chernomorea)”的志愿者。 他只有在讲话之后才去乌克兰人。</text:p>
      <text:p text:style-name="P4">
<text:a xlink:type="simple" xlink:href="https://www.ukrinform.ua/rubric-regions/3685533-odeski-volonteri-na-znak-protestu-pleli-maskuvalni-sitki-pid-budivleu-oblradi.html" text:style-name="Internet_20_link" text:visited-style-name="Visited_20_Internet_20_Link">
</text:a>
其创始人是“欧洲团结”的乌克兰人民代表Alexei Goncharenko，始于3月初，当时志愿者被告知他们应该离开切尔诺莫里亚出版社，在那里他们已经为武装部队编织了一年多以上蜡烛是由武装部队制作和着迷的。 区域委员会向志愿者提供了在另一个房间“定居”的，但它不满足志愿者的满足，他们继续集会返回出版社。</text:p>
      <text:p text:style-name="P4">
<text:span text:style-name="T4">
另请阅读：</text:span>
 <text:a xlink:type="simple" xlink:href="https://www.ukrinform.ua/rubric-regions/3697638-sud-skasuvav-straf-meru-harkova-za-rosijsku-movu-u-socmerezah.html" text:style-name="Internet_20_link" text:visited-style-name="Visited_20_Internet_20_Link">
<text:span text:style-name="T4">
精细</text:span>
</text:a>
为了 <text:a xlink:type="simple" xlink:href="https://t.me/oleksiihoncharenko/33056" text:style-name="Internet_20_link" text:visited-style-name="Visited_20_Internet_20_Link">
</text:a>
Goncharenko，4月18日，志愿者返回出版社的场所，并已经开始了Downs的工作。</text:p>
      <text:p text:style-name="P4">
<text:span text:style-name="T5">
foto：oblrada.od.gov.ua</text:span>
</text:p>
      <text:p text:style-name="P4">
News Source: <text:a xlink:type="simple" xlink:href="https://www.ukrinform.ua/rubric-regions/3698024-golovu-odeskoi-oblradi-obvinuvacuut-v-porusenni-zakonu-pro-movu.html" text:style-name="Internet_20_link" text:visited-style-name="Visited_20_Internet_20_Link">
https://www.ukrinform.ua/rubric-regions/3698024-golovu-odeskoi-oblradi-obvinuvacuut-v-porusenni-zakonu-pro-movu.html</text:a>
</text:p>
      <!--NEWS-->
      <text:h text:style-name="P10" text:outline-level="1">
<text:span text:style-name="T4">
UNARMIA和剥夺：Kherson地区理事会讲述了被占领地区的情况</text:span>
</text:h>
      <text:p text:style-name="P4">
作者: Ukrinform (Person)</text:p>
      <text:p text:style-name="P4">
出版商: Укринформ (Organization)</text:p>
      <text:p text:style-name="P4">
出版时间: 2023-04-19T17:36:18+03:00</text:p>
      <text:p text:style-name="P4">
修改时间: 2023-04-19T17:36:18+03:00</text:p>
      <text:p text:style-name="P4">
描述: 在赫尔森的领土上，暂时被敌人俘虏，当地人口局势非常困难 - 人们被迫拿起俄罗斯护照，限制获得医疗服务的机会，儿童被军事化。  - 乌克林。</text:p>
      <text:p text:style-name="P4">
图片: ["<text:a xlink:type="simple" xlink:href="https://static.ukrinform.com/photos/2023_04/thumb_files/630_360_1681903220-176.jpg" text:style-name="Internet_20_link" text:visited-style-name="Visited_20_Internet_20_Link">
630_360_16819...</text:a>
"]</text:p>
      <text:p text:style-name="P4">
标签: ['Херсонщина', 'Окупація', 'Війна з росією']</text:p>
      <text:p text:style-name="P4">
类型: Article</text:p>
      <!--METADATA-->
      <text:p text:style-name="P4">
<draw:frame draw:style-name="fr1" draw:name="Image192" text:anchor-type="as-char" svg:width="6.9236in" svg:height="3.956343in" draw:z-index="0">
<draw:image xlink:href="../Images/yкринформ/2023-04-19T17-36-18-03-00/630_360_1681903220-176.jpg" xlink:type="simple" xlink:show="embed" xlink:actuate="onLoad" draw:mime-type="image/jpeg"/>
</draw:frame>
在敌人时，霍森地区的领土对于遗产人口来说是一个非常困难的境地 - 人们被迫拿起俄罗斯护照，限制获得医疗服务的机会，儿童军事化。</text:p>
      <text:p text:style-name="P4">
乌克林福姆(Ukrinform)的说法，库尔森地区委员会尤里·索博尔夫斯基(Yuriy Sobolevsky)的第一任副主席在媒体中心的一份简报中报道。</text:p>
      <text:p text:style-name="P4">
“对于我们的人民来说，情况非常困难，因为对他们的压力增加。在强迫认证中，他们继续向Nan施加压力(人们去制作这些护照(俄语 -  ed。). Іобмежено доступ до медичних послуг, тому що вони кажуть людям, що якщо не будепаспорта, не буде поліса обов’язкового медичного страхування російськогозразка - не буде медичних послуг. Ми бачимо і погіршення забезпеченнягуманітарних потреб населення… З постачанням у них так само зараз у деякихгромадах значні проблеми», - каже Соболевський.</text:p>
      <text:p text:style-name="P4">
<text:span text:style-name="T4">
Читайте також:</text:span>
 <text:a xlink:type="simple" xlink:href="https://www.ukrinform.ua/rubric-regions/3698003-roblat-viglad-so-maut-smilivogo-lidera-u-hersonskij-oblradi-sumnivautsa-sodo-vizitu-putina.html" text:style-name="Internet_20_link" text:visited-style-name="Visited_20_Internet_20_Link">
 </text:a>
据他说，俄罗斯侵略者继续向孩子们施加压力，“洗大脑”，尝试创建一个被称为朱纳米亚的朱纳米亚。</text:p>
      <text:p text:style-name="P4">
在某些社区中，定居点是对人的压力，以便将他们嵌入到所谓的疏散中，实际上 - 驱逐出境，居住的现金援助和住宅证书。 Sobolevsky说，但是那些想离开的人几乎是嘈杂的。</text:p>
      <text:p text:style-name="P4">
偏离暂时占领的领土非常困难 - 可以通过克里米亚，然后到达第三国。 这位官员强调，决定离开的家庭应清洁智能手机，计算机，与孩子交谈，FSBSHNIKI要求他们要求他们对俄罗斯当局，俄罗斯军队，对武装的武装部门的态度到底是什么。部队，武装部队。</text:p>
      <text:p text:style-name="P4">
<text:span text:style-name="T4">
另请阅读：</text:span>
 <text:a xlink:type="simple" xlink:href="https://www.ukrinform.ua/rubric-ato/3697933-vorog-obstrilav-herson-e-poraneni.html" text:style-name="Internet_20_link" text:visited-style-name="Visited_20_Internet_20_Link">
</text:a>
正如乌克林福姆(Ukrinform)报道的那样，武装部队解放了赫尔森地区的权利 - 尤其是赫尔森市。 该地区的部分位于左Berezidpipra，被俄罗斯军队暂时捕获。</text:p>
      <text:p text:style-name="P4">
News Source: <text:a xlink:type="simple" xlink:href="https://www.ukrinform.ua/rubric-regions/3698026-unarmia-ta-deportacia-u-hersonskij-oblradi-rozpovili-pro-situaciu-na-okupovanij-teritorii.html" text:style-name="Internet_20_link" text:visited-style-name="Visited_20_Internet_20_Link">
https://www.ukrinform.ua/rubric-regions/3698026-unarmia-ta-deportacia-u-hersonskij-oblradi-rozpovili-pro-situaciu-na-okupovanij-teritorii.html</text:a>
</text:p>
      <!--NEWS-->
      <text:h text:style-name="P10" text:outline-level="1">
<text:span text:style-name="T4">
捷豹投资150亿英镑用于开发电动汽车</text:span>
</text:h>
      <text:p text:style-name="P4">
作者: Ukrinform (Person)</text:p>
      <text:p text:style-name="P4">
出版商: Укринформ (Organization)</text:p>
      <text:p text:style-name="P4">
出版时间: 2023-04-19T17:38:26+03:00</text:p>
      <text:p text:style-name="P4">
修改时间: 2023-04-19T17:38:26+03:00</text:p>
      <text:p text:style-name="P4">
描述: Jaguar Land Rover（JRL）在未来五年内投资了150亿英镑（187亿美元）的电动汽车和自动驾驶功能。  - 乌克林。</text:p>
      <text:p text:style-name="P4">
图片: ["<text:a xlink:type="simple" xlink:href="https://static.ukrinform.com/photos/2023_04/thumb_files/630_360_1681914993-659.jpg" text:style-name="Internet_20_link" text:visited-style-name="Visited_20_Internet_20_Link">
630_360_16819...</text:a>
"]</text:p>
      <text:p text:style-name="P4">
标签: ['Електромобілі', 'Jaguar']</text:p>
      <text:p text:style-name="P4">
类型: Article</text:p>
      <!--METADATA-->
      <text:p text:style-name="P4">
<draw:frame draw:style-name="fr1" draw:name="Image193" text:anchor-type="as-char" svg:width="6.9236in" svg:height="3.956343in" draw:z-index="0">
<draw:image xlink:href="../Images/yкринформ/2023-04-19T17-38-26-03-00/630_360_1681914993-659.jpg" xlink:type="simple" xlink:show="embed" xlink:actuate="onLoad" draw:mime-type="image/jpeg"/>
</draw:frame>
捷豹路虎(JRL)投资150亿英镑(187亿道尔斯)在电动汽车和自动驾驶功能的开发中五年。</text:p>
      <text:p text:style-name="P4">
正如乌克林福姆报道的那样，它报告了<text:a xlink:type="simple" xlink:href="https://www.bloomberg.com/news/articles/2023-04-19/jaguar-land-rover-to-spend-15-billion-on-evs-autonomous-tech" text:style-name="Internet_20_link" text:visited-style-name="Visited_20_Internet_20_Link">
</text:a>
 <text:a xlink:type="simple" xlink:href="https://www.bloomberg.com/news/articles/2023-04-19/jaguar-land-rover-to-spend-15-billion-on-evs-autonomous-tech" text:style-name="Internet_20_link" text:visited-style-name="Visited_20_Internet_20_Link">
</text:a>
 <text:a xlink:type="simple" xlink:href="https://www.bloomberg.com/news/articles/2023-04-19/jaguar-land-rover-to-spend-15-billion-on-evs-autonomous-tech" text:style-name="Internet_20_link" text:visited-style-name="Visited_20_Internet_20_Link">
</text:a>
该公司将投资拒绝内燃计划的框架。</text:p>
      <text:p text:style-name="P4">
该计划设想将英国JRL工厂转变为只能生产电动汽车的工厂的冰雹。</text:p>
      <text:p text:style-name="P4">
值得注意的是，这一公告是电动汽车投资计划的两年后，汽车制造商的第一个详细计划，以及将捷豹翻译为仅生产电动汽车的品牌。</text:p>
      <text:p text:style-name="P4">
<text:span text:style-name="T4">
另请阅读：</text:span>
 <text:a xlink:type="simple" xlink:href="https://www.ukrinform.ua/rubric-technology/3697785-tesla-vdruge-za-misac-znizue-cini-elektrokari-prodaut-vid-40-tisac.html" text:style-name="Internet_20_link" text:visited-style-name="Visited_20_Internet_20_Link">
</text:a>
JRL在电动汽车方面的经验有限。 i-pace SUV  - 仅加拿大公司Magna International在奥地利生产的公司的全电动汽车。</text:p>
      <text:p text:style-name="P4">
正如韩国汽车制造商Ukrinform的报道<text:a xlink:type="simple" xlink:href="https://www.ukrinform.ua/rubric-technology/3694407-hyundai-planue-perejti-na-elektromobili-do-2030-roku.html" text:style-name="Internet_20_link" text:visited-style-name="Visited_20_Internet_20_Link">
</text:a>
他保证到2030年将花费约1820万美元来增加电动汽车。</text:p>
      <text:p text:style-name="P4">
<text:span text:style-name="T5">
foto：Jaguar Land Rover</text:span>
</text:p>
      <text:p text:style-name="P4">
News Source: <text:a xlink:type="simple" xlink:href="https://www.ukrinform.ua/rubric-technology/3698030-jaguar-investue-15-milardiv-u-rozrobku-elektromobiliv.html" text:style-name="Internet_20_link" text:visited-style-name="Visited_20_Internet_20_Link">
https://www.ukrinform.ua/rubric-technology/3698030-jaguar-investue-15-milardiv-u-rozrobku-elektromobiliv.html</text:a>
</text:p>
      <!--NEWS-->
      <text:h text:style-name="P10" text:outline-level="1">
<text:span text:style-name="T4">
FIBA不允许俄罗斯国家队和RB预先资格使Eurobasket-2025</text:span>
</text:h>
      <text:p text:style-name="P4">
作者: Ukrinform (Person)</text:p>
      <text:p text:style-name="P4">
出版商: Укринформ (Organization)</text:p>
      <text:p text:style-name="P4">
出版时间: 2023-04-19T17:39:00+03:00</text:p>
      <text:p text:style-name="P4">
修改时间: 2023-04-19T17:39:00+03:00</text:p>
      <text:p text:style-name="P4">
描述: Fiba-Europe宣布了一个一致的决定，不允许俄罗斯和白俄罗斯国家队参加Eurobasket-2025的资格资格。  - 乌克林。</text:p>
      <text:p text:style-name="P4">
图片: ["<text:a xlink:type="simple" xlink:href="https://static.ukrinform.com/photos/2023_04/thumb_files/630_360_1681915079-116.jpg" text:style-name="Internet_20_link" text:visited-style-name="Visited_20_Internet_20_Link">
630_360_16819...</text:a>
"]</text:p>
      <text:p text:style-name="P4">
标签: ['Баскетбол']</text:p>
      <text:p text:style-name="P4">
类型: Article</text:p>
      <!--METADATA-->
      <text:p text:style-name="P4">
<draw:frame draw:style-name="fr1" draw:name="Image194" text:anchor-type="as-char" svg:width="6.9236in" svg:height="3.956343in" draw:z-index="0">
<draw:image xlink:href="../Images/yкринформ/2023-04-19T17-39-00-03-00/630_360_1681915079-116.jpg" xlink:type="simple" xlink:show="embed" xlink:actuate="onLoad" draw:mime-type="image/jpeg"/>
</draw:frame>
Fiba-Europe宣布了一个一致的决定，不允许俄罗斯和白俄罗斯国家队参加Eurobasket-2025的资格资格。</text:p>
      <text:p text:style-name="P4">
据报道<text:a xlink:type="simple" xlink:href="https://fbu.ua/news/ofcyno-zbrn-ros-ta-blorus-ne-dopustyat-do-pre-kvalfkac-vrobasketu-2025" text:style-name="Internet_20_link" text:visited-style-name="Visited_20_Internet_20_Link">
</text:a>
乌克林福姆报道，乌克兰的篮球。</text:p>
      <text:p text:style-name="P4">
“考虑到国际奥林匹克委员会的建议(莫克)，上周，执行委员会决定不允许合适的资格锦标赛团队。 因此，俄罗斯和白俄罗斯国家队无法参加2025年欧洲锦标赛。” FBU报道说。</text:p>
      <text:p text:style-name="P4">
资格预审比赛将于2023年7月至8月举行。</text:p>
      <text:p text:style-name="P4">
<text:span text:style-name="T4">
另请阅读：</text:span>
 <text:a xlink:type="simple" xlink:href="https://www.ukrinform.ua/rubric-sports/3697977-gensek-fbu-drabikovskij-mi-ne-budemo-brati-ucast-u-zmagannah-do-akih-dopustat-rosian.html" text:style-name="Internet_20_link" text:visited-style-name="Visited_20_Internet_20_Link">
</text:a>
</text:p>
      <text:p text:style-name="P4">
Як повідомлялося, раніше ФІБА не допустила росію до попередньої олімпійськоїкваліфікації.</text:p>
      <text:p text:style-name="P4">
Фото: Getty Images</text:p>
      <text:p text:style-name="P4">
News Source: <text:a xlink:type="simple" xlink:href="https://www.ukrinform.ua/rubric-sports/3698031-fiba-ne-dopustila-zbirni-rf-ta-rb-do-poperednoi-kvalifikacii-evrobasketu2025.html" text:style-name="Internet_20_link" text:visited-style-name="Visited_20_Internet_20_Link">
https://www.ukrinform.ua/rubric-sports/3698031-fiba-ne-dopustila-zbirni-rf-ta-rb-do-poperednoi-kvalifikacii-evrobasketu2025.html</text:a>
</text:p>
      <!--NEWS-->
      <text:h text:style-name="P10" text:outline-level="1">
<text:span text:style-name="T4">
在月桂树中，印章被打破，百叶窗损坏了 - 警察违反了流氓行为</text:span>
</text:h>
      <text:p text:style-name="P4">
作者: Ukrinform (Person)</text:p>
      <text:p text:style-name="P4">
出版商: Укринформ (Organization)</text:p>
      <text:p text:style-name="P4">
出版时间: 2023-04-19T17:41:20+03:00</text:p>
      <text:p text:style-name="P4">
修改时间: 2023-04-19T17:41:20+03:00</text:p>
      <text:p text:style-name="P4">
描述: 在国家预备役“ Kyiv-Pechersk Lavra”的领土上，一群人损坏了保护百叶窗，并去了密封的房屋，执法人员对流氓行为提起了刑事诉讼。  - 乌克林。</text:p>
      <text:p text:style-name="P4">
图片: ["<text:a xlink:type="simple" xlink:href="https://static.ukrinform.com/photos/2023_04/thumb_files/630_360_1681906497-6160.jpeg" text:style-name="Internet_20_link" text:visited-style-name="Visited_20_Internet_20_Link">
630_360_16819...</text:a>
"]</text:p>
      <text:p text:style-name="P4">
标签: ['Поліція', 'Київська Лавра']</text:p>
      <text:p text:style-name="P4">
类型: Article</text:p>
      <!--METADATA-->
      <text:p text:style-name="P4">
<draw:frame draw:style-name="fr1" draw:name="Image195" text:anchor-type="as-char" svg:width="6.9236in" svg:height="3.956343in" draw:z-index="0">
<draw:image xlink:href="../Images/yкринформ/2023-04-19T17-41-20-03-00/630_360_1681906497-6160.jpeg" xlink:type="simple" xlink:show="embed" xlink:actuate="onLoad" draw:mime-type="image/jpeg"/>
</draw:frame>
一群人损害了保护百叶窗，国家预备队“基辅 - 佩奇斯克·拉夫拉”的腰带去了密封的房屋，执法人员对流氓行为刑事诉讼。</text:p>
      <text:p text:style-name="P4">
正如乌克林福姆报道的那样，这已经报道了<text:a xlink:type="simple" xlink:href="https://kyiv.npu.gov.ua/news/za-faktom-khulihanstva-na-terytorii-kyievo-pecherskoi-lavry-politseiski-rozpochaly-kryminalne-provadzhennia" text:style-name="Internet_20_link" text:visited-style-name="Visited_20_Internet_20_Link">
</text:a>
.</text:p>
      <text:p text:style-name="P4">
"Сьогодні, 19 квітня, після того, як представники комісії від Міністерствакультури оглянули та опечатали один із корпусів Києво-Печерської лаври, групаосіб зламала ролети, які закривали двері та зайшла всередину приміщення", —зазначили в <text:a xlink:type="simple" xlink:href="https://www.ukrinform.ua/tag-policia" text:style-name="Internet_20_link" text:visited-style-name="Visited_20_Internet_20_Link">
 </text:a>
。</text:p>
      <text:p text:style-name="P4">
执法人员对现场进行了检查并记录了违法行为，并根据《乌克兰刑事法典》第296条第3条 - 流氓行为 - 官方调查的统一登记册。 本文的制裁规定了以监禁形式进行长达五年的惩罚。</text:p>
      <text:p text:style-name="P4">
<text:span text:style-name="T4">
另请阅读：</text:span>
 <text:a xlink:type="simple" xlink:href="https://www.ukrinform.ua/rubric-society/3697863-komisia-zmogla-oglanuti-se-tri-pamatki-u-kiivskij-lavri.html" text:style-name="Internet_20_link" text:visited-style-name="Visited_20_Internet_20_Link">
<text:span text:style-name="T4">
 lavr </text:span>
</text:a>
正在进行调查行动，以使肇事者绳之以法。</text:p>
      <text:p text:style-name="P4">
正如乌克林福姆报道的那样，在4月19日库存委员会的工作完成后，在国家预备役“ Kyiv-Pecherskaya”的领土上(https://www.ukrinform.ua/rubric-society/3697941-pisla-roboti-komisii-v-lavri-zibralisa-nevidomi-u-policiu-podali-zaavu-na-porusenna-poradku.html)。 向执法机构提交了相应的申请。</text:p>
      <text:p text:style-name="P4">
News Source: <text:a xlink:type="simple" xlink:href="https://www.ukrinform.ua/rubric-society/3698033-u-lavri-zirvali-pecatku-i-poskodili-roleti-policia-porusila-spravu-pro-huliganstvo.html" text:style-name="Internet_20_link" text:visited-style-name="Visited_20_Internet_20_Link">
https://www.ukrinform.ua/rubric-society/3698033-u-lavri-zirvali-pecatku-i-poskodili-roleti-policia-porusila-spravu-pro-huliganstvo.html</text:a>
</text:p>
      <!--NEWS-->
      <text:h text:style-name="P10" text:outline-level="1">
<text:span text:style-name="T4">
GUR被授予释放蛇的SBU特种部队</text:span>
</text:h>
      <text:p text:style-name="P4">
作者: Ukrinform (Person)</text:p>
      <text:p text:style-name="P4">
出版商: Укринформ (Organization)</text:p>
      <text:p text:style-name="P4">
出版时间: 2023-04-19T17:48:30+03:00</text:p>
      <text:p text:style-name="P4">
修改时间: 2023-04-19T17:48:30+03:00</text:p>
      <text:p text:style-name="P4">
描述: 国防部基里尔·布达诺夫（Kirill Budanov）智力部主要局长授予特种作战中心“ A”特种部队“ A”的特种部队。  - 乌克林。</text:p>
      <text:p text:style-name="P4">
图片: ["<text:a xlink:type="simple" xlink:href="https://static.ukrinform.com/photos/2023_04/thumb_files/630_360_1681915360-227.png" text:style-name="Internet_20_link" text:visited-style-name="Visited_20_Internet_20_Link">
630_360_16819...</text:a>
", "<text:a xlink:type="simple" xlink:href="https://static.ukrinform.com/photos/2023_04/1681915381-251.jpeg" text:style-name="Internet_20_link" text:visited-style-name="Visited_20_Internet_20_Link">
1681915381-25...</text:a>
", "<text:a xlink:type="simple" xlink:href="https://static.ukrinform.com/photos/2023_04/1681915381-379.jpeg" text:style-name="Internet_20_link" text:visited-style-name="Visited_20_Internet_20_Link">
1681915381-37...</text:a>
", "<text:a xlink:type="simple" xlink:href="https://static.ukrinform.com/photos/2023_04/1681915381-923.jpeg" text:style-name="Internet_20_link" text:visited-style-name="Visited_20_Internet_20_Link">
1681915381-92...</text:a>
"]</text:p>
      <text:p text:style-name="P4">
标签: ['Міноборони', 'Нагорода', 'Розвідка', 'СБУ', 'Острів Зміїний', 'Буданов']</text:p>
      <text:p text:style-name="P4">
类型: Article</text:p>
      <!--METADATA-->
      <text:p text:style-name="P4">
<draw:frame draw:style-name="fr1" draw:name="Image196" text:anchor-type="as-char" svg:width="6.9236in" svg:height="3.956343in" draw:z-index="0">
<draw:image xlink:href="../Images/yкринформ/2023-04-19T17-48-30-03-00/630_360_1681915360-227.png" xlink:type="simple" xlink:show="embed" xlink:actuate="onLoad" draw:mime-type="image/png"/>
</draw:frame>
国防部西里尔·基里尔·布达诺夫(Cyril Kirill Budanov)的情报部负责人授予了SBU特种作战中心“ A”中心的特种部队，后者与侦察员一起在2022年夏天裁定了蛇岛。</text:p>
      <text:p text:style-name="P4">
告知<text:a xlink:type="simple" xlink:href="https://t.me/DIUkraine/2224" text:style-name="Internet_20_link" text:visited-style-name="Visited_20_Internet_20_Link">
</text:a>
，报道乌克林福姆。</text:p>
      <text:p text:style-name="P4">
“蛇的释放 - 乌克兰在兔子入侵者战争期间的极为重要的胜利之一，除其他外，这使我们的国家能够保护<text:a xlink:type="simple" xlink:href="https://www.ukrinform.ua/tag-odesa" text:style-name="Internet_20_link" text:visited-style-name="Visited_20_Internet_20_Link">
</text:a>
总的来说，乌克兰黑海是祖先的威胁，可以释放贸易导航。 我们都知道领带很困难。 但是，由于所有安全和国防军的团结和连贯性，尤其是GUR和SBU的士兵，我们做了很少有人相信的事情。我敢肯定，直到完全击败恐怖分子俄罗斯，布达塔诺夫出版社服务报价。</text:p>
      <text:p text:style-name="P4">
<draw:frame draw:style-name="fr1" draw:name="Image197" text:anchor-type="as-char" svg:width="6.9236in" svg:height="4.609323in" draw:z-index="0">
<draw:image xlink:href="../Images/yкринформ/2023-04-19T17-48-30-03-00/1681915381-251.jpeg" xlink:type="simple" xlink:show="embed" xlink:actuate="onLoad" draw:mime-type="image/jpeg"/>
</draw:frame>
据他说，争取蛇岛的战斗及其返回是乌克兰在海上胜过俄罗斯的象征。</text:p>
      <text:p text:style-name="P4">
<text:span text:style-name="T4">
另请阅读：</text:span>
 <text:a xlink:type="simple" xlink:href="https://www.ukrinform.ua/rubric-ato/3691449-dodomu-z-polonu-povernulis-40-zahisnikiv-zmiinogo-lubinec.html" text:style-name="Internet_20_link" text:visited-style-name="Visited_20_Internet_20_Link">
</text:a>
</text:p>
      <text:p text:style-name="P4">
<draw:frame draw:style-name="fr1" draw:name="Image198" text:anchor-type="as-char" svg:width="6.9236in" svg:height="4.609323in" draw:z-index="0">
<draw:image xlink:href="../Images/yкринформ/2023-04-19T17-48-30-03-00/1681915381-379.jpeg" xlink:type="simple" xlink:show="embed" xlink:actuate="onLoad" draw:mime-type="image/jpeg"/>
</draw:frame>
反过来，SBU Vasyl Malyuk的负责人感谢Gur的合作，Aspecis的“ Alfa”  - 在战争的最热门点工作。</text:p>
      <text:p text:style-name="P4">
<draw:frame draw:style-name="fr1" draw:name="Image199" text:anchor-type="as-char" svg:width="6.9236in" svg:height="4.609323in" draw:z-index="0">
<draw:image xlink:href="../Images/yкринформ/2023-04-19T17-48-30-03-00/1681915381-923.jpeg" xlink:type="simple" xlink:show="embed" xlink:actuate="onLoad" draw:mime-type="image/jpeg"/>
</draw:frame>
正如所指出的，特殊行动中心“ A”的战斗机是袭击团体的一部分，该组织于5月8日登陆了一艘直升机的蛇。 在此之前，他们在敖德萨的一个飞机场一起训练，以使特殊行动成功。</text:p>
      <text:p text:style-name="P4">
_foto：乌克兰国防部的宗师</text:p>
      <text:p text:style-name="P4">
News Source: <text:a xlink:type="simple" xlink:href="https://www.ukrinform.ua/rubric-ato/3698035-u-gur-nagorodili-specpriznacenciv-sbu-aki-zvilnali-zmiinij.html" text:style-name="Internet_20_link" text:visited-style-name="Visited_20_Internet_20_Link">
https://www.ukrinform.ua/rubric-ato/3698035-u-gur-nagorodili-specpriznacenciv-sbu-aki-zvilnali-zmiinij.html</text:a>
</text:p>
      <!--NEWS-->
      <text:h text:style-name="P10" text:outline-level="1">
<text:span text:style-name="T4">
北京医院的火灾受害者人数已增加到29</text:span>
</text:h>
      <text:p text:style-name="P4">
作者: Ukrinform (Person)</text:p>
      <text:p text:style-name="P4">
出版商: Укринформ (Organization)</text:p>
      <text:p text:style-name="P4">
出版时间: 2023-04-19T17:51:00+03:00</text:p>
      <text:p text:style-name="P4">
修改时间: 2023-04-19T17:51:00+03:00</text:p>
      <text:p text:style-name="P4">
描述: 北京医院长大的住院患者的死亡人数增加到至少29人。  - 乌克林。</text:p>
      <text:p text:style-name="P4">
图片: ["<text:a xlink:type="simple" xlink:href="https://static.ukrinform.com/photos/2023_04/thumb_files/630_360_1681915421-434.jpg" text:style-name="Internet_20_link" text:visited-style-name="Visited_20_Internet_20_Link">
630_360_16819...</text:a>
"]</text:p>
      <text:p text:style-name="P4">
标签: ['Китай', 'Пожежа', 'Пекін']</text:p>
      <text:p text:style-name="P4">
类型: Article</text:p>
      <!--METADATA-->
      <text:p text:style-name="P4">
<draw:frame draw:style-name="fr1" draw:name="Image200" text:anchor-type="as-char" svg:width="6.9236in" svg:height="3.956343in" draw:z-index="0">
<draw:image xlink:href="../Images/yкринформ/2023-04-19T17-51-00-03-00/630_360_1681915421-434.jpg" xlink:type="simple" xlink:show="embed" xlink:actuate="onLoad" draw:mime-type="image/jpeg"/>
</draw:frame>
 Кількістьзагиблих внаслідок пожежі у стаціонарному відділенні пекінської лікарніЧангфен зросла до щонайменше 29 осіб.</text:p>
      <text:p text:style-name="P4">
Як передає Укрінформ, про це повідомляє <text:a xlink:type="simple" xlink:href="https://apnews.com/article/deadly-beijing-hospital-fire-a601eb84a30bf676bab1768e95907076" text:style-name="Internet_20_link" text:visited-style-name="Visited_20_Internet_20_Link">
 </text:a>
。</text:p>
      <text:p text:style-name="P4">
据报道，由于火灾的死亡人数增加到29人，其中26名患者(当地当局)报道。 与无限的人有关，包括医院的负责人，有12人被拘留。</text:p>
      <text:p text:style-name="P4">
<text:span text:style-name="T4">
另请阅读：</text:span>
 <text:a xlink:type="simple" xlink:href="https://www.ukrinform.ua/rubric-regions/3697774-vorog-zavdav-aviaudaru-po-centru-vovcanska-na-rinku-stalasa-masstabna-pozeza.html" text:style-name="Internet_20_link" text:visited-style-name="Visited_20_Internet_20_Link">
<text:span text:style-name="T4">
开火</text:span>
</text:a>
星期二下午在长芬医院发生大火，迫使数十人居住。 其中一些进入火灾陷阱的人必须将床单作为绳索穿过窗户。</text:p>
      <text:p text:style-name="P4">
大火的原因是澄清的，但当地官员说，在医院进行的工作中，它通过焊接火花而产生。</text:p>
      <text:p text:style-name="P4">
当地官员报道，目前，有39人因受伤而获得援助，其中3人谨慎。</text:p>
      <text:p text:style-name="P4">
<text:span text:style-name="T4">
另请阅读：</text:span>
 <text:a xlink:type="simple" xlink:href="https://www.ukrinform.ua/rubric-world/3696984-u-centri-moskvi-stalasa-potuzna-pozeza.html" text:style-name="Internet_20_link" text:visited-style-name="Visited_20_Internet_20_Link">
<text:span text:style-name="T4">
开火</text:span>
</text:a>
早些时候，有21人死亡。 中国州媒体报道说，大火已经清算，救援工作完成了。</text:p>
      <text:p text:style-name="P4">
照片：格雷格·贝克(Greg Baker)</text:p>
      <text:p text:style-name="P4">
News Source: <text:a xlink:type="simple" xlink:href="https://www.ukrinform.ua/rubric-world/3698034-kilkist-zertv-pozezi-v-likarni-pekina-zrosla-do-29.html" text:style-name="Internet_20_link" text:visited-style-name="Visited_20_Internet_20_Link">
https://www.ukrinform.ua/rubric-world/3698034-kilkist-zertv-pozezi-v-likarni-pekina-zrosla-do-29.html</text:a>
</text:p>
      <!--NEWS-->
      <text:h text:style-name="P10" text:outline-level="1">
<text:span text:style-name="T4">
乌克兰从德国收到第二个Iris -T PPO综合体 - 媒体</text:span>
</text:h>
      <text:p text:style-name="P4">
作者: Ukrinform (Person)</text:p>
      <text:p text:style-name="P4">
出版商: Укринформ (Organization)</text:p>
      <text:p text:style-name="P4">
出版时间: 2023-04-19T17:51:29+03:00</text:p>
      <text:p text:style-name="P4">
修改时间: 2023-04-19T17:51:29+03:00</text:p>
      <text:p text:style-name="P4">
描述: 乌克兰获得了四个承诺的德国艾里斯 -  T中的第二个。  - 乌克林。</text:p>
      <text:p text:style-name="P4">
图片: ["<text:a xlink:type="simple" xlink:href="https://static.ukrinform.com/photos/2022_10/thumb_files/630_360_1665563735-906.jpg" text:style-name="Internet_20_link" text:visited-style-name="Visited_20_Internet_20_Link">
630_360_16655...</text:a>
"]</text:p>
      <text:p text:style-name="P4">
标签: ['Німеччина', 'Україна', 'Зброя', 'Війна з росією', 'IRIS-T']</text:p>
      <text:p text:style-name="P4">
类型: Article</text:p>
      <!--METADATA-->
      <text:p text:style-name="P4">
<draw:frame draw:style-name="fr1" draw:name="Image201" text:anchor-type="as-char" svg:width="6.9236in" svg:height="3.956343in" draw:z-index="0">
<draw:image xlink:href="../Images/yкринформ/2023-04-19T17-51-29-03-00/630_360_1665563735-906.jpg" xlink:type="simple" xlink:show="embed" xlink:actuate="onLoad" draw:mime-type="image/jpeg"/>
</draw:frame>
乌克兰投降了四个承诺的德国艾里斯 -  T中的第二个。</text:p>
      <text:p text:style-name="P4">
根据出版物的要求证实了这一点<text:a xlink:type="simple" xlink:href="https://www.sueddeutsche.de/politik/ukraine-krieg-newsblog-cyberkrieg-iris-t-slm-entwicklungshilfe-1.5807863" text:style-name="Internet_20_link" text:visited-style-name="Visited_20_Internet_20_Link">
</text:a>
，报道乌克林福姆。</text:p>
      <text:p text:style-name="P4">
政府的新闻社说：“德国将乌克兰成为第二个州-Art Iris -T防御系统，以保护俄罗斯袭击。”</text:p>
      <text:p text:style-name="P4">
没有关于联邦政府或国防部现场的正式报告。</text:p>
      <text:p text:style-name="P4">
一般来说 <text:a xlink:type="simple" xlink:href="https://www.ukrinform.ua/tag-nimeccina" text:style-name="Internet_20_link" text:visited-style-name="Visited_20_Internet_20_Link">
</text:a>
她答应传达此类系统。 第一次是去年10月上演的，尤其是对乌克兰方面的评估，特别是来自基辅维塔利·克里奇科市长，他说，该系统中没有错过，而且节省了数千年。</text:p>
      <text:p text:style-name="P4">
<text:span text:style-name="T4">
另请阅读：</text:span>
 <text:a xlink:type="simple" xlink:href="https://www.ukrinform.ua/rubric-economy/3692221-nimeckij-vpk-perezivae-bum-cerez-agresiu-putina-bloomberg.html" text:style-name="Internet_20_link" text:visited-style-name="Visited_20_Internet_20_Link">
</text:a>
应该注意的是，甚至最新的系统甚至都无法使用近岸服务。</text:p>
      <text:p text:style-name="P4">
Iris-T SLM由德国制造商Diehl防御产生。 防空火箭发射器受到20公里和40公里的目标影响。</text:p>
      <text:p text:style-name="P4">
问题在于，在基辅，火箭非常昂贵和稀缺，他们熟悉谈判的过程，他们说他们的花费大约为60万Euuros。 受控导弹可以在集成的红外GSN的帮助下追踪目标，并最终旨在摧毁火箭飞机。</text:p>
      <text:p text:style-name="P4">
<text:span text:style-name="T4">
另请阅读：</text:span>
 <text:a xlink:type="simple" xlink:href="https://www.ukrinform.ua/rubric-ato/3697934-v-ukrainu-pribuli-sistemi-ppo-patriot-vid-troh-krain-pavluk.html" text:style-name="Internet_20_link" text:visited-style-name="Visited_20_Internet_20_Link">
</text:a>
根据一些报道，只有16个。</text:p>
      <text:p text:style-name="P4">
为了为乌克兰提供更好的飞机保护，第十七次谈判正在谈判移动发射。 根据政府界的说法，瑞典军队的这些装置很容易与该系统结合在一起，也可以开始使用Rocketiris-T。 联手认为IRIS-T-SLS用品的供应量较短，例如在欧洲战斗机中使用，现在据说欧洲战斗机现已超过600。</text:p>
      <text:p text:style-name="P4">
周二，联邦政府宣布已承诺在1月的Srcpatrot向乌克兰承诺。</text:p>
      <text:p text:style-name="P4">
据报道，4月21日，在美国空军在德国拉姆斯坦的基础上，接触小组的一次会议向乌克兰提供了援助。</text:p>
      <text:p text:style-name="P4">
News Source: <text:a xlink:type="simple" xlink:href="https://www.ukrinform.ua/rubric-ato/3698038-ukraina-otrimala-z-nimeccini-drugij-kompleks-ppo-irist-zmi.html" text:style-name="Internet_20_link" text:visited-style-name="Visited_20_Internet_20_Link">
https://www.ukrinform.ua/rubric-ato/3698038-ukraina-otrimala-z-nimeccini-drugij-kompleks-ppo-irist-zmi.html</text:a>
</text:p>
      <!--NEWS-->
      <text:h text:style-name="P10" text:outline-level="1">
<text:span text:style-name="T4">
俄罗斯黑客攻击英国的关键基础设施</text:span>
</text:h>
      <text:p text:style-name="P4">
作者: Ukrinform (Person)</text:p>
      <text:p text:style-name="P4">
出版商: Укринформ (Organization)</text:p>
      <text:p text:style-name="P4">
出版时间: 2023-04-19T17:53:09+03:00</text:p>
      <text:p text:style-name="P4">
修改时间: 2023-04-19T17:53:09+03:00</text:p>
      <text:p text:style-name="P4">
描述: 该国政府说，俄罗斯黑客正试图“违反或摧毁”英国的关键基础设施。  - 乌克林。</text:p>
      <text:p text:style-name="P4">
图片: ["<text:a xlink:type="simple" xlink:href="https://static.ukrinform.com/photos/2020_08/thumb_files/630_360_1597991697-815.jpg" text:style-name="Internet_20_link" text:visited-style-name="Visited_20_Internet_20_Link">
630_360_15979...</text:a>
"]</text:p>
      <text:p text:style-name="P4">
标签: ['Британія', 'росія', 'Хакери']</text:p>
      <text:p text:style-name="P4">
类型: Article</text:p>
      <!--METADATA-->
      <text:p text:style-name="P4">
<draw:frame draw:style-name="fr1" draw:name="Image202" text:anchor-type="as-char" svg:width="6.9236in" svg:height="3.956343in" draw:z-index="0">
<draw:image xlink:href="../Images/yкринформ/2023-04-19T17-53-09-03-00/630_360_1597991697-815.jpg" xlink:type="simple" xlink:show="embed" xlink:actuate="onLoad" draw:mime-type="image/jpeg"/>
</draw:frame>
该国政府说，俄罗斯黑客正试图“违反或摧毁”英国的关键基础设施。</text:p>
      <text:p text:style-name="P4">
正如乌克林福姆报道的那样，它报告了<text:a xlink:type="simple" xlink:href="https://news.sky.com/story/ukraine-russia-war-news-latest-putin-could-use-tactical-nuclear-weapons-in-managed-escalation-us-warns-12541713" text:style-name="Internet_20_link" text:visited-style-name="Visited_20_Internet_20_Link">
</text:a>
。</text:p>
      <text:p text:style-name="P4">
英国国家网络安全中心发出了官方信息，对电力，供水和该国其他关键重要系统的运营商构成了威胁，命令这些操作员加强其国防能力。</text:p>
      <text:p text:style-name="P4">
“我认为我们现在没有做足够的事情来保护我们与俄罗斯相关的团体所带来的基础设施网络威胁，”陆地卡梅伦负责人兰德·卡梅伦(Land Cameron)说。</text:p>
      <text:p text:style-name="P4">
部长奥利弗·杜登(Oliver Douden)的内阁大臣表示，同情莫斯科的疮的威胁不一定受俄罗斯国家的管辖。</text:p>
      <text:p text:style-name="P4">
他说，尽管这些黑客无法对英国基础设施造成巨大破坏，但威胁正在增加。</text:p>
      <text:p text:style-name="P4">
<text:span text:style-name="T4">
另请阅读：</text:span>
 <text:a xlink:type="simple" xlink:href="https://www.ukrinform.ua/rubric-technology/3688044-rosijski-hakeri-atakuvali-derzavni-sajti-polsi.html" text:style-name="Internet_20_link" text:visited-style-name="Visited_20_Internet_20_Link">
</text:a>
潘杜登说：“披露这种威胁是我们轻轻地做的事情。</text:p>
      <text:p text:style-name="P4">
据报道，俄罗斯黑客可以使用乌克兰咖啡店的私人安全室前往<text:a xlink:type="simple" xlink:href="https://www.ukrinform.ua/rubric-technology/3694978-rosijski-hakeri-vidstezuut-gumkonvoi-v-ukraini-cerez-kameri-sposterezenna-u-kafe.html" text:style-name="Internet_20_link" text:visited-style-name="Visited_20_Internet_20_Link">
</text:a>
， 经过。</text:p>
      <text:p text:style-name="P4">
2月，Pro -russian Hacker <text:a xlink:type="simple" xlink:href="https://www.ukrinform.ua/rubric-world/3673700-hakeri-atakuvali-sajti-kompanij-ta-ustanov-italii.html" text:style-name="Internet_20_link" text:visited-style-name="Visited_20_Internet_20_Link">
</text:a>
在基辅，意大利总理乔治·梅洛尼(George Meloni)之际。</text:p>
      <text:p text:style-name="P4">
三月 <text:a xlink:type="simple" xlink:href="https://www.ukrinform.ua/rubric-world/3685921-prorosijski-hakeri-znovu-atakuvali-sajti-derzustanov-italii.html" text:style-name="Internet_20_link" text:visited-style-name="Visited_20_Internet_20_Link">
</text:a>
特别是，自最近20次在意大利的乌克兰军事训练以来，已经接受了Samp-T防空系统的培训。</text:p>
      <text:p text:style-name="P4">
News Source: <text:a xlink:type="simple" xlink:href="https://www.ukrinform.ua/rubric-technology/3698039-rosijski-hakeri-atakuut-kriticnu-infrastrukturu-britanii.html" text:style-name="Internet_20_link" text:visited-style-name="Visited_20_Internet_20_Link">
https://www.ukrinform.ua/rubric-technology/3698039-rosijski-hakeri-atakuut-kriticnu-infrastrukturu-britanii.html</text:a>
</text:p>
      <!--NEWS-->
      <text:h text:style-name="P10" text:outline-level="1">
<text:span text:style-name="T4">
Izmail酿酒厂设施离开了锤子₴₴₴₴₴₴</text:span>
</text:h>
      <text:p text:style-name="P4">
作者: Ukrinform (Person)</text:p>
      <text:p text:style-name="P4">
出版商: Укринформ (Organization)</text:p>
      <text:p text:style-name="P4">
出版时间: 2023-04-19T17:58:23+03:00</text:p>
      <text:p text:style-name="P4">
修改时间: 2023-04-19T17:58:23+03:00</text:p>
      <text:p text:style-name="P4">
描述: 乌克兰州立房地产基金以2亿UAH出售了Izmail酿酒厂。 竞标是在州电子贸易系统Prozorro的销售中进行的。  - 乌克林。</text:p>
      <text:p text:style-name="P4">
图片: ["<text:a xlink:type="simple" xlink:href="https://static.ukrinform.com/photos/2023_04/thumb_files/630_360_1681915512-241.jpg" text:style-name="Internet_20_link" text:visited-style-name="Visited_20_Internet_20_Link">
630_360_16819...</text:a>
"]</text:p>
      <text:p text:style-name="P4">
标签: ['Аукціон', 'ФДМУ', 'Завод']</text:p>
      <text:p text:style-name="P4">
类型: Article</text:p>
      <!--METADATA-->
      <text:p text:style-name="P4">
<draw:frame draw:style-name="fr1" draw:name="Image203" text:anchor-type="as-char" svg:width="6.9236in" svg:height="3.956343in" draw:z-index="0">
<draw:image xlink:href="../Images/yкринформ/2023-04-19T17-58-23-03-00/630_360_1681915512-241.jpg" xlink:type="simple" xlink:show="embed" xlink:actuate="onLoad" draw:mime-type="image/jpeg"/>
</draw:frame>
乌克兰国家财产以2亿UAH的价格出售了伊兹梅尔酿酒厂。</text:p>
      <text:p text:style-name="P4">
关于它报告乌克林福姆，参考新闻服务<text:a xlink:type="simple" xlink:href="https://www.spfu.gov.ua/ua/news/9636.html" text:style-name="Internet_20_link" text:visited-style-name="Visited_20_Internet_20_Link">
</text:a>
。</text:p>
      <text:p text:style-name="P4">
“ 4月19日，SPFU进行了私有化在线拍卖，以销售伊兹梅尔·沃兰德(Izmail Wareland)。 在拍卖期间，温纳姆斯的成本增加了11倍(在1,790万美元的起价中，胜利的价格为2亿). За право приватизації в торгахзмагалися 4 учасники», - йдеться в повідомленні.</text:p>
      <text:p text:style-name="P4">
До складу активів винзаводу входять виносховище, цех переробки винограду, цехирозливу, цех виготовлення шампанських вин, склад готової продукції,виставковий комплекс та адмінбудівлі. Загальна площа приміщень 27,2 тис.квадратних метрів. Активи знаходяться в Одеській області в Ізмаїлі, а також всмт Суворове, с. Плавні та с. Приморське (娱乐基地).</text:p>
      <text:p text:style-name="P4">
<text:span text:style-name="T4">
Читайте також:</text:span>
 <text:a xlink:type="simple" xlink:href="https://www.ukrinform.ua/rubric-economy/3695918-fdmu-povtorno-vistavit-na-privatizaciu-bilgoroddnistrovskij-port.html" text:style-name="Internet_20_link" text:visited-style-name="Visited_20_Internet_20_Link">
 <text:span text:style-name="T4">
ФДМУ</text:span>
 </text:a>
拍卖的获胜者有20个工作日，以支付拍卖后的地块费用。 只有收到预算的资金后，销售合同才会。 如果获胜者拒绝支付胜利的方式，他将失去357万的保证捐款(20％的后价). Ці кошти будуть зараховані до держбюджету.</text:p>
      <text:p text:style-name="P4">
Як повідомлялося, з початку 2023 року оренда держмайна принесла до <text:a xlink:type="simple" xlink:href="https://www.ukrinform.ua/tag-budzet" text:style-name="Internet_20_link" text:visited-style-name="Visited_20_Internet_20_Link">
</text:a>
21840万UAH。 最大的收入由Odesa地区和基辅提供 - 分别为870万和UAH，分别为3170万。</text:p>
      <text:p text:style-name="P4">
News Source: <text:a xlink:type="simple" xlink:href="https://www.ukrinform.ua/rubric-economy/3698041-izmailskij-vinorobnij-zavod-pisov-z-molotka-za-200-miljoniv.html" text:style-name="Internet_20_link" text:visited-style-name="Visited_20_Internet_20_Link">
https://www.ukrinform.ua/rubric-economy/3698041-izmailskij-vinorobnij-zavod-pisov-z-molotka-za-200-miljoniv.html</text:a>
</text:p>
      <!--NEWS-->
      <text:h text:style-name="P10" text:outline-level="1">
<text:span text:style-name="T4">
乌克兰的法国专家协助和重建来到基辅</text:span>
</text:h>
      <text:p text:style-name="P4">
作者: Ukrinform (Person)</text:p>
      <text:p text:style-name="P4">
出版商: Укринформ (Organization)</text:p>
      <text:p text:style-name="P4">
出版时间: 2023-04-19T18:00:49+03:00</text:p>
      <text:p text:style-name="P4">
修改时间: 2023-04-19T18:00:49+03:00</text:p>
      <text:p text:style-name="P4">
描述: 法国在乌克兰皮埃尔·希尔布隆（Pierre Hylbronn）的援助和重建方面的特别使者来到基辅讨论国际恢复战略。  - 乌克林。</text:p>
      <text:p text:style-name="P4">
图片: ["<text:a xlink:type="simple" xlink:href="https://static.ukrinform.com/photos/2023_04/thumb_files/630_360_1681916284-645.jpeg" text:style-name="Internet_20_link" text:visited-style-name="Visited_20_Internet_20_Link">
630_360_16819...</text:a>
"]</text:p>
      <text:p text:style-name="P4">
标签: ['Франція', 'Київ', 'Відбудова', 'Відновлення України']</text:p>
      <text:p text:style-name="P4">
类型: Article</text:p>
      <!--METADATA-->
      <text:p text:style-name="P4">
<draw:frame draw:style-name="fr1" draw:name="Image204" text:anchor-type="as-char" svg:width="6.9236in" svg:height="3.956343in" draw:z-index="0">
<draw:image xlink:href="../Images/yкринформ/2023-04-19T18-00-49-03-00/630_360_1681916284-645.jpeg" xlink:type="simple" xlink:show="embed" xlink:actuate="onLoad" draw:mime-type="image/jpeg"/>
</draw:frame>
法国特别大使Pierheilbronn曾在乌克兰的援助和重建方面进行，他访问了基辅，讨论了国际恢复战略。</text:p>
      <text:p text:style-name="P4">
他在[]中报告了这一点(https://twitter.com/HeilbronnPierre/status/1648650606750433282)，报道乌克林福姆。</text:p>
      <text:p text:style-name="P4">
“作为法国的特别使者回到基辅，并<text:a xlink:type="simple" xlink:href="https://www.ukrinform.ua/tag-vidbudova" text:style-name="Internet_20_link" text:visited-style-name="Visited_20_Internet_20_Link">
</text:a>
乌克兰，我将在接下来的几天与乌克兰的日子见面，讨论乌克兰恢复的国际策略。” Hylbronn说。</text:p>
      <text:p text:style-name="P4">
<text:span text:style-name="T4">
另请阅读：</text:span>
 <text:a xlink:type="simple" xlink:href="https://www.ukrinform.ua/rubric-regions/3697669-predstavniki-posolstva-francii-vidvidali-vijskove-mistecko-v-gostomeli.html" text:style-name="Internet_20_link" text:visited-style-name="Visited_20_Internet_20_Link">
</text:a>
3月，法国总统伊曼纽尔·马克龙(Emmanuel Macron)任命了皮埃尔·希尔布朗纳斯特·摩ri座EBRD的副司法官，以援助和重建乌克兰。</text:p>
      <text:p text:style-name="P4">
<text:span text:style-name="T5">
foto：Twitter Pierre Heilbronn</text:span>
</text:p>
      <text:p text:style-name="P4">
News Source: <text:a xlink:type="simple" xlink:href="https://www.ukrinform.ua/rubric-vidbudova/3698043-do-kieva-pribuv-specposlannik-francii-z-pitan-dopomogi-i-vidbudovi-ukraini.html" text:style-name="Internet_20_link" text:visited-style-name="Visited_20_Internet_20_Link">
https://www.ukrinform.ua/rubric-vidbudova/3698043-do-kieva-pribuv-specposlannik-francii-z-pitan-dopomogi-i-vidbudovi-ukraini.html</text:a>
</text:p>
      <!--NEWS-->
      <text:h text:style-name="P10" text:outline-level="1">
<text:span text:style-name="T4">
今年将无法公开进入敖德萨的海滩-OVA</text:span>
</text:h>
      <text:p text:style-name="P4">
作者: Ukrinform (Person)</text:p>
      <text:p text:style-name="P4">
出版商: Укринформ (Organization)</text:p>
      <text:p text:style-name="P4">
出版时间: 2023-04-19T18:01:50+03:00</text:p>
      <text:p text:style-name="P4">
修改时间: 2023-04-19T18:01:50+03:00</text:p>
      <text:p text:style-name="P4">
描述: 敖德萨和今年该地区的度假胜地季节将不再是。  - 乌克林。</text:p>
      <text:p text:style-name="P4">
图片: ["<text:a xlink:type="simple" xlink:href="https://static.ukrinform.com/photos/2022_07/thumb_files/630_360_1656940240-688.jpg" text:style-name="Internet_20_link" text:visited-style-name="Visited_20_Internet_20_Link">
630_360_16569...</text:a>
"]</text:p>
      <text:p text:style-name="P4">
标签: ['Одещина', 'Пляжний сезон', 'Заборона', ' Чорне море']</text:p>
      <text:p text:style-name="P4">
类型: Article</text:p>
      <!--METADATA-->
      <text:p text:style-name="P4">
<draw:frame draw:style-name="fr1" draw:name="Image205" text:anchor-type="as-char" svg:width="6.9236in" svg:height="3.956343in" draw:z-index="0">
<draw:image xlink:href="../Images/yкринформ/2023-04-19T18-01-50-03-00/630_360_1656940240-688.jpg" xlink:type="simple" xlink:show="embed" xlink:actuate="onLoad" draw:mime-type="image/jpeg"/>
</draw:frame>
敖德萨和今年该地区的度假胜地将不再是。</text:p>
      <text:p text:style-name="P4">
关于<text:a xlink:type="simple" xlink:href="https://www.youtube.com/watch" text:style-name="Internet_20_link" text:visited-style-name="Visited_20_Internet_20_Link">
</text:a>
Kyiv24频道宣布Odessa Ova S​​ergey Bratchuk，Ukrinform报道。</text:p>
      <text:p text:style-name="P4">
“那 <text:a xlink:type="simple" xlink:href="https://www.ukrinform.ua/rubric-ato/3697905-nicna-ataka-odesi-sahedami-bula-spramovana-na-viavlenna-ppo-gumenuk.html" text:style-name="Internet_20_link" text:visited-style-name="Visited_20_Internet_20_Link">
 </text:a>
，表明最高赛季将不再是今年。 我也坚信我们将很长一段时间来谈论水上海的脱落。”布拉丘克说。</text:p>
      <text:p text:style-name="P4">
但是，OVA的发言人指出，只要考虑到安全规则，海岸的休闲场所仍将运行。 例如，应将REST池设置在距海上的安全距离。机构在加热航空公司信号时也应遵守安全规则，否则，根据Bratchuk的说法，它将关闭。</text:p>
      <text:p text:style-name="P4">
“谈到经济<text:a xlink:type="simple" xlink:href="https://www.ukrinform.ua/tag-odesina" text:style-name="Internet_20_link" text:visited-style-name="Visited_20_Internet_20_Link">
</text:a>
，预算通行证应该是。 将没有度假胜地季节，但会有一个假期。我们将考虑去年的经验。 骨头上不会跳舞，但是我们将能够与专门实施的安全统治者创造安全的娱乐场所。”</text:p>
      <text:p text:style-name="P4">
<text:span text:style-name="T4">
另请阅读：</text:span>
 <text:a xlink:type="simple" xlink:href="https://www.ukrinform.ua/rubric-regions/3697451-vijskovi-poperedili-vladu-odesini-pro-nedocilnist-kurortnogo-sezonu.html" text:style-name="Internet_20_link" text:visited-style-name="Visited_20_Internet_20_Link">
</text:a>
此外，敖德萨ova的发言人回忆说，去年，通过矿山对海岸的人们造成了许多悲惨的死亡和伤害。</text:p>
      <text:p text:style-name="P4">
“我不希望敖德萨和城市客人的手，腿和头部驾驶海边或海滩上方。 我们有许多悲惨的案件，因此将采取所有措施来保护人们。” Bratchuk说。</text:p>
      <text:p text:style-name="P4">
如报道，<text:a xlink:type="simple" xlink:href="https://www.ukrinform.ua/rubric-regions/3518685-plazi-na-odesini-ne-vidkrivatimut-dsns.html" text:style-name="Internet_20_link" text:visited-style-name="Visited_20_Internet_20_Link">
</text:a>
由于矿山和敌对的威胁。 在岸上 <text:a xlink:type="simple" xlink:href="https://www.ukrinform.ua/rubric-ato/3521934-more-za-sitkou-zaminovanij-sezon-na-odeskih-plazah.html" text:style-name="Internet_20_link" text:visited-style-name="Visited_20_Internet_20_Link">
 </text:a>
被网隔开。 执法人员在沿海地区值班，不允许他们接近水。</text:p>
      <text:p text:style-name="P4">
News Source: <text:a xlink:type="simple" xlink:href="https://www.ukrinform.ua/rubric-regions/3698044-publicnogo-dostupu-do-plaziv-v-odesi-cogoric-ne-bude-ova.html" text:style-name="Internet_20_link" text:visited-style-name="Visited_20_Internet_20_Link">
https://www.ukrinform.ua/rubric-regions/3698044-publicnogo-dostupu-do-plaziv-v-odesi-cogoric-ne-bude-ova.html</text:a>
</text:p>
      <!--NEWS-->
      <text:h text:style-name="P10" text:outline-level="1">
<text:span text:style-name="T4">
在敖德萨，警方因在Nemo Hotel的海豹处理不良而打开了案件。</text:span>
</text:h>
      <text:p text:style-name="P4">
作者: Ukrinform (Person)</text:p>
      <text:p text:style-name="P4">
出版商: Укринформ (Organization)</text:p>
      <text:p text:style-name="P4">
出版时间: 2023-04-19T18:03:43+03:00</text:p>
      <text:p text:style-name="P4">
修改时间: 2023-04-19T18:03:43+03:00</text:p>
      <text:p text:style-name="P4">
描述: 事件发生在Nemo Hotel（Blogger）在那里拍摄海豹的视频时，敖德萨警方开始了刑事诉讼。  - 乌克林。</text:p>
      <text:p text:style-name="P4">
图片: ["<text:a xlink:type="simple" xlink:href="https://static.ukrinform.com/photos/2017_10/thumb_files/630_360_1507654552-5163.jpeg" text:style-name="Internet_20_link" text:visited-style-name="Visited_20_Internet_20_Link">
630_360_15076...</text:a>
"]</text:p>
      <text:p text:style-name="P4">
标签: ['Одеса', 'Поліція', 'Тварини']</text:p>
      <text:p text:style-name="P4">
类型: Article</text:p>
      <!--METADATA-->
      <text:p text:style-name="P4">
<draw:frame draw:style-name="fr1" draw:name="Image206" text:anchor-type="as-char" svg:width="6.9236in" svg:height="3.956343in" draw:z-index="0">
<draw:image xlink:href="../Images/yкринформ/2023-04-19T18-03-43-03-00/630_360_1507654552-5163.jpeg" xlink:type="simple" xlink:show="embed" xlink:actuate="onLoad" draw:mime-type="image/jpeg"/>
</draw:frame>
该事件发生在Nemo Hotel，博客作者正在与海洋棉布一起拍摄视频，敖德萨警方开始了刑事诉讼。</text:p>
      <text:p text:style-name="P4">
这是在[]中报道的(https://od.npu.gov.ua/news/za-faktom-intsydentu-v-hoteli-nemo-odeski-politseiski-rozpochaly-kryminalne-provadzhennia)，报道乌克林福姆。</text:p>
      <text:p text:style-name="P4">
执法人员指出，他们在监视社交网络期间发现了一份出版物，该出版物是海军小屋的租金。</text:p>
      <text:p text:style-name="P4">
该事件有资格为动物治疗。</text:p>
      <text:p text:style-name="P4">
<text:span text:style-name="T4">
另请阅读：</text:span>
 <text:a xlink:type="simple" xlink:href="https://www.ukrinform.ua/rubric-regions/3697847-zoozahisniki-zvernulisa-do-policii-cerez-skandalnu-zjomku-z-morskimi-kotikami-v-odesi.html" text:style-name="Internet_20_link" text:visited-style-name="Visited_20_Internet_20_Link">
</text:a>
“目前，该活动的全部情况是在根据《艺术》第1部分发起的诉讼框架中建立的。 乌克兰《刑法》第299条。</text:p>
      <text:p text:style-name="P4">
执法人员补充说，在信息检查中，他们从动物石油上进行了交谈，该货物解释说没有人被租用。</text:p>
      <text:p text:style-name="P4">
应当指出的是，通过在Odessa Dolphinaria的Nemo HotelResort&amp;Spa酒店的印章视频中，Nemo转向了Uaanimals Zoos公共组织的警察。</text:p>
      <text:p text:style-name="P4">
<text:span text:style-name="T4">
另请阅读：</text:span>
 <text:a xlink:type="simple" xlink:href="https://www.ukrinform.ua/rubric-regions/3697838-v-odesi-blogeri-vlastuvali-u-goteli-videozjomku-z-morskimi-kotikami.html" text:style-name="Internet_20_link" text:visited-style-name="Visited_20_Internet_20_Link">
</text:a>
对使用海洋动物的使用也激怒了社交网络，但Udelphinaria“ Nemo”表示，据称这种枪击是对动物的娱乐。</text:p>
      <text:p text:style-name="P4">
News Source: <text:a xlink:type="simple" xlink:href="https://www.ukrinform.ua/rubric-regions/3698045-v-odesi-policia-vidkrila-spravu-cerez-zorstoke-povodzenna-z-morskimi-kotikami-u-goteli-nemo.html" text:style-name="Internet_20_link" text:visited-style-name="Visited_20_Internet_20_Link">
https://www.ukrinform.ua/rubric-regions/3698045-v-odesi-policia-vidkrila-spravu-cerez-zorstoke-povodzenna-z-morskimi-kotikami-u-goteli-nemo.html</text:a>
</text:p>
      <!--NEWS-->
      <text:h text:style-name="P10" text:outline-level="1">
<text:span text:style-name="T4">
乌克兰和土耳其讨论了撤离乌克兰儿童的支持</text:span>
</text:h>
      <text:p text:style-name="P4">
作者: Ukrinform (Person)</text:p>
      <text:p text:style-name="P4">
出版商: Укринформ (Organization)</text:p>
      <text:p text:style-name="P4">
出版时间: 2023-04-19T18:04:38+03:00</text:p>
      <text:p text:style-name="P4">
修改时间: 2023-04-19T18:04:38+03:00</text:p>
      <text:p text:style-name="P4">
描述: 乌克兰和土耳其政府的代表讨论了撤离该国的乌克兰儿童的支持。  - 乌克林。</text:p>
      <text:p text:style-name="P4">
图片: ["<text:a xlink:type="simple" xlink:href="https://static.ukrinform.com/photos/2021_04/thumb_files/630_360_1618062375-640.jpeg" text:style-name="Internet_20_link" text:visited-style-name="Visited_20_Internet_20_Link">
630_360_16180...</text:a>
"]</text:p>
      <text:p text:style-name="P4">
标签: ['Діти', 'Евакуація', 'Україна', 'Туреччина']</text:p>
      <text:p text:style-name="P4">
类型: Article</text:p>
      <!--METADATA-->
      <text:p text:style-name="P4">
<draw:frame draw:style-name="fr1" draw:name="Image207" text:anchor-type="as-char" svg:width="6.9236in" svg:height="3.956343in" draw:z-index="0">
<draw:image xlink:href="../Images/yкринформ/2023-04-19T18-04-38-03-00/630_360_1618062375-640.jpeg" xlink:type="simple" xlink:show="embed" xlink:actuate="onLoad" draw:mime-type="image/jpeg"/>
</draw:frame>
乌克兰和土耳其政府的代表讨论了支持乌克兰儿童的问题。</text:p>
      <text:p text:style-name="P4">
根据乌克林福称，提到<text:a xlink:type="simple" xlink:href="https://minre.gov.ua/2023/04/19/ukrayina-vdyachna-turechchyni-za-nadannya-pryhystku-ukrayinskym-dityam/" text:style-name="Internet_20_link" text:visited-style-name="Visited_20_Internet_20_Link">
</text:a>
临时合作领土的重新融入部，国际乌克兰 - 土耳其人会议由Rulyline模式举行。</text:p>
      <text:p text:style-name="P4">
“乌克兰一方向土耳其人民表示感谢，以为儿童提供全面的支持。 同时，会议的参与者强调，乌克兰试图参与有关保护乌克兰儿童权利的所有问题。”</text:p>
      <text:p text:style-name="P4">
自从全面入侵土耳其以来，已经遮蔽了一千多个乌克兰人<text:a xlink:type="simple" xlink:href="https://minre.gov.ua/2023/04/19/ukrayina-vdyachna-turechchyni-za-nadannya-pryhystku-ukrayinskym-dityam/" text:style-name="Internet_20_link" text:visited-style-name="Visited_20_Internet_20_Link">
</text:a>
。 其中包括孤儿，被剥夺了育儿护理和其他脆弱的儿童类别。</text:p>
      <text:p text:style-name="P4">
土耳其的代表强调了继续为我们的年轻公民创造最好的愿望。</text:p>
      <text:p text:style-name="P4">
<text:span text:style-name="T4">
另请阅读：</text:span>
 <text:a xlink:type="simple" xlink:href="https://www.ukrinform.ua/rubric-society/3697900-evrokomisarka-anonsuvala-konferenciu-aka-poklikana-povernuti-vikradenih-z-ukraini-ditej.html" text:style-name="Internet_20_link" text:visited-style-name="Visited_20_Internet_20_Link">
<text:span text:style-name="T4">
儿童</text:span>
</text:a>
土耳其家庭与社会服务副部长Ismail Ergune说：“我们的梦想是，儿童在宁静的天空下成长，不知道战争和自然灾难是什么。”</text:p>
      <text:p text:style-name="P4">
参与者同意乌克兰代表团访问土耳其共和国，该共和国应在不久的将来举行。 土耳其一方是对乌克兰的劳动和政治支持。</text:p>
      <text:p text:style-name="P4">
重返社会政策部，外交部，Verkhovna Rada的人权部局长，国家社会服务局的代表参加了会议。 来自土耳其人 - 家庭和社会服务副部长，以及其他土耳其儿童机构的代表。</text:p>
      <text:p text:style-name="P4">
News Source: <text:a xlink:type="simple" xlink:href="https://www.ukrinform.ua/rubric-society/3698046-ukraina-j-tureccina-obgovorili-pidtrimku-evakujovanih-ukrainskih-ditej.html" text:style-name="Internet_20_link" text:visited-style-name="Visited_20_Internet_20_Link">
https://www.ukrinform.ua/rubric-society/3698046-ukraina-j-tureccina-obgovorili-pidtrimku-evakujovanih-ukrainskih-ditej.html</text:a>
</text:p>
      <!--NEWS-->
      <text:h text:style-name="P10" text:outline-level="1">
<text:span text:style-name="T4">
美国对国际网络实施了制裁，该网络帮助伊朗生产无人机</text:span>
</text:h>
      <text:p text:style-name="P4">
作者: Ukrinform (Person)</text:p>
      <text:p text:style-name="P4">
出版商: Укринформ (Organization)</text:p>
      <text:p text:style-name="P4">
出版时间: 2023-04-19T18:10:43+03:00</text:p>
      <text:p text:style-name="P4">
修改时间: 2023-04-19T18:10:43+03:00</text:p>
      <text:p text:style-name="P4">
描述: 美国财政部宣布了对公司和人员的国际网络的限制，尽管以前对伊朗实施了制裁，但仍帮助他获得了电子产品和设备来生产战斗无人机。  - 乌克林。</text:p>
      <text:p text:style-name="P4">
图片: ["<text:a xlink:type="simple" xlink:href="https://static.ukrinform.com/photos/2019_10/thumb_files/630_360_1569929254-777.jpg" text:style-name="Internet_20_link" text:visited-style-name="Visited_20_Internet_20_Link">
630_360_15699...</text:a>
"]</text:p>
      <text:p text:style-name="P4">
标签: ['Безпілотник', 'Іран', 'Санкції', 'США', 'Дрон']</text:p>
      <text:p text:style-name="P4">
类型: Article</text:p>
      <!--METADATA-->
      <text:p text:style-name="P4">
<draw:frame draw:style-name="fr1" draw:name="Image208" text:anchor-type="as-char" svg:width="6.9236in" svg:height="3.956343in" draw:z-index="0">
<draw:image xlink:href="../Images/yкринформ/2023-04-19T18-10-43-03-00/630_360_1569929254-777.jpg" xlink:type="simple" xlink:show="embed" xlink:actuate="onLoad" draw:mime-type="image/jpeg"/>
</draw:frame>
美国财政部宣布了对公司和人员的国际网络限制，尽管以前对伊朗人实施了制裁，但仍必须收到电子和设备来制定战斗任务。</text:p>
      <text:p text:style-name="P4">
这在[]中指出(https://home.treasury.gov/news/press-releases/jy1423)外国资产控制办公室(OFAC)美国财政部，乌克林福姆报道。</text:p>
      <text:p text:style-name="P4">
“ OFAC对[]的一个人和六个开创性网络组织提出了限制。(https://www.ukrinform.ua/tag-sankcii)这有助于购买伊朗不稳定军事计划的电子组件，包括在无人机中使用的部件，”该消息已分配。</text:p>
      <text:p text:style-name="P4">
同时，指定美国制裁是针对伊朗公司帕尔达扎系统Namad Arman的负责人的(精确的)以及总部位于伊朗，马来西亚，香港和中国的帕斯纳的虚假公司。</text:p>
      <text:p text:style-name="P4">
“今天引入限制的网络已为伊朗政府及其国防工业和无人机计划购买了泰特克诺斯的产品。美国 - 明胺将继续对伊朗的努力施加制裁反恐怖主义和金融情报的财务布莱恩·尼尔森(Brian Nelson)。</text:p>
      <text:p text:style-name="P4">
<text:span text:style-name="T4">
另请阅读：</text:span>
 <text:a xlink:type="simple" xlink:href="https://www.ukrinform.ua/rubric-world/3697692-ssa-vveli-sankcii-proti-miznarodnoi-merezi-so-dopomagala-hezbolli.html" text:style-name="Internet_20_link" text:visited-style-name="Visited_20_Internet_20_Link">
<text:span text:style-name="T4">
 St. </text:span>
</text:a>
美国财政部在2018年1月向PASNA的制裁报告，通过为帕斯纳提供财务，材料，技术和其他支持的伊朗电子行业。(拿)，服从伊朗部。</text:p>
      <text:p text:style-name="P4">
News Source: <text:a xlink:type="simple" xlink:href="https://www.ukrinform.ua/rubric-world/3698050-ssa-vveli-sankcii-proti-miznarodnoi-merezi-aka-dopomagala-iranu-viroblati-droni.html" text:style-name="Internet_20_link" text:visited-style-name="Visited_20_Internet_20_Link">
https://www.ukrinform.ua/rubric-world/3698050-ssa-vveli-sankcii-proti-miznarodnoi-merezi-aka-dopomagala-iranu-viroblati-droni.html</text:a>
</text:p>
      <!--NEWS-->
      <text:h text:style-name="P10" text:outline-level="1">
<text:span text:style-name="T4">
在阿布扎比和迪拜，乌克兰学校举行了复活节彩蛋的大师班</text:span>
</text:h>
      <text:p text:style-name="P4">
作者: Ukrinform (Person)</text:p>
      <text:p text:style-name="P4">
出版商: Укринформ (Organization)</text:p>
      <text:p text:style-name="P4">
出版时间: 2023-04-19T18:22:00+03:00</text:p>
      <text:p text:style-name="P4">
修改时间: 2023-04-19T18:22:00+03:00</text:p>
      <text:p text:style-name="P4">
描述: 阿拉伯联合酋长国的乌克兰学校“ Divosvit”和“索非亚”举行了关于儿童复活节彩蛋的讲习班。  - 乌克林。</text:p>
      <text:p text:style-name="P4">
图片: ["<text:a xlink:type="simple" xlink:href="https://static.ukrinform.com/photos/2023_04/thumb_files/630_360_1681917752-719.jpg" text:style-name="Internet_20_link" text:visited-style-name="Visited_20_Internet_20_Link">
630_360_16819...</text:a>
", "<text:a xlink:type="simple" xlink:href="https://static.ukrinform.com/photos/2023_04/1681917386-332.jpg" text:style-name="Internet_20_link" text:visited-style-name="Visited_20_Internet_20_Link">
1681917386-33...</text:a>
", "<text:a xlink:type="simple" xlink:href="https://static.ukrinform.com/photos/2023_04/1681917322-424.jpg" text:style-name="Internet_20_link" text:visited-style-name="Visited_20_Internet_20_Link">
1681917322-42...</text:a>
", "<text:a xlink:type="simple" xlink:href="https://static.ukrinform.com/photos/2023_04/1681917357-684.jpg" text:style-name="Internet_20_link" text:visited-style-name="Visited_20_Internet_20_Link">
1681917357-68...</text:a>
", "<text:a xlink:type="simple" xlink:href="https://static.ukrinform.com/photos/2023_04/1681917438-953.jpg" text:style-name="Internet_20_link" text:visited-style-name="Visited_20_Internet_20_Link">
1681917438-95...</text:a>
", "<text:a xlink:type="simple" xlink:href="https://static.ukrinform.com/photos/2023_04/1681917507-307.jpg" text:style-name="Internet_20_link" text:visited-style-name="Visited_20_Internet_20_Link">
1681917507-30...</text:a>
", "<text:a xlink:type="simple" xlink:href="https://static.ukrinform.com/photos/2023_04/1681917559-327.jpg" text:style-name="Internet_20_link" text:visited-style-name="Visited_20_Internet_20_Link">
1681917559-32...</text:a>
", "<text:a xlink:type="simple" xlink:href="https://static.ukrinform.com/photos/2023_04/1681917604-866.jpg" text:style-name="Internet_20_link" text:visited-style-name="Visited_20_Internet_20_Link">
1681917604-86...</text:a>
"]</text:p>
      <text:p text:style-name="P4">
标签: ['Діаспора', 'Діти', 'Культура', 'ОАЕ', 'Школа', 'Великдень', 'Писанка']</text:p>
      <text:p text:style-name="P4">
类型: Article</text:p>
      <!--METADATA-->
      <text:p text:style-name="P4">
<draw:frame draw:style-name="fr1" draw:name="Image209" text:anchor-type="as-char" svg:width="6.9236in" svg:height="3.956343in" draw:z-index="0">
<draw:image xlink:href="../Images/yкринформ/2023-04-19T18-22-00-03-00/630_360_1681917752-719.jpg" xlink:type="simple" xlink:show="embed" xlink:actuate="onLoad" draw:mime-type="image/jpeg"/>
</draw:frame>
阿拉伯联合酋长国的乌克兰学校“ Divosvit”和“索非亚”为儿童绘画复活节彩蛋的硕士课程。</text:p>
      <text:p text:style-name="P4">
正如乌克林福姆报道的那样，该出版物写道<text:a xlink:type="simple" xlink:href="https://ukrdubai.com/articles/281308/ukrainski-shkoli-v-abu-dabi-ta-dubai-proveli-majster-klas-z-rozpisu-velikodnih-yayec" text:style-name="Internet_20_link" text:visited-style-name="Visited_20_Internet_20_Link">
</text:a>
。</text:p>
      <text:p text:style-name="P4">
据报道，阿布扎比的Divosvit学校发生在艺术馆咖啡馆的创意骨盆氛围中，并聚集了15多名学校的学生及其摔跤手。 在迪拜，复活节彩蛋的大师班是在乌克兰研究的课程中由学校“索非亚”的老师进行的。</text:p>
      <text:p text:style-name="P4">
<draw:frame draw:style-name="fr1" draw:name="Image210" text:anchor-type="as-char" svg:width="6.9236in" svg:height="8.010221in" draw:z-index="0">
<draw:image xlink:href="../Images/yкринформ/2023-04-19T18-22-00-03-00/1681917386-332.jpg" xlink:type="simple" xlink:show="embed" xlink:actuate="onLoad" draw:mime-type="image/jpeg"/>
</draw:frame>
这些材料指出，要熟悉乌克兰鸡蛋绘画的艺术，并向学校的“ DivoSvit”的小艺术家创建复活节彩蛋，这帮助了Lviv Yulia Bura的工匠。 她谈到了主要的过程：装饰品的选择以及其中的符号的含义，机器人和蜡的规则，获得所需颜色的秘密，显示了来自乌克兰各地的分层鸡蛋的照片。</text:p>
      <text:p text:style-name="P4">
<draw:frame draw:style-name="fr1" draw:name="Image211" text:anchor-type="as-char" svg:width="6.9236in" svg:height="5.22148in" draw:z-index="0">
<draw:image xlink:href="../Images/yкринформ/2023-04-19T18-22-00-03-00/1681917322-424.jpg" xlink:type="simple" xlink:show="embed" xlink:actuate="onLoad" draw:mime-type="image/jpeg"/>
</draw:frame>
“经过理论训练，孩子们将吱吱声，蜡，鸡蛋肿胀的鸡蛋，铅笔分解，然后开始工作。 在朱莉娅女士和父母的帮助下，年轻的乌克兰人嵌入了复活节彩蛋的世界中。 他们仔细地展示了未来背心的线条，用蜡覆盖了它们，并将其浸入特殊的油漆中。 后来，复活节彩蛋的磅，耳朵，鸟类，鱼，太阳，星星和其他寿命，健康，爱，丰富的收获等的象征以及“乌克兰”一词。 报纸写道：“即使是最年轻的着迷也很着迷，并想知道白鸡蛋如何变成色彩鲜艳和图片。”</text:p>
      <text:p text:style-name="P4">
<draw:frame draw:style-name="fr1" draw:name="Image212" text:anchor-type="as-char" svg:width="6.9236in" svg:height="5.205034in" draw:z-index="0">
<draw:image xlink:href="../Images/yкринформ/2023-04-19T18-22-00-03-00/1681917357-684.jpg" xlink:type="simple" xlink:show="embed" xlink:actuate="onLoad" draw:mime-type="image/jpeg"/>
</draw:frame>
值得注意的是，鸡蛋绘画的过程并不总是简单，而是非常有趣和令人兴奋。 结果，每位加入乌克兰文化井的小艺术家都获得了自己独特的，许多人和第一个复活​​节彩蛋。</text:p>
      <text:p text:style-name="P4">
<draw:frame draw:style-name="fr1" draw:name="Image213" text:anchor-type="as-char" svg:width="6.351931in" svg:height="10.0in" draw:z-index="0">
<draw:image xlink:href="../Images/yкринформ/2023-04-19T18-22-00-03-00/1681917438-953.jpg" xlink:type="simple" xlink:show="embed" xlink:actuate="onLoad" draw:mime-type="image/jpeg"/>
</draw:frame>
</text:p>
      <text:p text:style-name="P4">
在阿联酋索非亚的乌克兰学校(迪拜)复活节彩蛋中的大师班是在孩子们学会“阅读”古代链接的课程中，与复活节彩蛋上的图案中的祖先建立的，了解了所描绘的符号。</text:p>
      <text:p text:style-name="P4">
<draw:frame draw:style-name="fr1" draw:name="Image214" text:anchor-type="as-char" svg:width="6.9236in" svg:height="3.708711in" draw:z-index="0">
<draw:image xlink:href="../Images/yкринформ/2023-04-19T18-22-00-03-00/1681917507-307.jpg" xlink:type="simple" xlink:show="embed" xlink:actuate="onLoad" draw:mime-type="image/jpeg"/>
</draw:frame>
“因此，每个人都创造了一个复活节彩蛋，它戴着我们手的温暖，这个特殊时期提醒我们，我们将比我们的生活，土地和邻居更关心彼此，“  - ”  - 在索非亚学校页面上。</text:p>
      <text:p text:style-name="P4">
<draw:frame draw:style-name="fr1" draw:name="Image215" text:anchor-type="as-char" svg:width="6.9236in" svg:height="4.599034in" draw:z-index="0">
<draw:image xlink:href="../Images/yкринформ/2023-04-19T18-22-00-03-00/1681917559-327.jpg" xlink:type="simple" xlink:show="embed" xlink:actuate="onLoad" draw:mime-type="image/jpeg"/>
</draw:frame>
老年人的孩子们用蜡涂上了蜡，第一批绘制木制的丙烯酸涂料，学龄前儿童装饰了货架，学校引用者纳塔利亚·塞尔迪克(Natalia Serdyuk)的教学。</text:p>
      <text:p text:style-name="P4">
<draw:frame draw:style-name="fr1" draw:name="Image216" text:anchor-type="as-char" svg:width="6.9236in" svg:height="5.202822in" draw:z-index="0">
<draw:image xlink:href="../Images/yкринформ/2023-04-19T18-22-00-03-00/1681917604-866.jpg" xlink:type="simple" xlink:show="embed" xlink:actuate="onLoad" draw:mime-type="image/jpeg"/>
</draw:frame>
回想一下，乌克兰妇女在阿联酋的倡议<text:a xlink:type="simple" xlink:href="https://www.ukrinform.ua/rubric-diaspora/3695874-majsterklas-iz-pisankarstva-vidbuvsa-abudabi.html" text:style-name="Internet_20_link" text:visited-style-name="Visited_20_Internet_20_Link">
</text:a>
在阿布·达卜(Abu Dhab)，他的第一堂大师班“复活节pysanka”。</text:p>
      <text:p text:style-name="P4">
<text:span text:style-name="T5">
foto：乌克兰学校“ DivoSvit”(阿布扎比)，乌克兰学校的“索非亚”(迪拜)</text:span>
</text:p>
      <text:p text:style-name="P4">
News Source: <text:a xlink:type="simple" xlink:href="https://www.ukrinform.ua/rubric-diaspora/3698054-v-abudabi-ta-dubai-ukrainski-skoli-proveli-majsterklasi-pisankarstva.html" text:style-name="Internet_20_link" text:visited-style-name="Visited_20_Internet_20_Link">
https://www.ukrinform.ua/rubric-diaspora/3698054-v-abudabi-ta-dubai-ukrainski-skoli-proveli-majsterklasi-pisankarstva.html</text:a>
</text:p>
      <!--NEWS-->
      <text:h text:style-name="P10" text:outline-level="1">
<text:span text:style-name="T4">
哈尔基夫医院为受战争影响的儿童开了一个感官放松室</text:span>
</text:h>
      <text:p text:style-name="P4">
作者: Ukrinform (Person)</text:p>
      <text:p text:style-name="P4">
出版商: Укринформ (Organization)</text:p>
      <text:p text:style-name="P4">
出版时间: 2023-04-19T18:24:03+03:00</text:p>
      <text:p text:style-name="P4">
修改时间: 2023-04-19T18:24:03+03:00</text:p>
      <text:p text:style-name="P4">
描述: 在Kharkiv儿童医院№24中，为需要心理康复的儿童打开了一个感官放松的房间，房间配备了光疗，声学疗法，童话疗法，童话疗法，沙子（沙子游戏）和艺术疗法。  - 乌克林。</text:p>
      <text:p text:style-name="P4">
图片: ["<text:a xlink:type="simple" xlink:href="https://static.ukrinform.com/photos/2023_04/thumb_files/630_360_1681917725-5319.jpeg" text:style-name="Internet_20_link" text:visited-style-name="Visited_20_Internet_20_Link">
630_360_16819...</text:a>
", "<text:a xlink:type="simple" xlink:href="https://static.ukrinform.com/photos/2023_04/thumb_files/630_360_1681917725-3245.jpeg" text:style-name="Internet_20_link" text:visited-style-name="Visited_20_Internet_20_Link">
630_360_16819...</text:a>
", "<text:a xlink:type="simple" xlink:href="https://static.ukrinform.com/photos/2023_04/thumb_files/630_360_1681917724-4328.jpeg" text:style-name="Internet_20_link" text:visited-style-name="Visited_20_Internet_20_Link">
630_360_16819...</text:a>
", "<text:a xlink:type="simple" xlink:href="https://static.ukrinform.com/photos/2023_04/thumb_files/630_360_1681917724-2847.jpeg" text:style-name="Internet_20_link" text:visited-style-name="Visited_20_Internet_20_Link">
630_360_16819...</text:a>
", "<text:a xlink:type="simple" xlink:href="https://static.ukrinform.com/photos/2023_04/thumb_files/630_360_1681917724-1006.jpeg" text:style-name="Internet_20_link" text:visited-style-name="Visited_20_Internet_20_Link">
630_360_16819...</text:a>
", "<text:a xlink:type="simple" xlink:href="https://static.ukrinform.com/photos/2023_04/thumb_files/630_360_1681917724-1253.jpeg" text:style-name="Internet_20_link" text:visited-style-name="Visited_20_Internet_20_Link">
630_360_16819...</text:a>
", "<text:a xlink:type="simple" xlink:href="https://static.ukrinform.com/photos/2023_04/thumb_files/630_360_1681917724-5081.jpeg" text:style-name="Internet_20_link" text:visited-style-name="Visited_20_Internet_20_Link">
630_360_16819...</text:a>
", "<text:a xlink:type="simple" xlink:href="https://static.ukrinform.com/photos/2023_04/thumb_files/630_360_1681917724-2192.jpeg" text:style-name="Internet_20_link" text:visited-style-name="Visited_20_Internet_20_Link">
630_360_16819...</text:a>
", "<text:a xlink:type="simple" xlink:href="https://static.ukrinform.com/photos/2023_04/thumb_files/630_360_1681917725-6760.jpeg" text:style-name="Internet_20_link" text:visited-style-name="Visited_20_Internet_20_Link">
630_360_16819...</text:a>
"]</text:p>
      <text:p text:style-name="P4">
标签: ['Діти', 'Лікарня', 'Харків']</text:p>
      <text:p text:style-name="P4">
类型: Article</text:p>
      <!--METADATA-->
      <text:p text:style-name="P4">
<draw:frame draw:style-name="fr1" draw:name="Image217" text:anchor-type="as-char" svg:width="6.9236in" svg:height="3.956343in" draw:z-index="0">
<draw:image xlink:href="../Images/yкринформ/2023-04-19T18-24-03-03-00/630_360_1681917725-5319.jpeg" xlink:type="simple" xlink:show="embed" xlink:actuate="onLoad" draw:mime-type="image/jpeg"/>
</draw:frame>
Uzhakiv儿童医院#24为需要通过战争的心理康复，光疗，声学治疗，声音疗法，童话疗法，沙滩治疗的疗法开设了一个传感器放松室(沙子)和艺术疗法。</text:p>
      <text:p text:style-name="P4">
这是乌克利福通讯员的报道。</text:p>
      <text:p text:style-name="P4">
根据医院的说法，在心理康复的房间里，专家将与在被占领区的战区的孩子一起工作，阿兹戈德释放了领土或被迫流离失所的人，以及战前有精神或神经系统疾病的韭菜。 通常，儿童将能够克服压力大的国家，以应对恐惧。</text:p>
      <text:p text:style-name="P4">
<draw:frame draw:style-name="fr1" draw:name="Image218" text:anchor-type="as-char" svg:width="6.9236in" svg:height="3.956343in" draw:z-index="0">
<draw:image xlink:href="../Images/yкринформ/2023-04-19T18-24-03-03-00/630_360_1681917725-3245.jpeg" xlink:type="simple" xlink:show="embed" xlink:actuate="onLoad" draw:mime-type="image/jpeg"/>
</draw:frame>
乌扎基夫医院为意识到战争 /照片的儿童开设了感官放松室：尤利亚·贝拉赫纳(Yulia Bairachna)，乌克兰福姆<text:a xlink:type="simple" xlink:href="https://static.ukrinform.com/photos/2023_04/1681917725-3245.jpeg" text:style-name="Internet_20_link" text:visited-style-name="Visited_20_Internet_20_Link">
<draw:frame draw:style-name="fr1" draw:name="Image219" text:anchor-type="as-char" svg:width="6.9236in" svg:height="3.956343in" draw:z-index="0">
<draw:image xlink:href="../Images/yкринформ/2023-04-19T18-24-03-03-00/630_360_1681917725-3245.jpeg" xlink:type="simple" xlink:show="embed" xlink:actuate="onLoad" draw:mime-type="image/jpeg"/>
</draw:frame>
</text:a>
 <text:a xlink:type="simple" xlink:href="https://static.ukrinform.com/photos/2023_04/1681917724-4328.jpeg" text:style-name="Internet_20_link" text:visited-style-name="Visited_20_Internet_20_Link">
<draw:frame draw:style-name="fr1" draw:name="Image220" text:anchor-type="as-char" svg:width="6.9236in" svg:height="3.956343in" draw:z-index="0">
<draw:image xlink:href="../Images/yкринформ/2023-04-19T18-24-03-03-00/630_360_1681917724-4328.jpeg" xlink:type="simple" xlink:show="embed" xlink:actuate="onLoad" draw:mime-type="image/jpeg"/>
</draw:frame>
</text:a>
 <text:a xlink:type="simple" xlink:href="https://static.ukrinform.com/photos/2023_04/1681917724-2847.jpeg" text:style-name="Internet_20_link" text:visited-style-name="Visited_20_Internet_20_Link">
<draw:frame draw:style-name="fr1" draw:name="Image221" text:anchor-type="as-char" svg:width="6.9236in" svg:height="3.956343in" draw:z-index="0">
<draw:image xlink:href="../Images/yкринформ/2023-04-19T18-24-03-03-00/630_360_1681917724-2847.jpeg" xlink:type="simple" xlink:show="embed" xlink:actuate="onLoad" draw:mime-type="image/jpeg"/>
</draw:frame>
</text:a>
 <text:a xlink:type="simple" xlink:href="https://static.ukrinform.com/photos/2023_04/1681917724-1006.jpeg" text:style-name="Internet_20_link" text:visited-style-name="Visited_20_Internet_20_Link">
<draw:frame draw:style-name="fr1" draw:name="Image222" text:anchor-type="as-char" svg:width="6.9236in" svg:height="3.956343in" draw:z-index="0">
<draw:image xlink:href="../Images/yкринформ/2023-04-19T18-24-03-03-00/630_360_1681917724-1006.jpeg" xlink:type="simple" xlink:show="embed" xlink:actuate="onLoad" draw:mime-type="image/jpeg"/>
</draw:frame>
</text:a>
 <text:a xlink:type="simple" xlink:href="https://static.ukrinform.com/photos/2023_04/1681917724-1253.jpeg" text:style-name="Internet_20_link" text:visited-style-name="Visited_20_Internet_20_Link">
<draw:frame draw:style-name="fr1" draw:name="Image223" text:anchor-type="as-char" svg:width="6.9236in" svg:height="3.956343in" draw:z-index="0">
<draw:image xlink:href="../Images/yкринформ/2023-04-19T18-24-03-03-00/630_360_1681917724-1253.jpeg" xlink:type="simple" xlink:show="embed" xlink:actuate="onLoad" draw:mime-type="image/jpeg"/>
</draw:frame>
</text:a>
 <text:a xlink:type="simple" xlink:href="https://static.ukrinform.com/photos/2023_04/1681917724-5081.jpeg" text:style-name="Internet_20_link" text:visited-style-name="Visited_20_Internet_20_Link">
<draw:frame draw:style-name="fr1" draw:name="Image224" text:anchor-type="as-char" svg:width="6.9236in" svg:height="3.956343in" draw:z-index="0">
<draw:image xlink:href="../Images/yкринформ/2023-04-19T18-24-03-03-00/630_360_1681917724-5081.jpeg" xlink:type="simple" xlink:show="embed" xlink:actuate="onLoad" draw:mime-type="image/jpeg"/>
</draw:frame>
</text:a>
 <text:a xlink:type="simple" xlink:href="https://static.ukrinform.com/photos/2023_04/1681917724-2192.jpeg" text:style-name="Internet_20_link" text:visited-style-name="Visited_20_Internet_20_Link">
<draw:frame draw:style-name="fr1" draw:name="Image225" text:anchor-type="as-char" svg:width="6.9236in" svg:height="3.956343in" draw:z-index="0">
<draw:image xlink:href="../Images/yкринформ/2023-04-19T18-24-03-03-00/630_360_1681917724-2192.jpeg" xlink:type="simple" xlink:show="embed" xlink:actuate="onLoad" draw:mime-type="image/jpeg"/>
</draw:frame>
</text:a>
 <text:a xlink:type="simple" xlink:href="https://static.ukrinform.com/photos/2023_04/1681917725-6760.jpeg" text:style-name="Internet_20_link" text:visited-style-name="Visited_20_Internet_20_Link">
<draw:frame draw:style-name="fr1" draw:name="Image226" text:anchor-type="as-char" svg:width="6.9236in" svg:height="3.956343in" draw:z-index="0">
<draw:image xlink:href="../Images/yкринформ/2023-04-19T18-24-03-03-00/630_360_1681917725-6760.jpeg" xlink:type="simple" xlink:show="embed" xlink:actuate="onLoad" draw:mime-type="image/jpeg"/>
</draw:frame>
</text:a>
 <text:a xlink:type="simple" xlink:href="https://static.ukrinform.com/photos/2023_04/1681917725-5319.jpeg" text:style-name="Internet_20_link" text:visited-style-name="Visited_20_Internet_20_Link">
<draw:frame draw:style-name="fr1" draw:name="Image227" text:anchor-type="as-char" svg:width="6.9236in" svg:height="3.956343in" draw:z-index="0">
<draw:image xlink:href="../Images/yкринформ/2023-04-19T18-24-03-03-00/630_360_1681917725-5319.jpeg" xlink:type="simple" xlink:show="embed" xlink:actuate="onLoad" draw:mime-type="image/jpeg"/>
</draw:frame>
</text:a>
</text:p>
      <text:p text:style-name="P4">
<text:span text:style-name="T4">
另请阅读：</text:span>
 <text:a xlink:type="simple" xlink:href="https://www.ukrinform.ua/rubric-society/3698046-ukraina-j-tureccina-obgovorili-pidtrimku-evakujovanih-ukrainskih-ditej.html" text:style-name="Internet_20_link" text:visited-style-name="Visited_20_Internet_20_Link">
<text:span text:style-name="T4">
 dit </text:span>
</text:a>
作为平衡项目的一部分，在慈善基金会“善行”的支持下，创建了心理康复室。</text:p>
      <text:p text:style-name="P4">
News Source: <text:a xlink:type="simple" xlink:href="https://www.ukrinform.ua/rubric-regions/3698055-u-harkivskij-likarni-vidkrili-kimnatu-sensornoi-relaksacii-dla-ditej-aki-postrazdali-vid-vijni.html" text:style-name="Internet_20_link" text:visited-style-name="Visited_20_Internet_20_Link">
https://www.ukrinform.ua/rubric-regions/3698055-u-harkivskij-likarni-vidkrili-kimnatu-sensornoi-relaksacii-dla-ditej-aki-postrazdali-vid-vijni.html</text:a>
</text:p>
      <!--NEWS-->
      <text:h text:style-name="P10" text:outline-level="1">
<text:span text:style-name="T4">
明天在乌克兰，南部将下雨 - 可能的雷暴</text:span>
</text:h>
      <text:p text:style-name="P4">
作者: Ukrinform (Person)</text:p>
      <text:p text:style-name="P4">
出版商: Укринформ (Organization)</text:p>
      <text:p text:style-name="P4">
出版时间: 2023-04-19T18:29:00+03:00</text:p>
      <text:p text:style-name="P4">
修改时间: 2023-04-19T18:29:00+03:00</text:p>
      <text:p text:style-name="P4">
描述: 4月20日，星期四，预计在乌克兰，下午的雷暴南部。  - 乌克林。</text:p>
      <text:p text:style-name="P4">
图片: ["<text:a xlink:type="simple" xlink:href="https://static.ukrinform.com/photos/2023_04/thumb_files/630_360_1680706754-286.jpg" text:style-name="Internet_20_link" text:visited-style-name="Visited_20_Internet_20_Link">
630_360_16807...</text:a>
"]</text:p>
      <text:p text:style-name="P4">
标签: ['Дощ', 'Гроза', 'Погода', 'Прогноз']</text:p>
      <text:p text:style-name="P4">
类型: Article</text:p>
      <!--METADATA-->
      <text:p text:style-name="P4">
<draw:frame draw:style-name="fr1" draw:name="Image228" text:anchor-type="as-char" svg:width="6.9236in" svg:height="3.956343in" draw:z-index="0">
<draw:image xlink:href="../Images/yкринформ/2023-04-19T18-29-00-03-00/630_360_1680706754-286.jpg" xlink:type="simple" xlink:show="embed" xlink:actuate="onLoad" draw:mime-type="image/jpeg"/>
</draw:frame>
4月20日，星期四，乌克兰预计在白天雷暴的南部有中度的降雨。</text:p>
      <text:p text:style-name="P4">
乌克兰形式在乌克兰水文气象学中心报道。</text:p>
      <text:p text:style-name="P4">
风主要是东北7-12 m/s。</text:p>
      <text:p text:style-name="P4">
晚上3-8°的温度在下午8-13°，在跨速率14-19°； 在6-11°的南部，下午10-15°。 在喀尔巴阡山脉的高地中，一个小<text:a xlink:type="simple" xlink:href="https://www.ukrinform.ua/tag-dos" text:style-name="Internet_20_link" text:visited-style-name="Visited_20_Internet_20_Link">
</text:a>
，晚上湿雪； 下午3-8°的晚上0-5°的温度。</text:p>
      <text:p text:style-name="P4">
在基辅和基辅地区，4月20日的乌云密布，夜晚的夜晚降雨，雨水较低。 晚上6-8°，下午10-12°时，首都的气温； 晚上3-8°，下午8-13°通过。</text:p>
      <text:p text:style-name="P4">
在接下来的几天，4月21日至22日，乌克兰将在雨中保持多云。以相同的方式，在南部和东部地区，短期降雨，很多地方，在许多地区，在其余地区地方(在大多数西部北部，4月22日和中央地区的晚上，没有降水).</text:p>
      <text:p text:style-name="P4">
Температура вночі 2-7°, у південній частині до 10°; вдень 11-16°, таЗакарпатті до 19°. На високогір'ї Карпат місцями невеликий дощ з мокримснігом; температура вночі та вдень 1-6° тепла.</text:p>
      <text:p text:style-name="P4">
У столичному регіоні 21-22 квітня вночі без опадів, вдень місцями невеликийдощ. Температура у столиці вночі 5-7°, вдень 13-15°; по області вночі 2-7°,вдень 11-16°.</text:p>
      <text:p text:style-name="P4">
<text:span text:style-name="T4">
Читайте також:</text:span>
 <text:a xlink:type="simple" xlink:href="https://www.ukrinform.ua/rubric-regions/3692957-v-ukraini-cerez-poteplinna-aktivizuutsa-grozi-sinoptik.html" text:style-name="Internet_20_link" text:visited-style-name="Visited_20_Internet_20_Link">
 <text:span text:style-name="T4">
гроз</text:span>
 </text:a>
4月23日至24日，乌克兰将盛行多雨的天气。 因此，在4月23日(星期日)的东部晚上，下午在乌克兰，除了当地的雨水。 4月24日晚上在乌克兰没有降水，在短期降雨中，有时是雷暴。</text:p>
      <text:p text:style-name="P4">
晚上的温度为1-7°，下午11-17°，在跨速率和喀尔巴阡地区，最高为21°。</text:p>
      <text:p text:style-name="P4">
4月23日至24日在基辅和该地区，夜间没有降水； 4月23日，4月24日，中度短期降雨。 晚上5-7°，下午15-17°的首都温度； 在晚上2-7°的晚上，下午12-17°。</text:p>
      <text:p text:style-name="P4">
News Source: <text:a xlink:type="simple" xlink:href="https://www.ukrinform.ua/rubric-regions/3697915-v-ukraini-zavtra-dositime-na-pivdni-jmovirni-grozi.html" text:style-name="Internet_20_link" text:visited-style-name="Visited_20_Internet_20_Link">
https://www.ukrinform.ua/rubric-regions/3697915-v-ukraini-zavtra-dositime-na-pivdni-jmovirni-grozi.html</text:a>
</text:p>
      <!--NEWS-->
      <text:h text:style-name="P10" text:outline-level="1">
<text:span text:style-name="T4">
阿格拉里亚人敦促欧盟不要限制乌克兰食物的自由流动</text:span>
</text:h>
      <text:p text:style-name="P4">
作者: Ukrinform (Person)</text:p>
      <text:p text:style-name="P4">
出版商: Укринформ (Organization)</text:p>
      <text:p text:style-name="P4">
出版时间: 2023-04-19T18:32:40+03:00</text:p>
      <text:p text:style-name="P4">
修改时间: 2023-04-19T18:32:40+03:00</text:p>
      <text:p text:style-name="P4">
描述: 所有 - 乌克兰农业委员会和另外27个领先的农业协会呼吁欧盟当局不限制乌克兰食品的自由流动。  - 乌克林。</text:p>
      <text:p text:style-name="P4">
图片: ["<text:a xlink:type="simple" xlink:href="https://static.ukrinform.com/photos/2022_09/thumb_files/630_360_1663312554-918.jpeg" text:style-name="Internet_20_link" text:visited-style-name="Visited_20_Internet_20_Link">
630_360_16633...</text:a>
"]</text:p>
      <text:p text:style-name="P4">
标签: ['Євросоюз', 'Україна', 'Зерно', 'Аграрії', 'Агропродукція']</text:p>
      <text:p text:style-name="P4">
类型: Article</text:p>
      <!--METADATA-->
      <text:p text:style-name="P4">
<draw:frame draw:style-name="fr1" draw:name="Image229" text:anchor-type="as-char" svg:width="6.9236in" svg:height="3.956343in" draw:z-index="0">
<draw:image xlink:href="../Images/yкринформ/2023-04-19T18-32-40-03-00/630_360_1663312554-918.jpeg" xlink:type="simple" xlink:show="embed" xlink:actuate="onLoad" draw:mime-type="image/jpeg"/>
</draw:frame>
所有 - 乌克兰农业委员会和另外27个领先的农业协会呼吁欧盟的规定，不限制乌克兰食品的自由流动。</text:p>
      <text:p text:style-name="P4">
正如乌克林福姆报道的那样，它报告了<text:a xlink:type="simple" xlink:href="https://uacouncil.org/uk/post/27-agrarnih-asociacij-ukraini-zaklikali-es-znati-zaboroni-na-postavki-produkcii" text:style-name="Internet_20_link" text:visited-style-name="Visited_20_Internet_20_Link">
</text:a>
值得注意的是，“团结”途径应努力防止非洲和亚洲异体国家的饥荒，因此，新的移民浪潮向欧洲国家。</text:p>
      <text:p text:style-name="P4">
该协会强调，如果没有这些方式的全面运作，将进一步毁灭世界链的额外价值，这将对乌克兰和外国生产者造成财务损失。</text:p>
      <text:p text:style-name="P4">
此外，欧盟国家对限制性贸易措施的引入有许多国际条约，包括世贸组织贸易规则，公共市场上的欧盟规范，乌克兰与欧盟之间的协会协议，并破坏了欧盟团结的假设。</text:p>
      <text:p text:style-name="P4">
VAR强调，考虑到这些国家的农业生产水平，欧盟国家的市场从来都不是乌克兰谷物或其他农产品的关键。 因此，今天发展的环境仅是由俄罗斯乌克兰港口的黑人和亚佐夫海域造成的。</text:p>
      <text:p text:style-name="P4">
<text:span text:style-name="T4">
另请阅读：</text:span>
 <text:a xlink:type="simple" xlink:href="https://www.ukrinform.ua/rubric-economy/3697991-zaborona-importu-ukrainskoi-agroprodukcii-superecit-evropejskomu-zakonodavstvu-ekspert.html" text:style-name="Internet_20_link" text:visited-style-name="Visited_20_Internet_20_Link">
<text:span text:style-name="T4">
欧洲</text:span>
</text:a>
阿格拉里亚人认识到，在战争期间，向欧盟国家出口 - 邻近的乌克兰有了显着增长，并且“它对他们的市场产生了一定的影响”。 同时，乌扎尔(Uzar)声称“产品的份额转移到其他国家，这是乌克兰农业部门的主要利益。”</text:p>
      <text:p text:style-name="P4">
“但是，贸易政治的一致性和可预测性很重要，因为对乌克兰的全面入侵已经与欧盟国家建立了互惠互利的工作。产品和农业用品。</text:p>
      <text:p text:style-name="P4">
乌克兰农民主义者呼吁欧洲同事与欧洲机构的代表进行对话，以寻找妥协，这与欧盟的规则和规范不会矛盾。乌克兰农民主义者要求欧盟委员会代表协助消除欧盟与乌克兰之间贸易的贸易限制，以及发展欧盟欧盟国家物流基础设施的发展。</text:p>
      <text:p text:style-name="P4">
<text:span text:style-name="T4">
另请阅读：</text:span>
 <text:a xlink:type="simple" xlink:href="https://www.ukrinform.ua/rubric-economy/3697893-zaborona-importu-agroprodukcii-solskij-rozpoviv-pro-peregovori-z-okremimi-krainami-ta-es.html" text:style-name="Internet_20_link" text:visited-style-name="Visited_20_Internet_20_Link">
<text:span text:style-name="T4">
 agrouroduck </text:span>
</text:a>
正如乌克林福姆，匈牙利和波兰在2023年4月15日报道的那样，禁止从乌克兰进口谷物和其他类型的农产品。 2023年4月19日，禁止进口乌克兰农业生产，将生效。 同时，波兰还通过其领土暂停了乌克兰农业综合体的产品，但计划自4月21日以来恢复。</text:p>
      <text:p text:style-name="P4">
匈牙利和斯洛伐克并未停止过境。 保加利亚于2023年4月19日暂时禁止从乌克兰进口农业进口，而Alletrasite并未限制。</text:p>
      <text:p text:style-name="P4">
4月19日，星期三，欧盟委员会宣布了对欧盟共同市场规则过度收到乌克兰农产品的过度收到的计划。 特别是，这是对受影响农场的支持，以及在乌克兰谷物和其他食品向欧盟市场供应的限制性收入。</text:p>
      <text:p text:style-name="P4">
News Source: <text:a xlink:type="simple" xlink:href="https://www.ukrinform.ua/rubric-economy/3698058-agrarii-zaklikali-evrosouz-ne-obmezuvati-vilnij-ruh-prodovolstva-z-ukraini.html" text:style-name="Internet_20_link" text:visited-style-name="Visited_20_Internet_20_Link">
https://www.ukrinform.ua/rubric-economy/3698058-agrarii-zaklikali-evrosouz-ne-obmezuvati-vilnij-ruh-prodovolstva-z-ukraini.html</text:a>
</text:p>
      <!--NEWS-->
      <text:h text:style-name="P10" text:outline-level="1">
<text:span text:style-name="T4">
外交部支持欧洲理事会专员侵犯占领者克里米亚tatar的权利</text:span>
</text:h>
      <text:p text:style-name="P4">
作者: Ukrinform (Person)</text:p>
      <text:p text:style-name="P4">
出版商: Укринформ (Organization)</text:p>
      <text:p text:style-name="P4">
出版时间: 2023-04-19T18:35:49+03:00</text:p>
      <text:p text:style-name="P4">
修改时间: 2023-04-19T18:35:49+03:00</text:p>
      <text:p text:style-name="P4">
描述: 乌克兰外交部支持欧洲委员会专员人权人权Duny Miyatovich的报告，该委员会遵守克里米亚暂时占领的克里米亚塔塔尔人的人权。  - 乌克林。</text:p>
      <text:p text:style-name="P4">
图片: ["<text:a xlink:type="simple" xlink:href="https://static.ukrinform.com/photos/2018_04/thumb_files/630_360_1522605747-8769.jpg" text:style-name="Internet_20_link" text:visited-style-name="Visited_20_Internet_20_Link">
630_360_15226...</text:a>
"]</text:p>
      <text:p text:style-name="P4">
标签: ['Крим', 'МЗС', 'Рада Європи']</text:p>
      <text:p text:style-name="P4">
类型: Article</text:p>
      <!--METADATA-->
      <text:p text:style-name="P4">
<draw:frame draw:style-name="fr1" draw:name="Image230" text:anchor-type="as-char" svg:width="6.9236in" svg:height="3.956343in" draw:z-index="0">
<draw:image xlink:href="../Images/yкринформ/2023-04-19T18-35-49-03-00/630_360_1522605747-8769.jpg" xlink:type="simple" xlink:show="embed" xlink:actuate="onLoad" draw:mime-type="image/jpeg"/>
</draw:frame>
乌克兰外交部支持欧洲欧洲委员会人权委员会邓尼·米亚托维奇(Duny Miyatovich)的报告，该委员会遵守克里米亚临时占领领土的克里米亚tatars的正确级别。</text:p>
      <text:p text:style-name="P4">
这在[]中指出(https://mfa.gov.ua/news/komentar-ministerstva-zakordonnih-sprav-ukrayini-stosovno-dopovidi-komisara-radi-yevropi-z-prav-lyudini-borotba-krimskih-tatar-za-prava-lyudini)据乌克林福姆报道，关于欧洲委员会关于人权的报告“克里米亚塔塔尔人为人权的斗争”。</text:p>
      <text:p text:style-name="P4">
值得注意的是，外交政策部门分享了专员的结论，克里米亚塔塔尔(Crimean Tatars)是蒂斯托里亚欧洲社会不可或缺的一部分，必须提供所有必要的支持，以维护其独特的身份和行使人权的行使。</text:p>
      <text:p text:style-name="P4">
“他们坚信该报告将有助于意识到公众的宣传，即俄罗斯占领权继续通过后的占领占领[] <text:a xlink:type="simple" xlink:href="https://www.ukrinform.ua/tag-krim" text:style-name="Internet_20_link" text:visited-style-name="Visited_20_Internet_20_Link">
</text:a>
在2014年，”该部说。</text:p>
      <text:p text:style-name="P4">
外交部指出，它支持欧洲委员会专员人权专员在终止任意逮捕，迫害，绑架，搜查克里米亚塔塔尔人权活动家，激进主义者，领导人，新闻工作者，普通克里米亚塔塔尔人的要求方面的要求，以及律师和律师。</text:p>
      <text:p text:style-name="P4">
<text:span text:style-name="T4">
另请阅读：</text:span>
 <text:a xlink:type="simple" xlink:href="https://www.ukrinform.ua/rubric-crimea/3697049-u-krimu-zagarbniki-vstanovluut-kameri-videosposterezenna-vzdovz-zaliznici.html" text:style-name="Internet_20_link" text:visited-style-name="Visited_20_Internet_20_Link">
<text:span text:style-name="T4">
 crimea </text:span>
</text:a>
评论中宣布：“我们要求释放所有非法监禁的乌克兰公民。”</text:p>
      <text:p text:style-name="P4">
据报道，据报道，4月18日，欧洲理事会专员Dunya Miyatovich的建议<text:a xlink:type="simple" xlink:href="https://www.ukrinform.ua/rubric-crimea/3697432-u-radi-evropi-zaavlaut-pro-cislenni-porusennah-prav-krimskih-tatar-na-okupovanomu-pivostrovi.html" text:style-name="Internet_20_link" text:visited-style-name="Visited_20_Internet_20_Link">
</text:a>
在临时占领的克里米亚自治共和国，塔姆斯蒂·塞瓦斯托波尔。</text:p>
      <text:p text:style-name="P4">
News Source: <text:a xlink:type="simple" xlink:href="https://www.ukrinform.ua/rubric-crimea/3698059-mzs-pidtrimue-dopovid-komisara-radi-evropi-pro-porusenna-okupantami-prav-krimskih-tatar.html" text:style-name="Internet_20_link" text:visited-style-name="Visited_20_Internet_20_Link">
https://www.ukrinform.ua/rubric-crimea/3698059-mzs-pidtrimue-dopovid-komisara-radi-evropi-pro-porusenna-okupantami-prav-krimskih-tatar.html</text:a>
</text:p>
      <!--NEWS-->
      <text:h text:style-name="P10" text:outline-level="1">
<text:span text:style-name="T4">
由于战争的结果，超过7.7万乌克兰学生转向了远程学习</text:span>
</text:h>
      <text:p text:style-name="P4">
作者: Ukrinform (Person)</text:p>
      <text:p text:style-name="P4">
出版商: Укринформ (Organization)</text:p>
      <text:p text:style-name="P4">
出版时间: 2023-04-19T18:40:00+03:00</text:p>
      <text:p text:style-name="P4">
修改时间: 2023-04-19T18:40:00+03:00</text:p>
      <text:p text:style-name="P4">
描述: 由于全面的俄罗斯 - 乌克兰战争，大约有772,909名学生将教育形式从每天变为距离，而64 409名学生转向了家庭（家庭）学习形式。  - 乌克林。</text:p>
      <text:p text:style-name="P4">
图片: ["<text:a xlink:type="simple" xlink:href="https://static.ukrinform.com/photos/2022_01/thumb_files/630_360_1642785788-292.jpeg" text:style-name="Internet_20_link" text:visited-style-name="Visited_20_Internet_20_Link">
630_360_16427...</text:a>
"]</text:p>
      <text:p text:style-name="P4">
标签: ['Діти', 'Освіта', 'Школа']</text:p>
      <text:p text:style-name="P4">
类型: Article</text:p>
      <!--METADATA-->
      <text:p text:style-name="P4">
<draw:frame draw:style-name="fr1" draw:name="Image231" text:anchor-type="as-char" svg:width="6.9236in" svg:height="3.946452in" draw:z-index="0">
<draw:image xlink:href="../Images/yкринформ/2023-04-19T18-40-00-03-00/630_360_1642785788-292.jpeg" xlink:type="simple" xlink:show="embed" xlink:actuate="onLoad" draw:mime-type="image/jpeg"/>
</draw:frame>
实际规模的俄罗斯 - 乌克兰战争约有772,909名学生在日常教育中发生变化，同时在家庭上进行(家)64 409名学生转向了学习形式。</text:p>
      <text:p text:style-name="P4">
研究结果证明了这一点<text:a xlink:type="simple" xlink:href="https://sqe.gov.ua/wp-content/uploads/2023/04/yakist-osvity-v-umovah-viyny-web-3.pdf" text:style-name="Internet_20_link" text:visited-style-name="Visited_20_Internet_20_Link">
</text:a>
乌克林福姆报道，关于普通中等教育机构中教育过程的组织。</text:p>
      <text:p text:style-name="P4">
因此，由于对参与者在教育过程中的安全性的稳定威胁，2022/2023学年的上半年未能完全恢复眼神训练。</text:p>
      <text:p text:style-name="P4">
<text:span text:style-name="T4">
另请阅读：</text:span>
 <text:a xlink:type="simple" xlink:href="https://www.ukrinform.ua/rubric-society/3697940-v-ukraini-proponuut-z-2024-roku-perevesti-skoli-na-12ricnu-sistemu-osviti.html" text:style-name="Internet_20_link" text:visited-style-name="Visited_20_Internet_20_Link">
<text:span text:style-name="T4">
教育</text:span>
</text:a>
根据这项研究的结果，有15％的教育机构在该领域工作，33％(远程为51％)以混合格式工作。 乌克兰和乌克兰南部的最常见培训形式是远程学习。</text:p>
      <text:p text:style-name="P4">
在这种情况下，三分之一的儿童无法完全访问教育过程。 在城市中，接受教育的机会比在村庄中更好，但是来自城市中低收入家庭的儿童中有32％和村庄中的46％的儿童没有机会社交教育。 在内部流离失所的，在农村地区的特殊难度发生，只有80％的人能够学习，而城市中有86％。</text:p>
      <text:p text:style-name="P4">
根据调查的结果，战争条件下的教师面临着挑战的减少，例如，学习条件不稳定，组织教育和认知活动的有限方法，减少动机以及不可维持的方式学生和老师的心理情感状态。</text:p>
      <text:p text:style-name="P4">
<text:span text:style-name="T4">
另请阅读：</text:span>
 <text:a xlink:type="simple" xlink:href="https://www.ukrinform.ua/rubric-society/3697886-lisovij-nazvav-vikliki-aki-stoat-pered-ukrainskou-osvitou.html" text:style-name="Internet_20_link" text:visited-style-name="Visited_20_Internet_20_Link">
<text:span text:style-name="T4">
教育</text:span>
</text:a>
该研究还发现，教育机构的负责人没有记录学习时间的损失，超过92％的学校提供​​了在同步和/或异步方面进行教育过程的机会，学生们能够加入它。 但是，只有40％的父母报告了他们的孩子学习。 值得注意的是，在乌克兰西部，这一数字标有：32％的小学家长报告了对孩子的持续教育，而在东方，这个数字为50％。此外，该研究是指机构的教学成分的变化。教学人员的变化发生在55％的学校中。最多的变化是在北部，只有30％的教育机构表明，没有变化。教学成分。</text:p>
      <text:p text:style-name="P4">
根据研究结果，教育机构中人员变动的原因之一：随意解雇(40％)，要求服兵役(21％)，无薪假期(14％)和暂停雇用合同(9％).</text:p>
      <text:p text:style-name="P4">
<text:span text:style-name="T4">
Читайте також:</text:span>
 <text:a xlink:type="simple" xlink:href="https://www.ukrinform.ua/rubric-vidbudova/3697796-arhitektori-ta-studenti-mozut-otrimati-do-10-tisac-na-proekt-iz-vidbudovi-u-pivnicnij-saltivci.html" text:style-name="Internet_20_link" text:visited-style-name="Visited_20_Internet_20_Link">
 </text:a>
这项研究是在2022年12月至2023年1月由乌克兰教育仪式进行的(涌). «Супровід урядових реформ в Україні» (涌)这是Alinea International运动和加拿大政府实施的国际技术援助项目。 该研究涵盖了来自乌克兰各个地区的150所学校。 在线申请由学校校长，老师和学生参加。</text:p>
      <text:p text:style-name="P4">
在线设计方法涵盖了来自乌克兰各地的150所学校的样本。 这项研究有150名学校董事，6532名教师，10 899  - 小学，基础和高中生和4324名学生(主要是两个类).</text:p>
      <text:p text:style-name="P4">
News Source: <text:a xlink:type="simple" xlink:href="https://www.ukrinform.ua/rubric-society/3698060-cerez-vijnu-ponad-770-tisac-ukrainskih-skolariv-perejsli-na-distancijnu-formu-navcanna.html" text:style-name="Internet_20_link" text:visited-style-name="Visited_20_Internet_20_Link">
https://www.ukrinform.ua/rubric-society/3698060-cerez-vijnu-ponad-770-tisac-ukrainskih-skolariv-perejsli-na-distancijnu-formu-navcanna.html</text:a>
</text:p>
      <!--NEWS-->
      <text:h text:style-name="P10" text:outline-level="1">
<text:span text:style-name="T4">
武装部队反映了40多次袭击，并用敌人的弹药袭击了两个仓库</text:span>
</text:h>
      <text:p text:style-name="P4">
作者: Ukrinform (Person)</text:p>
      <text:p text:style-name="P4">
出版商: Укринформ (Organization)</text:p>
      <text:p text:style-name="P4">
出版时间: 2023-04-19T19:03:00+03:00</text:p>
      <text:p text:style-name="P4">
修改时间: 2023-04-19T19:03:00+03:00</text:p>
      <text:p text:style-name="P4">
描述: 乌克兰在四个方向上的防守部队反映了40多次俄罗斯入侵者的袭击，最激烈的战斗是由顿涅茨克地区巴赫穆特和马克卡的城市进行的。  - 乌克林。</text:p>
      <text:p text:style-name="P4">
图片: ["<text:a xlink:type="simple" xlink:href="https://static.ukrinform.com/photos/2023_04/thumb_files/630_360_1681573947-281.jpg" text:style-name="Internet_20_link" text:visited-style-name="Visited_20_Internet_20_Link">
630_360_16815...</text:a>
"]</text:p>
      <text:p text:style-name="P4">
标签: ['Обстріл', 'ЗСУ', 'Війна з росією']</text:p>
      <text:p text:style-name="P4">
类型: Article</text:p>
      <!--METADATA-->
      <text:p text:style-name="P4">
<draw:frame draw:style-name="fr1" draw:name="Image232" text:anchor-type="as-char" svg:width="6.9236in" svg:height="3.956343in" draw:z-index="0">
<draw:image xlink:href="../Images/yкринформ/2023-04-19T19-03-00-03-00/630_360_1681573947-281.jpg" xlink:type="simple" xlink:show="embed" xlink:actuate="onLoad" draw:mime-type="image/jpeg"/>
</draw:frame>
乌克兰在四个方向上的乌克兰部队反映了40多次俄罗斯入侵袭击，最激烈的战斗是针对巴赫穆特(Bakhmut)和Marinka Donetsk地区的城市进行的。</text:p>
      <text:p text:style-name="P4">
根据乌克兰的说法，乌克兰武装部队的总参谋部在[]中报道(https://www.facebook.com/GeneralStaff.ua/posts/pfbid035Erhj6HD11mgHdFeMaVkSCoF1Bi145x6762R9C2fWBE6phnEzNtkhQK3BTD1d4gil)截至4月19日(星期三)18:00发布了及时的信息。</text:p>
      <text:p text:style-name="P4">
“敌人以巨大的损失为代价继续专注于在莱曼，巴赫穆特，阿维迪夫斯基塔玛林的指示中的进攻行动的主要努力。总参谋部指出。</text:p>
      <text:p text:style-name="P4">
总体而言，乌克兰航空每天在俄罗斯军队的地区进行了七次中风。 AFCC武装部队的火箭部队和炮兵的部队对两个活力，武器和军事装备的集中到两个领域，以及两个敌人弹药的仓库。</text:p>
      <text:p text:style-name="P4">
俄罗斯联邦的军队在白天进行了三枚导弹和37次航空危害，尤其是使用无人机，以及在国防部队和定居点的位置上对反应性射击消防系统进行了57架炮击。</text:p>
      <text:p text:style-name="P4">
<text:span text:style-name="T4">
另请阅读：</text:span>
 <text:a xlink:type="simple" xlink:href="https://www.ukrinform.ua/rubric-ato/3697727-zsu-znisili-vze-183-750-rosijskih-zagarbnikiv.html" text:style-name="Internet_20_link" text:visited-style-name="Visited_20_Internet_20_Link">
<text:span text:style-name="T4">
销毁</text:span>
</text:a>
由于敌对袭击，他们在平民中丧生和受伤，摧毁并损害了私人住宅和其他平民基础设施。</text:p>
      <text:p text:style-name="P4">
总参谋部警告说：整个俄罗斯人的火箭发射器的可能性仍然很高。</text:p>
      <text:p text:style-name="P4">
_ <text:span text:style-name="T4">
在Volyn，Polissya，Siversky和Slobozhansky的方向</text:span>
 <text:span text:style-name="T4">
<text:span text:style-name="T5">
_</text:span>
</text:span>
___的情况下，根据武装力量，没有发生重大变化。 白天，乌达里亚军队遭受了Sumy地区的Boyar-Reaving，Iskrykivshchyna，Volfine，Katerynivka和Kindrativka的苦难，以及Sagittarius，Ogirtseve，Vovchansk，Petropavlivka，Petropavlivka，Karayachny，Dugoutt和Lodge Kararkiv地区。</text:p>
      <text:p text:style-name="P4">
_ <text:span text:style-name="T4">
在库皮斯克方向</text:span>
 _ <text:span text:style-name="T5">
击败敌人的炮兵，第一个诺莫林斯克(Novomlinsk)，两年，两年，西方和布雷斯特(Kharkiv)地区。</text:span>
 <text:span text:style-name="T4">
在Bakhmut方向</text:span>
 _ _俄罗斯人继续采取进攻行动，并推出了Bakhmut。 Fedorivka，Vasyukivka，Minakivka，Orikhovo-Vasylivka，Novommarkove，Grigorivka，Bakhmut，Bakhmut，Ivanivske，Predivictine，Konstantinovka，Konstantinovka，Druzhkhka，Druzhkka，Alexander-Shultine，Alexander-Shultine，Biagorova，Druzhba和roine donets donets donetskhba和Ironkhba。</text:p>
      <text:p text:style-name="P4">
_ <text:span text:style-name="T4">
在Avdeevsky方向</text:span>
 _ _俄罗斯联邦部队在Avdiivka，Vodyany和Pervomaisky Donetsk地区采取了进攻行动，但没有成功。</text:p>
      <text:p text:style-name="P4">
<text:span text:style-name="T4">
 _在白天，乌克兰防守者在马林斯卡亚方向上</text:span>
反映了在Marinka地区的敌人攻击和顿涅茨克地区的胜利。</text:p>
      <text:p text:style-name="P4">
_ <text:span text:style-name="T4">
在矿物方向</text:span>
 _ <text:span text:style-name="T5">
 _ </text:span>
 _俄罗斯联合会的当天，他们未能在煤炭地区进行进攻行动。 Novoukrainka，Veliky Novosilka和Donetsk地区的煤炭正遭受Zagarbniki的炮击。</text:p>
      <text:p text:style-name="P4">
_ <text:span text:style-name="T4">
在Zaporizhzhya和Kherson的方向</text:span>
 _入侵者捍卫并继续射击定居点。</text:p>
      <text:p text:style-name="P4">
特别是，在遭受敌意的日子里，适合顿涅茨克地区，伯拉特斯克地区，马里尼夫卡，铁路，马里·舒尔巴基和卡米斯克扎普兹兹比亚地区，哈森，哈夫里利夫卡，贝利斯拉夫，维塞尔，维塞尔和安东尼瓦尔森地区。 白天，总共有30多个定居点在前区域被枪杀。</text:p>
      <text:p text:style-name="P4">
可以确定的是，在Sellicabichivka俄罗斯Pseudovlada的Lugansk地区临时捕获的领土上，已下令在农村文化文化中部署40张床位的军事医院。 俄罗斯医疗机构应在本周末到达。</text:p>
      <text:p text:style-name="P4">
<text:span text:style-name="T4">
另请阅读：</text:span>
 <text:a xlink:type="simple" xlink:href="https://www.ukrinform.ua/rubric-ato/3698010-zsu-strimuut-natisk-u-bahmuti-kudi-vorog-kinuv-najbilsu-kilkist-sil-sirskij.html" text:style-name="Internet_20_link" text:visited-style-name="Visited_20_Internet_20_Link">
</text:a>
同时，俄罗斯军队继续利用及时捕获领土的平民为自己的目的，将其藏在人们身后，作为“起居空间”。</text:p>
      <text:p text:style-name="P4">
特别是，在临时捕获的斯卡多夫斯克市，赫尔森地区，移民强迫所有合作者和与他们合作的人，以签署禁止在该地区远离该地区旅行的义务。</text:p>
      <text:p text:style-name="P4">
News Source: <text:a xlink:type="simple" xlink:href="https://www.ukrinform.ua/rubric-ato/3698072-zsu-vidbili-ponad-40-atak-ta-urazili-dva-skladi-z-boepripasami-voroga.html" text:style-name="Internet_20_link" text:visited-style-name="Visited_20_Internet_20_Link">
https://www.ukrinform.ua/rubric-ato/3698072-zsu-vidbili-ponad-40-atak-ta-urazili-dva-skladi-z-boepripasami-voroga.html</text:a>
</text:p>
      <!--NEWS-->
      <text:h text:style-name="P10" text:outline-level="1">
<text:span text:style-name="T4">
警方检查所有从Lavra -Tkachenko出口UOC -MP的事物</text:span>
</text:h>
      <text:p text:style-name="P4">
作者: Ukrinform (Person)</text:p>
      <text:p text:style-name="P4">
出版商: Укринформ (Organization)</text:p>
      <text:p text:style-name="P4">
出版时间: 2023-04-19T19:05:00+03:00</text:p>
      <text:p text:style-name="P4">
修改时间: 2023-04-19T19:05:00+03:00</text:p>
      <text:p text:style-name="P4">
描述: 警方检查了基辅 - 佩奇斯克·拉夫拉（Kiev-Pechersk Lavra）的乌克兰东正教教堂（莫斯科父权制）代表出口的所有事物。  - 乌克林。</text:p>
      <text:p text:style-name="P4">
图片: ["<text:a xlink:type="simple" xlink:href="https://static.ukrinform.com/photos/2023_03/thumb_files/630_360_1680089705-466.jpg" text:style-name="Internet_20_link" text:visited-style-name="Visited_20_Internet_20_Link">
630_360_16800...</text:a>
"]</text:p>
      <text:p text:style-name="P4">
标签: ['Ткаченко', 'Київська Лавра', 'МКІП ', 'Єдині новини']</text:p>
      <text:p text:style-name="P4">
类型: Article</text:p>
      <!--METADATA-->
      <text:p text:style-name="P4">
<draw:frame draw:style-name="fr1" draw:name="Image233" text:anchor-type="as-char" svg:width="6.9236in" svg:height="3.956343in" draw:z-index="0">
<draw:image xlink:href="../Images/yкринформ/2023-04-19T19-05-00-03-00/630_360_1680089705-466.jpg" xlink:type="simple" xlink:show="embed" xlink:actuate="onLoad" draw:mime-type="image/jpeg"/>
</draw:frame>
警方检查乌克兰东正教教堂代表出口的所有事物(莫斯科宗主)来自基辅 - 佩奇克斯克·拉夫拉(Kiev-Pechersk Lavra)。</text:p>
      <text:p text:style-name="P4">
乌克林福姆报道，文化政策部长Oleksandr Tkachenko在唯一的新闻上说。</text:p>
      <text:p text:style-name="P4">
“莫斯科宗主的代表会定期出口一些事情。 在那里的人们离开了领土。 <text:a xlink:type="simple" xlink:href="https://www.ukrinform.ua/tag-policia" text:style-name="Internet_20_link" text:visited-style-name="Visited_20_Internet_20_Link">
</text:a>
检查莫斯科宗主的代表出口的东西。 此外，在修道院中逐步转移博物馆物品的过程继续传递到保护区的博物馆基金会。 所有物体均已获得。” Tkachenko说。</text:p>
      <text:p text:style-name="P4">
<text:span text:style-name="T4">
另请阅读：</text:span>
 <text:a xlink:type="simple" xlink:href="https://www.ukrinform.ua/rubric-society/3698033-u-lavri-zirvali-pecatku-i-poskodili-roleti-policia-porusila-spravu-pro-huliganstvo.html" text:style-name="Internet_20_link" text:visited-style-name="Visited_20_Internet_20_Link">
<text:span text:style-name="T4">
 lavri </text:span>
</text:a>
他还强调，除了僧侣和神学院人外，Lavra中还有一定数量的人对储备有着粗略的态度，并干扰了委员会在接受和转移基辅 - 佩奇斯克国家财产的委员会工作。拉夫拉。</text:p>
      <text:p text:style-name="P4">
正如乌克林福姆(Ukrinform)报道的，一群人<text:a xlink:type="simple" xlink:href="https://www.ukrinform.ua/rubric-society/3698033-u-lavri-zirvali-pecatku-i-poskodili-roleti-policia-porusila-spravu-pro-huliganstvo.html" text:style-name="Internet_20_link" text:visited-style-name="Visited_20_Internet_20_Link">
</text:a>
，执法人员以流氓行为的事实开始了刑事诉讼。</text:p>
      <text:p text:style-name="P4">
News Source: <text:a xlink:type="simple" xlink:href="https://www.ukrinform.ua/rubric-society/3698073-policia-perevirae-vsi-reci-aki-vivozit-upc-mp-iz-lavri-tkacenko.html" text:style-name="Internet_20_link" text:visited-style-name="Visited_20_Internet_20_Link">
https://www.ukrinform.ua/rubric-society/3698073-policia-perevirae-vsi-reci-aki-vivozit-upc-mp-iz-lavri-tkacenko.html</text:a>
</text:p>
      <!--NEWS-->
      <text:h text:style-name="P10" text:outline-level="1">
<text:span text:style-name="T4">
在ODESA高速公路上 - 雷尼面对三辆卡车，有受伤</text:span>
</text:h>
      <text:p text:style-name="P4">
作者: Ukrinform (Person)</text:p>
      <text:p text:style-name="P4">
出版商: Укринформ (Organization)</text:p>
      <text:p text:style-name="P4">
出版时间: 2023-04-19T19:07:26+03:00</text:p>
      <text:p text:style-name="P4">
修改时间: 2023-04-19T19:07:26+03:00</text:p>
      <text:p text:style-name="P4">
描述: 在敖德萨 - 雷尼（Reni）的途径上，在星际科萨奇（Starokozache）和莫纳什（Monashi）的村庄之间，三辆卡车的参与发生了一次事故，其中有两个成年人和一个孩子受伤 - 被送往医院。 流量很复杂。  - 乌克林。</text:p>
      <text:p text:style-name="P4">
图片: ["<text:a xlink:type="simple" xlink:href="https://static.ukrinform.com/photos/2023_04/thumb_files/630_360_1681920173-259.jpg" text:style-name="Internet_20_link" text:visited-style-name="Visited_20_Internet_20_Link">
630_360_16819...</text:a>
", "<text:a xlink:type="simple" xlink:href="https://static.ukrinform.com/photos/2023_04/1681920172-280.jpg" text:style-name="Internet_20_link" text:visited-style-name="Visited_20_Internet_20_Link">
1681920172-28...</text:a>
", "<text:a xlink:type="simple" xlink:href="https://static.ukrinform.com/photos/2023_04/1681920172-914.jpg" text:style-name="Internet_20_link" text:visited-style-name="Visited_20_Internet_20_Link">
1681920172-91...</text:a>
"]</text:p>
      <text:p text:style-name="P4">
标签: ['Аварія', 'ДТП', 'Одеса', 'Поранені', 'Травма', 'Вантажівка']</text:p>
      <text:p text:style-name="P4">
类型: Article</text:p>
      <!--METADATA-->
      <text:p text:style-name="P4">
<draw:frame draw:style-name="fr1" draw:name="Image234" text:anchor-type="as-char" svg:width="6.9236in" svg:height="3.956343in" draw:z-index="0">
<draw:image xlink:href="../Images/yкринформ/2023-04-19T19-07-26-03-00/630_360_1681920173-259.jpg" xlink:type="simple" xlink:show="embed" xlink:actuate="onLoad" draw:mime-type="image/jpeg"/>
</draw:frame>
在Traciodes -Reni，在Starokozache和Monasha村庄之间，参与了三辆卡车，这是一次事故，其中有两个成年人和一个孩子受伤 - 他们被带到医院。 流量很复杂。</text:p>
      <text:p text:style-name="P4">
对这个  <text:a xlink:type="simple" xlink:href="https://od.npu.gov.ua/news/do-uvahy-vodiiv-na-trasi-odesa-reni-mizh-selamy-starokozache-ta-monashi-unaslidok-dtp-uskladneno-rukh-transportu" text:style-name="Internet_20_link" text:visited-style-name="Visited_20_Internet_20_Link">
 </text:a>
据报道，在敖德萨地区的日光下，乌克林福姆报道。</text:p>
      <text:p text:style-name="P4">
“面对三辆DAF，Scania和Volvo卡车。 根据初步信息，第一辆车的驾驶员与第二辆<text:a xlink:type="simple" xlink:href="https://www.ukrinform.ua/tag-avtomobil" text:style-name="Internet_20_link" text:visited-style-name="Visited_20_Internet_20_Link">
</text:a>
，朝相反的方向移动，然后在即将来临的车道上留下，并用第三辆卡车融化。”消息说。</text:p>
      <text:p text:style-name="P4">
<draw:frame draw:style-name="fr1" draw:name="Image235" text:anchor-type="as-char" svg:width="6.9236in" svg:height="3.122031in" draw:z-index="0">
<draw:image xlink:href="../Images/yкринформ/2023-04-19T19-07-26-03-00/1681920172-280.jpg" xlink:type="simple" xlink:show="embed" xlink:actuate="onLoad" draw:mime-type="image/jpeg"/>
</draw:frame>
目前，Starokozache和Monasha Patrol官员之间的道路情节提供了一条车道的反向运动。</text:p>
      <text:p text:style-name="P4">
<text:span text:style-name="T4">
另请阅读：</text:span>
 <text:a xlink:type="simple" xlink:href="https://www.ukrinform.ua/rubric-regions/3697778-na-kiivsini-stalasa-potrijna-dtp-iz-vantazivkami-dvoe-zagiblih.html" text:style-name="Internet_20_link" text:visited-style-name="Visited_20_Internet_20_Link">
<text:span text:style-name="T4">
事故</text:span>
</text:a>
警方报道说，DAF乘客在2022年被DAF乘客和她的女儿造成了不同严重程度的事故，这是一名30岁的沃尔沃司机的袭击。 他们的医生被送往医院。 现场还有另外两个储藏室。</text:p>
      <text:p text:style-name="P4">
<draw:frame draw:style-name="fr1" draw:name="Image236" text:anchor-type="as-char" svg:width="6.9236in" svg:height="3.89773in" draw:z-index="0">
<draw:image xlink:href="../Images/yкринформ/2023-04-19T19-07-26-03-00/1681920172-914.jpg" xlink:type="simple" xlink:show="embed" xlink:actuate="onLoad" draw:mime-type="image/jpeg"/>
</draw:frame>
据报道，在基辅高速公路上 - 哈尔基夫发生在4月19日<text:a xlink:type="simple" xlink:href="https://www.ukrinform.ua/rubric-regions/3697778-na-kiivsini-stalasa-potrijna-dtp-iz-vantazivkami-dvoe-zagiblih.html" text:style-name="Internet_20_link" text:visited-style-name="Visited_20_Internet_20_Link">
</text:a>
还参与三个负载。</text:p>
      <text:p text:style-name="P4">
News Source: <text:a xlink:type="simple" xlink:href="https://www.ukrinform.ua/rubric-regions/3698076-na-trasi-odesa-reni-zistovhnulisa-tri-vantazivki-e-travmovani.html" text:style-name="Internet_20_link" text:visited-style-name="Visited_20_Internet_20_Link">
https://www.ukrinform.ua/rubric-regions/3698076-na-trasi-odesa-reni-zistovhnulisa-tri-vantazivki-e-travmovani.html</text:a>
</text:p>
      <!--NEWS-->
      <text:h text:style-name="P10" text:outline-level="1">
<text:span text:style-name="T4">
在敖德萨体育场，他们向切尔诺莫特的球迷说再见，后者死于巴赫穆特</text:span>
</text:h>
      <text:p text:style-name="P4">
作者: Ukrinform (Person)</text:p>
      <text:p text:style-name="P4">
出版商: Укринформ (Organization)</text:p>
      <text:p text:style-name="P4">
出版时间: 2023-04-19T19:18:39+03:00</text:p>
      <text:p text:style-name="P4">
修改时间: 2023-04-19T19:18:39+03:00</text:p>
      <text:p text:style-name="P4">
描述: 4月19日，在Chernomorets体育场举行的告别仪式，与敖德萨Ultras Sergey Fedyk一起去世，他去世了，为巴赫穆特（Bakhmut）领导的国家辩护。  - 乌克林。</text:p>
      <text:p text:style-name="P4">
图片: ["<text:a xlink:type="simple" xlink:href="https://static.ukrinform.com/photos/2023_04/thumb_files/630_360_1681921005-7732.jpeg" text:style-name="Internet_20_link" text:visited-style-name="Visited_20_Internet_20_Link">
630_360_16819...</text:a>
", "<text:a xlink:type="simple" xlink:href="https://static.ukrinform.com/photos/2023_04/thumb_files/630_360_1681921005-9216.jpeg" text:style-name="Internet_20_link" text:visited-style-name="Visited_20_Internet_20_Link">
630_360_16819...</text:a>
", "<text:a xlink:type="simple" xlink:href="https://static.ukrinform.com/photos/2023_04/thumb_files/630_360_1681921005-1486.jpeg" text:style-name="Internet_20_link" text:visited-style-name="Visited_20_Internet_20_Link">
630_360_16819...</text:a>
", "<text:a xlink:type="simple" xlink:href="https://static.ukrinform.com/photos/2023_04/thumb_files/630_360_1681921005-8147.jpeg" text:style-name="Internet_20_link" text:visited-style-name="Visited_20_Internet_20_Link">
630_360_16819...</text:a>
", "<text:a xlink:type="simple" xlink:href="https://static.ukrinform.com/photos/2023_04/thumb_files/630_360_1681921005-7873.jpeg" text:style-name="Internet_20_link" text:visited-style-name="Visited_20_Internet_20_Link">
630_360_16819...</text:a>
", "<text:a xlink:type="simple" xlink:href="https://static.ukrinform.com/photos/2023_04/thumb_files/630_360_1681921005-4698.jpeg" text:style-name="Internet_20_link" text:visited-style-name="Visited_20_Internet_20_Link">
630_360_16819...</text:a>
"]</text:p>
      <text:p text:style-name="P4">
标签: ['Бахмут', 'Одеса', 'Чорноморець']</text:p>
      <text:p text:style-name="P4">
类型: Article</text:p>
      <!--METADATA-->
      <text:p text:style-name="P4">
<draw:frame draw:style-name="fr1" draw:name="Image237" text:anchor-type="as-char" svg:width="6.9236in" svg:height="3.956343in" draw:z-index="0">
<draw:image xlink:href="../Images/yкринформ/2023-04-19T19-18-39-03-00/630_360_1681921005-7732.jpeg" xlink:type="simple" xlink:show="embed" xlink:actuate="onLoad" draw:mime-type="image/jpeg"/>
</draw:frame>
4月19日，Chernomorets Nastadion与Odessa Ultrasergy Fedik通过了告别仪式，后者在保护巴赫穆特(Bakhmut)领导下的国家时去世。</text:p>
      <text:p text:style-name="P4">
告别视频<text:a xlink:type="simple" xlink:href="https://www.facebook.com/povstanez/posts/pfbid02ShXV27to4TfJRJXCNPRp34Qn2SqkA2CGoTnuGYcomacCPfQ1eTS7NjVnnMDoTNcrl" text:style-name="Internet_20_link" text:visited-style-name="Visited_20_Internet_20_Link">
</text:a>
Bogdan Osinsky，报道乌克林福姆。</text:p>
      <text:p text:style-name="P4">
2014年，谢尔盖·费德克(Sergei Fedik)是迈丹(Maidan)尊严革命的积极参与者。费德克(Fedik)在5月2日在敖德萨(Odessa)发生冲突期间捍卫了该州的统一，受伤。</text:p>
      <text:p text:style-name="P4">
2016年，谢尔盖(Sergei)志愿者代表乌克兰(Ukraine)作为统一营的一部分，在那里他任职至2021年。 随着对维斯诺夫(Vesnov)的全面入侵，他拿起武器，捍卫自己的祖国。 他在第28个单独的机械旅的复杂性的第一台上战斗，以冬季战役的骑士命名。 英雄于3月25日在巴赫穆特(Bakhmut)的带领下。</text:p>
      <text:p text:style-name="P4">
<text:span text:style-name="T4">
另请阅读：</text:span>
 <text:a xlink:type="simple" xlink:href="https://www.ukrinform.ua/rubric-regions/3697768-terakt-v-olenivci-na-kirovogradsini-poprosalisa-iz-zagiblim-azovcem-homovskim.html" text:style-name="Internet_20_link" text:visited-style-name="Visited_20_Internet_20_Link">
<text:span text:style-name="T4">
再见</text:span>
</text:a>
Chernomorets足球迷和兄弟们在最后一堆的战斗机上度过了一场发火的走廊。</text:p>
      <text:p text:style-name="P4">
<draw:frame draw:style-name="fr1" draw:name="Image238" text:anchor-type="as-char" svg:width="6.9236in" svg:height="3.956343in" draw:z-index="0">
<draw:image xlink:href="../Images/yкринформ/2023-04-19T19-18-39-03-00/630_360_1681921005-9216.jpeg" xlink:type="simple" xlink:show="embed" xlink:actuate="onLoad" draw:mime-type="image/jpeg"/>
</draw:frame>
在敖德萨体育场上，他们告别了粉丝的“切尔诺曼”，他去世了，他去世了，他去世了：(Images/yкринформ/2023-04-19T19-18-39-03-00/630_360_1681921005-9216.jpeg)](https://static.ukrinform.com/photos/2023_04/1681921005-9216.jpeg) <text:a xlink:type="simple" xlink:href="https://static.ukrinform.com/photos/2023_04/1681921005-1486.jpeg" text:style-name="Internet_20_link" text:visited-style-name="Visited_20_Internet_20_Link">
<draw:frame draw:style-name="fr1" draw:name="Image239" text:anchor-type="as-char" svg:width="6.9236in" svg:height="3.956343in" draw:z-index="0">
<draw:image xlink:href="../Images/yкринформ/2023-04-19T19-18-39-03-00/630_360_1681921005-1486.jpeg" xlink:type="simple" xlink:show="embed" xlink:actuate="onLoad" draw:mime-type="image/jpeg"/>
</draw:frame>
</text:a>
 <text:a xlink:type="simple" xlink:href="https://static.ukrinform.com/photos/2023_04/1681921005-7732.jpeg" text:style-name="Internet_20_link" text:visited-style-name="Visited_20_Internet_20_Link">
<draw:frame draw:style-name="fr1" draw:name="Image240" text:anchor-type="as-char" svg:width="6.9236in" svg:height="3.956343in" draw:z-index="0">
<draw:image xlink:href="../Images/yкринформ/2023-04-19T19-18-39-03-00/630_360_1681921005-7732.jpeg" xlink:type="simple" xlink:show="embed" xlink:actuate="onLoad" draw:mime-type="image/jpeg"/>
</draw:frame>
</text:a>
 <text:a xlink:type="simple" xlink:href="https://static.ukrinform.com/photos/2023_04/1681921005-8147.jpeg" text:style-name="Internet_20_link" text:visited-style-name="Visited_20_Internet_20_Link">
<draw:frame draw:style-name="fr1" draw:name="Image241" text:anchor-type="as-char" svg:width="6.9236in" svg:height="3.956343in" draw:z-index="0">
<draw:image xlink:href="../Images/yкринформ/2023-04-19T19-18-39-03-00/630_360_1681921005-8147.jpeg" xlink:type="simple" xlink:show="embed" xlink:actuate="onLoad" draw:mime-type="image/jpeg"/>
</draw:frame>
</text:a>
 <text:a xlink:type="simple" xlink:href="https://static.ukrinform.com/photos/2023_04/1681921005-7873.jpeg" text:style-name="Internet_20_link" text:visited-style-name="Visited_20_Internet_20_Link">
<draw:frame draw:style-name="fr1" draw:name="Image242" text:anchor-type="as-char" svg:width="6.9236in" svg:height="3.956343in" draw:z-index="0">
<draw:image xlink:href="../Images/yкринформ/2023-04-19T19-18-39-03-00/630_360_1681921005-7873.jpeg" xlink:type="simple" xlink:show="embed" xlink:actuate="onLoad" draw:mime-type="image/jpeg"/>
</draw:frame>
</text:a>
 <text:a xlink:type="simple" xlink:href="https://static.ukrinform.com/photos/2023_04/1681921005-4698.jpeg" text:style-name="Internet_20_link" text:visited-style-name="Visited_20_Internet_20_Link">
<draw:frame draw:style-name="fr1" draw:name="Image243" text:anchor-type="as-char" svg:width="6.9236in" svg:height="3.956343in" draw:z-index="0">
<draw:image xlink:href="../Images/yкринформ/2023-04-19T19-18-39-03-00/630_360_1681921005-4698.jpeg" xlink:type="simple" xlink:show="embed" xlink:actuate="onLoad" draw:mime-type="image/jpeg"/>
</draw:frame>
</text:a>
据报道，4月2日，巴赫穆特(Bakhmut)是霍克斯(Khutor)村的本地人，他是跆拳道Andrei Andrei Vorobkalo的黑带所有者Badcherkas。</text:p>
      <text:p text:style-name="P4">
News Source: <text:a xlink:type="simple" xlink:href="https://www.ukrinform.ua/rubric-regions/3698082-na-odeskomu-stadioni-poprosalisa-z-fanatom-cornomorca-akij-zaginuv-pid-bahmutom.html" text:style-name="Internet_20_link" text:visited-style-name="Visited_20_Internet_20_Link">
https://www.ukrinform.ua/rubric-regions/3698082-na-odeskomu-stadioni-poprosalisa-z-fanatom-cornomorca-akij-zaginuv-pid-bahmutom.html</text:a>
</text:p>
      <!--NEWS-->
      <text:h text:style-name="P10" text:outline-level="1">
<text:span text:style-name="T4">
边境警卫击退了俄罗斯袭击者在巴赫穆特的袭击</text:span>
</text:h>
      <text:p text:style-name="P4">
作者: Ukrinform (Person)</text:p>
      <text:p text:style-name="P4">
出版商: Укринформ (Organization)</text:p>
      <text:p text:style-name="P4">
出版时间: 2023-04-19T19:23:46+03:00</text:p>
      <text:p text:style-name="P4">
修改时间: 2023-04-19T19:23:46+03:00</text:p>
      <text:p text:style-name="P4">
描述: 边境警卫击退了俄罗斯风暴在顿涅茨克地区巴赫穆特的袭击，摧毁了三名入侵者。  - 乌克林。</text:p>
      <text:p text:style-name="P4">
图片: ["<text:a xlink:type="simple" xlink:href="https://static.ukrinform.com/photos/2023_03/thumb_files/630_360_1679670498-269.jpeg" text:style-name="Internet_20_link" text:visited-style-name="Visited_20_Internet_20_Link">
630_360_16796...</text:a>
"]</text:p>
      <text:p text:style-name="P4">
标签: ['Бахмут', 'Прикордонники', 'Війна з росією']</text:p>
      <text:p text:style-name="P4">
类型: Article</text:p>
      <!--METADATA-->
      <text:p text:style-name="P4">
<draw:frame draw:style-name="fr1" draw:name="Image244" text:anchor-type="as-char" svg:width="6.9236in" svg:height="3.956343in" draw:z-index="0">
<draw:image xlink:href="../Images/yкринформ/2023-04-19T19-23-46-03-00/630_360_1679670498-269.jpeg" xlink:type="simple" xlink:show="embed" xlink:actuate="onLoad" draw:mime-type="image/jpeg"/>
</draw:frame>
边境警卫击退了俄罗斯进攻步枪在顿涅茨克地区巴赫穆特的袭击，摧毁了三名入侵者。</text:p>
      <text:p text:style-name="P4">
根据乌克林福姆的说法，乌克兰国家边境部门报告在<text:a xlink:type="simple" xlink:href="https://t.me/DPSUkr/10648" text:style-name="Internet_20_link" text:visited-style-name="Visited_20_Internet_20_Link">
</text:a>
。</text:p>
      <text:p text:style-name="P4">
“巴赫穆特。 攻击与攻击者一样结束：3人死亡和4人受伤。罗尔斯接近边境位置并试图占领他们。 证词说：“敌人发生了一场位置之战，其中占领的一部分没有受到破坏，边防部队的大火超越了那些幸存的人。”</text:p>
      <text:p text:style-name="P4">
<text:span text:style-name="T4">
另请阅读：</text:span>
 <text:a xlink:type="simple" xlink:href="https://www.ukrinform.ua/rubric-ato/3698072-zsu-vidbili-ponad-40-atak-ta-urazili-dva-skladi-z-boepripasami-voroga.html" text:style-name="Internet_20_link" text:visited-style-name="Visited_20_Internet_20_Link">
</text:a>
正如乌克林福姆报道的<text:a xlink:type="simple" xlink:href="https://www.ukrinform.ua/rubric-ato/3698010-zsu-strimuut-natisk-u-bahmuti-kudi-vorog-kinuv-najbilsu-kilkist-sil-sirskij.html" text:style-name="Internet_20_link" text:visited-style-name="Visited_20_Internet_20_Link">
</text:a>
4月19日晚上，除了俄罗斯入侵者慷慨敌意的活力和技术外，乌克兰防空部队被摧毁了<text:a xlink:type="simple" xlink:href="https://www.ukrinform.ua/tag-bezpilotnik" text:style-name="Internet_20_link" text:visited-style-name="Visited_20_Internet_20_Link">
</text:a>
\  -  Zala和Orlan。</text:p>
      <text:p text:style-name="P4">
<text:span text:style-name="T5">
foto：dpsu</text:span>
</text:p>
      <text:p text:style-name="P4">
News Source: <text:a xlink:type="simple" xlink:href="https://www.ukrinform.ua/rubric-ato/3698084-prikordonniki-vidbili-ataku-rosijskih-sturmovikiv-u-bahmuti.html" text:style-name="Internet_20_link" text:visited-style-name="Visited_20_Internet_20_Link">
https://www.ukrinform.ua/rubric-ato/3698084-prikordonniki-vidbili-ataku-rosijskih-sturmovikiv-u-bahmuti.html</text:a>
</text:p>
      <!--NEWS-->
      <text:h text:style-name="P10" text:outline-level="1">
<text:span text:style-name="T4">
Usik Fury的战斗可以在12月举行</text:span>
</text:h>
      <text:p text:style-name="P4">
作者: Ukrinform (Person)</text:p>
      <text:p text:style-name="P4">
出版商: Укринформ (Organization)</text:p>
      <text:p text:style-name="P4">
出版时间: 2023-04-19T19:28:22+03:00</text:p>
      <text:p text:style-name="P4">
修改时间: 2023-04-19T19:28:22+03:00</text:p>
      <text:p text:style-name="P4">
描述: У цьому ж вечорі боксу боксуватимуть Джошуа та Вайлдер. — Укрінформ.</text:p>
      <text:p text:style-name="P4">
图片: ["<text:a xlink:type="simple" xlink:href="https://static.ukrinform.com/photos/2023_04/thumb_files/630_360_1681921602-722.png" text:style-name="Internet_20_link" text:visited-style-name="Visited_20_Internet_20_Link">
630_360_16819...</text:a>
"]</text:p>
      <text:p text:style-name="P4">
标签: ['Бокс', 'Усик']</text:p>
      <text:p text:style-name="P4">
类型: Article</text:p>
      <!--METADATA-->
      <text:p text:style-name="P4">
<draw:frame draw:style-name="fr1" draw:name="Image245" text:anchor-type="as-char" svg:width="6.9236in" svg:height="3.956343in" draw:z-index="0">
<draw:image xlink:href="../Images/yкринформ/2023-04-19T19-28-22-03-00/630_360_1681921602-722.png" xlink:type="simple" xlink:show="embed" xlink:actuate="onLoad" draw:mime-type="image/png"/>
</draw:frame>
 У цьому жвечорі боксу боксуватимуть Джошуа та Вайлдер.</text:p>
      <text:p text:style-name="P4">
Саудівська компанія Skill Challenge Entertainment веде перемовини зпредставниками Олександра Усика, Тайсона Ф'юрі, Ентоні Джошуа та ДеонтеяВайлдера щодо поєдинків за участі боксерів на одному вечорі боксу, про це <text:a xlink:type="simple" xlink:href="https://www.youtube.com/watch" text:style-name="Internet_20_link" text:visited-style-name="Visited_20_Internet_20_Link">
</text:a>
乌克林福姆报道，阿拉伯达拉的代表。</text:p>
      <text:p text:style-name="P4">
拳击之夜本身计划在12月举行，但没有具体的咨询或日期，只有咨询。</text:p>
      <text:p text:style-name="P4">
通常，计划组织约4-5场大型比赛，其中两场将是Usik -Fury和Joshua -Wilder。</text:p>
      <text:p text:style-name="P4">
<text:span text:style-name="T4">
另请阅读：</text:span>
 <text:a xlink:type="simple" xlink:href="https://www.ukrinform.ua/rubric-sports/3693359-usik-ocolue-rejting-zurnalu-the-ring-nezalezno-vid-vagovoi-kategorii.html" text:style-name="Internet_20_link" text:visited-style-name="Visited_20_Internet_20_Link">
<text:span text:style-name="T4">
 usik </text:span>
</text:a>
正如Ukrinform，WBA，WBO，IBO和IBF冠军的报道</text:p>
      <text:p text:style-name="P4">
照片：Getty图像</text:p>
      <text:p text:style-name="P4">
News Source: <text:a xlink:type="simple" xlink:href="https://www.ukrinform.ua/rubric-sports/3698087-bij-usikfuri-moze-vidbutis-u-grudni.html" text:style-name="Internet_20_link" text:visited-style-name="Visited_20_Internet_20_Link">
https://www.ukrinform.ua/rubric-sports/3698087-bij-usikfuri-moze-vidbutis-u-grudni.html</text:a>
</text:p>
      <!--NEWS-->
      <text:h text:style-name="P10" text:outline-level="1">
<text:span text:style-name="T4">
德国将为乌克兰提供每位流离失所的住房1.12亿欧元</text:span>
</text:h>
      <text:p text:style-name="P4">
作者: Ukrinform (Person)</text:p>
      <text:p text:style-name="P4">
出版商: Укринформ (Organization)</text:p>
      <text:p text:style-name="P4">
出版时间: 2023-04-19T19:30:00+03:00</text:p>
      <text:p text:style-name="P4">
修改时间: 2023-04-19T19:30:00+03:00</text:p>
      <text:p text:style-name="P4">
描述: 德国将额外分配1.12亿欧元，以协助乌克兰的内部流离失所者，包括为他们提供住房。  - 乌克林。</text:p>
      <text:p text:style-name="P4">
图片: ["<text:a xlink:type="simple" xlink:href="https://static.ukrinform.com/photos/2022_02/thumb_files/630_360_1645403995-536.jpg" text:style-name="Internet_20_link" text:visited-style-name="Visited_20_Internet_20_Link">
630_360_16454...</text:a>
"]</text:p>
      <text:p text:style-name="P4">
标签: None</text:p>
      <text:p text:style-name="P4">
类型: Article</text:p>
      <!--METADATA-->
      <text:p text:style-name="P4">
<draw:frame draw:style-name="fr1" draw:name="Image246" text:anchor-type="as-char" svg:width="6.9236in" svg:height="3.956343in" draw:z-index="0">
<draw:image xlink:href="../Images/yкринформ/2023-04-19T19-30-00-03-00/630_360_1645403995-536.jpg" xlink:type="simple" xlink:show="embed" xlink:actuate="onLoad" draw:mime-type="image/jpeg"/>
</draw:frame>
德国将再获得1.12亿欧元，以协助乌克兰的内部流离失所者，包括为他们提供住房。</text:p>
      <text:p text:style-name="P4">
这是由约翰·弗拉斯巴特(Johon Flasbart)在基辅(Kiev)的一份通讯中的一份通讯中，由约翰·弗拉斯巴特(Johon Flasbart)在德国经济合作与发展部的国家秘书指出。</text:p>
      <text:p text:style-name="P4">
“在访问乌克兰期间，我今天还说，今年德国将超过1.12亿欧元，以帮助内部协助<text:a xlink:type="simple" xlink:href="https://www.ukrinform.ua/tag-pereselenci" text:style-name="Internet_20_link" text:visited-style-name="Visited_20_Internet_20_Link">
</text:a>
特别是，为他们提供了自己的生活并提供其他服务。”弗拉特尔说。</text:p>
      <text:p text:style-name="P4">
他还告知，在与乌克兰民间社会官员的会议期间，他对乌克兰目前的说法有了清晰的想法，访问了欧尔平，鲍罗迪卡(Borodyanka)，并会见了基辅市长。</text:p>
      <text:p text:style-name="P4">
<text:span text:style-name="T4">
另请阅读：</text:span>
 <text:a xlink:type="simple" xlink:href="https://www.ukrinform.ua/rubric-ato/3698038-ukraina-otrimala-z-nimeccini-drugij-kompleks-ppo-irist-zmi.html" text:style-name="Internet_20_link" text:visited-style-name="Visited_20_Internet_20_Link">
<text:span text:style-name="T4">
德国</text:span>
</text:a>
“我们已经分析了重建乌克兰的需求，熟悉了乌克兰政府和社会提出的优先事项，我们考虑了乌克兰最含糊的需求。</text:p>
      <text:p text:style-name="P4">
据报道，德国经济合作部国家秘书尤恩·普拉斯巴特(Yochen Plasbart)于4月18日以两天的景点抵达基辅。</text:p>
      <text:p text:style-name="P4">
News Source: <text:a xlink:type="simple" xlink:href="https://www.ukrinform.ua/rubric-society/3698090-nimeccina-nadast-ukraini-se-112-miljoniv-na-zitlo-dla-pereselenciv.html" text:style-name="Internet_20_link" text:visited-style-name="Visited_20_Internet_20_Link">
https://www.ukrinform.ua/rubric-society/3698090-nimeccina-nadast-ukraini-se-112-miljoniv-na-zitlo-dla-pereselenciv.html</text:a>
</text:p>
      <!--NEWS-->
      <text:h text:style-name="P10" text:outline-level="1">
<text:span text:style-name="T4">
乌克兰企业家要求政府禁止来自波兰的乳制品</text:span>
</text:h>
      <text:p text:style-name="P4">
作者: Ukrinform (Person)</text:p>
      <text:p text:style-name="P4">
出版商: Укринформ (Organization)</text:p>
      <text:p text:style-name="P4">
出版时间: 2023-04-19T19:38:00+03:00</text:p>
      <text:p text:style-name="P4">
修改时间: 2023-04-19T19:38:00+03:00</text:p>
      <text:p text:style-name="P4">
描述: 乌克兰乳业企业联合会向乌克兰政府提出呼吁，禁止从波兰进口乳制品。  - 乌克林。</text:p>
      <text:p text:style-name="P4">
图片: ["<text:a xlink:type="simple" xlink:href="https://static.ukrinform.com/photos/2018_01/thumb_files/630_360_1515838759-3616.jpg" text:style-name="Internet_20_link" text:visited-style-name="Visited_20_Internet_20_Link">
630_360_15158...</text:a>
"]</text:p>
      <text:p text:style-name="P4">
标签: ['Імпорт', 'Польща', 'Україна', 'Заборона', 'Молоко']</text:p>
      <text:p text:style-name="P4">
类型: Article</text:p>
      <!--METADATA-->
      <text:p text:style-name="P4">
<draw:frame draw:style-name="fr1" draw:name="Image247" text:anchor-type="as-char" svg:width="6.9236in" svg:height="3.956343in" draw:z-index="0">
<draw:image xlink:href="../Images/yкринформ/2023-04-19T19-38-00-03-00/630_360_1515838759-3616.jpg" xlink:type="simple" xlink:show="embed" xlink:actuate="onLoad" draw:mime-type="image/jpeg"/>
</draw:frame>
乌克兰的乌克兰教育企业向乌克兰政府提出上诉，要求从波兰进口乳制品。</text:p>
      <text:p text:style-name="P4">
正如乌克林福姆报道的那样，它报告了<text:a xlink:type="simple" xlink:href="https://uadairy.com/smpu-vymagaye-vid-uryadu-ukrayiny-vvesty-zaboronu-importu-molochnoyi-produkcziyi-z-polshhi/" text:style-name="Internet_20_link" text:visited-style-name="Visited_20_Internet_20_Link">
</text:a>
报告写道：“我们要求政府通过引入存款措施来保护国内乳制品行业：在禁止将乌克兰乳制品进口到波兰的时期，禁止将波兰乳制品进口到乌克兰。”</text:p>
      <text:p text:style-name="P4">
值得注意的是，工会对乌克兰塔皮尔什奇(Tapolshche)之间谈判的结果不满意，在此期间，乌克兰农产品的过境被波兰领土解锁了。</text:p>
      <text:p text:style-name="P4">
<text:span text:style-name="T4">
另请阅读：</text:span>
 <text:a xlink:type="simple" xlink:href="https://www.ukrinform.ua/rubric-economy/3698058-agrarii-zaklikali-evrosouz-ne-obmezuvati-vilnij-ruh-prodovolstva-z-ukraini.html" text:style-name="Internet_20_link" text:visited-style-name="Visited_20_Internet_20_Link">
</text:a>
乳制品业务的代表强调，在这些谈判中获得批准不会随着对乳制品出口的禁令而改变情况，因此置于国内乳制品行业的影响下。</text:p>
      <text:p text:style-name="P4">
工会提醒人们，贸易限制的决定只能由手工艺委员会做出。 乌克兰乳业企业正在指望乌克兰政府和欧洲同事的支持，他们可以在欧洲立法领域重新获得我们国家的贸易关系。</text:p>
      <text:p text:style-name="P4">
<text:span text:style-name="T4">
另请阅读：</text:span>
 <text:a xlink:type="simple" xlink:href="https://www.ukrinform.ua/rubric-economy/3697901-evrokomisia-proponue-zahodi-dla-zahistu-rinku-es-vid-nadmirnogo-importu-prodovolstva-z-ukraini.html" text:style-name="Internet_20_link" text:visited-style-name="Visited_20_Internet_20_Link">
</text:a>
</text:p>
      <text:p text:style-name="P4">
<text:a xlink:type="simple" xlink:href="https://uadairy.com/polski-pererobnyky-moloka-sturbovani-zakryttyam-svogo-rynku-dlya-eksportu-ukrayinskoyi-molochnoyi-produkcziyi/" text:style-name="Internet_20_link" text:visited-style-name="Visited_20_Internet_20_Link">
 </text:a>
根据牛奶加工商的Danipol协会的说法，该协会在2023年1月至3月，乌克兰在波兰将1吨牛奶和奶油放在不加糖的情况下，60吨黄油或其他牛奶脂肪以及710吨牛奶。</text:p>
      <text:p text:style-name="P4">
在同一时期<text:a xlink:type="simple" xlink:href="https://www.ukrinform.ua/tag-polsa" text:style-name="Internet_20_link" text:visited-style-name="Visited_20_Internet_20_Link">
</text:a>
在乌克兰出口的2213吨奶酪，1080吨乳清和1312吨发酵产品。</text:p>
      <text:p text:style-name="P4">
据乌克林福姆报道，乌克兰和波兰已同意自2023年4月21日以来通过波兰领土恢复过境 - 乌克兰农产品。与此同时，波兰也禁止禁止进口乌克兰农产品，包括欧洲谷物，包括谷物，包括谷物，以及石油和乳制品。 该禁令于2023年1月15日引入。</text:p>
      <text:p text:style-name="P4">
News Source: <text:a xlink:type="simple" xlink:href="https://www.ukrinform.ua/rubric-economy/3698099-ukrainski-pidpriemci-prosat-urad-zaboroniti-import-molocnoi-produkcii-z-polsi.html" text:style-name="Internet_20_link" text:visited-style-name="Visited_20_Internet_20_Link">
https://www.ukrinform.ua/rubric-economy/3698099-ukrainski-pidpriemci-prosat-urad-zaboroniti-import-molocnoi-produkcii-z-polsi.html</text:a>
</text:p>
      <!--NEWS-->
      <text:h text:style-name="P10" text:outline-level="1">
<text:span text:style-name="T4">
在顿涅茨克（Donetsk</text:span>
</text:h>
      <text:p text:style-name="P4">
作者: Ukrinform (Person)</text:p>
      <text:p text:style-name="P4">
出版商: Укринформ (Organization)</text:p>
      <text:p text:style-name="P4">
出版时间: 2023-04-19T19:38:32+03:00</text:p>
      <text:p text:style-name="P4">
修改时间: 2023-04-19T19:38:32+03:00</text:p>
      <text:p text:style-name="P4">
描述: 在波克罗夫斯克的顿涅茨克（Donetsk），一场摄影展览会几乎被索莱达（Soledar）的俄罗斯入侵者摧毁。  - 乌克林。</text:p>
      <text:p text:style-name="P4">
图片: ["<text:a xlink:type="simple" xlink:href="https://static.ukrinform.com/photos/2023_04/thumb_files/630_360_1681922139-2039.jpeg" text:style-name="Internet_20_link" text:visited-style-name="Visited_20_Internet_20_Link">
630_360_16819...</text:a>
", "<text:a xlink:type="simple" xlink:href="https://static.ukrinform.com/photos/2023_04/thumb_files/630_360_1681922139-4665.jpeg" text:style-name="Internet_20_link" text:visited-style-name="Visited_20_Internet_20_Link">
630_360_16819...</text:a>
", "<text:a xlink:type="simple" xlink:href="https://static.ukrinform.com/photos/2023_04/thumb_files/630_360_1681922139-7551.jpeg" text:style-name="Internet_20_link" text:visited-style-name="Visited_20_Internet_20_Link">
630_360_16819...</text:a>
", "<text:a xlink:type="simple" xlink:href="https://static.ukrinform.com/photos/2023_04/thumb_files/630_360_1681922139-1815.jpeg" text:style-name="Internet_20_link" text:visited-style-name="Visited_20_Internet_20_Link">
630_360_16819...</text:a>
", "<text:a xlink:type="simple" xlink:href="https://static.ukrinform.com/photos/2023_04/thumb_files/630_360_1681922139-2230.jpeg" text:style-name="Internet_20_link" text:visited-style-name="Visited_20_Internet_20_Link">
630_360_16819...</text:a>
", "<text:a xlink:type="simple" xlink:href="https://static.ukrinform.com/photos/2023_04/thumb_files/630_360_1681922139-9152.jpeg" text:style-name="Internet_20_link" text:visited-style-name="Visited_20_Internet_20_Link">
630_360_16819...</text:a>
", "<text:a xlink:type="simple" xlink:href="https://static.ukrinform.com/photos/2023_04/thumb_files/630_360_1681922139-3992.jpeg" text:style-name="Internet_20_link" text:visited-style-name="Visited_20_Internet_20_Link">
630_360_16819...</text:a>
", "<text:a xlink:type="simple" xlink:href="https://static.ukrinform.com/photos/2023_04/thumb_files/630_360_1681922139-2427.jpeg" text:style-name="Internet_20_link" text:visited-style-name="Visited_20_Internet_20_Link">
630_360_16819...</text:a>
"]</text:p>
      <text:p text:style-name="P4">
标签: ['Донеччина', 'Фотовиставка', 'Війна з росією']</text:p>
      <text:p text:style-name="P4">
类型: Article</text:p>
      <!--METADATA-->
      <text:p text:style-name="P4">
<draw:frame draw:style-name="fr1" draw:name="Image248" text:anchor-type="as-char" svg:width="6.9236in" svg:height="3.956343in" draw:z-index="0">
<draw:image xlink:href="../Images/yкринформ/2023-04-19T19-38-32-03-00/630_360_1681922139-2039.jpeg" xlink:type="simple" xlink:show="embed" xlink:actuate="onLoad" draw:mime-type="image/jpeg"/>
</draw:frame>
Pokrovsk的Nadonechyna开设了一场摄影展览，该展览几乎被俄罗斯的Soledar入侵者摧毁。</text:p>
      <text:p text:style-name="P4">
正如乌克林福姆报道的那样，它报告了<text:a xlink:type="simple" xlink:href="https://dn.gov.ua/news/vidkrito-fotovistavku-prisvyachenu-soledaru" text:style-name="Internet_20_link" text:visited-style-name="Visited_20_Internet_20_Link">
</text:a>
。</text:p>
      <text:p text:style-name="P4">
“今天在博克罗夫斯克开业的专门针对Soledar的摄影展。 这些作品是我们的同胞的作品 - 摄影师亚历山大(Alexander)和第93个机械化旅的Iryniryibakakova的Presofizzerka，”该消息写道。</text:p>
      <text:p text:style-name="P4">
值得注意的是，在他们的作品中，有一个索莱达市，这是在大规模入侵的开始之前，也是俄罗斯武装侵略，其所有汽车后果以及乌克兰的武装力量 - 勇敢而专业。</text:p>
      <text:p text:style-name="P4">
<draw:frame draw:style-name="fr1" draw:name="Image249" text:anchor-type="as-char" svg:width="6.9236in" svg:height="3.956343in" draw:z-index="0">
<draw:image xlink:href="../Images/yкринформ/2023-04-19T19-38-32-03-00/630_360_1681922139-4665.jpeg" xlink:type="simple" xlink:show="embed" xlink:actuate="onLoad" draw:mime-type="image/jpeg"/>
</draw:frame>
Nadonechyna开设了一个摄影展览，该展览专门针对俄罗斯人 /照片摧毁的Soledar：Donetsk地区政府<text:a xlink:type="simple" xlink:href="https://static.ukrinform.com/photos/2023_04/1681922139-4665.jpeg" text:style-name="Internet_20_link" text:visited-style-name="Visited_20_Internet_20_Link">
<draw:frame draw:style-name="fr1" draw:name="Image250" text:anchor-type="as-char" svg:width="6.9236in" svg:height="3.956343in" draw:z-index="0">
<draw:image xlink:href="../Images/yкринформ/2023-04-19T19-38-32-03-00/630_360_1681922139-4665.jpeg" xlink:type="simple" xlink:show="embed" xlink:actuate="onLoad" draw:mime-type="image/jpeg"/>
</draw:frame>
</text:a>
 <text:a xlink:type="simple" xlink:href="https://static.ukrinform.com/photos/2023_04/1681922139-7551.jpeg" text:style-name="Internet_20_link" text:visited-style-name="Visited_20_Internet_20_Link">
<draw:frame draw:style-name="fr1" draw:name="Image251" text:anchor-type="as-char" svg:width="6.9236in" svg:height="3.956343in" draw:z-index="0">
<draw:image xlink:href="../Images/yкринформ/2023-04-19T19-38-32-03-00/630_360_1681922139-7551.jpeg" xlink:type="simple" xlink:show="embed" xlink:actuate="onLoad" draw:mime-type="image/jpeg"/>
</draw:frame>
</text:a>
 <text:a xlink:type="simple" xlink:href="https://static.ukrinform.com/photos/2023_04/1681922139-2039.jpeg" text:style-name="Internet_20_link" text:visited-style-name="Visited_20_Internet_20_Link">
<draw:frame draw:style-name="fr1" draw:name="Image252" text:anchor-type="as-char" svg:width="6.9236in" svg:height="3.956343in" draw:z-index="0">
<draw:image xlink:href="../Images/yкринформ/2023-04-19T19-38-32-03-00/630_360_1681922139-2039.jpeg" xlink:type="simple" xlink:show="embed" xlink:actuate="onLoad" draw:mime-type="image/jpeg"/>
</draw:frame>
</text:a>
 <text:a xlink:type="simple" xlink:href="https://static.ukrinform.com/photos/2023_04/1681922139-1815.jpeg" text:style-name="Internet_20_link" text:visited-style-name="Visited_20_Internet_20_Link">
<draw:frame draw:style-name="fr1" draw:name="Image253" text:anchor-type="as-char" svg:width="6.9236in" svg:height="3.956343in" draw:z-index="0">
<draw:image xlink:href="../Images/yкринформ/2023-04-19T19-38-32-03-00/630_360_1681922139-1815.jpeg" xlink:type="simple" xlink:show="embed" xlink:actuate="onLoad" draw:mime-type="image/jpeg"/>
</draw:frame>
</text:a>
 <text:a xlink:type="simple" xlink:href="https://static.ukrinform.com/photos/2023_04/1681922139-2230.jpeg" text:style-name="Internet_20_link" text:visited-style-name="Visited_20_Internet_20_Link">
<draw:frame draw:style-name="fr1" draw:name="Image254" text:anchor-type="as-char" svg:width="6.9236in" svg:height="3.956343in" draw:z-index="0">
<draw:image xlink:href="../Images/yкринформ/2023-04-19T19-38-32-03-00/630_360_1681922139-2230.jpeg" xlink:type="simple" xlink:show="embed" xlink:actuate="onLoad" draw:mime-type="image/jpeg"/>
</draw:frame>
</text:a>
 <text:a xlink:type="simple" xlink:href="https://static.ukrinform.com/photos/2023_04/1681922139-9152.jpeg" text:style-name="Internet_20_link" text:visited-style-name="Visited_20_Internet_20_Link">
<draw:frame draw:style-name="fr1" draw:name="Image255" text:anchor-type="as-char" svg:width="6.9236in" svg:height="3.956343in" draw:z-index="0">
<draw:image xlink:href="../Images/yкринформ/2023-04-19T19-38-32-03-00/630_360_1681922139-9152.jpeg" xlink:type="simple" xlink:show="embed" xlink:actuate="onLoad" draw:mime-type="image/jpeg"/>
</draw:frame>
</text:a>
 <text:a xlink:type="simple" xlink:href="https://static.ukrinform.com/photos/2023_04/1681922139-3992.jpeg" text:style-name="Internet_20_link" text:visited-style-name="Visited_20_Internet_20_Link">
<draw:frame draw:style-name="fr1" draw:name="Image256" text:anchor-type="as-char" svg:width="6.9236in" svg:height="3.956343in" draw:z-index="0">
<draw:image xlink:href="../Images/yкринформ/2023-04-19T19-38-32-03-00/630_360_1681922139-3992.jpeg" xlink:type="simple" xlink:show="embed" xlink:actuate="onLoad" draw:mime-type="image/jpeg"/>
</draw:frame>
</text:a>
 <text:a xlink:type="simple" xlink:href="https://static.ukrinform.com/photos/2023_04/1681922139-2427.jpeg" text:style-name="Internet_20_link" text:visited-style-name="Visited_20_Internet_20_Link">
<draw:frame draw:style-name="fr1" draw:name="Image257" text:anchor-type="as-char" svg:width="6.9236in" svg:height="3.956343in" draw:z-index="0">
<draw:image xlink:href="../Images/yкринформ/2023-04-19T19-38-32-03-00/630_360_1681922139-2427.jpeg" xlink:type="simple" xlink:show="embed" xlink:actuate="onLoad" draw:mime-type="image/jpeg"/>
</draw:frame>
</text:a>
<text:span text:style-name="T4">
另请阅读：</text:span>
 <text:a xlink:type="simple" xlink:href="https://www.ukrinform.ua/rubric-culture/3697111-u-kievi-vidkriut-fotovistavku-pro-istoricnu-spadsinu-mariupola-znisenu-rf.html" text:style-name="Internet_20_link" text:visited-style-name="Visited_20_Internet_20_Link">
<text:span text:style-name="T4">
光伏师</text:span>
</text:a>
</text:p>
      <text:p text:style-name="P4">
“展览中的每一张镜头不仅是前线生活中的摘录，而且是纪录片确认俄罗斯的愤怒，这些愤怒会尽早或晚些时候受到惩罚。 我感谢乌克兰的所有捍卫者捍卫我们免受交通拥堵的入侵，并感谢那些保留了历史战争时刻的艺术家。”</text:p>
      <text:p text:style-name="P4">
据报道，在俄罗斯联邦索莱达的战斗中，军事损失比车臣两人的军事力量更多。</text:p>
      <text:p text:style-name="P4">
News Source: <text:a xlink:type="simple" xlink:href="https://www.ukrinform.ua/rubric-regions/3698093-na-doneccini-vidkrili-fotovistavku-prisvacenu-znisenomu-rosianami-soledaru.html" text:style-name="Internet_20_link" text:visited-style-name="Visited_20_Internet_20_Link">
https://www.ukrinform.ua/rubric-regions/3698093-na-doneccini-vidkrili-fotovistavku-prisvacenu-znisenomu-rosianami-soledaru.html</text:a>
</text:p>
      <!--NEWS-->
      <text:h text:style-name="P10" text:outline-level="1">
<text:span text:style-name="T4">
美国国会的科斯汀：我们有证据表明，通过</text:span>
</text:h>
      <text:p text:style-name="P4">
作者: Ukrinform (Person)</text:p>
      <text:p text:style-name="P4">
出版商: Укринформ (Organization)</text:p>
      <text:p text:style-name="P4">
出版时间: 2023-04-19T19:43:00+03:00</text:p>
      <text:p text:style-name="P4">
修改时间: 2023-04-19T19:43:00+03:00</text:p>
      <text:p text:style-name="P4">
描述: 乌克兰检察长办公室收到了证据，表明俄罗斯特殊服务直接参与乌克兰领土上酷刑室的占领力和人民大规模酷刑委员会。  - 乌克林。</text:p>
      <text:p text:style-name="P4">
图片: ["<text:a xlink:type="simple" xlink:href="https://static.ukrinform.com/photos/2022_08/thumb_files/630_360_1659550516-968.jpg" text:style-name="Internet_20_link" text:visited-style-name="Visited_20_Internet_20_Link">
630_360_16595...</text:a>
"]</text:p>
      <text:p text:style-name="P4">
标签: ['Прокуратура', 'Конгрес США', 'Андрій Костін', 'Війна з росією']</text:p>
      <text:p text:style-name="P4">
类型: Article</text:p>
      <!--METADATA-->
      <text:p text:style-name="P4">
<draw:frame draw:style-name="fr1" draw:name="Image258" text:anchor-type="as-char" svg:width="6.9236in" svg:height="3.956343in" draw:z-index="0">
<draw:image xlink:href="../Images/yкринформ/2023-04-19T19-43-00-03-00/630_360_1659550516-968.jpg" xlink:type="simple" xlink:show="embed" xlink:actuate="onLoad" draw:mime-type="image/jpeg"/>
</draw:frame>
乌克兰检察官办公室收到的证据表明，俄罗斯特殊服务直接遵守酷刑对乌克兰领土的占领部队以及对人民大规模酷刑的委员会。</text:p>
      <text:p text:style-name="P4">
乌克林事物通讯员报告说，这是在美国国会大会上举行的听证会上指出的。</text:p>
      <text:p text:style-name="P4">
“在调查过程中，我们发现了金融交易的证据，表明酷刑室和俄罗斯特殊服务之间有直接联系。 这清楚地表明，酷刑政策是莫斯科犯罪计划的一部分，乌克兰人的另一种征服。”乌克兰检察长说。</text:p>
      <text:p text:style-name="P4">
他告知国会议员，乌克兰的调查人员只有在赫尔森和Oblast遭受了大约20种此类酷刑，而经过这一折磨的人则有超过一千人。</text:p>
      <text:p text:style-name="P4">
<text:span text:style-name="T4">
另请阅读：</text:span>
 <text:a xlink:type="simple" xlink:href="https://www.ukrinform.ua/rubric-ato/3683904-rosiani-zbilsuut-kilkist-kativen-na-zahoplenih-teritoriah.html" text:style-name="Internet_20_link" text:visited-style-name="Visited_20_Internet_20_Link">
<text:span text:style-name="T4">
俄罗斯</text:span>
 <text:span text:style-name="T4">
增加</text:span>
 <text:span text:style-name="T4">
数量</text:span>
 <text:span text:style-name="T4">
 </text:span>
 <text:span text:style-name="T4">
酷刑</text:span>
<text:span text:style-name="T4">
捕获</text:span>
 <text:span text:style-name="T4">
 </text:span>
 <text:span text:style-name="T4">
 </text:span>
 <text:span text:style-name="T4">
 </text:span>
</text:a>
“幸存下来的人们说，俄罗斯军队已经遭受了各种形式的疾病治疗，包括用棍棒和橡胶管殴打，使用电击，模仿溺水，脱衣服，脱衣服，威胁，威胁要杀死或崩溃等等。”检察长说。</text:p>
      <text:p text:style-name="P4">
他继续说，据目击者称，他们被迫大喊俄罗斯赌博并听俄罗斯国歌。 到了晚上，他们听到俄罗斯人出现的别人的哭声。</text:p>
      <text:p text:style-name="P4">
此外，系统性和普遍的犯罪是暴力失踪 - 乌克兰暂时占领的领土。</text:p>
      <text:p text:style-name="P4">
此外，据他说，截至今天，乌克兰检察官办公室已经注册了俄罗斯代理人犯下的约80,000次军事犯罪及其“代理”，这一数字正在迅速增长，尤其是在释放临时被占领的领土之后。</text:p>
      <text:p text:style-name="P4">
<text:span text:style-name="T4">
另请阅读：</text:span>
 <text:a xlink:type="simple" xlink:href="https://www.ukrinform.ua/rubric-ato/3685064-ce-cekae-vsih-zradnikiv-usov-pro-likvidaciu-organizatora-kativen-na-hersonsini.html" text:style-name="Internet_20_link" text:visited-style-name="Visited_20_Internet_20_Link">
<text:span text:style-name="T4">
 kateen </text:span>
</text:a>
这样的图片在乌克兰航站楼的占领之后打开了一个特殊的规模。</text:p>
      <text:p text:style-name="P4">
检察长说：“例如，当乌克兰军方于2022年11月释放霍森时，发现了与苏米(Sumy)，切尔尼希夫(Chernihiv)和伊兹(Izium)的布恰(Bucha)和基辅地区其他地方相同的野蛮犯罪计划。”“这些行动与国际人道主义法则的战争无关。 他们的目标是播种恐惧和恐惧。”科斯汀说。</text:p>
      <text:p text:style-name="P4">
据报道，检察官办公室是乌克兰工作队。乌克兰和美国特遣部队保持持续的联系，并共同克服没收俄罗斯犯罪资产。</text:p>
      <text:p text:style-name="P4">
News Source: <text:a xlink:type="simple" xlink:href="https://www.ukrinform.ua/rubric-ato/3698096-kostin-u-kongresi-ssa-mi-maemo-dokazi-finansuvanna-kativen-v-ukraini-specsluzbami-rosii.html" text:style-name="Internet_20_link" text:visited-style-name="Visited_20_Internet_20_Link">
https://www.ukrinform.ua/rubric-ato/3698096-kostin-u-kongresi-ssa-mi-maemo-dokazi-finansuvanna-kativen-v-ukraini-specsluzbami-rosii.html</text:a>
</text:p>
      <!--NEWS-->
      <text:h text:style-name="P10" text:outline-level="1">
<text:span text:style-name="T4">
各州准备向乌克兰宣布新的军事援助计划 - 白宫</text:span>
</text:h>
      <text:p text:style-name="P4">
作者: Ukrinform (Person)</text:p>
      <text:p text:style-name="P4">
出版商: Укринформ (Organization)</text:p>
      <text:p text:style-name="P4">
出版时间: 2023-04-19T19:45:00+03:00</text:p>
      <text:p text:style-name="P4">
修改时间: 2023-04-19T19:45:00+03:00</text:p>
      <text:p text:style-name="P4">
描述: 美国总统管理局乔·贝登（Joe Baiden）为乌克兰准备了一套新的军事援助计划，并计划在4月19日星期三宣布。  - 乌克林。</text:p>
      <text:p text:style-name="P4">
图片: ["<text:a xlink:type="simple" xlink:href="https://static.ukrinform.com/photos/2023_02/thumb_files/630_360_1676889540-944.jpg" text:style-name="Internet_20_link" text:visited-style-name="Visited_20_Internet_20_Link">
630_360_16768...</text:a>
"]</text:p>
      <text:p text:style-name="P4">
标签: ['США', 'Україна', 'Війна з росією']</text:p>
      <text:p text:style-name="P4">
类型: Article</text:p>
      <!--METADATA-->
      <text:p text:style-name="P4">
<draw:frame draw:style-name="fr1" draw:name="Image259" text:anchor-type="as-char" svg:width="6.9236in" svg:height="3.956343in" draw:z-index="0">
<draw:image xlink:href="../Images/yкринформ/2023-04-19T19-45-00-03-00/630_360_1676889540-944.jpg" xlink:type="simple" xlink:show="embed" xlink:actuate="onLoad" draw:mime-type="image/jpeg"/>
</draw:frame>
美国总统管理局乔·贝登(Joe Baiden)为乌克兰准备了一个新的军事援助包，并计划在4月19日星期三宣布。</text:p>
      <text:p text:style-name="P4">
这是乌克林传闻记者报道的华盛顿白宫发言人卡林扬·皮埃尔(Karinjan-Pierre)的一场紧迫性。</text:p>
      <text:p text:style-name="P4">
白宫代表说：“今天，贝登 - 哈里斯政府将在我们不断的努力中宣布对乌克兰的新支持，以帮助乌克兰捍卫自己免受俄罗斯联邦的残酷入侵。”</text:p>
      <text:p text:style-name="P4">
<text:span text:style-name="T4">
另请阅读：</text:span>
 <text:a xlink:type="simple" xlink:href="https://www.ukrinform.ua/rubric-economy/3696223-ssa-vidilat-ukraini-se-majze-5-milardiv-budzetnoi-pidtrimki.html" text:style-name="Internet_20_link" text:visited-style-name="Visited_20_Internet_20_Link">
</text:a>
她强调，相关陈述将由国务院和国防部发表。 该套餐将包括额外的弹药，Himars导弹，反坦克武器和其他帮助。</text:p>
      <text:p text:style-name="P4">
让·佩尔(Jean -Pierre)强调：“美国将继续与我们的盟友和伙伴合作，以帮助乌克兰保护自己，保护其民主和保护其人民。”</text:p>
      <text:p text:style-name="P4">
<text:span text:style-name="T4">
另请阅读：</text:span>
 <text:a xlink:type="simple" xlink:href="https://www.ukrinform.ua/rubric-ato/3694748-mobilni-raketni-kompleksi-z-lazernim-navedennam-u-novomu-paketi-dopomogi-vid-ssa.html" text:style-name="Internet_20_link" text:visited-style-name="Visited_20_Internet_20_Link">
<text:span text:style-name="T4">
软件包</text:span>
</text:a>
正如乌克林福姆(Ukrinform)报道的那样，原定于4月21日在德国拉姆斯坦举行的乌克兰国防部联络小组举行的第11次会议。 预计大约50个国家的代表将参加会议。</text:p>
      <text:p text:style-name="P4">
News Source: <text:a xlink:type="simple" xlink:href="https://www.ukrinform.ua/rubric-ato/3698094-stati-gotuutsa-ogolositi-novij-paket-vijskovoi-dopomogi-ukraini-bilij-dim.html" text:style-name="Internet_20_link" text:visited-style-name="Visited_20_Internet_20_Link">
https://www.ukrinform.ua/rubric-ato/3698094-stati-gotuutsa-ogolositi-novij-paket-vijskovoi-dopomogi-ukraini-bilij-dim.html</text:a>
</text:p>
      <!--NEWS-->
      <text:h text:style-name="P10" text:outline-level="1">
<text:span text:style-name="T4">
政府已决定创建一个注册平台</text:span>
</text:h>
      <text:p text:style-name="P4">
作者: Ukrinform (Person)</text:p>
      <text:p text:style-name="P4">
出版商: Укринформ (Organization)</text:p>
      <text:p text:style-name="P4">
出版时间: 2023-04-19T19:53:35+03:00</text:p>
      <text:p text:style-name="P4">
修改时间: 2023-04-19T19:53:35+03:00</text:p>
      <text:p text:style-name="P4">
描述: 部长的内阁决定创建一个注册平台，该平台旨在提高在线公共服务的效率。  - 乌克林。</text:p>
      <text:p text:style-name="P4">
图片: ["<text:a xlink:type="simple" xlink:href="https://static.ukrinform.com/photos/2023_03/thumb_files/630_360_1678738628-217.jpg" text:style-name="Internet_20_link" text:visited-style-name="Visited_20_Internet_20_Link">
630_360_16787...</text:a>
"]</text:p>
      <text:p text:style-name="P4">
标签: ['Уряд', 'Гетманцев']</text:p>
      <text:p text:style-name="P4">
类型: Article</text:p>
      <!--METADATA-->
      <text:p text:style-name="P4">
<draw:frame draw:style-name="fr1" draw:name="Image260" text:anchor-type="as-char" svg:width="6.9236in" svg:height="3.956343in" draw:z-index="0">
<draw:image xlink:href="../Images/yкринформ/2023-04-19T19-53-35-03-00/630_360_1678738628-217.jpg" xlink:type="simple" xlink:show="embed" xlink:actuate="onLoad" draw:mime-type="image/jpeg"/>
</draw:frame>
内阁部长决定创建一个注册平台，该平台旨在提高在线公共服务的效率。</text:p>
      <text:p text:style-name="P4">
这是在[]中报道的(https://t.me/getmantsevdanil/4587?fbclid=IwAR0ZZR6KhDfeWAXtH0UT0YPxtKXz1dI4jo_LLjETyo_HhRHZ_QQyENRAano)乌克林福姆报道，Verkhovna Rada Rada委员会主席Danilo Getmantsev报道。</text:p>
      <text:p text:style-name="P4">
“政府已经决定建立一个注册平台。有人可能会说这是一个小的技术问题，但实际上并非如此。一个熟悉的决定是关于“数字状态”的发展， - 说。</text:p>
      <text:p text:style-name="P4">
<text:span text:style-name="T4">
另请阅读：</text:span>
 <text:a xlink:type="simple" xlink:href="https://www.ukrinform.ua/rubric-society/3697913-v-ukraini-proveli-genderne-opituvanna-aparativ-ministerstv-ta-vidomstv.html" text:style-name="Internet_20_link" text:visited-style-name="Visited_20_Internet_20_Link">
</text:a>
如图所述，乌克兰的乌克兰超过450个不同的注册表。 它们在不同的时间创建，使用各种可用的技术邪恶，并不总是兼容。 根据专家的说法，现有的注册中有80％已过时并且容易受到网络攻击的影响。</text:p>
      <text:p text:style-name="P4">
“国家的任务是创建一个单个寄存器平台，具有绝对兼容的现代体系结构，尽可能高，同时 - 简单地为注册经理的员工填写简单的方便，清楚地固定了所有人做出的更改。(这将被认为是离开的 - 在适当的工作过程中，将是继续维护每个登记册的可行性)”， -  Gethmantsev说。</text:p>
      <text:p text:style-name="P4">
据他介绍，这种平台的创建不仅与数字化有关，还与放松管制有关。 毕竟，将解决该任务，以便任何器官都有机会从登记册中最大化他的必要信息(在“关闭”的一部分 - 通过要求向其行政提供信息)，不是来自个人或企业。</text:p>
      <text:p text:style-name="P4">
<text:span text:style-name="T4">
另请阅读：</text:span>
 <text:a xlink:type="simple" xlink:href="https://www.ukrinform.ua/rubric-economy/3697878-getmancev-zaavlae-pro-stabilizaciu-situacii-z-vidskoduvannam-pdv.html" text:style-name="Internet_20_link" text:visited-style-name="Visited_20_Internet_20_Link">
<text:span text:style-name="T4">
 hetmanz </text:span>
</text:a>
“通过这种方式，我们将能够取消过去时代的一定数量的“证书”，“证书”，“摘录”和其他纸张，”议会委员会补充说。该系统将使用人工智能工具。 在该项目库存的最后阶段，Bigdata Institutes的开发计划在整合了州机构的所有信息时开发开放的数据系统。</text:p>
      <text:p text:style-name="P4">
News Source: <text:a xlink:type="simple" xlink:href="https://www.ukrinform.ua/rubric-economy/3698100-urad-uhvaliv-risenna-pro-stvorenna-platformi-reestriv.html" text:style-name="Internet_20_link" text:visited-style-name="Visited_20_Internet_20_Link">
https://www.ukrinform.ua/rubric-economy/3698100-urad-uhvaliv-risenna-pro-stvorenna-platformi-reestriv.html</text:a>
</text:p>
      <!--NEWS-->
      <text:h text:style-name="P10" text:outline-level="1">
<text:span text:style-name="T4">
法国是新养老金改革的马克龙</text:span>
</text:h>
      <text:p text:style-name="P4">
作者: Ukrinform (Person)</text:p>
      <text:p text:style-name="P4">
出版商: Укринформ (Organization)</text:p>
      <text:p text:style-name="P4">
出版时间: 2023-04-19T19:57:00+03:00</text:p>
      <text:p text:style-name="P4">
修改时间: 2023-04-19T19:57:00+03:00</text:p>
      <text:p text:style-name="P4">
描述: 伊曼纽尔·马克龙（Emmanuel Macron）总统在通过政府的退休金改革前往法国时受到愤慨的哨声。  - 乌克林。</text:p>
      <text:p text:style-name="P4">
图片: ["<text:a xlink:type="simple" xlink:href="https://static.ukrinform.com/photos/2022_04/thumb_files/630_360_1650825731-530.jpg" text:style-name="Internet_20_link" text:visited-style-name="Visited_20_Internet_20_Link">
630_360_16508...</text:a>
"]</text:p>
      <text:p text:style-name="P4">
标签: ['Франція', 'Макрон', 'Пенсійна реформа']</text:p>
      <text:p text:style-name="P4">
类型: Article</text:p>
      <!--METADATA-->
      <text:p text:style-name="P4">
<draw:frame draw:style-name="fr1" draw:name="Image261" text:anchor-type="as-char" svg:width="6.9236in" svg:height="3.956343in" draw:z-index="0">
<draw:image xlink:href="../Images/yкринформ/2023-04-19T19-57-00-03-00/630_360_1650825731-530.jpg" xlink:type="simple" xlink:show="embed" xlink:actuate="onLoad" draw:mime-type="image/jpeg"/>
</draw:frame>
马克龙总统在前往法国的旅行中遇到了愤怒的口哨，他的政府提出了养老金改革。</text:p>
      <text:p text:style-name="P4">
正如乌克林福姆报道的那样，它报告了<text:a xlink:type="simple" xlink:href="https://apnews.com/article/france-macron-angry-crowd-pension-protests-cda2cdee1f4095965c50bc3066175597" text:style-name="Internet_20_link" text:visited-style-name="Visited_20_Internet_20_Link">
</text:a>
。</text:p>
      <text:p text:style-name="P4">
值得注意的是，在他的工作旅行中，马克龙有机会重申自己的眼睛，对政府的养老金改革感到不满，而这个洞在塞莱斯特镇遇到了他的哨子。</text:p>
      <text:p text:style-name="P4">
走<text:a xlink:type="simple" xlink:href="https://twitter.com/Mediavenir/status/1648695575439613952" text:style-name="Internet_20_link" text:visited-style-name="Visited_20_Internet_20_Link">
</text:a>
马克龙(Macron)以冰冻的栅栏为代表，证明了养老金改革的引入是合理的，她承认这在人口中“不受欢迎”。</text:p>
      <text:p text:style-name="Quotations">

<text:p text:style-name="P4">
闪光 - “(https://twitter.com/hashtag/Macron?src=hash&amp;ref_src=twsrc%5Etfw)，&gt;
由塞勒斯塔特的示威者丰富的色彩。(BFMTV) <text:a xlink:type="simple" xlink:href="https://twitter.com/hashtag/Alsace" text:style-name="Internet_20_link" text:visited-style-name="Visited_20_Internet_20_Link">
&gt;
 </text:a>
 <text:a xlink:type="simple" xlink:href="https://t.co/gRIXlzDGef" text:style-name="Internet_20_link" text:visited-style-name="Visited_20_Internet_20_Link">
&gt;
 </text:a>
&gt;
&gt;
  -  Mediavenir(@medianvenir) <text:a xlink:type="simple" xlink:href="https://twitter.com/Mediavenir/status/1648695575439613952" text:style-name="Internet_20_link" text:visited-style-name="Visited_20_Internet_20_Link">
&gt;
 </text:a>
<text:span text:style-name="T4">
另请阅读：</text:span>
 <text:a xlink:type="simple" xlink:href="https://www.ukrinform.ua/rubric-world/3697429-protesti-u-francii-policia-zastosuvala-slozoginnij-gaz-ta-vodometi.html" text:style-name="Internet_20_link" text:visited-style-name="Visited_20_Internet_20_Link">
<text:span text:style-name="T4">
 franz </text:span>
</text:a>
据报道，法国反对派表示，直到被取消，它就不会停止反对弗朗金梅尔·马克龙总统的共鸣养老金改革的抗议。</text:p>

</text:p>
      <text:p text:style-name="P4">
马克龙4月15日<text:a xlink:type="simple" xlink:href="https://www.ukrinform.ua/rubric-world/3696169-makron-pidpisav-zakon-pro-skandalnu-pensijnu-reformu.html" text:style-name="Internet_20_link" text:visited-style-name="Visited_20_Internet_20_Link">
</text:a>
它的政府将退休年龄从62岁提高到64岁，并引起了大规模抗议。</text:p>
      <text:p text:style-name="P4">
News Source: <text:a xlink:type="simple" xlink:href="https://www.ukrinform.ua/rubric-world/3698108-francuzi-osvistali-makrona-za-novu-pensijnu-reformu.html" text:style-name="Internet_20_link" text:visited-style-name="Visited_20_Internet_20_Link">
https://www.ukrinform.ua/rubric-world/3698108-francuzi-osvistali-makrona-za-novu-pensijnu-reformu.html</text:a>
</text:p>
      <!--NEWS-->
      <text:h text:style-name="P10" text:outline-level="1">
<text:span text:style-name="T4">
乌克兰和保加利亚讨论了解决谷物问题的可能性</text:span>
</text:h>
      <text:p text:style-name="P4">
作者: Ukrinform (Person)</text:p>
      <text:p text:style-name="P4">
出版商: Укринформ (Organization)</text:p>
      <text:p text:style-name="P4">
出版时间: 2023-04-19T19:58:44+03:00</text:p>
      <text:p text:style-name="P4">
修改时间: 2023-04-19T19:58:44+03:00</text:p>
      <text:p text:style-name="P4">
描述: 乌克兰正在与保加利亚就谷物问题的积极解决方案进行谈判。  - 乌克林。</text:p>
      <text:p text:style-name="P4">
图片: ["<text:a xlink:type="simple" xlink:href="https://static.ukrinform.com/photos/2023_04/thumb_files/630_360_1681735786-220.jpg" text:style-name="Internet_20_link" text:visited-style-name="Visited_20_Internet_20_Link">
630_360_16817...</text:a>
", "<text:a xlink:type="simple" xlink:href="https://static.ukrinform.com/photos/2023_04/1681922887-607.jpg" text:style-name="Internet_20_link" text:visited-style-name="Visited_20_Internet_20_Link">
1681922887-60...</text:a>
"]</text:p>
      <text:p text:style-name="P4">
标签: ['Болгарія', 'Мінекономіки', 'Україна', 'Зерно']</text:p>
      <text:p text:style-name="P4">
类型: Article</text:p>
      <!--METADATA-->
      <text:p text:style-name="P4">
<draw:frame draw:style-name="fr1" draw:name="Image262" text:anchor-type="as-char" svg:width="6.9236in" svg:height="3.956343in" draw:z-index="0">
<draw:image xlink:href="../Images/yкринформ/2023-04-19T19-58-44-03-00/630_360_1681735786-220.jpg" xlink:type="simple" xlink:show="embed" xlink:actuate="onLoad" draw:mime-type="image/jpeg"/>
</draw:frame>
乌克兰人将与保加利亚就衰老问题的积极解决方案进行谈判。</text:p>
      <text:p text:style-name="P4">
正如乌克林福姆报道的那样，它报告了<text:a xlink:type="simple" xlink:href="https://www.me.gov.ua/News/Detail" text:style-name="Internet_20_link" text:visited-style-name="Visited_20_Internet_20_Link">
</text:a>
根据乌克兰经济少数少数人尤利亚·斯维里德科(Yulia Sviridenko)与经济和工业部长保加利安科耶洛洛娃·斯托亚诺夫(Bulgariankoyelovaya Stoyanov)在线会议的结果。</text:p>
      <text:p text:style-name="P4">
“乌克兰政府旨在解决暂时禁止进口乌克兰谷物向保加利亚进口的问题。 我们与保加利亚方面进行了对话，以解决两国的事业和前景，以解决这一局势的积极解决方案。” Sviridenko说。</text:p>
      <text:p text:style-name="P4">
<draw:frame draw:style-name="fr1" draw:name="Image263" text:anchor-type="as-char" svg:width="6.9236in" svg:height="4.615733in" draw:z-index="0">
<draw:image xlink:href="../Images/yкринформ/2023-04-19T19-58-44-03-00/1681922887-607.jpg" xlink:type="simple" xlink:show="embed" xlink:actuate="onLoad" draw:mime-type="image/jpeg"/>
</draw:frame>
照片：国防部</text:p>
      <text:p text:style-name="P4">
尼古拉·斯托亚诺夫部长反过来向乌克兰居住的乌克兰表示声援，该国与俄罗斯的全面入侵有关(https://www.ukrinform.ua/tag-import)乌克兰的谷物和食物很难让当地的农业生产商实现自己的产品并遭受损失。 但是，没有禁止乌克兰产品通过保加利亚到欧盟国家的过境。</text:p>
      <text:p text:style-name="P4">
<text:span text:style-name="T4">
另请阅读：</text:span>
 <text:a xlink:type="simple" xlink:href="https://www.ukrinform.ua/rubric-economy/3697879-bolgaria-timcasovo-zaboronila-import-produktiv-z-ukraini-tranzit-dozvolenij.html" text:style-name="Internet_20_link" text:visited-style-name="Visited_20_Internet_20_Link">
</text:a>
斯托亚诺夫指出，保加利亚预计乌克兰产品将使当地市场超载，并保证将出口到其他国家。</text:p>
      <text:p text:style-name="P4">
各方讨论了这个问题的重要方面，对话仍在继续。</text:p>
      <text:p text:style-name="P4">
根据经济部的说法，下周将在欧盟及其工作机构理事会级别上就此问题进行磋商。</text:p>
      <text:p text:style-name="P4">
正如乌克林福姆(Ukrinform)报道的，保加利亚政府于4月19日星期三，禁止从乌克兰进口食品，但交通除外。</text:p>
      <text:p text:style-name="P4">
News Source: <text:a xlink:type="simple" xlink:href="https://www.ukrinform.ua/rubric-economy/3698102-ukraina-ta-bolgaria-obgovorili-mozlivosti-virisenna-zernovogo-pitanna.html" text:style-name="Internet_20_link" text:visited-style-name="Visited_20_Internet_20_Link">
https://www.ukrinform.ua/rubric-economy/3698102-ukraina-ta-bolgaria-obgovorili-mozlivosti-virisenna-zernovogo-pitanna.html</text:a>
</text:p>
      <!--NEWS-->
      <text:h text:style-name="P10" text:outline-level="1">
<text:span text:style-name="T4">
乌克兰必须尽快建立多层防空系统/Pro -Reznikov</text:span>
</text:h>
      <text:p text:style-name="P4">
作者: Ukrinform (Person)</text:p>
      <text:p text:style-name="P4">
出版商: Укринформ (Organization)</text:p>
      <text:p text:style-name="P4">
出版时间: 2023-04-19T20:03:00+03:00</text:p>
      <text:p text:style-name="P4">
修改时间: 2023-04-19T20:03:00+03:00</text:p>
      <text:p text:style-name="P4">
描述: 国防部长阿列克谢·雷兹尼科夫（Alexei Reznikov）说，空气保护越强，乌克兰将能够使用更多的资源来获胜。  - 乌克林。</text:p>
      <text:p text:style-name="P4">
图片: ["<text:a xlink:type="simple" xlink:href="https://static.ukrinform.com/photos/2023_03/thumb_files/630_360_1677842583-533.jpg" text:style-name="Internet_20_link" text:visited-style-name="Visited_20_Internet_20_Link">
630_360_16778...</text:a>
"]</text:p>
      <text:p text:style-name="P4">
标签: ['Резніков', 'Війна з росією', 'Patriot ']</text:p>
      <text:p text:style-name="P4">
类型: Article</text:p>
      <!--METADATA-->
      <text:p text:style-name="P4">
<draw:frame draw:style-name="fr1" draw:name="Image264" text:anchor-type="as-char" svg:width="6.9236in" svg:height="3.956343in" draw:z-index="0">
<draw:image xlink:href="../Images/yкринформ/2023-04-19T20-03-00-03-00/630_360_1677842583-533.jpg" xlink:type="simple" xlink:show="embed" xlink:actuate="onLoad" draw:mime-type="image/jpeg"/>
</draw:frame>
事工部亚历克西·雷兹尼科夫(Alexei Reznikov)表示，空气保护的越强，乌克兰将能够用来获胜的资源越多。</text:p>
      <text:p text:style-name="P4">
根据乌克林福姆的说法，Reznikov在[]中报道了(https://www.facebook.com/reznikovoleksii/posts/pfbid0MA1g5TDMXmwgLG9A6wVjbpf78CxNmaYvcvKsS97PDhSDAp1qGMZoYohhHWh5iun5l).</text:p>
      <text:p text:style-name="P4">
“Побудова багаторівневої системи ППО/ПРО у найкоротший термін – наш пріоритет.Це захист мирних міст, критичної інфраструктури, наших людей у тилу та нафронті”, – заявив він.</text:p>
      <text:p text:style-name="P4">
Він підкреслив, що системи протиповітряної оборони Patriot формуютьспроможність, якої раніше не було – вражати балістичні цілі. “Черговаустановка IRIS-T, за яку ми дякуємо німецьким партнерам – підвищує можливостіборотьби з крилатими ракетами. IRIS’и, як і NASAMS’и, чудово себезарекомендували”, - додав він.</text:p>
      <text:p text:style-name="P4">
<text:span text:style-name="T4">
Читайте також:</text:span>
 <text:a xlink:type="simple" xlink:href="https://www.ukrinform.ua/rubric-ato/3698038-ukraina-otrimala-z-nimeccini-drugij-kompleks-ppo-irist-zmi.html" text:style-name="Internet_20_link" text:visited-style-name="Visited_20_Internet_20_Link">
 </text:a>
俄罗斯火箭和伊朗无人机的波兰和斯洛伐克伙伴可能会增加多发性战斗机。 他指出，所有CESVIS的收入都已经处于国防部队的行列中。</text:p>
      <text:p text:style-name="P4">
雷兹尼科夫(Reznikov)表示，鉴于克里姆林宫的野蛮战术，乌克兰需要更多不同级别的平台，弹药和便携式防空导弹综合体。 西方样品的飞机是该金字塔的顶部。</text:p>
      <text:p text:style-name="P4">
国防部长指出，乌克兰最初听到“不，每个平台都是不可能的。” 现在他们将捍卫乌克兰的天空。 他补充说：“我们一直在工作。”</text:p>
      <text:p text:style-name="P4">
<text:span text:style-name="T4">
另请阅读：</text:span>
 <text:a xlink:type="simple" xlink:href="https://www.ukrinform.ua/rubric-ato/3697934-v-ukrainu-pribuli-sistemi-ppo-patriot-vid-troh-krain-pavluk.html" text:style-name="Internet_20_link" text:visited-style-name="Visited_20_Internet_20_Link">
<text:span text:style-name="T4">
爱国者</text:span>
</text:a>
该部强调说：“空气保护越强，乌克兰将能够胜利的资源就越多，我们人民将返回家园的速度就越快。”</text:p>
      <text:p text:style-name="P4">
他还感谢所有合作伙伴的帮助。 奥德雷兹尼科夫(Odreznikov)说：“我们永远不会忘记，去年冬天，我们的家中的光明和温暖能够为为我们提供防御的朋友的支持提供了很多支持。”</text:p>
      <text:p text:style-name="P4">
根据乌克林的说法，乌克兰的防空系统从美国，荷兰和德国到达乌克兰。</text:p>
      <text:p text:style-name="P4">
News Source: <text:a xlink:type="simple" xlink:href="https://www.ukrinform.ua/rubric-ato/3698105-reznikov-pro-prioritet-dla-ukraini-pobudova-bagatorivnevoi-sistemi-ppopro-u-najkorotsij-termin.html" text:style-name="Internet_20_link" text:visited-style-name="Visited_20_Internet_20_Link">
https://www.ukrinform.ua/rubric-ato/3698105-reznikov-pro-prioritet-dla-ukraini-pobudova-bagatorivnevoi-sistemi-ppopro-u-najkorotsij-termin.html</text:a>
</text:p>
      <!--NEWS-->
      <text:h text:style-name="P10" text:outline-level="1">
<text:span text:style-name="T4">
在主要网格中，罗兰·加罗斯（Rolan Garros）可以打出五名乌克兰网球运动员</text:span>
</text:h>
      <text:p text:style-name="P4">
作者: Ukrinform (Person)</text:p>
      <text:p text:style-name="P4">
出版商: Укринформ (Organization)</text:p>
      <text:p text:style-name="P4">
出版时间: 2023-04-19T20:03:43+03:00</text:p>
      <text:p text:style-name="P4">
修改时间: 2023-04-19T20:03:43+03:00</text:p>
      <text:p text:style-name="P4">
描述: 其中包括Elina Svitolina。  - 乌克林。</text:p>
      <text:p text:style-name="P4">
图片: ["<text:a xlink:type="simple" xlink:href="https://static.ukrinform.com/photos/2023_04/thumb_files/630_360_1681923462-766.jpg" text:style-name="Internet_20_link" text:visited-style-name="Visited_20_Internet_20_Link">
630_360_16819...</text:a>
"]</text:p>
      <text:p text:style-name="P4">
标签: ['Цуренко', 'Світоліна', 'Теніс', 'Марта Костюк', 'Ангеліна Калініна']</text:p>
      <text:p text:style-name="P4">
类型: Article</text:p>
      <!--METADATA-->
      <text:p text:style-name="P4">
<draw:frame draw:style-name="fr1" draw:name="Image265" text:anchor-type="as-char" svg:width="6.9236in" svg:height="3.956343in" draw:z-index="0">
<draw:image xlink:href="../Images/yкринформ/2023-04-19T20-03-43-03-00/630_360_1681923462-766.jpg" xlink:type="simple" xlink:show="embed" xlink:actuate="onLoad" draw:mime-type="image/jpeg"/>
</draw:frame>
其中包括Iselina Svitolina。</text:p>
      <text:p text:style-name="P4">
锦标赛组织者<text:a xlink:type="simple" xlink:href="https://fft-rg-commun-news.cdn.prismic.io/fft-rg-commun-news/d6b689ab-2d38-4948-8e6c-a38f8a42cd03_Liste+Tableau+Final+Dames.pdf" text:style-name="Internet_20_link" text:visited-style-name="Visited_20_Internet_20_Link">
</text:a>
乌克林福姆报道，网球运动员的申请清单。</text:p>
      <text:p text:style-name="P4">
安吉丽娜·卡利尼娜(Angelina Kalinina)(№35)，玛莎·科斯蒂克(Martha Kostyuk)(№38)，Lesya Turenko(№73)和Katerynabindle(№84)他们保证将参加法国公开冠军的基础，该锦标赛将于5月28日至6月11日举行。</text:p>
      <text:p text:style-name="P4">
Elina Svitolina位于第二千世界排名的开始，宣布了“特殊评分”  - №27的比赛。</text:p>
      <text:p text:style-name="P4">
六个网球运动员使用了这个机会：詹妮弗·布雷迪(Jennifer Brady)(美国)，Anastasia Pavlyuchenko(-)，达里亚·塞维尔(澳大利亚), Патрічія Марія Ціг(罗马尼亚), Сара Соррібес Тормо (Іспанія)和库切夫的克里斯蒂娜(斯洛伐克).</text:p>
      <text:p text:style-name="P4">
<text:span text:style-name="T4">
Читайте також:</text:span>
 <text:a xlink:type="simple" xlink:href="https://www.ukrinform.ua/rubric-sports/3632939-polku-svontek-viznano-tenisistkou-roku-za-versieu-wta.html" text:style-name="Internet_20_link" text:visited-style-name="Visited_20_Internet_20_Link">
 </text:a>
正如乌克林福姆报道的那样，2022年法国公开冠军的获胜者是Iga Swontek。</text:p>
      <text:p text:style-name="P4">
照片：btu.org.ua</text:p>
      <text:p text:style-name="P4">
News Source: <text:a xlink:type="simple" xlink:href="https://www.ukrinform.ua/rubric-sports/3698104-v-osnovnij-sitci-rolan-garros-garantovano-zigraut-pat-ukrainskih-tenisistok.html" text:style-name="Internet_20_link" text:visited-style-name="Visited_20_Internet_20_Link">
https://www.ukrinform.ua/rubric-sports/3698104-v-osnovnij-sitci-rolan-garros-garantovano-zigraut-pat-ukrainskih-tenisistok.html</text:a>
</text:p>
      <!--NEWS-->
      <text:h text:style-name="P10" text:outline-level="1">
<text:span text:style-name="T4">
俄罗斯人向重型炮兵和RSZV开了两个地区的两个地区</text:span>
</text:h>
      <text:p text:style-name="P4">
作者: Ukrinform (Person)</text:p>
      <text:p text:style-name="P4">
出版商: Укринформ (Organization)</text:p>
      <text:p text:style-name="P4">
出版时间: 2023-04-19T20:16:00+03:00</text:p>
      <text:p text:style-name="P4">
修改时间: 2023-04-19T20:16:00+03:00</text:p>
      <text:p text:style-name="P4">
描述: 敌军袭击了尼科波尔和辛内科夫地区。  - 乌克林。</text:p>
      <text:p text:style-name="P4">
图片: ["<text:a xlink:type="simple" xlink:href="https://static.ukrinform.com/photos/2023_04/thumb_files/630_360_1681924395-484.jpg" text:style-name="Internet_20_link" text:visited-style-name="Visited_20_Internet_20_Link">
630_360_16819...</text:a>
"]</text:p>
      <text:p text:style-name="P4">
标签: ['Дніпропетровщина', 'Обстріл', 'Війна з росією']</text:p>
      <text:p text:style-name="P4">
类型: Article</text:p>
      <!--METADATA-->
      <text:p text:style-name="P4">
<draw:frame draw:style-name="fr1" draw:name="Image266" text:anchor-type="as-char" svg:width="6.9236in" svg:height="3.956343in" draw:z-index="0">
<draw:image xlink:href="../Images/yкринформ/2023-04-19T20-16-00-03-00/630_360_1681924395-484.jpg" xlink:type="simple" xlink:show="embed" xlink:actuate="onLoad" draw:mime-type="image/jpeg"/>
</draw:frame>
荣誉军袭击了尼科波尔和辛内基地区，遭到破坏。</text:p>
      <text:p text:style-name="P4">
关于<text:a xlink:type="simple" xlink:href="https://t.me/dnipropetrovskaODA/4197" text:style-name="Internet_20_link" text:visited-style-name="Visited_20_Internet_20_Link">
</text:a>
乌克林福姆报道，请告知酋长 - 帕特罗夫斯克·奥瓦·谢尔盖·利萨克(Ova S​​ergei Lisak)。</text:p>
      <text:p text:style-name="P4">
“在辛利尼克地区的大米哈洛夫斯基社区中，被两人建造和一辆汽车击败。来自重型炮兵和RSZV的近七打炮弹。在尼科波尔区的Chervonohrigor社区中，有很多侵略者。”</text:p>
      <text:p text:style-name="P4">
<text:span text:style-name="T4">
另请阅读：</text:span>
 <text:a xlink:type="simple" xlink:href="https://www.ukrinform.ua/rubric-ato/3698019-rosiani-vdarili-aviabombou-po-civilnomu-sektoru-v-orihovi.html" text:style-name="Internet_20_link" text:visited-style-name="Visited_20_Internet_20_Link">
</text:a>
受损的私人企业和损坏的34个太阳能电池板。 很穷。</text:p>
      <text:p text:style-name="P4">
正如乌克林福姆报道的那样，昨晚在昏昏欲睡的情况下，防空部队被敌对击败。</text:p>
      <text:p text:style-name="P4">
News Source: <text:a xlink:type="simple" xlink:href="https://www.ukrinform.ua/rubric-ato/3698111-rosiani-obstrilali-dva-rajoni-na-dnipropetrovsini-z-vazkoi-artilerii-ta-rszv.html" text:style-name="Internet_20_link" text:visited-style-name="Visited_20_Internet_20_Link">
https://www.ukrinform.ua/rubric-ato/3698111-rosiani-obstrilali-dva-rajoni-na-dnipropetrovsini-z-vazkoi-artilerii-ta-rszv.html</text:a>
</text:p>
      <!--NEWS-->
      <text:h text:style-name="P10" text:outline-level="1">
<text:span text:style-name="T4">
乌克兰的妇女国家队保证在免费摔跤比赛中获得三枚奖牌</text:span>
</text:h>
      <text:p text:style-name="P4">
作者: Ukrinform (Person)</text:p>
      <text:p text:style-name="P4">
出版商: Укринформ (Organization)</text:p>
      <text:p text:style-name="P4">
出版时间: 2023-04-19T20:23:16+03:00</text:p>
      <text:p text:style-name="P4">
修改时间: 2023-04-19T20:23:16+03:00</text:p>
      <text:p text:style-name="P4">
描述: 萨格勒布五分之三的乌克兰妇女参加了最后的冲突。  - 乌克林。</text:p>
      <text:p text:style-name="P4">
图片: ["<text:a xlink:type="simple" xlink:href="https://static.ukrinform.com/photos/2023_04/thumb_files/630_360_1681924904-941.jpg" text:style-name="Internet_20_link" text:visited-style-name="Visited_20_Internet_20_Link">
630_360_16819...</text:a>
"]</text:p>
      <text:p text:style-name="P4">
标签: ['вільна боротьба']</text:p>
      <text:p text:style-name="P4">
类型: Article</text:p>
      <!--METADATA-->
      <text:p text:style-name="P4">
<draw:frame draw:style-name="fr1" draw:name="Image267" text:anchor-type="as-char" svg:width="6.9236in" svg:height="3.956343in" draw:z-index="0">
<draw:image xlink:href="../Images/yкринформ/2023-04-19T20-23-16-03-00/630_360_1681924904-941.jpg" xlink:type="simple" xlink:show="embed" xlink:actuate="onLoad" draw:mime-type="image/jpeg"/>
</draw:frame>
萨格勒布(Zagreb)的三个差距进行了最后的冲突。</text:p>
      <text:p text:style-name="P4">
乌克兰报道，在欧洲锦标赛上，女子摔跤比赛已经开始。</text:p>
      <text:p text:style-name="P4">
决赛的第一个是Oksana Livach，她将申请第二次戒指的欧洲冠军头衔。 在决赛中，乌克兰人将被阿塞拜疆的欧洲八玛丽亚·斯塔德尼克(Maria Stadnik)抵抗。</text:p>
      <text:p text:style-name="P4">
“黄金”冲突还将分别在60和68公斤的类别中竞争Yulia Tkach-Ostapchuk和Anna Belinskaya。 TKACH-OSTAPCHUK将与所有拥有者Moldavanka Anastasia Nikita和Belinskaya会见，Belinskaya-abbot赢得了欧洲2022年欧洲元首，保加利亚Yuliana Yaneva。</text:p>
      <text:p text:style-name="P4">
Livach，Tkach-Ostapchuk和Belinsky参加的决赛将于4月20日在萨格勒布·斯图珀举行。</text:p>
      <text:p text:style-name="P4">
Anastasia Osnyach-Shustva也将获得奖牌。 乌克兰妇女被Upinals击败后，进入了“铜牌”决赛。</text:p>
      <text:p text:style-name="P4">
<text:span text:style-name="T4">
另请阅读：</text:span>
 <text:a xlink:type="simple" xlink:href="https://www.ukrinform.ua/rubric-sports/3697755-ukrainec-mihajlov-vigrav-kontinentalne-zoloto-zi-sportivnoi-borotbi.html" text:style-name="Internet_20_link" text:visited-style-name="Visited_20_Internet_20_Link">
<text:span text:style-name="T4">
 Mikhailov </text:span>
</text:a>
正如乌克林福姆(Ukrinform)报道的那样，昨天，4月18日，乌克兰在萨格勒布(Zagreb)的欧洲欧洲欧元区的第一个“黄金”在萨格勒布(Zagreb)赢得了10年的胜利，瓦西尔·米哈伊洛夫(Vasyl Mikhailov)赢得了高达79公斤的胜利。</text:p>
      <text:p text:style-name="P4">
照片：联合世界摔跤</text:p>
      <text:p text:style-name="P4">
News Source: <text:a xlink:type="simple" xlink:href="https://www.ukrinform.ua/rubric-sports/3698113-zinoca-zbirna-ukraini-garantuvala-sobi-tri-medali-na-ce-z-vilnoi-borotbi.html" text:style-name="Internet_20_link" text:visited-style-name="Visited_20_Internet_20_Link">
https://www.ukrinform.ua/rubric-sports/3698113-zinoca-zbirna-ukraini-garantuvala-sobi-tri-medali-na-ce-z-vilnoi-borotbi.html</text:a>
</text:p>
      <!--NEWS-->
      <text:h text:style-name="P10" text:outline-level="1">
<text:span text:style-name="T4">
法院将Ukrnaftoburn的公司权利转移给了Arma</text:span>
</text:h>
      <text:p text:style-name="P4">
作者: Ukrinform (Person)</text:p>
      <text:p text:style-name="P4">
出版商: Укринформ (Organization)</text:p>
      <text:p text:style-name="P4">
出版时间: 2023-04-19T20:26:26+03:00</text:p>
      <text:p text:style-name="P4">
修改时间: 2023-04-19T20:26:26+03:00</text:p>
      <text:p text:style-name="P4">
描述: 2023年4月11日，基辅佩切斯克地方法院将公司权利转移给了PJSC“ ukrnaftoburning”，以对乌克兰国家机构的余额进行统计，以探测，搜索和管理从腐败和其他犯罪（ARMA）获得的资产。  - 乌克林。</text:p>
      <text:p text:style-name="P4">
图片: ["<text:a xlink:type="simple" xlink:href="https://static.ukrinform.com/photos/2023_04/thumb_files/630_360_1681924690-727.jpg" text:style-name="Internet_20_link" text:visited-style-name="Visited_20_Internet_20_Link">
630_360_16819...</text:a>
"]</text:p>
      <text:p text:style-name="P4">
标签: ['Суд', 'АРМА']</text:p>
      <text:p text:style-name="P4">
类型: Article</text:p>
      <!--METADATA-->
      <text:p text:style-name="P4">
<draw:frame draw:style-name="fr1" draw:name="Image268" text:anchor-type="as-char" svg:width="6.9236in" svg:height="3.956343in" draw:z-index="0">
<draw:image xlink:href="../Images/yкринформ/2023-04-19T20-26-26-03-00/630_360_1681924690-727.jpg" xlink:type="simple" xlink:show="embed" xlink:actuate="onLoad" draw:mime-type="image/jpeg"/>
</draw:frame>
2023年4月11日，基辅佩切斯克地区法院将公司权利转移给了乌克拉夫诺的风险投资，以解决乌克兰国家机构的余额(Arma).</text:p>
      <text:p text:style-name="P4">
Про це повідомили в консалтинговій компанії  <text:a xlink:type="simple" xlink:href="https://expro.com.ua/novini/sud-peredav-korporativn-prava-ukrnaftoburnnya-do-arma" text:style-name="Internet_20_link" text:visited-style-name="Visited_20_Internet_20_Link">
</text:a>
，报道乌克林福姆。</text:p>
      <text:p text:style-name="P4">
据指出，公司的逮捕和转让是在调查有关萨哈林天然气领域发展的刑事诉讼的框架内进行的(Харківська область).</text:p>
      <text:p text:style-name="P4">
Коментуючи рішення Печерського райсуду, в  <text:a xlink:type="simple" xlink:href="https://unb.ua/news/69" text:style-name="Internet_20_link" text:visited-style-name="Visited_20_Internet_20_Link">
 </text:a>
他们说，股东和公司的管理层首次仅在4月18日从开放源逮捕公司权利的判决。</text:p>
      <text:p text:style-name="P4">
<text:span text:style-name="T4">
另请阅读：</text:span>
 <text:a xlink:type="simple" xlink:href="https://www.ukrinform.ua/rubric-economy/3695580-arma-gotue-do-prodazu-arestovanu-rudu-rosijskogo-oligarha.html" text:style-name="Internet_20_link" text:visited-style-name="Visited_20_Internet_20_Link">
<text:span text:style-name="T4">
 arma </text:span>
</text:a>
同时，“关于逮捕公司权利及其转让给外部管理的官方通知，没有收到公司的代表。”</text:p>
      <text:p text:style-name="P4">
在Ukrnaftoburin中，此类行动是违法的，该公司已经提交了<text:a xlink:type="simple" xlink:href="https://www.ukrinform.ua/tag-apelacia" text:style-name="Internet_20_link" text:visited-style-name="Visited_20_Internet_20_Link">
</text:a>
做出法院的裁决。</text:p>
      <text:p text:style-name="P4">
据报道，根据DBR的材料，法院逮捕了三家企业的企业权利，这些企业非法占地萨哈林石油和天然气。 它涉及Sakhalinsk LLC，Sirius-1 LLC和East Yuroupporleum LLC。</text:p>
      <text:p text:style-name="P4">
News Source: <text:a xlink:type="simple" xlink:href="https://www.ukrinform.ua/rubric-economy/3698115-sud-peredav-korporativni-prava-ukrnaftoburinna-do-arma.html" text:style-name="Internet_20_link" text:visited-style-name="Visited_20_Internet_20_Link">
https://www.ukrinform.ua/rubric-economy/3698115-sud-peredav-korporativni-prava-ukrnaftoburinna-do-arma.html</text:a>
</text:p>
      <!--NEWS-->
      <text:h text:style-name="P10" text:outline-level="1">
<text:span text:style-name="T4">
能源部邀请天然气市场的参与者加入机制汇总</text:span>
</text:h>
      <text:p text:style-name="P4">
作者: Ukrinform (Person)</text:p>
      <text:p text:style-name="P4">
出版商: Укринформ (Organization)</text:p>
      <text:p text:style-name="P4">
出版时间: 2023-04-19T20:26:46+03:00</text:p>
      <text:p text:style-name="P4">
修改时间: 2023-04-19T20:26:46+03:00</text:p>
      <text:p text:style-name="P4">
描述: 能源部邀请天然气市场的参与者加入由欧盟能源平台内欧洲委员会创建的需求和联合采购（ExgregateU）的机制。  - 乌克林。</text:p>
      <text:p text:style-name="P4">
图片: ["<text:a xlink:type="simple" xlink:href="https://static.ukrinform.com/photos/2023_01/thumb_files/630_360_1672921260-407.jpg" text:style-name="Internet_20_link" text:visited-style-name="Visited_20_Internet_20_Link">
630_360_16729...</text:a>
"]</text:p>
      <text:p text:style-name="P4">
标签: ['Енергетика', 'Газ', 'Міненерго']</text:p>
      <text:p text:style-name="P4">
类型: Article</text:p>
      <!--METADATA-->
      <text:p text:style-name="P4">
<draw:frame draw:style-name="fr1" draw:name="Image269" text:anchor-type="as-char" svg:width="6.9236in" svg:height="3.956343in" draw:z-index="0">
<draw:image xlink:href="../Images/yкринформ/2023-04-19T20-26-46-03-00/630_360_1672921260-407.jpg" xlink:type="simple" xlink:show="embed" xlink:actuate="onLoad" draw:mime-type="image/jpeg"/>
</draw:frame>
能源部邀请天然气市场的参与者加入需求汇总和共同购买的分区机构(骨料)，由欧盟委员会在欧盟能源平台内创建。</text:p>
      <text:p text:style-name="P4">
这在网站上说明了<text:a xlink:type="simple" xlink:href="https://mev.gov.ua/novyna/ministerstvo-enerhetyky-ukrayiny-zaproshuye-doluchytysya-do-mekhanizmu-ahrehatsiyi-popytu-ta" text:style-name="Internet_20_link" text:visited-style-name="Visited_20_Internet_20_Link">
</text:a>
，报道乌克林福姆。</text:p>
      <text:p text:style-name="P4">
“该机制是根据法规运行的(欧洲联盟)2022/2576，并设想创建一个信息系统，以便可以向其供应天然气的实体，以了解其接下来的12个月的需求(从2023年7月开始). Надалі ці заявки будуть зіставлені зпропозиціями на продаж від продавців природного газу в межах щомісячнихтендерів», - ідеться в повідомленні.</text:p>
      <text:p text:style-name="P4">
<text:span text:style-name="T4">
Читайте також:</text:span>
 <text:a xlink:type="simple" xlink:href="https://www.ukrinform.ua/rubric-economy/3694758-energosistema-ukraini-pracue-z-proficitom-potuznosti-minenergo.html" text:style-name="Internet_20_link" text:visited-style-name="Visited_20_Internet_20_Link">
 <text:span text:style-name="T4">
Міненерго</text:span>
 </text:a>
指定的是，需求和需求的提交不需要任何义务； 买方和卖方都可以随时拒绝达成协议。</text:p>
      <text:p text:style-name="P4">
欧盟委员会预计，该机制将吸引其他国家的天然气销售商的额外数量。</text:p>
      <text:p text:style-name="P4">
该机制的信息系统已经由IT服务提供商为能源市场Prisma创建。 在此处和Prisma System以及GromateEu门户网站上注册。</text:p>
      <text:p text:style-name="P4">
<text:span text:style-name="T4">
另请阅读：</text:span>
 <text:a xlink:type="simple" xlink:href="https://www.ukrinform.ua/rubric-economy/3693199-rosiani-vipustili-po-klucovih-energoobektah-ukraini-ponad-1200-raket-i-droniv.html" text:style-name="Internet_20_link" text:visited-style-name="Visited_20_Internet_20_Link">
</text:a>
第一个招标将于2023年5月举行。 欧盟委员会将建议有兴趣的参与者在4月中旬进行注册。</text:p>
      <text:p text:style-name="P4">
据报道，乌克兰的北约自由组织邀请市场参与者参加乌克兰能源交易所的天然气采购。</text:p>
      <text:p text:style-name="P4">
照片：Ukrtransgaz</text:p>
      <text:p text:style-name="P4">
News Source: <text:a xlink:type="simple" xlink:href="https://www.ukrinform.ua/rubric-economy/3698116-minenergo-zaprosue-ucasnikiv-rinku-prirodnogo-gazu-dolucitis-do-mehanizmu-aggregateeu.html" text:style-name="Internet_20_link" text:visited-style-name="Visited_20_Internet_20_Link">
https://www.ukrinform.ua/rubric-economy/3698116-minenergo-zaprosue-ucasnikiv-rinku-prirodnogo-gazu-dolucitis-do-mehanizmu-aggregateeu.html</text:a>
</text:p>
      <!--NEWS-->
      <text:h text:style-name="P10" text:outline-level="1">
<text:span text:style-name="T4">
苏丹的军队宣布了一个新的停火</text:span>
</text:h>
      <text:p text:style-name="P4">
作者: Ukrinform (Person)</text:p>
      <text:p text:style-name="P4">
出版商: Укринформ (Organization)</text:p>
      <text:p text:style-name="P4">
出版时间: 2023-04-19T20:31:00+03:00</text:p>
      <text:p text:style-name="P4">
修改时间: 2023-04-19T20:31:00+03:00</text:p>
      <text:p text:style-name="P4">
描述: 苏丹军方今天宣布在先前的休战协议未能允许撤离平民后的新停火。  - 乌克林。</text:p>
      <text:p text:style-name="P4">
图片: ["<text:a xlink:type="simple" xlink:href="https://static.ukrinform.com/photos/2019_04/thumb_files/630_360_1555141668-170.jpg" text:style-name="Internet_20_link" text:visited-style-name="Visited_20_Internet_20_Link">
630_360_15551...</text:a>
"]</text:p>
      <text:p text:style-name="P4">
标签: ['Армія', 'Обстріл', 'Судан', 'Сутички']</text:p>
      <text:p text:style-name="P4">
类型: Article</text:p>
      <!--METADATA-->
      <text:p text:style-name="P4">
<draw:frame draw:style-name="fr1" draw:name="Image270" text:anchor-type="as-char" svg:width="6.9236in" svg:height="3.956343in" draw:z-index="0">
<draw:image xlink:href="../Images/yкринформ/2023-04-19T20-31-00-03-00/630_360_1555141668-170.jpg" xlink:type="simple" xlink:show="embed" xlink:actuate="onLoad" draw:mime-type="image/jpeg"/>
</draw:frame>
在临时协议未能允许撤离平民之后，苏迪亚维安今天宣布了新的停火。</text:p>
      <text:p text:style-name="P4">
根据乌克林福姆的报道，该机构报告了<text:a xlink:type="simple" xlink:href="https://www.reuters.com/world/africa/rival-factions-defy-ceasefire-bombard-sudans-capital-japan-eyes-evacuation-2023-04-19/" text:style-name="Internet_20_link" text:visited-style-name="Visited_20_Internet_20_Link">
</text:a>
。</text:p>
      <text:p text:style-name="P4">
已经宣布的24小时停火必须在当地时间18:00生效。 目前尚不清楚敌对行动是否已停止</text:p>
      <text:p text:style-name="P4">
今天早些时候，有可能听到连续的<text:a xlink:type="simple" xlink:href="https://www.ukrinform.ua/tag-vibuh" text:style-name="Internet_20_link" text:visited-style-name="Visited_20_Internet_20_Link">
</text:a>
在综合大楼周围的哈特姆(Hartum)中心，陆军总部被推迟了，在周末爆发后在城市的主要机场中，该机场发生了失败。</text:p>
      <text:p text:style-name="P4">
<text:span text:style-name="T4">
另请阅读：</text:span>
 <text:a xlink:type="simple" xlink:href="https://www.ukrinform.ua/rubric-world/3697716-sproba-derzperevorotu-u-sudani-vooz-zaavila-pro-270-zagiblih-unaslidok-konfliktu.html" text:style-name="Internet_20_link" text:visited-style-name="Visited_20_Internet_20_Link">
<text:span text:style-name="T4">
苏丹</text:span>
</text:a>
值得注意的是，尽管爆炸炸弹，但一些哈尔图姆的居民还是试图离开邻近的al-gesir州，在一个没有战斗的国家的南部。</text:p>
      <text:p text:style-name="P4">
正如乌克林福姆报道的那样，在陆军与快速响应部队之间紧张数天之后，4月15日<text:a xlink:type="simple" xlink:href="http://www.ukrinform.ua/tag-vibuh" text:style-name="Internet_20_link" text:visited-style-name="Visited_20_Internet_20_Link">
</text:a>
 <text:a xlink:type="simple" xlink:href="http://www.ukrinform.ua/tag-vibuh" text:style-name="Internet_20_link" text:visited-style-name="Visited_20_Internet_20_Link">
</text:a>
。 冲突是在该国向民事统治的过渡上。</text:p>
      <text:p text:style-name="P4">
双方都使用坦克，炮兵，战斗机和其他重量级人物。</text:p>
      <text:p text:style-name="P4">
<text:span text:style-name="T5">
foto：aa</text:span>
</text:p>
      <text:p text:style-name="P4">
News Source: <text:a xlink:type="simple" xlink:href="https://www.ukrinform.ua/rubric-world/3698118-armia-sudanu-ogolosila-pro-nove-pripinenna-vognu-z-voenizovanimi-ugrupovannami.html" text:style-name="Internet_20_link" text:visited-style-name="Visited_20_Internet_20_Link">
https://www.ukrinform.ua/rubric-world/3698118-armia-sudanu-ogolosila-pro-nove-pripinenna-vognu-z-voenizovanimi-ugrupovannami.html</text:a>
</text:p>
      <!--NEWS-->
      <text:h text:style-name="P10" text:outline-level="1">
<text:span text:style-name="T4">
在德国，据信乌克兰的基础设施应作为欧洲的一部分恢复</text:span>
</text:h>
      <text:p text:style-name="P4">
作者: Ukrinform (Person)</text:p>
      <text:p text:style-name="P4">
出版商: Укринформ (Organization)</text:p>
      <text:p text:style-name="P4">
出版时间: 2023-04-19T20:39:00+03:00</text:p>
      <text:p text:style-name="P4">
修改时间: 2023-04-19T20:39:00+03:00</text:p>
      <text:p text:style-name="P4">
描述: 德国在其重建活动中并不专注于某些地区或经济部门，而是关注乌克兰当局的优先事项和恢复被摧毁的基础设施的重点，考虑到它后来将成为欧洲欧洲人的一部分。  - 乌克林。</text:p>
      <text:p text:style-name="P4">
图片: ["<text:a xlink:type="simple" xlink:href="https://static.ukrinform.com/photos/2022_12/thumb_files/630_360_1670417330-791.jpg" text:style-name="Internet_20_link" text:visited-style-name="Visited_20_Internet_20_Link">
630_360_16704...</text:a>
"]</text:p>
      <text:p text:style-name="P4">
标签: ['Енергетика', 'Німеччина', 'Відбудова']</text:p>
      <text:p text:style-name="P4">
类型: Article</text:p>
      <!--METADATA-->
      <text:p text:style-name="P4">
<draw:frame draw:style-name="fr1" draw:name="Image271" text:anchor-type="as-char" svg:width="6.9236in" svg:height="3.956343in" draw:z-index="0">
<draw:image xlink:href="../Images/yкринформ/2023-04-19T20-39-00-03-00/630_360_1670417330-791.jpg" xlink:type="simple" xlink:show="embed" xlink:actuate="onLoad" draw:mime-type="image/jpeg"/>
</draw:frame>
在德国，在重建活动中，乌克兰并不集中于经济奇格拉尔的某些地区，而是专注于乌克兰当局的优先事项。欧洲一个。</text:p>
      <text:p text:style-name="P4">
这是德国联邦政府专员在乌克兰州立国务卿在德国经济合作和Yochen Plasbart的恢复时期的指定。</text:p>
      <text:p text:style-name="P4">
“我们决定不专注于某些地区的帮助或任何合作伙伴关系或关注某些部门或行业。我们首先是我们需要非常清楚地与乌克兰协调我们的愿望以使正确的优先事项的事实最重要的是。</text:p>
      <text:p text:style-name="P4">
<text:span text:style-name="T4">
另请阅读：</text:span>
 <text:a xlink:type="simple" xlink:href="https://www.ukrinform.ua/rubric-society/3698090-nimeccina-nadast-ukraini-se-112-miljoniv-na-zitlo-dla-pereselenciv.html" text:style-name="Internet_20_link" text:visited-style-name="Visited_20_Internet_20_Link">
</text:a>
他补充说，在访问基辅时，他不仅与乌克兰官员进行了重建的重点，而且还与乌克兰官员，以及联合国发展计划的代表在乌克兰，联合国儿童基金会，国际移民和其他捐助国家组织。</text:p>
      <text:p text:style-name="P4">
Flagart解释说：“首先，我们提供援助，以提供乌克兰受到重大影响的能源基础设施。我们不仅修复，还原受损的基础设施要素，而且还可以在更好的开发基础设施上发挥作用。”</text:p>
      <text:p text:style-name="P4">
<text:span text:style-name="T4">
另请阅读：</text:span>
 <text:a xlink:type="simple" xlink:href="https://www.ukrinform.ua/rubric-vidbudova/3697416-do-kieva-pribuv-derzsekretar-ministerstva-ekonomicnogo-spivrobitnictva-ta-rozvitku-frn.html" text:style-name="Internet_20_link" text:visited-style-name="Visited_20_Internet_20_Link">
</text:a>
据报道，德国经济合作部国家秘书尤恩·普拉斯巴特(Yochen Plasbart)于4月18日以两天的景点抵达基辅。</text:p>
      <text:p text:style-name="P4">
News Source: <text:a xlink:type="simple" xlink:href="https://www.ukrinform.ua/rubric-vidbudova/3698119-u-nimeccini-vvazaut-so-infrastrukturu-ukraini-treba-vidnovluvati-ak-castinu-evropejskoi.html" text:style-name="Internet_20_link" text:visited-style-name="Visited_20_Internet_20_Link">
https://www.ukrinform.ua/rubric-vidbudova/3698119-u-nimeccini-vvazaut-so-infrastrukturu-ukraini-treba-vidnovluvati-ak-castinu-evropejskoi.html</text:a>
</text:p>
      <!--NEWS-->
      <text:h text:style-name="P10" text:outline-level="1">
<text:span text:style-name="T4">
乌克兰呼吁以色列通过俄罗斯人和白俄罗斯人的参与来取消欧洲冠军</text:span>
</text:h>
      <text:p text:style-name="P4">
作者: Ukrinform (Person)</text:p>
      <text:p text:style-name="P4">
出版商: Укринформ (Organization)</text:p>
      <text:p text:style-name="P4">
出版时间: 2023-04-19T20:44:00+03:00</text:p>
      <text:p text:style-name="P4">
修改时间: 2023-04-19T20:44:00+03:00</text:p>
      <text:p text:style-name="P4">
描述: 乌克兰在特拉维夫的大使馆正在呼吁以色列文化和体育部以及海法市政府在俄罗斯和白俄罗斯运动员的参与下取消欧洲桑博锦标赛。  - 乌克林。</text:p>
      <text:p text:style-name="P4">
图片: ["<text:a xlink:type="simple" xlink:href="https://static.ukrinform.com/photos/2015_12/thumb_files/630_360_1450874888-4827.jpg" text:style-name="Internet_20_link" text:visited-style-name="Visited_20_Internet_20_Link">
630_360_14508...</text:a>
"]</text:p>
      <text:p text:style-name="P4">
标签: ['Європа', 'Ізраїль', 'Самбо', 'Спорт', 'Україна', 'Змагання', 'Чемпіонат']</text:p>
      <text:p text:style-name="P4">
类型: Article</text:p>
      <!--METADATA-->
      <text:p text:style-name="P4">
<draw:frame draw:style-name="fr1" draw:name="Image272" text:anchor-type="as-char" svg:width="6.9236in" svg:height="3.956343in" draw:z-index="0">
<draw:image xlink:href="../Images/yкринформ/2023-04-19T20-44-00-03-00/630_360_1450874888-4827.jpg" xlink:type="simple" xlink:show="embed" xlink:actuate="onLoad" draw:mime-type="image/jpeg"/>
</draw:frame>
乌克兰在特拉维夫的大使馆呼吁文化和体育部以及海法市政府在俄罗斯和白俄罗斯运动员的参与下取消欧洲和桑博兹冠军。</text:p>
      <text:p text:style-name="P4">
乌克兰的代表在[]中指出了这一点(https://www.facebook.com/UkraineInIsrael/posts/pfbid0AgFxCqkezeBL6P3qB8bndnuVR1jJW4C5Q6nJxPuxUp3xLu2m1GQUQ4pwjErbxnnml)，报道乌克林福姆。</text:p>
      <text:p text:style-name="P4">
“我们正在抗议欧洲桑博锦标赛Haifairijer杯的文化和体育部以及市政当局。 俄罗斯和白俄罗斯运动员将参加由俄罗斯政府组织赞助的比赛，俄罗斯政府组织将曾经是所有西方国家。”大使馆说。</text:p>
      <text:p text:style-name="P4">
外交使团强调，白俄罗斯作为武装侵略乌克兰的伙伴也负责乌克兰犯下的人类犯罪。</text:p>
      <text:p text:style-name="P4">
“俄罗斯利用竞争作为意识形态武器来传播使犯罪的宣传。 这两个犯罪制度的大型论坛是纪念数十万乌克兰公民，其中包括220多名乌克兰运动员，他们在为未来的斗争中献出了生命 - 欧洲的欧洲国家，”该声明强调。</text:p>
      <text:p text:style-name="P4">
<text:span text:style-name="T4">
另请阅读：</text:span>
 <text:a xlink:type="simple" xlink:href="https://www.ukrinform.ua/rubric-sports/3698031-fiba-ne-dopustila-zbirni-rf-ta-rb-do-poperednoi-kvalifikacii-evrobasketu2025.html" text:style-name="Internet_20_link" text:visited-style-name="Visited_20_Internet_20_Link">
</text:a>
大使馆呼吁以色列一方采取所有必要的步骤，并抵制比赛。</text:p>
      <text:p text:style-name="P4">
乌克林福姆报道，1月底<text:a xlink:type="simple" xlink:href="https://www.ukrinform.ua/tag-mok" text:style-name="Internet_20_link" text:visited-style-name="Visited_20_Internet_20_Link">
</text:a>
他宣布打算将运动员从俄罗斯和白俄罗斯返回中性旗帜下的国际比赛。</text:p>
      <text:p text:style-name="P4">
后来，NOC总裁瓦迪姆·古扎特(Vadim Gutzait)表示，乌克兰将尽一切努力使俄罗斯和白俄罗斯运动员参加国际体育比赛。</text:p>
      <text:p text:style-name="P4">
News Source: <text:a xlink:type="simple" xlink:href="https://www.ukrinform.ua/rubric-sports/3698121-ukraina-zaklikae-izrail-skasuvati-cempionat-evropi-z-sambo-cerez-ucast-rosian-i-bilorusiv.html" text:style-name="Internet_20_link" text:visited-style-name="Visited_20_Internet_20_Link">
https://www.ukrinform.ua/rubric-sports/3698121-ukraina-zaklikae-izrail-skasuvati-cempionat-evropi-z-sambo-cerez-ucast-rosian-i-bilorusiv.html</text:a>
</text:p>
      <!--NEWS-->
      <text:h text:style-name="P10" text:outline-level="1">
<text:span text:style-name="T4">
梅尔尼克（Melnyk）与美国副国务卿进行了谈判</text:span>
</text:h>
      <text:p text:style-name="P4">
作者: Ukrinform (Person)</text:p>
      <text:p text:style-name="P4">
出版商: Укринформ (Organization)</text:p>
      <text:p text:style-name="P4">
出版时间: 2023-04-19T20:46:05+03:00</text:p>
      <text:p text:style-name="P4">
修改时间: 2023-04-19T20:46:05+03:00</text:p>
      <text:p text:style-name="P4">
描述: 外交大臣安德里·梅尔尼克（Andriy Melnyk）与美国副国务卿布莱恩·尼科尔斯（Brian Nichols）与拉丁美洲和加勒比海的伙伴关系加深了伙伴关系。  - 乌克林。</text:p>
      <text:p text:style-name="P4">
图片: ["<text:a xlink:type="simple" xlink:href="https://static.ukrinform.com/photos/2023_04/thumb_files/630_360_1681926264-273.jpg" text:style-name="Internet_20_link" text:visited-style-name="Visited_20_Internet_20_Link">
630_360_16819...</text:a>
", "<text:a xlink:type="simple" xlink:href="https://static.ukrinform.com/photos/2023_04/1681926264-313.jpg" text:style-name="Internet_20_link" text:visited-style-name="Visited_20_Internet_20_Link">
1681926264-31...</text:a>
", "<text:a xlink:type="simple" xlink:href="https://static.ukrinform.com/photos/2023_04/1681926264-262.jpg" text:style-name="Internet_20_link" text:visited-style-name="Visited_20_Internet_20_Link">
1681926264-26...</text:a>
"]</text:p>
      <text:p text:style-name="P4">
标签: ['МЗС', 'Мельник', 'Зеленський']</text:p>
      <text:p text:style-name="P4">
类型: Article</text:p>
      <!--METADATA-->
      <text:p text:style-name="P4">
<draw:frame draw:style-name="fr1" draw:name="Image273" text:anchor-type="as-char" svg:width="6.9236in" svg:height="3.956343in" draw:z-index="0">
<draw:image xlink:href="../Images/yкринформ/2023-04-19T20-46-05-03-00/630_360_1681926264-273.jpg" xlink:type="simple" xlink:show="embed" xlink:actuate="onLoad" draw:mime-type="image/jpeg"/>
</draw:frame>
外交副部长安德里·梅尔尼克(Andriy Melnyk)与美国副国务卿，西半球副部长布莱恩·尼科尔斯(Brian Nichols)讨论了与拉丁美洲和加勒比海地区的合作关系。</text:p>
      <text:p text:style-name="P4">
谈判是根据乌克兰Volodymyrazellensky的总统的指示进行的，并报告了乌克林福称<text:a xlink:type="simple" xlink:href="https://mfa.gov.ua/news/andrij-melnik-proviv-peregovori-iz-zastupnikom-derzhavnogo-sekretarya-ssha-z-pitan-zahidnoyi-pivkuli-brajanom-endryu-nikolsom" text:style-name="Internet_20_link" text:visited-style-name="Visited_20_Internet_20_Link">
</text:a>
。</text:p>
      <text:p text:style-name="P4">
据该部称，梅尔尼克以乌克兰在军事，金融和人道主义焊工方面的最大强烈支持向美国政府表示感谢，以制止莫斯科的军事干预并释放所有及时占领领土。 他强调说，美国盟友一边的前所未有的援助将永远进入历史记录。</text:p>
      <text:p text:style-name="P4">
<text:span text:style-name="T4">
另请阅读：</text:span>
 <text:a xlink:type="simple" xlink:href="https://www.ukrinform.ua/rubric-polytics/3682963-melnik-proviv-persi-v-istorii-vidnosin-peregovori-z-kerivnictvom-mzs-sentlusii.html" text:style-name="Internet_20_link" text:visited-style-name="Visited_20_Internet_20_Link">
<text:span text:style-name="T4">
 Melnyk </text:span>
</text:a>
在线会议的主要目的是开发乌克兰和美国的共同方法，以复兴拉丁美洲盆地的拉丁美洲州(lighb).</text:p>
      <text:p text:style-name="P4">
<draw:frame draw:style-name="fr1" draw:name="Image274" text:anchor-type="as-char" svg:width="6.9236in" svg:height="4.751676in" draw:z-index="0">
<draw:image xlink:href="../Images/yкринформ/2023-04-19T20-46-05-03-00/1681926264-313.jpg" xlink:type="simple" xlink:show="embed" xlink:actuate="onLoad" draw:mime-type="image/jpeg"/>
</draw:frame>
人们对犹太人和美国的潜在合作领域有一种信任交流，以加强LACB中两个州之间的对话，包括抵消俄罗斯侵略的背景。</text:p>
      <text:p text:style-name="P4">
梅尔尼克(Melnyk)向对话者介绍了中国和南美的国内外交政策的新方法，国家元首希望与这个战略上重要的地区转化关系。</text:p>
      <text:p text:style-name="P4">
<text:span text:style-name="T4">
另请阅读：</text:span>
 <text:a xlink:type="simple" xlink:href="https://www.ukrinform.ua/rubric-crimea/3698059-mzs-pidtrimue-dopovid-komisara-radi-evropi-pro-porusenna-okupantami-prav-krimskih-tatar.html" text:style-name="Internet_20_link" text:visited-style-name="Visited_20_Internet_20_Link">
<text:span text:style-name="T4">
外交部</text:span>
</text:a>
美国副国务卿保证，乌克兰的克鲁特盟友向华盛顿官方保证，为加深乌克兰与拉丁美洲国家的联系提供了实际的帮助。</text:p>
      <text:p text:style-name="P4">
双方同意定期继续进行启动通信。 梅尔尼克(Melnyk)邀请他的美国同事访问基辅。</text:p>
      <text:p text:style-name="P4">
<draw:frame draw:style-name="fr1" draw:name="Image275" text:anchor-type="as-char" svg:width="6.9236in" svg:height="4.599926in" draw:z-index="0">
<draw:image xlink:href="../Images/yкринформ/2023-04-19T20-46-05-03-00/1681926264-262.jpg" xlink:type="simple" xlink:show="embed" xlink:actuate="onLoad" draw:mime-type="image/jpeg"/>
</draw:frame>
</text:p>
      <text:p text:style-name="P4">
照片：外交部</text:p>
      <text:p text:style-name="P4">
News Source: <text:a xlink:type="simple" xlink:href="https://www.ukrinform.ua/rubric-polytics/3698123-melnik-proviv-peregovori-iz-zastupnikom-derzsekretara-ssa.html" text:style-name="Internet_20_link" text:visited-style-name="Visited_20_Internet_20_Link">
https://www.ukrinform.ua/rubric-polytics/3698123-melnik-proviv-peregovori-iz-zastupnikom-derzsekretara-ssa.html</text:a>
</text:p>
      <!--NEWS-->
      <text:h text:style-name="P10" text:outline-level="1">
<text:span text:style-name="T4">
科斯汀敦促美国国会敦促俄罗斯带乌克兰儿童回家</text:span>
</text:h>
      <text:p text:style-name="P4">
作者: Ukrinform (Person)</text:p>
      <text:p text:style-name="P4">
出版商: Укринформ (Organization)</text:p>
      <text:p text:style-name="P4">
出版时间: 2023-04-19T20:50:00+03:00</text:p>
      <text:p text:style-name="P4">
修改时间: 2023-04-19T20:50:00+03:00</text:p>
      <text:p text:style-name="P4">
描述: 乌克兰安德里·科斯汀（Andriy Kostin）的检察长呼吁美国国会（Andriy Kostin）协助对俄罗斯产生强大的国际压力，以便它希望将儿童从乌克兰的家中返回。  - 乌克林。</text:p>
      <text:p text:style-name="P4">
图片: ["<text:a xlink:type="simple" xlink:href="https://static.ukrinform.com/photos/2022_08/thumb_files/630_360_1659550516-968.jpg" text:style-name="Internet_20_link" text:visited-style-name="Visited_20_Internet_20_Link">
630_360_16595...</text:a>
"]</text:p>
      <text:p text:style-name="P4">
标签: ['Діти', 'США', 'Викрадення людей', 'Конгрес США', 'Андрій Костін']</text:p>
      <text:p text:style-name="P4">
类型: Article</text:p>
      <!--METADATA-->
      <text:p text:style-name="P4">
<draw:frame draw:style-name="fr1" draw:name="Image276" text:anchor-type="as-char" svg:width="6.9236in" svg:height="3.956343in" draw:z-index="0">
<draw:image xlink:href="../Images/yкринформ/2023-04-19T20-50-00-03-00/630_360_1659550516-968.jpg" xlink:type="simple" xlink:show="embed" xlink:actuate="onLoad" draw:mime-type="image/jpeg"/>
</draw:frame>
乌克兰安德里·科斯汀(Andriy Kostin)的检察长呼吁国会呼吁协助对俄罗斯产生强大的国际压力，以使她被遗弃，以使从乌克兰出口的儿童返回。</text:p>
      <text:p text:style-name="P4">
乌克林福音通讯员报道，他在周三在美国外交事务委员会的听证会上说了这一点。</text:p>
      <text:p text:style-name="P4">
乌克兰检察长强调说：“需要对俄罗斯领导人的强大压力来返回乌克兰儿童之家。”</text:p>
      <text:p text:style-name="P4">
<text:span text:style-name="T4">
另请阅读：</text:span>
 <text:a xlink:type="simple" xlink:href="https://www.ukrinform.ua/rubric-ato/3698096-kostin-u-kongresi-ssa-mi-maemo-dokazi-finansuvanna-kativen-v-ukraini-specsluzbami-rosii.html" text:style-name="Internet_20_link" text:visited-style-name="Visited_20_Internet_20_Link">
<text:span text:style-name="T4">
 kostin </text:span>
</text:a>
他强调，如果俄罗斯有这样的愿望，俄罗斯联邦将很容易。</text:p>
      <text:p text:style-name="P4">
科斯汀说：“有许多国际立法行为可以通过挤奶及其国家的国际组织将儿童带回第三国。”</text:p>
      <text:p text:style-name="P4">
据他说，检察长办公室有信息，最多有20,000名乌克兰儿童被强行驱逐出境，只有一小部分被驱逐回家。 同时，他指出，主要困难不是确定其数量的疲劳，而是确定它们在哪里。</text:p>
      <text:p text:style-name="P4">
<text:span text:style-name="T4">
另请阅读：</text:span>
 <text:a xlink:type="simple" xlink:href="https://www.ukrinform.ua/rubric-polytics/3697972-kostin-u-ssa-spectribunal-sodo-agresii-rf-mae-buti-stvorenij-na-bazi-rezolucii-genasamblei-oon.html" text:style-name="Internet_20_link" text:visited-style-name="Visited_20_Internet_20_Link">
<text:span text:style-name="T4">
 kostin </text:span>
</text:a>
乌克兰检察长补充说：“我总是要求与我遇到的所有领导人一起，每天提出这个问题，利用他们在国际层面上的所有影响力，他们将把我们的孩子们归还回家。”</text:p>
      <text:p text:style-name="P4">
根据乌克林福姆的说法，乌克兰·安德里·科斯汀(Ukraine Andriy Kostin)的检察长是在美国的一次访问，他计划与行政代表和美国国会代表会面。</text:p>
      <text:p text:style-name="P4">
照片：OGP</text:p>
      <text:p text:style-name="P4">
News Source: <text:a xlink:type="simple" xlink:href="https://www.ukrinform.ua/rubric-society/3698124-kostin-zaklikav-kongres-ssa-natisnuti-na-rf-sob-povernuti-ukrainskih-ditej-dodomu.html" text:style-name="Internet_20_link" text:visited-style-name="Visited_20_Internet_20_Link">
https://www.ukrinform.ua/rubric-society/3698124-kostin-zaklikav-kongres-ssa-natisnuti-na-rf-sob-povernuti-ukrainskih-ditej-dodomu.html</text:a>
</text:p>
      <!--NEWS-->
      <text:h text:style-name="P10" text:outline-level="1">
<text:span text:style-name="T4">
五角大楼宣布向乌克兰一个新的国防援助计划</text:span>
</text:h>
      <text:p text:style-name="P4">
作者: Ukrinform (Person)</text:p>
      <text:p text:style-name="P4">
出版商: Укринформ (Organization)</text:p>
      <text:p text:style-name="P4">
出版时间: 2023-04-19T20:54:00+03:00</text:p>
      <text:p text:style-name="P4">
修改时间: 2023-04-19T20:54:00+03:00</text:p>
      <text:p text:style-name="P4">
描述: 美国国防部已宣布将新的3.25亿美元安全套餐分配给乌克兰，其中包括HIMARS和其他系统，弹药，其他武器和设备的其他导弹。  - 乌克林。</text:p>
      <text:p text:style-name="P4">
图片: ["<text:a xlink:type="simple" xlink:href="https://static.ukrinform.com/photos/2023_04/thumb_files/630_360_1681170438-481.png" text:style-name="Internet_20_link" text:visited-style-name="Visited_20_Internet_20_Link">
630_360_16811...</text:a>
"]</text:p>
      <text:p text:style-name="P4">
标签: ['Пентагон', 'США', 'допомога']</text:p>
      <text:p text:style-name="P4">
类型: Article</text:p>
      <!--METADATA-->
      <text:p text:style-name="P4">
<draw:frame draw:style-name="fr1" draw:name="Image277" text:anchor-type="as-char" svg:width="6.9236in" svg:height="3.956343in" draw:z-index="0">
<draw:image xlink:href="../Images/yкринформ/2023-04-19T20-54-00-03-00/630_360_1681170438-481.png" xlink:type="simple" xlink:show="embed" xlink:actuate="onLoad" draw:mime-type="image/png"/>
</draw:frame>
美国国防部宣布为乌克兰分配新的3.25亿美元包装，其中包括其他HIMARS和其他系统，弹药，其他武器和设备。</text:p>
      <text:p text:style-name="P4">
这在[]中指出(https://www.defense.gov/News/Releases/Release/Article/3367924/biden-administration-announces-additional-security-assistance-for-ukraine/)据报道，乌克林福姆周三发行。</text:p>
      <text:p text:style-name="P4">
值得注意的是，该包装包含武器和弹药，“在战场上加强乌克兰捍卫者必不可少”，值得高达3.25亿美元。 总统缩减的帮助(根据总统的说法。)这意味着通过著名的五角大楼储备提供立即向乌克兰交付。</text:p>
      <text:p text:style-name="P4">
<text:span text:style-name="T4">
另请阅读：</text:span>
 <text:a xlink:type="simple" xlink:href="https://www.ukrinform.ua/rubric-world/3698069-pidozruvanij-u-spravi-pro-vitik-dokumentiv-pentagonu-zalisitsa-pid-vartou.html" text:style-name="Internet_20_link" text:visited-style-name="Visited_20_Internet_20_Link">
<text:span text:style-name="T4">
五角大楼</text:span>
</text:a>
根据美国国防部的说法，新计划包括用于系统的弹药； 口径155毫米和105毫米的炮弹； 拖车系统的导弹；反坦克武器的复合物AT-4。 此外，乌克兰被转移到普罗兰卡矿山。</text:p>
      <text:p text:style-name="P4">
高化航空弹药； 爆破阻塞的弹药；超过900万发射击臂； 四台MTZ维修机。该包装还包括用于维修设备的测试和诊断设备；设备用于港口和港口的安全设备； 备件和其他现场设备。</text:p>
      <text:p text:style-name="P4">
韦迪卡国防部强调说：“美国将继续与盟友和合作伙伴合作，以便为乌克兰提供有机会满足其在ta毒领域的安全援助需求的直接需求。”</text:p>
      <text:p text:style-name="P4">
<text:span text:style-name="T4">
另请阅读：</text:span>
 <text:a xlink:type="simple" xlink:href="https://www.ukrinform.ua/rubric-ato/3697658-pentagon-pidtverdiv-persi-bmp-bradley-vze-v-ukraini.html" text:style-name="Internet_20_link" text:visited-style-name="Visited_20_Internet_20_Link">
<text:span text:style-name="T4">
五角大楼</text:span>
</text:a>
正如乌克林福姆报道的那样，4月21日，乌克兰国防联络小组的第11次会议将在拉姆斯坦空军举行。</text:p>
      <text:p text:style-name="P4">
News Source: <text:a xlink:type="simple" xlink:href="https://www.ukrinform.ua/rubric-ato/3698125-pentagon-ogolosiv-novij-paket-oboronnoi-dopomogi-ukraini.html" text:style-name="Internet_20_link" text:visited-style-name="Visited_20_Internet_20_Link">
https://www.ukrinform.ua/rubric-ato/3698125-pentagon-ogolosiv-novij-paket-oboronnoi-dopomogi-ukraini.html</text:a>
</text:p>
      <!--NEWS-->
      <text:h text:style-name="P10" text:outline-level="1">
<text:span text:style-name="T4">
在科洛利亚，来自法国的陶艺家介绍了在96个国家 /地区创建的装饰面板</text:span>
</text:h>
      <text:p text:style-name="P4">
作者: Ukrinform (Person)</text:p>
      <text:p text:style-name="P4">
出版商: Укринформ (Organization)</text:p>
      <text:p text:style-name="P4">
出版时间: 2023-04-19T20:56:35+03:00</text:p>
      <text:p text:style-name="P4">
修改时间: 2023-04-19T20:56:35+03:00</text:p>
      <text:p text:style-name="P4">
描述: 在科洛利亚，来自法国帕斯卡·维耶斯特兰德（Pascal Vyosteland）的陶艺家和雕塑家推出了在世界不同国家制作的装饰面板。  - 乌克林。</text:p>
      <text:p text:style-name="P4">
图片: ["<text:a xlink:type="simple" xlink:href="https://static.ukrinform.com/photos/2023_04/thumb_files/630_360_1681926774-314.jpg" text:style-name="Internet_20_link" text:visited-style-name="Visited_20_Internet_20_Link">
630_360_16819...</text:a>
"]</text:p>
      <text:p text:style-name="P4">
标签: ['Франція', 'Коломия', 'Мистецтво']</text:p>
      <text:p text:style-name="P4">
类型: Article</text:p>
      <!--METADATA-->
      <text:p text:style-name="P4">
<draw:frame draw:style-name="fr1" draw:name="Image278" text:anchor-type="as-char" svg:width="6.9236in" svg:height="3.956343in" draw:z-index="0">
<draw:image xlink:href="../Images/yкринформ/2023-04-19T20-56-35-03-00/630_360_1681926774-314.jpg" xlink:type="simple" xlink:show="embed" xlink:actuate="onLoad" draw:mime-type="image/jpeg"/>
</draw:frame>
在法国的Kolomyykemist和雕塑家中，Pascal Vyostelanda在世界不同国家制作了装饰性。</text:p>
      <text:p text:style-name="P4">
关于它报告了一家当地电视公司<text:a xlink:type="simple" xlink:href="https://www.ntktv.ua/news/frantsuz%60kyy_keramist_prezentuvav_u_kolomyyi_panno_zrobleni_v_riznykh_kutochkakh_svitu_video/" text:style-name="Internet_20_link" text:visited-style-name="Visited_20_Internet_20_Link">
</text:a>
，报道乌克林福姆。</text:p>
      <text:p text:style-name="P4">
“第二次，Viostendaeus通过艺术访问来到Kolomyia。 这是 - 展示在Schvit的不同角落制成的装饰面板。” NTC报道。</text:p>
      <text:p text:style-name="P4">
Pascal Viosteoland本人向他保证，他不断补充装饰面板，现在在这里介绍了世界上96个国家。 其中包括他大约一年前第一次来Kolomyia时与孩子命名的作品。 现在，艺术家试图支持乌克兰并促进和平。</text:p>
      <text:p text:style-name="P4">
<text:span text:style-name="T4">
另请阅读：</text:span>
 <text:a xlink:type="simple" xlink:href="https://www.ukrinform.ua/rubric-culture/3692352-barska-keramika-uvijsla-do-pereliku-elementiv-nematerialnoi-kulturnoi-spadsini-vinniccini.html" text:style-name="Internet_20_link" text:visited-style-name="Visited_20_Internet_20_Link">
<text:span text:style-name="T4">
 cerami </text:span>
</text:a>
“当我来到乌克兰时，我看到学校遭到轰炸。 不应该燃烧上学。 我看到了数千个孩子，我想哭...孩子无辜地成为受害者。 乌克兰和平有必要在世界各地建立和平。”这位法国艺术家说。</text:p>
      <text:p text:style-name="P4">
值得注意的是，在伊万诺 - 弗兰基夫斯克(Ivano-Frankivsk)，利维夫(Lviv)和科洛米里亚(Kolomyia)的装饰面板介绍后，作者计划在基辅向他们展示。</text:p>
      <text:p text:style-name="P4">
正如乌克林福姆(Ukrinform)报道的，在切尔尼维斯(Chernivtsi)地区为Khotyn batitovister lozoplating成立400周年，创建了一个带有Zaporizhzhya图像的面板<text:a xlink:type="simple" xlink:href="https://www.ukrinform.ua/tag-kozak" text:style-name="Internet_20_link" text:visited-style-name="Visited_20_Internet_20_Link">
</text:a>
以及装饰要塞的大鸡蛋。</text:p>
      <text:p text:style-name="P4">
<text:span text:style-name="T5">
照片：卵石</text:span>
</text:p>
      <text:p text:style-name="P4">
News Source: <text:a xlink:type="simple" xlink:href="https://www.ukrinform.ua/rubric-culture/3698126-u-kolomii-keramist-iz-francii-predstaviv-dekorativni-panno-stvoreni-u-96-krainah.html" text:style-name="Internet_20_link" text:visited-style-name="Visited_20_Internet_20_Link">
https://www.ukrinform.ua/rubric-culture/3698126-u-kolomii-keramist-iz-francii-predstaviv-dekorativni-panno-stvoreni-u-96-krainah.html</text:a>
</text:p>
      <!--NEWS-->
      <text:h text:style-name="P10" text:outline-level="1">
<text:span text:style-name="T4">
德国政府强调了打击腐败对乌克兰经济发展的重要性</text:span>
</text:h>
      <text:p text:style-name="P4">
作者: Ukrinform (Person)</text:p>
      <text:p text:style-name="P4">
出版商: Укринформ (Organization)</text:p>
      <text:p text:style-name="P4">
出版时间: 2023-04-19T21:04:31+03:00</text:p>
      <text:p text:style-name="P4">
修改时间: 2023-04-19T21:04:31+03:00</text:p>
      <text:p text:style-name="P4">
描述: 打击腐败的问题是乌克兰经济发展的重要因素，因为其表现形式的减少取决于私人投资的吸引力。  - 乌克林。</text:p>
      <text:p text:style-name="P4">
图片: ["<text:a xlink:type="simple" xlink:href="https://static.ukrinform.com/photos/2020_06/thumb_files/630_360_1592312495-117.jpeg" text:style-name="Internet_20_link" text:visited-style-name="Visited_20_Internet_20_Link">
630_360_15923...</text:a>
"]</text:p>
      <text:p text:style-name="P4">
标签: ['Німеччина', 'Україна', 'Корупція']</text:p>
      <text:p text:style-name="P4">
类型: Article</text:p>
      <!--METADATA-->
      <text:p text:style-name="P4">
<draw:frame draw:style-name="fr1" draw:name="Image279" text:anchor-type="as-char" svg:width="6.9236in" svg:height="3.956343in" draw:z-index="0">
<draw:image xlink:href="../Images/yкринформ/2023-04-19T21-04-31-03-00/630_360_1592312495-117.jpeg" xlink:type="simple" xlink:show="embed" xlink:actuate="onLoad" draw:mime-type="image/jpeg"/>
</draw:frame>
腐败问题是乌克兰经济发展的重要因素，因为其表现形式的减少取决于私人投资的吸引力。</text:p>
      <text:p text:style-name="P4">
这是由德国联邦政府局长指出的，以恢复乌克兰，德国经济合作与发展部的州秘书与通讯员的简报一起加入了弗拉斯巴特。</text:p>
      <text:p text:style-name="P4">
弗拉特拉特指出，在与乌克兰官员的会议上，乌克兰经济发展的问题得到了发展。</text:p>
      <text:p text:style-name="P4">
<text:span text:style-name="T4">
另请阅读：</text:span>
 <text:a xlink:type="simple" xlink:href="https://www.ukrinform.ua/rubric-vidbudova/3698119-u-nimeccini-vvazaut-so-infrastrukturu-ukraini-treba-vidnovluvati-ak-castinu-evropejskoi.html" text:style-name="Internet_20_link" text:visited-style-name="Visited_20_Internet_20_Link">
</text:a>
“特别强调私人业务的作用，因为众所周知，乌克兰需要非常重要的投资 - 并非一切都可以由国家预算资助，因此成为私人业务的作用非常重要。</text:p>
      <text:p text:style-name="P4">
据他说，德国方面认为，乌克兰政府和乌克兰议会现在对这个问题大大关注。</text:p>
      <text:p text:style-name="P4">
<text:span text:style-name="T4">
另请阅读：</text:span>
 <text:a xlink:type="simple" xlink:href="https://www.ukrinform.ua/rubric-society/3698090-nimeccina-nadast-ukraini-se-112-miljoniv-na-zitlo-dla-pereselenciv.html" text:style-name="Internet_20_link" text:visited-style-name="Visited_20_Internet_20_Link">
</text:a>
弗拉格特说：“减少腐败是必须向前发展的权力下放的支柱之一。当然，我们看到了这个方向的某些步骤。”</text:p>
      <text:p text:style-name="P4">
据报道，德国经济合作部国家秘书尤恩·普拉斯巴特(Yochen Plasbart)于4月18日以两天的景点抵达基辅。</text:p>
      <text:p text:style-name="P4">
News Source: <text:a xlink:type="simple" xlink:href="https://www.ukrinform.ua/rubric-economy/3698127-v-uradi-nimeccini-nagolosuut-na-vazlivosti-borotbi-z-korupcieu-dla-rozvitku-ekonomiki-ukraini.html" text:style-name="Internet_20_link" text:visited-style-name="Visited_20_Internet_20_Link">
https://www.ukrinform.ua/rubric-economy/3698127-v-uradi-nimeccini-nagolosuut-na-vazlivosti-borotbi-z-korupcieu-dla-rozvitku-ekonomiki-ukraini.html</text:a>
</text:p>
      <!--NEWS-->
      <text:h text:style-name="P10" text:outline-level="1">
<text:span text:style-name="T4">
高技术和进口组件并未大量提供给俄罗斯联邦-Danilov</text:span>
</text:h>
      <text:p text:style-name="P4">
作者: Ukrinform (Person)</text:p>
      <text:p text:style-name="P4">
出版商: Укринформ (Organization)</text:p>
      <text:p text:style-name="P4">
出版时间: 2023-04-19T21:10:00+03:00</text:p>
      <text:p text:style-name="P4">
修改时间: 2023-04-19T21:10:00+03:00</text:p>
      <text:p text:style-name="P4">
描述: 高技术和进口组件几乎没有发布在俄罗斯联邦领土上。  - 乌克林。</text:p>
      <text:p text:style-name="P4">
图片: ["<text:a xlink:type="simple" xlink:href="https://static.ukrinform.com/photos/2022_02/thumb_files/630_360_1645613098-676.jpg" text:style-name="Internet_20_link" text:visited-style-name="Visited_20_Internet_20_Link">
630_360_16456...</text:a>
"]</text:p>
      <text:p text:style-name="P4">
标签: ['Антиросійські санкції', 'РНБО', 'Технології', 'Зброя', 'Данілов', 'Війна з росією', 'Єдині новини']</text:p>
      <text:p text:style-name="P4">
类型: Article</text:p>
      <!--METADATA-->
      <text:p text:style-name="P4">
<draw:frame draw:style-name="fr1" draw:name="Image280" text:anchor-type="as-char" svg:width="6.9236in" svg:height="3.956343in" draw:z-index="0">
<draw:image xlink:href="../Images/yкринформ/2023-04-19T21-10-00-03-00/630_360_1645613098-676.jpg" xlink:type="simple" xlink:show="embed" xlink:actuate="onLoad" draw:mime-type="image/jpeg"/>
</draw:frame>
高技术和进口组件几乎没有在Territ和Sea Federation发布。</text:p>
      <text:p text:style-name="P4">
关于电信的空气<text:a xlink:type="simple" xlink:href="https://www.youtube.com/watch" text:style-name="Internet_20_link" text:visited-style-name="Visited_20_Internet_20_Link">
</text:a>
乌克林福姆报道，乌克兰阿列克谢·丹尼洛夫国家安全与国防委员会秘书说。</text:p>
      <text:p text:style-name="P4">
“高技术和备件几乎没有提供给俄罗斯联邦领土。 如果提供的话，该数量将非常稀少，并且没有决定现在对俄罗斯挑战的所有规定。”他说<text:a xlink:type="simple" xlink:href="https://www.ukrinform.ua/tag-danilov" text:style-name="Internet_20_link" text:visited-style-name="Visited_20_Internet_20_Link">
</text:a>
。</text:p>
      <text:p text:style-name="P4">
他补充说，鉴于它是原材料，而且有些国家在俄罗斯购买这种原材料并支付砖块，因此很难破坏俄罗斯联邦的经济。</text:p>
      <text:p text:style-name="P4">
NSDC秘书还指出，对俄罗斯的制裁确实实现了。</text:p>
      <text:p text:style-name="P4">
“如果没有开始制裁机制，俄罗斯联邦马拉布在使用技术生产西方的技术方面将完全不同。 今天，我们可以清楚地理解，由于背景的制裁，有许多负面的过程。 这些是实施这些制裁的后果。” Danilov说。</text:p>
      <text:p text:style-name="P4">
<text:span text:style-name="T4">
另请阅读：</text:span>
 <text:a xlink:type="simple" xlink:href="https://www.ukrinform.ua/rubric-world/3697714-rosia-otrimue-zahidni-zbrojni-tehnologii-v-obhid-sankcij-nyt.html" text:style-name="Internet_20_link" text:visited-style-name="Visited_20_Internet_20_Link">
</text:a>
此外，他强调，美国正在监视提供给俄罗斯的所有内容，因此，如果证明某些公司正在参与其中，那么他们也将被引入与他们有关，以免发生。</text:p>
      <text:p text:style-name="P4">
据乌克林福姆(Ukrinform)报道，西方对俄罗斯的制裁表明他们的涌入 - 尽管三月份的石油出口是俄罗斯联邦的收入最高，但俄罗斯联邦的收入<text:a xlink:type="simple" xlink:href="https://www.ukrinform.ua/rubric-economy/3696047-naftovi-dohodi-rosii-vpali-na-43-za-rik-miznarodne-energeticne-agentstvo.html" text:style-name="Internet_20_link" text:visited-style-name="Visited_20_Internet_20_Link">
</text:a>
，也就是说，去年是两倍。</text:p>
      <text:p text:style-name="P4">
News Source: <text:a xlink:type="simple" xlink:href="https://www.ukrinform.ua/rubric-ato/3698132-visoki-tehnologii-ta-importni-komplektuuci-ne-postacautsa-do-rf-masovo-danilov.html" text:style-name="Internet_20_link" text:visited-style-name="Visited_20_Internet_20_Link">
https://www.ukrinform.ua/rubric-ato/3698132-visoki-tehnologii-ta-importni-komplektuuci-ne-postacautsa-do-rf-masovo-danilov.html</text:a>
</text:p>
      <!--NEWS-->
      <text:h text:style-name="P10" text:outline-level="1">
<text:span text:style-name="T4">
拉姆斯坦格式的会议不仅对乌克兰 - 画家非常重要</text:span>
</text:h>
      <text:p text:style-name="P4">
作者: Ukrinform (Person)</text:p>
      <text:p text:style-name="P4">
出版商: Укринформ (Organization)</text:p>
      <text:p text:style-name="P4">
出版时间: 2023-04-19T21:19:45+03:00</text:p>
      <text:p text:style-name="P4">
修改时间: 2023-04-19T21:19:45+03:00</text:p>
      <text:p text:style-name="P4">
描述: 拉姆斯坦格式的乌克兰国防抗议小组的会议不仅对乌克兰非常重要。  - 乌克林。</text:p>
      <text:p text:style-name="P4">
图片: ["<text:a xlink:type="simple" xlink:href="https://static.ukrinform.com/photos/2022_07/thumb_files/630_360_1658997765-548.jpg" text:style-name="Internet_20_link" text:visited-style-name="Visited_20_Internet_20_Link">
630_360_16589...</text:a>
"]</text:p>
      <text:p text:style-name="P4">
标签: ['Міноборони', 'Війна з росією', '#stoprussia', 'Ганна Маляр', 'Зустріч Рамштайн', 'Єдині новини']</text:p>
      <text:p text:style-name="P4">
类型: Article</text:p>
      <!--METADATA-->
      <text:p text:style-name="P4">
<draw:frame draw:style-name="fr1" draw:name="Image281" text:anchor-type="as-char" svg:width="6.9236in" svg:height="3.956343in" draw:z-index="0">
<draw:image xlink:href="../Images/yкринформ/2023-04-19T21-19-45-03-00/630_360_1658997765-548.jpg" xlink:type="simple" xlink:show="embed" xlink:actuate="onLoad" draw:mime-type="image/jpeg"/>
</draw:frame>
拉姆斯坦格式的乌克兰国防部接触小组的会议不仅是乌克兰的非凡。</text:p>
      <text:p text:style-name="P4">
这是乌克林福姆副国防部长安娜·马里亚尔(Anna Malyar)副国防部长在Teleterna“统一新闻”的现场广播中指出的。(https://armyinform.com.ua/2023/04/19/zustrichi-u-formati-ramshtajn-ganna-malyar/) <text:a xlink:type="simple" xlink:href="https://armyinform.com.ua/2023/04/19/zustrichi-u-formati-ramshtajn-ganna-malyar/" text:style-name="Internet_20_link" text:visited-style-name="Visited_20_Internet_20_Link">
 </text:a>
“让我们成为现实主义者，俄罗斯是一个强大的敌人。从债券数量的角度来看，武器占用者胜过我们。我们也有我们的优势，否则它们不会持续太多。这是专业人士。我们没有选择，我们必须为自己辩护，这赋予了我们力量。”  - 画家说。</text:p>
      <text:p text:style-name="P4">
此外，画家说，乌克兰为合作伙伴提供了帮助：“我们将成为坦率的人 - 世界还没有准备好这种旷日持久的战争武器。我们阻止了第八个月。”</text:p>
      <text:p text:style-name="P4">
<text:span text:style-name="T4">
另请阅读：</text:span>
 <text:a xlink:type="simple" xlink:href="https://www.ukrinform.ua/rubric-ato/3697922-zsu-ne-ogolosuvatimut-kontrnastup-pevni-dii-vze-pocalisa-malar.html" text:style-name="Internet_20_link" text:visited-style-name="Visited_20_Internet_20_Link">
<text:span text:style-name="T4">
画家</text:span>
</text:a>
国防部副部长强调，伴侣的帮助对我们来说至关重要。 世界开始了解，我们将只能一起阻止俄罗斯。 必须这样做，因为俄罗斯不会停在乌克兰边界。</text:p>
      <text:p text:style-name="P4">
“如果我们禁止上帝，我们不会在这里阻止他们，他们只会继续前进。因此，作为拉姆斯坦格式乌克兰国防的联系小组的会议，不仅对我们来说非常重要。”马利亚。</text:p>
      <text:p text:style-name="P4">
<text:span text:style-name="T4">
另请阅读：</text:span>
 <text:a xlink:type="simple" xlink:href="https://www.ukrinform.ua/rubric-ato/3698091-rosia-somisaca-vtracae-na-poli-bou-majze-150-tankiv-usih-tipiv-doslidzenna-csis.html" text:style-name="Internet_20_link" text:visited-style-name="Visited_20_Internet_20_Link">
</text:a>
如<text:a xlink:type="simple" xlink:href="https://www.ukrinform.ua/rubric-ato/3697934-v-ukrainu-pribuli-sistemi-ppo-patriot-vid-troh-krain-pavluk.html" text:style-name="Internet_20_link" text:visited-style-name="Visited_20_Internet_20_Link">
</text:a>
来自美利坚合众国，荷兰和德国的爱国者反帕特里奥特。</text:p>
      <text:p text:style-name="P4">
News Source: <text:a xlink:type="simple" xlink:href="https://www.ukrinform.ua/rubric-ato/3698134-zustrici-u-formati-ramstajn-e-nadzvicajno-vazlivimi-ne-tilki-dla-ukraini-malar.html" text:style-name="Internet_20_link" text:visited-style-name="Visited_20_Internet_20_Link">
https://www.ukrinform.ua/rubric-ato/3698134-zustrici-u-formati-ramstajn-e-nadzvicajno-vazlivimi-ne-tilki-dla-ukraini-malar.html</text:a>
</text:p>
      <!--NEWS-->
      <text:h text:style-name="P10" text:outline-level="1">
<text:span text:style-name="T4">
俄罗斯人从Mariupol转移到Berdyansk T-72 Tanks-Mayor顾问</text:span>
</text:h>
      <text:p text:style-name="P4">
作者: Ukrinform (Person)</text:p>
      <text:p text:style-name="P4">
出版商: Укринформ (Organization)</text:p>
      <text:p text:style-name="P4">
出版时间: 2023-04-19T21:23:00+03:00</text:p>
      <text:p text:style-name="P4">
修改时间: 2023-04-19T21:23:00+03:00</text:p>
      <text:p text:style-name="P4">
描述: У тимчасово захопленому російською армією Маріуполі зафіксовано постачання ворогом танків Т-72 на Бердянський напрямок. — Укрінформ.</text:p>
      <text:p text:style-name="P4">
图片: ["<text:a xlink:type="simple" xlink:href="https://static.ukrinform.com/photos/2023_04/thumb_files/630_360_1680546247-363.jpg" text:style-name="Internet_20_link" text:visited-style-name="Visited_20_Internet_20_Link">
630_360_16805...</text:a>
"]</text:p>
      <text:p text:style-name="P4">
标签: ['Маріуполь', 'Танк', 'Війна з росією']</text:p>
      <text:p text:style-name="P4">
类型: Article</text:p>
      <!--METADATA-->
      <text:p text:style-name="P4">
<draw:frame draw:style-name="fr1" draw:name="Image282" text:anchor-type="as-char" svg:width="6.9236in" svg:height="3.956343in" draw:z-index="0">
<draw:image xlink:href="../Images/yкринформ/2023-04-19T21-23-00-03-00/630_360_1680546247-363.jpg" xlink:type="simple" xlink:show="embed" xlink:actuate="onLoad" draw:mime-type="image/jpeg"/>
</draw:frame>
俄罗斯军队及时捕获了Mariupol军队，由Berdyansk方向的T-72坦克供应记录。</text:p>
      <text:p text:style-name="P4">
正如乌克林福姆报道的那样，关于<text:a xlink:type="simple" xlink:href="https://t.me/andriyshTime/8803" text:style-name="Internet_20_link" text:visited-style-name="Visited_20_Internet_20_Link">
</text:a>
 повідомиврадник міського голови Маріуполя Петро Андрющенко та опублікував відповідневідео.</text:p>
      <text:p text:style-name="P4">
«Зафіксовано постачання танків Т-72 через центр Маріуполя в бік Мангушу тадалі в напрямку Бердянська», - написав Андрющенко.</text:p>
      <text:p text:style-name="P4">
<text:span text:style-name="T4">
Читайте також:</text:span>
 <text:a xlink:type="simple" xlink:href="https://www.ukrinform.ua/rubric-ato/3697647-u-mariupoli-fiksuut-ruh-tankiv-u-napramku-novoazovska.html" text:style-name="Internet_20_link" text:visited-style-name="Visited_20_Internet_20_Link">
 <text:span text:style-name="T4">
Маріупол</text:span>
 </text:a>
他还指出，倾向于将少量疾病和轻型设备通过野马转移到Novoazovsk，并在Volnovakha的方向前进。</text:p>
      <text:p text:style-name="P4">
据报道，Mariupol和周围定居点是由俄罗斯军队的Naiysk-Logistics Hub转变的。</text:p>
      <text:p text:style-name="P4">
News Source: <text:a xlink:type="simple" xlink:href="https://www.ukrinform.ua/rubric-regions/3698067-rosiani-perekidaut-iz-mariupola-do-berdanska-tanki-t72-radnik-mera.html" text:style-name="Internet_20_link" text:visited-style-name="Visited_20_Internet_20_Link">
https://www.ukrinform.ua/rubric-regions/3698067-rosiani-perekidaut-iz-mariupola-do-berdanska-tanki-t72-radnik-mera.html</text:a>
</text:p>
      <!--NEWS-->
      <text:h text:style-name="P10" text:outline-level="1">
<text:span text:style-name="T4">
普京将无法“等待”乌克兰抵抗运动-Stoltenberg</text:span>
</text:h>
      <text:p text:style-name="P4">
作者: Ukrinform (Person)</text:p>
      <text:p text:style-name="P4">
出版商: Укринформ (Organization)</text:p>
      <text:p text:style-name="P4">
出版时间: 2023-04-19T21:29:00+03:00</text:p>
      <text:p text:style-name="P4">
修改时间: 2023-04-19T21:29:00+03:00</text:p>
      <text:p text:style-name="P4">
描述: 俄罗斯总统弗拉基米尔·普京（Vladimir Putin）在乌克兰没有表现出任何和平的迹象，并希望“等待”乌克兰人的抵抗以及集体活动提供这种抵制的帮助，但他在自己的结论中被误认为。  - 乌克林。</text:p>
      <text:p text:style-name="P4">
图片: ["<text:a xlink:type="simple" xlink:href="https://static.ukrinform.com/photos/2022_11/thumb_files/630_360_1668589929-696.jpg" text:style-name="Internet_20_link" text:visited-style-name="Visited_20_Internet_20_Link">
630_360_16685...</text:a>
"]</text:p>
      <text:p text:style-name="P4">
标签: ['Чехія', 'НАТО', 'путін', 'Столтенберг', 'Україна', 'Війна з росією', '#stoprussia']</text:p>
      <text:p text:style-name="P4">
类型: Article</text:p>
      <!--METADATA-->
      <text:p text:style-name="P4">
<draw:frame draw:style-name="fr1" draw:name="Image283" text:anchor-type="as-char" svg:width="6.9236in" svg:height="3.956343in" draw:z-index="0">
<draw:image xlink:href="../Images/yкринформ/2023-04-19T21-29-00-03-00/630_360_1668589929-696.jpg" xlink:type="simple" xlink:show="embed" xlink:actuate="onLoad" draw:mime-type="image/jpeg"/>
</draw:frame>
总统弗拉基米尔·普京(Vladimir Putin)在乌克兰没有表现出任何和平的迹象，以“等待”乌克兰人的抵抗以及集体活动抵制的帮助，但他在自己的结论中误认为。</text:p>
      <text:p text:style-name="P4">
北约秘书长詹斯·斯托尔滕贝格(Jens Stoltenberg)的捷克共和国彼得·帕维尔·帕维尔(Peter Pavel Pavel Pavel)在布鲁塞尔举行的联合新闻发布会上说，这是在布鲁塞尔的。</text:p>
      <text:p text:style-name="P4">
“我们刚刚讨论了我们对乌克兰的帮助。 尽管俄罗斯的西拉普斯是巨大的损失，但普京总统并没有为和平做准备。 他认为他可以“等待”乌克兰人锻炼并为活动提供帮助(对于乌克兰). Ми маємо продовжувати доводити йому,що він помиляється, та надати українцям все, що їм необхідно для перемоги», -зазначив <text:a xlink:type="simple" xlink:href="https://www.ukrinform.ua/tag-stoltenberg" text:style-name="Internet_20_link" text:visited-style-name="Visited_20_Internet_20_Link">
 </text:a>
。</text:p>
      <text:p text:style-name="P4">
他感谢捷克共和国为乌克兰联合的欧洲 - 大西洋安全和援助做出了重大贡献，包括它对北约为乌克兰的一套贡献所做的贡献。</text:p>
      <text:p text:style-name="P4">
<text:span text:style-name="T4">
另请阅读：</text:span>
 <text:a xlink:type="simple" xlink:href="https://www.ukrinform.ua/rubric-ato/3697684-stoltenberg-zaklikae-svit-posiliti-pidtrimku-ukraini.html" text:style-name="Internet_20_link" text:visited-style-name="Visited_20_Internet_20_Link">
<text:span text:style-name="T4">
 Stoltenberg </text:span>
</text:a>
“为了应对一场残酷的侵略性战争(反对乌克兰 - 埃德。)保护其他北约盟友并支持乌克兰的努力已恢复。 同时，您接受了成千上万的乌克兰难民的房屋。</text:p>
      <text:p text:style-name="P4">
他回忆说，捷克共和国在斯洛伐克战斗组织中扮演领导人的角色，有助于抑制任何侵略，参加了拉脱维亚和立陶宛的贫困团体，在科索沃的北约维持和平任务和北约丧偶的任务中。 斯托尔滕贝格感谢捷克共和国总统所做的这些努力和对联盟共同安全的贡献。</text:p>
      <text:p text:style-name="P4">
<text:span text:style-name="T4">
另请阅读：</text:span>
 <text:a xlink:type="simple" xlink:href="https://www.ukrinform.ua/rubric-ato/3698125-pentagon-ogolosiv-novij-paket-oboronnoi-dopomogi-ukraini.html" text:style-name="Internet_20_link" text:visited-style-name="Visited_20_Internet_20_Link">
</text:a>
</text:p>
      <text:p text:style-name="P4">
News Source: <text:a xlink:type="simple" xlink:href="https://www.ukrinform.ua/rubric-world/3698137-putinu-ne-vdastsa-perecekati-ukrainskij-sprotiv-stoltenberg.html" text:style-name="Internet_20_link" text:visited-style-name="Visited_20_Internet_20_Link">
https://www.ukrinform.ua/rubric-world/3698137-putinu-ne-vdastsa-perecekati-ukrainskij-sprotiv-stoltenberg.html</text:a>
</text:p>
      <!--NEWS-->
      <text:h text:style-name="P10" text:outline-level="1">
<text:span text:style-name="T4">
奥地利的中立性在任何方面都不会干扰我们与乌克兰的团结</text:span>
</text:h>
      <text:p text:style-name="P4">
作者: Ukrinform (Person)</text:p>
      <text:p text:style-name="P4">
出版商: Укринформ (Organization)</text:p>
      <text:p text:style-name="P4">
出版时间: 2023-04-19T21:31:00+03:00</text:p>
      <text:p text:style-name="P4">
修改时间: 2023-04-19T21:31:00+03:00</text:p>
      <text:p text:style-name="P4">
描述: 奥地利仅在军事计划中是中立的，但从未在政治上保持中立，因此中立绝不会干扰乌克兰。  - 乌克林。</text:p>
      <text:p text:style-name="P4">
图片: ["<text:a xlink:type="simple" xlink:href="https://static.ukrinform.com/photos/2023_04/thumb_files/630_360_1681917131-909.jpg" text:style-name="Internet_20_link" text:visited-style-name="Visited_20_Internet_20_Link">
630_360_16819...</text:a>
"]</text:p>
      <text:p text:style-name="P4">
标签: ['Австрія', 'МЗС', 'Шалленберг']</text:p>
      <text:p text:style-name="P4">
类型: Article</text:p>
      <!--METADATA-->
      <text:p text:style-name="P4">
<draw:frame draw:style-name="fr1" draw:name="Image284" text:anchor-type="as-char" svg:width="6.9236in" svg:height="3.956343in" draw:z-index="0">
<draw:image xlink:href="../Images/yкринформ/2023-04-19T21-31-00-03-00/630_360_1681917131-909.jpg" xlink:type="simple" xlink:show="embed" xlink:actuate="onLoad" draw:mime-type="image/jpeg"/>
</draw:frame>
奥地利仅在军事计划中是伊尼特里亚尔(Yneutal)，但从来都不是政治上立，因此它的中立性绝不是乌克兰的阻止。</text:p>
      <text:p text:style-name="P4">
这是在[]中指出的(https://www.ukrinform.ua/rubric-world/3698040-aleksander-sallenberg-ministr-zakordonnih-sprav-avstrii.html)外国高地大臣亚历山大·汉德伯格(Alexander Sharllenberg)。</text:p>
      <text:p text:style-name="P4">
“我向泽伦斯基总统能够对奥地利委员会发表演讲的事实。这绝不是政治上中立的破坏。如果国际法被他们的脚践踏，这对我们来说是不可想象的。关于弗洛里亚自由的陈述，据称违反该国涉嫌违反了奥地利议会乌克兰总统的言论。</text:p>
      <text:p text:style-name="P4">
<text:span text:style-name="T4">
另请阅读：</text:span>
 <text:a xlink:type="simple" xlink:href="https://www.ukrinform.ua/rubric-world/3698040-aleksander-sallenberg-ministr-zakordonnih-sprav-avstrii.html" text:style-name="Internet_20_link" text:visited-style-name="Visited_20_Internet_20_Link">
<text:span text:style-name="T4">
 hallenberg </text:span>
</text:a>
Hallenberg补充说，这条“非常清晰的线”今天仍然存在：“如果仍然是联合国安理会的常任成员，则决定遵守联合国和国际法法规，那么奥地利肯定不会去请参阅。我们继续坚定地站在乌克兰一边。”</text:p>
      <text:p text:style-name="P4">
“我认为Zelensky在国家理事会中的讲话是无限团结的标志。中立绝不是团结的。因此，我要参加议会来听到Zelensky总统的讲话对我来说很重要。” 。</text:p>
      <text:p text:style-name="P4">
<text:span text:style-name="T4">
另请阅读：</text:span>
 <text:a xlink:type="simple" xlink:href="https://www.ukrinform.ua/rubric-polytics/3690129-glava-mzs-avstrii-rosii-ne-mae-zijti-z-ruk-zlocin-agresii.html" text:style-name="Internet_20_link" text:visited-style-name="Visited_20_Internet_20_Link">
</text:a>
正如乌克林福姆报道的<text:a xlink:type="simple" xlink:href="https://www.ukrinform.ua/rubric-polytics/3689353-v-ukraini-zaminovano-teritorij-ak-dvi-avstrii-zelenskij-u-nacionalnij-radi.html" text:style-name="Internet_20_link" text:visited-style-name="Visited_20_Internet_20_Link">
</text:a>
。</text:p>
      <text:p text:style-name="P4">
奥地利联邦总统亚历山大·沃尔(Alexander Wall)也参加了议会大厅，包括维切尔斯勒·沃纳·科格勒(Vicecanzler Werner Cogler)，外交部长亚历山大·萨拉尔伯格(Alexander Shalllenberg)，经济部长马丁·科彻(Martin Kocher)，部长劳(Rauh)和司法部长。</text:p>
      <text:p text:style-name="P4">
News Source: <text:a xlink:type="simple" xlink:href="https://www.ukrinform.ua/rubric-polytics/3698138-nejtralitet-avstrii-zodnim-cinom-ne-zavazae-nasij-solidarnosti-z-ukrainou-sallenberg.html" text:style-name="Internet_20_link" text:visited-style-name="Visited_20_Internet_20_Link">
https://www.ukrinform.ua/rubric-polytics/3698138-nejtralitet-avstrii-zodnim-cinom-ne-zavazae-nasij-solidarnosti-z-ukrainou-sallenberg.html</text:a>
</text:p>
      <!--NEWS-->
      <text:h text:style-name="P10" text:outline-level="1">
<text:span text:style-name="T4">
丹尼洛夫：普京被旅行到乌克兰的被占领领土</text:span>
</text:h>
      <text:p text:style-name="P4">
作者: Ukrinform (Person)</text:p>
      <text:p text:style-name="P4">
出版商: Укринформ (Organization)</text:p>
      <text:p text:style-name="P4">
出版时间: 2023-04-19T21:33:00+03:00</text:p>
      <text:p text:style-name="P4">
修改时间: 2023-04-19T21:33:00+03:00</text:p>
      <text:p text:style-name="P4">
描述: 乌克兰国家安全与国防委员会秘书Alexei Danilov表示，俄罗斯总统弗拉基米尔·普京没有参加乌克兰被占领的领土，而是他的双倍。  - 乌克林。</text:p>
      <text:p text:style-name="P4">
图片: ["<text:a xlink:type="simple" xlink:href="https://static.ukrinform.com/photos/2023_03/thumb_files/630_360_1678784649-408.jpeg" text:style-name="Internet_20_link" text:visited-style-name="Visited_20_Internet_20_Link">
630_360_16787...</text:a>
"]</text:p>
      <text:p text:style-name="P4">
标签: ['путін', 'РНБО', 'Данілов', 'Єдині новини']</text:p>
      <text:p text:style-name="P4">
类型: Article</text:p>
      <!--METADATA-->
      <text:p text:style-name="P4">
<draw:frame draw:style-name="fr1" draw:name="Image285" text:anchor-type="as-char" svg:width="6.9236in" svg:height="3.956343in" draw:z-index="0">
<draw:image xlink:href="../Images/yкринформ/2023-04-19T21-33-00-03-00/630_360_1678784649-408.jpeg" xlink:type="simple" xlink:show="embed" xlink:actuate="onLoad" draw:mime-type="image/jpeg"/>
</draw:frame>
乌克兰阿列克谢·丹尼洛夫(Alexei Danilov)的国家安全和辩护秘书说，俄罗斯联邦弗拉基米尔·普京(Vladimir Putin)的总统弗拉基米尔·普京(Vladimir Putin)没有参加乌克兰被占领的领土，他的偶像是他的双胞胎。</text:p>
      <text:p text:style-name="P4">
关于它的空气<text:a xlink:type="simple" xlink:href="https://www.youtube.com/watch" text:style-name="Internet_20_link" text:visited-style-name="Visited_20_Internet_20_Link">
</text:a>
乌克林福姆报道，乌克兰·亚历甲尼洛夫国家安全与国防委员会部长周三表示。</text:p>
      <text:p text:style-name="P4">
“那里没有普京。在与他见面之前，您有10-15天的隔离。</text:p>
      <text:p text:style-name="P4">
<text:span text:style-name="T4">
另请阅读：</text:span>
 <text:a xlink:type="simple" xlink:href="https://www.ukrinform.ua/rubric-polytics/3697962-stajnmaer-putin-vismiav-cinnosti-ta-zrujnuvav-osnovi-evropejskogo-poradku.html" text:style-name="Internet_20_link" text:visited-style-name="Visited_20_Internet_20_Link">
<text:span text:style-name="T4">
 putin </text:span>
</text:a>
据他说，“这是我们总统的直接相反，他不怕任何时候访问前线。”</text:p>
      <text:p text:style-name="P4">
“他(普京 -  ed。)没有身体。 他的旅行是一个程序。 准备过程开始了一个星期，” NSDC说。</text:p>
      <text:p text:style-name="P4">
<text:span text:style-name="T4">
另请阅读：</text:span>
 <text:a xlink:type="simple" xlink:href="https://www.ukrinform.ua/rubric-ato/3697268-roszmi-pisut-so-putin-nibito-vidvidav-hersonsinu-ta-lugansinu.html" text:style-name="Internet_20_link" text:visited-style-name="Visited_20_Internet_20_Link">
<text:span text:style-name="T4">
 putin </text:span>
</text:a>
据报道，克里姆林宫宣布前往普京前往被占领的霍森地区和卢汉斯地区。 据克里姆林宫称，普京据称访问了俄罗斯军队分组的总部，并听到了空降空军空军司令，米哈伊尔·特普林斯基上校的报道最近报道了其他地方。</text:p>
      <text:p text:style-name="P4">
News Source: <text:a xlink:type="simple" xlink:href="https://www.ukrinform.ua/rubric-ato/3698130-na-okupovanu-teritoriu-ukraini-izdiv-dvijnik-putina-danilov.html" text:style-name="Internet_20_link" text:visited-style-name="Visited_20_Internet_20_Link">
https://www.ukrinform.ua/rubric-ato/3698130-na-okupovanu-teritoriu-ukraini-izdiv-dvijnik-putina-danilov.html</text:a>
</text:p>
      <!--NEWS-->
      <text:h text:style-name="P10" text:outline-level="1">
<text:span text:style-name="T4">
Zinchenko受伤后返回阿森纳的训练</text:span>
</text:h>
      <text:p text:style-name="P4">
作者: Ukrinform (Person)</text:p>
      <text:p text:style-name="P4">
出版商: Укринформ (Organization)</text:p>
      <text:p text:style-name="P4">
出版时间: 2023-04-19T21:36:58+03:00</text:p>
      <text:p text:style-name="P4">
修改时间: 2023-04-19T21:36:58+03:00</text:p>
      <text:p text:style-name="P4">
描述: 乌克兰人将能够参加与南安普敦的下一场比赛。  - 乌克林。</text:p>
      <text:p text:style-name="P4">
图片: ["<text:a xlink:type="simple" xlink:href="https://static.ukrinform.com/photos/2023_04/thumb_files/630_360_1681929168-263.jpg" text:style-name="Internet_20_link" text:visited-style-name="Visited_20_Internet_20_Link">
630_360_16819...</text:a>
"]</text:p>
      <text:p text:style-name="P4">
标签: ['Арсенал', 'Зінченко']</text:p>
      <text:p text:style-name="P4">
类型: Article</text:p>
      <!--METADATA-->
      <text:p text:style-name="P4">
<draw:frame draw:style-name="fr1" draw:name="Image286" text:anchor-type="as-char" svg:width="6.9236in" svg:height="3.956343in" draw:z-index="0">
<draw:image xlink:href="../Images/yкринформ/2023-04-19T21-36-58-03-00/630_360_1681929168-263.jpg" xlink:type="simple" xlink:show="embed" xlink:actuate="onLoad" draw:mime-type="image/jpeg"/>
</draw:frame>
乌克兰人可以参加与南安普敦的下一场比赛。</text:p>
      <text:p text:style-name="P4">
Oleksandr Zinchenko在主要组“阿森纳”，[] <text:a xlink:type="simple" xlink:href="https://twitter.com/ArsenalBuzzCom/status/1648707330458910721" text:style-name="Internet_20_link" text:visited-style-name="Visited_20_Internet_20_Link">
</text:a>
乌克林福姆报道，新闻服务。</text:p>
      <text:p text:style-name="P4">
Zinchenko没有参加英超联赛第31轮与西海马的比赛(2：2)由于腹股沟损坏。</text:p>
      <text:p text:style-name="P4">
在错过伦敦德比之后，Zinchenko在13场比赛中首次没有在经典开始时出门。</text:p>
      <text:p text:style-name="P4">
在首次亮相季节，乌克兰人在伦敦人的所有比赛中都花了29场比赛。 主持人乌克兰 -  1个进球和2个生产齿轮。</text:p>
      <text:p text:style-name="P4">
Zinchenko将能够在4月21日对阵Soutgatem的比赛中返回场地。</text:p>
      <text:p text:style-name="P4">
<text:span text:style-name="T4">
另请阅读：</text:span>
 <text:a xlink:type="simple" xlink:href="https://www.ukrinform.ua/rubric-sports/3696716-apl-arsenal-bez-zincenka-vtrativ-ocki-iz-vest-gemom.html" text:style-name="Internet_20_link" text:visited-style-name="Visited_20_Internet_20_Link">
<text:span text:style-name="T4">
阿森纳</text:span>
</text:a>
正如乌克林福姆报道的那样，Michely Arthete团队连续第二次失去了教科书积分，并在曼彻斯特城领先四分，再踢出一分。</text:p>
      <text:p text:style-name="P4">
照片：Twitter.com/arsenalbuzzcom</text:p>
      <text:p text:style-name="P4">
News Source: <text:a xlink:type="simple" xlink:href="https://www.ukrinform.ua/rubric-sports/3698139-zincenko-povernuvsa-do-trenuvan-arsenala-pisla-uskodzenna.html" text:style-name="Internet_20_link" text:visited-style-name="Visited_20_Internet_20_Link">
https://www.ukrinform.ua/rubric-sports/3698139-zincenko-povernuvsa-do-trenuvan-arsenala-pisla-uskodzenna.html</text:a>
</text:p>
      <!--NEWS-->
      <text:h text:style-name="P10" text:outline-level="1">
<text:span text:style-name="T4">
在俄罗斯，案件很糟糕：白宫对普京访问乌克兰的访问发表了评论</text:span>
</text:h>
      <text:p text:style-name="P4">
作者: Ukrinform (Person)</text:p>
      <text:p text:style-name="P4">
出版商: Укринформ (Organization)</text:p>
      <text:p text:style-name="P4">
出版时间: 2023-04-19T21:43:00+03:00</text:p>
      <text:p text:style-name="P4">
修改时间: 2023-04-19T21:43:00+03:00</text:p>
      <text:p text:style-name="P4">
描述: 示威“普京的访问”在乌克兰暂时占领的领土上表明，克里姆林宫意识到俄罗斯军队有多糟糕。  - 乌克林。</text:p>
      <text:p text:style-name="P4">
图片: ["<text:a xlink:type="simple" xlink:href="https://static.ukrinform.com/photos/2022_09/thumb_files/630_360_1664390405-973.jpg" text:style-name="Internet_20_link" text:visited-style-name="Visited_20_Internet_20_Link">
630_360_16643...</text:a>
"]</text:p>
      <text:p text:style-name="P4">
标签: ['Окупація', 'путін', 'США', 'Візит', 'Білий дім', 'Війна з росією']</text:p>
      <text:p text:style-name="P4">
类型: Article</text:p>
      <!--METADATA-->
      <text:p text:style-name="P4">
<draw:frame draw:style-name="fr1" draw:name="Image287" text:anchor-type="as-char" svg:width="6.9236in" svg:height="3.956343in" draw:z-index="0">
<draw:image xlink:href="../Images/yкринформ/2023-04-19T21-43-00-03-00/630_360_1664390405-973.jpg" xlink:type="simple" xlink:show="embed" xlink:actuate="onLoad" draw:mime-type="image/jpeg"/>
</draw:frame>
示威“普京的访问”在乌克兰暂时占领的领土上表明，克里姆林宫意识到俄罗斯军队有多糟糕。</text:p>
      <text:p text:style-name="P4">
在周三在华盛顿举行的简报中发表了这样的评论，乌克林福姆发言人卡林·让·皮埃尔(Karin Jean-Pierre)。</text:p>
      <text:p text:style-name="P4">
“访问 <text:a xlink:type="simple" xlink:href="https://www.ukrinform.ua/tag-putin" text:style-name="Internet_20_link" text:visited-style-name="Visited_20_Internet_20_Link">
</text:a>
拜登的代表说：“这似乎是他们所知道的一切都不顺利的。”</text:p>
      <text:p text:style-name="P4">
根据她的说法，普京似乎很清楚地意识到这一点。Zhan-Prier还建议克里姆林宫领导人试图以某种方式调节俄罗斯人口，因为他知道他的军队已经很远了。”</text:p>
      <text:p text:style-name="P4">
<text:span text:style-name="T4">
另请阅读：</text:span>
 <text:a xlink:type="simple" xlink:href="https://www.ukrinform.ua/rubric-world/3698137-putinu-ne-vdastsa-perecekati-ukrainskij-sprotiv-stoltenberg.html" text:style-name="Internet_20_link" text:visited-style-name="Visited_20_Internet_20_Link">
<text:span text:style-name="T4">
 putin </text:span>
</text:a>
同时，她强调说，俄罗斯没有法律立场可以控制乌克兰主权领土。</text:p>
      <text:p text:style-name="P4">
白宫代表说：“因此，我们将继续支持乌克兰和乌克兰政府。”</text:p>
      <text:p text:style-name="P4">
据报道，俄罗斯国家媒体传播信息<text:a xlink:type="simple" xlink:href="https://www.ukrinform.ua/rubric-ato/3697268-roszmi-pisut-so-putin-nibito-vidvidav-hersonsinu-ta-lugansinu.html" text:style-name="Internet_20_link" text:visited-style-name="Visited_20_Internet_20_Link">
</text:a>
Kherson Napryamka和LNR的部队总部。</text:p>
      <text:p text:style-name="P4">
<text:span text:style-name="T4">
另请阅读：</text:span>
 <text:a xlink:type="simple" xlink:href="https://www.ukrinform.ua/rubric-polytics/3697962-stajnmaer-putin-vismiav-cinnosti-ta-zrujnuvav-osnovi-evropejskogo-poradku.html" text:style-name="Internet_20_link" text:visited-style-name="Visited_20_Internet_20_Link">
<text:span text:style-name="T4">
 putin </text:span>
</text:a>
同时，相关材料的可靠性引起了对专家的怀疑。</text:p>
      <text:p text:style-name="P4">
乌克兰国家安全与国防委员会部长阿列克西·丹尼洛夫(Alexey Danilov)表示，俄罗斯总统弗拉基米尔·普京(Vladimir Putin)没有参加他的Azamism t <text:a xlink:type="simple" xlink:href="https://www.ukrinform.ua/rubric-ato/3698130-na-okupovanu-teritoriu-ukraini-izdiv-dvijnik-putina-danilov.html" text:style-name="Internet_20_link" text:visited-style-name="Visited_20_Internet_20_Link">
</text:a>
 .</text:p>
      <text:p text:style-name="P4">
News Source: <text:a xlink:type="simple" xlink:href="https://www.ukrinform.ua/rubric-world/3698141-u-rosii-spravi-kepski-bilij-dim-prokomentuvav-vizit-putina-na-okupovani-teritorii-ukraini.html" text:style-name="Internet_20_link" text:visited-style-name="Visited_20_Internet_20_Link">
https://www.ukrinform.ua/rubric-world/3698141-u-rosii-spravi-kepski-bilij-dim-prokomentuvav-vizit-putina-na-okupovani-teritorii-ukraini.html</text:a>
</text:p>
      <!--NEWS-->
      <text:h text:style-name="P10" text:outline-level="1">
<text:span text:style-name="T4">
在基辅，展览“寺庙”。 乌克兰自我认同。 第2部分 ”</text:span>
</text:h>
      <text:p text:style-name="P4">
作者: Ukrinform (Person)</text:p>
      <text:p text:style-name="P4">
出版商: Укринформ (Organization)</text:p>
      <text:p text:style-name="P4">
出版时间: 2023-04-19T21:45:00+03:00</text:p>
      <text:p text:style-name="P4">
修改时间: 2023-04-19T21:45:00+03:00</text:p>
      <text:p text:style-name="P4">
描述: 艺术家Anatoliy Krivolap和Igor Stupachenko在Kyiv Art的Kyiv City画廊中，在Kyiv地区Lipivka村的绘画绘画样本。  - 乌克林。</text:p>
      <text:p text:style-name="P4">
图片: ["<text:a xlink:type="simple" xlink:href="https://static.ukrinform.com/photos/2023_04/thumb_files/630_360_1681929959-320.jpg" text:style-name="Internet_20_link" text:visited-style-name="Visited_20_Internet_20_Link">
630_360_16819...</text:a>
", "<text:a xlink:type="simple" xlink:href="https://static.ukrinform.com/photos/2023_04/1681929959-267.jpg" text:style-name="Internet_20_link" text:visited-style-name="Visited_20_Internet_20_Link">
1681929959-26...</text:a>
", "<text:a xlink:type="simple" xlink:href="https://static.ukrinform.com/photos/2023_04/1681929759-670.jpg" text:style-name="Internet_20_link" text:visited-style-name="Visited_20_Internet_20_Link">
1681929759-67...</text:a>
", "<text:a xlink:type="simple" xlink:href="https://static.ukrinform.com/photos/2023_04/1681929958-861.jpg" text:style-name="Internet_20_link" text:visited-style-name="Visited_20_Internet_20_Link">
1681929958-86...</text:a>
", "<text:a xlink:type="simple" xlink:href="https://static.ukrinform.com/photos/2023_04/1681929958-429.jpg" text:style-name="Internet_20_link" text:visited-style-name="Visited_20_Internet_20_Link">
1681929958-42...</text:a>
"]</text:p>
      <text:p text:style-name="P4">
标签: ['Виставка', 'Київська Лавра', 'Київ']</text:p>
      <text:p text:style-name="P4">
类型: Article</text:p>
      <!--METADATA-->
      <text:p text:style-name="P4">
<draw:frame draw:style-name="fr1" draw:name="Image288" text:anchor-type="as-char" svg:width="6.9236in" svg:height="3.956343in" draw:z-index="0">
<draw:image xlink:href="../Images/yкринформ/2023-04-19T21-45-00-03-00/630_360_1681929959-320.jpg" xlink:type="simple" xlink:show="embed" xlink:actuate="onLoad" draw:mime-type="image/jpeg"/>
</draw:frame>
Lavra艺术的Ukiiv City画廊在Kyiv地区的Lipivka村展示了由艺术家Anatoliimkrivolap和Igor Stupachenko制作的圣母玛利亚绘画样本。</text:p>
      <text:p text:style-name="P4">
这是乌克利福通讯员的报道。</text:p>
      <text:p text:style-name="P4">
“ ...艺术家现在正在制作新的含义，使乌克兰经历的时代的悲剧永存。 以利皮夫卡村的代祷教堂为例，我们看到了这两次发生的悲剧。 KSCA副主席KSCA副主席说，这座教堂被苏联当局摧毁。</text:p>
      <text:p text:style-name="P4">
<draw:frame draw:style-name="fr1" draw:name="Image289" text:anchor-type="as-char" svg:width="6.9236in" svg:height="4.429822in" draw:z-index="0">
<draw:image xlink:href="../Images/yкринформ/2023-04-19T21-45-00-03-00/1681929959-267.jpg" xlink:type="simple" xlink:show="embed" xlink:actuate="onLoad" draw:mime-type="image/jpeg"/>
</draw:frame>
画廊将展示带有圣诞节场景的绘画，孩子的假设，最后的审判，基督的赞美以及伊安戈洛夫的先知的形象，然后将他们转移到利皮夫卡的教堂。 该展览是该项目的最后一部分，该项目是自2015年开始重建以来，艺术家自2015年以来就一直在做的维珍教堂的装饰。 展览的第一部分是在2019年。</text:p>
      <text:p text:style-name="P4">
<text:span text:style-name="T4">
另请阅读：</text:span>
 <text:a xlink:type="simple" xlink:href="https://www.ukrinform.ua/rubric-culture/3697594-na-vistavci-u-kievi-mozna-pobaciti-zrujnovani-pamatki-mariupola.html" text:style-name="Internet_20_link" text:visited-style-name="Visited_20_Internet_20_Link">
</text:a>
</text:p>
      <text:p text:style-name="P4">
<draw:frame draw:style-name="fr1" draw:name="Image290" text:anchor-type="as-char" svg:width="6.9236in" svg:height="9.231467in" draw:z-index="0">
<draw:image xlink:href="../Images/yкринформ/2023-04-19T21-45-00-03-00/1681929759-670.jpg" xlink:type="simple" xlink:show="embed" xlink:actuate="onLoad" draw:mime-type="image/jpeg"/>
</draw:frame>
“这个项目持续了第八年。 我认为这是明年的最大值 - 我们将完成它。 因为今天他的下半场出现了，实际上结束了这幅画。 将来会有其他装饰，特别是祭坛。谁会做的 - 我还不知道。 我的任务是制作一幅画，”克里沃拉普说。</text:p>
      <text:p text:style-name="P4">
据他说，在画廊中举行了有关创建十多米工作的最后一项工作。 作者的技术是根据该技术应用于特殊的塑料合成画布而不是直接在墙壁上的技术，可以熟悉帖子的图像。</text:p>
      <text:p text:style-name="P4">
<draw:frame draw:style-name="fr1" draw:name="Image291" text:anchor-type="as-char" svg:width="6.9236in" svg:height="3.865677in" draw:z-index="0">
<draw:image xlink:href="../Images/yкринформ/2023-04-19T21-45-00-03-00/1681929958-861.jpg" xlink:type="simple" xlink:show="embed" xlink:actuate="onLoad" draw:mime-type="image/jpeg"/>
</draw:frame>
作为Lavra画廊的导演，也是展览Tatianamironov的作者，这是一种非标准的色彩解决方案，用于图像中，您可以查看教堂的内部。</text:p>
      <text:p text:style-name="P4">
<text:span text:style-name="T4">
另请阅读：</text:span>
 <text:a xlink:type="simple" xlink:href="https://www.ukrinform.ua/rubric-diaspora/3696940-u-barseloni-vidkrilasa-vistavka-tvoriv-ukrainskogo-hudoznika-oleksia-serbaka.html" text:style-name="Internet_20_link" text:visited-style-name="Visited_20_Internet_20_Link">
<text:span text:style-name="T4">
展览</text:span>
</text:a>
</text:p>
      <text:p text:style-name="P4">
反过来，克里沃拉普(Krivolap)指出，场景中有生动的色彩，在上帝的圣殿中创造了一种喜悦的感觉。</text:p>
      <text:p text:style-name="P4">
“去神，教堂 - 假期，而不是受到恐吓或待遇。 我立即说，我会做这幅画，我会想像。”他说。</text:p>
      <text:p text:style-name="P4">
<draw:frame draw:style-name="fr1" draw:name="Image292" text:anchor-type="as-char" svg:width="6.9236in" svg:height="4.519572in" draw:z-index="0">
<draw:image xlink:href="../Images/yкринформ/2023-04-19T21-45-00-03-00/1681929958-429.jpg" xlink:type="simple" xlink:show="embed" xlink:actuate="onLoad" draw:mime-type="image/jpeg"/>
</draw:frame>
据报道，在苏维埃时代被摧毁的波克罗夫斯基教堂的马卡里夫地区Lipivka村，在电影导演和Patron Bogdanabatrukh的倡议上建造了一座寺庙。</text:p>
      <text:p text:style-name="P4">
照片：KSCA，</text:p>
      <text:p text:style-name="P4">
Iurii Komelkov Facebook</text:p>
      <text:p text:style-name="P4">
News Source: <text:a xlink:type="simple" xlink:href="https://www.ukrinform.ua/rubric-kyiv/3698143-u-kievi-vidkrili-vistavku-hram-ukrainska-samoidentifikacia-castina-2.html" text:style-name="Internet_20_link" text:visited-style-name="Visited_20_Internet_20_Link">
https://www.ukrinform.ua/rubric-kyiv/3698143-u-kievi-vidkrili-vistavku-hram-ukrainska-samoidentifikacia-castina-2.html</text:a>
</text:p>
      <!--NEWS-->
      <text:h text:style-name="P10" text:outline-level="1">
<text:span text:style-name="T4">
俄罗斯人向炮兵和迫击炮开火了苏米地区的五天边境社区</text:span>
</text:h>
      <text:p text:style-name="P4">
作者: Ukrinform (Person)</text:p>
      <text:p text:style-name="P4">
出版商: Укринформ (Organization)</text:p>
      <text:p text:style-name="P4">
出版时间: 2023-04-19T21:54:00+03:00</text:p>
      <text:p text:style-name="P4">
修改时间: 2023-04-19T21:54:00+03:00</text:p>
      <text:p text:style-name="P4">
描述: 俄罗斯军人周三向苏米地区的五个社区开除。  - 乌克林。</text:p>
      <text:p text:style-name="P4">
图片: ["<text:a xlink:type="simple" xlink:href="https://static.ukrinform.com/photos/2017_02/thumb_files/630_360_1487747482-1856.jpg" text:style-name="Internet_20_link" text:visited-style-name="Visited_20_Internet_20_Link">
630_360_14877...</text:a>
"]</text:p>
      <text:p text:style-name="P4">
标签: ['Обстріл', 'Сумщина', 'Російські військові', 'Війна з росією']</text:p>
      <text:p text:style-name="P4">
类型: Article</text:p>
      <!--METADATA-->
      <text:p text:style-name="P4">
<draw:frame draw:style-name="fr1" draw:name="Image293" text:anchor-type="as-char" svg:width="6.9236in" svg:height="3.956343in" draw:z-index="0">
<draw:image xlink:href="../Images/yкринформ/2023-04-19T21-54-00-03-00/630_360_1487747482-1856.jpg" xlink:type="simple" xlink:show="embed" xlink:actuate="onLoad" draw:mime-type="image/jpeg"/>
</draw:frame>
俄罗斯军人周三向苏米地区的五个社区开除。</text:p>
      <text:p text:style-name="P4">
根据乌克林福姆的说法，苏米地区军事行政部门报告了<text:a xlink:type="simple" xlink:href="https://t.me/Sumy_news_ODA/15517" text:style-name="Internet_20_link" text:visited-style-name="Visited_20_Internet_20_Link">
</text:a>
.</text:p>
      <text:p text:style-name="P4">
“Протягом дня росіяни здійснили <text:a xlink:type="simple" xlink:href="https://www.ukrinform.ua/tag-obstril" text:style-name="Internet_20_link" text:visited-style-name="Visited_20_Internet_20_Link">
 </text:a>
边境社区-Yunakovskaya，Belopilsk，Shaliginsk，Novoslobid，Khotinskaya。 该消息写道，52个“到达”是从迫击炮，炮兵，手榴弹发射器记录的。”</text:p>
      <text:p text:style-name="P4">
在尤纳克(Yunak)社区中，俄罗斯人从自推动的炮兵装置中释放了七个炮弹。</text:p>
      <text:p text:style-name="P4">
<text:span text:style-name="T4">
另请阅读：</text:span>
 <text:a xlink:type="simple" xlink:href="https://www.ukrinform.ua/rubric-ato/3698111-rosiani-obstrilali-dva-rajoni-na-dnipropetrovsini-z-vazkoi-artilerii-ta-rszv.html" text:style-name="Internet_20_link" text:visited-style-name="Visited_20_Internet_20_Link">
<text:span text:style-name="T4">
射击</text:span>
</text:a>
俄罗斯人在Belopil社区向自动手榴弹发射器开火，记录了20次命中。 此外，敌人从迫击炮射击了这个社区，释放了12台矿山和炮兵 - 一个命中。</text:p>
      <text:p text:style-name="P4">
敌人从迫击炮中解雇了敌人，释放了两个地雷。</text:p>
      <text:p text:style-name="P4">
在Schaligin社区的一个村庄的郊区，敌人击败了灰浆，释放了五分钟。</text:p>
      <text:p text:style-name="P4">
俄罗斯人还将五个矿山扔进了新闻社区。</text:p>
      <text:p text:style-name="P4">
<text:span text:style-name="T4">
另请阅读：</text:span>
 <text:a xlink:type="simple" xlink:href="https://www.ukrinform.ua/rubric-ato/3698019-rosiani-vdarili-aviabombou-po-civilnomu-sektoru-v-orihovi.html" text:style-name="Internet_20_link" text:visited-style-name="Visited_20_Internet_20_Link">
</text:a>
Sumy Ova补充说，根据军方的说法，在州边界附近没有形成复杂的进攻组织。</text:p>
      <text:p text:style-name="P4">
正如乌克林福姆报道的，俄罗斯军队于4月18日星期二<text:a xlink:type="simple" xlink:href="https://www.ukrinform.ua/rubric-ato/3697664-rosiani-protagom-dobi-obstrilali-sist-gromad-sumsini.html" text:style-name="Internet_20_link" text:visited-style-name="Visited_20_Internet_20_Link">
</text:a>
Sumy地区。</text:p>
      <text:p text:style-name="P4">
News Source: <text:a xlink:type="simple" xlink:href="https://www.ukrinform.ua/rubric-ato/3698145-rosiani-za-den-obstrilali-z-artilerii-ta-minometiv-pat-prikordonnih-gromad-sumsini.html" text:style-name="Internet_20_link" text:visited-style-name="Visited_20_Internet_20_Link">
https://www.ukrinform.ua/rubric-ato/3698145-rosiani-za-den-obstrilali-z-artilerii-ta-minometiv-pat-prikordonnih-gromad-sumsini.html</text:a>
</text:p>
      <!--NEWS-->
      <text:h text:style-name="P10" text:outline-level="1">
<text:span text:style-name="T4">
捷克共和国已准备好协助乌克兰恢复和准备北约 - 帕维尔会员资格</text:span>
</text:h>
      <text:p text:style-name="P4">
作者: Ukrinform (Person)</text:p>
      <text:p text:style-name="P4">
出版商: Укринформ (Organization)</text:p>
      <text:p text:style-name="P4">
出版时间: 2023-04-19T22:08:00+03:00</text:p>
      <text:p text:style-name="P4">
修改时间: 2023-04-19T22:08:00+03:00</text:p>
      <text:p text:style-name="P4">
描述: 盟友支持乌克兰加入北约的愿望，但只有在战争结束后，乌克兰才能恢复其经济和武装力量，才能考虑在实用飞机上这一步骤的时机。  - 乌克林。</text:p>
      <text:p text:style-name="P4">
图片: ["<text:a xlink:type="simple" xlink:href="https://static.ukrinform.com/photos/2023_02/thumb_files/630_360_1677231665-289.jpeg" text:style-name="Internet_20_link" text:visited-style-name="Visited_20_Internet_20_Link">
630_360_16772...</text:a>
"]</text:p>
      <text:p text:style-name="P4">
标签: ['Чехія', 'НАТО', 'Петр Павел']</text:p>
      <text:p text:style-name="P4">
类型: Article</text:p>
      <!--METADATA-->
      <text:p text:style-name="P4">
<draw:frame draw:style-name="fr1" draw:name="Image294" text:anchor-type="as-char" svg:width="6.9236in" svg:height="3.956343in" draw:z-index="0">
<draw:image xlink:href="../Images/yкринформ/2023-04-19T22-08-00-03-00/630_360_1677231665-289.jpeg" xlink:type="simple" xlink:show="embed" xlink:actuate="onLoad" draw:mime-type="image/jpeg"/>
</draw:frame>
盟友支持乌克兰加入北约的愿望，但只有在完成结束后，乌克兰能够恢复其经济和武装部队，才能考虑在实用飞机上这样一步的时机。</text:p>
      <text:p text:style-name="P4">
通讯员报告说，这是布鲁塞尔在布鲁塞尔与捷克共和国总秘书长彼得·帕维尔(Peter Pavel)共同新闻发布会上的。</text:p>
      <text:p text:style-name="P4">
“就乌克兰及其潜在会员资格而言。 首先，布加勒斯特的观点和承诺没有变化。 然后告诉乌克兰人 - 乌克兰和佐治亚州 - 都被告知他们将成为北约成员。 在乌克兰参加战争时，很难谈论特定的会员日期。 因此，起初战争应该结束，然后我们可以开始考虑潜在的日期。”捷克共和国负责人说。</text:p>
      <text:p text:style-name="P4">
<text:span text:style-name="T4">
另请阅读：</text:span>
 <text:a xlink:type="simple" xlink:href="https://www.ukrinform.ua/rubric-world/3698137-putinu-ne-vdastsa-perecekati-ukrainskij-sprotiv-stoltenberg.html" text:style-name="Internet_20_link" text:visited-style-name="Visited_20_Internet_20_Link">
</text:a>
他指出，即使战争结束，乌克兰也需要大量精力来恢复其经济和武装部队。</text:p>
      <text:p text:style-name="P4">
“乌克兰必须再次成为一个稳定的国家。 这将需要时间和非常多的制造商，很多努力。 我知道我们准备提供乌克兰支持支持，包括在恢复和准备北约的家庭会员资格方面的帮助。”帕维尔补充说。</text:p>
      <text:p text:style-name="P4">
据报道，在2008年北约布加勒斯特峰会期间，帕拉利亚人的盟友记录了乌克兰和乔治亚州将是北约成员的义务。北约官员和成员国的领导人不断宣布这一义务，北约以及北约，以及北约，以及北约就像北约早些时候一样，敞开的门政策也遵守。</text:p>
      <text:p text:style-name="P4">
<text:span text:style-name="T4">
另请阅读：</text:span>
 <text:a xlink:type="simple" xlink:href="https://www.ukrinform.ua/rubric-polytics/3696369-zelenskij-obgovoriv-z-makronom-pidgotovku-do-vilnuskogo-samitu-nato.html" text:style-name="Internet_20_link" text:visited-style-name="Visited_20_Internet_20_Link">
<text:span text:style-name="T4">
北约</text:span>
</text:a>
自去年2月俄罗斯入侵乌克兰以来，联盟的北约武士工会为乌克兰提供了重要的政治，金融，人道主义和军事援助。 同时，军事援助包括现代武器，包括坦克，装甲的人员和战车，补救防御，反坦克的手段，其他军事和保护设备以及弹药。 根据联合国宪章的说法，这种帮助使乌克兰可以行使自卫权。</text:p>
      <text:p text:style-name="P4">
照片：Twitter</text:p>
      <text:p text:style-name="P4">
News Source: <text:a xlink:type="simple" xlink:href="https://www.ukrinform.ua/rubric-polytics/3698147-cehia-gotova-nadati-ukraini-dopomogu-pri-vidnovlenni-ta-u-pidgotovci-do-clenstva-v-nato-pavel.html" text:style-name="Internet_20_link" text:visited-style-name="Visited_20_Internet_20_Link">
https://www.ukrinform.ua/rubric-polytics/3698147-cehia-gotova-nadati-ukraini-dopomogu-pri-vidnovlenni-ta-u-pidgotovci-do-clenstva-v-nato-pavel.html</text:a>
</text:p>
      <!--NEWS-->
      <text:h text:style-name="P10" text:outline-level="1">
<text:span text:style-name="T4">
进口乌克兰谷物的问题不是乌克兰的“疲劳”的证词</text:span>
</text:h>
      <text:p text:style-name="P4">
作者: Ukrinform (Person)</text:p>
      <text:p text:style-name="P4">
出版商: Укринформ (Organization)</text:p>
      <text:p text:style-name="P4">
出版时间: 2023-04-19T22:19:58+03:00</text:p>
      <text:p text:style-name="P4">
修改时间: 2023-04-19T22:19:58+03:00</text:p>
      <text:p text:style-name="P4">
描述: 欧洲邻国暂停乌克兰谷物进口的问题应在欧盟一级进行建设性解决，但这绝不表明西方或北约成员国与乌克兰的团结起来的“疲劳”。  - 乌克林。</text:p>
      <text:p text:style-name="P4">
图片: ["<text:a xlink:type="simple" xlink:href="https://static.ukrinform.com/photos/2021_08/thumb_files/630_360_1630432633-166.jpg" text:style-name="Internet_20_link" text:visited-style-name="Visited_20_Internet_20_Link">
630_360_16304...</text:a>
"]</text:p>
      <text:p text:style-name="P4">
标签: ['Євросоюз', 'Імпорт', 'НАТО', 'Столтенберг', 'Україна', 'Зерно']</text:p>
      <text:p text:style-name="P4">
类型: Article</text:p>
      <!--METADATA-->
      <text:p text:style-name="P4">
<draw:frame draw:style-name="fr1" draw:name="Image295" text:anchor-type="as-char" svg:width="6.9236in" svg:height="3.956343in" draw:z-index="0">
<draw:image xlink:href="../Images/yкринформ/2023-04-19T22-19-58-03-00/630_360_1630432633-166.jpg" xlink:type="simple" xlink:show="embed" xlink:actuate="onLoad" draw:mime-type="image/jpeg"/>
</draw:frame>
欧洲邻国暂停乌克兰谷物进口的问题应在欧盟一级解决，但它绝不证明该事件的“疲劳”或乌克兰的北约成员国的“疲劳”。</text:p>
      <text:p text:style-name="P4">
乌克兰事物通讯员报告说，这是在周三在布鲁塞尔与总统共和国联合新闻发布会上宣布的，北约秘书长宁斯托尔滕贝格彼得·帕维尔·帕维尔(Peter Pavel Pavel)报道。</text:p>
      <text:p text:style-name="P4">
“欧洲和北美盟友(北约)但是伙伴关系是对俄罗斯的严重经济制裁。 毫无疑问，我们看到了一些盟国，因为必须将食物和谷物不得通过黑色陆地而不是北约欧洲盟国领土的土地来征服。 但这不是可以的。 这是在欧盟和一些欧洲国家中讨论的。”他说<text:a xlink:type="simple" xlink:href="https://www.ukrinform.ua/tag-stoltenberg" text:style-name="Internet_20_link" text:visited-style-name="Visited_20_Internet_20_Link">
</text:a>
。</text:p>
      <text:p text:style-name="P4">
他表达了自己的信念，即可以找到解决此类呼叫的方法，因为乌克兰在欧洲的支持将保持在很高的通信中。 当一个主权和独立的欧洲国家抵制另一个国家的残酷战争时，支持该国反对侵略是有道德的。</text:p>
      <text:p text:style-name="P4">
<text:span text:style-name="T4">
另请阅读：</text:span>
 <text:a xlink:type="simple" xlink:href="https://www.ukrinform.ua/rubric-economy/3698102-ukraina-ta-bolgaria-obgovorili-mozlivosti-virisenna-zernovogo-pitanna.html" text:style-name="Internet_20_link" text:visited-style-name="Visited_20_Internet_20_Link">
<text:span text:style-name="T4">
谷物</text:span>
</text:a>
“第一的。 从整体上讲，我们在欧洲和北美看到的是对乌克兰的大力支持，乌克兰是前所未有的军事，金融和经济援助。 总的来说，北约盟国为乌克兰提供了1.5亿欧元的经济援助，其中约650亿欧元的军事援助。” Yens Stoltenberg说。</text:p>
      <text:p text:style-name="P4">
他说，第二个因素是乌克兰的支持与北约盟友相对应。 如果普京总统获胜，这将使它更加危险，请向他和其他专制领导人发送信息，即他们可以在力量的帮助下实现自己想要的东西。</text:p>
      <text:p text:style-name="P4">
“第三。 我真的相信人们在乎。 当欧洲人和整个人民在北美和整个世界上看到我的维持能力，妇女如何强奸妇女和绑架儿童，强行夺走了他们的福特西比恩人 - 然后他们真的很关心它。”他指出，“谷物”问题应该找到其解决方案，但并不意识到盟国继续支持乌克兰的任何意志和准备就绪。</text:p>
      <text:p text:style-name="P4">
据报道，自2月俄罗斯入侵乌克兰以来，北约和联盟为乌克兰提供了重要的政治，金融，人道主义和军事援助。 在这种情况下，战士包括现代武器，包括坦克，装甲的人事载体和战斗车，防空，反坦克的手段，其他军事屏障设备以及弹药。 根据《联合国宪章》的说法，这种帮助使乌克兰人能够利用自己的自卫权。</text:p>
      <text:p text:style-name="P4">
News Source: <text:a xlink:type="simple" xlink:href="https://www.ukrinform.ua/rubric-world/3698148-pitanna-sodo-importu-ukrainskogo-zerna-ne-e-svidcennam-vtomi-vid-ukraini-stoltenberg.html" text:style-name="Internet_20_link" text:visited-style-name="Visited_20_Internet_20_Link">
https://www.ukrinform.ua/rubric-world/3698148-pitanna-sodo-importu-ukrainskogo-zerna-ne-e-svidcennam-vtomi-vid-ukraini-stoltenberg.html</text:a>
</text:p>
      <!--NEWS-->
      <text:h text:style-name="P10" text:outline-level="1">
<text:span text:style-name="T4">
第一组流离失所者到达</text:span>
</text:h>
      <text:p text:style-name="P4">
作者: Ukrinform (Person)</text:p>
      <text:p text:style-name="P4">
出版商: Укринформ (Organization)</text:p>
      <text:p text:style-name="P4">
出版时间: 2023-04-19T22:20:02+03:00</text:p>
      <text:p text:style-name="P4">
修改时间: 2023-04-19T22:20:02+03:00</text:p>
      <text:p text:style-name="P4">
描述: 第一组内部流离失所者乘坐从前线到Zhytomyr地区的撤离火车到达。</text:p>
      <text:p text:style-name="P4">
图片: ["<text:a xlink:type="simple" xlink:href="https://static.ukrinform.com/photos/2023_04/thumb_files/630_360_1681931888-236.jpg" text:style-name="Internet_20_link" text:visited-style-name="Visited_20_Internet_20_Link">
630_360_16819...</text:a>
", "<text:a xlink:type="simple" xlink:href="https://static.ukrinform.com/photos/2023_04/1681931888-864.jpg" text:style-name="Internet_20_link" text:visited-style-name="Visited_20_Internet_20_Link">
1681931888-86...</text:a>
"]</text:p>
      <text:p text:style-name="P4">
标签: ['Переселенці', 'Укрзалізниця', 'Житомирщина']</text:p>
      <text:p text:style-name="P4">
类型: Article</text:p>
      <!--METADATA-->
      <text:p text:style-name="P4">
<draw:frame draw:style-name="fr1" draw:name="Image296" text:anchor-type="as-char" svg:width="6.9236in" svg:height="3.956343in" draw:z-index="0">
<draw:image xlink:href="../Images/yкринформ/2023-04-19T22-20-02-03-00/630_360_1681931888-236.jpg" xlink:type="simple" xlink:show="embed" xlink:actuate="onLoad" draw:mime-type="image/jpeg"/>
</draw:frame>
第一组内部流离失所者到达</text:p>
      <text:p text:style-name="P4">
正如乌克林福姆报道的那样，关于<text:a xlink:type="simple" xlink:href="https://t.me/UkrzalInfo/4331" text:style-name="Internet_20_link" text:visited-style-name="Visited_20_Internet_20_Link">
</text:a>
乌克萨利兹尼特西亚的新闻服务报道。</text:p>
      <text:p text:style-name="P4">
“从战区附近的地区撤离航班正在进行中 - 第19个国内流离失所者的人乘坐Zhytomyr地区的疏散火车抵达，社区已经为流离失所者提供了最方便，最舒适的条件，声明说。</text:p>
      <text:p text:style-name="P4">
<text:span text:style-name="T4">
另请阅读：</text:span>
 <text:a xlink:type="simple" xlink:href="https://www.ukrinform.ua/rubric-society/3698090-nimeccina-nadast-ukraini-se-112-miljoniv-na-zitlo-dla-pereselenciv.html" text:style-name="Internet_20_link" text:visited-style-name="Visited_20_Internet_20_Link">
<text:span text:style-name="T4">
摩ri座</text:span>
</text:a>
值得注意的是，除了LVIV，Cherkasy地区，Kirovograd和Khmelnytskyi，IDPS的注册点，乌克罗普什塔分支机构的注册点外部部署了用于接受州现金支付的分支机构，并提供了所有家庭，所有家族都被提供了热食品和人道主义者和人道主义者和人道主义者和人道主义者协助。</text:p>
      <text:p text:style-name="P4">
<draw:frame draw:style-name="fr1" draw:name="Image297" text:anchor-type="as-char" svg:width="6.9236in" svg:height="4.622144in" draw:z-index="0">
<draw:image xlink:href="../Images/yкринформ/2023-04-19T22-20-02-03-00/1681931888-864.jpg" xlink:type="simple" xlink:show="embed" xlink:actuate="onLoad" draw:mime-type="image/jpeg"/>
</draw:frame>
在这种情况下，这是对直接居住在战区的家庭的强制性撤离：今天的飞行既可以交付了大规模的和残疾人。</text:p>
      <text:p text:style-name="P4">
<text:span text:style-name="T4">
另请阅读：</text:span>
 <text:a xlink:type="simple" xlink:href="https://www.ukrinform.ua/rubric-society/3697554-urad-stvoriv-koordinacijnij-stab-z-pitan-realizacii-prav-pereselenciv.html" text:style-name="Internet_20_link" text:visited-style-name="Visited_20_Internet_20_Link">
<text:span text:style-name="T4">
搬迁</text:span>
</text:a>
在乌克兰兹尼特(Ukrzaliznytsia)中，现在注意到，疏散货车经常运行Zaprovskaya，Zaporozhye和Kherson，并将继续进行尽可能多的运行。</text:p>
      <text:p text:style-name="P4">
据报道，从乌克拉兹利兹尼(Ukrzaliznytsia)开始，从年初撤离了22,000多人，大多数人的运动和有孩子的家庭。</text:p>
      <text:p text:style-name="P4">
News Source: <text:a xlink:type="simple" xlink:href="https://www.ukrinform.ua/rubric-regions/3698149-persa-grupa-pereselenciv-pribula-evakuacijnim-potagom-z-prifrontovoi-zoni-na-zitomirsinu.html" text:style-name="Internet_20_link" text:visited-style-name="Visited_20_Internet_20_Link">
https://www.ukrinform.ua/rubric-regions/3698149-persa-grupa-pereselenciv-pribula-evakuacijnim-potagom-z-prifrontovoi-zoni-na-zitomirsinu.html</text:a>
</text:p>
      <!--NEWS-->
      <text:h text:style-name="P10" text:outline-level="1">
<text:span text:style-name="T4">
在基辅的天空中，发现了爆发，在基辅地区记录了空气目标</text:span>
</text:h>
      <text:p text:style-name="P4">
作者: Ukrinform (Person)</text:p>
      <text:p text:style-name="P4">
出版商: Укринформ (Organization)</text:p>
      <text:p text:style-name="P4">
出版时间: 2023-04-19T22:28:00+03:00</text:p>
      <text:p text:style-name="P4">
修改时间: 2023-04-19T22:28:00+03:00</text:p>
      <text:p text:style-name="P4">
描述: 在基辅的天空中，发现了爆发，同时在基辅地区记录了空气目标。  - 乌克林。</text:p>
      <text:p text:style-name="P4">
图片: ["<text:a xlink:type="simple" xlink:href="https://static.ukrinform.com/photos/2018_10/thumb_files/630_360_1538997483-946.jpg" text:style-name="Internet_20_link" text:visited-style-name="Visited_20_Internet_20_Link">
630_360_15389...</text:a>
"]</text:p>
      <text:p text:style-name="P4">
标签: ['Війна з росією', 'Повітряна тривога', 'ППО']</text:p>
      <text:p text:style-name="P4">
类型: Article</text:p>
      <!--METADATA-->
      <text:p text:style-name="P4">
<draw:frame draw:style-name="fr1" draw:name="Image298" text:anchor-type="as-char" svg:width="6.9236in" svg:height="3.956343in" draw:z-index="0">
<draw:image xlink:href="../Images/yкринформ/2023-04-19T22-28-00-03-00/630_360_1538997483-946.jpg" xlink:type="simple" xlink:show="embed" xlink:actuate="onLoad" draw:mime-type="image/jpeg"/>
</draw:frame>
纳多奇耶夫(Nadokiev)在天空中注意到疫情爆发，而在基辅地区则记录了空气目标。</text:p>
      <text:p text:style-name="P4">
这报告了<text:a xlink:type="simple" xlink:href="https://t.me/kievreal1/39441" text:style-name="Internet_20_link" text:visited-style-name="Visited_20_Internet_20_Link">
</text:a>
，报道乌克林福姆。</text:p>
      <text:p text:style-name="P4">
同时，基辅ova <text:a xlink:type="simple" xlink:href="https://t.me/kyivoda/9350" text:style-name="Internet_20_link" text:visited-style-name="Visited_20_Internet_20_Link">
</text:a>
他在基辅地区的天空中找到了空气目标。</text:p>
      <text:p text:style-name="P4">
证词写道：“在天空中，他们找到了一个空气目标。空中国防军已经准备好了。”</text:p>
      <text:p text:style-name="P4">
<text:span text:style-name="T4">
另请阅读：</text:span>
 <text:a xlink:type="simple" xlink:href="https://www.ukrinform.ua/rubric-ato/3698145-rosiani-za-den-obstrilali-z-artilerii-ta-minometiv-pat-prikordonnih-gromad-sumsini.html" text:style-name="Internet_20_link" text:visited-style-name="Visited_20_Internet_20_Link">
<text:span text:style-name="T4">
射击</text:span>
</text:a>
目前在基辅地区，位于苏米(Sumy)，dnipropetrovsk，Zaporizhia，Kharkiv，Lugansk，Donetsk地区和Crimea Arc <text:a xlink:type="simple" xlink:href="https://www.ukrinform.ua/tag-povitrana-trivoga" text:style-name="Internet_20_link" text:visited-style-name="Visited_20_Internet_20_Link">
</text:a>
 .</text:p>
      <text:p text:style-name="P4">
News Source: <text:a xlink:type="simple" xlink:href="https://www.ukrinform.ua/rubric-ato/3698152-u-nebi-nad-kievom-pomitili-spalahi-na-kiivsini-zafiksuvali-povitranu-cil.html" text:style-name="Internet_20_link" text:visited-style-name="Visited_20_Internet_20_Link">
https://www.ukrinform.ua/rubric-ato/3698152-u-nebi-nad-kievom-pomitili-spalahi-na-kiivsini-zafiksuvali-povitranu-cil.html</text:a>
</text:p>
      <!--NEWS-->
      <text:h text:style-name="P10" text:outline-level="1">
<text:span text:style-name="T4">
俄罗斯每个月都在战场上失去近150个坦克 -  CSIS研究</text:span>
</text:h>
      <text:p text:style-name="P4">
作者: Ukrinform (Person)</text:p>
      <text:p text:style-name="P4">
出版商: Укринформ (Organization)</text:p>
      <text:p text:style-name="P4">
出版时间: 2023-04-19T22:30:00+03:00</text:p>
      <text:p text:style-name="P4">
修改时间: 2023-04-19T22:30:00+03:00</text:p>
      <text:p text:style-name="P4">
描述: 战场和西方制裁的损失导致了俄罗斯军队的衰落，但莫斯科仍然有足够的火力来继续在乌克兰战争。 特别是，俄罗斯联邦在乌克兰失去了150个坦克。  - 乌克林。</text:p>
      <text:p text:style-name="P4">
图片: ["<text:a xlink:type="simple" xlink:href="https://static.ukrinform.com/photos/2022_09/thumb_files/630_360_1663388386-448.jpg" text:style-name="Internet_20_link" text:visited-style-name="Visited_20_Internet_20_Link">
630_360_16633...</text:a>
"]</text:p>
      <text:p text:style-name="P4">
标签: ['Москва', 'Танк', 'Війна з росією']</text:p>
      <text:p text:style-name="P4">
类型: Article</text:p>
      <!--METADATA-->
      <text:p text:style-name="P4">
<draw:frame draw:style-name="fr1" draw:name="Image299" text:anchor-type="as-char" svg:width="6.9236in" svg:height="3.956343in" draw:z-index="0">
<draw:image xlink:href="../Images/yкринформ/2023-04-19T22-30-00-03-00/630_360_1663388386-448.jpg" xlink:type="simple" xlink:show="embed" xlink:actuate="onLoad" draw:mime-type="image/jpeg"/>
</draw:frame>
那不勒斯战斗和西方制裁的损失导致了俄罗斯军队的衰落，但莫斯科德仍然将拥有足够的火力来继续在乌克兰进行战争。此外，俄罗斯联邦在每月一次在乌克兰失去了150个坦克基础。</text:p>
      <text:p text:style-name="P4">
根据乌克林福姆的说法，这在战略和国际研究中心的报告中说明了这一点(CSIS)，告知<text:a xlink:type="simple" xlink:href="https://edition.cnn.com/2023/04/19/europe/russia-weapons-production-report-intl-hnk-ml/index.html" text:style-name="Internet_20_link" text:visited-style-name="Visited_20_Internet_20_Link">
</text:a>
。</text:p>
      <text:p text:style-name="P4">
值得注意的是，俄罗斯联邦失去了近1万单位的基本军事设备 - 坦克，卡车，炮兵部队，无人机。</text:p>
      <text:p text:style-name="P4">
<text:span text:style-name="T4">
另请阅读：</text:span>
 <text:a xlink:type="simple" xlink:href="https://www.ukrinform.ua/rubric-ato/3698084-prikordonniki-vidbili-ataku-rosijskih-sturmovikiv-u-bahmuti.html" text:style-name="Internet_20_link" text:visited-style-name="Visited_20_Internet_20_Link">
</text:a>
同时，注意到俄罗斯正在重新构造寒冷的旧股票。</text:p>
      <text:p text:style-name="P4">
尤其是，莫斯科每年战争的每年3.5万个坦克，大约有500辆现代化的T-72B3坦克，2013年俄罗斯联邦武装部队首次上演。</text:p>
      <text:p text:style-name="P4">
T-55坦克于1948年运行，出现在战场上。</text:p>
      <text:p text:style-name="P4">
俄罗斯面临新坦克的生产问题。</text:p>
      <text:p text:style-name="P4">
<text:span text:style-name="T4">
另请阅读：</text:span>
 <text:a xlink:type="simple" xlink:href="https://www.ukrinform.ua/rubric-ato/3697951-bahmut-dla-rosii-vze-stav-odnieu-z-najdorozcih-operacij-malar.html" text:style-name="Internet_20_link" text:visited-style-name="Visited_20_Internet_20_Link">
</text:a>
Uralvagonzavod坦克工厂每月可以生产约20个坦克。但是，俄罗斯在每月的报告中平均失去了乌克兰各种类型的近150个坦克。</text:p>
      <text:p text:style-name="P4">
至于光学系统，俄罗斯依靠法国进口。</text:p>
      <text:p text:style-name="P4">
通过制裁，它被迫安装旧的，不太完美的景点，即使是他们最高的坦克，这会导致准确性损失，并且长达两公里。</text:p>
      <text:p text:style-name="P4">
就高质量的滚珠轴承而言，“对于任何类型的可移动车辆的生产至关重要”，欧洲和北美的战前销量中有55％来到俄罗斯。</text:p>
      <text:p text:style-name="P4">
<text:span text:style-name="T4">
另请阅读：</text:span>
 <text:a xlink:type="simple" xlink:href="https://www.ukrinform.ua/rubric-ato/3697253-zsu-vidbili-ponad-70-atak-voroga-na-cotiroh-napramkah.html" text:style-name="Internet_20_link" text:visited-style-name="Visited_20_Internet_20_Link">
</text:a>
“莫斯科的压力是适应的压力，通常是指可靠，更昂贵的供应商和交货途径，进口较低的处置或试图重现该国境内的西方组件。这可能会抑制俄罗斯的步伐和质量国防生产是在报告中。同时，该报告的作者警告说，乌克兰及其西方合作伙伴并不常见地期望这些供应问题会迅速停止战斗。</text:p>
      <text:p text:style-name="P4">
他们说：“制裁和出口控制并不是迫使俄罗斯压制战争的银球。” 俄罗斯仍然保留乌克兰的数值优势，因为它拥有大量储量。</text:p>
      <text:p text:style-name="P4">
<text:span text:style-name="T4">
另请阅读：</text:span>
 <text:a xlink:type="simple" xlink:href="https://www.ukrinform.ua/rubric-ato/3696941-u-gur-poperedzaut-vijna-prijsla-do-koznogo-budinku-piddanih-putina-bezpecnih-misc-nemae.html" text:style-name="Internet_20_link" text:visited-style-name="Visited_20_Internet_20_Link">
<text:span text:style-name="T4">
战争</text:span>
</text:a>
据估计，截至2023年2月，飞机总数是基辅的13-15倍。 俄罗斯拥有7-8倍的坦克和战斗装甲车的4倍，AI海军比乌克兰人大12-16倍。</text:p>
      <text:p text:style-name="P4">
CSIS强调，为了弥补俄罗斯的数字优势，西方国家继续向乌克兰提供技术先进的武器至关重要。</text:p>
      <text:p text:style-name="P4">
照片：武装部队总参谋部</text:p>
      <text:p text:style-name="P4">
News Source: <text:a xlink:type="simple" xlink:href="https://www.ukrinform.ua/rubric-ato/3698091-rosia-somisaca-vtracae-na-poli-bou-majze-150-tankiv-usih-tipiv-doslidzenna-csis.html" text:style-name="Internet_20_link" text:visited-style-name="Visited_20_Internet_20_Link">
https://www.ukrinform.ua/rubric-ato/3698091-rosia-somisaca-vtracae-na-poli-bou-majze-150-tankiv-usih-tipiv-doslidzenna-csis.html</text:a>
</text:p>
      <!--NEWS-->
      <text:h text:style-name="P10" text:outline-level="1">
<text:span text:style-name="T4">
在赫尔森地区，已记录了60多起俄罗斯士兵强奸案</text:span>
</text:h>
      <text:p text:style-name="P4">
作者: Ukrinform (Person)</text:p>
      <text:p text:style-name="P4">
出版商: Укринформ (Organization)</text:p>
      <text:p text:style-name="P4">
出版时间: 2023-04-19T22:38:46+03:00</text:p>
      <text:p text:style-name="P4">
修改时间: 2023-04-19T22:38:46+03:00</text:p>
      <text:p text:style-name="P4">
描述: 在赫尔森地区，有60多起强奸案有记录，将性虐待用作俄罗斯部队的政治和军事策略。  - 乌克林。</text:p>
      <text:p text:style-name="P4">
图片: ["<text:a xlink:type="simple" xlink:href="https://static.ukrinform.com/photos/2022_11/thumb_files/630_360_1668461240-442.jpg" text:style-name="Internet_20_link" text:visited-style-name="Visited_20_Internet_20_Link">
630_360_16684...</text:a>
"]</text:p>
      <text:p text:style-name="P4">
标签: ['Воєнні злочини', 'Офіс генпрокурора', 'Андрій Костін', 'Війна з росією']</text:p>
      <text:p text:style-name="P4">
类型: Article</text:p>
      <!--METADATA-->
      <text:p text:style-name="P4">
<draw:frame draw:style-name="fr1" draw:name="Image300" text:anchor-type="as-char" svg:width="6.9236in" svg:height="3.956343in" draw:z-index="0">
<draw:image xlink:href="../Images/yкринформ/2023-04-19T22-38-46-03-00/630_360_1668461240-442.jpg" xlink:type="simple" xlink:show="embed" xlink:actuate="onLoad" draw:mime-type="image/jpeg"/>
</draw:frame>
乌森地区已经记录了60多起强奸案，性灾难被用作俄罗斯部队的政治和军事策略。</text:p>
      <text:p text:style-name="P4">
OGP报道说，乌克林福姆(Ukrinform)说，检察官安德里·科斯汀(Andriy Kostin)在美国国会代表的外交委员会代表中表示了这一点。</text:p>
      <text:p text:style-name="P4">
“在赫尔森，与其他城市一样，性暴力也使用了俄罗斯部队的政治和军事策略。 这样做是为了剥夺和打破平民的抵抗。 我们已经记录了该地区60起强奸案。”他说。</text:p>
      <text:p text:style-name="P4">
<text:span text:style-name="T4">
另请阅读：</text:span>
 <text:a xlink:type="simple" xlink:href="https://www.ukrinform.ua/rubric-ato/3698096-kostin-u-kongresi-ssa-mi-maemo-dokazi-finansuvanna-kativen-v-ukraini-specsluzbami-rosii.html" text:style-name="Internet_20_link" text:visited-style-name="Visited_20_Internet_20_Link">
<text:span text:style-name="T4">
 kostin </text:span>
</text:a>
他报告说，调查了暴力剥夺，不断强奸和对赫尔森地区居民的尊严的事实进行了4个月的调查。</text:p>
      <text:p text:style-name="P4">
这位俄罗斯军人渗透了受害者的房子，被篡改时间，并与强奸威胁着她9岁儿子受害者的身体暴力。</text:p>
      <text:p text:style-name="P4">
执法人员还正在调查未成年人的强奸。 在赫尔森地区的一张床单中，入侵的士兵在他的母亲和祖母在场并强奸了她的情况下偷走了一个小的唤醒。</text:p>
      <text:p text:style-name="P4">
<text:span text:style-name="T4">
另请阅读：</text:span>
 <text:a xlink:type="simple" xlink:href="https://www.ukrinform.ua/rubric-polytics/3697972-kostin-u-ssa-spectribunal-sodo-agresii-rf-mae-buti-stvorenij-na-bazi-rezolucii-genasamblei-oon.html" text:style-name="Internet_20_link" text:visited-style-name="Visited_20_Internet_20_Link">
<text:span text:style-name="T4">
 kostin </text:span>
</text:a>
执法人员还观察到强奸趋势，对武装部队军事人员家庭成员的关节索赔折磨。</text:p>
      <text:p text:style-name="P4">
他强调，俄罗斯犯下的最恐怖的罪行之一是强迫运动。 “我们每天都看到，从俄罗斯占领下的赫尔森地区的一部分中，占领政府进行了强迫重新安置在内的居民，包括儿童，暂时和俄罗斯联邦。 这是将乌克兰人，尤其是儿童与父母和家人分开的策略的延续，因为他们自己在俄罗斯社会中的快速同化。 俄罗斯甚至被强迫流离失所儿童的公民身份简化。”他补充说。据乌克林福姆报道，截至4月19日，乌克兰检察长办公室已经登记了俄罗斯犯下的80,000次军事犯罪，这一数字正在迅速增长，尤其是在发布暂时占领领土之后。</text:p>
      <text:p text:style-name="P4">
News Source: <text:a xlink:type="simple" xlink:href="https://www.ukrinform.ua/rubric-ato/3698151-na-hersonsini-zadokumentuvali-ponad-60-vipadkiv-zgvaltuvan-soldatami-rf.html" text:style-name="Internet_20_link" text:visited-style-name="Visited_20_Internet_20_Link">
https://www.ukrinform.ua/rubric-ato/3698151-na-hersonsini-zadokumentuvali-ponad-60-vipadkiv-zgvaltuvan-soldatami-rf.html</text:a>
</text:p>
      <!--NEWS-->
      <text:h text:style-name="P10" text:outline-level="1">
<text:span text:style-name="T4">
各国将在瑞典加入北约 - 五角大楼努力工作</text:span>
</text:h>
      <text:p text:style-name="P4">
作者: Ukrinform (Person)</text:p>
      <text:p text:style-name="P4">
出版商: Укринформ (Organization)</text:p>
      <text:p text:style-name="P4">
出版时间: 2023-04-19T22:52:00+03:00</text:p>
      <text:p text:style-name="P4">
修改时间: 2023-04-19T22:52:00+03:00</text:p>
      <text:p text:style-name="P4">
描述: 美国国防部长劳埃德·奥斯汀（Lloyd Austin）希望土耳其和匈牙利对瑞典加入北约的否认能够在中夏季举起。  - 乌克林。</text:p>
      <text:p text:style-name="P4">
图片: ["<text:a xlink:type="simple" xlink:href="https://static.ukrinform.com/photos/2020_04/thumb_files/630_360_1588051291-728.jpg" text:style-name="Internet_20_link" text:visited-style-name="Visited_20_Internet_20_Link">
630_360_15880...</text:a>
"]</text:p>
      <text:p text:style-name="P4">
标签: ['НАТО', 'Пентагон', 'Швеція', 'Остін']</text:p>
      <text:p text:style-name="P4">
类型: Article</text:p>
      <!--METADATA-->
      <text:p text:style-name="P4">
<draw:frame draw:style-name="fr1" draw:name="Image301" text:anchor-type="as-char" svg:width="6.9236in" svg:height="3.956343in" draw:z-index="0">
<draw:image xlink:href="../Images/yкринформ/2023-04-19T22-52-00-03-00/630_360_1588051291-728.jpg" xlink:type="simple" xlink:show="embed" xlink:actuate="onLoad" draw:mime-type="image/jpeg"/>
</draw:frame>
美国部劳埃德·奥斯汀(Lloyd Austin)希望土耳其和匈牙利否认瑞典进入北约的加入，将在中夏季举起。</text:p>
      <text:p text:style-name="P4">
乌克利福姆(Ukrinform)参考<text:a xlink:type="simple" xlink:href="https://www.nytimes.com/live/2023/04/19/world/russia-ukraine-news" text:style-name="Internet_20_link" text:visited-style-name="Visited_20_Internet_20_Link">
</text:a>
。</text:p>
      <text:p text:style-name="P4">
五角大楼的负责人承诺将对联盟的“快速介绍”。</text:p>
      <text:p text:style-name="P4">
温沃在瑞典的一次旅行中说：“我们将努力地参加峰会。”他指的是将在维尔纽斯维尔纽斯举行的北约峰会。 奥斯丁指出，对于土耳其而言，决定瑞典要“早于，不晚”加入联盟。</text:p>
      <text:p text:style-name="P4">
<text:span text:style-name="T4">
另请阅读：</text:span>
 <text:a xlink:type="simple" xlink:href="https://www.ukrinform.ua/rubric-world/3698005-u-finlandii-proponuut-rozmistiti-novu-bazu-nato.html" text:style-name="Internet_20_link" text:visited-style-name="Visited_20_Internet_20_Link">
</text:a>
</text:p>
      <text:p text:style-name="P4">
Швеція сподівалася долучитися до НАТО разом з Фінляндією, яка офіційно сталачленом військового союзу на початку квітня.</text:p>
      <text:p text:style-name="P4">
Остін відвідав військово-морську базу Муско поблизу Стокгольма, піднявся наборт військового корабля-корвета H.M.S. Harnosand і оглянув шведськийархіпелаг з його десятками тисяч переважно безлюдних островів у Балтійськомуморі. Зазначається, що ці острови матимуть важливе значення для НАТО післяприєднання Швеції. Балтійське море буде оточене країнами Альянсу, за виняткомКалінінградської та Ленінградської областей рф.</text:p>
      <text:p text:style-name="P4">
Президент Туреччини Реджеп Тайїп Ердоган виступив проти членства Швеції,посилаючись на сумніви щодо відданості Стокгольма боротьбі з тероризмом.Ердоган закликав Швецію видати осіб, яких він вважає терористами, у тому числікурдів, які, на його думку, підтримували спробу державного перевороту в 2016році.</text:p>
      <text:p text:style-name="P4">
<text:span text:style-name="T4">
Читайте також:</text:span>
 <text:a xlink:type="simple" xlink:href="https://www.ukrinform.ua/rubric-world/3697177-bila-povitranogo-prostoru-nato-perehopili-rosijskij-litakrozvidnik.html" text:style-name="Internet_20_link" text:visited-style-name="Visited_20_Internet_20_Link">
 </text:a>
匈牙利在能源领域取决于俄罗斯，他声称对瑞典政府听到的总理维克多·奥尔班(Victor Orban)表示批评。</text:p>
      <text:p text:style-name="P4">
据报道，匈牙利维克多·奥尔班总理办公室表示，匈牙利和瑞典之间的双向关系很低。</text:p>
      <text:p text:style-name="P4">
News Source: <text:a xlink:type="simple" xlink:href="https://www.ukrinform.ua/rubric-world/3698112-stati-napoleglivo-pracuvatimut-nad-vstupom-svecii-v-nato-pentagon.html" text:style-name="Internet_20_link" text:visited-style-name="Visited_20_Internet_20_Link">
https://www.ukrinform.ua/rubric-world/3698112-stati-napoleglivo-pracuvatimut-nad-vstupom-svecii-v-nato-pentagon.html</text:a>
</text:p>
      <!--NEWS-->
      <text:h text:style-name="P10" text:outline-level="1">
<text:span text:style-name="T4">
奥地利通过欧盟和平基金支持为乌克兰购买保护设备</text:span>
</text:h>
      <text:p text:style-name="P4">
作者: Ukrinform (Person)</text:p>
      <text:p text:style-name="P4">
出版商: Укринформ (Organization)</text:p>
      <text:p text:style-name="P4">
出版时间: 2023-04-19T22:54:16+03:00</text:p>
      <text:p text:style-name="P4">
修改时间: 2023-04-19T22:54:16+03:00</text:p>
      <text:p text:style-name="P4">
描述: 奥地利由于其中立性，无法通过欧洲和平基金来支持乌克兰致命武器和弹药的融资，但在购买防护设备，帐篷和医疗产品方面提供了支持。  - 乌克林。</text:p>
      <text:p text:style-name="P4">
图片: ["<text:a xlink:type="simple" xlink:href="https://static.ukrinform.com/photos/2023_04/thumb_files/630_360_1681917131-478.jpg" text:style-name="Internet_20_link" text:visited-style-name="Visited_20_Internet_20_Link">
630_360_16819...</text:a>
"]</text:p>
      <text:p text:style-name="P4">
标签: ['Австрія', 'Україна', 'допомога', 'Шалленберг', 'Війна з росією', '#stoprussia']</text:p>
      <text:p text:style-name="P4">
类型: Article</text:p>
      <!--METADATA-->
      <text:p text:style-name="P4">
<draw:frame draw:style-name="fr1" draw:name="Image302" text:anchor-type="as-char" svg:width="6.9236in" svg:height="3.956343in" draw:z-index="0">
<draw:image xlink:href="../Images/yкринформ/2023-04-19T22-54-16-03-00/630_360_1681917131-478.jpg" xlink:type="simple" xlink:show="embed" xlink:actuate="onLoad" draw:mime-type="image/jpeg"/>
</draw:frame>
奥地山的中立性无法通过欧洲和平基金来支持乌克兰致命武器的融资，但为提取保护设备，帐篷和医疗产品提供了支持。</text:p>
      <text:p text:style-name="P4">
这是在[]中指出的(https://www.ukrinform.ua/rubric-world/3698040-aleksander-sallenberg-ministr-zakordonnih-sprav-avstrii.html)外国高地大臣亚历山大·汉德伯格(Alexander Sharllenberg)。</text:p>
      <text:p text:style-name="P4">
“由于他们的宪法中立性<text:a xlink:type="simple" xlink:href="https://www.ukrinform.ua/tag-avstria" text:style-name="Internet_20_link" text:visited-style-name="Visited_20_Internet_20_Link">
</text:a>
无法为致命的营地筹资提供支持。 取而代之的是，我们为平民部门提供了更大的支持，例如购买防护设备，有色药物，”  - 评论说。在乌克兰非致命。</text:p>
      <text:p text:style-name="P4">
这位部长补充说，奥地利同意欧洲和平基金会逐步稳定增长。</text:p>
      <text:p text:style-name="P4">
他说：“目前，奥地利对欧洲和平基金的贡献几乎是100个姆尼罗夫。”</text:p>
      <text:p text:style-name="P4">
<text:span text:style-name="T4">
另请阅读：</text:span>
 <text:a xlink:type="simple" xlink:href="https://www.ukrinform.ua/rubric-world/3696118-prezident-avstrii-zapevniv-u-pidtrimci-clenstva-ukraini-v-es.html" text:style-name="Internet_20_link" text:visited-style-name="Visited_20_Internet_20_Link">
</text:a>
在接受亚历山大·萨克莱伯格(Alexander Shalllenberg)的采访中阅读更多信息<text:a xlink:type="simple" xlink:href="https://www.ukrinform.ua/rubric-world/3698040-aleksander-sallenberg-ministr-zakordonnih-sprav-avstrii.html" text:style-name="Internet_20_link" text:visited-style-name="Visited_20_Internet_20_Link">
</text:a>
 .</text:p>
      <text:p text:style-name="P4">
Як повідомлялося, Європейський фонд миру був створений у березні 2021 року іпризначений для фінансування всіх дій у межах Спільної зовнішньої табезпекової політики <text:a xlink:type="simple" xlink:href="https://www.ukrinform.ua/tag-evrosouz" text:style-name="Internet_20_link" text:visited-style-name="Visited_20_Internet_20_Link">
 </text:a>
关于军事或防御球。 该基金的主要任务是防止冲突，维护和平，加强国际安全和稳定。</text:p>
      <text:p text:style-name="P4">
成员国在2021  -  2027年期间已确定了EFM内的最高资金额，但由于俄罗斯对反乌克兰的侵略，因此有必要进行调整。 自2022年2月以来，欧盟已为乌克兰分配了36亿欧元购买武器和军事设备，这是俄罗斯入侵所必需的武器和军事设备。</text:p>
      <text:p text:style-name="P4">
欧盟最近宣布打算在EFM上额外花费10亿欧元，以终止向乌克兰炮兵弹药交付，另外10亿欧元在欧洲国防企业生产弹药，以便在欧盟国家填补武器库，并继续供应。贝壳。EFM资金还旨在为乌克兰的欧盟欧洲辅助任务提供资金(Eumam-Ikraine), в межах якої до кінця 2023року пройдуть тренування 30 тисяч українських військовослужбовців.</text:p>
      <text:p text:style-name="P4">
У березні Європейська рада вирішила збільшити фінансову стелю Європейськогофонду миру, який призначений для фінансування проєктів та програм у межахСпільної зовнішньої та безпекової політики ЄС, до €7,98 мільярда на період до2027 року.</text:p>
      <text:p text:style-name="P4">
News Source: <text:a xlink:type="simple" xlink:href="https://www.ukrinform.ua/rubric-ato/3698154-avstria-cerez-fond-miru-es-pidtrimue-zakupivli-zahisnogo-obladnanna-dla-ukraini-sallenberg.html" text:style-name="Internet_20_link" text:visited-style-name="Visited_20_Internet_20_Link">
https://www.ukrinform.ua/rubric-ato/3698154-avstria-cerez-fond-miru-es-pidtrimue-zakupivli-zahisnogo-obladnanna-dla-ukraini-sallenberg.html</text:a>
</text:p>
      <!--NEWS-->
      <text:h text:style-name="P10" text:outline-level="1">
<text:span text:style-name="T4">
乌克兰国家队赢得了2023年世界杯足球赛准备的所有六场控制比赛</text:span>
</text:h>
      <text:p text:style-name="P4">
作者: Ukrinform (Person)</text:p>
      <text:p text:style-name="P4">
出版商: Укринформ (Organization)</text:p>
      <text:p text:style-name="P4">
出版时间: 2023-04-19T22:54:17+03:00</text:p>
      <text:p text:style-name="P4">
修改时间: 2023-04-19T22:54:17+03:00</text:p>
      <text:p text:style-name="P4">
描述: 乌克兰人于4月23日开始世界锦标赛。  - 乌克林。</text:p>
      <text:p text:style-name="P4">
图片: ["<text:a xlink:type="simple" xlink:href="https://static.ukrinform.com/photos/2023_04/thumb_files/630_360_1681933972-316.jpg" text:style-name="Internet_20_link" text:visited-style-name="Visited_20_Internet_20_Link">
630_360_16819...</text:a>
"]</text:p>
      <text:p text:style-name="P4">
标签: ['Чемпіонат світу з хокею', 'хокей']</text:p>
      <text:p text:style-name="P4">
类型: Article</text:p>
      <!--METADATA-->
      <text:p text:style-name="P4">
<draw:frame draw:style-name="fr1" draw:name="Image303" text:anchor-type="as-char" svg:width="6.9236in" svg:height="3.956343in" draw:z-index="0">
<draw:image xlink:href="../Images/yкринформ/2023-04-19T22-54-17-03-00/630_360_1681933972-316.jpg" xlink:type="simple" xlink:show="embed" xlink:actuate="onLoad" draw:mime-type="image/jpeg"/>
</draw:frame>
乌克兰在4月23日参加世界锦标赛。</text:p>
      <text:p text:style-name="P4">
乌克林福姆报道，乌克兰国家队已经完成了一系列友好比赛，这是世界2023年准备的一部分。</text:p>
      <text:p text:style-name="P4">
在最后两场比赛中，“蓝色和黄色”克服了国家立陶宛国家队5：1和4：3。</text:p>
      <text:p text:style-name="P4">
在其他四场比赛中，Fragitus团队两次击败匈牙利 -  1：0和4：1，而Latvi -6：3和10：1的次数相同。</text:p>
      <text:p text:style-name="P4">
乌克兰人已经在4月23日，将续签IB部门的演讲，这仍然是先前冠军平局的敏感性。 当时，国家队只参加了该小组的第三部分，无法在世界冠军赛中成长。</text:p>
      <text:p text:style-name="P4">
乌克兰的竞争对手将是爱沙尼亚集团的中国，塞尔维亚，荷兰，日本塔诺尼。</text:p>
      <text:p text:style-name="P4">
<text:span text:style-name="T4">
另请阅读：</text:span>
 <text:a xlink:type="simple" xlink:href="https://www.ukrinform.ua/rubric-sports/3697795-zbirna-ukraini-z-hokeu-u-askravomu-matci-obigrala-litvu.html" text:style-name="Internet_20_link" text:visited-style-name="Visited_20_Internet_20_Link">
<text:span text:style-name="T4">
曲棍球</text:span>
</text:a>
正如乌克林福姆报道的那样，由于五轮比赛，该小组中的第一个EMK的团队将在课堂上增加到IA部门。 国家队将飞往IIA级别。</text:p>
      <text:p text:style-name="P4">
照片：fhu.com.ua</text:p>
      <text:p text:style-name="P4">
News Source: <text:a xlink:type="simple" xlink:href="https://www.ukrinform.ua/rubric-sports/3698155-zbirna-ukraini-z-hokeu-vigrala-vsi-sist-kontrolnih-matciv-pidgotovki-do-cs2023.html" text:style-name="Internet_20_link" text:visited-style-name="Visited_20_Internet_20_Link">
https://www.ukrinform.ua/rubric-sports/3698155-zbirna-ukraini-z-hokeu-vigrala-vsi-sist-kontrolnih-matciv-pidgotovki-do-cs2023.html</text:a>
</text:p>
      <!--NEWS-->
      <text:h text:style-name="P10" text:outline-level="1">
<text:span text:style-name="T4">
欧盟应该有一种从乌克兰 - 欧洲委员会进口食品的共同方法</text:span>
</text:h>
      <text:p text:style-name="P4">
作者: Ukrinform (Person)</text:p>
      <text:p text:style-name="P4">
出版商: Укринформ (Organization)</text:p>
      <text:p text:style-name="P4">
出版时间: 2023-04-19T23:06:39+03:00</text:p>
      <text:p text:style-name="P4">
修改时间: 2023-04-19T23:06:39+03:00</text:p>
      <text:p text:style-name="P4">
描述: 欧盟委员会在周三讨论了乌克兰和欧盟市场的过多进口谷物收入和其他有5个“边境”国家和乌克兰的食品的问题，并概述了解决这一问题的方法。  - 乌克林。</text:p>
      <text:p text:style-name="P4">
图片: ["<text:a xlink:type="simple" xlink:href="https://static.ukrinform.com/photos/2016_05/thumb_files/630_360_1462365899-2256.jpg" text:style-name="Internet_20_link" text:visited-style-name="Visited_20_Internet_20_Link">
630_360_14623...</text:a>
"]</text:p>
      <text:p text:style-name="P4">
标签: ['Єврокомісія', 'Євросоюз', 'Імпорт', 'Україна', 'Зерно']</text:p>
      <text:p text:style-name="P4">
类型: Article</text:p>
      <!--METADATA-->
      <text:p text:style-name="P4">
<draw:frame draw:style-name="fr1" draw:name="Image304" text:anchor-type="as-char" svg:width="6.9236in" svg:height="3.956343in" draw:z-index="0">
<draw:image xlink:href="../Images/yкринформ/2023-04-19T23-06-39-03-00/630_360_1462365899-2256.jpg" xlink:type="simple" xlink:show="embed" xlink:actuate="onLoad" draw:mime-type="image/jpeg"/>
</draw:frame>
欧盟委员会在周三讨论了来自乌克兰和欧盟市场的其他食品的进口收入过多的问题，该问题具有5个“边境”国家和乌克兰，并概述了解决这一问题的方法。</text:p>
      <text:p text:style-name="P4">
根据乌克林福姆的说法，今天在保加利亚，匈牙利，波兰，斯洛伐克和罗马尼亚的代表中，今天在一份联合声明中，欧洲委员会执行副总裁Valdisdisdisdisdisdisdisdisdisdisdisdisdisdisdisdisdisdisdisdisdisdisdisdisdisdisdisdisdisdisdisdisdisdisdisdisdisdisdisdisdisdisdisdisdisdisdisdisdisdisdisdisdisdismine comptort。</text:p>
      <text:p text:style-name="P4">
该文档的全文已发布<text:a xlink:type="simple" xlink:href="https://ec.europa.eu/commission/presscorner/detail/en/statement_23_2370" text:style-name="Internet_20_link" text:visited-style-name="Visited_20_Internet_20_Link">
</text:a>
。</text:p>
      <text:p text:style-name="P4">
“在会议期间……我们已经提出了针对从5个成员国表达的消费者解决方案的广泛建议，以使欧盟生产商在某些类型的产品中恶化。 该计划由欧盟委员会提出，为受影响的农民提供2批批准的财政援助，关键产品的独家保护措施，并采取措施，以促进通过“团结的走廊”出口乌克兰谷物的过境”。 欧洲委员会提出的包裹取决于通过其成员措施取消会员国。”该文件写道。</text:p>
      <text:p text:style-name="P4">
<text:span text:style-name="T4">
另请阅读：</text:span>
 <text:a xlink:type="simple" xlink:href="https://www.ukrinform.ua/rubric-world/3698148-pitanna-sodo-importu-ukrainskogo-zerna-ne-e-svidcennam-vtomi-vid-ukraini-stoltenberg.html" text:style-name="Internet_20_link" text:visited-style-name="Visited_20_Internet_20_Link">
<text:span text:style-name="T4">
谷物</text:span>
</text:a>
欧洲委员会强调说：“我们强调欧盟的联合方法的重要性，而不是做出唯一的决定来避免多边禁止和其他可能冒险在国内市场风险的邪恶。”</text:p>
      <text:p text:style-name="P4">
正如声明中指出的那样，欧洲委员会考虑了会议参与者提出的观点。</text:p>
      <text:p text:style-name="P4">
“鉴于(必要性)一个快速解决方案，”联合声明写道。<text:span text:style-name="T4">
另请阅读：</text:span>
 <text:a xlink:type="simple" xlink:href="https://www.ukrinform.ua/rubric-economy/3697806-vidnovluetsa-inspekcia-suden-aki-pramuut-zernovim-koridorom-kubrakov.html" text:style-name="Internet_20_link" text:visited-style-name="Visited_20_Internet_20_Link">
<text:span text:style-name="T4">
谷物</text:span>
</text:a>
五个欧盟国家的政府 - 波兰，斯洛伐克，匈牙利，罗马尼亚和保加利亚，已通过一封信向欧洲委员会致辞，其中包含一份要求使用保护设备来限制从乌克兰进口的农业进口的请求。</text:p>
      <text:p text:style-name="P4">
在俄罗斯对乌克兰侵略并阻止黑海港口的侵略之后，通常会将农产品出口到世界市场上，欧盟在与乌克兰的边界上组织了“团结之城”，以指导其农场的一部分出口到世界市场，并使用内部水管。</text:p>
      <text:p text:style-name="P4">
News Source: <text:a xlink:type="simple" xlink:href="https://www.ukrinform.ua/rubric-economy/3698156-u-es-mae-buti-spilnij-pidhid-do-pitanna-prodovolcogo-importu-z-ukraini-evrokomisia.html" text:style-name="Internet_20_link" text:visited-style-name="Visited_20_Internet_20_Link">
https://www.ukrinform.ua/rubric-economy/3698156-u-es-mae-buti-spilnij-pidhid-do-pitanna-prodovolcogo-importu-z-ukraini-evrokomisia.html</text:a>
</text:p>
      <!--NEWS-->
      <text:h text:style-name="P10" text:outline-level="1">
<text:span text:style-name="T4">
SBU宣布怀疑是吉尔金顾问</text:span>
</text:h>
      <text:p text:style-name="P4">
作者: Ukrinform (Person)</text:p>
      <text:p text:style-name="P4">
出版商: Укринформ (Organization)</text:p>
      <text:p text:style-name="P4">
出版时间: 2023-04-19T23:21:00+03:00</text:p>
      <text:p text:style-name="P4">
修改时间: 2023-04-19T23:21:00+03:00</text:p>
      <text:p text:style-name="P4">
描述: 乌克兰的安全局已收集了随后的宣传伊戈尔·杜斯（Igor Dus）的证据基础，后者公开否认乌克兰国家的存在，袭击者被宣布怀疑。  - 乌克林。</text:p>
      <text:p text:style-name="P4">
图片: ["<text:a xlink:type="simple" xlink:href="https://static.ukrinform.com/photos/2020_05/thumb_files/630_360_1590678028-352.jpg" text:style-name="Internet_20_link" text:visited-style-name="Visited_20_Internet_20_Link">
630_360_15906...</text:a>
"]</text:p>
      <text:p text:style-name="P4">
标签: ['СБУ', 'Гіркін', 'Війна з росією']</text:p>
      <text:p text:style-name="P4">
类型: Article</text:p>
      <!--METADATA-->
      <text:p text:style-name="P4">
<draw:frame draw:style-name="fr1" draw:name="Image305" text:anchor-type="as-char" svg:width="6.9236in" svg:height="3.956343in" draw:z-index="0">
<draw:image xlink:href="../Images/yкринформ/2023-04-19T23-21-00-03-00/630_360_1590678028-352.jpg" xlink:type="simple" xlink:show="embed" xlink:actuate="onLoad" draw:mime-type="image/jpeg"/>
</draw:frame>
乌克兰的服务为随后的宣传伊戈尔(Igor)收集了证据基础，后者公开否认乌克兰国家的存在，这是一种怀疑。</text:p>
      <text:p text:style-name="P4">
正如乌克林福姆报道的那样，这已经报道了<text:a xlink:type="simple" xlink:href="https://ssu.gov.ua/novyny/sbu-povidomyla-pro-pidozru-kolaborantu-yakyi-buv-osobystym-radnykom-terorysta-strielkova" text:style-name="Internet_20_link" text:visited-style-name="Visited_20_Internet_20_Link">
</text:a>
。</text:p>
      <text:p text:style-name="P4">
根据调查，2014年，犯罪嫌疑人是俄罗斯恐怖分子伊戈尔·斯特雷尔科夫(Igor Strelkov)的顾问(吉尔基纳). Станом на сьогодні він позиціонує себе як"православний публіцист" й очолює громадську організацію "Народний собор" —українську "філію" однойменного об’єднання в рф під егідою російськоїправославної церкви.</text:p>
      <text:p text:style-name="P4">
<text:span text:style-name="T4">
Читайте також:</text:span>
 <text:a xlink:type="simple" xlink:href="https://www.ukrinform.ua/rubric-kyiv/3697862-u-kievi-zatrimali-fiksera-rosijskogo-zmi.html" text:style-name="Internet_20_link" text:visited-style-name="Visited_20_Internet_20_Link">
 </text:a>
克里米亚没收后，被告逃往乌克兰半岛暂时占领的领土。 他是俄罗斯电视频道的永久嘉宾，担任“政治”或“宗教”专家的角色，他证明了乌克兰的侵略性。</text:p>
      <text:p text:style-name="P4">
已经确定，在俄罗斯联邦的全面入侵之后，莫斯科的Duszhe公开称赞俄罗斯联邦入侵团体的参与者挤压了乌克兰武装部队的士兵不抵制他们。</text:p>
      <text:p text:style-name="P4">
宣传员还积极地“散布”了克里姆林宫的叙述，这些叙述是莫斯科父权制乌克兰东正教教堂代表“压迫”的叙述，带来了莫斯科父权制基里尔的反乌克兰活动。</text:p>
      <text:p text:style-name="P4">
<text:span text:style-name="T4">
另请阅读：</text:span>
 <text:a xlink:type="simple" xlink:href="https://www.ukrinform.ua/rubric-world/3697666-u-ssa-visunuli-zvinuvacenna-kilkom-rosianam-za-posirenna-propagandi-v-kraini.html" text:style-name="Internet_20_link" text:visited-style-name="Visited_20_Internet_20_Link">
</text:a>
考试证实了该人对乌克兰国家安全的颠覆性活动的事实。</text:p>
      <text:p text:style-name="P4">
犯罪嫌疑人被指控犯有针对乌克兰刑法的两条条款规定的犯罪：《艺术》第1部分。 111-1(合作)和艺术的第2部分。 110(侵占乌克兰的领土完整性和完整性).</text:p>
      <text:p text:style-name="P4">
Станом на сьогодні зловмисник перебуває на території росії. Триваютькомплексні заходи для притягнення його до відповідальності.</text:p>
      <text:p text:style-name="P4">
Як повідомляв Укрінформ, раніше СБУ викрила шістьох проросійських інтернет-агітаторів, серед яких інженер державного підприємства "Антонов".</text:p>
      <text:p text:style-name="P4">
News Source: <text:a xlink:type="simple" xlink:href="https://www.ukrinform.ua/rubric-ato/3697947-sbu-ogolosila-pidozru-pidsankcijnomu-propagandistu-akij-buv-radnikom-girkina.html" text:style-name="Internet_20_link" text:visited-style-name="Visited_20_Internet_20_Link">
https://www.ukrinform.ua/rubric-ato/3697947-sbu-ogolosila-pidozru-pidsankcijnomu-propagandistu-akij-buv-radnikom-girkina.html</text:a>
</text:p>
      <!--NEWS-->
      <text:h text:style-name="P10" text:outline-level="1">
<text:span text:style-name="T4">
Zelenskaya介绍了有关与健康相关指标分类的教育课程</text:span>
</text:h>
      <text:p text:style-name="P4">
作者: Ukrinform (Person)</text:p>
      <text:p text:style-name="P4">
出版商: Укринформ (Organization)</text:p>
      <text:p text:style-name="P4">
出版时间: 2023-04-19T23:25:50+03:00</text:p>
      <text:p text:style-name="P4">
修改时间: 2023-04-19T23:25:50+03:00</text:p>
      <text:p text:style-name="P4">
描述: 乌克兰的第一夫人Olena Zelenskaya与卫生部长Viktor Lyashko兼顾问 - 屏障总裁Tatiana Lomakina的授权总裁Tatiana Lomakina一起参观了Kyiv地区的BMR“ BLOTSERKIVSKA CITY NO.2”。  - 乌克林。</text:p>
      <text:p text:style-name="P4">
图片: ["<text:a xlink:type="simple" xlink:href="https://static.ukrinform.com/photos/2023_04/thumb_files/630_360_1681931010-666.jpeg" text:style-name="Internet_20_link" text:visited-style-name="Visited_20_Internet_20_Link">
630_360_16819...</text:a>
", "<text:a xlink:type="simple" xlink:href="https://static.ukrinform.com/photos/2023_04/1681931009-599.jpeg" text:style-name="Internet_20_link" text:visited-style-name="Visited_20_Internet_20_Link">
1681931009-59...</text:a>
", "<text:a xlink:type="simple" xlink:href="https://static.ukrinform.com/photos/2023_04/1681931010-958.jpeg" text:style-name="Internet_20_link" text:visited-style-name="Visited_20_Internet_20_Link">
1681931010-95...</text:a>
", "<text:a xlink:type="simple" xlink:href="https://static.ukrinform.com/photos/2023_04/1681931010-200.jpeg" text:style-name="Internet_20_link" text:visited-style-name="Visited_20_Internet_20_Link">
1681931010-20...</text:a>
"]</text:p>
      <text:p text:style-name="P4">
标签: ['Медицина', 'МОЗ', 'Освіта', 'Реабілітація', 'ВООЗ', 'Київщина', 'Олена Зеленська']</text:p>
      <text:p text:style-name="P4">
类型: Article</text:p>
      <!--METADATA-->
      <text:p text:style-name="P4">
<draw:frame draw:style-name="fr1" draw:name="Image306" text:anchor-type="as-char" svg:width="6.9236in" svg:height="3.956343in" draw:z-index="0">
<draw:image xlink:href="../Images/yкринформ/2023-04-19T23-25-50-03-00/630_360_1681931010-666.jpeg" xlink:type="simple" xlink:show="embed" xlink:actuate="onLoad" draw:mime-type="image/jpeg"/>
</draw:frame>
Olena Zelenskaya与卫生部长Viktorlyashk兼顾问，Viktorkivska City Hospital#2的Olena Zelenskaya一起参观了基辅地区的KNP BMR。</text:p>
      <text:p text:style-name="P4">
他们介绍了“ ICF申请的基本原理(国际功能分类)»用于多学科医疗团队。 关于<text:a xlink:type="simple" xlink:href="https://president.gov.ua/news/olena-zelenska-vidvidala-medzaklad-na-kiyivshini-de-bulo-pre-82361" text:style-name="Internet_20_link" text:visited-style-name="Visited_20_Internet_20_Link">
</text:a>
乌克兰福姆总统报道。</text:p>
      <text:p text:style-name="P4">
<draw:frame draw:style-name="fr1" draw:name="Image307" text:anchor-type="as-char" svg:width="6.9236in" svg:height="4.613521in" draw:z-index="0">
<draw:image xlink:href="../Images/yкринформ/2023-04-19T23-25-50-03-00/1681931009-599.jpeg" xlink:type="simple" xlink:show="embed" xlink:actuate="onLoad" draw:mime-type="image/jpeg"/>
</draw:frame>
“医生将获得最好的工具，实践，知识，获得培训的机会，以使生活质量恢复到我们的同胞中，这一切都想带走攻击者。 这里不仅有医疗，而且还有一架重要的飞机。 ICF是迈向透明度的一步。 这里有一个心理平面：适当的定义和康复不仅会使人们的身体机会，而且还会使人们对自己和生活信仰。 是的，我们的社会已经改变。 它不会像以前一样。 但是，如果我们对因战争，体面的条件，值得，值得的任何伤害的任何人而引起我们可能会更好。”  - 强调<text:a xlink:type="simple" xlink:href="https://www.ukrinform.ua/tag-olena-zelenska" text:style-name="Internet_20_link" text:visited-style-name="Visited_20_Internet_20_Link">
</text:a>
 .</text:p>
      <text:p text:style-name="P4">
<draw:frame draw:style-name="fr1" draw:name="Image308" text:anchor-type="as-char" svg:width="6.9236in" svg:height="4.613521in" draw:z-index="0">
<draw:image xlink:href="../Images/yкринформ/2023-04-19T23-25-50-03-00/1681931010-958.jpeg" xlink:type="simple" xlink:show="embed" xlink:actuate="onLoad" draw:mime-type="image/jpeg"/>
</draw:frame>
在不久的将来，将在医疗保证的包装下进行康复服务的244家医疗机构的多学科团队开始使用新的评估和计划系统，并根据ICF进行康复帮助。</text:p>
      <text:p text:style-name="P4">
<draw:frame draw:style-name="fr1" draw:name="Image309" text:anchor-type="as-char" svg:width="6.9236in" svg:height="4.613521in" draw:z-index="0">
<draw:image xlink:href="../Images/yкринформ/2023-04-19T23-25-50-03-00/1681931010-200.jpeg" xlink:type="simple" xlink:show="embed" xlink:actuate="onLoad" draw:mime-type="image/jpeg"/>
</draw:frame>
第一夫人和卫生部长还根据Belotserkovsk City医院熟悉多学科团队的工作。(挪威)，以及与恢复艾滋病的选择和使用中的元素合作。</text:p>
      <text:p text:style-name="P4">
在活动期间，提出了教育课程“使用MDCF的基本原则”。 它可在NSAC学院购买。 如今，已向他注册了1200多名专家并开始培训。该项目体现在第一夫人在乌克兰创造自由空间的策略框架内的倡议。 它的组成部分之一是引入IFF并断开我国有效的康复系统。</text:p>
      <text:p text:style-name="P4">
“我们感谢瑞士和欧盟，他们很容易由具有宝贵的经验，经验，为引入教育计划提供技术支持的医生和治疗师分享，有助于开发ICF的康复和实施。 不久，除了跑步课程外，还有另一个。 它将直接根据IFF记录康复援助的过程。 教育课程是一个重要的阶段，可以推动ICF的实际实施。 因此，人们将保留更多优质的服务。” Lyashko说。</text:p>
      <text:p text:style-name="P4">
该项目由卫生部，国家卫生局，社会政策部，总统办公室，顾问 - 授权人员 - 障碍问题，电子健康SE，乌克兰患者，康复学院的患者乌克兰天主教大学的医学。我在瑞士，欧盟和诺瓦乌克兰的支持下。</text:p>
      <text:p text:style-name="P4">
<text:span text:style-name="T4">
另请阅读：</text:span>
 <text:a xlink:type="simple" xlink:href="https://www.ukrinform.ua/rubric-society/3696262-zelenska-vseukrainska-programa-mentalnogo-zdorova-mae-stati-vidcutnou-dla-ukrainciv.html" text:style-name="Internet_20_link" text:visited-style-name="Visited_20_Internet_20_Link">
</text:a>
“学习康复专业人员的学习很重要，援助的质量和强烈的每个人的恢复速度。 Lomakina总结说，更多的专家将与“功能和生活的统一语言”进行交流，即ICF，我们可以谈论越来越越来越多地谈论在受伤，烧伤，复杂疾病后使人们恢复独立的速度。</text:p>
      <text:p text:style-name="P4">
据报道，在总统的妻子的倡议下，在专家的长期工作之后，国际功能分类被引入为国家分类器030：2022“功能，限制和健康分类器”。 所有康复专业人员都应使用这种技术，并与残疾人的疾病一起工作。</text:p>
      <text:p text:style-name="P4">
<text:span text:style-name="T5">
照片：总统gov.ua</text:span>
</text:p>
      <text:p text:style-name="P4">
News Source: <text:a xlink:type="simple" xlink:href="https://www.ukrinform.ua/rubric-society/3698157-zelenska-prezentuvala-osvitnij-kurs-sodo-klasifikacii-pokaznikiv-povazanih-zi-zdorovam.html" text:style-name="Internet_20_link" text:visited-style-name="Visited_20_Internet_20_Link">
https://www.ukrinform.ua/rubric-society/3698157-zelenska-prezentuvala-osvitnij-kurs-sodo-klasifikacii-pokaznikiv-povazanih-zi-zdorovam.html</text:a>
</text:p>
      <!--NEWS-->
      <text:h text:style-name="P10" text:outline-level="1">
<text:span text:style-name="T4">
KMVA解释了爆发基辅的原因-NASA卫星倒下</text:span>
</text:h>
      <text:p text:style-name="P4">
作者: Ukrinform (Person)</text:p>
      <text:p text:style-name="P4">
出版商: Укринформ (Organization)</text:p>
      <text:p text:style-name="P4">
出版时间: 2023-04-19T23:38:00+03:00</text:p>
      <text:p text:style-name="P4">
修改时间: 2023-04-19T23:38:00+03:00</text:p>
      <text:p text:style-name="P4">
描述: 基辅人民在傍晚看到的爆发是NASA宇宙卫星地球上落下的结果。  - 乌克林。</text:p>
      <text:p text:style-name="P4">
图片: ["<text:a xlink:type="simple" xlink:href="https://static.ukrinform.com/photos/2023_04/thumb_files/630_360_1681936590-768.jpg" text:style-name="Internet_20_link" text:visited-style-name="Visited_20_Internet_20_Link">
630_360_16819...</text:a>
"]</text:p>
      <text:p text:style-name="P4">
标签: ['NASA', 'Супутник', 'Київ']</text:p>
      <text:p text:style-name="P4">
类型: Article</text:p>
      <!--METADATA-->
      <text:p text:style-name="P4">
<draw:frame draw:style-name="fr1" draw:name="Image310" text:anchor-type="as-char" svg:width="6.9236in" svg:height="3.956343in" draw:z-index="0">
<draw:image xlink:href="../Images/yкринформ/2023-04-19T23-38-00-03-00/630_360_1681936590-768.jpg" xlink:type="simple" xlink:show="embed" xlink:actuate="onLoad" draw:mime-type="image/jpeg"/>
</draw:frame>
基辅人民在傍晚看到的爆发是落到NASA太空卫星的土地的结果。</text:p>
      <text:p text:style-name="P4">
正如乌克林福姆报道的那样，关于<text:a xlink:type="simple" xlink:href="https://t.me/VA_Kyiv/1496" text:style-name="Internet_20_link" text:visited-style-name="Visited_20_Internet_20_Link">
</text:a>
KMVA报告。</text:p>
      <text:p text:style-name="P4">
“大约在4月19日下午10:00，天空中的天空中观察到了空中设施。</text:p>
      <text:p text:style-name="P4">
<text:span text:style-name="T4">
另请阅读：</text:span>
 <text:a xlink:type="simple" xlink:href="https://www.ukrinform.ua/rubric-technology/3696720-do-zemli-nablizaetsa-stometrovij-asteroid-nasa.html" text:style-name="Internet_20_link" text:visited-style-name="Visited_20_Internet_20_Link">
<text:span text:style-name="T4">
 nasa </text:span>
</text:a>
根据KMVA Sergiy Popa的负责人的说法，为了避免碎片倒塌的受害者，空气警报被宣布。</text:p>
      <text:p text:style-name="P4">
他总结说：“防空无效。”</text:p>
      <text:p text:style-name="P4">
正如乌克林福姆报道的<text:a xlink:type="simple" xlink:href="https://www.ukrinform.ua/rubric-ato/3698152-u-nebi-nad-kievom-pomitili-spalahi-na-kiivsini-zafiksuvali-povitranu-cil.html" text:style-name="Internet_20_link" text:visited-style-name="Visited_20_Internet_20_Link">
</text:a>
s</text:p>
      <text:p text:style-name="P4">
照片：NASA</text:p>
      <text:p text:style-name="P4">
News Source: <text:a xlink:type="simple" xlink:href="https://www.ukrinform.ua/rubric-kyiv/3698159-u-kmva-poasnili-pricinu-spalahu-nad-kievom-padav-suputnik-nasa.html" text:style-name="Internet_20_link" text:visited-style-name="Visited_20_Internet_20_Link">
https://www.ukrinform.ua/rubric-kyiv/3698159-u-kmva-poasnili-pricinu-spalahu-nad-kievom-padav-suputnik-nasa.html</text:a>
</text:p>
      <!--NEWS-->
      <text:h text:style-name="P10" text:outline-level="1">
<text:span text:style-name="T4">
在摩尔多瓦，他们没有看到</text:span>
</text:h>
      <text:p text:style-name="P4">
作者: Ukrinform (Person)</text:p>
      <text:p text:style-name="P4">
出版商: Укринформ (Organization)</text:p>
      <text:p text:style-name="P4">
出版时间: 2023-04-19T23:47:00+03:00</text:p>
      <text:p text:style-name="P4">
修改时间: 2023-04-19T23:47:00+03:00</text:p>
      <text:p text:style-name="P4">
描述: 目前对摩尔多瓦没有军事威胁，但俄罗斯继续试图破坏该国的稳定。  - 乌克林。</text:p>
      <text:p text:style-name="P4">
图片: ["<text:a xlink:type="simple" xlink:href="https://static.ukrinform.com/photos/2023_04/thumb_files/630_360_1681936496-379.jpg" text:style-name="Internet_20_link" text:visited-style-name="Visited_20_Internet_20_Link">
630_360_16819...</text:a>
"]</text:p>
      <text:p text:style-name="P4">
标签: ['Молдова', 'Нідерланди', 'росія']</text:p>
      <text:p text:style-name="P4">
类型: Article</text:p>
      <!--METADATA-->
      <text:p text:style-name="P4">
<draw:frame draw:style-name="fr1" draw:name="Image311" text:anchor-type="as-char" svg:width="6.9236in" svg:height="3.956343in" draw:z-index="0">
<draw:image xlink:href="../Images/yкринформ/2023-04-19T23-47-00-03-00/630_360_1681936496-379.jpg" xlink:type="simple" xlink:show="embed" xlink:actuate="onLoad" draw:mime-type="image/jpeg"/>
</draw:frame>
目前，这是对摩尔多瓦的军事威胁，但俄罗斯继续试图定义该国。</text:p>
      <text:p text:style-name="P4">
这是在接受摩尔多瓦·尼克波普斯卡(Moldova Nikpopeska)外交事务部长的采访中所说的。 通过[]传输乌克林形式(https://nos.nl/artikel/2472068-moldavie-kan-hybride-aanvallen-van-rusland-weerstaan-met-hulp-uit-nederland)。</text:p>
      <text:p text:style-name="P4">
“目前没有俄罗斯军事威胁<text:a xlink:type="simple" xlink:href="https://www.ukrinform.ua/tag-moldova" text:style-name="Internet_20_link" text:visited-style-name="Visited_20_Internet_20_Link">
</text:a>
，但俄罗斯继续试图推迟该国。 很难，但是我们会处理的。 乌克兰保持安全，” Popeska说。</text:p>
      <text:p text:style-name="P4">
4月19日，荷兰正式在奇西诺(Chisinau)开设了大使馆。</text:p>
      <text:p text:style-name="P4">
值得注意的是，部分由于乌克兰的战争，与摩尔多瓦的外交联系进一步加强。</text:p>
      <text:p text:style-name="P4">
<text:span text:style-name="T4">
另请阅读：</text:span>
 <text:a xlink:type="simple" xlink:href="https://www.ukrinform.ua/rubric-world/3697133-glavu-tatarstanu-ne-pustili-na-teritoriu-moldovi.html" text:style-name="Internet_20_link" text:visited-style-name="Visited_20_Internet_20_Link">
<text:span text:style-name="T4">
摩尔多瓦</text:span>
</text:a>
荷兰Vopkegukstra的外交部长说：“荷兰希望以某种方式阻止俄罗斯参与其影响力。”</text:p>
      <text:p text:style-name="P4">
在俄罗斯对乌克兰的全面入侵之后，亲欧洲政府深切关注俄罗斯企图破坏该国的稳定。</text:p>
      <text:p text:style-name="P4">
根据荷兰的说法，荷兰在网络安全中发挥了重要作用。</text:p>
      <text:p text:style-name="P4">
在他的 <text:a xlink:type="simple" xlink:href="https://twitter.com/WBHoekstra/status/1648691051102609408" text:style-name="Internet_20_link" text:visited-style-name="Visited_20_Internet_20_Link">
</text:a>
荷兰的外交大臣沃普克·格斯特拉(Vopke Gustra)还写道，荷兰 - 莫尔多的关系变得更加紧密。</text:p>
      <text:p text:style-name="P4">
他还表示支持雄心勃勃的政府改革及其决心融入欧盟。</text:p>
      <text:p text:style-name="P4">
“随着当今荷兰E Chisinau的大使馆，我们加深了在正义，反腐败，能源安全和网络抵抗的领域的合作。 荷兰将继续帮助建立更强大，更大的欧洲摩尔多瓦。”他写道。</text:p>
      <text:p text:style-name="P4">
<text:span text:style-name="T4">
另请阅读：</text:span>
 <text:a xlink:type="simple" xlink:href="https://www.ukrinform.ua/rubric-polytics/3695520-ukraina-zahisae-moldovu-vid-destabilizacii-z-boku-rosii-popesku.html" text:style-name="Internet_20_link" text:visited-style-name="Visited_20_Internet_20_Link">
<text:span text:style-name="T4">
摩尔多瓦</text:span>
</text:a>
据他说，许多人谈到了乌克兰的战争。 他还指出，诺兰岛坚定地支持摩尔多瓦，以提高俄罗斯威胁的稳定。<text:span text:style-name="T5">
foto：epa</text:span>
</text:p>
      <text:p text:style-name="P4">
News Source: <text:a xlink:type="simple" xlink:href="https://www.ukrinform.ua/rubric-world/3698160-u-moldovi-narazi-ne-bacat-vijskovoi-zagrozi-z-boku-rosii.html" text:style-name="Internet_20_link" text:visited-style-name="Visited_20_Internet_20_Link">
https://www.ukrinform.ua/rubric-world/3698160-u-moldovi-narazi-ne-bacat-vijskovoi-zagrozi-z-boku-rosii.html</text:a>
</text:p>
      <!--NEWS-->
      <text:h text:style-name="P10" text:outline-level="1">
<text:span text:style-name="T4">
我们竭尽全力增加机会捍卫自己免受俄罗斯联邦的打击-Zelensky</text:span>
</text:h>
      <text:p text:style-name="P4">
作者: Ukrinform (Person)</text:p>
      <text:p text:style-name="P4">
出版商: Укринформ (Organization)</text:p>
      <text:p text:style-name="P4">
出版时间: 2023-04-19T23:52:00+03:00</text:p>
      <text:p text:style-name="P4">
修改时间: 2023-04-19T23:52:00+03:00</text:p>
      <text:p text:style-name="P4">
描述: 在州一级，一切都采取了一切，以提高保护和保护俄罗斯打击的能力。 乌克兰现在保护天空的防空系统和其他武器非常严重。 但是它们必须 - 而且，自信，将更加强大。  - 乌克林。</text:p>
      <text:p text:style-name="P4">
图片: ["<text:a xlink:type="simple" xlink:href="https://static.ukrinform.com/photos/2023_04/thumb_files/630_360_1681938180-984.png" text:style-name="Internet_20_link" text:visited-style-name="Visited_20_Internet_20_Link">
630_360_16819...</text:a>
"]</text:p>
      <text:p text:style-name="P4">
标签: ['ЗСУ', 'Зеленський', 'Війна з росією', '#stoprussia', 'ППО', 'Ракетний удар']</text:p>
      <text:p text:style-name="P4">
类型: Article</text:p>
      <!--METADATA-->
      <text:p text:style-name="P4">
<draw:frame draw:style-name="fr1" draw:name="Image312" text:anchor-type="as-char" svg:width="6.9236in" svg:height="3.956343in" draw:z-index="0">
<draw:image xlink:href="../Images/yкринформ/2023-04-19T23-52-00-03-00/630_360_1681938180-984.png" xlink:type="simple" xlink:show="embed" xlink:actuate="onLoad" draw:mime-type="image/png"/>
</draw:frame>
一切都达到了平衡，以提高保护和捍卫发芽的能力。 乌克兰现在保护天空的防空系统和其他武器非常严重。 但是它们必须 - 而且，自信，将更加强大。</text:p>
      <text:p text:style-name="P4">
这是在晚上<text:a xlink:type="simple" xlink:href="https://www.youtube.com/watch" text:style-name="Internet_20_link" text:visited-style-name="Visited_20_Internet_20_Link">
</text:a>
据报道，沃迪米尔Zelenskyy总统据报道。</text:p>
      <text:p text:style-name="P4">
<text:span text:style-name="T5">
viso：<text:a xlink:type="simple" xlink:href="https://t.me/OP_UA/9290" text:style-name="Internet_20_link" text:visited-style-name="Visited_20_Internet_20_Link">
</text:a>
</text:span>
</text:p>
      <text:p text:style-name="P4">
<text:span text:style-name="T4">
 <text:span text:style-name="T5">
我希望健康，亲爱的乌克兰人!</text:span>
 </text:span>
</text:p>
      <text:p text:style-name="P4">
我从商务旅行回来。</text:p>
      <text:p text:style-name="P4">
今天在沃尔林，我们的边境警卫，尤其是与白俄罗斯的边界。边境，保护，边境领土的发展 - 许多问题。沃尔林表现出了真正的力量，这在该地区的安全方面感觉到了这一点全州。</text:p>
      <text:p text:style-name="P4">
他向我们的边防警卫颁发了奖项……以及我们所有的部队和安全，边防部队在前线战斗，尤其是在最困难的人群上。 巴赫穆特(Bakhmut)，在顿涅茨克(Donetsk)的一般中...成功完成了数百个战斗任务的真正英雄。</text:p>
      <text:p text:style-name="P4">
我们还准备新的部队 - 边境警卫部队 - 将我们的积极行动，即我们逐渐发展的运动。</text:p>
      <text:p text:style-name="P4">
我们一直在研究我们地区的发展 - 绝对每个人。 今天，他与该地区的负责人，当地执法人员，军事人员，所有负责该地区的安全和社会地位的人举行了广泛的会议。有几个基础设施项目可以加强沃尔林 - 并将能够保证长期工作场所和经济。 我相信我们一定会实施这一切。 很快。</text:p>
      <text:p text:style-name="P4">
我们不仅在本周而且在不久的将来还要准备国际步骤。 乌克兰的保护是基于推荐的国际秩序，仍然是全球第一名的议程。</text:p>
      <text:p text:style-name="P4">
顺便说一句，感谢美国今天宣布的下一个军事支持计划。</text:p>
      <text:p text:style-name="P4">
我要分别提到我们的捍卫者和天空的捍卫者 - 空军和其他类型的相关单位<text:a xlink:type="simple" xlink:href="https://www.ukrinform.ua/tag-zsu" text:style-name="Internet_20_link" text:visited-style-name="Visited_20_Internet_20_Link">
</text:a>
。</text:p>
      <text:p text:style-name="P4">
感谢所有以其准确性和速度确保在我们国家出现的整个武器的效率的人!为了乌克兰而为我们国家而战的每个人和每个人都荣耀!</text:p>
      <text:p text:style-name="P4">
荣耀我们坚强的人!</text:p>
      <text:p text:style-name="P4">
<text:span text:style-name="T4">
 <text:span text:style-name="T5">
荣耀与乌克兰!</text:span>
 </text:span>
</text:p>
      <text:p text:style-name="P4">
News Source: <text:a xlink:type="simple" xlink:href="https://www.ukrinform.ua/rubric-ato/3698161-robimo-vse-abi-zbilsuvati-mozlivist-zahisatisa-vid-udariv-rf-zelenskij.html" text:style-name="Internet_20_link" text:visited-style-name="Visited_20_Internet_20_Link">
https://www.ukrinform.ua/rubric-ato/3698161-robimo-vse-abi-zbilsuvati-mozlivist-zahisatisa-vid-udariv-rf-zelenskij.html</text:a>
</text:p>
      <!--NEWS-->
      <text:h text:style-name="P10" text:outline-level="1">
<text:span text:style-name="T4">
社会政策委员会与退伍军人权利的保护讨论了退伍军人的医院的运作</text:span>
</text:h>
      <text:p text:style-name="P4">
作者: ['АРМІЯINFORM']</text:p>
      <text:p text:style-name="P4">
时间: 2023-04-19T25:00:00-04:00</text:p>
      <text:p text:style-name="P4">
描述: 乌克兰人民代表 - 评论的成员为了控制控制权，Yaki ...与乌克兰2022年的战争，与乌克兰与乌克兰的最新新闻，今天与乌克兰2022年的新闻战争，乌克兰和俄罗斯之间的战争是否会发生战争当他们在2022年与乌克兰战争时，是否会在不久的将来与乌克兰进行战争，他们说，与乌克兰的战争，今天的乌克兰新闻，乌克兰的新闻，乌克兰媒体在俄罗斯的乌克兰新闻</text:p>
      <text:p text:style-name="P4">
图片: ['<text:a xlink:type="simple" xlink:href="https://armyinform.com.ua/wp-content/uploads/2020/03/verhovna-rada-e1634729714540.jpg" text:style-name="Internet_20_link" text:visited-style-name="Visited_20_Internet_20_Link">
verhovna-rada-e1634729714540.jpg</text:a>
']</text:p>
      <text:p text:style-name="P4">
标签: ['ГОСПІТАЛЬ ВЕТЕРАНІВ ВІЙНИ', 'МЕДИЧНА ДОПОМОГА', 'СОЦІАЛЬНИЙ ЗАХИСТ']</text:p>
      <text:p text:style-name="P4">
类别: News</text:p>
      <!--METADATA-->
      <text:p text:style-name="P4">
<draw:frame draw:style-name="fr1" draw:name="Image313" text:anchor-type="as-char" svg:width="6.9236in" svg:height="4.880826in" draw:z-index="0">
<draw:image xlink:href="../Images/AРМІЯINFORM/2023-04-19T25-00-00-04-00/verhovna-rada-e1634729714540.jpg" xlink:type="simple" xlink:show="embed" xlink:actuate="onLoad" draw:mime-type="image/jpeg"/>
</draw:frame>
乌克兰人民代表 - 委员会成员，按照控制范围，以确保战争医院的适当运作，并改善向战争退伍军人提供医疗服务。 社会政策部，退伍军人部，乌克兰武装部队，卫生部，内政部内政部，乌克兰国家卫生局的代表受到了启发。 关于它<text:a xlink:type="simple" xlink:href="https://www.rada.gov.ua/news/news_kom/235524.html" text:style-name="Internet_20_link" text:visited-style-name="Visited_20_Internet_20_Link">
报告</text:a>
乌克兰Verkhovna Rada的新闻服务。</text:p>
      <text:p text:style-name="P4">
对控制问题的考虑由Mikhail Tsymbalyuk委员会的第一任副主席主持。 Tsymbalyuk先生说：“战争医院的运作问题，向战争退伍军人提供医疗服务仍然有意义，需要详细的讨论。” “首先，重要的是建立在戒严令时期如何建立战争和其他军事计的医院，在我们的工作中出现的问题以及在我们的方向朝这个方向发展的单一国家政策的提议，在我们之后胜利。”</text:p>
      <text:p text:style-name="P4">
政府代表在演讲中报道了从属康复中心的活动以及他们在球形症中的机构间经验。</text:p>
      <text:p text:style-name="P4">
社会政策部长Olenikulchytska的讲话听到了第一次，他强调了卫生部倡议部的支持，以引入多学科的方法，以从平民和军事中恢复公民。 。有2个有5位社会工作者的多学科康复团队。 “为住院和门诊提供了全方位的服务康复。 社会政策部长说，该机构还采用了VLK，该机构将对继续康复或假肢的必要性得出适当的结论。  - 现在正在部署电子安全系统，“康复模块”和社会系统唯一的信息系统之间的信息交流，尤其是关于可行性问题的集中银行。 这将简化和加速提供有关提供和金融服务的文档发行。”另外，乌克兰人民代表 - 委员会成员讨论了在社区中以牺牲国家预算为代价提供社会服务的可能性。 法律的相应项目已经在乌克兰部长的内阁中讨论。 到达政府部门的职位后，该法案将提交给乌克兰的Verkhovna Rada。</text:p>
      <text:p text:style-name="P4">
乌克兰尤利亚·蒂莫申科(Ulia Tymoshenko)的人民副手引起了会议参与者的注意，即许多军事医院和有需要的机构在维修工作中的状况不当的问题。 它还指出，乌克兰国家卫生服务局的“康复套餐”中需要地区医生。</text:p>
      <text:p text:style-name="P4">
反过来，第一任卫生副部长谢尔盖·杜布罗夫(Sergey Dubrov)指出，乌克兰特别卫生服务局签订合同的那些卫生保健机构是财务上的。 杜布罗夫先生报道：“他们正在开发，这些机构是购买的设备和维修。” “在机构的帐户中，我们的余额超过了1.5亿。”</text:p>
      <text:p text:style-name="P4">
乌克兰纳塔利亚·侯萨克(Natalia Husak)国家卫生局负责人还保证了会议的参与者，美国国家安全局(NSA以及医疗保健提供者以及相关机构的发展。 “在2023年，我们大大提出了康复。 目前，一个人准备每月支付33,600 hryvnias，以进行住院综合康复，如果该机构符合某些条件，则可以支付。 这也是跨学科团队，特殊设备，遵守人恢复的要求和标准的存在。”鹅说。</text:p>
      <text:p text:style-name="P4">
同时，许多退伍军人的医院都在积极战斗的领土上。 因此，由于安全条件，无法获得此类机构的个人服务和长期治疗。 纳塔利亚·侯赛克(Natalia)乌克兰首席保健服务局说：“ Zaporizhzhya和Kherson地区的相关机构被一个特殊的包裹误导了，这使他们能够保护去年水平的资金数量。” “这使得将来可以保护医疗服务的人员配备潜力。”返回政府代表的讲话后，卫生卫生副部长谢尔盖·杜布罗夫(Sergey Dubrov)报告说，截至2023年4月7日，25名属退伍军人的下属医院旅行有3,000名医务人员。 “医院处于地方议会的平衡状态。 两个 - 在资产负债表中。 杜布罗夫先生说：“战争的医院退伍军人一般都在一般基础上签约。”  - 在2023年提供医疗服务的前3个包裹是对医院的成年人和儿童的康复援助。 我们将了解需要将心理和康复援助扩大到退伍军人的需要。”</text:p>
      <text:p text:style-name="P4">
卫生部还强调了负担得起的药品计划的扩展，该计划使包括战争老兵在内的每个乌克兰人都可以免费获得许多药物或少量付款。 目前，有486种药物。 “现在，我们为麻醉镇痛药的姑息治疗患者提供了提供的服务。 在今年下半年，将引入芬太尼塑料条等麻醉镇痛药。” Sergey Dubrov总结道。</text:p>
      <text:p text:style-name="P4">
反过来，退伍军人事工愿意承担为退伍军人提供心理援助的责任。 根据数字发展，数字化转型和数字化副部门Tatiana Kalita的说法，该部为心理援助提供了单独的资金。 “我们要求卫生部解锁奉献的奉献。 我们已经准备好工作，以便不会将其放入楔子中。”关于对医学和社会专业知识目标制度的军事医学检查进程的优化问题，数字发展卫生副部长，数字化数字化玛丽亚·凯赫维奇(Maria Karchevich)的数字化转型。</text:p>
      <text:p text:style-name="P4">
Karchevich女士谈到了国防部，卫生部，国防部，退伍军人和专家部的共同发展，尤其是通过VLK的过程，特别是流程和组织和组织和组织和组织和组织的一部分资源问题。 乌克兰卫生部报道：“鉴于VLK上负载的增长，委员会网络正在扩大，包括创建额外的驻军VLK和民用卫生保健设施的参与。” 政府官员的官员是在军事部门和军事医院之间引入电子文件流通，以及VLK中的电子队列。 在通过VLK的过程中向军人通报行动算法的程序，以及根据Dosecouns的权利和保证，其权利和担保是单独进行的。</text:p>
      <text:p text:style-name="P4">
我们将提醒我们，乌克兰的Verkhovna Rada在2022年4月11日被作为VLK工作的Davasconoproject的基础，即：</text:p>
      <text:p text:style-name="P4">
乌克兰法律关于乌克兰医疗保健法律基本原理第70条的修正案(至于军事委员会的工作);</text:p>
      <text:p text:style-name="P4">
乌克兰法律关于乌克兰武装部队内部服务法规的修订草案，以改善戒严令期间的文件注册和对军人的待遇。</text:p>
      <text:p text:style-name="P4">
“自全面侵略开始以来，不仅乌克兰武装部队，苏格兰武装部队乌克兰一直在战斗。 我感谢所有为军人提供医疗援助的事工。 目前，机构间合作是非常富有成果的。</text:p>
      <text:p text:style-name="P4">
根据活动的结果，委员会的第一任副主席迈克尔·施肯布鲁克(Michael Tsymbaluk)为报告讲话，对一个部门的因果关系表示可惜，这将负责退伍军人的国家政策'医院，并在该领域拥有全面的信息。 Tsymbalyuk先生总结说：“因此，我们正在等待提出的书面建议，以改善医院领域的国家政策，并改革医院的退伍军人管理体系。”</text:p>
      <text:p text:style-name="P4">
News Source: <text:a xlink:type="simple" xlink:href="https://armyinform.com.ua/2023/04/19/u-komiteti-z-pytan-soczipolityky-ta-zahystu-prav-veteraniv-obgovoryly-pytannya-funkczionuvannya-gospitaliv-veteraniv-vijny/" text:style-name="Internet_20_link" text:visited-style-name="Visited_20_Internet_20_Link">
https://armyinform.com.ua/2023/04/19/u-komiteti-z-pytan-soczipolityky-ta-zahystu-prav-veteraniv-obgovoryly-pytannya-funkczionuvannya-gospitaliv-veteraniv-vijny/</text:a>
</text:p>
      <!--NEWS-->
      <text:h text:style-name="P10" text:outline-level="1">
<text:span text:style-name="T4">
维护单个被驱逐出境的登记册的程序，包括儿童</text:span>
</text:h>
      <text:p text:style-name="P4">
作者: ['АРМІЯINFORM']</text:p>
      <text:p text:style-name="P4">
时间: 2023-04-19T26:00:00-04:00</text:p>
      <text:p text:style-name="P4">
描述: 倾销生产“帕蒂塔·扎克希尔·奥斯·阿克斯（Panita Zakhist Os -os）的生产的分离，在这个数字中驱逐出下属...与乌克兰2022年的战争，与乌克兰的最新新闻，今天与乌克兰2022年的新闻战争，今天将在乌克兰和乌克兰之间发生战争，俄罗斯以及何时，何时，何时，何时，何时，何时，何时，何时，何时，何时，何时与乌克兰在2022年与乌克兰进行战争，将在不久的将来与乌克兰发生战争，与乌克兰与乌克兰的战争，乌克兰今天的新闻，乌克兰新闻在乌克兰媒体的俄罗斯人</text:p>
      <text:p text:style-name="P4">
图片: ['<text:a xlink:type="simple" xlink:href="https://armyinform.com.ua/wp-content/uploads/2022/11/minreintegracziyi.jpg" text:style-name="Internet_20_link" text:visited-style-name="Visited_20_Internet_20_Link">
minreintegracziyi.jpg</text:a>
']</text:p>
      <text:p text:style-name="P4">
标签: ['ДЕПОРТОВАНІ УКРАЇНЦІ', 'МІНРЕІНТЕГРАЦІЇ']</text:p>
      <text:p text:style-name="P4">
类别: News</text:p>
      <!--METADATA-->
      <text:p text:style-name="P4">
<draw:frame draw:style-name="fr1" draw:name="Image314" text:anchor-type="as-char" svg:width="6.9236in" svg:height="6.9236in" draw:z-index="0">
<draw:image xlink:href="../Images/AРМІЯINFORM/2023-04-19T26-00-00-04-00/minreintegracziyi.jpg" xlink:type="simple" xlink:show="embed" xlink:actuate="onLoad" draw:mime-type="image/jpeg"/>
</draw:frame>
政府已批准“保护人的一些问题，包括与俄罗斯联邦对乌克兰的武装侵略有关的儿童或强行流离失所”。 决议的项目是由微型临床制定的。</text:p>
      <text:p text:style-name="P4">
该决议批准了创建，维护和访问被驱逐出境的信息的程序。</text:p>
      <text:p text:style-name="P4">
是的，指示部委，中央和地方当局，区域军事行政部门负责人每月每月向国家信息局提交给国家信息局(笔尖)有关被驱逐的人的信息。 正是这个机构将回答寄存器中此类数据的收集和输入。</text:p>
      <text:p text:style-name="P4">
<text:span text:style-name="T4">
根据法令，也</text:span>
 **：</text:p>
      <ul>
        <li>
          <text:p text:style-name="P4">
将向红十字国际委员会，中央调查局和其他国际组织提供信息交流；</text:p>
        </li>
        <li>
          <text:p text:style-name="P4">
将代表被驱逐的儿童的利益，包括孤儿，被剥夺了育儿护理，以保护其权利；</text:p>
        </li>
        <li>
          <text:p text:style-name="P4">
将提供外交部(外交部)所有必要的信息以搜索和返回此类人。</text:p>
        </li>
      </ul>
      <text:p text:style-name="P4">
外交部的任务是确保国家组织在这些问题中进​​行广泛互动。</text:p>
      <text:p text:style-name="P4">
反过来，地方当局有义务在当地居民中进行解释性的工作，内容涉及转移有关失踪成人和儿童的任何知名信息的重要性。 这将使您收集尽可能多的数据，Avidak将促进他们的搜索和返回。</text:p>
      <text:p text:style-name="P4">
<text:span text:style-name="T4">
资料来源：</text:span>
 <text:a xlink:type="simple" xlink:href="https://minre.gov.ua/2023/04/18/uhvaleno-poryadok-vedennya-yedynogo-reyestru-deportovanyh-osib-v-tomu-chysli-ditej/" text:style-name="Internet_20_link" text:visited-style-name="Visited_20_Internet_20_Link">
乌克兰暂时占领的终止的重返社会</text:a>
</text:p>
      <text:p text:style-name="P4">
News Source: <text:a xlink:type="simple" xlink:href="https://armyinform.com.ua/2023/04/19/uhvaleno-poryadok-vedennya-yedynogo-reyestru-deportovanyh-osib-v-tomu-chysli-ditej/" text:style-name="Internet_20_link" text:visited-style-name="Visited_20_Internet_20_Link">
https://armyinform.com.ua/2023/04/19/uhvaleno-poryadok-vedennya-yedynogo-reyestru-deportovanyh-osib-v-tomu-chysli-ditej/</text:a>
</text:p>
      <!--NEWS-->
      <text:h text:style-name="P10" text:outline-level="1">
<text:span text:style-name="T4">
去年，个人数据在俄罗斯联合会上的泄漏量为6.67亿记录</text:span>
</text:h>
      <text:p text:style-name="P4">
作者: ['Олексій Мазепа']</text:p>
      <text:p text:style-name="P4">
时间: 2023-04-19T27:00:00-04:00</text:p>
      <text:p text:style-name="P4">
描述: Chi Hedvanni VI，您的迪利戈骗你吗？ 平静的vipades，如果与乌克兰2022的战争，与乌克兰的战争是今天的最新消息，即与乌克兰2022年的新闻战，今天的最后一场新闻是乌克兰和俄罗斯之间的战争，何时将与乌克兰进行战争在2022年，它将是，它将是，它将是，它将是，这将是，这将是不久的将来，是否与乌克兰的战争表示，与乌克兰的战争是今天，乌克兰新闻在乌克兰媒体的俄罗斯人</text:p>
      <text:p text:style-name="P4">
图片: ['<text:a xlink:type="simple" xlink:href="https://armyinform.com.ua/wp-content/uploads/2023/04/personalni-dani.jpg" text:style-name="Internet_20_link" text:visited-style-name="Visited_20_Internet_20_Link">
personalni-dani.jpg</text:a>
']</text:p>
      <text:p text:style-name="P4">
标签: ['ПЕРСОНАЛЬНІ ДАНІ']</text:p>
      <text:p text:style-name="P4">
类别: News</text:p>
      <!--METADATA-->
      <text:p text:style-name="P4">
<draw:frame draw:style-name="fr1" draw:name="Image315" text:anchor-type="as-char" svg:width="6.9236in" svg:height="3.582395in" draw:z-index="0">
<draw:image xlink:href="../Images/AРМІЯINFORM/2023-04-19T27-00-00-04-00/personalni-dani.jpg" xlink:type="simple" xlink:show="embed" xlink:actuate="onLoad" draw:mime-type="image/jpeg"/>
</draw:frame>
您确定您的数据仅属于您吗？ 在许多情况下，荣誉本身在网络上共享个人信息，主要是在各个地点下雨期间。 这些是电话号码，邮件，照片，护照号码。 但是，是否有足够的保险丝使这些数据不足以容纳欺诈者？</text:p>
      <text:p text:style-name="P4">
因此，去年，个人数据在俄罗斯联合会上的泄漏量为6.67亿张录音 - 比2021年的2.67倍，超过了俄罗斯毁灭的4.5倍。 这样的信息<text:a xlink:type="simple" xlink:href="https://www.facebook.com/SZRUkraine/posts/pfbid0278qGFAZKTfZJeGhTXw9MyGHp6nt6pRa8XTW5hjkg2rAhvBCYDYcnqdGtVXoJgS1Ml" text:style-name="Internet_20_link" text:visited-style-name="Visited_20_Internet_20_Link">
发布</text:a>
在其报告中，乌克兰的外国情报局。</text:p>
      <text:p text:style-name="P4">
零售和HORECA类别中的数据泄漏增加了近五倍。 商业机密的泄漏也有所增加。 三次 - 工业，运输和能源公司盗窃； 在小型企业中 - 增长是一年前的两倍。 在金融部门，数据泄漏增加了1.7倍；俄罗斯人被盗的个人数据量增加了32倍。 同时，随着信息泄漏比例同时增长，外部攻击增加了三倍以上，达到了75％，这是一个商业秘密。 Takatency表明对俄罗斯人口保护其互联网的认识非常低。</text:p>
      <text:p text:style-name="P4">
在战争期间，乌克兰人的个人数据也处于危险之中。 随着乌克兰平台“ Action”的俄罗斯黑客崩溃，去年的史诗都将被人们铭记。</text:p>
      <text:p text:style-name="P4">
几天之内，在2022年1月21日至1月22日晚上，在互联网门户网站上出现了“作为样本”，用于销售30千兆字节，据称是个性化了超过200万乌克兰人：数字签名，身份证，外国护照，外国护照，外国护照，，驾驶证书，带电子机器，IPN，电话的桌子。 共有250万张记录，1,350万张文件照片和410万个文件记录。</text:p>
      <text:p text:style-name="P4">
同时，在部长中，有关“行动”中有关“流失”数据的信息被称为伪造的，这是对乌克兰的混合战争。 该机构的正式发布，特别是“敌人的主要目标是破坏对Faika权力的信心，即关键信息基础设施和“ Drain”的脆弱性。</text:p>
      <text:p text:style-name="P4">
为了保护您的个人数据免受未经授权访问第三个人访问的访问，请提前准备并采取几个步骤：</text:p>
      <text:p text:style-name="P4">
News Source: <text:a xlink:type="simple" xlink:href="https://armyinform.com.ua/2023/04/19/mynulogo-roku-obsyag-vytoku-personalnyh-danyh-na-rf-stanovyv-667-mln-zapysiv/" text:style-name="Internet_20_link" text:visited-style-name="Visited_20_Internet_20_Link">
https://armyinform.com.ua/2023/04/19/mynulogo-roku-obsyag-vytoku-personalnyh-danyh-na-rf-stanovyv-667-mln-zapysiv/</text:a>
</text:p>
      <!--NEWS-->
      <text:h text:style-name="P10" text:outline-level="1">
<text:span text:style-name="T4">
两名卢汉斯人被告知怀疑合作</text:span>
</text:h>
      <text:p text:style-name="P4">
作者: ['АРМІЯINFORM']</text:p>
      <text:p text:style-name="P4">
时间: 2023-04-19T28:00:00-04:00</text:p>
      <text:p text:style-name="P4">
描述: 对于专有的Herivnitva，总检察官办公室缺席了关于PISDOZRA的缺席...与乌克兰2022年的战争，与乌克兰的战争是今天的最新消息，这是与乌克兰2022年的新闻战争，今天是最后一场，将是今天的最后一场。乌克兰与俄罗斯之间的战争以及2022年与乌克兰的战争将在2022年发生，他们是否会在不久的将来与乌克兰进行战争，他们说，与乌克兰与乌克兰的战争，今天，乌克兰的新闻，乌克兰新闻，乌克兰新闻俄罗斯的乌克兰媒体</text:p>
      <text:p text:style-name="P4">
图片: ['<text:a xlink:type="simple" xlink:href="https://armyinform.com.ua/wp-content/uploads/2021/08/genprokuratura-e1627891694992.jpg" text:style-name="Internet_20_link" text:visited-style-name="Visited_20_Internet_20_Link">
genprokuratura-e1627891694992.jpg</text:a>
']</text:p>
      <text:p text:style-name="P4">
标签: ['КОЛАБОРАНТИ', 'КОЛАБОРАЦІОНІЗМ', 'ЛУГАНЩИНА', 'ОФІС ГЕНЕРАЛЬНОГО ПРОКУРОРА', 'ПОВІДОМЛЕННЯ ПРО ПІДОЗРУ']</text:p>
      <text:p text:style-name="P4">
类别: News</text:p>
      <!--METADATA-->
      <text:p text:style-name="P4">
<draw:frame draw:style-name="fr1" draw:name="Image316" text:anchor-type="as-char" svg:width="6.9236in" svg:height="4.638812in" draw:z-index="0">
<draw:image xlink:href="../Images/AРМІЯINFORM/2023-04-19T28-00-00-04-00/genprokuratura-e1627891694992.jpg" xlink:type="simple" xlink:show="embed" xlink:actuate="onLoad" draw:mime-type="image/jpeg"/>
</draw:frame>
说明性照片</text:p>
      <text:p text:style-name="P4">
在检察官办公室的程序指导下，乌克兰的两名公民在缺席的情况下报告了协作活动。(乌克兰刑法第111-1条).</text:p>
      <text:p text:style-name="P4">
За даними слідства, підозрювані співпрацюють з окупаційною владою. Вонидобровільно зайняли псевдопосади «тимчасово виконуючого обов’язків заступникаміністра внутрішніх справ» та «міністра охорони здоров’я» в незаконнихправоохоронних органах та органах влади, створених на тимчасово окупованійтериторії Луганської області.</text:p>
      <text:p text:style-name="P4">
Досудове розслідування у кримінальному провадженні здійснюється слідчимиГоловного слідчого управління СБУ.</text:p>
      <text:p text:style-name="P4">
Примітка: відповідно до ст. 62 Конституції України особа вважаєтьсяневинуватою у вчиненні злочину і не може бути піддана кримінальному покаранню,доки її вину не буде доведено в законному порядку і встановлено обвинувальнимвироком суду.</text:p>
      <text:p text:style-name="P4">
<text:span text:style-name="T4">
Джерело:</text:span>
 <text:a xlink:type="simple" xlink:href="https://www.gp.gov.ua/ua/posts/dvom-lugancanam-povidomleno-pro-pidozru-u-kolaboraciinii-diyalnosti" text:style-name="Internet_20_link" text:visited-style-name="Visited_20_Internet_20_Link">
Офіс Генерального прокурораУкраїни</text:a>
</text:p>
      <text:p text:style-name="P4">
News Source: <text:a xlink:type="simple" xlink:href="https://armyinform.com.ua/2023/04/19/dvom-luganchanam-povidomleno-pro-pidozru-u-kolaboraczijnij-diyalnosti/" text:style-name="Internet_20_link" text:visited-style-name="Visited_20_Internet_20_Link">
https://armyinform.com.ua/2023/04/19/dvom-luganchanam-povidomleno-pro-pidozru-u-kolaboraczijnij-diyalnosti/</text:a>
</text:p>
      <!--NEWS-->
      <text:h text:style-name="P10" text:outline-level="1">
<text:span text:style-name="T4">
内阁在出生时解决了在国外通过战争的父母的问题</text:span>
</text:h>
      <text:p text:style-name="P4">
作者: ['АРМІЯINFORM']</text:p>
      <text:p text:style-name="P4">
时间: 2023-04-19T29:00:00-04:00</text:p>
      <text:p text:style-name="P4">
描述: Vidteter Old Man，Yaki有一个Malevavian的Malevavian the Timchysya电压上的Marks上的Marvavian p.2022与乌克兰的战争，与乌克兰的战争是今天的最新消息，这是与乌克兰2022年的新闻战争，是今天的最后一场，是今天的最后一次新闻。乌克兰与俄罗斯之间是否会发生战争，何时，何时，何时，何时，何时，何时，何时，何时，何时，何时，2022年与乌克兰的战争将在不久的将来与乌克兰发生战争与乌克兰的战争，今天的乌克兰新闻，乌克兰媒体的乌克兰新闻在俄罗斯</text:p>
      <text:p text:style-name="P4">
图片: ['<text:a xlink:type="simple" xlink:href="https://armyinform.com.ua/wp-content/uploads/2023/04/7kjrrv-c17x11x50px50p-c17x11x50px50p-b8495cec9e605c10782a3a29321369c4.jpg" text:style-name="Internet_20_link" text:visited-style-name="Visited_20_Internet_20_Link">
7kjrrv-c17x11x50px50p-c17x11x50px50p-b8495cec9e605c10782a3a29321369c4.jpg</text:a>
']</text:p>
      <text:p text:style-name="P4">
标签: ['ДІТИ', 'МІНРЕІНТЕГРАЦІЇ', 'НАРОДЖЕННЯ', 'СОЦІАЛЬНИЙ ЗАХИСТ']</text:p>
      <text:p text:style-name="P4">
类别: News</text:p>
      <!--METADATA-->
      <text:p text:style-name="P4">
<draw:frame draw:style-name="fr1" draw:name="Image317" text:anchor-type="as-char" svg:width="6.9236in" svg:height="4.479976in" draw:z-index="0">
<draw:image xlink:href="../Images/AРМІЯINFORM/2023-04-19T29-00-00-04-00/7kjrrv-c17x11x50px50p-c17x11x50px50p-b8495cec9e605c10782a3a29321369c4.jpg" xlink:type="simple" xlink:show="embed" xlink:actuate="onLoad" draw:mime-type="image/jpeg"/>
</draw:frame>
从现在开始，在乌克兰临时逗留期间有蹒跚学步的父母可以远程提交文件以寻求分娩时的帮助。 关于它<text:a xlink:type="simple" xlink:href="https://minre.gov.ua/2023/04/18/kabmin-vregulyuvav-pytannya-pryznachennya-dopomogy-pry-narodzhenni-dytyny-batkam-yaki-cherez-vijnu-vyyihaly-za-kordon/" text:style-name="Internet_20_link" text:visited-style-name="Visited_20_Internet_20_Link">
报告</text:a>
暂时占领的终止的重新融入部。</text:p>
      <text:p text:style-name="P4">
在部长内阁会议上，制定了一项全面的决议。特别是，社会政策部对出国儿童的社会支付问题受到监管。</text:p>
      <text:p text:style-name="P4">
在Vicemier-Minister-Minister Irina Vereshchuk主席下的会议上讨论了这一机会的规定。 他们致力于解决由于增长侵略而暂时在国外的乌克兰公民的问题。</text:p>
      <text:p text:style-name="P4">
在采用该决议之前，在返回乌克兰后只有在国外生育孩子的妇女才能获得援助。 毕竟，需要一个身体存在：有必要亲自咨询对人口的社会保护机构。</text:p>
      <text:p text:style-name="P4">
政府支持的政府提供了机会，有机会派遣一位暂时的国外父母，这是向乌克兰在其注册居住地的组织保护的申请。</text:p>
      <text:p text:style-name="P4">
与声明一起，父母或母亲应以规定的方式派遣主管当局发行的居留权和合法化的文件。</text:p>
      <text:p text:style-name="P4">
因此，母亲将能够为该国的一个儿童获得乌克兰的援助，Devona获得了临时庇护所。</text:p>
      <text:p text:style-name="P4">
News Source: <text:a xlink:type="simple" xlink:href="https://armyinform.com.ua/2023/04/19/kabmin-vregulyuvav-pytannya-pryznachennya-dopomogy-pry-narodzhenni-dytyny-batkam-yaki-cherez-vijnu-vyyihaly-za-kordon/" text:style-name="Internet_20_link" text:visited-style-name="Visited_20_Internet_20_Link">
https://armyinform.com.ua/2023/04/19/kabmin-vregulyuvav-pytannya-pryznachennya-dopomogy-pry-narodzhenni-dytyny-batkam-yaki-cherez-vijnu-vyyihaly-za-kordon/</text:a>
</text:p>
      <!--NEWS-->
      <text:h text:style-name="P10" text:outline-level="1">
<text:span text:style-name="T4">
在卢汉斯地区，将在教育机构中进行俄罗斯宣传的一个有组织的人群已暴露</text:span>
</text:h>
      <text:p text:style-name="P4">
作者: ['АРМІЯINFORM']</text:p>
      <text:p text:style-name="P4">
时间: 2023-04-19T30:00:00-04:00</text:p>
      <text:p text:style-name="P4">
描述: 对于专有的kerivnitva luhansko检察官，他们被欺骗了p tho p.potozra ...与乌克兰2022年的战争，与乌克兰的最新消息，今天与乌克兰的新闻战争，今天与乌克兰2022年的新闻战争，乌克兰和俄罗斯和战争之间的战争将会他们说，与乌克兰将在2022年，他们会在不久的将来与乌克兰战争，他们说，与乌克兰的战争，今天的乌克兰新闻，乌克兰的新闻，乌克兰媒体在俄罗斯的乌克兰新闻</text:p>
      <text:p text:style-name="P4">
图片: ['<text:a xlink:type="simple" xlink:href="https://armyinform.com.ua/wp-content/uploads/2023/04/1-1.png" text:style-name="Internet_20_link" text:visited-style-name="Visited_20_Internet_20_Link">
1-1.png</text:a>
']</text:p>
      <text:p text:style-name="P4">
标签: ['ОФІС ГЕНЕРАЛЬНОГО ПРОКУРОРА', 'ПОВІДОМЛЕННЯ ПРО ПІДОЗРУ', 'РОСІЙСЬКА ПРОПАГАНДА']</text:p>
      <text:p text:style-name="P4">
类别: News</text:p>
      <!--METADATA-->
      <text:p text:style-name="P4">
<draw:frame draw:style-name="fr1" draw:name="Image318" text:anchor-type="as-char" svg:width="6.9236in" svg:height="4.909986in" draw:z-index="0">
<draw:image xlink:href="../Images/AРМІЯINFORM/2023-04-19T30-00-00-04-00/1-1.png" xlink:type="simple" xlink:show="embed" xlink:actuate="onLoad" draw:mime-type="image/png"/>
</draw:frame>
在卢汉斯克地区检察官办公室的程序领导下，他由五名有组织团体的参与者提供了盈利，从事教育机构的俄罗斯宣传。 关于它<text:a xlink:type="simple" xlink:href="https://www.gp.gov.ua/ua/posts/povidomleno-pro-pidozru-5-ucasnikam-organizovanoyi-grupi-z-okupovanoyi-luganshhini-yaki-provadyat-rosiisku-propagandu-v-zakladax-osviti" text:style-name="Internet_20_link" text:visited-style-name="Visited_20_Internet_20_Link">
报告</text:a>
乌克兰检察长办公室。</text:p>
      <text:p text:style-name="P4">
根据调查，从2022年3月开始，一个犯罪集团一直在卢汉斯克的Starobilsky区临时运作。 所有涉及危险教育者的人都在全面入侵俄罗斯联邦后，开始与侵略者国家的当局积极合作。</text:p>
      <text:p text:style-name="P4">
“ LNR Starobilsky区管理部门教育部负责人”制定了一项犯罪计划，目的是通过传播Pro -Kremlin叙述来损害乌克兰信息安全的有目的任务。</text:p>
      <text:p text:style-name="P4">
为此，占领的伪犯罪分子涉及所谓的“ LNR州立总体机构”的四名董事：“ Pidgorev中学”，“ Starobilsk Gymnasium”，“ Starobilsk中学№4”和“ Polovinka中学”和“ Polovinka中学” 。</text:p>
      <text:p text:style-name="P4">
他们与学生，父母和当地人的参与组织和举行其他公共活动。 俄罗斯的权力公开支持，建立了乌克兰领土的占领。</text:p>
      <text:p text:style-name="P4">
职业教育机构的活动在LNR教育和科学部，Starobilsky地区的管理以及所谓的“ LNR”的互联网资源上积极涵盖了社交网络的互联网资源，Tategram-频道。</text:p>
      <text:p text:style-name="P4">
犯罪嫌疑人还在卢甘斯克24的电视频道上进行系统采访。</text:p>
      <text:p text:style-name="P4">
该小组的所有参与者均负责与侵略者国家合作实施宣传和信息活动，以及针对俄罗斯联邦教育标准的行动(艺术的第3部分。 28，艺术第3部分。 111-1，艺术第6部分。 乌克兰刑法的111-1). Крім того,одному — колабораційна діяльність (艺术的第5部分。 乌克兰刑法的111-1).</text:p>
      <text:p text:style-name="P4">
Досудове розслідування здійснюють слідчі Головного управління Нацполіції вЛуганській області.</text:p>
      <text:p text:style-name="P4">
Примітка: відповідно до ст. 62 Конституції України особа вважаєтьсяневинуватою у вчиненні злочину і не може бути піддана кримінальному покаранню,доки її вину не буде доведено в законному порядку і встановлено обвинувальнимвироком суду.</text:p>
      <text:p text:style-name="P4">
News Source: <text:a xlink:type="simple" xlink:href="https://armyinform.com.ua/2023/04/19/na-luganshhyni-vykryto-organizovanu-grupu-osib-yaki-provadyat-rosijsku-propagandu-v-zakladah-osvity/" text:style-name="Internet_20_link" text:visited-style-name="Visited_20_Internet_20_Link">
https://armyinform.com.ua/2023/04/19/na-luganshhyni-vykryto-organizovanu-grupu-osib-yaki-provadyat-rosijsku-propagandu-v-zakladah-osvity/</text:a>
</text:p>
      <!--NEWS-->
      <text:h text:style-name="P10" text:outline-level="1">
<text:span text:style-name="T4">
这位俄罗斯军人告诉他的妻子关于他返回家园的绝望 - 拦截古尔</text:span>
</text:h>
      <text:p text:style-name="P4">
作者: ['АРМІЯINFORM']</text:p>
      <text:p text:style-name="P4">
时间: 2023-04-19T31:00:00-04:00</text:p>
      <text:p text:style-name="P4">
描述: Viiskovovovovovovovovovovovovovovovovovovovovida rozpovida rasisia关于Zahliva Situstsiya在那个绝望的前面...与乌克兰2022年的战争，与乌克兰的最新新闻，与乌克兰的新闻，与乌克兰2022年的新闻战争，今天，乌克兰和俄罗斯和俄罗斯之间以及乌克兰和俄罗斯之间的战争将会他们说，与乌克兰的战争在2022年是否会有一年的战争，他们说，在不久的将来是否会与乌克兰进行战争，他们说，与乌克兰的战争，今天的乌克兰新闻，乌克兰的新闻，乌克兰媒体在俄罗斯的乌克兰新闻</text:p>
      <text:p text:style-name="P4">
图片: ['<text:a xlink:type="simple" xlink:href="https://armyinform.com.ua/wp-content/uploads/2023/03/gurperehoplennya.jpg" text:style-name="Internet_20_link" text:visited-style-name="Visited_20_Internet_20_Link">
gurperehoplennya.jpg</text:a>
']</text:p>
      <text:p text:style-name="P4">
标签: ['STOPRUSSIA', 'ВТОРГНЕННЯ РФ', 'ГУР МО УКРАЇНИ', 'ГУР МОУ']</text:p>
      <text:p text:style-name="P4">
类别: News</text:p>
      <!--METADATA-->
      <text:p text:style-name="P4">
<draw:frame draw:style-name="fr1" draw:name="Image319" text:anchor-type="as-char" svg:width="6.9236in" svg:height="3.894525in" draw:z-index="0">
<draw:image xlink:href="../Images/AРМІЯINFORM/2023-04-19T31-00-00-04-00/gurperehoplennya.jpg" xlink:type="simple" xlink:show="embed" xlink:actuate="onLoad" draw:mime-type="image/jpeg"/>
</draw:frame>
这位俄罗斯军人向他的妻子介绍了Tabsable返回家园的恐怖情况。 电报中的对话<text:a xlink:type="simple" xlink:href="https://t.me/DIUkraine" text:style-name="Internet_20_link" text:visited-style-name="Visited_20_Internet_20_Link">
出版</text:a>
 Головне управління розвідкиМіністерства оборони України.</text:p>
      <ul>
        <li>
«хохлы к нам подходят на 20 м…у нас, бл<text:span text:style-name="T5">
дь, короче, 6 человек — 300 вчера было»;  * окупант розповідає про складну ситуацію на Кремінній (卢甘斯克地区)：“简而言之，我们将在这里简单地熨烫”； </text:span>
“只是Zah的男孩<text:span text:style-name="T5">
只是在粥中”； </text:span>
“在这里，我们正在进攻，BL<text:span text:style-name="T5">
D，走了，我们只是Invil</text:span>
Zili，Bl<text:span text:style-name="T5">
d，通常在Imrean中”； * vissikovy rospoves to to to the Brigades，在Yakiy Z 5 Tisyach士兵中输掉了200； </text:span>
“我，x<text:span text:style-name="T5">
知道我们在哪里，bl</text:span>
d，将被击倒下一个屁股”； <text:span text:style-name="T5">
“在两个星期内您可以寻找新丈夫”； </text:span>
“他们只是把男孩送去肉。”</li>
      </ul>
      <text:p text:style-name="P4">
News Source: <text:a xlink:type="simple" xlink:href="https://armyinform.com.ua/2023/04/19/vijskovosluzhbovecz-rf-rozpovidaye-druzhyni-pro-beznadijnist-shhodo-svogo-povernennya-dodomu/" text:style-name="Internet_20_link" text:visited-style-name="Visited_20_Internet_20_Link">
https://armyinform.com.ua/2023/04/19/vijskovosluzhbovecz-rf-rozpovidaye-druzhyni-pro-beznadijnist-shhodo-svogo-povernennya-dodomu/</text:a>
</text:p>
      <!--NEWS-->
      <text:h text:style-name="P10" text:outline-level="1">
<text:span text:style-name="T4">
俄罗斯联邦希望快速战争 -  4月18日俄罗斯媒体的主要叙述</text:span>
</text:h>
      <text:p text:style-name="P4">
作者: ['АРМІЯINFORM']</text:p>
      <text:p text:style-name="P4">
时间: 2023-04-19T32:00:00-04:00</text:p>
      <text:p text:style-name="P4">
描述: 瓦尔托·扎弗（Varto Zaver），克里姆林宫政权的代表，致电克里姆林宫政权……与乌克兰2022年的战争，与乌克兰的战争是今天的最新消息，即今天与乌克兰2022的新闻战争，乌克兰将在乌克兰之间发生战争和俄罗斯，当2022年与乌克兰的战争将是与否，他们会在不久的将来与乌克兰战争，他们说，与乌克兰的战争，今天的乌克兰新闻，乌克兰的新闻，乌克兰媒体在俄罗斯的乌克兰新闻</text:p>
      <text:p text:style-name="P4">
图片: ['<text:a xlink:type="simple" xlink:href="https://armyinform.com.ua/wp-content/uploads/2023/04/337551213_1545929612584704_7607333967414949296_n.jpg" text:style-name="Internet_20_link" text:visited-style-name="Visited_20_Internet_20_Link">
337551213_1545929612584704_7607333967414949296_n.jpg</text:a>
']</text:p>
      <text:p text:style-name="P4">
标签: ['НАРАТИВИ РФ', 'ЦПД']</text:p>
      <text:p text:style-name="P4">
类别: News</text:p>
      <!--METADATA-->
      <text:p text:style-name="P4">
<draw:frame draw:style-name="fr1" draw:name="Image320" text:anchor-type="as-char" svg:width="6.9236in" svg:height="6.9236in" draw:z-index="0">
<draw:image xlink:href="../Images/AРМІЯINFORM/2023-04-19T32-00-00-04-00/337551213_1545929612584704_7607333967414949296_n.jpg" xlink:type="simple" xlink:show="embed" xlink:actuate="onLoad" draw:mime-type="image/jpeg"/>
</draw:frame>
值得注意的是，克里姆林宫政权代表以“冲突”为俄罗斯的全面入侵，故意减少了富人的罪行。</text:p>
      <text:p text:style-name="P4">
反过来，克里姆林宫卢普尔·佩斯科夫(Kremlin Rupor Peskov)评论说，俄罗斯仅听取符合其利益的“和平”的尖端。</text:p>
      <text:p text:style-name="P4">
将侵略性的言论更改为“维持和平”表明努力创造受害者的形象，以便能够证明未来牺牲的任何罪行。</text:p>
      <text:p text:style-name="P4">
04/15/2023该中心的分析师预测了SO被称为特殊操作的主要叙事修辞的修辞。</text:p>
      <text:p text:style-name="P4">
<text:span text:style-name="T4">
资料来源：</text:span>
 <text:a xlink:type="simple" xlink:href="https://www.facebook.com/protydiyadezinformatsiyi.cpd/posts/pfbid02icEyTzNRBCnua5C37k8v4U53EqVuTB9H7QjhwbE6d4evCVvWaqSt5Q1o2GQxvpEtl" text:style-name="Internet_20_link" text:visited-style-name="Visited_20_Internet_20_Link">
中心抗-dydidformation</text:a>
</text:p>
      <text:p text:style-name="P4">
News Source: <text:a xlink:type="simple" xlink:href="https://armyinform.com.ua/2023/04/19/rf-hoche-yaknajshvydshogo-zakinchennya-vijny-osnovnyj-naratyv-rosijskyh-zmi-18-kvitnya/" text:style-name="Internet_20_link" text:visited-style-name="Visited_20_Internet_20_Link">
https://armyinform.com.ua/2023/04/19/rf-hoche-yaknajshvydshogo-zakinchennya-vijny-osnovnyj-naratyv-rosijskyh-zmi-18-kvitnya/</text:a>
</text:p>
      <!--NEWS-->
      <text:h text:style-name="P10" text:outline-level="1">
<text:span text:style-name="T4">
没有酷刑法规 - 司法副部长Valery Kolomiets</text:span>
</text:h>
      <text:p text:style-name="P4">
作者: ['АРМІЯINFORM']</text:p>
      <text:p text:style-name="P4">
时间: 2023-04-19T33:00:00-04:00</text:p>
      <text:p text:style-name="P4">
描述: Valeria Kolomestzuu在Ethriyrefon Wideo的entriral talemarathon中...与2022年乌克兰的战争，与乌克兰的战争是今天的最新消息，这是与乌克兰2022的战争，今天是乌克兰，乌克兰和俄罗斯和俄罗斯和俄罗斯和俄罗斯和俄罗斯和俄罗斯和俄罗斯和俄罗斯之间的战争当他们在不久的将来与乌克兰与乌克兰的战争在2022年与乌克兰的战争时，他们说，与乌克兰的战争，今天的乌克兰的战争，今天的乌克兰新闻，乌克兰媒体在俄罗斯的乌克兰新闻</text:p>
      <text:p text:style-name="P4">
图片: ['<text:a xlink:type="simple" xlink:href="https://armyinform.com.ua/wp-content/uploads/2023/04/kolomiyecz.jpg" text:style-name="Internet_20_link" text:visited-style-name="Visited_20_Internet_20_Link">
kolomiyecz.jpg</text:a>
']</text:p>
      <text:p text:style-name="P4">
标签: ['ВАЛЕРІЯ КОЛОМІЄЦЬ', 'ТЕЛЕМАРАФОН']</text:p>
      <text:p text:style-name="P4">
类别: News</text:p>
      <!--METADATA-->
      <text:p text:style-name="P4">
<draw:frame draw:style-name="fr1" draw:name="Image321" text:anchor-type="as-char" svg:width="6.9236in" svg:height="3.484879in" draw:z-index="0">
<draw:image xlink:href="../Images/AРМІЯINFORM/2023-04-19T33-00-00-04-00/kolomiyecz.jpg" xlink:type="simple" xlink:show="embed" xlink:actuate="onLoad" draw:mime-type="image/jpeg"/>
</draw:frame>
瓦莱里亚·科洛米特(Valeria Kolomiets)在空中评论<text:a xlink:type="simple" xlink:href="https://youtu.be/dL-szzeZj3M" text:style-name="Internet_20_link" text:visited-style-name="Visited_20_Internet_20_Link">
“国家tteleorphone”</text:a>
乌克兰军队处决的广泛视频。</text:p>
      <text:p text:style-name="P4">
“这不是我们从俄罗斯军队中看到的侵略性和反人体的第一行动。 那些这样做的人可以并且应该在乌克兰建筑之前提出。 根据罗马法规，他们犯下了军事犯罪。无论如何，根据某些规则，国际刑事法院也应考虑这种不舒服的案件。”副部长说。</text:p>
      <text:p text:style-name="P4">
她指出，此案肯定属于“酷刑”的定义，并呼吁遭受此类罪行寻求法律援助的任何人。</text:p>
      <text:p text:style-name="P4">
“这段视频中记录的内容是首先 - 酷刑，然后自去年春季以来，该州已确保对所有遭受酷刑的受害者或俄罗斯陆军性犯罪受害者的法律援助的权利，我建议寻求法律援助，” Valery Kolomiet强调。</text:p>
      <text:p text:style-name="P4">
据她说，观看此视频的任何人都会读到这样的消息。 不幸的是，必须启发我们或破坏我们的类似翻新的事情将是理想的。 但是请记住，犯罪中的限制法规存在。”</text:p>
      <text:p text:style-name="P4">
<text:span text:style-name="T4">
联系系统的单个电话号码免费法律援助可以通过电话0800213103。</text:span>
</text:p>
      <text:p text:style-name="P4">
每天收到电话请求以获取法律信息，法律咨询和澄清，并全天接受和处理人员的报告。</text:p>
      <text:p text:style-name="P4">
乌克兰内座机和手机的电话是免费的。</text:p>
      <text:p text:style-name="P4">
News Source: <text:a xlink:type="simple" xlink:href="https://armyinform.com.ua/2023/04/19/terminu-davnosti-za-katuvannya-ne-isnuye-zastupnyk-ministra-yustycziyi-valeriya-kolomiyecz/" text:style-name="Internet_20_link" text:visited-style-name="Visited_20_Internet_20_Link">
https://armyinform.com.ua/2023/04/19/terminu-davnosti-za-katuvannya-ne-isnuye-zastupnyk-ministra-yustycziyi-valeriya-kolomiyecz/</text:a>
</text:p>
      <!--NEWS-->
      <text:h text:style-name="P10" text:outline-level="1">
<text:span text:style-name="T4">
敌人击中了4枚火箭和60次航空罢工</text:span>
</text:h>
      <text:p text:style-name="P4">
作者: ['АРМІЯINFORM']</text:p>
      <text:p text:style-name="P4">
时间: 2023-04-19T34:00:00-04:00</text:p>
      <text:p text:style-name="P4">
描述: 关于乌克兰Zbroyshens将军在运营信息中的总部...与乌克兰2022年的战争，与乌克兰的最新新闻战争，今天与乌克兰2022年的新闻战争，乌克兰和俄罗斯之间的战争以及俄罗斯之间的战争将会他们在2022年与乌克兰有一年</text:p>
      <text:p text:style-name="P4">
图片: ['<text:a xlink:type="simple" xlink:href="https://armyinform.com.ua/wp-content/uploads/2022/12/raketnyj-udar.jpg" text:style-name="Internet_20_link" text:visited-style-name="Visited_20_Internet_20_Link">
raketnyj-udar.jpg</text:a>
']</text:p>
      <text:p text:style-name="P4">
标签: ['STOPRUSSIA', 'ГШ ЗСУ']</text:p>
      <text:p text:style-name="P4">
类别: News</text:p>
      <!--METADATA-->
      <text:p text:style-name="P4">
<draw:frame draw:style-name="fr1" draw:name="Image322" text:anchor-type="as-char" svg:width="6.9236in" svg:height="3.894525in" draw:z-index="0">
<draw:image xlink:href="../Images/AРМІЯINFORM/2023-04-19T34-00-00-04-00/raketnyj-udar.jpg" xlink:type="simple" xlink:show="embed" xlink:actuate="onLoad" draw:mime-type="image/jpeg"/>
</draw:frame>
说明性照片<text:span text:style-name="T4">
🔥俄罗斯入侵的情况</text:span>
</text:p>
      <text:p text:style-name="P4">
关于它<text:a xlink:type="simple" xlink:href="https://www.facebook.com/GeneralStaff.ua/posts/pfbid02yzVJR2CDo79YT1CfJdavzX6ixsFVSyfYwS7JzRzoVKnX6TBVuGJ3vuFKPCsyY4s8l" text:style-name="Internet_20_link" text:visited-style-name="Visited_20_Internet_20_Link">
报告</text:a>
乌克兰武装部队的总参谋部截至06：0019.04.2023俄罗斯入侵。</text:p>
      <text:p text:style-name="P4">
消息说：“在过去的一天中，敌人击中了4枚导弹和60次航空罢工，对火箭发射器进行了58次炮击，并受到了伤害。”</text:p>
      <text:p text:style-name="P4">
整个乌克兰的进一步火箭和航空罢工的可能性仍然很高。</text:p>
      <text:p text:style-name="P4">
News Source: <text:a xlink:type="simple" xlink:href="https://armyinform.com.ua/2023/04/19/protyvnyk-zavdav-4-raketnyh-ta-60-aviaczijnyh-udariv-zdijsnyv-58-obstriliv-z-rszv/" text:style-name="Internet_20_link" text:visited-style-name="Visited_20_Internet_20_Link">
https://armyinform.com.ua/2023/04/19/protyvnyk-zavdav-4-raketnyh-ta-60-aviaczijnyh-udariv-zdijsnyv-58-obstriliv-z-rszv/</text:a>
</text:p>
      <!--NEWS-->
      <text:h text:style-name="P10" text:outline-level="1">
<text:span text:style-name="T4">
乌克兰的后卫在四个方向上击退了60多次敌人攻击</text:span>
</text:h>
      <text:p text:style-name="P4">
作者: ['АРМІЯINFORM']</text:p>
      <text:p text:style-name="P4">
时间: 2023-04-19T35:00:00-04:00</text:p>
      <text:p text:style-name="P4">
描述: 关于乌克兰Zbroyshens将军在运营信息Stan中的总部...与乌克兰2022年的战争，与乌克兰的战争是今天的最新新闻，《与乌克兰2022年的新闻战》是今天的战争在乌克兰和俄罗斯之间以及乌克兰与乌克兰的战争之间，是否会在不久的将来与乌克兰进行战争，今天与乌克兰的战争，今天的乌克兰新闻，乌克兰媒体在俄罗斯的乌克兰新闻，俄罗斯的乌克兰新闻都会参与其中俄语</text:p>
      <text:p text:style-name="P4">
图片: ['<text:a xlink:type="simple" xlink:href="https://armyinform.com.ua/wp-content/uploads/2023/04/3f3efb3-zsu.jpg" text:style-name="Internet_20_link" text:visited-style-name="Visited_20_Internet_20_Link">
3f3efb3-zsu.jpg</text:a>
']</text:p>
      <text:p text:style-name="P4">
标签: ['STOPRUSSIA', 'ГШ ЗСУ']</text:p>
      <text:p text:style-name="P4">
类别: News</text:p>
      <!--METADATA-->
      <text:p text:style-name="P4">
<draw:frame draw:style-name="fr1" draw:name="Image323" text:anchor-type="as-char" svg:width="6.9236in" svg:height="3.883237in" draw:z-index="0">
<draw:image xlink:href="../Images/AРМІЯINFORM/2023-04-19T35-00-00-04-00/3f3efb3-zsu.jpg" xlink:type="simple" xlink:show="embed" xlink:actuate="onLoad" draw:mime-type="image/jpeg"/>
</draw:frame>
说明性照片</text:p>
      <text:p text:style-name="P4">
<text:span text:style-name="T4">
🔥俄罗斯入侵的情况</text:span>
</text:p>
      <text:p text:style-name="P4">
关于它<text:a xlink:type="simple" xlink:href="https://www.facebook.com/GeneralStaff.ua/posts/pfbid02yzVJR2CDo79YT1CfJdavzX6ixsFVSyfYwS7JzRzoVKnX6TBVuGJ3vuFKPCsyY4s8l" text:style-name="Internet_20_link" text:visited-style-name="Visited_20_Internet_20_Link">
报告</text:a>
乌克兰武装部队的总参谋部截至06：0019.04.2023俄罗斯入侵。</text:p>
      <text:p text:style-name="P4">
“敌人的主要努力集中在利曼，巴赫穆特，阿夫迪夫和玛丽斯基的方向上。 在最后一天，在前线这些地区，乌克兰国防军部队反映了60多次敌人的袭击。 最激烈的战斗是由巴赫穆特(Bakhmut)和马林卡(Marinka)进行的。</text:p>
      <text:p text:style-name="P4">
News Source: <text:a xlink:type="simple" xlink:href="https://armyinform.com.ua/2023/04/19/ukrayinski-zahysnyky-vidbyly-ponad-60-atak-voroga-na-chotyroh-napryamkah/" text:style-name="Internet_20_link" text:visited-style-name="Visited_20_Internet_20_Link">
https://armyinform.com.ua/2023/04/19/ukrayinski-zahysnyky-vidbyly-ponad-60-atak-voroga-na-chotyroh-napryamkah/</text:a>
</text:p>
      <!--NEWS-->
      <text:h text:style-name="P10" text:outline-level="1">
<text:span text:style-name="T4">
乌克兰的国防军“降落”了10架敌人 - 武装部队的总人员</text:span>
</text:h>
      <text:p text:style-name="P4">
作者: ['АРМІЯINFORM']</text:p>
      <text:p text:style-name="P4">
时间: 2023-04-19T36:00:00-04:00</text:p>
      <text:p text:style-name="P4">
描述: 关于乌克兰Zbroyshens将军在运营信息中的总部...与乌克兰2022年的战争，与乌克兰的最新新闻战争，今天与乌克兰2022年的新闻战争，乌克兰和俄罗斯之间的战争以及俄罗斯之间的战争将会他们在2022年与乌克兰有一年</text:p>
      <text:p text:style-name="P4">
图片: ['<text:a xlink:type="simple" xlink:href="https://armyinform.com.ua/wp-content/uploads/2022/08/1200_0_1651937012-2605.webp" text:style-name="Internet_20_link" text:visited-style-name="Visited_20_Internet_20_Link">
1200_0_1651937012-2605.webp</text:a>
']</text:p>
      <text:p text:style-name="P4">
标签: ['STOPRUSSIA', 'ГШ ЗСУ']</text:p>
      <text:p text:style-name="P4">
类别: News</text:p>
      <!--METADATA-->
      <text:p text:style-name="P4">
<draw:frame draw:style-name="fr1" draw:name="Image324" text:anchor-type="as-char" svg:width="6.9236in" svg:height="4.292632in" draw:z-index="0">
<draw:image xlink:href="../ConvertedIMGs/AРМІЯINFORM/2023-04-19T36-00-00-04-00/1200_0_1651937012-2605.png" xlink:type="simple" xlink:show="embed" xlink:actuate="onLoad" draw:mime-type="image/png"/>
</draw:frame>
说明性照片<text:span text:style-name="T4">
🔥俄罗斯入侵</text:span>
</text:p>
      <text:p text:style-name="P4">
关于它<text:a xlink:type="simple" xlink:href="https://www.facebook.com/GeneralStaff.ua/posts/pfbid02yzVJR2CDo79YT1CfJdavzX6ixsFVSyfYwS7JzRzoVKnX6TBVuGJ3vuFKPCsyY4s8l" text:style-name="Internet_20_link" text:visited-style-name="Visited_20_Internet_20_Link">
报告</text:a>
乌克兰武装部队的总参谋部截至06：0019.04.2023俄罗斯入侵。</text:p>
      <text:p text:style-name="P4">
“在过去的一天中，国防军的航空在个人工作人员集中的领域和敌方防空导弹综合大楼的2杆中取得了11次跳动。 此外，2个敌人侦察无人机被击落(“ Orlan-10”和“ Superkam”)，Show 8震动(7-Shahaned 136型和1-“柳叶刀”)”， - 证词阅读。</text:p>
      <text:p text:style-name="P4">
导弹部队和炮兵部队给牲畜集中，无线电斗争和另一个重要的军事物体留下了深刻的印象。</text:p>
      <text:p text:style-name="P4">
News Source: <text:a xlink:type="simple" xlink:href="https://armyinform.com.ua/2023/04/19/nashi-zahysnyky-pryzemlyly-10-vorozhyh-droniv-genshtab-zsu/" text:style-name="Internet_20_link" text:visited-style-name="Visited_20_Internet_20_Link">
https://armyinform.com.ua/2023/04/19/nashi-zahysnyky-pryzemlyly-10-vorozhyh-droniv-genshtab-zsu/</text:a>
</text:p>
      <!--NEWS-->
      <text:h text:style-name="P10" text:outline-level="1">
<text:span text:style-name="T4">
在赫尔森地区，占领者正在改变河流的地形和水域</text:span>
</text:h>
      <text:p text:style-name="P4">
作者: ['АРМІЯINFORM']</text:p>
      <text:p text:style-name="P4">
时间: 2023-04-19T37:00:00-04:00</text:p>
      <text:p text:style-name="P4">
描述: 关于乌克兰Zbroyshens将军在运营信息中的总部...与乌克兰2022年的战争，与乌克兰的最新新闻战争，今天与乌克兰2022年的新闻战争，乌克兰和俄罗斯之间的战争以及俄罗斯之间的战争将会他们在2022年与乌克兰有一年</text:p>
      <text:p text:style-name="P4">
图片: ['<text:a xlink:type="simple" xlink:href="https://armyinform.com.ua/wp-content/uploads/2023/04/miny.jpg" text:style-name="Internet_20_link" text:visited-style-name="Visited_20_Internet_20_Link">
miny.jpg</text:a>
']</text:p>
      <text:p text:style-name="P4">
标签: ['STOPRUSSIA', 'АГРЕСІЯ РФ', 'ВТОРГНЕННЯ РФ', 'ГШ ЗСУ', 'ОПЕРАТИВНА ІНФОРМАЦІЯ', 'ХЕРСОНЩИНА']</text:p>
      <text:p text:style-name="P4">
类别: News</text:p>
      <!--METADATA-->
      <text:p text:style-name="P4">
<draw:frame draw:style-name="fr1" draw:name="Image325" text:anchor-type="as-char" svg:width="6.9236in" svg:height="4.623426in" draw:z-index="0">
<draw:image xlink:href="../Images/AРМІЯINFORM/2023-04-19T37-00-00-04-00/miny.jpg" xlink:type="simple" xlink:show="embed" xlink:actuate="onLoad" draw:mime-type="image/jpeg"/>
</draw:frame>
说明性照片<text:span text:style-name="T4">
🔥俄罗斯入侵的情况</text:span>
</text:p>
      <text:p text:style-name="P4">
关于它<text:a xlink:type="simple" xlink:href="https://www.facebook.com/GeneralStaff.ua/posts/pfbid02yzVJR2CDo79YT1CfJdavzX6ixsFVSyfYwS7JzRzoVKnX6TBVuGJ3vuFKPCsyY4s8l" text:style-name="Internet_20_link" text:visited-style-name="Visited_20_Internet_20_Link">
报告</text:a>
乌克兰武装部队的总参谋部截至06：0019.04.2023俄罗斯入侵。</text:p>
      <text:p text:style-name="P4">
“在赫尔森地区暂时捕获的领土上，俄罗斯居民正在改变地形，增强国防能力。 养育也发生在康卡和德尼普罗河的水域。 消息说：“有些情况下，试图出去水时，当地人在敌人的矿山上爆炸。”</text:p>
      <text:p text:style-name="P4">
News Source: <text:a xlink:type="simple" xlink:href="https://armyinform.com.ua/2023/04/19/na-hersonshhynni-okupanty-minuyut-misczevist-ta-akvatoriyi-richok/" text:style-name="Internet_20_link" text:visited-style-name="Visited_20_Internet_20_Link">
https://armyinform.com.ua/2023/04/19/na-hersonshhynni-okupanty-minuyut-misczevist-ta-akvatoriyi-richok/</text:a>
</text:p>
      <!--NEWS-->
      <text:h text:style-name="P10" text:outline-level="1">
<text:span text:style-name="T4">
乌克兰后卫每天消除了600多名入侵者，摧毁了4个坦克和12 BBM</text:span>
</text:h>
      <text:p text:style-name="P4">
作者: ['АРМІЯINFORM']</text:p>
      <text:p text:style-name="P4">
时间: 2023-04-19T38:00:00-04:00</text:p>
      <text:p text:style-name="P4">
描述: Zagalni Boyov，在02/24/22到04/19/23 Orintovo成为：...与乌克兰2022的战争，与乌克兰的最新新闻，今天与乌克兰的新闻，与乌克兰的新闻战争，今天与乌克兰的新闻持续了2022年。乌克兰和俄罗斯之间的战争，以及2022年与乌克兰战争时，这将是与否，他们说，在不久的将来，将与乌克兰发生战争，他们说，与乌克兰的战争，今天的乌克兰新闻，乌克兰媒体的新闻，乌克兰新闻在俄罗斯</text:p>
      <text:p text:style-name="P4">
图片: ['<text:a xlink:type="simple" xlink:href="https://armyinform.com.ua/wp-content/uploads/2023/04/2d6595f4-aac3-4b1e-9962-8279eee109b7-scaled.jpg" text:style-name="Internet_20_link" text:visited-style-name="Visited_20_Internet_20_Link">
2d6595f4-aac3-4b1e-9962-8279eee109b7-scaled.jpg</text:a>
']</text:p>
      <text:p text:style-name="P4">
标签: ['STOPRUSSIA', 'АГРЕСІЯ РФ', 'ВТОРГНЕННЯ РФ', 'ВТРАТИ ВОРОГА', 'ГШ ЗСУ']</text:p>
      <text:p text:style-name="P4">
类别: News</text:p>
      <!--METADATA-->
      <text:p text:style-name="P4">
<draw:frame draw:style-name="fr1" draw:name="Image326" text:anchor-type="as-char" svg:width="6.9236in" svg:height="6.969757in" draw:z-index="0">
<draw:image xlink:href="../Images/AРМІЯINFORM/2023-04-19T38-00-00-04-00/2d6595f4-aac3-4b1e-9962-8279eee109b7-scaled.jpg" xlink:type="simple" xlink:show="embed" xlink:actuate="onLoad" draw:mime-type="image/jpeg"/>
</draw:frame>
从24.02.22到19.04.23的敌人的总损失将是定向的：</text:p>
      <text:p text:style-name="P4">
<text:span text:style-name="T4">
<text:span text:style-name="T5">
人员 -  </text:span>
* 183750(+620)淘汰的人</text:span>
<text:span text:style-name="T5">
坦克 -  </text:span>
<text:span text:style-name="T5">
 3665(+4)</text:span>
<text:span text:style-name="T4">
战斗装甲车 -  </text:span>
 7110(+12)<text:span text:style-name="T4">
<text:span text:style-name="T5">
炮兵系统 -  </text:span>
<text:span text:style-name="T5">
 2819(+9)</text:span>
 </text:span>
 rszv- <text:span text:style-name="T4">
 538(0)</text:span>
<text:span text:style-name="T5">
防防防防防空防 -  </text:span>
<text:span text:style-name="T5">
 285(0)</text:span>
<text:span text:style-name="T4">
飞机 -  </text:span>
 308(0)<text:span text:style-name="T4">
<text:span text:style-name="T5">
直升机 -  </text:span>
* 293(0)</text:span>
<text:span text:style-name="T5">
无人机手术战术水平 -  </text:span>
<text:span text:style-name="T5">
 2376(+23)</text:span>
<text:span text:style-name="T4">
有翼的导弹 -  </text:span>
 911(0)<text:span text:style-name="T4">
<text:span text:style-name="T5">
船 /船 -  </text:span>
* 18(0)</text:span>
<text:span text:style-name="T5">
汽车设备和坦克 -  </text:span>
<text:span text:style-name="T5">
 5692(+16)</text:span>
<text:span text:style-name="T4">
特殊技术 -  </text:span>
 330(0)指定数据...</text:p>
      <text:p text:style-name="P4">
击败占用者!让我们一起赢!我们的力量真实!</text:p>
      <text:p text:style-name="P4">
<text:span text:style-name="T4">
资料来源：</text:span>
 <text:a xlink:type="simple" xlink:href="https://www.facebook.com/GeneralStaff.ua" text:style-name="Internet_20_link" text:visited-style-name="Visited_20_Internet_20_Link">
武装部队总参谋部</text:a>
截至19.04.23。</text:p>
      <text:p text:style-name="P4">
News Source: <text:a xlink:type="simple" xlink:href="https://armyinform.com.ua/2023/04/19/ukrayinski-zahysnyky-za-dobu-likviduvaly-ponad-600-okupantiv-znyshhyly-4-tanky-ta-12-bbm/" text:style-name="Internet_20_link" text:visited-style-name="Visited_20_Internet_20_Link">
https://armyinform.com.ua/2023/04/19/ukrayinski-zahysnyky-za-dobu-likviduvaly-ponad-600-okupantiv-znyshhyly-4-tanky-ta-12-bbm/</text:a>
</text:p>
      <!--NEWS-->
      <text:h text:style-name="P10" text:outline-level="1">
<text:span text:style-name="T4">
家庭只需要从CCC和合资-Anna Malyar那里了解军队的死亡</text:span>
</text:h>
      <text:p text:style-name="P4">
作者: ['АРМІЯINFORM']</text:p>
      <text:p text:style-name="P4">
时间: 2023-04-19T39:00:00-04:00</text:p>
      <text:p text:style-name="P4">
描述: Rodich对Zagybel Viskovo服务Zainternet无罪。 AJE在ZSU ...与乌克兰2022的战争，与乌克兰的战争是今天的最新消息，与乌克兰2022的新闻战是今天的最后一场，乌克兰与俄罗斯之间以及与乌克兰战争之间的战争是否会发生他们说，2022年，是否会与乌克兰进行战争，在不久的将来，他们说，今天与乌克兰的战争，今天的乌克兰新闻，乌克兰新闻，乌克兰媒体在俄罗斯的乌克兰新闻</text:p>
      <text:p text:style-name="P4">
图片: ['<text:a xlink:type="simple" xlink:href="https://armyinform.com.ua/wp-content/uploads/2022/12/photo_2022-12-15_12-35-57.jpg" text:style-name="Internet_20_link" text:visited-style-name="Visited_20_Internet_20_Link">
photo_2022-12-15_12-35-57.jpg</text:a>
']</text:p>
      <text:p text:style-name="P4">
标签: ['ГАННА МАЛЯР', 'ТЦК ТА СП']</text:p>
      <text:p text:style-name="P4">
类别: News</text:p>
      <!--METADATA-->
      <text:p text:style-name="P4">
<draw:frame draw:style-name="fr1" draw:name="Image327" text:anchor-type="as-char" svg:width="6.9236in" svg:height="4.615733in" draw:z-index="0">
<draw:image xlink:href="../Images/AРМІЯINFORM/2023-04-19T39-00-00-04-00/photo_2022-12-15_12-35-57.jpg" xlink:type="simple" xlink:show="embed" xlink:actuate="onLoad" draw:mime-type="image/jpeg"/>
</draw:frame>
国防副部长安娜·马利亚(Anna Malyar)。 Dmitry Yurchenko摄影。</text:p>
      <text:p text:style-name="P4">
亲戚不应该从互联网上了解一名服务员的死亡。</text:p>
      <text:p text:style-name="P4">
关于它<text:a xlink:type="simple" xlink:href="https://t.me/annamaliar/658" text:style-name="Internet_20_link" text:visited-style-name="Visited_20_Internet_20_Link">
报告</text:a>
乌克兰国防部副部长安娜·马里亚尔(Anna Malyar)，指出将此信息报告给Podilanitzk和合资企业的权利。</text:p>
      <text:p text:style-name="P4">
“不是指挥官，不是兄弟，不是官方旅等。 TCCTU员工有经验，并且接受了这种通信的特殊培训。”  - 说。</text:p>
      <text:p text:style-name="P4">
如果找不到尸体，则据报道，一家人在某些情况下消失了。 在注册中这样的服务员将是Risatus <text:span text:style-name="T4">
“失踪” </text:span>
。</text:p>
      <text:p text:style-name="P4">
但是，当发现并确定身体时，就会报告<text:span text:style-name="T4">
 Prozagibel </text:span>
。</text:p>
      <text:p text:style-name="P4">
她的帖子写道：“我们已经有一个见证人的情况，但没有找到尸体。军人还活着。”</text:p>
      <text:p text:style-name="P4">
安娜·玛丽亚尔(Anna Malyar)要求对亲戚的死亡进行公共交流，以遵循简单的规则：</text:p>
      <text:p text:style-name="P4">
<text:span text:style-name="T5">
在税法和合资税后公开宣布应将其死亡或失踪告知亲属， </text:span>
正确地告知“死亡”或“失踪”的状态。</text:p>
      <text:p text:style-name="P4">
News Source: <text:a xlink:type="simple" xlink:href="https://armyinform.com.ua/2023/04/19/rodyny-mayut-diznavatys-pro-zagybel-vijskovogo-lyshe-vid-tczk-ta-sp-ganna-malyar/" text:style-name="Internet_20_link" text:visited-style-name="Visited_20_Internet_20_Link">
https://armyinform.com.ua/2023/04/19/rodyny-mayut-diznavatys-pro-zagybel-vijskovogo-lyshe-vid-tczk-ta-sp-ganna-malyar/</text:a>
</text:p>
      <!--NEWS-->
      <text:h text:style-name="P10" text:outline-level="1">
<text:span text:style-name="T4">
在巴赫穆特（Bakhmut），敌人攻击小团体并进入接触射击战斗-DMITRY NAROSTROTNYUK上校</text:span>
</text:h>
      <text:p text:style-name="P4">
作者: ['АРМІЯINFORM']</text:p>
      <text:p text:style-name="P4">
时间: 2023-04-19T40:00:00-04:00</text:p>
      <text:p text:style-name="P4">
描述: 在巴赫穆蒂（Bakhmuti），特罗博罗尼（Teroboroni）的西里（Teroboroni）呼吁一个孩子，伊兹（Inzha），尼兹·巴奇利（Nizhi Bachili）受伤了。他们说，在2022年，是否会在不久的将来与乌克兰进行战争</text:p>
      <text:p text:style-name="P4">
图片: ['<text:a xlink:type="simple" xlink:href="https://armyinform.com.ua/wp-content/uploads/2023/04/453bd4d3-d661-4940-a666-66ac1cf6eab1.jpg" text:style-name="Internet_20_link" text:visited-style-name="Visited_20_Internet_20_Link">
453bd4d3-d661-4940-a666-66ac1cf6eab1.jpg</text:a>
']</text:p>
      <text:p text:style-name="P4">
标签: ['STOPRUSSIA', 'АГРЕСІЯ РФ', 'БАХМУТ', 'ВТОРГНЕННЯ РФ', 'ДМИТРО ЗАВОРОТНЮК', 'СИЛИ ТЕРИТОРІАЛЬНОЇ ОБОРОНИ ЗСУ']</text:p>
      <text:p text:style-name="P4">
类别: News</text:p>
      <!--METADATA-->
      <text:p text:style-name="P4">
<draw:frame draw:style-name="fr1" draw:name="Image328" text:anchor-type="as-char" svg:width="6.9236in" svg:height="4.32725in" draw:z-index="0">
<draw:image xlink:href="../Images/AРМІЯINFORM/2023-04-19T40-00-00-04-00/453bd4d3-d661-4940-a666-66ac1cf6eab1.jpg" xlink:type="simple" xlink:show="embed" xlink:actuate="onLoad" draw:mime-type="image/jpeg"/>
</draw:frame>
在巴赫穆特(Bakhmut)，小球龙的力量与以前所见的性质略有不同。 俄罗斯人主要以5-6人的小组袭击，炮兵的掩护正试图渗透到乌克兰国防军的战斗命令，并与步枪战斗进行接触。</text:p>
      <text:p text:style-name="P4">
一支单独的领土国防军德米特里·扎沃特尼克(Dmitry Zavorotnyuk)的指挥官强调了这一点，<text:a xlink:type="simple" xlink:href="https://t.me/militarymediacenter/" text:style-name="Internet_20_link" text:visited-style-name="Visited_20_Internet_20_Link">
报道</text:a>
军事媒体中心。</text:p>
      <text:p text:style-name="P4">
“必须保留Bakhmut!在那里，我们阻止并打磨了重要的西拉斯入侵者，在我们的撤退中，他们将被扔给其他居民，并将继续对乌克兰城市的袭击。”他说。</text:p>
      <text:p text:style-name="P4">
据他介绍，小地球人的力量负责同样的责任，这是战斗训练，部队协调和人员动机的钥匙。</text:p>
      <text:p text:style-name="P4">
“我为我们的旅馆拥有一切而感到自豪，因为每个人都知道有必要停止和摧毁敌人!”  -  Dmytro Zarostnyuk上校说。</text:p>
      <text:p text:style-name="P4">
News Source: <text:a xlink:type="simple" xlink:href="https://armyinform.com.ua/2023/04/19/u-bahmuti-vorog-atakuye-malymy-grupamy-ta-vstupaye-v-kontaktni-strileczki-boyi-polkovnyk-dmytro-zavorotnyuk/" text:style-name="Internet_20_link" text:visited-style-name="Visited_20_Internet_20_Link">
https://armyinform.com.ua/2023/04/19/u-bahmuti-vorog-atakuye-malymy-grupamy-ta-vstupaye-v-kontaktni-strileczki-boyi-polkovnyk-dmytro-zavorotnyuk/</text:a>
</text:p>
      <!--NEWS-->
      <text:h text:style-name="P10" text:outline-level="1">
<text:span text:style-name="T4">
在乌克兰沉默的时刻</text:span>
</text:h>
      <text:p text:style-name="P4">
作者: ['АРМІЯINFORM']</text:p>
      <text:p text:style-name="P4">
时间: 2023-04-19T41:00:00-04:00</text:p>
      <text:p text:style-name="P4">
描述: ZGISDNU由乌克兰Volodimir Zelensky总统143/2022号法令，Khvilina Movchannya ...与乌克兰2022年的战争，与乌克兰与乌克兰的最新新闻，与乌克兰新闻，与乌克兰的新闻战争，与乌克兰的2022年2022年的最后一场战争，这将是今天的最后一场战争。乌克兰和俄罗斯以及2022年与乌克兰战争时，是否会在不久的将来与乌克兰进行战争，他们说，乌克兰与乌克兰的战争，今天的乌克兰新闻，乌克兰的新闻，乌克兰媒体在俄罗斯媒体的乌克兰新闻</text:p>
      <text:p text:style-name="P4">
图片: ['<text:a xlink:type="simple" xlink:href="https://armyinform.com.ua/wp-content/uploads/2022/10/candle.gif" text:style-name="Internet_20_link" text:visited-style-name="Visited_20_Internet_20_Link">
candle.gif</text:a>
']</text:p>
      <text:p text:style-name="P4">
标签: ['STOPRUSSIA', 'АГРЕСІЯ РФ', 'ВТОРГНЕННЯ РФ', 'УКАЗ ПРЕЗИДЕНТА УКРАЇНИ', 'ХВИЛИНА МОВЧАННЯ']</text:p>
      <text:p text:style-name="P4">
类别: News</text:p>
      <!--METADATA-->
      <text:p text:style-name="P4">
<draw:frame draw:style-name="fr1" draw:name="Image329" text:anchor-type="as-char" svg:width="6.9236in" svg:height="3.895992in" draw:z-index="0">
<draw:image xlink:href="../Images/AРМІЯINFORM/2023-04-19T41-00-00-04-00/candle.gif" xlink:type="simple" xlink:show="embed" xlink:actuate="onLoad" draw:mime-type="image/gif"/>
</draw:frame>
根据<text:a xlink:type="simple" xlink:href="https://www.president.gov.ua/documents/1432022-41729" text:style-name="Internet_20_link" text:visited-style-name="Visited_20_Internet_20_Link">
总统法令</text:a>
Volodymyrazellensky No. 143/2022，每天9:00花费一分钟的沉默，这是媒体之外的。</text:p>
      <text:p text:style-name="P4">
“为了纪念光明的记忆，公民勇气和奉献，精神的力量，稳定和英勇的勇士的壮举，这些勇士死于逃亡的任务，以保护国家主权和领土的兼容性，以在9点发起一天在全国范围内，全国一分钟的寂静中的歌曲是俄罗斯联邦的武装侵略，乌克兰在所有媒体上宣布，无论所有权如何，俄罗斯联邦的武装侵略。”</text:p>
      <text:p text:style-name="P4">
News Source: <text:a xlink:type="simple" xlink:href="https://armyinform.com.ua/2023/04/19/v-ukrayini-hvylyna-movchannya/" text:style-name="Internet_20_link" text:visited-style-name="Visited_20_Internet_20_Link">
https://armyinform.com.ua/2023/04/19/v-ukrayini-hvylyna-movchannya/</text:a>
</text:p>
      <!--NEWS-->
      <text:h text:style-name="P10" text:outline-level="1">
<text:span text:style-name="T4">
乌克兰外交部谴责白俄罗斯总统与明斯克的DNR领导人的会议</text:span>
</text:h>
      <text:p text:style-name="P4">
作者: ['АРМІЯINFORM']</text:p>
      <text:p text:style-name="P4">
时间: 2023-04-19T42:00:00-04:00</text:p>
      <text:p text:style-name="P4">
描述: 在Khranyni的迷你 - 纳萨尔德（Khranyni），乌克兰证书是由比洛鲁斯（Bilorusi）总统寄出的……与乌克兰2022年的战争，与乌克兰的战争是今天的最新消息，这是乌克兰与乌克兰2022年的新闻。 ，乌克兰和俄罗斯之间会发生战争，当与乌克兰的战争在2022年，他们是否会在不久的将来与乌克兰进行战争，他们说，与乌克兰的战争，今天的乌克兰新闻，乌克兰的新闻，乌克兰的新闻俄罗斯的乌克兰媒体</text:p>
      <text:p text:style-name="P4">
图片: ['<text:a xlink:type="simple" xlink:href="https://armyinform.com.ua/wp-content/uploads/2022/11/ff6ac1c-mzs2.jpg" text:style-name="Internet_20_link" text:visited-style-name="Visited_20_Internet_20_Link">
ff6ac1c-mzs2.jpg</text:a>
']</text:p>
      <text:p text:style-name="P4">
标签: ['STOPRUSSIA', 'МЗС']</text:p>
      <text:p text:style-name="P4">
类别: News</text:p>
      <!--METADATA-->
      <text:p text:style-name="P4">
<draw:frame draw:style-name="fr1" draw:name="Image330" text:anchor-type="as-char" svg:width="6.9236in" svg:height="3.883237in" draw:z-index="0">
<draw:image xlink:href="../Images/AРМІЯINFORM/2023-04-19T42-00-00-04-00/ff6ac1c-mzs2.jpg" xlink:type="simple" xlink:show="embed" xlink:actuate="onLoad" draw:mime-type="image/jpeg"/>
</draw:frame>
乌克兰外交部受到保护亚历山大·卢卡什科(Alexander Lukashenko)与丹尼斯·普希林DNR领导人的会议的谴责。 该部召集乌克兰大使到白俄罗斯进行磋商。</text:p>
      <text:p text:style-name="P4">
关于这个<text:a xlink:type="simple" xlink:href="https://mfa.gov.ua/news/zayava-mzs-ukrayini-shchodo-zustrichi-oleksandra-lukashenka-z-predstavnikom-rosijskoyi-okupacijnoyi-administraciyi-denisom-pushilinim" text:style-name="Internet_20_link" text:visited-style-name="Visited_20_Internet_20_Link">
被引用</text:a>
在外交部的声明中。</text:p>
      <text:p text:style-name="P4">
“乌克兰外交部于4月18日谴责亚历山大·卢卡申科(Alexander Lukashenko)的会议，丹尼斯·普希林(Denis Pushilin)的企图使顿涅茨克(Donetsk)俄罗斯占领政府的代表合法化。</text:p>
      <text:p text:style-name="P4">
我们考虑与俄罗斯占领政府代表的会议，该会议被乌克兰调查隐藏，因为乌克兰的调查是在乌克兰和国际制裁下犯下严重犯罪，这是白俄罗斯共和国的另一项无聊行为，旨在支持国家 - 俄罗斯联邦的参与者。</text:p>
      <text:p text:style-name="P4">
在这方面，乌克兰外交部决定召集乌克兰大使到白俄罗斯·伊戈尔·基齐姆共和国进行磋商。</text:p>
      <text:p text:style-name="P4">
乌克兰的乌克兰办公室强调说：“明斯克应该避免这种破坏性的步骤，并停止支持俄罗斯对乌克兰的积极战争。”</text:p>
      <text:p text:style-name="P4">
News Source: <text:a xlink:type="simple" xlink:href="https://armyinform.com.ua/2023/04/19/u-mzs-ukrayiny-zasudyly-zustrich-prezydenta-bilorusi-z-vatazhkom-tak-zvanoyi-dnr-u-minsku/" text:style-name="Internet_20_link" text:visited-style-name="Visited_20_Internet_20_Link">
https://armyinform.com.ua/2023/04/19/u-mzs-ukrayiny-zasudyly-zustrich-prezydenta-bilorusi-z-vatazhkom-tak-zvanoyi-dnr-u-minsku/</text:a>
</text:p>
      <!--NEWS-->
      <text:h text:style-name="P10" text:outline-level="1">
<text:span text:style-name="T4">
Sumy和Chernihiv炮击继续：敌人使用炮兵和迫击炮</text:span>
</text:h>
      <text:p text:style-name="P4">
作者: ['АРМІЯINFORM']</text:p>
      <text:p text:style-name="P4">
时间: 2023-04-19T43:00:00-04:00</text:p>
      <text:p text:style-name="P4">
描述: 对于Permanu doba rosiyski pervyinis，4 rasi，苏索科的原则是……与乌克兰2022年的战争，与乌克兰与乌克兰的最新新闻，与乌克兰的新闻战争，与乌克兰2022年的新闻战争，乌克兰和俄罗斯的最后一场与乌克兰的战争是与乌克兰战争的最后一场。将是，是否会在不久的将来与乌克兰进行战争，今天与乌克兰的战争，今天的乌克兰新闻</text:p>
      <text:p text:style-name="P4">
图片: ['<text:a xlink:type="simple" xlink:href="https://armyinform.com.ua/wp-content/uploads/2023/04/obstrilyaly.jpg" text:style-name="Internet_20_link" text:visited-style-name="Visited_20_Internet_20_Link">
obstrilyaly.jpg</text:a>
']</text:p>
      <text:p text:style-name="P4">
标签: ['STOPRUSSIA', 'АГРЕСІЯ РФ', 'ВТОРГНЕННЯ РФ', 'ОБСТРІЛИ ПРИКОРДОННЯ', 'СУМЩИНА', 'ЧЕРНІГІВЩИНА']</text:p>
      <text:p text:style-name="P4">
类别: News</text:p>
      <!--METADATA-->
      <text:p text:style-name="P4">
<draw:frame draw:style-name="fr1" draw:name="Image331" text:anchor-type="as-char" svg:width="6.9236in" svg:height="4.620443in" draw:z-index="0">
<draw:image xlink:href="../Images/AРМІЯINFORM/2023-04-19T43-00-00-04-00/obstrilyaly.jpg" xlink:type="simple" xlink:show="embed" xlink:actuate="onLoad" draw:mime-type="image/jpeg"/>
</draw:frame>
说明性照片</text:p>
      <text:p text:style-name="P4">
在过去的一天中，俄罗斯占领部队向边境和切尔尼希夫地区开火了4次。</text:p>
      <text:p text:style-name="P4">
关于它<text:a xlink:type="simple" xlink:href="https://www.facebook.com/kommander.nord/posts/pfbid0Z3g4VJN8BkiTEm4mB9rUMS2HNi5TBvjGRej3BaDiBzi7Bc1eZ5TChgCs57XVjwP7l" text:style-name="Internet_20_link" text:visited-style-name="Visited_20_Internet_20_Link">
报告</text:a>
操作命令“北”。</text:p>
      <text:p text:style-name="P4">
从11:35到11:50 <text:span text:style-name="T4">
 9教区</text:span>
，可能是82毫米的迫击炮，也从13:10到13:15固定<text:span text:style-name="T4">
 2旅行</text:span>
 Sumy地区的Buninin。</text:p>
      <text:p text:style-name="P4">
从16:00到16:30，<text:span text:style-name="T4">
 4来了</text:span>
，大概是在切尼希夫地区的格拉米亚卡(Gramyachka)的鼻子上，有120毫米的迫击炮。 没有关于当地人口损失或对平民基础设施损害的信息。</text:p>
      <text:p text:style-name="P4">
从4:00 pm到16:47，<text:span text:style-name="T4">
 20个教区</text:span>
，可能来自大桦树定居点的枪管炮兵。 由于损坏，有3个私人房屋损坏了。</text:p>
      <text:p text:style-name="P4">
回想一下，4月18日上午，俄罗斯军队三次(https://armyinform.com.ua/2023/04/18/okupanty-vchergove-obstrilyaly-chernigivshhynu-ta-sumshhynu/)在Sumy和Chernihiv地区的边界上，其中一项打击被管理的航空炸弹击中。</text:p>
      <text:p text:style-name="P4">
News Source: <text:a xlink:type="simple" xlink:href="https://armyinform.com.ua/2023/04/19/obstrily-sumshhyny-ta-chernigivshhyny-tryvayut-vorog-zastosovuye-artyleriyu-j-vogon-z-minometiv-2/" text:style-name="Internet_20_link" text:visited-style-name="Visited_20_Internet_20_Link">
https://armyinform.com.ua/2023/04/19/obstrily-sumshhyny-ta-chernigivshhyny-tryvayut-vorog-zastosovuye-artyleriyu-j-vogon-z-minometiv-2/</text:a>
</text:p>
      <!--NEWS-->
      <text:h text:style-name="P10" text:outline-level="1">
<text:span text:style-name="T4">
德国为乌克兰提供了另一个军事援助计划，其中包括爱国者SCR</text:span>
</text:h>
      <text:p text:style-name="P4">
作者: ['АРМІЯINFORM']</text:p>
      <text:p text:style-name="P4">
时间: 2023-04-19T44:00:00-04:00</text:p>
      <text:p text:style-name="P4">
描述: Німеччина надала Україні новий пакет військової допомоги, до якого уперше входить ЗРК...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图片: ['<text:a xlink:type="simple" xlink:href="https://armyinform.com.ua/wp-content/uploads/2023/04/patriot.jpg" text:style-name="Internet_20_link" text:visited-style-name="Visited_20_Internet_20_Link">
patriot.jpg</text:a>
']</text:p>
      <text:p text:style-name="P4">
标签: ['STOPRUSSIA', 'ДОПОМОГА ПАРТНЕРІВ', 'ЗРК PATRIOT', 'СВІТ ПІДТРИМУЄ УКРАЇНУ', 'УКРАЇНА-НІМЕЧЧИНА']</text:p>
      <text:p text:style-name="P4">
类别: News</text:p>
      <!--METADATA-->
      <text:p text:style-name="P4">
<draw:frame draw:style-name="fr1" draw:name="Image332" text:anchor-type="as-char" svg:width="6.9236in" svg:height="3.894525in" draw:z-index="0">
<draw:image xlink:href="../Images/AРМІЯINFORM/2023-04-19T44-00-00-04-00/patriot.jpg" xlink:type="simple" xlink:show="embed" xlink:actuate="onLoad" draw:mime-type="image/jpeg"/>
</draw:frame>
德国为乌克兰提供了新的军事援助计划，乌克兰是爱国者SCC的首先。</text:p>
      <text:p text:style-name="P4">
这在[消息]中说明了(https://www.bundesregierung.de/breg-de/themen/krieg-in-der-ukraine/lieferungen-ukraine-2054514)德国政府。</text:p>
      <text:p text:style-name="P4">
正如所指出的那样，柏林官方已经放置了带有单层的防空导弹系统。</text:p>
      <text:p text:style-name="P4">
此外，德国将Zetros卡车和汽车移交给了边境警卫队。</text:p>
      <text:p text:style-name="P4">
回想一下<text:a xlink:type="simple" xlink:href="https://armyinform.com.ua/2023/01/05/navchannya-ukrayinskyh-fahivcziv-na-zrk-patriot-vidbudetsya-u-maksymalno-stysli-terminy/" text:style-name="Internet_20_link" text:visited-style-name="Visited_20_Internet_20_Link">
报告</text:a>
在今年年初，美利坚合众国开始准备传播防空导弹综合体<text:a xlink:type="simple" xlink:href="https://armyinform.com.ua/2022/10/13/chym-vidriznyayetsya-zrk-nasams-vid-zrk-patriot/" text:style-name="Internet_20_link" text:visited-style-name="Visited_20_Internet_20_Link">
爱国者</text:a>
.</text:p>
      <text:p text:style-name="P4">
Тим часом в Німеччині українські військові активно<text:a xlink:type="simple" xlink:href="https://armyinform.com.ua/2023/02/17/u-bundesveri-pokazaly-navchannya-ukrayinskyh-vijskovosluzhbovcziv-na-patriot/" text:style-name="Internet_20_link" text:visited-style-name="Visited_20_Internet_20_Link">
проходили</text:a>
爱国者Scr。</text:p>
      <text:p text:style-name="P4">
News Source: <text:a xlink:type="simple" xlink:href="https://armyinform.com.ua/2023/04/19/nimechchyna-nadala-ukrayini-chergovyj-paket-vijskovoyi-dopomogy-do-yakogo-vhodyt-zrk-patriot/" text:style-name="Internet_20_link" text:visited-style-name="Visited_20_Internet_20_Link">
https://armyinform.com.ua/2023/04/19/nimechchyna-nadala-ukrayini-chergovyj-paket-vijskovoyi-dopomogy-do-yakogo-vhodyt-zrk-patriot/</text:a>
</text:p>
      <!--NEWS-->
      <text:h text:style-name="P10" text:outline-level="1">
<text:span text:style-name="T4">
Військово-лікарські комісії працюватимуть на базі цивільних медзакладів за Програмою медгарантій</text:span>
</text:h>
      <text:p text:style-name="P4">
作者: ['АРМІЯINFORM']</text:p>
      <text:p text:style-name="P4">
时间: 2023-04-19T45:00:00-04:00</text:p>
      <text:p text:style-name="P4">
描述: 在Medichny医疗计划的框架内，新计划的Nemdovazhne的生产分离...与乌克兰2022年的战争，与乌克兰的战争是今天的最新消息，即今天与乌克兰2022的新闻战乌克兰和俄罗斯之间以及乌克兰在2022年与乌克兰的战争是否会发生战争，乌克兰新闻在乌克兰媒体的俄罗斯人</text:p>
      <text:p text:style-name="P4">
图片: ['<text:a xlink:type="simple" xlink:href="https://armyinform.com.ua/wp-content/uploads/2023/04/vlk.jpg" text:style-name="Internet_20_link" text:visited-style-name="Visited_20_Internet_20_Link">
vlk.jpg</text:a>
']</text:p>
      <text:p text:style-name="P4">
标签: ['ВЛК', 'ВОЄННИЙ СТАН', 'РІШЕННЯ УРЯДУ', 'СОЦІАЛЬНИЙ ЗАХИСТ']</text:p>
      <text:p text:style-name="P4">
类别: News</text:p>
      <!--METADATA-->
      <text:p text:style-name="P4">
<draw:frame draw:style-name="fr1" draw:name="Image333" text:anchor-type="as-char" svg:width="6.9236in" svg:height="3.894525in" draw:z-index="0">
<draw:image xlink:href="../Images/AРМІЯINFORM/2023-04-19T45-00-00-04-00/vlk.jpg" xlink:type="simple" xlink:show="embed" xlink:actuate="onLoad" draw:mime-type="image/jpeg"/>
</draw:frame>
政府已批准根据医疗保证计划实施新软件包的决议。 它设想由军事医疗委员会医生的医学检查小组的医学检查(VLK), щоутворюються при територіальних центрах комплектування та соціальної підтримки.</text:p>
      <text:p text:style-name="P4">
Про це <text:a xlink:type="simple" xlink:href="https://www.kmu.gov.ua/news/viiskovo-likarski-komisii-pratsiuvatymut-na-bazi-tsyvilnykh-medzakladiv-za-prohramoiu-medharantii" text:style-name="Internet_20_link" text:visited-style-name="Visited_20_Internet_20_Link">
повідомляє</text:a>
政府门户。</text:p>
      <text:p text:style-name="P4">
在tasotal支持的领土中心运营的Freemark VLK将在平民医疗机构的基础上发挥作用。 卫生服务又将与这些医疗机构签订合同，并提供新的服务中提供的一米服务“对人员的医疗审查，该服务由人员人员配备和社会支持中心进行。</text:p>
      <text:p text:style-name="P4">
这样的步骤将增强医生的资源提供，这些医生为评估Porach服务人员的适用性而感到羞耻。</text:p>
      <text:p text:style-name="P4">
“大规模战争的条件是新的挑战。 Dressurin军事医疗委员会已经增加了多次。 我们的职责是在没有官僚主义和队列的情况下提供乌克兰服务，尤其是在VLK中。这是当今重要且相关的任务之一。 就其本身而言，卫生部已决定基于平民卫生保健设施创建CBC。 MOH团队还将作为机构间工作的一部分，以改善VLK的处理过程。 我们准备对实施医疗保证计划进行肩膀和政府的决定，该计划提供了由VLK医生的多学科团队进行体检，该团队是由人员配备和社会支持中心形成的，定期确认。 我们的目标是在Centriludin的服务中快速，方便的服务。</text:p>
      <text:p text:style-name="P4">
Medgartian计划包装中包含的所有服务将为发生的人免费提供。 特别是，国家将涵盖以下服务：为了在民用医疗机构获得免费服务，在VLK中发生的公民必须有以下文件之一：</text:p>
      <text:p text:style-name="P4">
<text:span text:style-name="T5">
检查和体检卡； </text:span>
国防部高等教育机构和高等教育机构的军事教育单位进行培训的候选人； <text:span text:style-name="T5">
医学检查卡； </text:span>
领土收购和社会支持中心负责人的方向。</text:p>
      <text:p text:style-name="P4">
News Source: <text:a xlink:type="simple" xlink:href="https://armyinform.com.ua/2023/04/19/vijskovo-likarski-komisiyi-praczyuvatymut-na-bazi-czyvilnyh-medzakladiv-za-programoyu-medgarantij/" text:style-name="Internet_20_link" text:visited-style-name="Visited_20_Internet_20_Link">
https://armyinform.com.ua/2023/04/19/vijskovo-likarski-komisiyi-praczyuvatymut-na-bazi-czyvilnyh-medzakladiv-za-programoyu-medgarantij/</text:a>
</text:p>
      <!--NEWS-->
      <text:h text:style-name="P10" text:outline-level="1">
<text:span text:style-name="T4">
白天，救援人员去消除了敌人炮击两百次的后果</text:span>
</text:h>
      <text:p text:style-name="P4">
作者: ['АРМІЯINFORM']</text:p>
      <text:p text:style-name="P4">
时间: 2023-04-19T46:00:00-04:00</text:p>
      <text:p text:style-name="P4">
描述: 最后一世，18克维特里（Kvitry），韦萨西亚（Wersasya）的pidrodrodshice是obzvishyniy ...与乌克兰2022年的战争，与乌克兰与乌克兰的最新新闻，今天与乌克兰的新闻战争，今天与乌克兰2022年的新闻战争，乌克兰和俄罗斯之间的战争会发生他们说，与乌克兰与乌克兰的战争将在不久是否会在不久的将来与乌克兰战争，他们说，与乌克兰与乌克兰的战争，今天的乌克兰新闻，乌克兰的新闻，乌克兰媒体在俄罗斯的乌克兰新闻</text:p>
      <text:p text:style-name="P4">
图片: ['<text:a xlink:type="simple" xlink:href="https://armyinform.com.ua/wp-content/uploads/2022/12/pozhezha-1.jpg" text:style-name="Internet_20_link" text:visited-style-name="Visited_20_Internet_20_Link">
pozhezha-1.jpg</text:a>
']</text:p>
      <text:p text:style-name="P4">
标签: ['STOPRUSSIA', 'АГРЕСІЯ РФ', 'ВІЙНА', 'ВТОРГНЕННЯ РФ', 'ДСНС УКРАЇНИ', 'ЛІКВІДАЦІЯ НАСЛІДКІВ ВОРОЖИХ ОБСТРІЛІВ']</text:p>
      <text:p text:style-name="P4">
类别: News</text:p>
      <!--METADATA-->
      <text:p text:style-name="P4">
<draw:frame draw:style-name="fr1" draw:name="Image334" text:anchor-type="as-char" svg:width="6.9236in" svg:height="4.635046in" draw:z-index="0">
<draw:image xlink:href="../Images/AРМІЯINFORM/2023-04-19T46-00-00-04-00/pozhezha-1.jpg" xlink:type="simple" xlink:show="embed" xlink:actuate="onLoad" draw:mime-type="image/jpeg"/>
</draw:frame>
说明性照片</text:p>
      <text:p text:style-name="P4">
在4月18日<text:span text:style-name="T4">
的最后一天，</text:span>
乌克兰公务员的不确定情况的划分<text:span text:style-name="T4">
 200次出发</text:span>
，以消除定居点和基础设施的居民的后果。 消除了8次大火。 为144人提供了心理帮助。</text:p>
      <text:p text:style-name="P4">
这在[消息]中说明了(https://dsns.gov.ua/uk/news/nadzvicaini-podiyi/operativna-informaciia-dsns-shhodo-naslidkiv-vedennia-boiovix-dii-rosiiskoiu-federacijeiu-131)乌克兰的SES。</text:p>
      <text:p text:style-name="P4">
自战争开始以来，已经进行了89 863次旅行，以消除炮击后果，已清算了1466次大火，营救了4003人，提供了心理援助210 633。</text:p>
      <text:p text:style-name="P4">
News Source: <text:a xlink:type="simple" xlink:href="https://armyinform.com.ua/2023/04/19/za-dobu-ryatuvalnyky-dvisti-raziv-vyyizhdzhaly-na-likvidacziyu-naslidkiv-vorozhyh-obstriliv/" text:style-name="Internet_20_link" text:visited-style-name="Visited_20_Internet_20_Link">
https://armyinform.com.ua/2023/04/19/za-dobu-ryatuvalnyky-dvisti-raziv-vyyizhdzhaly-na-likvidacziyu-naslidkiv-vorozhyh-obstriliv/</text:a>
</text:p>
      <!--NEWS-->
      <text:h text:style-name="P10" text:outline-level="1">
<text:span text:style-name="T4">
北约没有看到从俄罗斯到白俄罗斯的核武器的迹象。 情况正在密切关注</text:span>
</text:h>
      <text:p text:style-name="P4">
作者: ['АРМІЯINFORM']</text:p>
      <text:p text:style-name="P4">
时间: 2023-04-19T47:00:00-04:00</text:p>
      <text:p text:style-name="P4">
描述: Pivnich  - 大西洋联盟不是战略核位置的Burd Zmin的储备...与乌克兰2022年的战争，与乌克兰的战争是今天的最新新闻，《与乌克兰2022年的新闻战》是今天的最后一场，威尔乌克兰和俄罗斯之间发生战争，当2022年与乌克兰的战争何时会发生，他们会在不久的将来与乌克兰战争，他们说，与乌克兰的战争，今天的乌克兰新闻，乌克兰的新闻，乌克兰的新闻俄罗斯的乌克兰媒体</text:p>
      <text:p text:style-name="P4">
图片: ['<text:a xlink:type="simple" xlink:href="https://armyinform.com.ua/wp-content/uploads/2019/10/yens-stoltenberg.jpg" text:style-name="Internet_20_link" text:visited-style-name="Visited_20_Internet_20_Link">
yens-stoltenberg.jpg</text:a>
']</text:p>
      <text:p text:style-name="P4">
标签: ['БІЛОРУСЬ', 'ЄНС СТОЛТЕНБЕРГ', 'НАТО', 'ЯДЕРНА ЗБРОЯ']</text:p>
      <text:p text:style-name="P4">
类别: News</text:p>
      <!--METADATA-->
      <text:p text:style-name="P4">
<draw:frame draw:style-name="fr1" draw:name="Image335" text:anchor-type="as-char" svg:width="6.9236in" svg:height="4.517649in" draw:z-index="0">
<draw:image xlink:href="../Images/AРМІЯINFORM/2023-04-19T47-00-00-04-00/yens-stoltenberg.jpg" xlink:type="simple" xlink:show="embed" xlink:actuate="onLoad" draw:mime-type="image/jpeg"/>
</draw:frame>
北大西洋联盟没有观察到俄罗斯联邦战略核力量的立场，特别是战术核武器向白俄罗斯领土的运动。</text:p>
      <text:p text:style-name="P4">
关于它<text:a xlink:type="simple" xlink:href="https://www.nato.int/cps/en/natohq/opinions_213952.htm" text:style-name="Internet_20_link" text:visited-style-name="Visited_20_Internet_20_Link">
报告</text:a>
北约秘书长詹斯·斯托尔滕贝格。</text:p>
      <text:p text:style-name="P4">
“我们密切关注俄罗斯的所作所为。 以及莫斯科关于其名词的新声明，部署一小段行动的计划或Viborus的战术武器是危险，不负责任的核修辞模型的一部分，我们已经看到了很多年，尤其是在残酷的入侵之后乌克兰 - 北大西洋联盟的负责人说。</text:p>
      <text:p text:style-name="P4">
据他说，俄罗斯人用核武器做的事实对北约进行了密切的监控。</text:p>
      <text:p text:style-name="P4">
“我们警惕。 到目前为止，我们还没有看到俄罗斯核政策的任何变化，这给我们的核政策带来了任何变化。 但是我们已经准备好了，我们有兴趣回应这种俄罗斯军事延伸模式，以及对邻居使用武力的使用。”</text:p>
      <text:p text:style-name="P4">
News Source: <text:a xlink:type="simple" xlink:href="https://armyinform.com.ua/2023/04/19/u-nato-poky-ne-bachat-oznak-peremishhennya-yadernoyi-zbroyi-z-rf-do-bilorusi-za-sytuacziyeyu-pylno-stezhat/" text:style-name="Internet_20_link" text:visited-style-name="Visited_20_Internet_20_Link">
https://armyinform.com.ua/2023/04/19/u-nato-poky-ne-bachat-oznak-peremishhennya-yadernoyi-zbroyi-z-rf-do-bilorusi-za-sytuacziyeyu-pylno-stezhat/</text:a>
</text:p>
      <!--NEWS-->
      <text:h text:style-name="P10" text:outline-level="1">
<text:span text:style-name="T4">
一天中有四名平民因俄罗斯炮击而丧生，有27名受伤</text:span>
</text:h>
      <text:p text:style-name="P4">
作者: ['АРМІЯINFORM']</text:p>
      <text:p text:style-name="P4">
时间: 2023-04-19T48:00:00-04:00</text:p>
      <text:p text:style-name="P4">
描述: 对于永久性杜巴（Permanu doba），18克维尼亚（Kvynya），四个隔离犬通过罗西亚（Rosiya）杀死。...与乌克兰2022年的战争，与乌克兰的战争是今天的最新消息，与乌克兰2022年的新闻战是今天的最后一场新闻他们说，乌克兰与俄罗斯之间的战争，乌克兰与乌克兰的战争将在不久的将来与乌克兰发生战争，他们说，与乌克兰的战争，今天的乌克兰新闻，乌克兰的新闻，乌克兰媒体的新闻，乌克兰媒体的新闻俄语</text:p>
      <text:p text:style-name="P4">
图片: ['<text:a xlink:type="simple" xlink:href="https://armyinform.com.ua/wp-content/uploads/2023/04/photo_5332469895809582360_y.jpg" text:style-name="Internet_20_link" text:visited-style-name="Visited_20_Internet_20_Link">
photo_5332469895809582360_y.jpg</text:a>
']</text:p>
      <text:p text:style-name="P4">
标签: ['MILITARY MEDIA CENTER', 'STOPRUSSIA', 'ОБСТРІЛИ РФ', 'ХАРКІВСЬКИЙ ТРИБУНАЛ']</text:p>
      <text:p text:style-name="P4">
类别: News</text:p>
      <!--METADATA-->
      <text:p text:style-name="P4">
<draw:frame draw:style-name="fr1" draw:name="Image336" text:anchor-type="as-char" svg:width="6.9236in" svg:height="4.767295in" draw:z-index="0">
<draw:image xlink:href="../Images/AРМІЯINFORM/2023-04-19T48-00-00-04-00/photo_5332469895809582360_y.jpg" xlink:type="simple" xlink:show="embed" xlink:actuate="onLoad" draw:mime-type="image/jpeg"/>
</draw:frame>
在过去的一天，4月18日，由于俄罗斯的炮击，四名平民被杀。 27受伤。</text:p>
      <text:p text:style-name="P4">
关于它<text:a xlink:type="simple" xlink:href="https://t.me/militarymediacenter/" text:style-name="Internet_20_link" text:visited-style-name="Visited_20_Internet_20_Link">
报告</text:a>
 Military Media Center.</text:p>
      <text:p text:style-name="P4">
За даними Ситуаційного центру Міноборони, протягом минулої доби російськівійська обстріляли територію десяти областей України.</text:p>
      <text:p text:style-name="P4">
«Загалом із різних видів озброєння (步枪武器，迫击炮，桶炮，S-300 ZRK，无人机，战术航空)炮击<text:span text:style-name="T4">
 112定居</text:span>
，确认了98个基础架构设施。</text:p>
      <text:p text:style-name="P4">
News Source: <text:a xlink:type="simple" xlink:href="https://armyinform.com.ua/2023/04/19/za-dobu-vid-rosijskyh-obstriliv-zagynulo-chetvero-osib-ta-27-poraneno/" text:style-name="Internet_20_link" text:visited-style-name="Visited_20_Internet_20_Link">
https://armyinform.com.ua/2023/04/19/za-dobu-vid-rosijskyh-obstriliv-zagynulo-chetvero-osib-ta-27-poraneno/</text:a>
</text:p>
      <!--NEWS-->
      <text:h text:style-name="P10" text:outline-level="1">
<text:span text:style-name="T4">
来自卑诗省的三个敌方仓库 - 谢尔盖·奇尔瓦蒂（Sergey Cherevaty）在河口方向被摧毁</text:span>
</text:h>
      <text:p text:style-name="P4">
作者: ['Сергій Лемеха']</text:p>
      <text:p text:style-name="P4">
时间: 2023-04-19T49:00:00-04:00</text:p>
      <text:p text:style-name="P4">
描述: 巴赫穆特（Bakhmuts）炸毁了国防防御的防御，乌克兰和俄罗斯之间会发生战争，当2022年与乌克兰战争时，是否会在不久的将来与乌克兰发生战争，他们说，与乌克兰的战争，今天的乌克兰新闻，乌克兰新闻，乌克兰新闻在俄罗斯的乌克兰媒体</text:p>
      <text:p text:style-name="P4">
图片: ['<text:a xlink:type="simple" xlink:href="https://armyinform.com.ua/wp-content/uploads/2023/04/cherevatyj-1-1.jpg" text:style-name="Internet_20_link" text:visited-style-name="Visited_20_Internet_20_Link">
cherevatyj-1-1.jpg</text:a>
']</text:p>
      <text:p text:style-name="P4">
标签: ['СЕРГІЙ ЧЕРЕВАТИЙ']</text:p>
      <text:p text:style-name="P4">
类别: News</text:p>
      <!--METADATA-->
      <text:p text:style-name="P4">
<draw:frame draw:style-name="fr1" draw:name="Image337" text:anchor-type="as-char" svg:width="6.9236in" svg:height="4.615733in" draw:z-index="0">
<draw:image xlink:href="../Images/AРМІЯINFORM/2023-04-19T49-00-00-04-00/cherevatyj-1-1.jpg" xlink:type="simple" xlink:show="embed" xlink:actuate="onLoad" draw:mime-type="image/jpeg"/>
</draw:frame>
在白天，在巴赫穆特的方向上，国防力量摧毁了烟熏人的两个仓库，在莱曼斯基 - 三个仓库，一个T-72坦克和三个迫击炮上。</text:p>
      <text:p text:style-name="P4">
乌克兰上校谢尔盖·奇雷维蒂(Sergey Cherevaty)的武装部队发言人向陆军机构代理机构发表评论中报道了这一点。</text:p>
      <ul>
        <li>
主要努力是在利曼·巴赫穆特(Liman Bakhmut)的指示上采取进攻行动。 我们的后卫设法从Limansky-Three-Threef Field Sostists上的Bakhmutskaya上的Baku摧毁了两个敌方仓库，其中一个T-72坦克，三个迫击炮120毫米，六辆联合车辆。 Sergiycheriev说，敌人试图改善战术位置，在迪布罗娃(Dibrova)定居附近进行了连续的连续行动。</li>
      </ul>
      <text:p text:style-name="P4">
他得知东部部队责任的局势，他告知敌人并没有停止对我们的立场进行强烈的炮击，这是更大的残酷行为，他将在民事基础设施中被杀。</text:p>
      <ul>
        <li>
在敌人炮击的最后一天的库皮斯克方向上，卡米安卡(Kamianka)，里德科杜布(Ridkoodub)，克拉斯尼(Krasne)第一，诺沃斯林斯克(Novomlinsk)，两年和后的哈尔基夫地区(Novomlinsk)遭受了苦难。 在炮击的利马方向，Viselakhmachivka，Nevskoye，Grigorivka，Bigorivka，Luhansk地区和Ivanivka，Torke和有争议的DONETSK--顿涅茨克， -  Sergey Cherevaty说。</li>
      </ul>
      <text:p text:style-name="P4">
News Source: <text:a xlink:type="simple" xlink:href="https://armyinform.com.ua/2023/04/19/na-lymanskomu-napryamku-znyshheno-try-vorozhi-sklady-z-bk-sergij-cherevatyj/" text:style-name="Internet_20_link" text:visited-style-name="Visited_20_Internet_20_Link">
https://armyinform.com.ua/2023/04/19/na-lymanskomu-napryamku-znyshheno-try-vorozhi-sklady-z-bk-sergij-cherevatyj/</text:a>
</text:p>
      <!--NEWS-->
      <text:h text:style-name="P10" text:outline-level="1">
<text:span text:style-name="T4">
在白天</text:span>
</text:h>
      <text:p text:style-name="P4">
作者: ['Сергій Лемеха']</text:p>
      <text:p text:style-name="P4">
时间: 2023-04-19T50:00:00-04:00</text:p>
      <text:p text:style-name="P4">
描述: 147帕普维夫被Donechchini国防军封锁，232人受伤，一场...与乌克兰2022年的战争，与乌克兰的最新新闻，今天与乌克兰的新闻战争，乌克兰2022年的新闻战争，今天将在乌克兰，俄罗斯和俄罗斯和俄罗斯和俄罗斯和俄罗斯之间发动战争他们说，当乌克兰在2022年与乌克兰进行战争时，他们是否会在不久的将来与乌克兰进行战争，他们说，与乌克兰的战争，今天的乌克兰新闻，乌克兰的新闻，乌克兰媒体在俄罗斯的乌克兰新闻</text:p>
      <text:p text:style-name="P4">
图片: ['<text:a xlink:type="simple" xlink:href="https://armyinform.com.ua/wp-content/uploads/2023/04/cherevatyj-2.jpg" text:style-name="Internet_20_link" text:visited-style-name="Visited_20_Internet_20_Link">
cherevatyj-2.jpg</text:a>
']</text:p>
      <text:p text:style-name="P4">
标签: ['СЕРГІЙ ЧЕРЕВАТИЙ']</text:p>
      <text:p text:style-name="P4">
类别: News</text:p>
      <!--METADATA-->
      <text:p text:style-name="P4">
<draw:frame draw:style-name="fr1" draw:name="Image338" text:anchor-type="as-char" svg:width="6.9236in" svg:height="4.61393in" draw:z-index="0">
<draw:image xlink:href="../Images/AРМІЯINFORM/2023-04-19T50-00-00-04-00/cherevatyj-2.jpg" xlink:type="simple" xlink:show="embed" xlink:actuate="onLoad" draw:mime-type="image/jpeg"/>
</draw:frame>
最后一天，顿涅茨克地区有147名入侵者被摧毁，232人受伤，其中一名被捕。</text:p>
      <text:p text:style-name="P4">
乌克兰武装部队东部乌雷尔(Urell)的发言人谢尔盖·奇雷维蒂(Sergey Cherevaty)上校通知了陆军信息局。</text:p>
      <ul>
        <li>
在部队东部责任的责任领域，最严厉的战斗继续发动巴赫穆特。 同时，我们的防守者朝着喷嘴方向击退了敌人的进攻。 Vasyukivka，Minskivka，Orikhovo-vasylivka，Novomarka，Grigorivka，Bakhmut，Bakhmut，Ivanivske，Stupochka，Yar，Konstantinovka，Toretsk，Toretsk和New York of Donetsk地区因敌对炮击而受到敌人的伤害。</li>
      </ul>
      <text:p text:style-name="P4">
在最后一天，总共发生了34次战斗冲突，敌人提交了两枚导弹和21架飞机罢工，这是对我们部队539炮击的对手的无人机卡米卡德兹的打击。 同时，我们的军队报告了强有力的打击。</text:p>
      <ul>
        <li>
白天，塞尔吉耶切里夫(Sergiycheriev)说，白天，东部团体的部队摧毁了147名入侵者，232人受伤，一名入侵者被俘虏。</li>
      </ul>
      <text:p text:style-name="P4">
News Source: <text:a xlink:type="simple" xlink:href="https://armyinform.com.ua/2023/04/19/uprodovzh-doby-vorog-zdijsnyv-539-obstriliv-pozyczij-nashyh-vijsk-na-donechchyni-sergij-cherevatyj/" text:style-name="Internet_20_link" text:visited-style-name="Visited_20_Internet_20_Link">
https://armyinform.com.ua/2023/04/19/uprodovzh-doby-vorog-zdijsnyv-539-obstriliv-pozyczij-nashyh-vijsk-na-donechchyni-sergij-cherevatyj/</text:a>
</text:p>
      <!--NEWS-->
      <text:h text:style-name="P10" text:outline-level="1">
<text:span text:style-name="T4">
在黑海，有9艘敌船在战斗义务中记录</text:span>
</text:h>
      <text:p text:style-name="P4">
作者: ['АРМІЯINFORM']</text:p>
      <text:p text:style-name="P4">
时间: 2023-04-19T51:00:00-04:00</text:p>
      <text:p text:style-name="P4">
描述: 乔尔·柴瓦尼（Boyal Cherguvanni）在乔尔·莫格（Chorny Morg）的19 kviten村庄遭受了折磨9倒船，...与乌克兰2022年的战争，与乌克兰的最新新闻，今天与乌克兰2022年的新闻战争，今天将在乌克兰和俄罗斯之间发动战争当他们在2022年与乌克兰战争时，他们是否会在不久的将来与乌克兰进行战争，他们说，今天与乌克兰的战争，今天的乌克兰新闻，乌克兰媒体在俄罗斯的乌克兰新闻</text:p>
      <text:p text:style-name="P4">
图片: ['<text:a xlink:type="simple" xlink:href="https://armyinform.com.ua/wp-content/uploads/2022/09/155205-1_large.jpg" text:style-name="Internet_20_link" text:visited-style-name="Visited_20_Internet_20_Link">
155205-1_large.jpg</text:a>
']</text:p>
      <text:p text:style-name="P4">
标签: ['STOPRUSSIA', 'АГРЕСІЯ РФ', 'ВМС ЗС УКРАЇНИ', 'ВТОРГНЕННЯ РФ']</text:p>
      <text:p text:style-name="P4">
类别: News</text:p>
      <!--METADATA-->
      <text:p text:style-name="P4">
<draw:frame draw:style-name="fr1" draw:name="Image339" text:anchor-type="as-char" svg:width="6.9236in" svg:height="3.95374in" draw:z-index="0">
<draw:image xlink:href="../Images/AРМІЯINFORM/2023-04-19T51-00-00-04-00/155205-1_large.jpg" xlink:type="simple" xlink:show="embed" xlink:actuate="onLoad" draw:mime-type="image/jpeg"/>
</draw:frame>
说明性照片</text:p>
      <text:p text:style-name="P4">
截至4月19日，黑海有9艘军舰船，其中包括3枚口径有翼导弹的载体，总计高达16枚导弹。 ****</text:p>
      <text:p text:style-name="P4">
关于这个<text:a xlink:type="simple" xlink:href="https://www.facebook.com/navy.mil.gov.ua/posts/pfbid0akBXDLmwR3z5yzUF932raoPD2qJt9mCdcaGCnjndUGdm9QxNaStvevi9KtdNxGDrl" text:style-name="Internet_20_link" text:visited-style-name="Visited_20_Internet_20_Link">
告知</text:a>
武装部队的海军。</text:p>
      <text:p text:style-name="P4">
在亚佐夫海 -  1艘敌方船； 在地中海，战斗婚姻中最多有8艘敌船，其中包括4艘机芯有翼导弹的载体，总齐射为36枚导弹。</text:p>
      <text:p text:style-name="P4">
在白天，为了俄罗斯联邦的利益，凯希·耶尼卡尔海峡的通过：</text:p>
      <text:p text:style-name="P4">
<text:span text:style-name="T5">
到Azov Sea -23艘船，其中5艘从Bosphorus海峡移动； </text:span>
到黑海 -  17艘船，其中7艘继续沿Bosphorus的方向移动。</text:p>
      <text:p text:style-name="P4">
俄罗斯联邦继续违反《 1974年海洋保护人类生命的国际公约》。(Solas)通过关闭自动识别系统(AIS)纳粹船只在亚佐夫海。</text:p>
      <text:p text:style-name="P4">
News Source: <text:a xlink:type="simple" xlink:href="https://armyinform.com.ua/2023/04/19/u-chornomu-mori-na-bojovomu-cherguvanni-zafiksovano-9-vorozhyh-korabli/" text:style-name="Internet_20_link" text:visited-style-name="Visited_20_Internet_20_Link">
https://armyinform.com.ua/2023/04/19/u-chornomu-mori-na-bojovomu-cherguvanni-zafiksovano-9-vorozhyh-korabli/</text:a>
</text:p>
      <!--NEWS-->
      <text:h text:style-name="P10" text:outline-level="1">
<text:span text:style-name="T4">
我们的后卫摧毁了敌人对乌克兰申请的850多个有翼的导弹 - 尤里·伊格纳特（Yuri Ignat）</text:span>
</text:h>
      <text:p text:style-name="P4">
作者: ['Володимир Віват']</text:p>
      <text:p text:style-name="P4">
时间: 2023-04-19T52:00:00-04:00</text:p>
      <text:p text:style-name="P4">
描述: Zechora 18 Kvisnya，敌人，敌对攻击Zaporizhzhi与Pivdens-Shid-Shid-Shid uzbeks Azovsky ...与乌克兰2022年的战争，与乌克兰的最新新闻，今天与乌克兰的新闻，与乌克兰2022年的新闻战争，今天与乌克兰的2022年进行战争，乌克兰和俄罗斯之间的战争将在乌克兰和俄罗斯之间发生。 ，他们在2022年与乌克兰的一场战争，他们会在不久的将来与乌克兰战争，他们说，与乌克兰的战争，今天的乌克兰新闻，乌克兰的新闻，乌克兰媒体在俄罗斯的乌克兰新闻</text:p>
      <text:p text:style-name="P4">
图片: ['<text:a xlink:type="simple" xlink:href="https://armyinform.com.ua/wp-content/uploads/2023/04/ignat-1.jpg" text:style-name="Internet_20_link" text:visited-style-name="Visited_20_Internet_20_Link">
ignat-1.jpg</text:a>
']</text:p>
      <text:p text:style-name="P4">
标签: ['ЮРІЙ ІГНАТ']</text:p>
      <text:p text:style-name="P4">
类别: News</text:p>
      <!--METADATA-->
      <text:p text:style-name="P4">
<draw:frame draw:style-name="fr1" draw:name="Image340" text:anchor-type="as-char" svg:width="6.9236in" svg:height="4.869599in" draw:z-index="0">
<draw:image xlink:href="../Images/AРМІЯINFORM/2023-04-19T52-00-00-04-00/ignat-1.jpg" xlink:type="simple" xlink:show="embed" xlink:actuate="onLoad" draw:mime-type="image/jpeg"/>
</draw:frame>
从4月18日晚上，敌人袭击了海洋东南海岸的Zaporozhye。 东风司令部击落了六个Shook-kamikadze Shahads，还有一个无人机“ Orlan-10”。 乌克兰空军的女发言人尤里·伊格纳特上校告知了这一点</text:p>
      <text:p text:style-name="P4">
军官指出，敌人在晚上继续攻击南纳普里姆卡(South Napryamka)。 在Odesa地区，空中司令部“南”部队摧毁了10iz 12 Shock Grones-Kamikadze“ Shahhed-131/136”。</text:p>
      <ul>
        <li>
这项工作在晚上进行，这使任务变得复杂，但是大多数人的目标都被击倒了。 尤里·伊格纳特(Yuri Ignat)说，为了在黑暗中摧毁它们，我们的捍卫者被用来使用防空导弹系统。</li>
      </ul>
      <text:p text:style-name="P4">
此外，乌克兰武装部队空军指挥的发言人报告说，在某些事件之后，用于乌克兰火箭中风的托管飞机目前已分散在整个俄罗斯领土的各个机场。 为了自2022年9月11日以来我们的基础设施炮击，俄罗斯人实际上拥有了整个火箭的战略库存。 据发言人称，我们的组织摧毁了约750枚有翼的导弹，总共敌人使用了850多个导弹。</text:p>
      <ul>
        <li>
达到目标后，敌人转向了更便宜的选择，但是在附近 - 是<text:a xlink:type="simple" xlink:href="https://armyinform.com.ua/2023/04/15/vorog-use-chastishe-zastosovuye-kerovani-aviabomby-proty-czyvilnogo-naselennya/" text:style-name="Internet_20_link" text:visited-style-name="Visited_20_Internet_20_Link">
iviabomba托管</text:a>
. Також буливідомості, що противник дістає зі зберігання ракети Х-50 розробки щерадянських часів. Можливо, він намагатиметься їх відновлювати, що дешевше завиготовлення нових ракет, — розповів полковник Юрій Ігнат.</li>
      </ul>
      <text:p text:style-name="P4">
News Source: <text:a xlink:type="simple" xlink:href="https://armyinform.com.ua/2023/04/19/nashi-zahysnyky-znyshhyly-blyzko-750-krylatyh-raket-z-ponad-850-yaki-vorog-zastosuvav-proty-ukrayiny-yurij-ignat/" text:style-name="Internet_20_link" text:visited-style-name="Visited_20_Internet_20_Link">
https://armyinform.com.ua/2023/04/19/nashi-zahysnyky-znyshhyly-blyzko-750-krylatyh-raket-z-ponad-850-yaki-vorog-zastosuvav-proty-ukrayiny-yurij-ignat/</text:a>
</text:p>
      <!--NEWS-->
      <text:h text:style-name="P10" text:outline-level="1">
<text:span text:style-name="T4">
每天超过500个爆炸性物体被中和sess的烟火技术</text:span>
</text:h>
      <text:p text:style-name="P4">
作者: ['АРМІЯINFORM']</text:p>
      <text:p text:style-name="P4">
时间: 2023-04-19T53:00:00-04:00</text:p>
      <text:p text:style-name="P4">
描述: 最后一世，18克维特里（Kvitry），派雷斯里希尔（Pirethrichilely），乌克兰的位置服务...与乌克兰2022年的战争，与乌克兰的最新新闻，今天与乌克兰的新闻战争，乌克兰2022年最后一次与乌克兰的新闻战争，乌克兰和俄罗斯与俄罗斯以及俄罗斯和俄罗斯之间的战争将发生他们说，与乌克兰与乌克兰的战争将在不久是否会在不久的将来与乌克兰战争，他们说，与乌克兰与乌克兰的战争，今天的乌克兰新闻，乌克兰的新闻，乌克兰媒体在俄罗斯的乌克兰新闻</text:p>
      <text:p text:style-name="P4">
图片: ['<text:a xlink:type="simple" xlink:href="https://armyinform.com.ua/wp-content/uploads/2022/10/minu_06_04_111.jpg" text:style-name="Internet_20_link" text:visited-style-name="Visited_20_Internet_20_Link">
minu_06_04_111.jpg</text:a>
', '<text:a xlink:type="simple" xlink:href="https://armyinform.com.ua/wp-content/uploads/2023/04/342178079_269664495394046_7472223952845341768_n.jpg" text:style-name="Internet_20_link" text:visited-style-name="Visited_20_Internet_20_Link">
342178079_269664495394046_7472223952845341768_n.jpg</text:a>
']</text:p>
      <text:p text:style-name="P4">
标签: ['STOPRUSSIA', 'АГРЕСІЯ РФ', 'ВІЙНА', 'ВТОРГНЕННЯ РФ', 'ДСНС УКРАЇНИ', 'РОЗМІНОВУВАННЯ']</text:p>
      <text:p text:style-name="P4">
类别: News</text:p>
      <!--METADATA-->
      <text:p text:style-name="P4">
<draw:frame draw:style-name="fr1" draw:name="Image341" text:anchor-type="as-char" svg:width="6.9236in" svg:height="3.000227in" draw:z-index="0">
<draw:image xlink:href="../Images/AРМІЯINFORM/2023-04-19T53-00-00-04-00/minu_06_04_111.jpg" xlink:type="simple" xlink:show="embed" xlink:actuate="onLoad" draw:mime-type="image/jpeg"/>
</draw:frame>
说明性照片</text:p>
      <text:p text:style-name="P4">
<text:span text:style-name="T4">
在4月18日的最后一天，</text:span>
州紧急服务服务的烟火单位<text:span text:style-name="T4">
 151次</text:span>
参与了任务的完成。</text:p>
      <text:p text:style-name="P4">
关于它<text:a xlink:type="simple" xlink:href="https://dsns.gov.ua/uk/news/nadzvicaini-podiyi/informaciia-shhodo-diialnosti-pirotexnicnix-pidrozdiliv-dsns-104" text:style-name="Internet_20_link" text:visited-style-name="Visited_20_Internet_20_Link">
报告</text:a>
乌克兰的Sesu。</text:p>
      <text:p text:style-name="P4">
发现，扣押和处置的烟火单元(清除)面积<text:span text:style-name="T4">
 208公顷</text:span>
。</text:p>
      <text:p text:style-name="P4">
最常见的烟火单元工作：在Kharkiv地区16 918次，基辅地区-7459，Donetsk地区-4740 -4740，Chernihiv -4466，Mykolaiv地区-4457 -4457，Kherson地区-4218，Sumy地区，Sumy地区-1824 -1824，Cherkasy地区-Cherkasy地区-1085。</text:p>
      <text:p text:style-name="P4">
背景：从乌克兰俄罗斯联合会联合会大规模侵略开始，乌克兰SES的烟火单位就参与其中<text:span text:style-name="T4">
 51 359次</text:span>
，以执行降低任务。 处置<text:span text:style-name="T4">
 347 427精美的物体</text:span>
，包括<text:span text:style-name="T4">
 2206航空炸弹</text:span>
。 检查(清除)面积<text:span text:style-name="T4">
 82 675公顷</text:span>
。</text:p>
      <text:p text:style-name="P4">
总共剩下174,000平方米。 潜在危险领土的公里，占该州总面积的30％。</text:p>
      <text:p text:style-name="P4">
<draw:frame draw:style-name="fr1" draw:name="Image342" text:anchor-type="as-char" svg:width="6.9236in" svg:height="5.804039in" draw:z-index="0">
<draw:image xlink:href="../Images/AРМІЯINFORM/2023-04-19T53-00-00-04-00/342178079_269664495394046_7472223952845341768_n.jpg" xlink:type="simple" xlink:show="embed" xlink:actuate="onLoad" draw:mime-type="image/jpeg"/>
</draw:frame>
我们想提醒您，如果您发现与火箭或火箭的残骸类似的可疑物体，绝不会触摸您的发现，并且不允许别人制作它。 和](https://armyinform.com.ua/2022/12/21/shho-robyty-yakshho-znajshly-ulamky-vorozhogo-dronu-chy-rakety-2/)：</text:p>
      <text:p text:style-name="P4">
*不要移动物体，不要试图拆卸它们，将它们带入房屋，将它们埋在地面上，将它们扔进水库等。</text:p>
      <text:p text:style-name="P4">
立即报告SES单元的发现-101或警察-102。报告专家并指示可疑名称的位置。</text:p>
      <text:p text:style-name="P4">
News Source: <text:a xlink:type="simple" xlink:href="https://armyinform.com.ua/2023/04/19/za-dobu-pirotehniky-dsns-zneshkodyly-ponad-500-vybuhonebezpechnyh-predmetiv/" text:style-name="Internet_20_link" text:visited-style-name="Visited_20_Internet_20_Link">
https://armyinform.com.ua/2023/04/19/za-dobu-pirotehniky-dsns-zneshkodyly-ponad-500-vybuhonebezpechnyh-predmetiv/</text:a>
</text:p>
      <!--NEWS-->
      <text:h text:style-name="P10" text:outline-level="1">
<text:span text:style-name="T4">
将判断对乌克兰国家机构进行黑客袭击的FSB工作人员</text:span>
</text:h>
      <text:p text:style-name="P4">
作者: ['АРМІЯINFORM']</text:p>
      <text:p text:style-name="P4">
时间: 2023-04-19T54:00:00-04:00</text:p>
      <text:p text:style-name="P4">
描述: 我被AR Crim中的Kolishnih Spivrotyviv定罪，以及俄罗斯俄罗斯联合会（Duphoma）联合会的Nines ofitersiv FSB ...与乌克兰2022年的战争，与乌克兰的最新新闻，与乌克兰的新闻战争，与乌克兰的新闻战争，与乌克兰2022年的新闻战争是今天的最后一场，将是今天的最后一场。乌克兰与俄罗斯之间的战争，以及2022年与乌克兰战争时，是否会在不久的将来与乌克兰发生战争，他们说，与乌克兰的战争，今天的乌克兰新闻，乌克兰新闻，乌克兰新闻俄罗斯的媒体</text:p>
      <text:p text:style-name="P4">
图片: ['<text:a xlink:type="simple" xlink:href="https://armyinform.com.ua/wp-content/uploads/2022/10/sud_osn.jpg" text:style-name="Internet_20_link" text:visited-style-name="Visited_20_Internet_20_Link">
sud_osn.jpg</text:a>
']</text:p>
      <text:p text:style-name="P4">
标签: ['ОФІС ГЕНПРОКУРОРА УКРАЇНИ', 'СУД', 'СУД РФ']</text:p>
      <text:p text:style-name="P4">
类别: News</text:p>
      <!--METADATA-->
      <text:p text:style-name="P4">
<draw:frame draw:style-name="fr1" draw:name="Image343" text:anchor-type="as-char" svg:width="6.9236in" svg:height="3.894525in" draw:z-index="0">
<draw:image xlink:href="../Images/AРМІЯINFORM/2023-04-19T54-00-00-04-00/sud_osn.jpg" xlink:type="simple" xlink:show="embed" xlink:actuate="onLoad" draw:mime-type="image/jpeg"/>
</draw:frame>
克里米亚的前SBU工作人员将得到评判，现在俄罗斯联邦的FSB官员与俄罗斯特殊服务一致，在进行反乌克兰活动的颠覆性活动方面是一致的。</text:p>
      <text:p text:style-name="P4">
关于它<text:a xlink:type="simple" xlink:href="https://www.gp.gov.ua/ua/posts/suditimut-dvox-spivrobitnikiv-fsb-rf-yaki-zdiisnyuvali-xakerski-ataki-na-derzavni-organi-ukrayini" text:style-name="Internet_20_link" text:visited-style-name="Visited_20_Internet_20_Link">
报告</text:a>
乌克兰检察长办公室。</text:p>
      <text:p text:style-name="P4">
他们被指控犯有国家叛国罪和对电子计算机和自动化系统的未经授权干扰。</text:p>
      <text:p text:style-name="P4">
“在SBU机构的服务期间，被告的责任参与了对乌克兰球形信息安全的国家利益的反情报保护。</text:p>
      <text:p text:style-name="P4">
2014年，他们背叛了誓言，并在武装冲突期间通过了武装冲突的敌人，加入了俄罗斯联邦FSB的行列。”</text:p>
      <text:p text:style-name="P4">
前SBU工作人员还协助俄罗斯特殊服务实施针对乌克兰的颠覆性活动。</text:p>
      <text:p text:style-name="P4">
“从2020年1月到2021年3月，他们与大决战组织黑客小组的其他参与者一起攻击机构的客观信息基础设施，以确保乌克兰的经济和执法系统的正常运作，及其其及其其及其其经济和执法系统的正常运作先入为主，”办公室说。</text:p>
      <text:p text:style-name="P4">
被告未经授权干涉了乌克兰国家当局的六角形系统的个人计算机的工作。</text:p>
      <text:p text:style-name="P4">
这导致了信息的泄漏和阻止，为俄罗斯联邦特殊服务的利益而对信息的过程扭曲。</text:p>
      <text:p text:style-name="P4">
News Source: <text:a xlink:type="simple" xlink:href="https://armyinform.com.ua/2023/04/19/sudytymut-spivrobitnykiv-fsb-rf-yaki-zdijsnyuvaly-hakerski-ataky-na-derzhorgany-ukrayiny/" text:style-name="Internet_20_link" text:visited-style-name="Visited_20_Internet_20_Link">
https://armyinform.com.ua/2023/04/19/sudytymut-spivrobitnykiv-fsb-rf-yaki-zdijsnyuvaly-hakerski-ataky-na-derzhorgany-ukrayiny/</text:a>
</text:p>
      <!--NEWS-->
      <text:h text:style-name="P10" text:outline-level="1">
<text:span text:style-name="T4">
乌克兰检察长办公室：已记录了8.1万次军事犯罪</text:span>
</text:h>
      <text:p text:style-name="P4">
作者: ['АРМІЯINFORM']</text:p>
      <text:p text:style-name="P4">
时间: 2023-04-19T55:00:00-04:00</text:p>
      <text:p text:style-name="P4">
描述: 乌克兰人的总检察官，关于哭泣的纪录片，出于...与乌克兰2022年的战争，与乌克兰与乌克兰的最新新闻战争，今天与乌克兰2022年的新闻战争，乌克兰和俄罗斯之间以及俄罗斯之间的战争，何时以及俄罗斯之间的战争，他们在2022年与乌克兰与乌克兰的战争，无论是否将在不久</text:p>
      <text:p text:style-name="P4">
图片: ['<text:a xlink:type="simple" xlink:href="https://armyinform.com.ua/wp-content/uploads/2023/04/warcrime-18042023en-1.jpg" text:style-name="Internet_20_link" text:visited-style-name="Visited_20_Internet_20_Link">
warcrime-18042023en-1.jpg</text:a>
', '<text:a xlink:type="simple" xlink:href="https://armyinform.com.ua/wp-content/uploads/2023/04/warcrime-18042023ua-2.jpg" text:style-name="Internet_20_link" text:visited-style-name="Visited_20_Internet_20_Link">
warcrime-18042023ua-2.jpg</text:a>
']</text:p>
      <text:p text:style-name="P4">
标签: ['STOPRUSSIA', 'АГРЕСІЯ РФ', 'ВІЙНА', 'ВОЄННІ ЗЛОЧИНИ', 'ВТОРГНЕННЯ РФ', 'ОФІС ГЕНЕРАЛЬНОГО ПРОКУРОРА УКРАЇНИ']</text:p>
      <text:p text:style-name="P4">
类别: News</text:p>
      <!--METADATA-->
      <text:p text:style-name="P4">
<draw:frame draw:style-name="fr1" draw:name="Image344" text:anchor-type="as-char" svg:width="6.9236in" svg:height="4.448413in" draw:z-index="0">
<draw:image xlink:href="../Images/AРМІЯINFORM/2023-04-19T55-00-00-04-00/warcrime-18042023en-1.jpg" xlink:type="simple" xlink:show="embed" xlink:actuate="onLoad" draw:mime-type="image/jpeg"/>
</draw:frame>
乌克兰检察长办公室<text:a xlink:type="simple" xlink:href="https://www.gp.gov.ua/" text:style-name="Internet_20_link" text:visited-style-name="Visited_20_Internet_20_Link">
报告</text:a>
在俄罗斯对乌克兰的大规模侵略时期犯下的罪行。</text:p>
      <text:p text:style-name="P4">
<text:span text:style-name="T4">
截至4月19日</text:span>
注册：</text:p>
      <ul>
        <li>
81 189军事犯罪， * 17 063年针对乌克兰国家安全的罪行。</li>
      </ul>
      <text:p text:style-name="P4">
此外，根据少年检察官的官方数据，由于俄罗斯联邦的侵略，<text:span text:style-name="T4">
 1418名儿童已成为</text:span>
，包括：</text:p>
      <ul>
        <li>
470-儿童被杀， * 948-儿童因严重程度的不同程度受伤。</li>
      </ul>
      <text:p text:style-name="P4">
该部门强调，这些数字不是最终的，因为在暂时占据的有形领土上的积极战斗场所的安装中继续进行工作。</text:p>
      <text:p text:style-name="P4">
<draw:frame draw:style-name="fr1" draw:name="Image345" text:anchor-type="as-char" svg:width="6.9236in" svg:height="4.448413in" draw:z-index="0">
<draw:image xlink:href="../Images/AРМІЯINFORM/2023-04-19T55-00-00-04-00/warcrime-18042023ua-2.jpg" xlink:type="simple" xlink:show="embed" xlink:actuate="onLoad" draw:mime-type="image/jpeg"/>
</draw:frame>
</text:p>
      <text:p text:style-name="P4">
News Source: <text:a xlink:type="simple" xlink:href="https://armyinform.com.ua/2023/04/19/ofis-genprokurora-ukrayiny-zadokumentovano-ponad-81-tysyachu-voyennyh-zlochyniv/" text:style-name="Internet_20_link" text:visited-style-name="Visited_20_Internet_20_Link">
https://armyinform.com.ua/2023/04/19/ofis-genprokurora-ukrayiny-zadokumentovano-ponad-81-tysyachu-voyennyh-zlochyniv/</text:a>
</text:p>
      <!--NEWS-->
      <text:h text:style-name="P10" text:outline-level="1">
<text:span text:style-name="T4">
陆军玛丽亚​​·金尔（Maria Gangur）在欧洲田径锦标赛上赢得了两枚奖牌</text:span>
</text:h>
      <text:p text:style-name="P4">
作者: ['АРМІЯINFORM']</text:p>
      <text:p text:style-name="P4">
时间: 2023-04-19T56:00:00-04:00</text:p>
      <text:p text:style-name="P4">
描述: 乌克兰，ZSU Mar Mar的代表，Zsu Maryya Gangur Zolobula dvi Medali ...与乌克兰2022年的战争，与乌克兰与乌克兰的最新新闻，今天与乌克兰的新闻战争，今天与乌克兰2022年最后一次战争，将在乌克兰和俄罗斯之间以及俄罗斯和俄罗斯之间发生战争，与乌克兰的战争将是一场战争，是否会在不久的将来与乌克兰进行战争，今天与乌克兰的战争，今天的乌克兰新闻，乌克兰的乌克兰新闻，乌克兰媒体的俄罗斯人都将在俄罗斯</text:p>
      <text:p text:style-name="P4">
图片: ['<text:a xlink:type="simple" xlink:href="https://armyinform.com.ua/wp-content/uploads/2023/04/29e536.jpeg" text:style-name="Internet_20_link" text:visited-style-name="Visited_20_Internet_20_Link">
29e536.jpeg</text:a>
']</text:p>
      <text:p text:style-name="P4">
标签: ['АРМІЙСЬКИЙ СПОРТ', 'ВАЖКА АТЛЕТИКА', 'МАРІЯ ГАНГУР']</text:p>
      <text:p text:style-name="P4">
类别: News</text:p>
      <!--METADATA-->
      <text:p text:style-name="P4">
<draw:frame draw:style-name="fr1" draw:name="Image346" text:anchor-type="as-char" svg:width="6.9236in" svg:height="3.894525in" draw:z-index="0">
<draw:image xlink:href="../Images/AРМІЯINFORM/2023-04-19T56-00-00-04-00/29e536.jpeg" xlink:type="simple" xlink:show="embed" xlink:actuate="onLoad" draw:mime-type="image/jpeg"/>
</draw:frame>
乌克兰，武装部队中央体育俱乐部玛丽亚·金尔(Maria Gangur)的代表，玛丽亚·加加尔(Maria Gangur)是埃里万(欧洲欧洲田径锦标赛)的奖牌。</text:p>
      <text:p text:style-name="P4">
关于它<text:a xlink:type="simple" xlink:href="https://www.facebook.com/olympicua/posts/6133314663414679" text:style-name="Internet_20_link" text:visited-style-name="Visited_20_Internet_20_Link">
报告</text:a>
Національний олімпійський комітет України.</text:p>
      <text:p text:style-name="P4">
У ваговій категорії до 64 кг наша спортсменка здобула «бронзу» в ривку, сталап’ятою у поштовху — та срібною призеркою за сумою двоборства (98 + 116 = 214公斤)只有土耳其的Nurai Gungyosh(219公斤).</text:p>
      <text:p text:style-name="P4">
News Source: <text:a xlink:type="simple" xlink:href="https://armyinform.com.ua/2023/04/19/armijka-mariya-gangur-zdobula-dvi-medali-na-chempionati-yevropy-z-vazhkoyi-atletyky/" text:style-name="Internet_20_link" text:visited-style-name="Visited_20_Internet_20_Link">
https://armyinform.com.ua/2023/04/19/armijka-mariya-gangur-zdobula-dvi-medali-na-chempionati-yevropy-z-vazhkoyi-atletyky/</text:a>
</text:p>
      <!--NEWS-->
      <text:h text:style-name="P10" text:outline-level="1">
<text:span text:style-name="T4">
4月21日将在圆桌会议上进行有关被囚禁的特征返回军队的特征，并寻找失踪人员</text:span>
</text:h>
      <text:p text:style-name="P4">
作者: ['АРМІЯINFORM']</text:p>
      <text:p text:style-name="P4">
时间: 2023-04-19T57:00:00-04:00</text:p>
      <text:p text:style-name="P4">
描述: 21 KVITRY在军事媒体中心大约11:00，以绕过Stil的圈，招标……与乌克兰2022年的战争，与乌克兰的最新新闻，今天与乌克兰2022年的新闻战争，乌克兰与乌克兰2022年的战争，乌克兰与俄罗斯，当他们在2022年与乌克兰战争时，是否会在不久的将来与乌克兰进行战争，他们说，今天与乌克兰的战争，今天的乌克兰新闻，乌克兰的新闻，乌克兰媒体在俄罗斯的乌克兰新闻</text:p>
      <text:p text:style-name="P4">
图片: ['<text:a xlink:type="simple" xlink:href="https://armyinform.com.ua/wp-content/uploads/2022/03/2027_12__30_1_650x410_1_650x410-e1648219853905.jpg" text:style-name="Internet_20_link" text:visited-style-name="Visited_20_Internet_20_Link">
2027_12__30_1_650x410_1_650x410-e1648219853905.jpg</text:a>
']</text:p>
      <text:p text:style-name="P4">
标签: ['MILITARY MEDIA CENTER']</text:p>
      <text:p text:style-name="P4">
类别: News</text:p>
      <!--METADATA-->
      <text:p text:style-name="P4">
<draw:frame draw:style-name="fr1" draw:name="Image347" text:anchor-type="as-char" svg:width="6.9236in" svg:height="4.111553in" draw:z-index="0">
<draw:image xlink:href="../Images/AРМІЯINFORM/2023-04-19T57-00-00-04-00/2027_12__30_1_650x410_1_650x410-e1648219853905.jpg" xlink:type="simple" xlink:show="embed" xlink:actuate="onLoad" draw:mime-type="image/jpeg"/>
</draw:frame>
说明性照片</text:p>
      <text:p text:style-name="P4">
<text:span text:style-name="T4">
 4月21日11:00 </text:span>
武装媒体中心将举行一个圆桌会议，专门针对与军事和搜查中囚禁的囚禁的特征。</text:p>
      <text:p text:style-name="P4">
军事媒体中心在<text:a xlink:type="simple" xlink:href="https://www.facebook.com/permalink.php" text:style-name="Internet_20_link" text:visited-style-name="Visited_20_Internet_20_Link">
Facebook</text:a>
.</text:p>
      <text:p text:style-name="P4">
<text:span text:style-name="T4">
Теми до обговорення:</text:span>
 особливості, досвід, проблеми роботи з поверненнябійців з російського полону; організація пошуку зниклих безвістивійськовослужбовців; особливості реінтеграції військових, які повернулися зполону, та підтримка їхніх родин.</text:p>
      <text:p text:style-name="P4">
<text:span text:style-name="T4">
Учасники заходу:</text:span>
</text:p>
      <ul>
        <li>
Богдан Охріменко, представник Координаційного штабу з питань поводження з військовополоненими,  * Олег Котенко, Уповноважений з питань осіб, зниклих безвісти за особливих обставин,  * Владислав Кравченко, представник Центрального управління цивільно-військового співробітництва ЗСУ,  * Оксана Григорьєва, радниця командувача Сухопутних військ ЗСУ,  * Володимир Петухов, заступник начальника науково-дослідного відділу Науково-дослідного центру гуманітарних проблем ЗСУ,  * Ганна Мокроусова, керівниця ГО «Блакитний Птах».</li>
      </ul>
      <text:p text:style-name="P4">
<text:span text:style-name="T4">
Акредитація представників ЗМІ обов’язкова і триватиме до 10:00 21 квітня.</text:span>
Заявки на акредитацію надсилайте на електронну адресу: <text:a xlink:type="simple" xlink:href="https://armyinform.com.ua/cdn-cgi/l/email-protection" text:style-name="Internet_20_link" text:visited-style-name="Visited_20_Internet_20_Link">
[emailprotected]</text:a>
指示记者的名称，名称和愿望，出版物的名称，请联系电话。</text:p>
      <text:p text:style-name="P4">
News Source: <text:a xlink:type="simple" xlink:href="https://armyinform.com.ua/2023/04/19/21-kvitnya-vidbudetsya-kruglyj-stil-shhodo-osoblyvostej-roboty-z-povernutymy-iz-polonu-bijczyamy-ta-poshuku-znyklyh-bezvisty/" text:style-name="Internet_20_link" text:visited-style-name="Visited_20_Internet_20_Link">
https://armyinform.com.ua/2023/04/19/21-kvitnya-vidbudetsya-kruglyj-stil-shhodo-osoblyvostej-roboty-z-povernutymy-iz-polonu-bijczyamy-ta-poshuku-znyklyh-bezvisty/</text:a>
</text:p>
      <!--NEWS-->
      <text:h text:style-name="P10" text:outline-level="1">
<text:span text:style-name="T4">
国防部和社会政策部成功实施了为军方及其亲人提供社会支持的试点项目</text:span>
</text:h>
      <text:p text:style-name="P4">
作者: ['АРМІЯINFORM']</text:p>
      <text:p text:style-name="P4">
时间: 2023-04-19T58:00:00-04:00</text:p>
      <text:p text:style-name="P4">
描述: 乌克兰国防的迷你建设，即乌克兰社会政治的社会政治，是可能的……与乌克兰2022的战争，与乌克兰的战争是今天的最新新闻，《与乌克兰2022年的新闻战》是今天的最后一场，他们说，无论是否将在2022年与乌克兰的战争之间发生战争乌克兰媒体的新闻在俄罗斯</text:p>
      <text:p text:style-name="P4">
图片: ['<text:a xlink:type="simple" xlink:href="https://armyinform.com.ua/wp-content/uploads/2023/04/soczpidtrymka.jpg" text:style-name="Internet_20_link" text:visited-style-name="Visited_20_Internet_20_Link">
soczpidtrymka.jpg</text:a>
']</text:p>
      <text:p text:style-name="P4">
标签: ['STOPRUSSIA', 'ВОЄНИЙ СТАН', 'СОЦІАЛЬНИЙ ЗАХИСТ', 'СОЦПІДТРИМКА ВІЙСЬКОВИХ']</text:p>
      <text:p text:style-name="P4">
类别: News</text:p>
      <!--METADATA-->
      <text:p text:style-name="P4">
<draw:frame draw:style-name="fr1" draw:name="Image348" text:anchor-type="as-char" svg:width="6.9236in" svg:height="3.894525in" draw:z-index="0">
<draw:image xlink:href="../Images/AРМІЯINFORM/2023-04-19T58-00-00-04-00/soczpidtrymka.jpg" xlink:type="simple" xlink:show="embed" xlink:actuate="onLoad" draw:mime-type="image/jpeg"/>
</draw:frame>
乌克兰国防部与社会政策部一起成功地试行了服务及其亲人的社会恢复计划。</text:p>
      <text:p text:style-name="P4">
关于它<text:a xlink:type="simple" xlink:href="https://www.kmu.gov.ua/news/minsotspolityky-ta-minoborony-uspishno-realizuvaly-pilotuvannia-prohramy-dekompresii-ta-sotsialnoi-pidtrymky-dlia-viiskovosluzhbovtsiv-i-ikhnikh-blyzkykh" text:style-name="Internet_20_link" text:visited-style-name="Visited_20_Internet_20_Link">
报告</text:a>
政府门户。</text:p>
      <text:p text:style-name="P4">
前40名军人及其亲戚(妻子/男人，伴侣/伴侣，孩子)加入了程序。</text:p>
      <text:p text:style-name="P4">
该项目的专家团队由平民和军事心理学家，社会教育者，案件经理，律师和物理治疗师组成。 专家的主要任务是促进参与者的身体和心理康复，以建立军队与亲人之间的相互理解，以适应平民生活。</text:p>
      <text:p text:style-name="P4">
计划参与者的审查和工作组成员的报告，专业专家证明了该项目试点的成功，该项目允许使用该计划，以开发其实施，并确保全国各地的服务访问权限。</text:p>
      <text:p text:style-name="P4">
News Source: <text:a xlink:type="simple" xlink:href="https://armyinform.com.ua/2023/04/19/minoborony-ta-minsoczpolityky-uspishno-realizuvaly-pilotnyj-proyekt-soczpidtrymky-dlya-vijskovyh-ta-yihnih-blyzkyh/" text:style-name="Internet_20_link" text:visited-style-name="Visited_20_Internet_20_Link">
https://armyinform.com.ua/2023/04/19/minoborony-ta-minsoczpolityky-uspishno-realizuvaly-pilotnyj-proyekt-soczpidtrymky-dlya-vijskovyh-ta-yihnih-blyzkyh/</text:a>
</text:p>
      <!--NEWS-->
      <text:h text:style-name="P10" text:outline-level="1">
<text:span text:style-name="T4">
里涅医院已经接受了现场手术手术设备</text:span>
</text:h>
      <text:p text:style-name="P4">
作者: ['АРМІЯINFORM']</text:p>
      <text:p text:style-name="P4">
时间: 2023-04-19T59:00:00-04:00</text:p>
      <text:p text:style-name="P4">
描述: 美国Neurodava组织伴随着善良的基金“ Zachistiti Maybutn” ...与乌克兰2022年的战争，与乌克兰与乌克兰的最新新闻，今天与乌克兰2022年的新闻战争，今天，乌克兰和俄罗斯和俄罗斯和俄罗斯和俄罗斯与俄罗斯与俄罗斯和俄罗斯之间的战争将会当他们在不久的将来与乌克兰与乌克兰的战争在2022年与乌克兰的战争时，他们说，与乌克兰的战争，今天的乌克兰的战争，今天的乌克兰新闻，乌克兰媒体在俄罗斯的乌克兰新闻</text:p>
      <text:p text:style-name="P4">
图片: ['<text:a xlink:type="simple" xlink:href="https://armyinform.com.ua/wp-content/uploads/2023/04/bez-imeni-9.jpg" text:style-name="Internet_20_link" text:visited-style-name="Visited_20_Internet_20_Link">
bez-imeni-9.jpg</text:a>
']</text:p>
      <text:p text:style-name="P4">
标签: []</text:p>
      <text:p text:style-name="P4">
类别: News</text:p>
      <!--METADATA-->
      <text:p text:style-name="P4">
<draw:frame draw:style-name="fr1" draw:name="Image349" text:anchor-type="as-char" svg:width="6.9236in" svg:height="4.459137in" draw:z-index="0">
<draw:image xlink:href="../Images/AРМІЯINFORM/2023-04-19T59-00-00-04-00/bez-imeni-9.jpg" xlink:type="simple" xlink:show="embed" xlink:actuate="onLoad" draw:mime-type="image/jpeg"/>
</draw:frame>
美国非政府组织在保护医疗基金会的协助下，在野外进行非场手术和创新设备进行了治疗的系统。</text:p>
      <text:p text:style-name="P4">
关于它<text:a xlink:type="simple" xlink:href="https://www.facebook.com/JointForcesCommandAFU/posts/pfbid02mzPDrT9rCsnFhsqGJPxyQWZeKqgWW6qWtKLUCSc4q2DrdykWwUDhbtUw4Q4EmVndl" text:style-name="Internet_20_link" text:visited-style-name="Visited_20_Internet_20_Link">
报告</text:a>
乌克兰武装部队联合部队的指挥。</text:p>
      <text:p text:style-name="P4">
特别是，通过乌克兰中尉Sergei Naev联合部队的指挥官Sergei Naev的指挥官将12套便携式外科医生交给了军事医生，以进行现场手术的紧急手术，以及用于清洁伤口表面和加速度的治疗的创新设备治愈。</text:p>
      <text:p text:style-name="P4">
里凡恩军事医院还被转移到现代机器上，以治疗XLR8 Plus，该机构通过去除过量的渗出物和感染材料来促进伤口愈合。 据专家称，由于这种设备，恢复患者的时间可以减少几乎一半。</text:p>
      <text:p text:style-name="P4">
塞里·纳夫(Serhiy Naev)中将感谢医院雇员的职责质量，并与受伤者进行了交谈。</text:p>
      <text:p text:style-name="P4">
“我们将尝试增加帮助。 我们有佐尔合作伙伴的适当安排。 战争继续。 我们需要在我们责任的每一个房屋上做所有事情，以便变得坚强和武装，包括现代医疗设备，中尉Sergeyev中尉。 “为了挽救我们的战士的更多生命，并在最舒适的条件下获得体面的治疗和恢复。”</text:p>
      <text:p text:style-name="P4">
News Source: <text:a xlink:type="simple" xlink:href="https://armyinform.com.ua/2023/04/19/rivnenskyj-gospital-otrymav-obladnannya-dlya-provedennya-hirurgichnyh-operaczij-u-polovyh-umovah/" text:style-name="Internet_20_link" text:visited-style-name="Visited_20_Internet_20_Link">
https://armyinform.com.ua/2023/04/19/rivnenskyj-gospital-otrymav-obladnannya-dlya-provedennya-hirurgichnyh-operaczij-u-polovyh-umovah/</text:a>
</text:p>
      <!--NEWS-->
      <text:h text:style-name="P10" text:outline-level="1">
<text:span text:style-name="T4">
普京的核勒索不会影响拉姆斯汀内聚会的国防部长</text:span>
</text:h>
      <text:p text:style-name="P4">
作者: ['АРМІЯINFORM']</text:p>
      <text:p text:style-name="P4">
时间: 2023-04-19T60:00:00-04:00</text:p>
      <text:p text:style-name="P4">
描述: 在Efiri国家电视节目“єIni新闻”中，他们为机器人的纪录片辩护...与乌克兰2022年的战争，与乌克兰的战争是今天的最新新闻，即与乌克兰的新闻战2022，今天是最后一场新闻成为乌克兰与俄罗斯之间的战争，以及何时与乌克兰的战争将是一场战争，无论是否将在不久的将来与乌克兰进行战争，今天与乌克兰的战争，今天的乌克兰新闻，乌克兰新闻，乌克兰媒体在俄罗斯的乌克兰新闻将在俄罗斯</text:p>
      <text:p text:style-name="P4">
图片: []</text:p>
      <text:p text:style-name="P4">
标签: ['ВАДИМ СКІБІЦЬКИЙ', 'ВІДЕО', 'ГУР МОУ', 'ДОКУМЕНТАЛЬНІ ФІЛЬМИ', 'РАМШТАЙН', 'ФІЛЬМИ']</text:p>
      <text:p text:style-name="P4">
类别: News</text:p>
      <!--METADATA-->
      <text:p text:style-name="P4">
在国家Telernado的空中，“统一新闻”在国际平台上发表了一部纪录片，以支持乌克兰在地下室的自由战争中的支持” <text:a xlink:type="simple" xlink:href="https://youtu.be/shFGXA9HGH4" text:style-name="Internet_20_link" text:visited-style-name="Visited_20_Internet_20_Link">
Ramstein。 胜利音乐</text:a>
”。</text:p>
      <text:p text:style-name="P4">
关于它<text:a xlink:type="simple" xlink:href="https://gur.gov.ua/content/ramshtain-muzyka-peremohy.html" text:style-name="Internet_20_link" text:visited-style-name="Visited_20_Internet_20_Link">
报告</text:a>
乌克兰国防部情报局主要局长的新闻服务。</text:p>
      <text:p text:style-name="P4">
这部电影描述了建立拉姆斯汀州联盟的历史以及毫无疑问的关键决策细节 - 决策，除其他外，我们得到了：</text:p>
      <text:p text:style-name="P4">
<text:span text:style-name="T5">
炮兵系统155 Caliber M777，Caesar，Panzerhaubitze 2000，Krab，Suzanna; * M270，M142 Himars火箭发射器； * crotale，iris-t，纳萨姆斯，阿斯皮德，爱国者； * Challenger-2 Tanks，IMX-10，Leopard-1，Leopard-2，Abrams； </text:span>
鱼叉反舰导弹。</text:p>
      <text:p text:style-name="P4">
乌克兰国防部的代表乌克兰代表团的参与者是乌克兰国防部的代表，瓦迪姆斯基比茨基少将演出了电影的一位演讲者。</text:p>
      <text:p text:style-name="P4">
据瓦迪姆·斯基比茨基(Vadim Skibitsky)称，“拉姆斯汀”会议之前的每个月，乌克兰方面都为合作伙伴提供合作伙伴简报，其中描述了录像带前部的当前情况。 这样的简报对于更好地理解乌克兰军队的需求是必要的。</text:p>
      <text:p text:style-name="P4">
此外，乌克兰格鲁人的代表指出了乌克兰军事情报对击败俄罗斯侵略者的关键组成部分的作用，并强调了情报官员的相关设备的需求：</text:p>
      <text:p text:style-name="P4">
“不仅宗师，而且在一般情况下 - 军事情报系统，包括现在正面的那些单位：这些是放射性智慧的单位，侦察营，以及我们直接进行战斗行动的特殊部队。 他们需要适当的设备，侦察。 现在，他们配备了所有最新的。”</text:p>
      <text:p text:style-name="P4">
此外，瓦迪姆·斯基比茨基(Vadim Skibitsky)强调了乌克兰，合作伙伴国家及其能力：开发自己的麦克风，在乌克兰军队的真正战斗和采用战斗经验的条件下分析其武器或其他武器的效率。</text:p>
      <text:p text:style-name="P4">
乌克兰军事情报的代表评论在白俄罗斯放置俄罗斯核武器的意图表明，他的信念是，侵略者 - 参与者的这种行动不会影响我们国家的进一步支持，相关批评家主要旨在用于宣传目的。</text:p>
      <text:p text:style-name="P4">
News Source: <text:a xlink:type="simple" xlink:href="https://armyinform.com.ua/2023/04/19/yadernyj-shantazh-putina-ne-vplyvaye-na-ministriv-oborony/" text:style-name="Internet_20_link" text:visited-style-name="Visited_20_Internet_20_Link">
https://armyinform.com.ua/2023/04/19/yadernyj-shantazh-putina-ne-vplyvaye-na-ministriv-oborony/</text:a>
</text:p>
      <!--NEWS-->
      <text:h text:style-name="P10" text:outline-level="1">
<text:span text:style-name="T4">
被基辅拘留的基辅，帮助罗斯普罗帕甘瓦人创造了关于乌克兰的假货</text:span>
</text:h>
      <text:p text:style-name="P4">
作者: ['АРМІЯINFORM']</text:p>
      <text:p text:style-name="P4">
时间: 2023-04-19T61:00:00-04:00</text:p>
      <text:p text:style-name="P4">
描述: Kiyanina，Kiyanina，Kiyanin，Yaki Dop -Magav Rosiyskiy Federal Federals ...与乌克兰2022年的战争，与乌克兰与乌克兰的最新新闻，与乌克兰2022年的新闻战争，今天上次与乌克兰战争，今天将在今天发生战争和俄罗斯以及2022年与乌克兰的战争时，无论是否有一年，是否会在不久的将来与乌克兰进行战争，他们说，与乌克兰的战争，今天的乌克兰新闻，乌克兰的新闻，乌克兰媒体的新闻俄语</text:p>
      <text:p text:style-name="P4">
图片: ['<text:a xlink:type="simple" xlink:href="https://armyinform.com.ua/wp-content/uploads/2023/04/22222-1.jpg" text:style-name="Internet_20_link" text:visited-style-name="Visited_20_Internet_20_Link">
22222-1.jpg</text:a>
', '<text:a xlink:type="simple" xlink:href="https://armyinform.com.ua/wp-content/uploads/2023/04/341542387_778793820309289_8367684892469562894_n-150x150.jpg" text:style-name="Internet_20_link" text:visited-style-name="Visited_20_Internet_20_Link">
341542387_778793820309289_8367684892469562894_n-150x150.jpg</text:a>
', '<text:a xlink:type="simple" xlink:href="https://armyinform.com.ua/wp-content/uploads/2023/04/341830843_916746056262623_2952340086476968934_n-150x150.jpg" text:style-name="Internet_20_link" text:visited-style-name="Visited_20_Internet_20_Link">
341830843_916746056262623_2952340086476968934_n-150x150.jpg</text:a>
', '<text:a xlink:type="simple" xlink:href="https://armyinform.com.ua/wp-content/uploads/2023/04/342026323_630035592377202_3640491449311159674_n-150x150.jpg" text:style-name="Internet_20_link" text:visited-style-name="Visited_20_Internet_20_Link">
342026323_630035592377202_3640491449311159674_n-150x150.jpg</text:a>
', '<text:a xlink:type="simple" xlink:href="https://armyinform.com.ua/wp-content/uploads/2023/04/342069852_238605545381984_6750432508885212963_n-150x150.jpg" text:style-name="Internet_20_link" text:visited-style-name="Visited_20_Internet_20_Link">
342069852_238605545381984_6750432508885212963_n-150x150.jpg</text:a>
']</text:p>
      <text:p text:style-name="P4">
标签: ['STOPRUSSIA', 'ВТОРГНЕННЯ РФ', 'ДЕЗІНФОРМАЦІЯ', 'ЗРАДНИК', 'ПРОПАГАНДА', 'РОСІЙСЬКІ ФЕЙКИ', 'СБУ']</text:p>
      <text:p text:style-name="P4">
类别: News</text:p>
      <!--METADATA-->
      <text:p text:style-name="P4">
<draw:frame draw:style-name="fr1" draw:name="Image350" text:anchor-type="as-char" svg:width="6.9236in" svg:height="5.576437in" draw:z-index="0">
<draw:image xlink:href="../Images/AРМІЯINFORM/2023-04-19T61-00-00-04-00/22222-1.jpg" xlink:type="simple" xlink:show="embed" xlink:actuate="onLoad" draw:mime-type="image/jpeg"/>
</draw:frame>
乌克兰的安全局拘留了基辅的居民，他帮助俄罗斯联邦创造和传播了有关战争的假货，特别是关于基辅社会政治设备的伪造。</text:p>
      <text:p text:style-name="P4">
关于它<text:a xlink:type="simple" xlink:href="https://www.facebook.com/SecurSerUkraine/posts/593543712872543" text:style-name="Internet_20_link" text:visited-style-name="Visited_20_Internet_20_Link">
报告</text:a>
SBU新闻中心。</text:p>
      <text:p text:style-name="P4">
已经确定，攻击者将自己定位为“固定者”，并与Pro -Kremlov信息局“ Bel.ru”的编辑人员一起度过，其办公室位于俄罗斯联邦的Belgorod地区。</text:p>
      <text:p text:style-name="P4">
“他传给了俄罗斯“记者”的虚构和扭曲的乌克兰诉讼信息，包括据称加剧了俄罗斯火箭队在城市中的乌克伊夫内部局势的加剧。 此外，袭击者公开支持俄罗斯入侵者的行动，并否认了波德卡，欧文和伊兹的罪行。 获得的错误信息代表被用来准备有关乌克兰战争的虚假新闻。 他还在包括在乌克兰在内的USOC网络的页面上发表了他的百年叙事，”该消息写道。</text:p>
      <text:p text:style-name="P4">
<text:a xlink:type="simple" xlink:href="https://armyinform.com.ua/wp-content/uploads/2023/04/341542387_778793820309289_8367684892469562894_n.jpg" text:style-name="Internet_20_link" text:visited-style-name="Visited_20_Internet_20_Link">
!(Images/AРМІЯINFORM/2023-04-19T61-00-00-04-00/341542387_778793820309289_8367684892469562894_n-150x150.jpg)</text:a>
</text:p>
      <text:p text:style-name="P4">
<text:a xlink:type="simple" xlink:href="https://armyinform.com.ua/wp-content/uploads/2023/04/341830843_916746056262623_2952340086476968934_n.jpg" text:style-name="Internet_20_link" text:visited-style-name="Visited_20_Internet_20_Link">
<draw:frame draw:style-name="fr1" draw:name="Image351" text:anchor-type="as-char" svg:width="6.9236in" svg:height="6.9236in" draw:z-index="0">
<draw:image xlink:href="../Images/AРМІЯINFORM/2023-04-19T61-00-00-04-00/341830843_916746056262623_2952340086476968934_n-150x150.jpg" xlink:type="simple" xlink:show="embed" xlink:actuate="onLoad" draw:mime-type="image/jpeg"/>
</draw:frame>
</text:a>
</text:p>
      <text:p text:style-name="P4">
<text:a xlink:type="simple" xlink:href="https://armyinform.com.ua/wp-content/uploads/2023/04/342026323_630035592377202_3640491449311159674_n.jpg" text:style-name="Internet_20_link" text:visited-style-name="Visited_20_Internet_20_Link">
<draw:frame draw:style-name="fr1" draw:name="Image352" text:anchor-type="as-char" svg:width="6.9236in" svg:height="6.9236in" draw:z-index="0">
<draw:image xlink:href="../Images/AРМІЯINFORM/2023-04-19T61-00-00-04-00/342026323_630035592377202_3640491449311159674_n-150x150.jpg" xlink:type="simple" xlink:show="embed" xlink:actuate="onLoad" draw:mime-type="image/jpeg"/>
</draw:frame>
</text:a>
</text:p>
      <text:p text:style-name="P4">
<text:a xlink:type="simple" xlink:href="https://armyinform.com.ua/wp-content/uploads/2023/04/342069852_238605545381984_6750432508885212963_n.jpg" text:style-name="Internet_20_link" text:visited-style-name="Visited_20_Internet_20_Link">
<draw:frame draw:style-name="fr1" draw:name="Image353" text:anchor-type="as-char" svg:width="6.9236in" svg:height="6.9236in" draw:z-index="0">
<draw:image xlink:href="../Images/AРМІЯINFORM/2023-04-19T61-00-00-04-00/342069852_238605545381984_6750432508885212963_n-150x150.jpg" xlink:type="simple" xlink:show="embed" xlink:actuate="onLoad" draw:mime-type="image/jpeg"/>
</draw:frame>
</text:a>
乌克兰安全局发起的语言专业知识证实了对我们国家爆炸的事实。</text:p>
      <text:p text:style-name="P4">
在搜索过程中，他找到了计算机设备和带有犯罪行为的手机。</text:p>
      <text:p text:style-name="P4">
目前，安全服务的调查人员已将乌克兰《刑法法第436-2条》第2部分的怀疑告知袭击者(理由，承认合法，否认乌克兰俄罗斯联邦的武装侵略，荣耀其参与者).</text:p>
      <text:p text:style-name="P4">
Триває розслідування для встановлення всіх обставин злочину.</text:p>
      <text:p text:style-name="P4">
News Source: <text:a xlink:type="simple" xlink:href="https://armyinform.com.ua/2023/04/19/sbu-zatrymano-kyyanyna-yakyj-dopomagav-rospropagandystam-stvoryuvaty-fejky-pro-ukrayinu/" text:style-name="Internet_20_link" text:visited-style-name="Visited_20_Internet_20_Link">
https://armyinform.com.ua/2023/04/19/sbu-zatrymano-kyyanyna-yakyj-dopomagav-rospropagandystam-stvoryuvaty-fejky-pro-ukrayinu/</text:a>
</text:p>
      <!--NEWS-->
      <text:h text:style-name="P10" text:outline-level="1">
<text:span text:style-name="T4">
乌克兰接受了爱国者-Alexei Reznikov。</text:span>
</text:h>
      <text:p text:style-name="P4">
作者: ['АРМІЯINFORM']</text:p>
      <text:p text:style-name="P4">
时间: 2023-04-19T62:00:00-04:00</text:p>
      <text:p text:style-name="P4">
描述: 爱国者PPO系统被搞砸了乌克兰人，成为纳西天空的扎克斯特人。 关于...与乌克兰2022年的战争，与乌克兰的最新新闻战争，与乌克兰的新闻战争，2022年的新闻战争，今天将在乌克兰和俄罗斯之间发动战争，当2022年与乌克兰的战争将是与乌克兰的战争，将是他们说，在不久的将来与乌克兰发动了战争</text:p>
      <text:p text:style-name="P4">
图片: ['<text:a xlink:type="simple" xlink:href="https://armyinform.com.ua/wp-content/uploads/2023/04/fuez5wmxsaifrtm.jpg" text:style-name="Internet_20_link" text:visited-style-name="Visited_20_Internet_20_Link">
fuez5wmxsaifrtm.jpg</text:a>
']</text:p>
      <text:p text:style-name="P4">
标签: ['STOPRUSSIA', 'ВТОРГНЕННЯ РФ', 'ЗРК PATRIOT', 'ОЛЕКСІЙ РЕЗНІКОВ', 'ПАТРІОТ']</text:p>
      <text:p text:style-name="P4">
类别: News</text:p>
      <!--METADATA-->
      <text:p text:style-name="P4">
<draw:frame draw:style-name="fr1" draw:name="Image354" text:anchor-type="as-char" svg:width="6.9236in" svg:height="3.637595in" draw:z-index="0">
<draw:image xlink:href="../Images/AРМІЯINFORM/2023-04-19T62-00-00-04-00/fuez5wmxsaifrtm.jpg" xlink:type="simple" xlink:show="embed" xlink:actuate="onLoad" draw:mime-type="image/jpeg"/>
</draw:frame>
爱国者防空系统已经到达乌克兰，将保护我们的天空。</text:p>
      <text:p text:style-name="P4">
关于它，乌克兰国防部长Alexei Reznikov <text:a xlink:type="simple" xlink:href="https://twitter.com/oleksiireznikov/status/1648627423636799488" text:style-name="Internet_20_link" text:visited-style-name="Visited_20_Internet_20_Link">
报道</text:a>
紫罗兰。</text:p>
      <text:p text:style-name="P4">
在“爱国者的爱国者”帖子中，他说了以下内容：</text:p>
      <text:p text:style-name="P4">
“您知道如何可视化自己的梦想吗？ 有必要向世界讲述它并赋予生命!这正是爱国者，甚至在广泛的战争之前，甚至在我一生中最重要的时刻都成为我一生中最重要的位置的故乡。</text:p>
      <text:p text:style-name="P4">
这就是我在2021年8月访问美国期间发生的事情……然后我首先告诉我们的伴侣：“我们需要爱国者。” 我国创新的自由有危险。 我们听到了什么？ 是不可能的!可能是可能的。</text:p>
      <text:p text:style-name="P4">
如今，我们美丽的乌克兰天空变得越来越受保护，因为乌克兰的乌克兰爱国者建筑群在乌克兰。</text:p>
      <text:p text:style-name="P4">
乌克兰反对航空器尽快掌握了它们。</text:p>
      <text:p text:style-name="P4">
我们的伙伴保留了这些话。</text:p>
      <text:p text:style-name="P4">
我感谢德国国防部长鲍里斯·皮斯托里乌斯(Boris Pistorius)，国防部长Kaisi Ollongren以及美国的德国坦德德兰人民。”</text:p>
      <text:p text:style-name="P4">
News Source: <text:a xlink:type="simple" xlink:href="https://armyinform.com.ua/2023/04/19/ukrayina-otrymala-systemy-ppo-patriot-oleksij-reznikov/" text:style-name="Internet_20_link" text:visited-style-name="Visited_20_Internet_20_Link">
https://armyinform.com.ua/2023/04/19/ukrayina-otrymala-systemy-ppo-patriot-oleksij-reznikov/</text:a>
</text:p>
      <!--NEWS-->
      <text:h text:style-name="P10" text:outline-level="1">
<text:span text:style-name="T4">
从俄罗斯被囚禁中解雇的将获得经济援助</text:span>
</text:h>
      <text:p text:style-name="P4">
作者: ['АРМІЯINFORM']</text:p>
      <text:p text:style-name="P4">
时间: 2023-04-19T63:00:00-04:00</text:p>
      <text:p text:style-name="P4">
描述: 172个Zvilleneeniye Polo Polono I 368 Rodin Oses，Yaki Dosi非法夸张...与乌克兰2022年的战争，与乌克兰的最新消息，今天与乌克兰的新闻，乌克兰2022年的新闻战争，今天，乌克兰和俄罗斯之间的战争将是一场战争他们说，战争，与乌克兰的战争将在2022年，是否在不久的将来与乌克兰进行战争</text:p>
      <text:p text:style-name="P4">
图片: ['<text:a xlink:type="simple" xlink:href="https://armyinform.com.ua/wp-content/uploads/2023/04/2222222222222222222222.jpg" text:style-name="Internet_20_link" text:visited-style-name="Visited_20_Internet_20_Link">
2222222222222222222222.jpg</text:a>
']</text:p>
      <text:p text:style-name="P4">
标签: ['STOPRUSSIA', 'ВТОРГНЕННЯ РФ', 'ДОПОМОГА ДЕРЖАВИ', 'МІНРЕІНТЕГРАЦІЇ', 'ПОЛОНЕНІ']</text:p>
      <text:p text:style-name="P4">
类别: News</text:p>
      <!--METADATA-->
      <text:p text:style-name="P4">
<draw:frame draw:style-name="fr1" draw:name="Image355" text:anchor-type="as-char" svg:width="6.9236in" svg:height="4.579446in" draw:z-index="0">
<draw:image xlink:href="../Images/AРМІЯINFORM/2023-04-19T63-00-00-04-00/2222222222222222222222.jpg" xlink:type="simple" xlink:show="embed" xlink:actuate="onLoad" draw:mime-type="image/jpeg"/>
</draw:frame>
另外172名从俄罗斯囚禁中释放出来，而仍然是俄罗斯联邦违法的368个家庭将能够获得1万名国家援助的Hryvnias。</text:p>
      <text:p text:style-name="P4">
关于它<text:a xlink:type="simple" xlink:href="https://minre.gov.ua/2023/04/19/minreintegracziyi-prodovzhuye-derzhavni-vyplaty-zvilnenym-z-polonu-ta-simyam-polonenyh/" text:style-name="Internet_20_link" text:visited-style-name="Visited_20_Internet_20_Link">
报告</text:a>
重返社会部。</text:p>
      <text:p text:style-name="P4">
消息读到：“重返社会部将在收到他们的必要文件后将其转移给他们。”</text:p>
      <text:p text:style-name="P4">
值得注意的是，由于对乌克兰的武装侵略，剥夺这些自由公民的事实是由相关委员会于4月18日在重返社会部的相关委员会建立的。 该委员会还认可了64名向囚犯家属提交申请和确认的人。</text:p>
      <text:p text:style-name="P4">
因此，这次会议一直认为委员会一直认为上诉数量最多。</text:p>
      <text:p text:style-name="P4">
该部提醒该部门，该委员会是在实施《乌克兰法律的社会和法律保护法》中成立的，这是由于对乌克兰及其家人的武装侵略而对个人自由的细分事实。”</text:p>
      <text:p text:style-name="P4">
该委员会包括重返社会部，其他国家当局和公共协会的代表。</text:p>
      <text:p text:style-name="P4">
News Source: <text:a xlink:type="simple" xlink:href="https://armyinform.com.ua/2023/04/19/100-tys-grn-dopomogy-otrymayut-172-zvilnenyh-z-rosijskogo-polonu-brancziv/" text:style-name="Internet_20_link" text:visited-style-name="Visited_20_Internet_20_Link">
https://armyinform.com.ua/2023/04/19/100-tys-grn-dopomogy-otrymayut-172-zvilnenyh-z-rosijskogo-polonu-brancziv/</text:a>
</text:p>
      <!--NEWS-->
      <text:h text:style-name="P10" text:outline-level="1">
<text:span text:style-name="T4">
在Vinnitsa，有一群圈养伞兵的家庭与协调总部的代表聚会</text:span>
</text:h>
      <text:p text:style-name="P4">
作者: ['АРМІЯINFORM']</text:p>
      <text:p text:style-name="P4">
时间: 2023-04-19T64:00:00-04:00</text:p>
      <text:p text:style-name="P4">
描述: 在M. Vinnitsya Vidbulu的区域中央总部，与乌克兰2022年的战争，今天与乌克兰最新新闻的战争，与乌克兰2022年的新闻战争是今天的最后一场战争，将在他们说，乌克兰和俄罗斯以及2022年与乌克兰的战争是在与乌克兰在不久的将来与乌克兰发生战争的时候在俄罗斯</text:p>
      <text:p text:style-name="P4">
图片: ['<text:a xlink:type="simple" xlink:href="https://armyinform.com.ua/wp-content/uploads/2023/04/77806eff-d7ad-49e1-b858-31c73a50042e-e1681902165791.jpg" text:style-name="Internet_20_link" text:visited-style-name="Visited_20_Internet_20_Link">
77806eff-d7ad-49e1-b858-31c73a50042e-e1681902165791.jpg</text:a>
']</text:p>
      <text:p text:style-name="P4">
标签: ['ВІННИЦЯ', 'КООРДИНАЦІЙНИЙ ШТАБ З ПИТАНЬ ПОВОДЖЕННЯ З ВІЙСЬКОВОПОЛОНЕНИМИ', 'ОБМІН ВІЙСЬКОВОПОЛОНЕНИМИ']</text:p>
      <text:p text:style-name="P4">
类别: News</text:p>
      <!--METADATA-->
      <text:p text:style-name="P4">
<draw:frame draw:style-name="fr1" draw:name="Image356" text:anchor-type="as-char" svg:width="6.9236in" svg:height="4.604194in" draw:z-index="0">
<draw:image xlink:href="../Images/AРМІЯINFORM/2023-04-19T64-00-00-04-00/77806eff-d7ad-49e1-b858-31c73a50042e-e1681902165791.jpg" xlink:type="simple" xlink:show="embed" xlink:actuate="onLoad" draw:mime-type="image/jpeg"/>
</draw:frame>
在维尼茨中部地区协调总部的区域中心，与一个单独的着陆旅的捍卫者的家人举行了一次会议。</text:p>
      <text:p text:style-name="P4">
关于它<text:a xlink:type="simple" xlink:href="https://t.me/Koord_shtab/863" text:style-name="Internet_20_link" text:visited-style-name="Visited_20_Internet_20_Link">
报告</text:a>
与战俘问题协调总部。</text:p>
      <text:p text:style-name="P4">
在与他的亲戚交流时，区域中心尤里亚·普里马克(Yulia Prymak)的负责人指出，捍卫者的安全尤其取决于亲人的行为。 她描绘的是，她不应该在社交网络上分发军事服务员的个人信息，也不应将其转移给未经授权的人。</text:p>
      <text:p text:style-name="P4">
分别讨论了与调查人员和军事部门的家庭交流的程序。 员工代表指出，与军事部门的联系是由人员的人员配备和社会支持中心之前的。应该记住，军事部门可能不会提供某些材料受到限制的通道。</text:p>
      <text:p text:style-name="P4">
家庭还解释说，会计类别不影响捍卫者对交换过程的反思的可能性。 对统一的辩护人登记册至关重要的所有防守者和捍卫者都已提交交换。</text:p>
      <text:p text:style-name="P4">
News Source: <text:a xlink:type="simple" xlink:href="https://armyinform.com.ua/2023/04/19/u-vinnyczi-vidbulasya-zustrich-rodyn-polonenyh-desantnykiv-z-predstavnykamy-koordynaczijnogo-shtabu/" text:style-name="Internet_20_link" text:visited-style-name="Visited_20_Internet_20_Link">
https://armyinform.com.ua/2023/04/19/u-vinnyczi-vidbulasya-zustrich-rodyn-polonenyh-desantnykiv-z-predstavnykamy-koordynaczijnogo-shtabu/</text:a>
</text:p>
      <!--NEWS-->
      <text:h text:style-name="P10" text:outline-level="1">
<text:span text:style-name="T4">
请停止参与民粹主义：武装部队总参谋长30,000名军人</text:span>
</text:h>
      <text:p text:style-name="P4">
作者: ['АРМІЯINFORM']</text:p>
      <text:p text:style-name="P4">
时间: 2023-04-19T65:00:00-04:00</text:p>
      <text:p text:style-name="P4">
描述: 乌克兰的Zbroyni部队只是一个武装系统，牛没有醒来...与乌克兰2022年的战争，与乌克兰的最新新闻，今天与乌克兰的新闻，乌克兰2022年最后一次战争，乌克兰和俄罗斯，俄罗斯，俄罗斯，俄罗斯，俄罗斯和俄罗斯之间的战争将会他们说，当乌克兰在2022年与乌克兰进行战争时，他们是否会在不久的将来与乌克兰进行战争，他们说，与乌克兰的战争，今天的乌克兰新闻，乌克兰的新闻，乌克兰媒体在俄罗斯的乌克兰新闻</text:p>
      <text:p text:style-name="P4">
图片: ['<text:a xlink:type="simple" xlink:href="https://armyinform.com.ua/wp-content/uploads/2022/03/generalnyj-shtab.jpg" text:style-name="Internet_20_link" text:visited-style-name="Visited_20_Internet_20_Link">
generalnyj-shtab.jpg</text:a>
']</text:p>
      <text:p text:style-name="P4">
标签: ['STOPRUSSIA', 'ВИПЛАТА ГРОШОВОГО ЗАБЕЗПЕЧЕННЯ', 'ГЕНШТАБ ЗСУ']</text:p>
      <text:p text:style-name="P4">
类别: News</text:p>
      <!--METADATA-->
      <text:p text:style-name="P4">
<draw:frame draw:style-name="fr1" draw:name="Image357" text:anchor-type="as-char" svg:width="6.9236in" svg:height="3.894525in" draw:z-index="0">
<draw:image xlink:href="../Images/AРМІЯINFORM/2023-04-19T65-00-00-04-00/generalnyj-shtab.jpg" xlink:type="simple" xlink:show="embed" xlink:actuate="onLoad" draw:mime-type="image/jpeg"/>
</draw:frame>
在乌克兰的武装部队中，应采取公平的付款制度，这不会增加战斗部队中社会张力的先决条件，并将向那些冒着自己生命和健康的士兵聆听。</text:p>
      <text:p text:style-name="P4">
在这个<text:a xlink:type="simple" xlink:href="https://t.me/GeneralStaffZSU/7583" text:style-name="Internet_20_link" text:visited-style-name="Visited_20_Internet_20_Link">
强调</text:a>
在总裁中，就议会决定偿还向军队支付3000万人hryvnias的决定的讨论发表了评论。</text:p>
      <text:p text:style-name="P4">
“社会正在讨论一个相当敏感的问题，即：议会决定以3万UAH宣布军人的额外货币报酬。</text:p>
      <text:p text:style-name="P4">
在艰难条件下，一名为国家服务并保护自己免受侵略者的危险，冒着自己的生命和健康的危险，应在艰难的条件下执行任务的士兵应具有很高的动力。 请记住，煤炭，Marinka或Avdiivka是什么样的。 乌克兰的每一天都以很高的价格向我们提供。 信息的成本和健康的捍卫者。”信息写道。</text:p>
      <text:p text:style-name="P4">
**因此，额外的货币奖励是取决于地区和战斗人员执行的任务的复杂性的。</text:p>
      <text:p text:style-name="P4">
武装部队的总参谋部指出，与以前一样，<text:span text:style-name="T4">
每月有1万hryvnias </text:span>
被保留给直接在前国家战斗的后卫。</text:p>
      <text:p text:style-name="P4">
<text:span text:style-name="T4">
 3万</text:span>
付给了在战斗人员领域执行任务但不直接与敌人战斗的军队，与完成任务成正比。</text:p>
      <text:p text:style-name="P4">
如果军人在后面，在后面，向他们的亚tax付款**。</text:p>
      <text:p text:style-name="P4">
同时，截至2023年2月1日，所有军人都被20100年的最低货币支持筹集了。</text:p>
      <text:p text:style-name="P4">
“我们要求您停止从事民粹主义，专注于对我们国家的辩护，”  - 呼吁武装部队的总参谋部。</text:p>
      <text:p text:style-name="P4">
News Source: <text:a xlink:type="simple" xlink:href="https://armyinform.com.ua/2023/04/19/prosymo-prypynyty-zajmatysya-populizmom-genshtab-zsu-pro-30-tysyach-dlya-vijskovyh/" text:style-name="Internet_20_link" text:visited-style-name="Visited_20_Internet_20_Link">
https://armyinform.com.ua/2023/04/19/prosymo-prypynyty-zajmatysya-populizmom-genshtab-zsu-pro-30-tysyach-dlya-vijskovyh/</text:a>
</text:p>
      <!--NEWS-->
      <text:h text:style-name="P10" text:outline-level="1">
<text:span text:style-name="T4">
我们无权在乌克兰武装部队的公共空间计划中讨论安娜·马利亚（Anna Malyar）</text:span>
</text:h>
      <text:p text:style-name="P4">
作者: ['Володимир Віват']</text:p>
      <text:p text:style-name="P4">
时间: 2023-04-19T66:00:00-04:00</text:p>
      <text:p text:style-name="P4">
描述:  - 重要的是，罗索米（Rosumi），我没有这一天，如果乌克兰的Zbroins印章说 - 明天...与乌克兰2022年的战争，与乌克兰的战争是今天的最新消息，这是与乌克兰2022年的新闻战争是最后一场今天，乌克兰与俄罗斯之间的战争以及何时在2022年与乌克兰的战争将在不久的将来与乌克兰发生战争，与乌克兰与乌克兰的战争，今天的乌克兰新闻，乌克兰新闻，乌克兰新闻，俄罗斯的乌克兰媒体</text:p>
      <text:p text:style-name="P4">
图片: ['<text:a xlink:type="simple" xlink:href="https://armyinform.com.ua/wp-content/uploads/2022/12/5f6a5374.jpg" text:style-name="Internet_20_link" text:visited-style-name="Visited_20_Internet_20_Link">
5f6a5374.jpg</text:a>
']</text:p>
      <text:p text:style-name="P4">
标签: ['ВТОРГНЕННЯ РФ', 'ГАННА МАЛЯР', 'ЄДИНІ НОВИНИ', 'КОНТРНАСТУП']</text:p>
      <text:p text:style-name="P4">
类别: News</text:p>
      <!--METADATA-->
      <text:p text:style-name="P4">
<draw:frame draw:style-name="fr1" draw:name="Image358" text:anchor-type="as-char" svg:width="6.9236in" svg:height="4.615733in" draw:z-index="0">
<draw:image xlink:href="../Images/AРМІЯINFORM/2023-04-19T66-00-00-04-00/5f6a5374.jpg" xlink:type="simple" xlink:show="embed" xlink:actuate="onLoad" draw:mime-type="image/jpeg"/>
</draw:frame>
Gannamaars。 照片：Dmitry Yurchenko /陆军</text:p>
      <ul>
        <li>
          <text:p text:style-name="P4">
重要的是要了解，将不会有一天会告诉乌克兰的武装部队 - 明天我们开始反对意见。 在战争中，这是秘密信息。 乌克兰武装部队的砖块我们无权在公共场所讨论 - 统一信息电视帝国的空中有安娜娜·玛丽亚尔(Annana Malyar)。</text:p>
        </li>
        <li>
          <text:p text:style-name="P4">
与此同时，不必将反性仅减少到某种积极的行动。 因为这是一个战略目标 - 阻止敌人的进攻行动并释放我们所有的领土。 因此，在反对意见的亮点中发言是不正确的，因为这是目前正在执行武装部队的一系列行动和事件行动。  - 计划“ A”，“ B”，“ B”的某些策略的形成...因为敌人也会做出反应。 应该理解的是，此类决定是在很短的时间内，而不是在一个月，两年或半年内做出的。选择了计划，以便敌人没有时间对此做出反应。</text:p>
        </li>
      </ul>
      <text:p text:style-name="P4">
据她说，武装部队目前没有准备一件事情 - 在任何克雷特方向的特定时间内。 武装部队每天准备整个教程措施的防御综合体。</text:p>
      <ul>
        <li>
实际上，在前线的利曼(Liman)指示的阿维夫斯基(Avdiivsky)的巴赫穆特(Bakhmut)的积极攻击行动也可以被视为反性别的要素。</li>
      </ul>
      <text:p text:style-name="P4">
News Source: <text:a xlink:type="simple" xlink:href="https://armyinform.com.ua/2023/04/19/my-ne-mayemo-prava-obgovoryuvaty-v-publichnomu-prostori-plany-zbrojnyh-syl-ukrayiny-ganna-malyar/" text:style-name="Internet_20_link" text:visited-style-name="Visited_20_Internet_20_Link">
https://armyinform.com.ua/2023/04/19/my-ne-mayemo-prava-obgovoryuvaty-v-publichnomu-prostori-plany-zbrojnyh-syl-ukrayiny-ganna-malyar/</text:a>
</text:p>
      <!--NEWS-->
      <text:h text:style-name="P10" text:outline-level="1">
<text:span text:style-name="T4">
领导力计划是在瑞典支持的主要军事大学的基础上创建的</text:span>
</text:h>
      <text:p text:style-name="P4">
作者: ['АРМІЯINFORM']</text:p>
      <text:p text:style-name="P4">
时间: 2023-04-19T67:00:00-04:00</text:p>
      <text:p text:style-name="P4">
描述: 乌克兰辩护代表机器人的时机是董事的董事...与乌克兰2022年的战争，与乌克兰的战争是今天的最新新闻，今天是与乌克兰2022年的新闻战，今天将在那里，将在那里他们说，无论是否有一年的战争，与乌克兰之间的战争与乌克兰之间的战争是一场战争乌克兰媒体的新闻在俄罗斯</text:p>
      <text:p text:style-name="P4">
图片: ['<text:a xlink:type="simple" xlink:href="https://armyinform.com.ua/wp-content/uploads/2023/04/341103564_217532957566574_110509198732148564_n.jpg" text:style-name="Internet_20_link" text:visited-style-name="Visited_20_Internet_20_Link">
341103564_217532957566574_110509198732148564_n.jpg</text:a>
', '<text:a xlink:type="simple" xlink:href="https://armyinform.com.ua/wp-content/uploads/2023/04/342177629_911547490082876_5706633553917353124_n-150x150.jpg" text:style-name="Internet_20_link" text:visited-style-name="Visited_20_Internet_20_Link">
342177629_911547490082876_5706633553917353124_n-150x150.jpg</text:a>
', '<text:a xlink:type="simple" xlink:href="https://armyinform.com.ua/wp-content/uploads/2023/04/342185450_209814578445936_5060914697237101375_n-150x150.jpg" text:style-name="Internet_20_link" text:visited-style-name="Visited_20_Internet_20_Link">
342185450_209814578445936_5060914697237101375_n-150x150.jpg</text:a>
']</text:p>
      <text:p text:style-name="P4">
标签: ['ДЕПАРТАМЕНТ ВІЙСЬКОВОЇ ОСВІТИ І НАУКИ', 'НАЦІОНАЛЬНИЙ УНІВЕРСИТЕТ ОБОРОНИ УКРАЇНИ ІМЕНІ ІВАНА ЧЕРНЯХОВСЬКОГО', 'ПРОГРАМА ЛІДЕРСТВА', 'УНІВЕРСИТЕТУ ОБОРОНИ КОРОЛІВСТВА ШВЕЦІЯ']</text:p>
      <text:p text:style-name="P4">
类别: News</text:p>
      <!--METADATA-->
      <text:p text:style-name="P4">
<draw:frame draw:style-name="fr1" draw:name="Image359" text:anchor-type="as-char" svg:width="6.9236in" svg:height="4.39606in" draw:z-index="0">
<draw:image xlink:href="../Images/AРМІЯINFORM/2023-04-19T67-00-00-04-00/341103564_217532957566574_110509198732148564_n.jpg" xlink:type="simple" xlink:show="embed" xlink:actuate="onLoad" draw:mime-type="image/jpeg"/>
</draw:frame>
乌克兰国防部代表团的工作访问由Wavolodimir Mirnenko的军事教育和科学系领导，乌克兰国防部与瑞典王国举行，其中许多人在其中举行在加深双边合作的方式上开发了建设性的步骤。</text:p>
      <text:p text:style-name="P4">
关于它<text:a xlink:type="simple" xlink:href="https://www.facebook.com/DepartmentMilitaryEducationScienceMOD.UA/posts/pfbid0n9tLC55JZmKhKwHbTguMSHkdHUDVF1B8ExnPiLS5iLqQraSsKGJ3XLmj31MtuATal" text:style-name="Internet_20_link" text:visited-style-name="Visited_20_Internet_20_Link">
报告</text:a>
乌克兰国防部军事教育与科学系。</text:p>
      <text:p text:style-name="P4">
谈判是根据瑞典国防大学的国防大学举行的(瑞典国防大学 - 国防学院)特别是，随着瑞典国防研究机构的代表的参与(瑞典国防研究机构(他是)以及乌克兰在瑞典王国的大使馆。</text:p>
      <text:p text:style-name="P4">
Volodymyr Mirnenko介绍了由乌克兰方面在军事教育和科学领域合作开发的专业人士，该方面在瑞典王国的概况结构单位中进行了评估和广泛。</text:p>
      <text:p text:style-name="P4">
就王国国防大学的校长瑞典·罗伯特·埃格内特(Sweden Robert Egnelt)而言，他支持乌克兰代表团关于两国学员，学生和教师的学术流动性的提议。</text:p>
      <text:p text:style-name="P4">
<text:a xlink:type="simple" xlink:href="https://armyinform.com.ua/wp-content/uploads/2023/04/342177629_911547490082876_5706633553917353124_n.jpg" text:style-name="Internet_20_link" text:visited-style-name="Visited_20_Internet_20_Link">
!(Images/AРМІЯINFORM/2023-04-19T67-00-00-04-00/342177629_911547490082876_5706633553917353124_n-150x150.jpg)</text:a>
</text:p>
      <text:p text:style-name="P4">
<text:a xlink:type="simple" xlink:href="https://armyinform.com.ua/wp-content/uploads/2023/04/342185450_209814578445936_5060914697237101375_n.jpg" text:style-name="Internet_20_link" text:visited-style-name="Visited_20_Internet_20_Link">
<draw:frame draw:style-name="fr1" draw:name="Image360" text:anchor-type="as-char" svg:width="6.9236in" svg:height="6.9236in" draw:z-index="0">
<draw:image xlink:href="../Images/AРМІЯINFORM/2023-04-19T67-00-00-04-00/342185450_209814578445936_5060914697237101375_n-150x150.jpg" xlink:type="simple" xlink:show="embed" xlink:actuate="onLoad" draw:mime-type="image/jpeg"/>
</draw:frame>
</text:a>
各方已经在瑞典地块预测的乌克兰项目的SLP实施中分别停止(全球安全计划中的战略领导力(SLP)- 程序). Попередньо узгоджено формат та етапизапочаткування зазначеного проєкту на базі Національного університету оборониУкраїни імені Івана Черняховського.</text:p>
      <text:p text:style-name="P4">
顺便说一句，为瑞典项目提供实质性支持的兴趣和准备就绪是由改善军事教育计划的协调员Deep Mariusz Sololis和北约联盟“和平合伙伙伴关系” Olaf Garich的协调员。</text:p>
      <text:p text:style-name="P4">
根据与瑞典国防研究机构代表会议的结果，乌克兰国防部代表团同意在乌克兰·塔什维西亚(Ukraine Tashvetsia)的国防机构中引入伙伴关系，并在当事方最感兴趣的地区。</text:p>
      <text:p text:style-name="P4">
News Source: <text:a xlink:type="simple" xlink:href="https://armyinform.com.ua/2023/04/19/na-bazi-golovnogo-vijskovogo-vyshu-stvoryuyetsya-programa-liderstva-za-pidtrymky-shvecziyi/" text:style-name="Internet_20_link" text:visited-style-name="Visited_20_Internet_20_Link">
https://armyinform.com.ua/2023/04/19/na-bazi-golovnogo-vijskovogo-vyshu-stvoryuyetsya-programa-liderstva-za-pidtrymky-shvecziyi/</text:a>
</text:p>
      <!--NEWS-->
      <text:h text:style-name="P10" text:outline-level="1">
<text:span text:style-name="T4">
总统熟悉乌克兰在沃尔林的国家边界的安排</text:span>
</text:h>
      <text:p text:style-name="P4">
作者: ['АРМІЯINFORM']</text:p>
      <text:p text:style-name="P4">
时间: 2023-04-19T68:00:00-04:00</text:p>
      <text:p text:style-name="P4">
描述: 乌克兰总统沃罗迪米尔·泽伦斯基（Volodymyr Zelensky Zelensky pid of Robochka of Robochka，Volinski Oblast ...与乌克兰2022年的战争，与乌克兰与乌克兰的最新新闻战争，今天与乌克兰的新闻战争，乌克兰2022年最后一次与乌克兰的新闻战争，乌克兰和俄罗斯与俄罗斯之间以及俄罗斯和俄罗斯之间的战争将发生，当他们说，乌克兰在2022年是否会有一年的时间，在不久的将来是否会与乌克兰进行战争</text:p>
      <text:p text:style-name="P4">
图片: ['<text:a xlink:type="simple" xlink:href="https://armyinform.com.ua/wp-content/uploads/2023/04/11c205205c5a4800ea534dc1fa089987_1681898772_extra_large.jpeg" text:style-name="Internet_20_link" text:visited-style-name="Visited_20_Internet_20_Link">
11c205205c5a4800ea534dc1fa089987_1681898772_extra_large.jpeg</text:a>
', '<text:a xlink:type="simple" xlink:href="https://armyinform.com.ua/wp-content/uploads/2023/04/b62edb3b7de54d8148d0ac9640b85cec_1681898760_extra_large.jpeg" text:style-name="Internet_20_link" text:visited-style-name="Visited_20_Internet_20_Link">
b62edb3b7de54d8148d0ac9640b85cec_1681898760_extra_large.jpeg</text:a>
', '<text:a xlink:type="simple" xlink:href="https://armyinform.com.ua/wp-content/uploads/2023/04/0ea6f96eacb6077aec6d839a45eeeaca_1681898768_extra_large.jpeg" text:style-name="Internet_20_link" text:visited-style-name="Visited_20_Internet_20_Link">
0ea6f96eacb6077aec6d839a45eeeaca_1681898768_extra_large.jpeg</text:a>
']</text:p>
      <text:p text:style-name="P4">
标签: ['ВОЛИНЬ', 'ВОЛОДИМИР ЗЕЛЕНСЬКИЙ', 'ДЕРЖАВНИЙ КОРДОН УКРАЇНИ']</text:p>
      <text:p text:style-name="P4">
类别: News</text:p>
      <!--METADATA-->
      <text:p text:style-name="P4">
<draw:frame draw:style-name="fr1" draw:name="Image361" text:anchor-type="as-char" svg:width="6.9236in" svg:height="4.617948in" draw:z-index="0">
<draw:image xlink:href="../Images/AРМІЯINFORM/2023-04-19T68-00-00-04-00/11c205205c5a4800ea534dc1fa089987_1681898772_extra_large.jpeg" xlink:type="simple" xlink:show="embed" xlink:actuate="onLoad" draw:mime-type="image/jpeg"/>
</draw:frame>
</text:p>
      <text:p text:style-name="P4">
Президент України Володимир Зеленський під час робочої поїздки у Волинськуобласть відвідав прикордонну ділянку, де сходяться кордони трьох держав:України, Республіки Польща та республіки білорусь.</text:p>
      <text:p text:style-name="P4">
Про це <text:a xlink:type="simple" xlink:href="https://www.president.gov.ua/news/prezident-oznajomivsya-z-oblashtuvannyam-derzhavnogo-kordonu-82353" text:style-name="Internet_20_link" text:visited-style-name="Visited_20_Internet_20_Link">
інформує</text:a>
乌克兰总统办公室。</text:p>
      <text:p text:style-name="P4">
正如弗拉基米尔·泽伦斯基(Vladimir Zelensky)所报道的那样，为了确保对乌克兰边境的可靠保护，并准备反映白俄罗斯领土的敌人可能入侵，工程障碍，防御工事和远程视频监视系统的建立正在增加。</text:p>
      <text:p text:style-name="P4">
边境警卫证明了自2022年初以来所做的工作数量，以加强沃尔林地区与白俄罗斯的边界。</text:p>
      <text:p text:style-name="P4">
<draw:frame draw:style-name="fr1" draw:name="Image362" text:anchor-type="as-char" svg:width="6.9236in" svg:height="4.617948in" draw:z-index="0">
<draw:image xlink:href="../Images/AРМІЯINFORM/2023-04-19T68-00-00-04-00/b62edb3b7de54d8148d0ac9640b85cec_1681898760_extra_large.jpeg" xlink:type="simple" xlink:show="embed" xlink:actuate="onLoad" draw:mime-type="image/jpeg"/>
</draw:frame>
总统还检查了边界上的观察点和两个沟渠的两个沟渠系统。 从观察哨所的角度来看，远程视频监视系统是如何进行的，即边界的 - 百分式监督。 国家元首显示了无人飞机的检测系统。</text:p>
      <text:p text:style-name="P4">
总统授予乌克兰州边境警卫队的军人，尤其是Bohdan Khmelnitsky III学位的命令，“为勇气”，作为乌克兰军事服务的奖章。</text:p>
      <text:p text:style-name="P4">
<draw:frame draw:style-name="fr1" draw:name="Image363" text:anchor-type="as-char" svg:width="6.9236in" svg:height="4.617948in" draw:z-index="0">
<draw:image xlink:href="../Images/AРМІЯINFORM/2023-04-19T68-00-00-04-00/0ea6f96eacb6077aec6d839a45eeeaca_1681898768_extra_large.jpeg" xlink:type="simple" xlink:show="embed" xlink:actuate="onLoad" draw:mime-type="image/jpeg"/>
</draw:frame>
“我很荣幸能在这里向您打招呼，感谢保护国家边界。 我想谈论边界，在这里，与白俄罗斯和波兰的乌克兰主教沃尔林。 你是英勇而坚强的人。 我想在巴赫穆特(Bakhmut)保护我们的国家。 我知道您站在那儿，保留了Bakhmut。 要感谢您和您的兄弟。 我想希望健康，力量和您的亲人 - 温暖。 我们都为我们拥有强大的边防部队而感到自豪。 我希望您能保留权力，正义和愤怒，如何保护我们的国家。 祝大家只有胜利!”  - 沃迪米尔·泽伦斯基(Volodymyr Zelensky)说。</text:p>
      <text:p text:style-name="P4">
死去的边防部队的记忆以沉默的一刻感到荣幸。</text:p>
      <text:p text:style-name="P4">
News Source: <text:a xlink:type="simple" xlink:href="https://armyinform.com.ua/2023/04/19/prezydent-oznajomyvsya-z-oblashtuvannyam-derzhavnogo-kordonu-ukrayiny-na-volyni/" text:style-name="Internet_20_link" text:visited-style-name="Visited_20_Internet_20_Link">
https://armyinform.com.ua/2023/04/19/prezydent-oznajomyvsya-z-oblashtuvannyam-derzhavnogo-kordonu-ukrayiny-na-volyni/</text:a>
</text:p>
      <!--NEWS-->
      <text:h text:style-name="P10" text:outline-level="1">
<text:span text:style-name="T4">
NSDC和Yaroslav明智的大学签署了合作备忘录</text:span>
</text:h>
      <text:p text:style-name="P4">
作者: ['АРМІЯINFORM']</text:p>
      <text:p text:style-name="P4">
时间: 2023-04-19T69:00:00-04:00</text:p>
      <text:p text:style-name="P4">
描述: Syogodnis，19 kvisnya，Aparat Rnbo Ukrainian的起步单次imenit ...与乌克兰2022年的战争，与乌克兰的最新新闻，今天与乌克兰2022年的新闻战争，今天上次与乌克兰的新闻战，将在乌克兰和俄罗斯之间进行战争，以及与乌克兰之间的战争他们说，在2022年，是否会在不久的将来与乌克兰进行战争</text:p>
      <text:p text:style-name="P4">
图片: ['<text:a xlink:type="simple" xlink:href="https://armyinform.com.ua/wp-content/uploads/2023/04/19_04_3.jpg" text:style-name="Internet_20_link" text:visited-style-name="Visited_20_Internet_20_Link">
19_04_3.jpg</text:a>
']</text:p>
      <text:p text:style-name="P4">
标签: ['МЕМОРАНДУМ ПРО СПІВРОБІТНИЦТВО', 'НАЦІОНАЛЬНИЙ ЮРИДИЧНИЙ УНІВЕРСИТЕТ', 'РНБО УКРАЇНИ']</text:p>
      <text:p text:style-name="P4">
类别: News</text:p>
      <!--METADATA-->
      <text:p text:style-name="P4">
<draw:frame draw:style-name="fr1" draw:name="Image364" text:anchor-type="as-char" svg:width="6.9236in" svg:height="4.615733in" draw:z-index="0">
<draw:image xlink:href="../Images/AРМІЯINFORM/2023-04-19T69-00-00-04-00/19_04_3.jpg" xlink:type="simple" xlink:show="embed" xlink:actuate="onLoad" draw:mime-type="image/jpeg"/>
</draw:frame>
今天，4月19日，NSDC机构和国家法律大学Yaroslav明智的合作备忘录。</text:p>
      <text:p text:style-name="P4">
关于它<text:a xlink:type="simple" xlink:href="https://www.rnbo.gov.ua/ua/Diialnist/6273.html" text:style-name="Internet_20_link" text:visited-style-name="Visited_20_Internet_20_Link">
报告</text:a>
乌克兰的国家安全和防御。</text:p>
      <text:p text:style-name="P4">
根据NSDC机构主管的签署的文件ioboron。</text:p>
      <text:p text:style-name="P4">
此外，还计划继续为这所大学的学生做好准备，以获取和提高其专业知识，即理事会机构的公务员的技能。</text:p>
      <text:p text:style-name="P4">
“在该国，科学和教学人员和学生参与国家建设过程是当今的重要趋势。 毕竟，他们是新思想开发商的发电机，并引入了现代政治和法律项目，尤其是关于国家安全和国防问题的生成者，”安德烈·祖兹(Andrei Zuz)说。</text:p>
      <text:p text:style-name="P4">
在这种情况下，他赞扬了学生大学的专业准备水平，这些学生目前正在乌克兰的NSDC机构进行练习。</text:p>
      <text:p text:style-name="P4">
News Source: <text:a xlink:type="simple" xlink:href="https://armyinform.com.ua/2023/04/19/rnbo-ta-universytet-imeni-yaroslava-mudrogo-pidpysaly-memorandum-pro-spivrobitnycztvo/" text:style-name="Internet_20_link" text:visited-style-name="Visited_20_Internet_20_Link">
https://armyinform.com.ua/2023/04/19/rnbo-ta-universytet-imeni-yaroslava-mudrogo-pidpysaly-memorandum-pro-spivrobitnycztvo/</text:a>
</text:p>
      <!--NEWS-->
      <text:h text:style-name="P10" text:outline-level="1">
<text:span text:style-name="T4">
俄罗斯人诉诸叙利亚战术 - 安娜画家</text:span>
</text:h>
      <text:p text:style-name="P4">
作者: ['Володимир Віват']</text:p>
      <text:p text:style-name="P4">
时间: 2023-04-19T70:00:00-04:00</text:p>
      <text:p text:style-name="P4">
描述: Vorogoi对Triv的主要生活基本知识 -  Bakhmutskiy，Avdeskky，...与乌克兰2022年的战争，与乌克兰的最新新闻，今天与乌克兰2022年的新闻战争，今天与乌克兰的新闻战争，乌克兰和俄罗斯和俄罗斯之间的战争将会与乌克兰与乌克兰的战争将是不可行</text:p>
      <text:p text:style-name="P4">
图片: ['<text:a xlink:type="simple" xlink:href="https://armyinform.com.ua/wp-content/uploads/2023/04/317089427.jpg" text:style-name="Internet_20_link" text:visited-style-name="Visited_20_Internet_20_Link">
317089427.jpg</text:a>
']</text:p>
      <text:p text:style-name="P4">
标签: []</text:p>
      <text:p text:style-name="P4">
类别: News</text:p>
      <!--METADATA-->
      <text:p text:style-name="P4">
<draw:frame draw:style-name="fr1" draw:name="Image365" text:anchor-type="as-char" svg:width="6.9236in" svg:height="4.615733in" draw:z-index="0">
<draw:image xlink:href="../Images/AРМІЯINFORM/2023-04-19T70-00-00-04-00/317089427.jpg" xlink:type="simple" xlink:show="embed" xlink:actuate="onLoad" draw:mime-type="image/jpeg"/>
</draw:frame>
敌人的进攻持续在四个主要地区 - 巴赫穆特，阿夫迪夫斯基，马林斯克和莱曼斯基。 敌人也试图朝库皮斯克的方向争论，这使我们部队的稳定崩溃了。</text:p>
      <text:p text:style-name="P4">
乌克兰安娜·玛丽亚尔(Anna Malyar)的副部长在唯一新闻的播放中讲述了这一点。</text:p>
      <text:p text:style-name="P4">
她还报道说，乌克兰的武装力量已成功地在三名劳动商-Avdiivsky，Marinski和Lymansky上运作。 尽管激烈的战斗仍在继续，但敌人无法朝这些方向移动。</text:p>
      <ul>
        <li>
至于巴赫穆特(Bakhmut)，应注意的是，敌人扔了这座城市名称的所有力量。 敌人在这里集中在这里，尤其是瓦格纳，特种部队，伞兵以及武器和设备。 对于他们来说，这里的胜利不仅是Zavian，而且从政治角度也很重要，因为他们在Bakhmut上抓住了宣传的所有努力。 为了约束它们，我们还应该集中精力， - 安娜·马利亚(Anna Malyar)说。</li>
      </ul>
      <text:p text:style-name="P4">
乌克兰国防部副部长还告知，占领者在街头战斗中失去了部队。 因此，俄罗斯人诉诸于其经过验证的叙利亚战术，实际上是从建筑物和城市建筑物的面貌中擦除的。在这种情况下，很难保持立场。 因此，不幸的是，在某些地区，敌人略有促进。</text:p>
      <text:p text:style-name="P4">
-Bakhmut的防守已经进行了八个月，我们的武装部队不允许敌人深入我们的领土。 对于俄罗斯人来说，这可能是发现行动之一，因为它已经花费了大量武器和设备，那里的占领者在那里遭受了巨大的损失。 由于指挥和有效的计划的专业工作，我们已经损失了，因此损失是最小的。 因此，敌人的破坏是我们武装部队的巨大而非常重要的工作 - 总结了安娜·马里亚尔(Anna Malyar)。</text:p>
      <text:p text:style-name="P4">
News Source: <text:a xlink:type="simple" xlink:href="https://armyinform.com.ua/2023/04/19/rosiyany-vdayutsya-do-syrijskoyi-taktyky-ganna-malyar/" text:style-name="Internet_20_link" text:visited-style-name="Visited_20_Internet_20_Link">
https://armyinform.com.ua/2023/04/19/rosiyany-vdayutsya-do-syrijskoyi-taktyky-ganna-malyar/</text:a>
</text:p>
      <!--NEWS-->
      <text:h text:style-name="P10" text:outline-level="1">
<text:span text:style-name="T4">
沃尔林（Volyn）主席举行了有关该地区安全局势的会议</text:span>
</text:h>
      <text:p text:style-name="P4">
作者: ['АРМІЯINFORM']</text:p>
      <text:p text:style-name="P4">
时间: 2023-04-19T71:00:00-04:00</text:p>
      <text:p text:style-name="P4">
描述: Robochka的Pid Hour，废物总统Volodymyr Zelensky Poviv Narada ...与乌克兰2022年的战争，与乌克兰与乌克兰的最新新闻战争，与乌克兰的新闻战争，乌克兰2022年，今天的最后一次战争，将在乌克兰和俄罗斯之间以及俄罗斯和俄罗斯之间的战争，当与乌克兰的战争将是不久的</text:p>
      <text:p text:style-name="P4">
图片: ['<text:a xlink:type="simple" xlink:href="https://armyinform.com.ua/wp-content/uploads/2023/04/31aa46f1fb40a1633b840326816ba5b1_1681903825_extra_large.jpeg" text:style-name="Internet_20_link" text:visited-style-name="Visited_20_Internet_20_Link">
31aa46f1fb40a1633b840326816ba5b1_1681903825_extra_large.jpeg</text:a>
']</text:p>
      <text:p text:style-name="P4">
标签: ['НАРАДА', 'ПРЕЗИДЕНТ']</text:p>
      <text:p text:style-name="P4">
类别: News</text:p>
      <!--METADATA-->
      <text:p text:style-name="P4">
<draw:frame draw:style-name="fr1" draw:name="Image366" text:anchor-type="as-char" svg:width="6.9236in" svg:height="4.617948in" draw:z-index="0">
<draw:image xlink:href="../Images/AРМІЯINFORM/2023-04-19T71-00-00-04-00/31aa46f1fb40a1633b840326816ba5b1_1681903825_extra_large.jpeg" xlink:type="simple" xlink:show="embed" xlink:actuate="onLoad" draw:mime-type="image/jpeg"/>
</draw:frame>
在前往沃尔林的工作之旅中，乌克兰沃迪米尔·泽伦斯基总统在国家边境安排和保护以及该地区的相关安全局势举行了一次会议。</text:p>
      <text:p text:style-name="P4">
关于它<text:a xlink:type="simple" xlink:href="https://president.gov.ua/news/glava-derzhavi-proviv-naradu-shodo-socialno-ekonomichnoyi-ta-82357" text:style-name="Internet_20_link" text:visited-style-name="Visited_20_Internet_20_Link">
报告</text:a>
乌克兰总统办公室。</text:p>
      <text:p text:style-name="P4">
沃利地区军事行政部门负责人尤里·波普洛伊(Yuri Populayaikopolopol)向参与者告知了该地区社会经济状况的会议，即防御工具和国防工程结构的安排。</text:p>
      <text:p text:style-name="P4">
在会议期间，听取了有关沃尔林部队运营责任领域的局势的报告，以及军事部队准备执行任务的准备，以及加强沃尔林地区国家边界的措施。</text:p>
      <text:p text:style-name="P4">
此外，这次会议是关于Ugeion的运营和犯罪现象。</text:p>
      <text:p text:style-name="P4">
参与者考虑了沃尔林地区国际输出点的海关当局的问题，以及SES在保护该地区平民注册方面的工作。</text:p>
      <text:p text:style-name="P4">
News Source: <text:a xlink:type="simple" xlink:href="https://armyinform.com.ua/2023/04/19/prezydent-na-volyni-proviv-naradu-shhodo-bezpekovoyi-sytuacziyi-u-oblasti/" text:style-name="Internet_20_link" text:visited-style-name="Visited_20_Internet_20_Link">
https://armyinform.com.ua/2023/04/19/prezydent-na-volyni-proviv-naradu-shhodo-bezpekovoyi-sytuacziyi-u-oblasti/</text:a>
</text:p>
      <!--NEWS-->
      <text:h text:style-name="P10" text:outline-level="1">
<text:span text:style-name="T4">
电子报道门户提供有关服务，福利和保证的全面信息</text:span>
</text:h>
      <text:p text:style-name="P4">
作者: ['АРМІЯINFORM']</text:p>
      <text:p text:style-name="P4">
时间: 2023-04-19T72:00:00-04:00</text:p>
      <text:p text:style-name="P4">
描述: 关于信息门户网站电子vetraran乌克兰兽医的纪念，їkhnskh先生的纪念活动，与乌克兰2022年的战争，今天与乌克兰最新新闻的战争，今天与乌克兰的新闻战争，今天与乌克兰的新闻战争，今天将有一场战争，将会发生一场战争他们说，在乌克兰和俄罗斯之间，乌克兰在2022年与乌克兰进行战争，他们会在不久的将来与乌克兰发生战争，他们说，与乌克兰的战争，今天的乌克兰新闻，乌克兰的新闻，乌克兰的乌克兰媒体新闻</text:p>
      <text:p text:style-name="P4">
图片: ['<text:a xlink:type="simple" xlink:href="https://armyinform.com.ua/wp-content/uploads/2023/02/resurs-e-veteran-2023.jpg" text:style-name="Internet_20_link" text:visited-style-name="Visited_20_Internet_20_Link">
resurs-e-veteran-2023.jpg</text:a>
']</text:p>
      <text:p text:style-name="P4">
标签: ['Е-ВЕТЕРАН', 'МІНВЕТЕРАНІВ']</text:p>
      <text:p text:style-name="P4">
类别: News</text:p>
      <!--METADATA-->
      <text:p text:style-name="P4">
<draw:frame draw:style-name="fr1" draw:name="Image367" text:anchor-type="as-char" svg:width="6.9236in" svg:height="4.619339in" draw:z-index="0">
<draw:image xlink:href="../Images/AРМІЯINFORM/2023-04-19T72-00-00-04-00/resurs-e-veteran-2023.jpg" xlink:type="simple" xlink:show="embed" xlink:actuate="onLoad" draw:mime-type="image/jpeg"/>
</draw:frame>
电子报道门户。 拼贴军</text:p>
      <text:p text:style-name="P4">
在信息门户[E-veteran]上(https://eveteran.gov.ua/)乌克兰 - 士兵，他们的堕落士兵的家庭和家庭可以获得有关社会保护问题，提供身份的全面信息，并通过电子签名来确定 - 使用数字资深服务。</text:p>
      <text:p text:style-name="P4">
关于<text:a xlink:type="simple" xlink:href="https://www.kmu.gov.ua/news/na-portali-e-veteran-mozhna-otrymaty-vycherpnu-informatsiiu-shchodo-pytan-posluh-pilh-harantii-ta-nadannia-statusiv" text:style-name="Internet_20_link" text:visited-style-name="Visited_20_Internet_20_Link">
告知</text:a>
政府门户网站，数字发展副部长，伊克斯特里(Tatiana Kalita)的数字化转型据报道。</text:p>
      <text:p text:style-name="P4">
“任何想理解并弄清楚自己拥有的服务，为什么要依靠他或她的人，他需要哪些文件，他需要哪些文件。 ，保证。 这不仅适用于退伍军人，而且适用于他的家人。”副部长说。</text:p>
      <text:p text:style-name="P4">
信息门户网站具有适当的安全保护，现在退伍军人专家部正在努力扩大和改善数字退伍军人服务的提供。</text:p>
      <text:p text:style-name="P4">
塔蒂亚娜·卡利塔(Tatiana Kalita)说：“主要的是信息组成部分：如何，如何获得疲劳或其他地区，因为每个社区都有自己的服务服务。”</text:p>
      <text:p text:style-name="P4">
News Source: <text:a xlink:type="simple" xlink:href="https://armyinform.com.ua/2023/04/19/e-veteran-portal-nadaye-vycherpnu-informacziyu-shhodo-pytan-poslug-pilg-garantij-dlya-zahysnykiv/" text:style-name="Internet_20_link" text:visited-style-name="Visited_20_Internet_20_Link">
https://armyinform.com.ua/2023/04/19/e-veteran-portal-nadaye-vycherpnu-informacziyu-shhodo-pytan-poslug-pilg-garantij-dlya-zahysnykiv/</text:a>
</text:p>
      <!--NEWS-->
      <text:h text:style-name="P10" text:outline-level="1">
<text:span text:style-name="T4">
德国已为乌克兰的修复分配了超过1.1亿欧元</text:span>
</text:h>
      <text:p text:style-name="P4">
作者: ['АРМІЯINFORM']</text:p>
      <text:p text:style-name="P4">
时间: 2023-04-19T73:00:00-04:00</text:p>
      <text:p text:style-name="P4">
描述: 联邦迷你 - 埃科纳尼尼亚（Ekononichnaya）尖峰的建设乌克兰将在2022年不在，他们说，在不久的将来，乌克兰是否会发生战争，他们说，今天与乌克兰的战争，今天的乌克兰新闻，乌克兰新闻，乌克兰媒体在俄罗斯的乌克兰媒体</text:p>
      <text:p text:style-name="P4">
图片: ['<text:a xlink:type="simple" xlink:href="https://armyinform.com.ua/wp-content/uploads/2023/04/frn.jpg" text:style-name="Internet_20_link" text:visited-style-name="Visited_20_Internet_20_Link">
frn.jpg</text:a>
']</text:p>
      <text:p text:style-name="P4">
标签: ['ДОПОМОГА ПАРТНЕРІВ', 'СВІТ ПІДТРИМУЄ УКРАЇНУ', 'ФРН']</text:p>
      <text:p text:style-name="P4">
类别: News</text:p>
      <!--METADATA-->
      <text:p text:style-name="P4">
<draw:frame draw:style-name="fr1" draw:name="Image368" text:anchor-type="as-char" svg:width="6.9236in" svg:height="3.894525in" draw:z-index="0">
<draw:image xlink:href="../Images/AРМІЯINFORM/2023-04-19T73-00-00-04-00/frn.jpg" xlink:type="simple" xlink:show="embed" xlink:actuate="onLoad" draw:mime-type="image/jpeg"/>
</draw:frame>
联邦经济合作与发展部已将下一个援助方案分配给乌克兰。 特别是，该办公室将在室内人员的住房中以1.11亿欧元的价格引入额外资金，并支持乌克兰市政当局，例如幼儿园，学校和医院的尿素维修和设备。</text:p>
      <text:p text:style-name="P4">
这一决定是由Yochen Flagart的德国发展部长宣布了两天的乌克兰旅行的结果，<text:a xlink:type="simple" xlink:href="https://www.bmz.de/de/aktuelles/aktuelle-meldungen/ukraine-erhaelt-weitere-unterstuetzung-beim-wiederaufbau-152732" text:style-name="Internet_20_link" text:visited-style-name="Visited_20_Internet_20_Link">
报告</text:a>
德国意识​​的新闻服务。</text:p>
      <text:p text:style-name="P4">
“对乌克兰的重建将是该国，其人民和国际社会的巨大任务。 即使不幸的是，即使战争并没有看到结局，它也已经开始。 我们想向乌克兰人民表明，我们将继续保持团结。 而且我们需要确保我们的短期支持对应于长期恢复。 在我们的帮助下，我们保持乌克兰政府和人民直接克服后果。 但与此同时，我们看着该国通往欧盟的道路，为许多从家中流离失所的人的可持续决策，预分配改革等。”</text:p>
      <text:p text:style-name="P4">
News Source: <text:a xlink:type="simple" xlink:href="https://armyinform.com.ua/2023/04/19/nimechchyna-vydilyla-na-vidnovlennya-ukrayiny-ponad-110-mln-yevro/" text:style-name="Internet_20_link" text:visited-style-name="Visited_20_Internet_20_Link">
https://armyinform.com.ua/2023/04/19/nimechchyna-vydilyla-na-vidnovlennya-ukrayiny-ponad-110-mln-yevro/</text:a>
</text:p>
      <!--NEWS-->
      <text:h text:style-name="P10" text:outline-level="1">
<text:span text:style-name="T4">
一项法案提出了议会，该法案提议对军事主题的“营销杰作”施加惩罚</text:span>
</text:h>
      <text:p text:style-name="P4">
作者: ['АРМІЯINFORM']</text:p>
      <text:p text:style-name="P4">
时间: 2023-04-19T74:00:00-04:00</text:p>
      <text:p text:style-name="P4">
描述: 对于最高的，为了法案，施特菲的要求是对法案提出的...与乌克兰2022的战争，与乌克兰的战争是今天的最新消息，与乌克兰2022的战争是今天的最后一场。 ，乌克兰和俄罗斯之间会发生战争，当2022年与乌克兰战争时，是否会在不久的将来与乌克兰发生战争，他们说，与乌克兰的战争，今天，乌克兰的新闻，乌克兰人，乌克兰媒体的新闻在俄罗斯</text:p>
      <text:p text:style-name="P4">
图片: ['<text:a xlink:type="simple" xlink:href="https://armyinform.com.ua/wp-content/uploads/2020/03/verhovna-rada-e1634729714540.jpg" text:style-name="Internet_20_link" text:visited-style-name="Visited_20_Internet_20_Link">
verhovna-rada-e1634729714540.jpg</text:a>
']</text:p>
      <text:p text:style-name="P4">
标签: ['АРМІЯ', 'ВЕРХОВНА РАДА', 'ВТОРГНЕННЯ РФ']</text:p>
      <text:p text:style-name="P4">
类别: News</text:p>
      <!--METADATA-->
      <text:p text:style-name="P4">
<draw:frame draw:style-name="fr1" draw:name="Image369" text:anchor-type="as-char" svg:width="6.9236in" svg:height="4.880826in" draw:z-index="0">
<draw:image xlink:href="../Images/AРМІЯINFORM/2023-04-19T74-00-00-04-00/verhovna-rada-e1634729714540.jpg" xlink:type="simple" xlink:show="embed" xlink:actuate="onLoad" draw:mime-type="image/jpeg"/>
</draw:frame>
引入了Verkhovna Rada <text:a xlink:type="simple" xlink:href="https://itd.rada.gov.ua/billInfo/Bills/Card/41783" text:style-name="Internet_20_link" text:visited-style-name="Visited_20_Internet_20_Link">
法案</text:a>
这是为了商业目的的军事和爱国主题的运作施加惩罚。</text:p>
      <text:p text:style-name="P4">
Bucha，Mariupol，Borodyanka，Kherson，Chernobayivka和该国的其他定居点是乌克兰人民的英雄主义和坚不可摧的象征，以及武装部队Tasimvolik，TRO，TRO和其他军事形态的缩写。 不幸的是，一些“足智多谋”的企业家在追求关于道德的收入。 从大规模入侵的头几个月开始，一些商人已申请商标注册，以获得军事符号各个要素，受影响城市的名称，事件和军事行动的名称以及充分的人的名称以及充分的人的姓名，并获得了知识产权的独家财产权。甚至开始生产。</text:p>
      <text:p text:style-name="P4">
“英雄bucha combucha”，带有柑橘的味道，伏特加酒，“基辅的幽灵”，伏特加 - 黑头-head“ stella bakhmut”，一个时间 - 使用“ gostomel，bucha，bucha，chernobayivka，irpin”，seed azovstal是一个不太遗产的“杰作营销”列表。</text:p>
      <text:p text:style-name="P4">
根据人民代表的说法，应该在立法层面解决此类问题 - 不可能将商业剥削对军方的象征主义进行商业剥削。</text:p>
      <text:p text:style-name="P4">
该法律建议通过一项新条款2291“非法介绍乌克兰市场的非法介绍，其中包含乌克兰人民对俄罗斯武装侵略的象征性抵抗”的产品，特别是以：</text:p>
      <text:p text:style-name="P4">
<text:span text:style-name="T5">
在第一次犯罪时，从一千到三千到三千个非税收最低收入(从17,000 UAH到51,000 UAH); </text:span>
从三千到八千个不征税的最低收入，剥夺了占领个人职位的权利，最多三年(从51,000 UAH到136,000 UAH); *如果犯罪是由官员犯下的，则从1万到15,000至15000个非税收最低收入，最多可占据个人职位的权利长达三年(从1.7万UAH到25.5万UAH).</text:p>
      <text:p text:style-name="P4">
<text:span text:style-name="T5">
部队的姓名和属性，武装部队的军事部队，根据乌克兰法律创建的其他军事形式； </text:span>
由俄罗斯武装侵略影响的定居点和地区的名称，以及乌克兰人民的可持续性和英雄主义象征认可的地方； *事件和军事行动的名称与实施措施抵消俄罗斯武装侵略有关的措施。</text:p>
      <text:p text:style-name="P4">
<text:span text:style-name="T5">
准备的Lesia Medvedenko</text:span>
</text:p>
      <text:p text:style-name="P4">
News Source: <text:a xlink:type="simple" xlink:href="https://armyinform.com.ua/2023/04/19/do-parlamentu-vneseno-zakonoproyekt-u-yakomu-proponuyetsya-zaprovadyty-shtrafy-za-shedevry-marketyngu-na-vijskovu-tematyku/" text:style-name="Internet_20_link" text:visited-style-name="Visited_20_Internet_20_Link">
https://armyinform.com.ua/2023/04/19/do-parlamentu-vneseno-zakonoproyekt-u-yakomu-proponuyetsya-zaprovadyty-shtrafy-za-shedevry-marketyngu-na-vijskovu-tematyku/</text:a>
</text:p>
      <!--NEWS-->
      <text:h text:style-name="P10" text:outline-level="1">
<text:span text:style-name="T4">
Levko Lukyanenko的奖学金于4月获得了9名克里姆林宫囚犯</text:span>
</text:h>
      <text:p text:style-name="P4">
作者: ['АРМІЯINFORM']</text:p>
      <text:p text:style-name="P4">
时间: 2023-04-19T75:00:00-04:00</text:p>
      <text:p text:style-name="P4">
描述: 在剥皮者的主权下，Imensi Levka Luke’anka，99名乌克兰被烧毁了。 ...与乌克兰2022年的战争，与乌克兰的最新消息，今天与乌克兰的新闻战争，2022年的新闻战争，今天的最后一次战争将在乌克兰和俄罗斯之间发生战争，以及2022年与乌克兰的战争将是他们在不久的将来与乌克兰战争，他们说，与乌克兰的战争，今天的乌克兰新闻，乌克兰新闻，乌克兰媒体的俄罗斯媒体</text:p>
      <text:p text:style-name="P4">
图片: ['<text:a xlink:type="simple" xlink:href="https://armyinform.com.ua/wp-content/uploads/2023/04/ukr.jpg" text:style-name="Internet_20_link" text:visited-style-name="Visited_20_Internet_20_Link">
ukr.jpg</text:a>
']</text:p>
      <text:p text:style-name="P4">
标签: ['МІНРЕІНТЕГРАЦІЇ', 'СТИПЕНДІЇ ІМЕНІ ЛЕВКА ЛУК’ЯНЕНКА']</text:p>
      <text:p text:style-name="P4">
类别: News</text:p>
      <!--METADATA-->
      <text:p text:style-name="P4">
<draw:frame draw:style-name="fr1" draw:name="Image370" text:anchor-type="as-char" svg:width="6.9236in" svg:height="3.894525in" draw:z-index="0">
<draw:image xlink:href="../Images/AРМІЯINFORM/2023-04-19T75-00-00-04-00/ukr.jpg" xlink:type="simple" xlink:show="embed" xlink:actuate="onLoad" draw:mime-type="image/jpeg"/>
</draw:frame>
4月，卢基南科州奖学金还获得了9名乌克兰公民。</text:p>
      <text:p text:style-name="P4">
关于它<text:a xlink:type="simple" xlink:href="https://minre.gov.ua/2023/04/19/stypendiyi-imeni-levka-lukyanenka-za-kviten-otrymaly-9-politvyazniv/" text:style-name="Internet_20_link" text:visited-style-name="Visited_20_Internet_20_Link">
报告</text:a>
临时占领领土的重返社会部。</text:p>
      <text:p text:style-name="P4">
声明说：“这项奖学金是向乌克兰公民提供的，非法拘留，由俄罗斯联邦或与公众或政治活动有关的俄罗斯联邦占领。”</text:p>
      <text:p text:style-name="P4">
我们将提醒，以Levko Lukyanenko命名的国家奖学金由乌克兰总统的相应缓解任命。</text:p>
      <text:p text:style-name="P4">
Levko Lukyanenko州奖学金是分配给乌克兰公民的三个永久性最低限度的，这些公民是非法的，由俄罗斯联邦或这些人的占领管理或政治活动。</text:p>
      <text:p text:style-name="P4">
付款是在释放后的非法拘留，维护和长期延长一年的付款期间进行的。</text:p>
      <text:p text:style-name="P4">
News Source: <text:a xlink:type="simple" xlink:href="https://armyinform.com.ua/2023/04/19/stypendiyi-imeni-levka-lukyanenka-za-kviten-otrymalo-9-brancziv-kremlya/" text:style-name="Internet_20_link" text:visited-style-name="Visited_20_Internet_20_Link">
https://armyinform.com.ua/2023/04/19/stypendiyi-imeni-levka-lukyanenka-za-kviten-otrymalo-9-brancziv-kremlya/</text:a>
</text:p>
      <!--NEWS-->
      <text:h text:style-name="P10" text:outline-level="1">
<text:span text:style-name="T4">
爱国者系统将更可靠地保护我们的天空，并将驱逐俄罗斯航空-Yuri Ignat</text:span>
</text:h>
      <text:p text:style-name="P4">
作者: ['Володимир Віват']</text:p>
      <text:p text:style-name="P4">
时间: 2023-04-19T76:00:00-04:00</text:p>
      <text:p text:style-name="P4">
描述: PPO爱国者系统-TS TSBROY，YAKA，您也可以反对Rosisskiy Aviacia，Disvavati ...与乌克兰2022年的战争，与乌克兰与乌克兰的最新新闻，与乌克兰2022年的新闻战争，乌克兰在今天的最后一次战争，乌克兰之间将在乌克兰之间发动战争和俄罗斯以及2022年与乌克兰战争时，是否会在不久的将来与乌克兰进行战争，他们说，今天与乌克兰的战争，今天的乌克兰新闻，乌克兰媒体在俄罗斯的乌克兰新闻</text:p>
      <text:p text:style-name="P4">
图片: ['<text:a xlink:type="simple" xlink:href="https://armyinform.com.ua/wp-content/uploads/2022/12/patriot-1.jpg" text:style-name="Internet_20_link" text:visited-style-name="Visited_20_Internet_20_Link">
patriot-1.jpg</text:a>
']</text:p>
      <text:p text:style-name="P4">
标签: ['ЗРК PATRIOT', 'ППО', 'ЮРІЙ ІГНАТ']</text:p>
      <text:p text:style-name="P4">
类别: News</text:p>
      <!--METADATA-->
      <text:p text:style-name="P4">
<draw:frame draw:style-name="fr1" draw:name="Image371" text:anchor-type="as-char" svg:width="6.9236in" svg:height="4.002706in" draw:z-index="0">
<draw:image xlink:href="../Images/AРМІЯINFORM/2023-04-19T76-00-00-04-00/patriot-1.jpg" xlink:type="simple" xlink:show="embed" xlink:actuate="onLoad" draw:mime-type="image/jpeg"/>
</draw:frame>
Zrkmim-104 Patrotot。 照片：美国 海军</text:p>
      <text:p text:style-name="P4">
爱国者防空系统是可以抵消俄罗斯航空，获得飞机和其他空气动力学进球的武器，最高可达150公里。 德文郡将被放置 - 在边界或覆盖该国内重要的基础设施对象 - 这将由较高的州领导层决定。这些系统需要这些系统来保护乌克兰的天空并驱逐流行的航空。</text:p>
      <text:p text:style-name="P4">
乌克兰空军的发言人尤里·伊格纳特上校在航空马拉松“一个新闻”“一个新闻”上讲述了这一点。</text:p>
      <text:p text:style-name="P4">
该官员指出，俄罗斯飞行员知道在我们身上存在这种武器，不会像以前那样自由。</text:p>
      <ul>
        <li>
我们还继续竭尽全力让乌克兰接收飞机16。 这是一种可以帮助您开展业务的武器。 战斗人员将能够在无法通过可用防空的问题区域工作。 F-16之类的飞机可以是我们空域免受火箭和无人机的100％保护，以及抵消航空，以协助陆军部队并在我们的海上命令 - 称武装部队司令部发言人。</li>
      </ul>
      <text:p text:style-name="P4">
News Source: <text:a xlink:type="simple" xlink:href="https://armyinform.com.ua/2023/04/19/systemy-patriot-nadijnishe-zahystyat-nashe-nebo-ta-vidzhenut-podali-rosijsku-aviacziyu-yurij-ignat/" text:style-name="Internet_20_link" text:visited-style-name="Visited_20_Internet_20_Link">
https://armyinform.com.ua/2023/04/19/systemy-patriot-nadijnishe-zahystyat-nashe-nebo-ta-vidzhenut-podali-rosijsku-aviacziyu-yurij-ignat/</text:a>
</text:p>
      <!--NEWS-->
      <text:h text:style-name="P10" text:outline-level="1">
<text:span text:style-name="T4">
MKCH参与将死者尸体归还祖国的过程 - 协调总部</text:span>
</text:h>
      <text:p text:style-name="P4">
作者: ['АРМІЯINFORM']</text:p>
      <text:p text:style-name="P4">
时间: 2023-04-19T77:00:00-04:00</text:p>
      <text:p text:style-name="P4">
描述: Chervonnoye Fuck（ICC）Spivpracus的IMT人士与未被称为机翼...与乌克兰2022年的战争，与乌克兰与乌克兰的最新新闻，今天与乌克兰的新闻战争，今天与乌克兰2022年上次与乌克兰进行战争，乌克兰和俄罗斯和俄罗斯和俄罗斯和俄罗斯和俄罗斯和俄罗斯之间的战争将他们说，当与乌克兰与乌克兰的战争将与否，他们说在不久的将来会与乌克兰发生战争，他们说，与乌克兰的战争，今天的乌克兰新闻，乌克兰的新闻，乌克兰媒体在俄罗斯的乌克兰新闻</text:p>
      <text:p text:style-name="P4">
图片: ['<text:a xlink:type="simple" xlink:href="https://armyinform.com.ua/wp-content/uploads/2023/04/photo_5332384095247911092_y.jpg" text:style-name="Internet_20_link" text:visited-style-name="Visited_20_Internet_20_Link">
photo_5332384095247911092_y.jpg</text:a>
']</text:p>
      <text:p text:style-name="P4">
标签: ['STOPRUSSIA', 'КООРДИНАЦІЙНИЙ ШТАБ З ПИТАНЬ ПОВОДЖЕННЯ З ВІЙСЬКОВОПОЛОНЕНИМИ']</text:p>
      <text:p text:style-name="P4">
类别: News</text:p>
      <!--METADATA-->
      <text:p text:style-name="P4">
<draw:frame draw:style-name="fr1" draw:name="Image372" text:anchor-type="as-char" svg:width="6.9236in" svg:height="3.882986in" draw:z-index="0">
<draw:image xlink:href="../Images/AРМІЯINFORM/2023-04-19T77-00-00-04-00/photo_5332384095247911092_y.jpg" xlink:type="simple" xlink:show="embed" xlink:actuate="onLoad" draw:mime-type="image/jpeg"/>
</draw:frame>
红十字国际委员会(ICCH) співпрацює з Офісом Уповноваженогоз питань осіб, зниклих безвісти за особливих обставин і залучений до процесурепатріації тіл загиблих військовослужбовців.</text:p>
      <text:p text:style-name="P4">
Про це йшлося під час зустрічі з родинами захисників окремої мотопіхотноїбригади імені кошового отамана Костя Гордієнка.</text:p>
      <text:p text:style-name="P4">
Родичі полонених військовослужбовців звернули увагу на те, що їхні близькі вжерік перебувають у полоні, проте підтвердження полону міністерством обороничерез МКЧХ досі немає.</text:p>
      <text:p text:style-name="P4">
Представниця МКЧХ пояснила, в який спосіб відбувається комунікація зделегацією, яка працює в росії, і запевнила, що отриману інформацію провійськовополонених вони передають родичам.</text:p>
      <text:p text:style-name="P4">
Представник штабу нагадав, що облік військовополонених і зниклих безвістивійськовослужбовців здійснюється в єдиному реєстрі оборонців Національногоінформаційного бюро. А усі захисники, які внесені в цей реєстр, залучені упроцедурі обміну.</text:p>
      <text:p text:style-name="P4">
Також обговорили питання комунікації з військовою частиною і отримання від неїза запитом певних документів.</text:p>
      <text:p text:style-name="P4">
«Військова частина може надати лише ті матеріали, які не мають обмеження вдоступі», — зазначив представник штабу.</text:p>
      <text:p text:style-name="P4">
Окремо обговорили механізми ознайомлення потерпілої сторони з матеріаламикримінального провадження та заходи, яких уживають слідчі щодо розшукубезвісти зниклих військовослужбовців.</text:p>
      <text:p text:style-name="P4">
News Source: <text:a xlink:type="simple" xlink:href="https://armyinform.com.ua/2023/04/19/misiya-mkchh-zaluchena-do-proczesu-povernennya-til-zagyblyh-vijskovyh-koordynaczijnyj-shtab/" text:style-name="Internet_20_link" text:visited-style-name="Visited_20_Internet_20_Link">
https://armyinform.com.ua/2023/04/19/misiya-mkchh-zaluchena-do-proczesu-povernennya-til-zagyblyh-vijskovyh-koordynaczijnyj-shtab/</text:a>
</text:p>
      <!--NEWS-->
      <text:h text:style-name="P10" text:outline-level="1">
<text:span text:style-name="T4">
美国和国家G7继续加强对俄罗斯的制裁 - 安东尼·眨眼</text:span>
</text:h>
      <text:p text:style-name="P4">
作者: ['АРМІЯINFORM']</text:p>
      <text:p text:style-name="P4">
时间: 2023-04-19T78:00:00-04:00</text:p>
      <text:p text:style-name="P4">
描述: Splucheli Dry Ta G7，Pidtrimovati Kosanova，在这个数字中，说Uchora ...与乌克兰2022年的战争，与乌克兰与乌克兰的最新新闻，今天与乌克兰的新闻战争，今天与乌克兰2022年的新闻战争，乌克兰和俄罗斯之间的战争将是一场战争，战争，战争，与乌克兰的战争将于2022</text:p>
      <text:p text:style-name="P4">
图片: ['<text:a xlink:type="simple" xlink:href="https://armyinform.com.ua/wp-content/uploads/2023/04/entoni-blinken.jpg" text:style-name="Internet_20_link" text:visited-style-name="Visited_20_Internet_20_Link">
entoni-blinken.jpg</text:a>
']</text:p>
      <text:p text:style-name="P4">
标签: ['АНТИРОСІЙСЬКІ САНКЦІЇ', 'ДЕРЖСЕКРЕТАР США', 'ЕНТОНІ БЛІНКЕН', 'КРАЇНИ G7']</text:p>
      <text:p text:style-name="P4">
类别: News</text:p>
      <!--METADATA-->
      <text:p text:style-name="P4">
<draw:frame draw:style-name="fr1" draw:name="Image373" text:anchor-type="as-char" svg:width="6.9236in" svg:height="4.615733in" draw:z-index="0">
<draw:image xlink:href="../Images/AРМІЯINFORM/2023-04-19T78-00-00-04-00/entoni-blinken.jpg" xlink:type="simple" xlink:show="embed" xlink:actuate="onLoad" draw:mime-type="image/jpeg"/>
</draw:frame>
美国国务卿安东尼·眨眼。 照片：Carolyn Kaster / AP</text:p>
      <text:p text:style-name="P4">
美国和G7继续支持乌克兰，包括美国国务卿安东尼·眨眼，“继续加强当局和出口控制，对俄罗斯的压力，限制其发动战争的能力，对陷入制裁的人的严厉措施他们将在哪里隐藏，丢弃莫斯科核勒索，并确保对战争罪的责任。”</text:p>
      <text:p text:style-name="P4">
关于它<text:a xlink:type="simple" xlink:href="https://www.facebook.com/usdos.ukraine/videos/740170394427920/" text:style-name="Internet_20_link" text:visited-style-name="Visited_20_Internet_20_Link">
报告</text:a>
美国驻乌克兰大使馆。</text:p>
      <text:p text:style-name="P4">
美国国务卿指出，从一开始，七大的七大是世界上的世界，以加强和维护乌克兰的支持。 安东尼说：“现在，当乌克兰准备开始一个反对返回土地，解放被占领领土的人民，停止导弹，炸弹和无人机的人民，我们每天继续崩溃，我们支持乌克兰，”眨眼。</text:p>
      <text:p text:style-name="P4">
“当失去入侵的俄罗斯领导的不变的声音说避免升级或敦促乌克兰制止自己领土的和解时，我们将提醒世界，侵略者和受害者在20岁时被占领的人敌对部队占领的领土百分比； 美国国务卿驻乌克兰大使馆被杀，平民被杀并留在大众坟墓中。</text:p>
      <text:p text:style-name="P4">
News Source: <text:a xlink:type="simple" xlink:href="https://armyinform.com.ua/2023/04/19/prodovzhuyut-posylyuvaty-sankcziyi-proty-rosiyi/" text:style-name="Internet_20_link" text:visited-style-name="Visited_20_Internet_20_Link">
https://armyinform.com.ua/2023/04/19/prodovzhuyut-posylyuvaty-sankcziyi-proty-rosiyi/</text:a>
</text:p>
      <!--NEWS-->
      <text:h text:style-name="P10" text:outline-level="1">
<text:span text:style-name="T4">
退伍军人部ROS’清除任命每月现金援助的命令</text:span>
</text:h>
      <text:p text:style-name="P4">
作者: ['АРМІЯINFORM']</text:p>
      <text:p text:style-name="P4">
时间: 2023-04-19T79:00:00-04:00</text:p>
      <text:p text:style-name="P4">
描述: 在这位资深人士右边的Mintystvo是Pogudoguvyvov iNfogragh osnfograph -usku Ryzamennnes ...与乌克兰2022年的战争，与乌克兰与乌克兰的最新新闻，与乌克兰2022年的新闻战争，今天的最后一场新闻，乌克兰和俄罗斯之间的战争将在乌克兰和俄罗斯之间发生一场战争，这将是一场战争，与乌克兰的战争将是不在的，无论在不久的将来是否会与乌克兰进行战争，今天与乌克兰的战争，今天的乌克兰新闻，乌克兰的乌克兰新闻，乌克兰媒体的俄罗斯人都将在俄罗斯</text:p>
      <text:p text:style-name="P4">
图片: ['<text:a xlink:type="simple" xlink:href="https://armyinform.com.ua/wp-content/uploads/2023/04/1-66-150x150.jpg" text:style-name="Internet_20_link" text:visited-style-name="Visited_20_Internet_20_Link">
1-66-150x150.jpg</text:a>
', '<text:a xlink:type="simple" xlink:href="https://armyinform.com.ua/wp-content/uploads/2023/04/2-56-150x150.jpg" text:style-name="Internet_20_link" text:visited-style-name="Visited_20_Internet_20_Link">
2-56-150x150.jpg</text:a>
', '<text:a xlink:type="simple" xlink:href="https://armyinform.com.ua/wp-content/uploads/2023/04/3-50-150x150.jpg" text:style-name="Internet_20_link" text:visited-style-name="Visited_20_Internet_20_Link">
3-50-150x150.jpg</text:a>
', '<text:a xlink:type="simple" xlink:href="https://armyinform.com.ua/wp-content/uploads/2023/04/4-43-150x150.jpg" text:style-name="Internet_20_link" text:visited-style-name="Visited_20_Internet_20_Link">
4-43-150x150.jpg</text:a>
']</text:p>
      <text:p text:style-name="P4">
标签: ['ГРОШОВА ДОПОМОГА', 'ІНФОГРАФІКА', 'МІНВЕТЕРАНІВ']</text:p>
      <text:p text:style-name="P4">
类别: News</text:p>
      <!--METADATA-->
      <text:p text:style-name="P4">
退伍军人事务部<text:a xlink:type="simple" xlink:href="https://mva.gov.ua/ua/news/minveteraniv-pidgotuvalo-rozyasnennya-shchodo-priznachennya-i-viplati-shchomisyachnoyi-groshovoyi-dopomogi-deyakim-kategoriyam-gromadyan" text:style-name="Internet_20_link" text:visited-style-name="Visited_20_Internet_20_Link">
准备</text:a>
信息图表澄清，并向某些类别的公民提供每月现金援助的目的和支付。</text:p>
      <text:p text:style-name="P4">
<text:a xlink:type="simple" xlink:href="https://armyinform.com.ua/wp-content/uploads/2023/04/1-66.jpg" text:style-name="Internet_20_link" text:visited-style-name="Visited_20_Internet_20_Link">
!(Images/AРМІЯINFORM/2023-04-19T79-00-00-04-00/1-66-150x150.jpg)</text:a>
</text:p>
      <text:p text:style-name="P4">
<text:a xlink:type="simple" xlink:href="https://armyinform.com.ua/wp-content/uploads/2023/04/2-56.jpg" text:style-name="Internet_20_link" text:visited-style-name="Visited_20_Internet_20_Link">
<draw:frame draw:style-name="fr1" draw:name="Image374" text:anchor-type="as-char" svg:width="6.9236in" svg:height="6.9236in" draw:z-index="0">
<draw:image xlink:href="../Images/AРМІЯINFORM/2023-04-19T79-00-00-04-00/2-56-150x150.jpg" xlink:type="simple" xlink:show="embed" xlink:actuate="onLoad" draw:mime-type="image/jpeg"/>
</draw:frame>
</text:a>
</text:p>
      <text:p text:style-name="P4">
<text:a xlink:type="simple" xlink:href="https://armyinform.com.ua/wp-content/uploads/2023/04/3-50.jpg" text:style-name="Internet_20_link" text:visited-style-name="Visited_20_Internet_20_Link">
<draw:frame draw:style-name="fr1" draw:name="Image375" text:anchor-type="as-char" svg:width="6.9236in" svg:height="6.9236in" draw:z-index="0">
<draw:image xlink:href="../Images/AРМІЯINFORM/2023-04-19T79-00-00-04-00/3-50-150x150.jpg" xlink:type="simple" xlink:show="embed" xlink:actuate="onLoad" draw:mime-type="image/jpeg"/>
</draw:frame>
</text:a>
</text:p>
      <text:p text:style-name="P4">
<text:a xlink:type="simple" xlink:href="https://armyinform.com.ua/wp-content/uploads/2023/04/4-43.jpg" text:style-name="Internet_20_link" text:visited-style-name="Visited_20_Internet_20_Link">
<draw:frame draw:style-name="fr1" draw:name="Image376" text:anchor-type="as-char" svg:width="6.9236in" svg:height="6.9236in" draw:z-index="0">
<draw:image xlink:href="../Images/AРМІЯINFORM/2023-04-19T79-00-00-04-00/4-43-150x150.jpg" xlink:type="simple" xlink:show="embed" xlink:actuate="onLoad" draw:mime-type="image/jpeg"/>
</draw:frame>
</text:a>
</text:p>
      <text:p text:style-name="P4">
News Source: <text:a xlink:type="simple" xlink:href="https://armyinform.com.ua/2023/04/19/poryadok-pryznachennya-shhomisyachnoyi-groshovoyi-dopomogy/" text:style-name="Internet_20_link" text:visited-style-name="Visited_20_Internet_20_Link">
https://armyinform.com.ua/2023/04/19/poryadok-pryznachennya-shhomisyachnoyi-groshovoyi-dopomogy/</text:a>
</text:p>
      <!--NEWS-->
      <text:h text:style-name="P10" text:outline-level="1">
<text:span text:style-name="T4">
敌人集中在巴赫穆特（Bakhmut）最大的力量 - 亚历山大·塞尔斯基</text:span>
</text:h>
      <text:p text:style-name="P4">
作者: ['АРМІЯINFORM']</text:p>
      <text:p text:style-name="P4">
时间: 2023-04-19T80:00:00-04:00</text:p>
      <text:p text:style-name="P4">
描述: 乌克兰的Zahisniki是Bakhmuti集中注意力的反对者，以削减猛烈的袭击……与乌克兰2022年的战争，与乌克兰的最新新闻，《与乌克兰的新闻》，《与乌克兰2022年的新闻战争》上次进行，乌克兰和俄罗斯和俄罗斯和俄罗斯之间的战争将会他们说，当2022年与乌克兰的战争在2022年是否有一年的战争时，他们会在不久的将来与乌克兰发生战争，他们说，与乌克兰的战争，今天的乌克兰新闻，乌克兰的新闻，乌克兰媒体在俄罗斯的乌克兰新闻</text:p>
      <text:p text:style-name="P4">
图片: ['<text:a xlink:type="simple" xlink:href="https://armyinform.com.ua/wp-content/uploads/2023/04/photo_2023-04-19_16-21-01.jpg" text:style-name="Internet_20_link" text:visited-style-name="Visited_20_Internet_20_Link">
photo_2023-04-19_16-21-01.jpg</text:a>
']</text:p>
      <text:p text:style-name="P4">
标签: ['STOPRUSSIA', 'АГРЕСІЯ РФ', 'БАХМУТ', 'ВІЙНА', 'ВТОРГНЕННЯ РФ', 'ВТРАТИ ВОРОГА', 'ОЛЕКСАНДР СИРСЬКИЙ']</text:p>
      <text:p text:style-name="P4">
类别: News</text:p>
      <!--METADATA-->
      <text:p text:style-name="P4">
<draw:frame draw:style-name="fr1" draw:name="Image377" text:anchor-type="as-char" svg:width="6.9236in" svg:height="4.608521in" draw:z-index="0">
<draw:image xlink:href="../Images/AРМІЯINFORM/2023-04-19T80-00-00-04-00/photo_2023-04-19_16-21-01.jpg" xlink:type="simple" xlink:show="embed" xlink:actuate="onLoad" draw:mime-type="image/jpeg"/>
</draw:frame>
敌人在巴赫穆特(Bakhmut)集中了重要的力量</text:p>
      <text:p text:style-name="P4">
关于它<text:a xlink:type="simple" xlink:href="https://t.me/osirskiy/45" text:style-name="Internet_20_link" text:visited-style-name="Visited_20_Internet_20_Link">
报告</text:a>
乌克兰的陆军司令，亚历山大·西尔斯基上校。</text:p>
      <text:p text:style-name="P4">
“巴赫穆特方向仍然是俄罗斯进攻的中心。 Bakhmut集中在Bakhmut中最多的力量和梦想。 但是，国防力量限制了婴儿战斗敌人的压力，造成了巨大的损失。”他在电报中写道。</text:p>
      <text:p text:style-name="P4">
Oleksandr Sirsky还告知，昨晚，除了占领者的TACA技术人员的活力外，我们的空军还设法摧毁了2个无人机的侵略者：Orlan和Zala。</text:p>
      <text:p text:style-name="P4">
News Source: <text:a xlink:type="simple" xlink:href="https://armyinform.com.ua/2023/04/19/vorog-konczentruye-v-bahmuti-najbilshu-kilkist-svoyih-syl-oleksandr-syrskyj/" text:style-name="Internet_20_link" text:visited-style-name="Visited_20_Internet_20_Link">
https://armyinform.com.ua/2023/04/19/vorog-konczentruye-v-bahmuti-najbilshu-kilkist-svoyih-syl-oleksandr-syrskyj/</text:a>
</text:p>
      <!--NEWS-->
      <text:h text:style-name="P10" text:outline-level="1">
<text:span text:style-name="T4">
总参谋部报告了乌克兰航空在敌人重点领域的罢工</text:span>
</text:h>
      <text:p text:style-name="P4">
作者: ['АРМІЯINFORM']</text:p>
      <text:p text:style-name="P4">
时间: 2023-04-19T81:00:00-04:00</text:p>
      <text:p text:style-name="P4">
描述: 乌克兰辩护DOB的AVISAATSIA部队在Zserdzhennya的地区进行了7杆...与2022年与乌克兰的战争，与乌克兰的最新新闻，今天与乌克兰2022年的新闻战争，乌克兰和俄罗斯与俄罗斯和俄罗斯之间的战争将会当与乌克兰的战争将在不久的将来与乌克兰发生战争时，今天与乌克兰的战争，今天与乌克兰的战争，今天的乌克兰新闻，乌克兰的乌克兰媒体新闻俄罗斯的乌克兰新闻将在俄罗斯</text:p>
      <text:p text:style-name="P4">
图片: ['<text:a xlink:type="simple" xlink:href="https://armyinform.com.ua/wp-content/uploads/2021/10/2021-10-28-v-brygadi-taktychnoyi-aviacziya-kyyivskij-oblasti-zavershylysya-navchannya1.jpg" text:style-name="Internet_20_link" text:visited-style-name="Visited_20_Internet_20_Link">
2021-10-28-v-brygadi-taktychnoyi-aviacziya-kyyivskij-oblasti-zavershylysya-navchannya1.jpg</text:a>
']</text:p>
      <text:p text:style-name="P4">
标签: ['STOPRUSSIA', 'АГРЕСІЯ РФ', 'ВІЙНА', 'ВТОРГНЕННЯ РФ', 'ВТРАТИ ВОРОГА', 'ГШ ЗСУ', 'ОПЕРАТИВНА ІНФОРМАЦІЯ', 'ХРОНІКА ОБОРОНИ']</text:p>
      <text:p text:style-name="P4">
类别: News</text:p>
      <!--METADATA-->
      <text:p text:style-name="P4">
<draw:frame draw:style-name="fr1" draw:name="Image378" text:anchor-type="as-char" svg:width="6.9236in" svg:height="5.185488in" draw:z-index="0">
<draw:image xlink:href="../Images/AРМІЯINFORM/2023-04-19T81-00-00-04-00/2021-10-28-v-brygadi-taktychnoyi-aviacziya-kyyivskij-oblasti-zavershylysya-navchannya1.jpg" xlink:type="simple" xlink:show="embed" xlink:actuate="onLoad" draw:mime-type="image/jpeg"/>
</draw:frame>
说明性照片<text:span text:style-name="T4">
🔥俄罗斯入侵的情况</text:span>
</text:p>
      <text:p text:style-name="P4">
乌克兰国防军每天的航空在集中力量中取得了7次。</text:p>
      <text:p text:style-name="P4">
关于它<text:a xlink:type="simple" xlink:href="https://www.facebook.com/GeneralStaff.ua/posts/pfbid035Erhj6HD11mgHdFeMaVkSCoF1Bi145×6762R9C2fWBE6phnEzNtkhQK3BTD1d4gil" text:style-name="Internet_20_link" text:visited-style-name="Visited_20_Internet_20_Link">
报告</text:a>
乌克兰武装部队的总参谋部。</text:p>
      <text:p text:style-name="P4">
还指出，导弹部队和炮兵的单位击中了活力，武器和军事装备的集中度，以及两个敌人的存放。</text:p>
      <text:p text:style-name="P4">
News Source: <text:a xlink:type="simple" xlink:href="https://armyinform.com.ua/2023/04/19/genshtab-povidomyv-pro-udary-ukrayinskoyi-aviacziyi/" text:style-name="Internet_20_link" text:visited-style-name="Visited_20_Internet_20_Link">
https://armyinform.com.ua/2023/04/19/genshtab-povidomyv-pro-udary-ukrayinskoyi-aviacziyi/</text:a>
</text:p>
      <!--NEWS-->
      <text:h text:style-name="P10" text:outline-level="1">
<text:span text:style-name="T4">
俄罗斯人从乌克兰暂时占领领土的居民中创建了一个“活盾”</text:span>
</text:h>
      <text:p text:style-name="P4">
作者: ['АРМІЯINFORM']</text:p>
      <text:p text:style-name="P4">
时间: 2023-04-19T82:00:00-04:00</text:p>
      <text:p text:style-name="P4">
描述: 敌人是Timchalne Timchasovo Teritori Teritori Tiristovy的Vikoristovati ...与2022年与乌克兰的战争，与乌克兰的最新新闻，今天与乌克兰的新闻战争，乌克兰2022年的《新闻战》，这是今天的最后一场战争，乌克兰和俄罗斯之间的战争将是一场战争他们说，与乌克兰的战争将在2022年，或者将没有，或者将没有，将在不久的将来与乌克兰发生战争，他们说，今天与乌克兰的战争，今天的乌克兰新闻，乌克兰媒体在俄罗斯的乌克兰新闻</text:p>
      <text:p text:style-name="P4">
图片: ['<text:a xlink:type="simple" xlink:href="https://armyinform.com.ua/wp-content/uploads/2022/11/rusnya-v-skadovsku.jpg" text:style-name="Internet_20_link" text:visited-style-name="Visited_20_Internet_20_Link">
rusnya-v-skadovsku.jpg</text:a>
']</text:p>
      <text:p text:style-name="P4">
标签: ['STOPRUSSIA', 'АГРЕСІЯ РФ', 'ВІЙНА', 'ВТОРГНЕННЯ РФ', 'ГШ ЗСУ', 'ОПЕРАТИВНА ІНФОРМАЦІЯ', 'СКАДОВСЬК', 'ТИМЧАСОВО ОКУПОВАНІ ТЕРИТОРІЇ', 'ХЕРСОНЩИНА']</text:p>
      <text:p text:style-name="P4">
类别: News</text:p>
      <!--METADATA-->
      <text:p text:style-name="P4">
<draw:frame draw:style-name="fr1" draw:name="Image379" text:anchor-type="as-char" svg:width="6.9236in" svg:height="3.454141in" draw:z-index="0">
<draw:image xlink:href="../Images/AРМІЯINFORM/2023-04-19T82-00-00-04-00/rusnya-v-skadovsku.jpg" xlink:type="simple" xlink:show="embed" xlink:actuate="onLoad" draw:mime-type="image/jpeg"/>
</draw:frame>
说明性照片<text:span text:style-name="T4">
🔥俄罗斯入侵的情况</text:span>
</text:p>
      <text:p text:style-name="P4">
敌人继续为自己的目的利用暂时热情领土的平民人口，并掩盖了“活盾”。</text:p>
      <text:p text:style-name="P4">
关于它<text:a xlink:type="simple" xlink:href="https://www.facebook.com/GeneralStaff.ua/posts/pfbid035Erhj6HD11mgHdFeMaVkSCoF1Bi145×6762R9C2fWBE6phnEzNtkhQK3BTD1d4gil" text:style-name="Internet_20_link" text:visited-style-name="Visited_20_Internet_20_Link">
报告</text:a>
乌克兰武装部队的总参谋部。</text:p>
      <text:p text:style-name="P4">
“因此，在4月18日起，在赫尔森地区的斯卡多夫斯克市，俄罗斯所有者开始迫使所有合作者和与他们合作的人签署义务，以禁止在该地区外旅行。”乌克兰的武装部队。</text:p>
      <text:p text:style-name="P4">
News Source: <text:a xlink:type="simple" xlink:href="https://armyinform.com.ua/2023/04/19/rosiyany-stvoryuyut-zhyvyj-shhyt/" text:style-name="Internet_20_link" text:visited-style-name="Visited_20_Internet_20_Link">
https://armyinform.com.ua/2023/04/19/rosiyany-stvoryuyut-zhyvyj-shhyt/</text:a>
</text:p>
      <!--NEWS-->
      <text:h text:style-name="P10" text:outline-level="1">
<text:span text:style-name="T4">
美国部长部负责人讨论了从兵役到平民生活的过渡</text:span>
</text:h>
      <text:p text:style-name="P4">
作者: ['АРМІЯINFORM']</text:p>
      <text:p text:style-name="P4">
时间: 2023-04-19T83:00:00-04:00</text:p>
      <text:p text:style-name="P4">
描述: 尤里亚·拉普蒂纳（Yulia Laputina乌克兰与俄罗斯之间的战争以及与乌克兰在其中的战争将是不久的，无论是否将在不久的将来与乌克兰进行战争，今天与乌克兰的战争，今天的乌克兰新闻，乌克兰媒体的乌克兰新闻，俄罗斯的乌克兰新闻在俄罗斯人</text:p>
      <text:p text:style-name="P4">
图片: ['<text:a xlink:type="simple" xlink:href="https://armyinform.com.ua/wp-content/uploads/2023/04/ssha.jpg" text:style-name="Internet_20_link" text:visited-style-name="Visited_20_Internet_20_Link">
ssha.jpg</text:a>
']</text:p>
      <text:p text:style-name="P4">
标签: ['STOPRUSSIA', 'ВТОРГНЕННЯ РФ', 'ЛЕСТЕР МАРТІНЕС-ЛОПЕЗ', 'МІНВЕТЕРАНІВ', 'США', 'ЮЛІЯ ЛАПУТІНА']</text:p>
      <text:p text:style-name="P4">
类别: News</text:p>
      <!--METADATA-->
      <text:p text:style-name="P4">
<draw:frame draw:style-name="fr1" draw:name="Image380" text:anchor-type="as-char" svg:width="6.9236in" svg:height="4.85229in" draw:z-index="0">
<draw:image xlink:href="../Images/AРМІЯINFORM/2023-04-19T83-00-00-04-00/ssha.jpg" xlink:type="simple" xlink:show="embed" xlink:actuate="onLoad" draw:mime-type="image/jpeg"/>
</draw:frame>
尤利亚·拉普蒂纳(Yulia Laputina)和美国副国防部长莱斯特·马丁内斯·洛佩佐(Leicester Martinez-Lopezo)引入了从乌克兰的兵役过渡系统。</text:p>
      <text:p text:style-name="P4">
乌克兰Yulialaputin的退伍军人在对美国的工作访问期间，会见了美国纳维亚·莱斯特·莱斯特·马丁内斯·洛佩兹(Navitya Lestera Martinez-Lopez)耶稣降生的美国副国防部长。 双方讨论了乌克兰过渡系统从兵役到公民生活的策略，<text:a xlink:type="simple" xlink:href="https://mva.gov.ua/ua/news/yuliya-laputina-ta-zastupnik-ministra-oboroni-ssha-lester-martines-lopez-obgovorili-vprovadzhennya-v-ukrayini-sistemi-perehodu-vid-vijskovoyi-sluzhbi-do-civilnogo-zhittya" text:style-name="Internet_20_link" text:visited-style-name="Visited_20_Internet_20_Link">
告知</text:a>
政府门户。</text:p>
      <text:p text:style-name="P4">
司法部负责人强调，在乌克兰政治议程中，退伍军人和家庭成员的质量重新融合是优先考虑的。 毕竟，不仅乌克兰国家的安全和福利，而且欧洲的尤西乌斯都将取决于这些人居住的人的回归将取决于多么麻烦。</text:p>
      <text:p text:style-name="P4">
“资深政策是欧洲安全政策的一部分。 军事职业为平民生活的战略是一项机构改革，它将重新融入平民生活参与者，敌对行动，服务的军人，他们的家人。 此外，Yulia Laputina建议，需要无问题的相关工具才能恢复和平生活。</text:p>
      <text:p text:style-name="P4">
根据她的说法，过渡涉及建立透明机制，以提供必要的乌克兰捍卫者和捍卫者 - 心理康复和适当的医疗保健，教育和就业，对退伍军人企业家精神的浪费和发展的支持和发展服务等</text:p>
      <text:p text:style-name="P4">
尤里亚·拉普蒂纳(Yulia Laputina)还向美国方面介绍了过渡系统中的主要限制：社会心理康复，引入了资深助理研究所，对退伍军人的企业家倡议的支持，现代数字工具的引入和合格服务的提供和合格服务。</text:p>
      <text:p text:style-name="P4">
尤里亚·拉普蒂纳(Yulia Laputina)强调：“过渡系统的实施将提供所有相关部委和机构的所有可能性和坐标，以确保我们的保护者的捍卫者获得成功重新融入Dirmaral Life and Development的所有必要工具。”</text:p>
      <text:p text:style-name="P4">
News Source: <text:a xlink:type="simple" xlink:href="https://armyinform.com.ua/2023/04/19/ochilnyczya-minveteraniv-u-ssha-obgovoryla-vprovadzhennya-systemy-perehodu-vid-vijskovoyi-sluzhby-do-czyvilnogo-zhyttya/" text:style-name="Internet_20_link" text:visited-style-name="Visited_20_Internet_20_Link">
https://armyinform.com.ua/2023/04/19/ochilnyczya-minveteraniv-u-ssha-obgovoryla-vprovadzhennya-systemy-perehodu-vid-vijskovoyi-sluzhby-do-czyvilnogo-zhyttya/</text:a>
</text:p>
      <!--NEWS-->
      <text:h text:style-name="P10" text:outline-level="1">
<text:span text:style-name="T4">
敌人造成了40枚导弹和航空的打击，其概率仍然很高 -</text:span>
</text:h>
      <text:p text:style-name="P4">
作者: ['АРМІЯINFORM']</text:p>
      <text:p text:style-name="P4">
时间: 2023-04-19T84:00:00-04:00</text:p>
      <text:p text:style-name="P4">
描述: Rosiyska Federalsiya Izhnoruvati静音-Folk人类是正确的，Zavdai，...与乌克兰2022年的战争，与乌克兰的最新新闻，今天与乌克兰的新闻战争，今天与乌克兰2022年的新闻战争，乌克兰和俄罗斯之间的战争会发生他们在2022年与乌克兰有一年</text:p>
      <text:p text:style-name="P4">
图片: ['<text:a xlink:type="simple" xlink:href="https://armyinform.com.ua/wp-content/uploads/2023/03/shahed-geran-3.jpg" text:style-name="Internet_20_link" text:visited-style-name="Visited_20_Internet_20_Link">
shahed-geran-3.jpg</text:a>
']</text:p>
      <text:p text:style-name="P4">
标签: ['STOPRUSSIA', 'АВІАУДАРИ', 'АГРЕСІЯ РФ', 'ВОРОЖІ ОБСТРІЛИ', 'ВТОРГНЕННЯ РФ', 'ГШ ЗСУ', 'ОПЕРАТИВНА ІНФОРМАЦІЯ', 'РАКЕТНІ УДАРИ', 'ШАХЕДИ']</text:p>
      <text:p text:style-name="P4">
类别: News</text:p>
      <!--METADATA-->
      <text:p text:style-name="P4">
<draw:frame draw:style-name="fr1" draw:name="Image381" text:anchor-type="as-char" svg:width="6.9236in" svg:height="3.638422in" draw:z-index="0">
<draw:image xlink:href="../Images/AРМІЯINFORM/2023-04-19T84-00-00-04-00/shahed-geran-3.jpg" xlink:type="simple" xlink:show="embed" xlink:actuate="onLoad" draw:mime-type="image/jpeg"/>
</draw:frame>
说明性照片<text:span text:style-name="T4">
🔥俄罗斯入侵的情况</text:span>
</text:p>
      <text:p text:style-name="P4">
俄罗斯联邦继续忽略国际人道主义法，不仅在我们部队的立场上发火，而且导致在定居点的民用基础设施上造成恐吓平民。</text:p>
      <text:p text:style-name="P4">
关于它<text:a xlink:type="simple" xlink:href="https://www.facebook.com/GeneralStaff.ua/posts/pfbid035Erhj6HD11mgHdFeMaVkSCoF1Bi145×6762R9C2fWBE6phnEzNtkhQK3BTD1d4gil" text:style-name="Internet_20_link" text:visited-style-name="Visited_20_Internet_20_Link">
报告</text:a>
乌克兰武装部队的总参谋部。</text:p>
      <text:p text:style-name="P4">
“在白天，敌人击中了3枚火箭发射器和37架飞机罢工，尤其是使用12 Shahaned 136 Uavs。 他们中的10人被我们的捍卫者摧毁。此外，敌人从射击大火的反应性系统中进行了57架炮击。 武装部队说：“中间人口被杀和受伤，被摧毁并损害了私人住宅和其他平民基础设施。”</text:p>
      <text:p text:style-name="P4">
总参谋部指出，“火箭和航空罢工的概率可能仍然很高。”</text:p>
      <text:p text:style-name="P4">
News Source: <text:a xlink:type="simple" xlink:href="https://armyinform.com.ua/2023/04/19/vorog-zavdav-40-raketnyh-ta-aviaczijnyh-udariv/" text:style-name="Internet_20_link" text:visited-style-name="Visited_20_Internet_20_Link">
https://armyinform.com.ua/2023/04/19/vorog-zavdav-40-raketnyh-ta-aviaczijnyh-udariv/</text:a>
</text:p>
      <!--NEWS-->
      <text:h text:style-name="P10" text:outline-level="1">
<text:span text:style-name="T4">
武装部队的总人员在战斗行动的各个方向上讲述了敌人的主要努力</text:span>
</text:h>
      <text:p text:style-name="P4">
作者: ['АРМІЯINFORM']</text:p>
      <text:p text:style-name="P4">
时间: 2023-04-19T85:00:00-04:00</text:p>
      <text:p text:style-name="P4">
描述: “敌人，是韦登（Vedenni）的Zoservuvati Basic Zuill的最大尴尬……与乌克兰2022年的战争，与乌克兰的最新新闻，今天与乌克兰的新闻战争，乌克兰2022年的新闻战争，乌克兰和俄罗斯之间的战争将是一场战争他们说，当2022年与乌克兰的战争将在不久的将来与乌克兰发生战争时，他们说，与乌克兰的战争，今天的乌克兰新闻，乌克兰的新闻，乌克兰媒体在俄罗斯的乌克兰新闻</text:p>
      <text:p text:style-name="P4">
图片: ['<text:a xlink:type="simple" xlink:href="https://armyinform.com.ua/wp-content/uploads/2023/04/103.jpg" text:style-name="Internet_20_link" text:visited-style-name="Visited_20_Internet_20_Link">
103.jpg</text:a>
']</text:p>
      <text:p text:style-name="P4">
标签: ['STOPRUSSIA', 'АГРЕСІЯ РФ', 'ВІЙНА', 'ВТОРГНЕННЯ РФ', 'ГШ ЗСУ', 'ОПЕРАТИВНА ІНФОРМАЦІЯ']</text:p>
      <text:p text:style-name="P4">
类别: News</text:p>
      <!--METADATA-->
      <text:p text:style-name="P4">
<draw:frame draw:style-name="fr1" draw:name="Image382" text:anchor-type="as-char" svg:width="6.9236in" svg:height="4.608521in" draw:z-index="0">
<draw:image xlink:href="../Images/AРМІЯINFORM/2023-04-19T85-00-00-04-00/103.jpg" xlink:type="simple" xlink:show="embed" xlink:actuate="onLoad" draw:mime-type="image/jpeg"/>
</draw:frame>
武装部队的说明性照片 / GSC <text:span text:style-name="T4">
🔥俄罗斯入侵的情况</text:span>
</text:p>
      <text:p text:style-name="P4">
“敌人以巨大的损失为代价，继续集中于利马，巴赫穆特，阿夫迪夫斯基塔玛林方向的进攻行动的基本努力。 白天，在正面的这些地区，反映了敌人的攻击。 最激烈的战斗是由巴赫穆特(Bakhmut)和马林卡(Marinka)进行的。(https://www.facebook.com/GeneralStaff.ua/posts/pfbid035Erhj6HD11mgHdFeMaVkSCoF1Bi145x6762R9C2fWBE6phnEzNtkhQK3BTD1d4gil)乌克兰武装部队的总参谋部。</text:p>
      <text:p text:style-name="P4">
值得注意的是，在<text:span text:style-name="T4">
 Volyn，Polissya，Siversky和Slobozhansky </text:span>
操作情况的方向而没有发生重大变化。</text:p>
      <text:p text:style-name="P4">
在<text:span text:style-name="T4">
 Lymansky </text:span>
上，敌人试图改善战术位置，在定居点南部郊区领导的进攻行动。</text:p>
      <text:p text:style-name="P4">
在<text:span text:style-name="T4">
 Bakhmutsky </text:span>
敌人继续采取进攻行动。 _重大战斗在巴赫穆特市。</text:p>
      <text:p text:style-name="P4">
在<text:span text:style-name="T4">
 Avdiivsky </text:span>
敌人在Avdiivka，Vodyany和Pervomaisk Donetsk地区的地区处于进攻状态。</text:p>
      <text:p text:style-name="P4">
在<text:span text:style-name="T4">
马林斯基</text:span>
上，我们的捍卫者在白天被提及了Marinka和Viceda Donetsk地区的众多袭击。</text:p>
      <text:p text:style-name="P4">
在<text:span text:style-name="T4">
 shakhtarsky </text:span>
敌人拒绝在当天拒绝采取进攻行动。</text:p>
      <text:p text:style-name="P4">
在<text:span text:style-name="T4">
 Zaporizhzhya和Kherson </text:span>
敌人是_obronovis。</text:p>
      <text:p text:style-name="P4">
News Source: <text:a xlink:type="simple" xlink:href="https://armyinform.com.ua/2023/04/19/genshtab-zsu-povidomyv-pro-osnovni-zusyllya-voroga/" text:style-name="Internet_20_link" text:visited-style-name="Visited_20_Internet_20_Link">
https://armyinform.com.ua/2023/04/19/genshtab-zsu-povidomyv-pro-osnovni-zusyllya-voroga/</text:a>
</text:p>
      <!--NEWS-->
      <text:h text:style-name="P10" text:outline-level="1">
<text:span text:style-name="T4">
Gur Head授予释放蛇的SBU特种部队</text:span>
</text:h>
      <text:p text:style-name="P4">
作者: ['АРМІЯINFORM']</text:p>
      <text:p text:style-name="P4">
时间: 2023-04-19T86:00:00-04:00</text:p>
      <text:p text:style-name="P4">
描述: Rosveski Minoboroni Kirilo Budanov Nagorodiv的主管主管的Kerivnik ...与乌克兰2022年的战争，与乌克兰的战争是今天的最新消息，这是与乌克兰2022年的新闻战争，这是今天的最后一场战争，将在乌克兰之间发生战争和俄罗斯，当与乌克兰的战争将在2022年，或者会有，或者会没有，他们会在不久的将来与乌克兰发生战争时，他们说，与乌克兰的战争，今天的乌克兰新闻，乌克兰新闻，乌克兰新闻，俄罗斯的乌克兰媒体</text:p>
      <text:p text:style-name="P4">
图片: ['<text:a xlink:type="simple" xlink:href="https://armyinform.com.ua/wp-content/uploads/2023/04/342185974_241092195100103_1466301954445640411_n.jpg" text:style-name="Internet_20_link" text:visited-style-name="Visited_20_Internet_20_Link">
342185974_241092195100103_1466301954445640411_n.jpg</text:a>
', '<text:a xlink:type="simple" xlink:href="https://armyinform.com.ua/wp-content/uploads/2023/04/341346178_771872371019762_233934549490698249_n-150x150.jpg" text:style-name="Internet_20_link" text:visited-style-name="Visited_20_Internet_20_Link">
341346178_771872371019762_233934549490698249_n-150x150.jpg</text:a>
', '<text:a xlink:type="simple" xlink:href="https://armyinform.com.ua/wp-content/uploads/2023/04/342190794_177170705225584_7134115264237939090_n-150x150.jpg" text:style-name="Internet_20_link" text:visited-style-name="Visited_20_Internet_20_Link">
342190794_177170705225584_7134115264237939090_n-150x150.jpg</text:a>
', '<text:a xlink:type="simple" xlink:href="https://armyinform.com.ua/wp-content/uploads/2023/04/342222662_909760846797126_5408252373821589972_n-150x150.jpg" text:style-name="Internet_20_link" text:visited-style-name="Visited_20_Internet_20_Link">
342222662_909760846797126_5408252373821589972_n-150x150.jpg</text:a>
']</text:p>
      <text:p text:style-name="P4">
标签: ['STOPRUSSIA', 'ВТОРГНЕННЯ РФ', 'ГУР', 'ОСТРІВ ЗМІЇНИЙ', 'СБУ']</text:p>
      <text:p text:style-name="P4">
类别: News</text:p>
      <!--METADATA-->
      <text:p text:style-name="P4">
<draw:frame draw:style-name="fr1" draw:name="Image383" text:anchor-type="as-char" svg:width="6.9236in" svg:height="3.894525in" draw:z-index="0">
<draw:image xlink:href="../Images/AРМІЯINFORM/2023-04-19T86-00-00-04-00/342185974_241092195100103_1466301954445640411_n.jpg" xlink:type="simple" xlink:show="embed" xlink:actuate="onLoad" draw:mime-type="image/jpeg"/>
</draw:frame>
国防部西里尔·布达诺夫(Cyril Budanov)智力部主要局长授予了SBU特种作战中心“ A”中心的特种部队，后者与侦察员一起在2022年夏天散布了蛇岛。</text:p>
      <text:p text:style-name="P4">
关于这个<text:a xlink:type="simple" xlink:href="https://www.facebook.com/DefenceIntelligenceofUkraine/posts/pfbid02eLZ68oumKA8ySxnRcgkCSFPbCQV7og1rJX53LnHwM9scmmCus5tK8s5rvg5KLNqRl" text:style-name="Internet_20_link" text:visited-style-name="Visited_20_Internet_20_Link">
告知</text:a>
пресслужба ГУР.</text:p>
      <text:p text:style-name="P4">
«Звільнення Зміїного ― одна з украй важливих перемог України під час війни зросійськими загарбниками, яка серед іншого дозволила нашій державі убезпечитиОдесу й загалом українське Причорномор’я від наявних загроз та розблокуватиторгове судноплавство. Усі ми знаємо, що це було важко. Але завдяки єдності тазлагодженості усіх Сил безпеки та оборони України, зокрема воїнів ГУР та СБУ,ми зробили те, у що мало хто вірив. Впевнений, що так буде й надалі — аж доцілковитої перемоги над терористичною росією», – цитує пресслужба Буданова.</text:p>
      <text:p text:style-name="P4">
За його словами, битва за острів Зміїний і повернення на нього українськогопрапора стали символом перемоги України над росією на морі.</text:p>
      <text:p text:style-name="P4">
<text:a xlink:type="simple" xlink:href="https://armyinform.com.ua/wp-content/uploads/2023/04/341346178_771872371019762_233934549490698249_n.jpg" text:style-name="Internet_20_link" text:visited-style-name="Visited_20_Internet_20_Link">
<draw:frame draw:style-name="fr1" draw:name="Image384" text:anchor-type="as-char" svg:width="6.9236in" svg:height="6.9236in" draw:z-index="0">
<draw:image xlink:href="../Images/AРМІЯINFORM/2023-04-19T86-00-00-04-00/341346178_771872371019762_233934549490698249_n-150x150.jpg" xlink:type="simple" xlink:show="embed" xlink:actuate="onLoad" draw:mime-type="image/jpeg"/>
</draw:frame>
</text:a>
</text:p>
      <text:p text:style-name="P4">
<text:a xlink:type="simple" xlink:href="https://armyinform.com.ua/wp-content/uploads/2023/04/342190794_177170705225584_7134115264237939090_n.jpg" text:style-name="Internet_20_link" text:visited-style-name="Visited_20_Internet_20_Link">
<draw:frame draw:style-name="fr1" draw:name="Image385" text:anchor-type="as-char" svg:width="6.9236in" svg:height="6.9236in" draw:z-index="0">
<draw:image xlink:href="../Images/AРМІЯINFORM/2023-04-19T86-00-00-04-00/342190794_177170705225584_7134115264237939090_n-150x150.jpg" xlink:type="simple" xlink:show="embed" xlink:actuate="onLoad" draw:mime-type="image/jpeg"/>
</draw:frame>
</text:a>
</text:p>
      <text:p text:style-name="P4">
<text:a xlink:type="simple" xlink:href="https://armyinform.com.ua/wp-content/uploads/2023/04/342222662_909760846797126_5408252373821589972_n.jpg" text:style-name="Internet_20_link" text:visited-style-name="Visited_20_Internet_20_Link">
<draw:frame draw:style-name="fr1" draw:name="Image386" text:anchor-type="as-char" svg:width="6.9236in" svg:height="6.9236in" draw:z-index="0">
<draw:image xlink:href="../Images/AРМІЯINFORM/2023-04-19T86-00-00-04-00/342222662_909760846797126_5408252373821589972_n-150x150.jpg" xlink:type="simple" xlink:show="embed" xlink:actuate="onLoad" draw:mime-type="image/jpeg"/>
</draw:frame>
</text:a>
反过来，SBU Vasyl Malyuk的负责人感谢Gur的合作，Aspecis的“ Alfa”  - 在战争的最热时期工作。</text:p>
      <text:p text:style-name="P4">
“ SBU和GUR开发并进行了许多改变Hidwa的联合特殊操作。 所有这些都是我们协调工作和清晰互动的结果。 如此重要的特种作业之一 - 蛇岛的发行，我们在那里与占领者站在一起。 有十几个类似示例的例子。 伊万会更多!我们为唯一目的而努力 - 清洁入侵者的土地并获胜。”</text:p>
      <text:p text:style-name="P4">
News Source: <text:a xlink:type="simple" xlink:href="https://armyinform.com.ua/2023/04/19/ochilnyk-gur-nagorodyv-speczpryznachencziv-sbu-yaki-zvilnyaly-zmiyinyj/" text:style-name="Internet_20_link" text:visited-style-name="Visited_20_Internet_20_Link">
https://armyinform.com.ua/2023/04/19/ochilnyk-gur-nagorodyv-speczpryznachencziv-sbu-yaki-zvilnyaly-zmiyinyj/</text:a>
</text:p>
      <!--NEWS-->
      <text:h text:style-name="P10" text:outline-level="1">
<text:span text:style-name="T4">
在卢汉斯克地区，占领者在文化的农村房屋中安排医院</text:span>
</text:h>
      <text:p text:style-name="P4">
作者: ['АРМІЯINFORM']</text:p>
      <text:p text:style-name="P4">
时间: 2023-04-19T87:00:00-04:00</text:p>
      <text:p text:style-name="P4">
描述: Kabachivka Lugansko Kosti Otrimano Rosiyskoi Rosiyskoi ...与乌克兰2022年的战争，与乌克兰的最新新闻，《与乌克兰的新闻战争》，《与乌克兰的新闻战争》 2022年，这是今天的最后一场战争，乌克兰和俄罗斯之间的战争将会发生，当他们将在不久的将来与乌克兰进行战争，他们说，与乌克兰与乌克兰的战争，今天的乌克兰新闻，乌克兰新闻在俄罗斯的乌克兰新闻，乌克兰新闻</text:p>
      <text:p text:style-name="P4">
图片: ['<text:a xlink:type="simple" xlink:href="https://armyinform.com.ua/wp-content/uploads/2022/08/poranenyj-okupant.jpg" text:style-name="Internet_20_link" text:visited-style-name="Visited_20_Internet_20_Link">
poranenyj-okupant.jpg</text:a>
']</text:p>
      <text:p text:style-name="P4">
标签: ['STOPRUSSIA', 'АГРЕСІЯ РФ', 'ВТОРГНЕННЯ РФ', 'ГШ ЗСУ', 'ЛУГАНЩИНА', 'ОКУПАНТИ', 'ОПЕРАТИВНА ІНФОРМАЦІЯ', 'РОСІЙСЬКІ ОКУПАНТИ']</text:p>
      <text:p text:style-name="P4">
类别: News</text:p>
      <!--METADATA-->
      <text:p text:style-name="P4">
<draw:frame draw:style-name="fr1" draw:name="Image387" text:anchor-type="as-char" svg:width="6.9236in" svg:height="3.606042in" draw:z-index="0">
<draw:image xlink:href="../Images/AРМІЯINFORM/2023-04-19T87-00-00-04-00/poranenyj-okupant.jpg" xlink:type="simple" xlink:show="embed" xlink:actuate="onLoad" draw:mime-type="image/jpeg"/>
</draw:frame>
说明性照片<text:span text:style-name="T4">
🔥俄罗斯入侵的情况</text:span>
</text:p>
      <text:p text:style-name="P4">
在卢汉斯克地区的定居点Kabychivka中，获得了俄罗斯占领政府，用于部署在村庄大楼40张床上的军事医院为占领者部署。</text:p>
      <text:p text:style-name="P4">
关于它<text:a xlink:type="simple" xlink:href="https://www.facebook.com/GeneralStaff.ua/posts/pfbid035Erhj6HD11mgHdFeMaVkSCoF1Bi145%C3%976762R9C2fWBE6phnEzNtkhQK3BTD1d4gil" text:style-name="Internet_20_link" text:visited-style-name="Visited_20_Internet_20_Link">
报告</text:a>
乌克兰武装部队的总参谋部。</text:p>
      <text:p text:style-name="P4">
“新成立的入侵者医疗机构计划在本周末到足够的俄罗斯军事医生，”  - 在Sssukraine总参谋部的信息中说。</text:p>
      <text:p text:style-name="P4">
News Source: <text:a xlink:type="simple" xlink:href="https://armyinform.com.ua/2023/04/19/na-luganshhyni-okupanty-vlashtovuyut-gospitali-v-silskyh-budynkah-kultury/" text:style-name="Internet_20_link" text:visited-style-name="Visited_20_Internet_20_Link">
https://armyinform.com.ua/2023/04/19/na-luganshhyni-okupanty-vlashtovuyut-gospitali-v-silskyh-budynkah-kultury/</text:a>
</text:p>
      <!--NEWS-->
      <text:h text:style-name="P10" text:outline-level="1">
<text:span text:style-name="T4">
现在我们有一些可以击中弹道导弹</text:span>
</text:h>
      <text:p text:style-name="P4">
作者: ['АРМІЯINFORM']</text:p>
      <text:p text:style-name="P4">
时间: 2023-04-19T88:00:00-04:00</text:p>
      <text:p text:style-name="P4">
描述: PPO/oi的Gorodaki系统，我们将成为乌克兰合作伙伴，我们采取了同样的方式，我们可以在...与乌克兰2022年的战争中，与乌克兰与乌克兰的最新新闻进行战争，与乌克兰2022年的新闻战争，今天是今天的新闻战争，乌克兰与俄罗斯之间是否会发生战争，何时，何时，何时，何时，何时，何时，何时，何时与乌克兰在2022年进行战争，将在不久的将来与乌克兰发生战争，与乌克兰战争，今天的乌克兰新闻，乌克兰的乌克兰新闻在乌克兰媒体上</text:p>
      <text:p text:style-name="P4">
图片: ['<text:a xlink:type="simple" xlink:href="https://armyinform.com.ua/wp-content/uploads/2023/04/ministr_650x410-1-e1677673435806.jpg" text:style-name="Internet_20_link" text:visited-style-name="Visited_20_Internet_20_Link">
ministr_650x410-1-e1677673435806.jpg</text:a>
']</text:p>
      <text:p text:style-name="P4">
标签: ['. IRIS', 'NASAMS', 'STOPRUSSIA', 'ВТОРГНЕННЯ РФ', 'ОЛЕКСІЙ РЕЗНІКОВ', 'ПАТРІОТ', 'ППО', 'ПРО']</text:p>
      <text:p text:style-name="P4">
类别: News</text:p>
      <!--METADATA-->
      <text:p text:style-name="P4">
<draw:frame draw:style-name="fr1" draw:name="Image388" text:anchor-type="as-char" svg:width="6.9236in" svg:height="4.160817in" draw:z-index="0">
<draw:image xlink:href="../Images/AРМІЯINFORM/2023-04-19T88-00-00-04-00/ministr_650x410-1-e1677673435806.jpg" xlink:type="simple" xlink:show="embed" xlink:actuate="onLoad" draw:mime-type="image/jpeg"/>
</draw:frame>
多亏了乌克兰合作伙伴提供的防空/腹部系统，去年冬天，我们设法与残酷的侵略者斗争，但现在我们的首要任务是在最短的时间内建立防空系统。</text:p>
      <text:p text:style-name="P4">
这在[邮政]中说明(https://www.facebook.com/reznikovoleksii/posts/pfbid0MA1g5TDMXmwgLG9A6wVjbpf78CxNmaYvcvKsS97PDhSDAp1qGMZoYohhHWh5iun5l)乌克兰Alexei Reznikov国防部长，位于Facebook上：</text:p>
      <text:p text:style-name="P4">
“在最短的时间内建造多层防空系统/大约是我们的首要任务。这是对和平城市，关键基础设施，后方和纳弗朗托的人民的保护。</text:p>
      <text:p text:style-name="P4">
爱国者系统构成了以前尚未使用的能力 - 给法律目标留下深刻的印象。</text:p>
      <text:p text:style-name="P4">
另一个IRIS-T装置，我们感谢德国合作伙伴的可能方式来对抗有翼的导弹。 像纳萨姆萨(Nasamsa)一样，艾里萨(Irisa)受到了很好的评价。</text:p>
      <text:p text:style-name="P4">
波兰和斯洛伐克朋友的米格斯将加强免受俄罗斯排和伊朗无人机的保护。</text:p>
      <text:p text:style-name="P4">
所有这些都是国防军替补席的新收入。 待续。</text:p>
      <text:p text:style-name="P4">
鉴于克里姆林宫的野蛮策略，我们需要更多不同级别和弹药的平台。 我们需要更多的Mazrc。</text:p>
      <text:p text:style-name="P4">
西方飞机是这款金字塔的顶部。</text:p>
      <text:p text:style-name="P4">
至于每个平台，我们首先听到“不，这是不可能的。” 现在他们正在捍卫天空。 我们一直在为结果而努力。</text:p>
      <text:p text:style-name="P4">
防空越强，乌克兰将能够胜利的资源越多，我们人民就会回家越快。</text:p>
      <text:p text:style-name="P4">
我感谢所有合作伙伴的宝贵帮助。</text:p>
      <text:p text:style-name="P4">
我们永远不会忘记，由于为我们提供了一种辩护手段的朋友的支持，去年冬天，去年冬天，我们家中的光明和温暖在许多方面都受到了保护。”</text:p>
      <text:p text:style-name="P4">
News Source: <text:a xlink:type="simple" xlink:href="https://armyinform.com.ua/2023/04/19/teper-u-nas-ye-chym-vrazhaty-balistychni-rakety/" text:style-name="Internet_20_link" text:visited-style-name="Visited_20_Internet_20_Link">
https://armyinform.com.ua/2023/04/19/teper-u-nas-ye-chym-vrazhaty-balistychni-rakety/</text:a>
</text:p>
      <!--NEWS-->
      <text:h text:style-name="P10" text:outline-level="1">
<text:span text:style-name="T4">
北约国家训练乌克兰新兵在豹子坦克上</text:span>
</text:h>
      <text:p text:style-name="P4">
作者: ['АРМІЯINFORM']</text:p>
      <text:p text:style-name="P4">
时间: 2023-04-19T89:00:00-04:00</text:p>
      <text:p text:style-name="P4">
描述: 乌克兰的坦克一直在豹子坦克上进行30个末期的巨大销售。乌克兰和俄罗斯，当2022年与乌克兰的战争是与乌克兰的战争时，是否会在不久的将来与乌克兰进行战争，他们说，与乌克兰的战争，今天的乌克兰新闻，乌克兰的新闻，乌克兰媒体的乌克兰媒体新闻</text:p>
      <text:p text:style-name="P4">
图片: ['<text:a xlink:type="simple" xlink:href="https://armyinform.com.ua/wp-content/uploads/2023/04/21-1-150x150.jpg" text:style-name="Internet_20_link" text:visited-style-name="Visited_20_Internet_20_Link">
21-1-150x150.jpg</text:a>
', '<text:a xlink:type="simple" xlink:href="https://armyinform.com.ua/wp-content/uploads/2023/04/22-1-150x150.jpg" text:style-name="Internet_20_link" text:visited-style-name="Visited_20_Internet_20_Link">
22-1-150x150.jpg</text:a>
', '<text:a xlink:type="simple" xlink:href="https://armyinform.com.ua/wp-content/uploads/2023/04/23-150x150.jpg" text:style-name="Internet_20_link" text:visited-style-name="Visited_20_Internet_20_Link">
23-150x150.jpg</text:a>
', '<text:a xlink:type="simple" xlink:href="https://armyinform.com.ua/wp-content/uploads/2023/04/24-150x150.jpg" text:style-name="Internet_20_link" text:visited-style-name="Visited_20_Internet_20_Link">
24-150x150.jpg</text:a>
']</text:p>
      <text:p text:style-name="P4">
标签: ['LEOPARD', 'ВІЙСЬКОВІ НАВЧАННЯ', 'ДОПОМОГА ПАРТНЕРІВ', 'НАТО', 'ПОЛЬЩА', 'ТАНКИ', 'ТАНКІСТИ', 'ТРЕНУВАННЯ']</text:p>
      <text:p text:style-name="P4">
类别: News</text:p>
      <!--METADATA-->
      <text:p text:style-name="P4">
<text:a xlink:type="simple" xlink:href="https://armyinform.com.ua/wp-content/uploads/2023/04/21-1.jpg" text:style-name="Internet_20_link" text:visited-style-name="Visited_20_Internet_20_Link">
<draw:frame draw:style-name="fr1" draw:name="Image389" text:anchor-type="as-char" svg:width="6.9236in" svg:height="6.9236in" draw:z-index="0">
<draw:image xlink:href="../Images/AРМІЯINFORM/2023-04-19T89-00-00-04-00/21-1-150x150.jpg" xlink:type="simple" xlink:show="embed" xlink:actuate="onLoad" draw:mime-type="image/jpeg"/>
</draw:frame>
</text:a>
</text:p>
      <text:p text:style-name="P4">
<text:a xlink:type="simple" xlink:href="https://armyinform.com.ua/wp-content/uploads/2023/04/22-1.jpg" text:style-name="Internet_20_link" text:visited-style-name="Visited_20_Internet_20_Link">
<draw:frame draw:style-name="fr1" draw:name="Image390" text:anchor-type="as-char" svg:width="6.9236in" svg:height="6.9236in" draw:z-index="0">
<draw:image xlink:href="../Images/AРМІЯINFORM/2023-04-19T89-00-00-04-00/22-1-150x150.jpg" xlink:type="simple" xlink:show="embed" xlink:actuate="onLoad" draw:mime-type="image/jpeg"/>
</draw:frame>
</text:a>
</text:p>
      <text:p text:style-name="P4">
<text:a xlink:type="simple" xlink:href="https://armyinform.com.ua/wp-content/uploads/2023/04/23.jpg" text:style-name="Internet_20_link" text:visited-style-name="Visited_20_Internet_20_Link">
<draw:frame draw:style-name="fr1" draw:name="Image391" text:anchor-type="as-char" svg:width="6.9236in" svg:height="6.9236in" draw:z-index="0">
<draw:image xlink:href="../Images/AРМІЯINFORM/2023-04-19T89-00-00-04-00/23-150x150.jpg" xlink:type="simple" xlink:show="embed" xlink:actuate="onLoad" draw:mime-type="image/jpeg"/>
</draw:frame>
</text:a>
</text:p>
      <text:p text:style-name="P4">
<text:a xlink:type="simple" xlink:href="https://armyinform.com.ua/wp-content/uploads/2023/04/24.jpg" text:style-name="Internet_20_link" text:visited-style-name="Visited_20_Internet_20_Link">
<draw:frame draw:style-name="fr1" draw:name="Image392" text:anchor-type="as-char" svg:width="6.9236in" svg:height="6.9236in" draw:z-index="0">
<draw:image xlink:href="../Images/AРМІЯINFORM/2023-04-19T89-00-00-04-00/24-150x150.jpg" xlink:type="simple" xlink:show="embed" xlink:actuate="onLoad" draw:mime-type="image/jpeg"/>
</draw:frame>
</text:a>
乌克兰油轮在波兰经过了繁忙的30天豹子。</text:p>
      <text:p text:style-name="P4">
关于它<text:a xlink:type="simple" xlink:href="https://www.facebook.com/NATO/posts/pfbid02JSRQf1sWJaCqc9oegpCmsLp4AFwGeYpMCmGkDaJC2XSyKrfhkWPA63AP89yFvqe3l" text:style-name="Internet_20_link" text:visited-style-name="Visited_20_Internet_20_Link">
报告</text:a>
Alliance Press服务。</text:p>
      <text:p text:style-name="P4">
“加拿大，挪威和波兰军事讲师将乌克兰人训练为虚拟模拟器，并在动作中进行战斗开火。</text:p>
      <text:p text:style-name="P4">
值得注意的是，在波兰的领导下，该计划旨在协助乌克兰捍卫其在场场中所构成的自卫权，以抵抗对俄罗斯的不可控制的侵略。</text:p>
      <text:p text:style-name="P4">
News Source: <text:a xlink:type="simple" xlink:href="https://armyinform.com.ua/2023/04/19/krayiny-nato-trenuyut-ukrayinskyh-novobrancziv-na-tankah-leopard/" text:style-name="Internet_20_link" text:visited-style-name="Visited_20_Internet_20_Link">
https://armyinform.com.ua/2023/04/19/krayiny-nato-trenuyut-ukrayinskyh-novobrancziv-na-tankah-leopard/</text:a>
</text:p>
      <!--NEWS-->
      <text:h text:style-name="P10" text:outline-level="1">
<text:span text:style-name="T4">
“ Kherson现在将要服用… 肉类工厂的东西”  - 越过gur</text:span>
</text:h>
      <text:p text:style-name="P4">
作者: ['АРМІЯINFORM']</text:p>
      <text:p text:style-name="P4">
时间: 2023-04-19T90:00:00-04:00</text:p>
      <text:p text:style-name="P4">
描述: 与女友Vysovann，Rosiyski Generali Znov一起在电话中，在电话中，与乌克兰2022年的战争，与乌克兰与乌克兰的最新消息，今天与乌克兰的新闻，今天与乌克兰的新闻战争，今天上次与乌克兰的新闻战争，乌克兰和俄罗斯和俄罗斯和俄罗斯之间以及一场战争，他们说，与乌克兰的战争将在2022年与乌克兰战争，他们说，在不久的将来，乌克兰与乌克兰的战争，今天的乌克兰新闻，乌克兰的新闻，乌克兰媒体在俄罗斯的乌克兰新闻</text:p>
      <text:p text:style-name="P4">
图片: ['<text:a xlink:type="simple" xlink:href="https://armyinform.com.ua/wp-content/uploads/2023/04/ostriv.jpg" text:style-name="Internet_20_link" text:visited-style-name="Visited_20_Internet_20_Link">
ostriv.jpg</text:a>
']</text:p>
      <text:p text:style-name="P4">
标签: ['STOPRUSSIA', 'ВТОРГНЕННЯ РФ', 'ГУР', 'ПЕРЕХОПЛЕННЯ', 'ХЕРСОН']</text:p>
      <text:p text:style-name="P4">
类别: News</text:p>
      <!--METADATA-->
      <text:p text:style-name="P4">
<draw:frame draw:style-name="fr1" draw:name="Image393" text:anchor-type="as-char" svg:width="6.9236in" svg:height="3.644337in" draw:z-index="0">
<draw:image xlink:href="../Images/AРМІЯINFORM/2023-04-19T90-00-00-04-00/ostriv.jpg" xlink:type="simple" xlink:show="embed" xlink:actuate="onLoad" draw:mime-type="image/jpeg"/>
</draw:frame>
与女友进行电话交谈时，占领者表示担心俄罗斯将军将再次将他们的部队派往霍森的袭击，这就是许多种族主义者可能死的原因。</text:p>
      <text:p text:style-name="P4">
这是从占领者的截获电话对话中得知的，<text:a xlink:type="simple" xlink:href="https://gur.gov.ua/content/nam-nado-ostrov-otbyt-my-na-ostrov-plavaem-razmynyruem-snymaem-myny.html" text:style-name="Internet_20_link" text:visited-style-name="Visited_20_Internet_20_Link">
出版</text:a>
乌克兰国防部的宗师。</text:p>
      <text:p text:style-name="P4">
“我们游泳，游泳，我的。 远足是由进攻准备的。 而且我们看到，我们不会走。 我们只是这样。 远足，他们很快会游泳。 A7th将是一种进攻性...我们在他们身上。 有必要击退该岛。 我们在奥斯特罗夫(Ostrov)，我们交换，我们拆除了矿山……”  -   - 俄罗斯联邦的军事武装部队说。</text:p>
      <text:p text:style-name="P4">
谈话中的占用者还指出，俄罗斯人的预测是另一种创新，因为俄罗斯联邦武装部队的“酒吧”关闭了。 人们是专门为战争招募的。 同时，Rashist对雇佣军预防俄罗斯当局的角色没有任何幻想。 他称PVC为“肉类COOM”。</text:p>
      <text:p text:style-name="P4">
“这是“酒吧”，由他们的办公室国防部覆盖。 简而言之，现在仅仅是因为“瓦格纳”和“堡垒”键入，即愚蠢的CHC。 肉类加工厂有点……Kherson Innovane现在想拿走。”军事俄罗斯人说。</text:p>
      <text:p text:style-name="P4">
News Source: <text:a xlink:type="simple" xlink:href="https://armyinform.com.ua/2023/04/19/zaraz-herson-znovu-zahochut-vzyaty-myasokombinat-yakyjs-perehoplennya-gur/" text:style-name="Internet_20_link" text:visited-style-name="Visited_20_Internet_20_Link">
https://armyinform.com.ua/2023/04/19/zaraz-herson-znovu-zahochut-vzyaty-myasokombinat-yakyjs-perehoplennya-gur/</text:a>
</text:p>
      <!--NEWS-->
      <text:h text:style-name="P10" text:outline-level="1">
<text:span text:style-name="T4">
拉姆斯坦的会议极为重要，不仅对乌克兰 - 安娜·马利亚（Anna Malyar）</text:span>
</text:h>
      <text:p text:style-name="P4">
作者: ['Володимир Віват']</text:p>
      <text:p text:style-name="P4">
时间: 2023-04-19T91:00:00-04:00</text:p>
      <text:p text:style-name="P4">
描述: 关于直接Efir Telemarathon的PID小时“єIiniNovi”，Minstra的代祷者被嵌入...与乌克兰2022年的战争，与乌克兰与乌克兰的最新新闻，《与乌克兰2022年新闻》的战争，今天的最后一场战争将是一场战争，将会发生战争他们说，在乌克兰和俄罗斯之间，乌克兰在2022年与乌克兰进行战争，他们会在不久的将来与乌克兰发生战争，他们说，与乌克兰的战争，今天的乌克兰新闻，乌克兰的新闻，乌克兰的乌克兰媒体新闻</text:p>
      <text:p text:style-name="P4">
图片: ['<text:a xlink:type="simple" xlink:href="https://armyinform.com.ua/wp-content/uploads/2022/12/5f6a5416.jpg" text:style-name="Internet_20_link" text:visited-style-name="Visited_20_Internet_20_Link">
5f6a5416.jpg</text:a>
']</text:p>
      <text:p text:style-name="P4">
标签: ['ГАННА МАЛЯР', 'ДОПОМОГА ПАРТНЕРІВ', 'ЄДИНІ НОВИНИ', 'ЗАСТУПНИК МІНІСТРА ОБОРОНИ УКРАЇНИ', 'РАМШТАЙН']</text:p>
      <text:p text:style-name="P4">
类别: News</text:p>
      <!--METADATA-->
      <text:p text:style-name="P4">
<draw:frame draw:style-name="fr1" draw:name="Image394" text:anchor-type="as-char" svg:width="6.9236in" svg:height="4.615733in" draw:z-index="0">
<draw:image xlink:href="../Images/AРМІЯINFORM/2023-04-19T91-00-00-04-00/5f6a5416.jpg" xlink:type="simple" xlink:show="embed" xlink:actuate="onLoad" draw:mime-type="image/jpeg"/>
</draw:frame>
Gannamaars。 照片：Dmitry Yurchenko /陆军</text:p>
      <text:p text:style-name="P4">
乌克兰安娜·玛丽亚尔(Anna Malyar)副国防部长在唯一新闻的现场广播中指出了这一点。</text:p>
      <ul>
        <li>
让我们成为现实主义者，俄罗斯是一个强大的敌人。 从债券数量的角度来看，入侵者的武器主导了我们。 我们也有优势，否则它们不会持续太多。 这是我们军队的专业精神，这是一种动力，因为我们发动了一场公正的战争并保护我们的土地。 我们别无选择，我们必须捍卫自己，这赋予了我们力量。</li>
      </ul>
      <text:p text:style-name="P4">
此外，我们的合作伙伴帮助我们提供了帮助。 但是，让我们建立吧 - 世界还没有准备好这种旷日持久，如此强烈的谴责战争武器。 俄罗斯已经为此做准备已有30年了，因此很难失业。 在巴赫穆特(Bakhmut)，我们看到了俄罗斯补救措施如何为有力的进攻。 安娜·玛丽亚尔(Anna Malyar)说，我们要忍受的一个月。</text:p>
      <text:p text:style-name="P4">
乌克兰国防部副部长强调，帮助合作伙伴对我们非常重要，至关重要。 世界开始了解，我们只能一起喝俄罗斯。 这必须这样做，因为俄罗斯不会包裹在乌克兰的边界上。</text:p>
      <ul>
        <li>
如果我们禁止上帝，我们不会阻止他们在这里，他们只是继续前进。 因此，汉纳马尔说，例如，以拉姆斯坦形式的乌克兰国防联系小组会议，不仅对我们来说非常重要。</li>
      </ul>
      <text:p text:style-name="P4">
News Source: <text:a xlink:type="simple" xlink:href="https://armyinform.com.ua/2023/04/19/zustrichi-u-formati-ramshtajn-ganna-malyar/" text:style-name="Internet_20_link" text:visited-style-name="Visited_20_Internet_20_Link">
https://armyinform.com.ua/2023/04/19/zustrichi-u-formati-ramshtajn-ganna-malyar/</text:a>
</text:p>
      <!--NEWS-->
      <text:h text:style-name="P10" text:outline-level="1">
<text:span text:style-name="T4">
乌克兰的Viceremier-Minister与土耳其国防部长Unblocking Grain Autiative讨论了</text:span>
</text:h>
      <text:p text:style-name="P4">
作者: ['АРМІЯINFORM']</text:p>
      <text:p text:style-name="P4">
时间: 2023-04-19T92:00:00-04:00</text:p>
      <text:p text:style-name="P4">
描述: VICEPER'YR-MINISTRA Z VITNNAYA-MINISTAN ROSVITKA GROMAD，TERITARIAN，INFRASTURIAL ...与乌克兰2022年的战争，与乌克兰与乌克兰的最新新闻战争，与乌克兰的新闻，乌克兰2022年与乌克兰和俄罗斯的新闻战争，乌克兰和俄罗斯以及2022年的战争，战争，战争，战争，战争，战争，战争，战争，战争。他们说，与否，是否会在不久的将来与乌克兰进行战争</text:p>
      <text:p text:style-name="P4">
图片: ['<text:a xlink:type="simple" xlink:href="https://armyinform.com.ua/wp-content/uploads/2023/04/oleksandr-kubrakov-hulusi-akar.jpg" text:style-name="Internet_20_link" text:visited-style-name="Visited_20_Internet_20_Link">
oleksandr-kubrakov-hulusi-akar.jpg</text:a>
']</text:p>
      <text:p text:style-name="P4">
标签: ['КАБІНЕТ МІНІСТРІВ УКРАЇНИ', 'ОЛЕКСАНДР КУБРАКОВ', 'ТУРЕЧЧИНА', 'ЧОРНОМОРСЬКА ЗЕРНОВА ІНІЦІАТИВА']</text:p>
      <text:p text:style-name="P4">
类别: News</text:p>
      <!--METADATA-->
      <text:p text:style-name="P4">
<draw:frame draw:style-name="fr1" draw:name="Image395" text:anchor-type="as-char" svg:width="6.9236in" svg:height="5.1927in" draw:z-index="0">
<draw:image xlink:href="../Images/AРМІЯINFORM/2023-04-19T92-00-00-04-00/oleksandr-kubrakov-hulusi-akar.jpg" xlink:type="simple" xlink:show="embed" xlink:actuate="onLoad" draw:mime-type="image/jpeg"/>
</draw:frame>
亚历山大·库布拉科夫(Alexander Kubrakov)和Hulus Akar。 存档照片</text:p>
      <text:p text:style-name="P4">
替代人士裁员社区发展的恢复，亚历山大·库布拉科夫(Alexander Kubrakov)的领土与赫卢西·阿卡尔(Hulusi Akar)国防部长会见了。</text:p>
      <text:p text:style-name="P4">
如<text:a xlink:type="simple" xlink:href="https://www.kmu.gov.ua/news/oleksandr-kubrakov-zustrivsia-z-ministrom-natsionalnoi-oborony-turechchyny-khulusi-akarom" text:style-name="Internet_20_link" text:visited-style-name="Visited_20_Internet_20_Link">
报告</text:a>
政府门户网站Oleksandr Kubrakov指出：“在议程上，主要问题是脱位和确保黑海竞赛的有效运作。 他们同意在乌克兰谷物的装载下续签和检查到达法院的注册。</text:p>
      <text:p text:style-name="P4">
4月10日，俄罗斯停止注册新的入口舰队参加葡萄藤，并拒绝制定乌克兰港口的计划。 这是由检查计划的组装制成的，实际上是通过谷物计划的框架停止了新船的进入。</text:p>
      <text:p text:style-name="P4">
众所周知，在过去的两天，在4月17日至18日，未进行检查，并且在土耳其的领土上没有进行检查。 乌克兰第18一方建议至少对输出2检查入口舰队进行2次检查。 该提议也得到了土耳其斯托隆的支持，但由于俄罗斯的立场而没有实施。</text:p>
      <text:p text:style-name="P4">
通过确定可以参与该倡议的船只来要求对乌克兰港口的活动进行监管，俄罗斯尤其违反了谷物协议的官方程序和条款。</text:p>
      <text:p text:style-name="P4">
控制和干扰乌克兰港口工作的要求对我们来说是不可接受的。</text:p>
      <text:p text:style-name="P4">
我感谢土耳其国防部长阿卡鲁·赫鲁斯(Akaru Hulus)进行塔西特卡立场的建设性对话，以支持谷物倡议的工作。 尽管将续签对船的检查，但我们仍继续与联合国纹身师进行咨询，以确保履行谷物协议的全面履行以履行SCC各方和程序的义务。”</text:p>
      <text:p text:style-name="P4">
News Source: <text:a xlink:type="simple" xlink:href="https://armyinform.com.ua/2023/04/19/viczepremyer-ministr-rozblokuvannya-zernovoyi-inicziatyvy/" text:style-name="Internet_20_link" text:visited-style-name="Visited_20_Internet_20_Link">
https://armyinform.com.ua/2023/04/19/viczepremyer-ministr-rozblokuvannya-zernovoyi-inicziatyvy/</text:a>
</text:p>
      <!--NEWS-->
      <text:h text:style-name="P10" text:outline-level="1">
<text:span text:style-name="T4">
乌克兰要求创建一个国际特惠 - 侵略俄罗斯的惩罚 - 安娜·马利亚</text:span>
</text:h>
      <text:p text:style-name="P4">
作者: ['Володимир Віват']</text:p>
      <text:p text:style-name="P4">
时间: 2023-04-19T93:00:00-04:00</text:p>
      <text:p text:style-name="P4">
描述: “ DVI演讲，Nashogo Vorog Diye中的Yaki Nudi-比例尺的比例，与乌克兰2022年的战争，与乌克兰的战争是今天的最新消息，今天与乌克兰2022年的新闻战争，今天将发生一场战争乌克兰，俄罗斯，俄罗斯和俄罗斯在2022年与乌克兰战争时，是否会在不久的将来与乌克兰进行战争，与乌克兰的战争，乌克兰今天的新闻，乌克兰的新闻，乌克兰的乌克兰媒体新闻</text:p>
      <text:p text:style-name="P4">
图片: ['<text:a xlink:type="simple" xlink:href="https://armyinform.com.ua/wp-content/uploads/2023/01/malyar.jpg" text:style-name="Internet_20_link" text:visited-style-name="Visited_20_Internet_20_Link">
malyar.jpg</text:a>
']</text:p>
      <text:p text:style-name="P4">
标签: ['CПЕЦІАЛЬНИЙ ТРИБУНАЛ', 'ВОЄННІ ЗЛОЧИНИ РФ', 'ГАННА МАЛЯР', 'ЗАСТУПНИК МІНІСТРА ОБОРОНИ УКРАЇНИ']</text:p>
      <text:p text:style-name="P4">
类别: News</text:p>
      <!--METADATA-->
      <text:p text:style-name="P4">
<draw:frame draw:style-name="fr1" draw:name="Image396" text:anchor-type="as-char" svg:width="6.9236in" svg:height="3.894525in" draw:z-index="0">
<draw:image xlink:href="../Images/AРМІЯINFORM/2023-04-19T93-00-00-04-00/malyar.jpg" xlink:type="simple" xlink:show="embed" xlink:actuate="onLoad" draw:mime-type="image/jpeg"/>
</draw:frame>
“在我们敌人的行动中最震惊的两件事是他们摧毁我们国家的程度，以及他们对人的残酷行为。 塞雷奇(Cerechi)根本无法想象21世纪的文明人。</text:p>
      <text:p text:style-name="P4">
根据她的说法，在这种情况下，乌克兰作为国家占据非常强大的地位。</text:p>
      <ul>
        <li>
最后，这是一个在法律上有能力的立场，因为我们要求在多个级别的法院案件中考虑俄罗斯联邦犯罪的案件。 现在，我们成为了世界上的机车的机会，因为自纽伦堡进程以来，国际法院起草了侵略罪，也就是说，这就是战争的先例。 汉纳马尔说，军事犯罪和反诉讼犯罪源于主要犯罪 - 侵略性。</li>
      </ul>
      <text:p text:style-name="P4">
乌克兰国防部副部长报告说，如今，乌克兰要求建立国际特殊的tribunal，以便俄罗斯受到侵略的惩罚。 它也许能够阻止世界上的战争，但这需要国际社会的合并政治意愿。 我们今天竭尽所能记录这些犯罪。</text:p>
      <text:p text:style-name="P4">
News Source: <text:a xlink:type="simple" xlink:href="https://armyinform.com.ua/2023/04/19/ukrayina-vymagaye-stvorennya-mizhnarodnogo-specztrybunalu-ganna-malyar/" text:style-name="Internet_20_link" text:visited-style-name="Visited_20_Internet_20_Link">
https://armyinform.com.ua/2023/04/19/ukrayina-vymagaye-stvorennya-mizhnarodnogo-specztrybunalu-ganna-malyar/</text:a>
</text:p>
      <!--NEWS-->
      <text:h text:style-name="P10" text:outline-level="1">
<text:span text:style-name="T4">
努力消除四个敌方反坦克枪的框架”</text:span>
</text:h>
      <text:p text:style-name="P4">
作者: ['АРМІЯINFORM']</text:p>
      <text:p text:style-name="P4">
时间: 2023-04-19T94:00:00-04:00</text:p>
      <text:p text:style-name="P4">
描述: Zsu Plappuning视频Sneshennia的总参谋部4 Vorozhkhi Ostandkihkihkih Garmat TA 2 ...与乌克兰2022年的战争，与乌克兰的最新新闻，今天与乌克兰的新闻，今天与乌克兰2022年的战争，今天，乌克兰和俄罗斯之间的战争将会发生，乌克兰和俄罗斯之间以及何时以及何时及其与乌克兰与乌克兰的战争将是不可行</text:p>
      <text:p text:style-name="P4">
图片: []</text:p>
      <text:p text:style-name="P4">
标签: ['10 БРИГАДА', '40 БРИГАДА', 'АРТИЛЕРІСТИ', 'ВІДЕО', 'ВТРАТИ ВОРОГА', 'КОНТРБАТАРЕЙНА БОРОТЬБА']</text:p>
      <text:p text:style-name="P4">
类别: News</text:p>
      <!--METADATA-->
      <text:p text:style-name="P4">
武装部队总参谋部<text:a xlink:type="simple" xlink:href="https://www.facebook.com/GeneralStaff.ua/posts/pfbid02wNuUWxG94FPkXj8ib3ANo7b7xUbAfcjFN3TZ6dxE3JfcJBrxJBiWVANmPwf8Xrial" text:style-name="Internet_20_link" text:visited-style-name="Visited_20_Internet_20_Link">
出版</text:a>
破坏了4枚敌方反坦克枪和2辆弹药卡车的视频。 他们继续从单独的Iartilers旅的士兵的士兵中净化我们的土地。</text:p>
      <text:p text:style-name="P4">
让我们站起来赢!</text:p>
      <text:p text:style-name="P4">
News Source: <text:a xlink:type="simple" xlink:href="https://armyinform.com.ua/2023/04/19/vrazhayuchy-kadry-likvidacziyi-odrazu-chotyroh-vorozhyh-protytankovyh-garmat-rapira/" text:style-name="Internet_20_link" text:visited-style-name="Visited_20_Internet_20_Link">
https://armyinform.com.ua/2023/04/19/vrazhayuchy-kadry-likvidacziyi-odrazu-chotyroh-vorozhyh-protytankovyh-garmat-rapira/</text:a>
</text:p>
      <!--NEWS-->
      <text:h text:style-name="P10" text:outline-level="1">
<text:span text:style-name="T4">
现在，由于制裁，俄罗斯正在发生很多负面的过程-Alexey Danilov</text:span>
</text:h>
      <text:p text:style-name="P4">
作者: ['Володимир Віват']</text:p>
      <text:p text:style-name="P4">
时间: 2023-04-19T95:00:00-04:00</text:p>
      <text:p text:style-name="P4">
描述: Yakby St.机制并不是一个缓冲，那么Rosiyska Federals是小型Beshogodn Is ...与乌克兰2022年的战争，与乌克兰与乌克兰的最新新闻，今天与乌克兰的新闻进行战争，今天与乌克兰的新闻战争最后一次，乌克兰和俄罗斯和俄罗斯和俄罗斯之间的战争将是一场战争，他们在2022年与乌克兰的一场战争，他们会在不久的将来与乌克兰战争，他们说，与乌克兰的战争，今天的乌克兰新闻，乌克兰的新闻，乌克兰媒体在俄罗斯的乌克兰新闻</text:p>
      <text:p text:style-name="P4">
图片: ['<text:a xlink:type="simple" xlink:href="https://armyinform.com.ua/wp-content/uploads/2023/04/sankcziyi.jpg" text:style-name="Internet_20_link" text:visited-style-name="Visited_20_Internet_20_Link">
sankcziyi.jpg</text:a>
']</text:p>
      <text:p text:style-name="P4">
标签: ['STOPRUSSIA', 'ВТОРГНЕННЯ РФ', 'ІРАН', 'ОЛЕКСІЙ ДАНІЛОВ', 'РОСІЯ', 'САНКЦІЇ']</text:p>
      <text:p text:style-name="P4">
类别: News</text:p>
      <!--METADATA-->
      <text:p text:style-name="P4">
<draw:frame draw:style-name="fr1" draw:name="Image397" text:anchor-type="as-char" svg:width="6.9236in" svg:height="3.894525in" draw:z-index="0">
<draw:image xlink:href="../Images/AРМІЯINFORM/2023-04-19T95-00-00-04-00/sankcziyi.jpg" xlink:type="simple" xlink:show="embed" xlink:actuate="onLoad" draw:mime-type="image/jpeg"/>
</draw:frame>
如果未开始制裁机制，俄罗斯联邦将使用西方技术来生产武器的能力完全不同。 得益于制裁，现在有许多负面流程在俄罗斯克服，最终将产生其强大的结果。</text:p>
      <text:p text:style-name="P4">
乌克兰阿列克谢·丹尼洛夫(Alexei Danilov)的放射安全和防御部长在国家电话“统一新闻”上宣布了这一点。</text:p>
      <text:p text:style-name="P4">
他指出，鉴于它是原材料，很难破坏俄罗斯联邦的经济。 但是，高技术对他们来说至关重要，备件几乎没有提供给俄罗斯联邦。</text:p>
      <ul>
        <li>
我们唯一可以说，它是俄罗斯的武器供应商是伊朗。 一旦任何其他国家都试图提供俄罗斯，在现代世界很难隐藏，引渡制裁的机制将准确地造成这些国家的弊大于与侵略者合作的潜在危害，-Alexei Danilov强调。</li>
      </ul>
      <text:p text:style-name="P4">
News Source: <text:a xlink:type="simple" xlink:href="https://armyinform.com.ua/2023/04/19/zaraz-duzhe-bagato-negatyvnyh-proczesiv-vidbuvayetsya-na-rosiyi-cherez-sankcziyi-oleksij-danilov/" text:style-name="Internet_20_link" text:visited-style-name="Visited_20_Internet_20_Link">
https://armyinform.com.ua/2023/04/19/zaraz-duzhe-bagato-negatyvnyh-proczesiv-vidbuvayetsya-na-rosiyi-cherez-sankcziyi-oleksij-danilov/</text:a>
</text:p>
      <!--NEWS-->
      <text:h text:style-name="P10" text:outline-level="1">
<text:span text:style-name="T4">
如何使乌克兰生命的人的记忆永存：陆军举行圆桌会议</text:span>
</text:h>
      <text:p text:style-name="P4">
作者: ['Євген Букет']</text:p>
      <text:p text:style-name="P4">
时间: 2023-04-19T96:00:00-04:00</text:p>
      <text:p text:style-name="P4">
描述: 军事媒体中心是被该主题的循环搅动购买的：“ Pantheon Heroes：...与乌克兰2022年的战争，与乌克兰与乌克兰的最新新闻，今天与乌克兰2022年的新闻战争，今天将在乌克兰之间发生战争和俄罗斯以及2022年与乌克兰战争时，是否会在不久的将来与乌克兰进行战争，他们说，今天与乌克兰的战争，今天的乌克兰新闻，乌克兰媒体在俄罗斯的乌克兰新闻</text:p>
      <text:p text:style-name="P4">
图片: ['<text:a xlink:type="simple" xlink:href="https://armyinform.com.ua/wp-content/uploads/2023/04/osn.jpg" text:style-name="Internet_20_link" text:visited-style-name="Visited_20_Internet_20_Link">
osn.jpg</text:a>
', '<text:a xlink:type="simple" xlink:href="https://armyinform.com.ua/wp-content/uploads/2023/04/zag-01-150x150.jpg" text:style-name="Internet_20_link" text:visited-style-name="Visited_20_Internet_20_Link">
zag-01-150x150.jpg</text:a>
', '<text:a xlink:type="simple" xlink:href="https://armyinform.com.ua/wp-content/uploads/2023/04/zag-02-150x150.jpg" text:style-name="Internet_20_link" text:visited-style-name="Visited_20_Internet_20_Link">
zag-02-150x150.jpg</text:a>
', '<text:a xlink:type="simple" xlink:href="https://armyinform.com.ua/wp-content/uploads/2023/04/zag-03-150x150.jpg" text:style-name="Internet_20_link" text:visited-style-name="Visited_20_Internet_20_Link">
zag-03-150x150.jpg</text:a>
', '<text:a xlink:type="simple" xlink:href="https://armyinform.com.ua/wp-content/uploads/2023/04/igor-gyrych.jpg" text:style-name="Internet_20_link" text:visited-style-name="Visited_20_Internet_20_Link">
igor-gyrych.jpg</text:a>
', '<text:a xlink:type="simple" xlink:href="https://armyinform.com.ua/wp-content/uploads/2023/04/maksym-kushnir.jpg" text:style-name="Internet_20_link" text:visited-style-name="Visited_20_Internet_20_Link">
maksym-kushnir.jpg</text:a>
', '<text:a xlink:type="simple" xlink:href="https://armyinform.com.ua/wp-content/uploads/2023/04/roman-koval.jpg" text:style-name="Internet_20_link" text:visited-style-name="Visited_20_Internet_20_Link">
roman-koval.jpg</text:a>
', '<text:a xlink:type="simple" xlink:href="https://armyinform.com.ua/wp-content/uploads/2023/04/andrij-kovalov-150x150.jpg" text:style-name="Internet_20_link" text:visited-style-name="Visited_20_Internet_20_Link">
andrij-kovalov-150x150.jpg</text:a>
', '<text:a xlink:type="simple" xlink:href="https://armyinform.com.ua/wp-content/uploads/2023/04/bogdan-chervak-150x150.jpg" text:style-name="Internet_20_link" text:visited-style-name="Visited_20_Internet_20_Link">
bogdan-chervak-150x150.jpg</text:a>
', '<text:a xlink:type="simple" xlink:href="https://armyinform.com.ua/wp-content/uploads/2023/04/leontij-shypilov-150x150.jpg" text:style-name="Internet_20_link" text:visited-style-name="Visited_20_Internet_20_Link">
leontij-shypilov-150x150.jpg</text:a>
', '<text:a xlink:type="simple" xlink:href="https://armyinform.com.ua/wp-content/uploads/2023/04/bogdan-matkivskyj.jpg" text:style-name="Internet_20_link" text:visited-style-name="Visited_20_Internet_20_Link">
bogdan-matkivskyj.jpg</text:a>
', '<text:a xlink:type="simple" xlink:href="https://armyinform.com.ua/wp-content/uploads/2023/04/bogdan-skopenko.jpg" text:style-name="Internet_20_link" text:visited-style-name="Visited_20_Internet_20_Link">
bogdan-skopenko.jpg</text:a>
', '<text:a xlink:type="simple" xlink:href="https://armyinform.com.ua/wp-content/uploads/2023/04/zal-01-150x150.jpg" text:style-name="Internet_20_link" text:visited-style-name="Visited_20_Internet_20_Link">
zal-01-150x150.jpg</text:a>
', '<text:a xlink:type="simple" xlink:href="https://armyinform.com.ua/wp-content/uploads/2023/04/zal-02-150x150.jpg" text:style-name="Internet_20_link" text:visited-style-name="Visited_20_Internet_20_Link">
zal-02-150x150.jpg</text:a>
']</text:p>
      <text:p text:style-name="P4">
标签: ['ВІЙСЬКОВИЙ МЕМОРІАЛЬНИЙ ЦВИНТАР', 'КРУГЛИЙ СТІЛ', 'МЕМОРІАЛЬНИЙ КОМПЛЕКС', 'ПАНТЕОН ГЕРОЇВ']</text:p>
      <text:p text:style-name="P4">
类别: News</text:p>
      <!--METADATA-->
      <text:p text:style-name="P4">
<draw:frame draw:style-name="fr1" draw:name="Image398" text:anchor-type="as-char" svg:width="6.9236in" svg:height="4.615733in" draw:z-index="0">
<draw:image xlink:href="../Images/AРМІЯINFORM/2023-04-19T96-00-00-04-00/osn.jpg" xlink:type="simple" xlink:show="embed" xlink:actuate="onLoad" draw:mime-type="image/jpeg"/>
</draw:frame>
如今，军事媒体中心有一张关于“ Pantheongoroes：如何使乌克兰生命的人的记忆”的圆桌会议。”</text:p>
      <text:p text:style-name="P4">
该活动始于所有因乌克兰而死的人的沉默时刻。参与的圆桌会议讲述了创建英雄和纪念公墓万神殿的世界经验，讨论了乌克兰类似举措的历史经验和命运，并告知了高级高级活动。创造的传统。</text:p>
      <text:p text:style-name="P4">
<text:a xlink:type="simple" xlink:href="https://armyinform.com.ua/wp-content/uploads/2023/04/zag-01.jpg" text:style-name="Internet_20_link" text:visited-style-name="Visited_20_Internet_20_Link">
!(Images/AРМІЯINFORM/2023-04-19T96-00-00-04-00/zag-01-150x150.jpg)</text:a>
</text:p>
      <text:p text:style-name="P4">
<text:a xlink:type="simple" xlink:href="https://armyinform.com.ua/wp-content/uploads/2023/04/zag-02.jpg" text:style-name="Internet_20_link" text:visited-style-name="Visited_20_Internet_20_Link">
<draw:frame draw:style-name="fr1" draw:name="Image399" text:anchor-type="as-char" svg:width="6.9236in" svg:height="6.9236in" draw:z-index="0">
<draw:image xlink:href="../Images/AРМІЯINFORM/2023-04-19T96-00-00-04-00/zag-02-150x150.jpg" xlink:type="simple" xlink:show="embed" xlink:actuate="onLoad" draw:mime-type="image/jpeg"/>
</draw:frame>
</text:a>
</text:p>
      <text:p text:style-name="P4">
<text:a xlink:type="simple" xlink:href="https://armyinform.com.ua/wp-content/uploads/2023/04/zag-03.jpg" text:style-name="Internet_20_link" text:visited-style-name="Visited_20_Internet_20_Link">
<draw:frame draw:style-name="fr1" draw:name="Image400" text:anchor-type="as-char" svg:width="6.9236in" svg:height="6.9236in" draw:z-index="0">
<draw:image xlink:href="../Images/AРМІЯINFORM/2023-04-19T96-00-00-04-00/zag-03-150x150.jpg" xlink:type="simple" xlink:show="embed" xlink:actuate="onLoad" draw:mime-type="image/jpeg"/>
</draw:frame>
</text:a>
历史科学的话语伊戈尔·吉里希(Igor Girich)，乌克兰事务部公民身份与退伍军人发展部主任，作家，历史俱乐部“冷Yar”罗马·科瓦尔乌克兰的国防军，乌克兰鲍林·博格丹(Ukraine Bogdan Chervak)的候选人，法律候选人，副教授莱昂蒂·希尔多夫(Leontiy Shipylov马伦科夫。</text:p>
      <text:p text:style-name="P4">
<draw:frame draw:style-name="fr1" draw:name="Image401" text:anchor-type="as-char" svg:width="6.9236in" svg:height="4.615733in" draw:z-index="0">
<draw:image xlink:href="../Images/AРМІЯINFORM/2023-04-19T96-00-00-04-00/igor-gyrych.jpg" xlink:type="simple" xlink:show="embed" xlink:actuate="onLoad" draw:mime-type="image/jpeg"/>
</draw:frame>
伊戈尔吉里奇</text:p>
      <text:p text:style-name="P4">
<draw:frame draw:style-name="fr1" draw:name="Image402" text:anchor-type="as-char" svg:width="6.9236in" svg:height="4.615733in" draw:z-index="0">
<draw:image xlink:href="../Images/AРМІЯINFORM/2023-04-19T96-00-00-04-00/maksym-kushnir.jpg" xlink:type="simple" xlink:show="embed" xlink:actuate="onLoad" draw:mime-type="image/jpeg"/>
</draw:frame>
Maxim Kushnir</text:p>
      <text:p text:style-name="P4">
乌克兰退伍军人的民用认同和退伍军人发展部主任马克西姆·库什尼尔(Maxim Kushnir)推出了一座概念性的军事纪念公墓，该公墓计划在苏联准时会议纪律的受害者旁边进行分配和纪念活动。 VIN报告说，该公墓将能够容纳约5万个部门，而不必考虑哥伦比亚群岛。 2022年5月31日，议会批准了该建筑综合大楼将包括其自己的军事兽医，博物馆建筑群，仪式建筑和其他组织荣誉埋葬的必要结构。 在乌克兰退伍军人部，一个单独的机构成立于2022年 - 国家军事纪念广场(National Morcore Memorne Square)，该广场将由其创造来照顾，随后 - 将确保太空的正常运作。 今年的预算提供了约6500万UAH的建立墓地，计划在秋季举行建筑竞争几个月，而第一次埋葬。 该项目设想为乌克兰英雄，在乌克兰战争中去世的军人和乌克兰的杰出人物分开。 目前，需要在立法层面解决的责备问题是问题。</text:p>
      <text:p text:style-name="P4">
<draw:frame draw:style-name="fr1" draw:name="Image403" text:anchor-type="as-char" svg:width="6.9236in" svg:height="4.615733in" draw:z-index="0">
<draw:image xlink:href="../Images/AРМІЯINFORM/2023-04-19T96-00-00-04-00/roman-koval.jpg" xlink:type="simple" xlink:show="embed" xlink:actuate="onLoad" draw:mime-type="image/jpeg"/>
</draw:frame>
Romankoval</text:p>
      <text:p text:style-name="P4">
作家，冷纱历史俱乐部罗马·科瓦尔(Roman Koval)的总裁说，6月17日至18日，在储备区的切尔卡斯(Cherkasy)地区，寒冷向纪念馆开放给了在乌克兰国家斗争中去世的志愿者。 政治学候选人安德里·科瓦莱夫(Andriy Kovalev)的武装部队第112旅领土辩护的主持人分享了英雄慈善基金会的经验，该基金会的经验是通过保护国外士兵的坟墓来照顾的。</text:p>
      <text:p text:style-name="P4">
<text:a xlink:type="simple" xlink:href="https://armyinform.com.ua/wp-content/uploads/2023/04/andrij-kovalov.jpg" text:style-name="Internet_20_link" text:visited-style-name="Visited_20_Internet_20_Link">
!(Images/AРМІЯINFORM/2023-04-19T96-00-00-04-00/andrij-kovalov-150x150.jpg)</text:a>
安德里·科瓦列夫(Andriy Kovalev)</text:p>
      <text:p text:style-name="P4">
<text:a xlink:type="simple" xlink:href="https://armyinform.com.ua/wp-content/uploads/2023/04/bogdan-chervak.jpg" text:style-name="Internet_20_link" text:visited-style-name="Visited_20_Internet_20_Link">
!(Images/AРМІЯINFORM/2023-04-19T96-00-00-04-00/bogdan-chervak-150x150.jpg)</text:a>
Bogdan Chervak</text:p>
      <text:p text:style-name="P4">
<text:a xlink:type="simple" xlink:href="https://armyinform.com.ua/wp-content/uploads/2023/04/leontij-shypilov.jpg" text:style-name="Internet_20_link" text:visited-style-name="Visited_20_Internet_20_Link">
!(Images/AРМІЯINFORM/2023-04-19T96-00-00-04-00/leontij-shypilov-150x150.jpg)</text:a>
Leonti Shipyilov</text:p>
      <text:p text:style-name="P4">
<draw:frame draw:style-name="fr1" draw:name="Image404" text:anchor-type="as-char" svg:width="6.9236in" svg:height="4.615733in" draw:z-index="0">
<draw:image xlink:href="../Images/AРМІЯINFORM/2023-04-19T96-00-00-04-00/bogdan-matkivskyj.jpg" xlink:type="simple" xlink:show="embed" xlink:actuate="onLoad" draw:mime-type="image/jpeg"/>
</draw:frame>
Богдан Матківський</text:p>
      <text:p text:style-name="P4">
— Якщо ми не цінуємо мертвих, то і живі нам ні до чого, — цими словамирозпочав свій виступ боєць батальйону імені Сергія Кульчицького НГУ БогданМатківський. Питання пантеону, на його думку, є питанням національноїсвідомості та національної безпеки і те, що сьогодні дискусія вже перейшла від«необхідності створення» пантеону до «шляхів його створення» — надзвичайнопозитивний сигнал.</text:p>
      <text:p text:style-name="P4">
<draw:frame draw:style-name="fr1" draw:name="Image405" text:anchor-type="as-char" svg:width="6.9236in" svg:height="4.615733in" draw:z-index="0">
<draw:image xlink:href="../Images/AРМІЯINFORM/2023-04-19T96-00-00-04-00/bogdan-skopenko.jpg" xlink:type="simple" xlink:show="embed" xlink:actuate="onLoad" draw:mime-type="image/jpeg"/>
</draw:frame>
Bogdan Skpenko</text:p>
      <text:p text:style-name="P4">
历史科学的候选人，乌克兰国立大学Bogdan Skopenko国立国立大学的代表谈到了订购万神殿的世界经验，并举例说明了古罗马，法国，葡萄牙和委内瑞拉的例子。 许多国家在法律上建立了有权被埋葬在万神殿中的国家，这是从一个人的死亡中经过的时间，以便他的遗体可以转移到多托(Dotteon)等。</text:p>
      <ul>
        <li>
考虑到我们的国家特征，我们必须考虑到创造和运作养老金的世界经验，因为我们还没有这样的经验，因此我们必须考虑到世界的经验。</li>
      </ul>
      <text:p text:style-name="P4">
他还表达了这样的观点，即国家英雄和国家纪念公墓的万神殿应该是不同的地点。</text:p>
      <text:p text:style-name="P4">
其他参与者谈到了针对万神殿形成问题的概念方法，需要在乌克兰地区开始此类纪念馆的必要性，即引入了参观著名人物的万神殿，以向外国代表团的计划和国民代表团的计划。青年教育。 有关此的更多信息 - 在以下材料中。</text:p>
      <text:p text:style-name="P4">
<text:a xlink:type="simple" xlink:href="https://armyinform.com.ua/wp-content/uploads/2023/04/zal-01.jpg" text:style-name="Internet_20_link" text:visited-style-name="Visited_20_Internet_20_Link">
!(Images/AРМІЯINFORM/2023-04-19T96-00-00-04-00/zal-01-150x150.jpg)</text:a>
</text:p>
      <text:p text:style-name="P4">
<text:a xlink:type="simple" xlink:href="https://armyinform.com.ua/wp-content/uploads/2023/04/zal-02.jpg" text:style-name="Internet_20_link" text:visited-style-name="Visited_20_Internet_20_Link">
<draw:frame draw:style-name="fr1" draw:name="Image406" text:anchor-type="as-char" svg:width="6.9236in" svg:height="6.9236in" draw:z-index="0">
<draw:image xlink:href="../Images/AРМІЯINFORM/2023-04-19T96-00-00-04-00/zal-02-150x150.jpg" xlink:type="simple" xlink:show="embed" xlink:actuate="onLoad" draw:mime-type="image/jpeg"/>
</draw:frame>
</text:a>
R.S。：_krugy Table是由陆军信息局在乌克兰电视台和无线电广播委员会的协助下组织的。</text:p>
      <text:p text:style-name="P4">
<text:span text:style-name="T4">
照片Dmitry Yurchenko </text:span>
</text:p>
      <text:p text:style-name="P4">
News Source: <text:a xlink:type="simple" xlink:href="https://armyinform.com.ua/2023/04/19/panteon-geroyiv-yak-uvikovichyty-pamyat/" text:style-name="Internet_20_link" text:visited-style-name="Visited_20_Internet_20_Link">
https://armyinform.com.ua/2023/04/19/panteon-geroyiv-yak-uvikovichyty-pamyat/</text:a>
</text:p>
      <!--NEWS-->
      <text:h text:style-name="P10" text:outline-level="1">
<text:span text:style-name="T4">
乌克兰和世界反对俄罗斯的侵略。 行动中的制裁</text:span>
</text:h>
      <text:p text:style-name="P4">
作者: ['АРМІЯINFORM']</text:p>
      <text:p text:style-name="P4">
时间: 2023-04-19T97:00:00-04:00</text:p>
      <text:p text:style-name="P4">
描述: Служба зовнішньої розвідки України продовжує розповідати про санкції та інші дії...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图片: ['<text:a xlink:type="simple" xlink:href="https://armyinform.com.ua/wp-content/uploads/2022/03/photo5289480296833597448-1.jpg" text:style-name="Internet_20_link" text:visited-style-name="Visited_20_Internet_20_Link">
photo5289480296833597448-1.jpg</text:a>
']</text:p>
      <text:p text:style-name="P4">
标签: ['АНТИРОСІЙСЬКІ САНКЦІЇ', 'СЛУЖБА ЗОВНІШНЬОЇ РОЗВІДКИ УКРАЇНИ']</text:p>
      <text:p text:style-name="P4">
类别: News</text:p>
      <!--METADATA-->
      <text:p text:style-name="P4">
<draw:frame draw:style-name="fr1" draw:name="Image407" text:anchor-type="as-char" svg:width="6.9236in" svg:height="3.894525in" draw:z-index="0">
<draw:image xlink:href="../Images/AРМІЯINFORM/2023-04-19T97-00-00-04-00/photo5289480296833597448-1.jpg" xlink:type="simple" xlink:show="embed" xlink:actuate="onLoad" draw:mime-type="image/jpeg"/>
</draw:frame>
乌克兰的外国情报服务<text:a xlink:type="simple" xlink:href="https://www.facebook.com/SZRUkraine/posts/pfbid02KqZi5be45h6Mcaui7UyUu6QyatrWb74KybLc9WdqyxFd9c8w2UMNdsJPWTkT4n79l" text:style-name="Internet_20_link" text:visited-style-name="Visited_20_Internet_20_Link">
继续告诉</text:a>
国际社会对恐怖分子国家的制裁和其他行动。</text:p>
      <text:p text:style-name="P4">
<text:span text:style-name="T4">
截至2023年4月19日的情况</text:span>
</text:p>
      <text:p text:style-name="P4">
G7外国外交大臣警告说，那些帮助俄罗斯的人对乌克兰有恶性，将付出高昂的代价。</text:p>
      <text:p text:style-name="P4">
美国国务卿安东尼·布林肯(Anthony Blinken)在会见日本外交部长G7后说，俄罗斯应不决定进一步的侵略。 <text:span text:style-name="T5">
“这包括增加制裁和出口控制措施，这将向俄罗斯施加压力，限制其发动战争的能力，对制裁的迫害，无论他们被隐藏在哪里，拒绝核勒索都是起诉战争犯罪的蚊子，” </text:span>
-眨眼说。</text:p>
      <text:p text:style-name="P4">
由于对乌克兰的侵略战争，波兰提出了针对俄罗斯进行新制裁的提议。 华沙的提议包括通过多诺尼友谊油管道的北部停止进口俄罗斯石油。 它还设想停止俄罗斯钻石和天然气的进口，包括液化天然气以及核能合作的限制。</text:p>
      <text:p text:style-name="P4">
_“我们将支持他们并为他们提供支持，我们敦促全世界也为乌克兰提供这种支持，直到这场战争确实超过了俄罗斯的胜利。 俄罗斯不能赢得这场战争。 如果俄罗斯赢得了这一胜利，它将攻击更多国家。</text:p>
      <text:p text:style-name="P4">
波兰建议开设一个在其领土上的导弹系统培训中心的培训中心。</text:p>
      <text:p text:style-name="P4">
美国检察官梅里克·加林伦德(Merrick Garllend)宣布任命一名律师检察官，以调查针对乌克兰骚扰的侵略性，以及乌克兰大使馆的永久法律顾问，以“从许多困难的司法部门的困难问题中为这项工作提供帮助”。</text:p>
      <text:p text:style-name="P4">
从“限制性响应”的概念中(通过报复来威慑)北约通过预防来克制(否认威慑)俄罗斯对联盟的侵略的可能性。</text:p>
      <text:p text:style-name="P4">
英国和德国的空军在芬兰湾和波罗的海上共同拦截了三个俄罗斯洞。</text:p>
      <text:p text:style-name="P4">
欧盟理事会批准了欧洲委员会将欧盟移动漫游扩展到乌克兰的提议。波兰已开始在与卡林宁格地区边界的边界建立电子屏障。</text:p>
      <text:p text:style-name="P4">
立陶宛计划允许来自第三国的律师，尤其是来自乌克兰的律师，在该国提供法律服务并使用倡导的保证。</text:p>
      <text:p text:style-name="P4">
立陶宛总理英格里德·西蒙妮(Ingrid Shimonite)表示，俄罗斯宣传信息有关俄罗斯联邦独裁者访问乌克兰暂时占领的领土的访问与埃思里的领土，以将普京与普京总统与弗拉基米尔·泽伦斯基(Vladimir Zelensky)进行比较，以克服占领者的撤退军队。</text:p>
      <text:p text:style-name="P4">
拉脱维亚执法人员在国际上搜寻了拉特维亚莱克斯夫·马里舍夫的公民，他参加了针对乌克兰的敌对行动。</text:p>
      <text:p text:style-name="P4">
<text:span text:style-name="T4">
 rf </text:span>
</text:p>
      <text:p text:style-name="P4">
塞浦路斯银行最大的塞浦路斯银行已派俄罗斯客户在两个月内涵盖其帐户。</text:p>
      <text:p text:style-name="P4">
绝对伏特加酒的瑞典生产商宣布，决定停止将其产品出口到俄罗斯。</text:p>
      <text:p text:style-name="P4">
好!品牌完成了俄罗斯的肯德基网络销售，并表示它完全来自俄罗斯联邦。</text:p>
      <text:p text:style-name="P4">
俄罗斯政府正在准备为寻求购买其资产并离开俄罗斯的外国公司每月汇率限制。 同时，美食家的负责人试图向俄罗斯人放心，并指出，该银行“未计划在引入额外的货币限制中，也许是一些“调整”。</text:p>
      <text:p text:style-name="P4">
中国的Sitrak卡车占据了俄罗斯新货车市场的18％，Shacman -10.5％。 正是这些品牌占据了俄罗斯联邦租赁卡车的第一名，这是由于LHI  - 俄罗斯kamaz的质量较高和成本较低。</text:p>
      <text:p text:style-name="P4">
通过国际制裁失去了出口市场的俄罗斯聚合物处理器已吸引政府施加“障碍”职责(超过20％)关于成品进口产品，主要来自中国，并在材料和配件上“点燃”进口率。 在“友好”国家，俄罗斯生产这一细分市场介绍了20-35％的职责。</text:p>
      <text:p text:style-name="P4">
俄罗斯联邦的检察官办公室认识到国际生态基金“贝隆”的俄罗斯“不必要的”活动，该活动有助于在科尔斯基半岛的前海军基地安全存储核材料和放射性废物。</text:p>
      <text:p text:style-name="P4">
自今年年初以来，俄罗斯联邦的美元成本增加了13卢布，仅是4月份的职责 - 超过4卢布。从4月18日起，整个银行停止为俄罗斯人开设外币帐户。</text:p>
      <text:p text:style-name="P4">
运输部警告说，与缺乏政府关于补贴运输的决定有关，空中票价上涨了15-30％。 2022年，政府提供了1000亿卢布以支持Avigaluga，今年没有免费的货币。</text:p>
      <text:p text:style-name="P4">
俄罗斯联邦首都的军事专员说，在测试模式下通过“ hosorugs”门户的故事将从乌姆斯基夫开始邮寄。</text:p>
      <text:p text:style-name="P4">
俄罗斯联邦戈苏玛(Gossuma)的代表批准了终身叛国罪的终身监禁，并批准了第三读中法律的修正案。</text:p>
      <text:p text:style-name="P4">
库特波夫(Kutepov)提议确定正在与乌克兰作战的占领者，即“社会脆弱的类别”，以便他们能够在其中雇用，俄罗斯经济政策联合会联合会苏联委员会负责社会创业领域。</text:p>
      <text:p text:style-name="P4">
五月假期在索契租用公寓或房屋将使俄罗斯的价格比去年同期高25％。</text:p>
      <text:p text:style-name="P4">
Respublika Belorus国家Sovranius的代表宫已批准了有关法律法律法律的新阅读。 它加强了从国家机构负责人以及提供国家机构活动和技术服务的国家组织和雇员的负责人的偏离程序，这些程序被接受了国家地区。 还确定，征兵的延期将被释放给仅在全日制表格出国学习的公民，并已进入18岁以下的上述教育机构。</text:p>
      <text:p text:style-name="P4">
众议院还考虑了对媒体法的修正案，如果他们的州阻碍了白俄罗斯媒体的材料分布，他们提供了在白俄罗斯进行验证的“在外国媒体上做出决定”的机会。</text:p>
      <text:p text:style-name="P4">
如果一年前，明斯克的私人公司为81.5％，现在为79.3％。 明斯克地区的预算税收入已下跌至1.254亿。 消费税两次 - 高达7260万卢布。 有效税收的收据减少了1.7倍。</text:p>
      <text:p text:style-name="P4">
戈梅尔地区的Svetlogogorsky区法院认可了“从同学”中的极端主义内容小组“ Belarus的新闻”。</text:p>
      <text:p text:style-name="P4">
News Source: <text:a xlink:type="simple" xlink:href="https://armyinform.com.ua/2023/04/19/ukrayina-i-svit-proty-rosijskoyi-agresiyi-sankcziyi-v-diyi-10/" text:style-name="Internet_20_link" text:visited-style-name="Visited_20_Internet_20_Link">
https://armyinform.com.ua/2023/04/19/ukrayina-i-svit-proty-rosijskoyi-agresiyi-sankcziyi-v-diyi-10/</text:a>
</text:p>
      <!--NEWS-->
      <text:h text:style-name="P10" text:outline-level="1">
<text:span text:style-name="T4">
检察官办公室有证据表明，通过</text:span>
</text:h>
      <text:p text:style-name="P4">
作者: ['АРМІЯINFORM']</text:p>
      <text:p text:style-name="P4">
时间: 2023-04-19T98:00:00-04:00</text:p>
      <text:p text:style-name="P4">
描述: 乌克兰人的官方官员拒绝了雅基（Yaki），以直接是与乌克兰2022的战争，与乌克兰的战争是今天的最新新闻，与乌克兰2022年的新闻战争是今天的最后一场新闻乌克兰与俄罗斯之间的战争以及与乌克兰的战争在不久的将来是否会与乌克兰进行战争，今天与乌克兰的战争，今天与乌克兰的战争，乌克兰新闻，乌克兰媒体的乌克兰新闻，俄罗斯的乌克兰新闻在俄罗斯</text:p>
      <text:p text:style-name="P4">
图片: ['<text:a xlink:type="simple" xlink:href="https://armyinform.com.ua/wp-content/uploads/2023/04/photo_2023-04-19_22-13-23.jpg" text:style-name="Internet_20_link" text:visited-style-name="Visited_20_Internet_20_Link">
photo_2023-04-19_22-13-23.jpg</text:a>
']</text:p>
      <text:p text:style-name="P4">
标签: ['STOPRUSSIA', 'АНДРІЙ КОСТІН', 'ВОЄННІ ЗЛОЧИНИ ЗС РФ', 'ВТОРГНЕННЯ РФ', 'ГЕНЕРАЛЬНИЙ ПРОКУРОР УКРАЇНИ', 'КОНГРЕС США']</text:p>
      <text:p text:style-name="P4">
类别: News</text:p>
      <!--METADATA-->
      <text:p text:style-name="P4">
<draw:frame draw:style-name="fr1" draw:name="Image408" text:anchor-type="as-char" svg:width="6.9236in" svg:height="5.008792in" draw:z-index="0">
<draw:image xlink:href="../Images/AРМІЯINFORM/2023-04-19T98-00-00-04-00/photo_2023-04-19_22-13-23.jpg" xlink:type="simple" xlink:show="embed" xlink:actuate="onLoad" draw:mime-type="image/jpeg"/>
</draw:frame>
乌克兰检察长办公室收到了证据，表明俄罗斯特殊服务直接遵守酷刑部队对乌克兰领土的占领部队以及对人民的大规模酷刑委员会。</text:p>
      <text:p text:style-name="P4">
关于它<text:a xlink:type="simple" xlink:href="https://www.gp.gov.ua/ua/posts/zvernennya-generalnogo-prokurora-andriya-kostina-do-komitetu-iz-zakordonnix-sprav-palati-predstavnikiv-kongresu-ssa" text:style-name="Internet_20_link" text:visited-style-name="Visited_20_Internet_20_Link">
陈述</text:a>
在美国国会的听证会上，乌克兰安德里·科斯汀(Andriy Kostin)的检察长。</text:p>
      <text:p text:style-name="P4">
“在调查过程中，我们发现了相关的财务文件，即折磨者与俄罗斯特殊服务之间的直接沟通。 这是一个明确的证据表明，酷刑政策是莫斯科调整乌克兰人的刑事计划的一部分。”他说。</text:p>
      <text:p text:style-name="P4">
他告知国会议员，乌克兰的调查人员只有在赫尔森和Oblast遭受了大约20种此类酷刑，而经过这一折磨的人则有超过一千人。</text:p>
      <text:p text:style-name="P4">
News Source: <text:a xlink:type="simple" xlink:href="https://armyinform.com.ua/2023/04/19/genprokuratura-maye-dokazy-finansuvannya-kativen-v-ukrayini-speczsluzhbamy-rosiyi/" text:style-name="Internet_20_link" text:visited-style-name="Visited_20_Internet_20_Link">
https://armyinform.com.ua/2023/04/19/genprokuratura-maye-dokazy-finansuvannya-kativen-v-ukrayini-speczsluzhbamy-rosiyi/</text:a>
</text:p>
      <!--NEWS-->
      <text:h text:style-name="P10" text:outline-level="1">
<text:span text:style-name="T4">
Коротко. Війна. День 420. Відеодайджест</text:span>
</text:h>
      <text:p text:style-name="P4">
作者: ['АРМІЯINFORM']</text:p>
      <text:p text:style-name="P4">
时间: 2023-04-19T99:00:00-04:00</text:p>
      <text:p text:style-name="P4">
描述: 杰罗：GS ZS乌克兰与乌克兰2022年战争，与乌克兰的最新消息，今天与乌克兰2022年的新闻战争，今天的最后一场战争，乌克兰和俄罗斯之间以及俄罗斯之间的战争以及2022年与乌克兰的战争将是与乌克兰的战争。将在不久的将来与乌克兰发动战争，说，与乌克兰的战争，今天的乌克兰新闻，乌克兰的新闻，乌克兰媒体的俄罗斯媒体</text:p>
      <text:p text:style-name="P4">
图片: ['<text:a xlink:type="simple" xlink:href="https://armyinform.com.ua/wp-content/uploads/2023/04/444444.jpg" text:style-name="Internet_20_link" text:visited-style-name="Visited_20_Internet_20_Link">
444444.jpg</text:a>
']</text:p>
      <text:p text:style-name="P4">
标签: ['STOPRUSSIA', 'ВІДЕОДАЙДЖЕСТ', 'ВТОРГНЕННЯ РФ', 'ГШ ЗС УКРАЇНИ']</text:p>
      <text:p text:style-name="P4">
类别: News</text:p>
      <!--METADATA-->
      <text:p text:style-name="P4">
<draw:frame draw:style-name="fr1" draw:name="Image409" text:anchor-type="as-char" svg:width="6.9236in" svg:height="3.732974in" draw:z-index="0">
<draw:image xlink:href="../Images/AРМІЯINFORM/2023-04-19T99-00-00-04-00/444444.jpg" xlink:type="simple" xlink:show="embed" xlink:actuate="onLoad" draw:mime-type="image/jpeg"/>
</draw:frame>
<text:span text:style-name="T5">
derello：<text:a xlink:type="simple" xlink:href="https://www.facebook.com/GeneralStaff.ua/videos/1307142453230813/" text:style-name="Internet_20_link" text:visited-style-name="Visited_20_Internet_20_Link">
乌克兰GSC</text:a>
</text:span>
</text:p>
      <text:p text:style-name="P4">
News Source: <text:a xlink:type="simple" xlink:href="https://armyinform.com.ua/2023/04/19/korotko-vijna-den-420-videodajdzhest/" text:style-name="Internet_20_link" text:visited-style-name="Visited_20_Internet_20_Link">
https://armyinform.com.ua/2023/04/19/korotko-vijna-den-420-videodajdzhest/</text:a>
</text:p>
      <!--NEWS-->
      <text:h text:style-name="P10" text:outline-level="1">
<text:span text:style-name="T4">
在袭击乌克兰的11个“ shahmed”中，反协作被击倒了10个。</text:span>
</text:h>
      <text:p text:style-name="P4">
作者: Ukrinform (Person)</text:p>
      <text:p text:style-name="P4">
出版商: Укринформ (Organization)</text:p>
      <text:p text:style-name="P4">
出版时间: 2023-04-20T-31:59:00+03:00</text:p>
      <text:p text:style-name="P4">
修改时间: 2023-04-20T00:59:00+03:00</text:p>
      <text:p text:style-name="P4">
描述: 武装部队的防空导弹部队的单位被击倒了11个敌对的“沙哈内德”中的10人，该部队在星期四晚上袭击了乌克兰。  - 乌克林。</text:p>
      <text:p text:style-name="P4">
图片: ["<text:a xlink:type="simple" xlink:href="https://static.ukrinform.com/photos/2022_10/thumb_files/630_360_1666840949-675.jpg" text:style-name="Internet_20_link" text:visited-style-name="Visited_20_Internet_20_Link">
630_360_16668...</text:a>
", "<text:a xlink:type="simple" xlink:href="https://static.ukrinform.com/photos/2023_04/1681941668-320.jpeg" text:style-name="Internet_20_link" text:visited-style-name="Visited_20_Internet_20_Link">
1681941668-32...</text:a>
"]</text:p>
      <text:p text:style-name="P4">
标签: ['Повітряні сили ЗСУ', 'Війна з росією', '#stoprussia', 'ППО', 'Дрон-камікадзе']</text:p>
      <text:p text:style-name="P4">
类型: Article</text:p>
      <!--METADATA-->
      <text:p text:style-name="P4">
<draw:frame draw:style-name="fr1" draw:name="Image410" text:anchor-type="as-char" svg:width="6.9236in" svg:height="3.947448in" draw:z-index="0">
<draw:image xlink:href="../Images/yкринформ/2023-04-20T-31-59-00-03-00/630_360_1666840949-675.jpg" xlink:type="simple" xlink:show="embed" xlink:actuate="onLoad" draw:mime-type="image/jpeg"/>
</draw:frame>
武装部队的防空导弹部队的单位被击倒了11个敌对的“ Shahaned”中的10人，该部队于周四晚上开除了乌克兰。</text:p>
      <text:p text:style-name="P4">
这是在[]中报道的(https://t.me/kpszsu/2478)据报道，武装部队的空军。</text:p>
      <text:p text:style-name="P4">
<draw:frame draw:style-name="fr1" draw:name="Image411" text:anchor-type="as-char" svg:width="6.9236in" svg:height="6.9236in" draw:z-index="0">
<draw:image xlink:href="../Images/yкринформ/2023-04-20T-31-59-00-03-00/1681941668-320.jpeg" xlink:type="simple" xlink:show="embed" xlink:actuate="onLoad" draw:mime-type="image/jpeg"/>
</draw:frame>
“今晚，敌人再次袭击了冲击无人机和管理空气篮板。东空中司令部的反射器导弹部队的单位被摧毁了11 []中的10个<text:a xlink:type="simple" xlink:href="https://www.ukrinform.ua/tag-dron" text:style-name="Internet_20_link" text:visited-style-name="Visited_20_Internet_20_Link">
</text:a>
“， - 消息说。</text:p>
      <text:p text:style-name="P4">
<text:span text:style-name="T4">
另请阅读：</text:span>
 <text:a xlink:type="simple" xlink:href="https://www.ukrinform.ua/rubric-ato/3698161-robimo-vse-abi-zbilsuvati-mozlivist-zahisatisa-vid-udariv-rf-zelenskij.html" text:style-name="Internet_20_link" text:visited-style-name="Visited_20_Internet_20_Link">
</text:a>
正如乌克林福姆报道的，在KMVA <text:a xlink:type="simple" xlink:href="https://www.ukrinform.ua/rubric-kyiv/3698159-u-kmva-poasnili-pricinu-spalahu-nad-kievom-padav-suputnik-nasa.html" text:style-name="Internet_20_link" text:visited-style-name="Visited_20_Internet_20_Link">
</text:a>
NASA卫星的倒塌。</text:p>
      <text:p text:style-name="P4">
<text:span text:style-name="T5">
照片说明性</text:span>
</text:p>
      <text:p text:style-name="P4">
News Source: <text:a xlink:type="simple" xlink:href="https://www.ukrinform.ua/rubric-ato/3698164-povitrani-sili-zbili-blizko-10-sahediv-na-pivdennoshidnomu-napramku.html" text:style-name="Internet_20_link" text:visited-style-name="Visited_20_Internet_20_Link">
https://www.ukrinform.ua/rubric-ato/3698164-povitrani-sili-zbili-blizko-10-sahediv-na-pivdennoshidnomu-napramku.html</text:a>
</text:p>
      <!--NEWS-->
      <text:h text:style-name="P10" text:outline-level="1">
<text:span text:style-name="T4">
奥地利支持乌克兰作为欧安组织（OSCE）的一部分 - 乌克兰（OSCE）</text:span>
</text:h>
      <text:p text:style-name="P4">
作者: Ukrinform (Person)</text:p>
      <text:p text:style-name="P4">
出版商: Укринформ (Organization)</text:p>
      <text:p text:style-name="P4">
出版时间: 2023-04-20T-33:53:00+03:00</text:p>
      <text:p text:style-name="P4">
修改时间: 2023-04-20T00:53:00+03:00</text:p>
      <text:p text:style-name="P4">
描述: 作为乌克兰OSCE支持计划的一部分，奥地利已经为乌克兰的人道主义侵犯做出了贡献，但也考虑了乌克兰领土的其他选择。  - 乌克林。</text:p>
      <text:p text:style-name="P4">
图片: ["<text:a xlink:type="simple" xlink:href="https://static.ukrinform.com/photos/2023_04/thumb_files/630_360_1681917130-784.jpg" text:style-name="Internet_20_link" text:visited-style-name="Visited_20_Internet_20_Link">
630_360_16819...</text:a>
"]</text:p>
      <text:p text:style-name="P4">
标签: ['Австрія', 'МЗС', 'ОБСЄ', 'Розмінування', 'Шалленберг']</text:p>
      <text:p text:style-name="P4">
类型: Article</text:p>
      <!--METADATA-->
      <text:p text:style-name="P4">
<draw:frame draw:style-name="fr1" draw:name="Image412" text:anchor-type="as-char" svg:width="6.9236in" svg:height="3.956343in" draw:z-index="0">
<draw:image xlink:href="../Images/yкринформ/2023-04-20T-33-53-00-03-00/630_360_1681917130-784.jpg" xlink:type="simple" xlink:show="embed" xlink:actuate="onLoad" draw:mime-type="image/jpeg"/>
</draw:frame>
作为乌克兰OSCE支持计划的一部分，奥地利人为乌克兰的人道主义侵犯做出了贡献，但也考虑了涉及乌克兰领土的其他选择。</text:p>
      <text:p text:style-name="P4">
这是在[]中指出的(https://www.ukrinform.ua/rubric-world/3698040-aleksander-sallenberg-ministr-zakordonnih-sprav-avstrii.html)外国高地大臣亚历山大·汉德伯格(Alexander Sharllenberg)。</text:p>
      <text:p text:style-name="P4">
他说：“我们已经迅速回应了乌克兰政府的呼吁，以支持乌干达主义的支持。奥地利已经为乌克兰的人道主义启动做出了贡献，这是乌克兰OSCE支持计划的一部分。”</text:p>
      <text:p text:style-name="P4">
<text:span text:style-name="T4">
另请阅读：</text:span>
 <text:a xlink:type="simple" xlink:href="https://www.ukrinform.ua/rubric-uarazom/3606056-derzaviucasnici-obse-zapustili-programu-pidtrimki-dla-ukraini.html" text:style-name="Internet_20_link" text:visited-style-name="Visited_20_Internet_20_Link">
<text:span text:style-name="T4">
 OSCE </text:span>
 <text:span text:style-name="T4">
 </text:span>
启动<text:span text:style-name="T4">
 </text:span>
 <text:span text:style-name="T4">
程序</text:span>
 <text:span text:style-name="T4">
支持</text:span>
 <text:span text:style-name="T4">
 </text:span>
 <text:span text:style-name="T4">
 </text:span>
 <text:span text:style-name="T4">
 </text:span>
 for <text:span text:style-name="T4">
** ucraine </text:span>
</text:a>
同时，外交大臣补充说，奥地利方面正在考虑其他变体，以帮助乌克兰脱颖而出。</text:p>
      <text:p text:style-name="P4">
正如乌克林福姆报道的那样，2022年8月2日，俄亥俄州劳氏塔格秘书秘书赫尔加·施密德(Helga Schmid)现任主席宣布了一项新的Osssslillal计划。 该计划设想实施约25个项目，将支持乌克兰在Demining，环境保护和人道主义需求等领域。</text:p>
      <text:p text:style-name="P4">
<text:span text:style-name="T4">
另请阅读：</text:span>
 <text:a xlink:type="simple" xlink:href="https://www.ukrinform.ua/rubric-polytics/3698138-nejtralitet-avstrii-zodnim-cinom-ne-zavazae-nasij-solidarnosti-z-ukrainou-sallenberg.html" text:style-name="Internet_20_link" text:visited-style-name="Visited_20_Internet_20_Link">
<text:span text:style-name="T4">
 hallenberg </text:span>
</text:a>
2023年2月1日，沃罗迪米尔·泽伦斯基(Volodymyr Zelensky)总统在基辅新闻发布会主席联合主席时说，奥地利可以通过抗反酮系统，无线电系统和脱皮来帮助乌克兰。</text:p>
      <text:p text:style-name="P4">
4月14日，奥地利联邦总统亚历山大·范·德·贝伦(Alexander van der Bellen)在与波兰·安德烈·杜达(Poland Andrzej Duda)总统的联合新闻发布会上报告说，政府正在努力在乌克兰矿工中向乌克兰提供援助的问题，他亲自监视了该问题。是“没有忘记”。</text:p>
      <text:p text:style-name="P4">
News Source: <text:a xlink:type="simple" xlink:href="https://www.ukrinform.ua/rubric-vidbudova/3698144-avstria-pidtrimue-rozminuvanna-v-ukraini-v-ramkah-programi-obse-sallenberg.html" text:style-name="Internet_20_link" text:visited-style-name="Visited_20_Internet_20_Link">
https://www.ukrinform.ua/rubric-vidbudova/3698144-avstria-pidtrimue-rozminuvanna-v-ukraini-v-ramkah-programi-obse-sallenberg.html</text:a>
</text:p>
      <!--NEWS-->
      <text:h text:style-name="P10" text:outline-level="1">
<text:span text:style-name="T4">
美国司法部正在积极调查俄罗斯针对乌克兰的罪行 - 副检察官</text:span>
</text:h>
      <text:p text:style-name="P4">
作者: Ukrinform (Person)</text:p>
      <text:p text:style-name="P4">
出版商: Укринформ (Organization)</text:p>
      <text:p text:style-name="P4">
出版时间: 2023-04-20T-35:37:00+03:00</text:p>
      <text:p text:style-name="P4">
修改时间: 2023-04-20T00:37:00+03:00</text:p>
      <text:p text:style-name="P4">
描述: 由于安全立法，美国已经对乌克兰的战争获得了“至关重要的”情报，该法规允许政府通过无逮捕证通过通讯收集外国通讯。  - 乌克林。</text:p>
      <text:p text:style-name="P4">
图片: ["<text:a xlink:type="simple" xlink:href="https://static.ukrinform.com/photos/2023_04/thumb_files/630_360_1681940767-721.jpg" text:style-name="Internet_20_link" text:visited-style-name="Visited_20_Internet_20_Link">
630_360_16819...</text:a>
"]</text:p>
      <text:p text:style-name="P4">
标签: ['Генпрокурор', "Мін'юст", 'США', 'Російські військові', 'Воєнні злочини', 'Війна з росією']</text:p>
      <text:p text:style-name="P4">
类型: Article</text:p>
      <!--METADATA-->
      <text:p text:style-name="P4">
<draw:frame draw:style-name="fr1" draw:name="Image413" text:anchor-type="as-char" svg:width="6.9236in" svg:height="3.956343in" draw:z-index="0">
<draw:image xlink:href="../Images/yкринформ/2023-04-20T-35-37-00-03-00/630_360_1681940767-721.jpg" xlink:type="simple" xlink:show="embed" xlink:actuate="onLoad" draw:mime-type="image/jpeg"/>
</draw:frame>
由于安全性，美国已经对乌克兰战争的“至关重要”情报了，这使政府可以通过逮捕令收集外国信息，而无需逮捕证。</text:p>
      <text:p text:style-name="P4">
乌克利福姆(Ukrinform(https://edition.cnn.com/europe/live-news/russia-ukraine-war-news-04-19-23/index.html)。</text:p>
      <text:p text:style-name="P4">
外国情报服务监督的法律使政府萨沙姆斯莫格(Sashamsmog)接收有关使用美国传播服务的国外非美国人的信息。</text:p>
      <text:p text:style-name="P4">
摩纳哥说：“谈到这场冲突以及俄罗斯在乌克兰所做的事情时，至关重要。” 她说，《法律》第702条“有助于在乌克兰造成可怕的暴行，包括杀害平民，由俄罗斯军事难民从俄罗斯占领的乌克兰占领到俄罗斯的迫使儿童逃避暴力。”</text:p>
      <text:p text:style-name="P4">
<text:span text:style-name="T4">
另请阅读：</text:span>
 <text:a xlink:type="simple" xlink:href="https://www.ukrinform.ua/rubric-ato/3697229-stati-vidpravlat-prokurora-v-gaagu-akij-zosereditsa-na-zlocinah-rf-proti-ukraini.html" text:style-name="Internet_20_link" text:visited-style-name="Visited_20_Internet_20_Link">
</text:a>
该部通过法律收到的信息“帮助我们作为一个国家和一个国家安全社区加强了为乌克兰负责的难题的努力，使我们能够自信，准确，准确，准确，准确，准确，准确，准确地与国际社会有关俄罗斯有关俄罗斯暴行”，强调。</text:p>
      <text:p text:style-name="P4">
她还表示焦虑，在某些领域，司法部一直在掌握资源和权力，以对俄罗斯采取更决定性的行动。</text:p>
      <text:p text:style-name="P4">
她强调，该部正在进行“积极调查” <text:a xlink:type="simple" xlink:href="https://www.ukrinform.ua/tag-vijskovi-zlocini" text:style-name="Internet_20_link" text:visited-style-name="Visited_20_Internet_20_Link">
</text:a>
在战争期间犯下的“尽可能快地移动”，并希望将其努力作为迫害，以授予联邦管辖权的“反动力犯罪”。</text:p>
      <text:p text:style-name="P4">
“我们负担不起 - 我们不允许军事罪犯避免对乌克兰所做的侵略和暴行的责任，”多纳拉瓦(Donalava)。</text:p>
      <text:p text:style-name="P4">
<text:span text:style-name="T4">
另请阅读：</text:span>
 <text:a xlink:type="simple" xlink:href="https://www.ukrinform.ua/rubric-ato/3696946-v-ofisi-ombudsmena-e-desatki-video-strat-ukrainskih-vijskovih-rosianami.html" text:style-name="Internet_20_link" text:visited-style-name="Visited_20_Internet_20_Link">
</text:a>
摩纳哥还表示，美国政府正在考虑使用冻结司法部的俄罗斯寡头的使用来支持乌克兰。她解释说，这意味着“数百万美元”不能转移到乌克兰。</text:p>
      <text:p text:style-name="P4">
副检察长说：“如果我们的机会不扩大，我们将把钱放在桌子上……”，并补充说，司法部希望毕业大会以适当的权力到办公室。寡头为乌克兰的修复付出了代价。”</text:p>
      <text:p text:style-name="P4">
<text:span text:style-name="T4">
另请阅读：</text:span>
 <text:a xlink:type="simple" xlink:href="https://www.ukrinform.ua/rubric-polytics/3697972-kostin-u-ssa-spectribunal-sodo-agresii-rf-mae-buti-stvorenij-na-bazi-rezolucii-genasamblei-oon.html" text:style-name="Internet_20_link" text:visited-style-name="Visited_20_Internet_20_Link">
</text:a>
国会继续讨论延长法律的权宜之计，该法律于2023年底结束。</text:p>
      <text:p text:style-name="P4">
<text:span text:style-name="T5">
foto：Kevin Dietsch/Getty Images/tns</text:span>
</text:p>
      <text:p text:style-name="P4">
News Source: <text:a xlink:type="simple" xlink:href="https://www.ukrinform.ua/rubric-ato/3698166-minust-ssa-aktivno-rozslidue-rosijski-zlocini-proti-ukraini-zastupnica-genprokurora.html" text:style-name="Internet_20_link" text:visited-style-name="Visited_20_Internet_20_Link">
https://www.ukrinform.ua/rubric-ato/3698166-minust-ssa-aktivno-rozslidue-rosijski-zlocini-proti-ukraini-zastupnica-genprokurora.html</text:a>
</text:p>
      <!--NEWS-->
      <text:h text:style-name="P10" text:outline-level="1">
<text:span text:style-name="T4">
主席：沃尔林增强了整个州的安全</text:span>
</text:h>
      <text:p text:style-name="P4">
作者: Ukrinform (Person)</text:p>
      <text:p text:style-name="P4">
出版商: Укринформ (Organization)</text:p>
      <text:p text:style-name="P4">
出版时间: 2023-04-20T-37:18:11+03:00</text:p>
      <text:p text:style-name="P4">
修改时间: 2023-04-20T00:18:11+03:00</text:p>
      <text:p text:style-name="P4">
描述: 沃尔林（Volyn）表现出了真正的力量，这在该地区如何提高整个国家的安全性方面感觉到这一点。  - 乌克林。</text:p>
      <text:p text:style-name="P4">
图片: ["<text:a xlink:type="simple" xlink:href="https://static.ukrinform.com/photos/2023_03/thumb_files/630_360_1678962741-175.jpeg" text:style-name="Internet_20_link" text:visited-style-name="Visited_20_Internet_20_Link">
630_360_16789...</text:a>
"]</text:p>
      <text:p text:style-name="P4">
标签: ['Прикордонники', 'Волинь', 'Кордон', 'Зеленський', 'Війна з росією', '#stoprussia']</text:p>
      <text:p text:style-name="P4">
类型: Article</text:p>
      <!--METADATA-->
      <text:p text:style-name="P4">
<draw:frame draw:style-name="fr1" draw:name="Image414" text:anchor-type="as-char" svg:width="6.9236in" svg:height="3.956343in" draw:z-index="0">
<draw:image xlink:href="../Images/yкринформ/2023-04-20T-37-18-11-03-00/630_360_1678962741-175.jpeg" xlink:type="simple" xlink:show="embed" xlink:actuate="onLoad" draw:mime-type="image/jpeg"/>
</draw:frame>
Volyn将表现出真正的力量，这是该地区增强整个州自由状态的方式。</text:p>
      <text:p text:style-name="P4">
乌克兰沃迪米尔Zelenskyy总统在[]中说了这一点(https://www.youtube.com/watch?v=g35KpVTT4Zo)，报道乌克林福姆。</text:p>
      <text:p text:style-name="P4">
<text:span text:style-name="T5">
viso：<text:a xlink:type="simple" xlink:href="https://t.me/OP_UA/9290" text:style-name="Internet_20_link" text:visited-style-name="Visited_20_Internet_20_Link">
</text:a>
</text:span>
</text:p>
      <text:p text:style-name="P4">
“我从商务旅行回来。 今天是在沃尔林(Volyn) - 尤其是我们的边境警卫，尤其是与白俄罗斯(Belarus)。 边境布置，保护，边境领土的发展 - 许多问题。 沃尔林(Volyn)表现出了真正的力量，这在该地区如何提高整个国家的安全性方面感觉到。”</text:p>
      <text:p text:style-name="P4">
此外， <text:a xlink:type="simple" xlink:href="https://www.ukrinform.ua/tag-zelenskij" text:style-name="Internet_20_link" text:visited-style-name="Visited_20_Internet_20_Link">
 </text:a>
他移交给边防部队。 总统还报告说，乌克兰正在准备新的边防部队部队。</text:p>
      <text:p text:style-name="P4">
<text:span text:style-name="T4">
另请阅读：</text:span>
 <text:a xlink:type="simple" xlink:href="https://www.ukrinform.ua/rubric-ato/3697971-zelenskij-proviv-na-volini-naradu-sodo-oblastuvanna-ta-ohoroni-kordonu.html" text:style-name="Internet_20_link" text:visited-style-name="Visited_20_Internet_20_Link">
<text:span text:style-name="T4">
 Zelensky </text:span>
</text:a>
“随着我们所有的防御和安全部队，边防部队在前线战斗，包括最严重的地区。 巴赫穆特(Bakhmut)，一般顿涅茨克(Donetsk)。成功完成了数百个战斗任务的正确英雄。”他说。</text:p>
      <text:p text:style-name="P4">
正如乌克林福姆报道的那样，沃罗迪米尔总统Zelenskyy <text:a xlink:type="simple" xlink:href="https://www.ukrinform.ua/rubric-ato/3697946-zelenskij-vidvidav-kordon-ukraini-z-bilorussu-i-polseu.html" text:style-name="Internet_20_link" text:visited-style-name="Visited_20_Internet_20_Link">
</text:a>
乌克兰与白俄罗斯和波兰在沃尔林一起感谢乌克兰边境警卫对国家的保护。</text:p>
      <text:p text:style-name="P4">
<text:span text:style-name="T5">
foto：总统办公室</text:span>
</text:p>
      <text:p text:style-name="P4">
News Source: <text:a xlink:type="simple" xlink:href="https://www.ukrinform.ua/rubric-regions/3698163-prezident-volin-posilue-bezpeku-vsiei-derzavi.html" text:style-name="Internet_20_link" text:visited-style-name="Visited_20_Internet_20_Link">
https://www.ukrinform.ua/rubric-regions/3698163-prezident-volin-posilue-bezpeku-vsiei-derzavi.html</text:a>
</text:p>
      <!--NEWS-->
      <text:h text:style-name="P10" text:outline-level="1">
<text:span text:style-name="T4">
LH：“曼城”和“国际”成为比赛的第二个半决赛选手</text:span>
</text:h>
      <text:p text:style-name="P4">
作者: Ukrinform (Person)</text:p>
      <text:p text:style-name="P4">
出版商: Укринформ (Organization)</text:p>
      <text:p text:style-name="P4">
出版时间: 2023-04-20T-39:11:29+03:00</text:p>
      <text:p text:style-name="P4">
修改时间: 2023-04-20T00:11:29+03:00</text:p>
      <text:p text:style-name="P4">
描述: 曼彻斯特城和米兰国际阵线赢得了两场比赛的成绩，并进入了冠军联赛的1/2决赛。  - 乌克林。</text:p>
      <text:p text:style-name="P4">
图片: ["<text:a xlink:type="simple" xlink:href="https://static.ukrinform.com/photos/2023_04/thumb_files/630_360_1681938395-246.jpg" text:style-name="Internet_20_link" text:visited-style-name="Visited_20_Internet_20_Link">
630_360_16819...</text:a>
"]</text:p>
      <text:p text:style-name="P4">
标签: ['Баварія', 'Футбол', 'Ліга чемпіонів', 'Манчестер Сіті', 'Інтер Мілан']</text:p>
      <text:p text:style-name="P4">
类型: Article</text:p>
      <!--METADATA-->
      <text:p text:style-name="P4">
<draw:frame draw:style-name="fr1" draw:name="Image415" text:anchor-type="as-char" svg:width="6.9236in" svg:height="3.956343in" draw:z-index="0">
<draw:image xlink:href="../Images/yкринформ/2023-04-20T-39-11-29-03-00/630_360_1681938395-246.jpg" xlink:type="simple" xlink:show="embed" xlink:actuate="onLoad" draw:mime-type="image/jpeg"/>
</draw:frame>
曼城和米兰国际米兰赢得了两个垫子的成绩，并进入了冠军联赛的1/2决赛。</text:p>
      <text:p text:style-name="P4">
乌克林福姆报道，冠军联赛四分之一决赛的第二场比赛的比赛结束了。</text:p>
      <text:p text:style-name="P4">
曼彻斯特城与巴伐利亚打平局-1：1(3：1按两个点的数量). У складі «містян» відзначився Голланд. Мюнхенці відповіли голомКімміха.</text:p>
      <text:p text:style-name="P4">
У паралельному матчі «Інтер» і «Бенфіка» сильнішого не виявили - 3:3 (5：3两次会议的摘要).</text:p>
      <text:p text:style-name="P4">
<text:span text:style-name="T4">
Читайте також:</text:span>
 <text:a xlink:type="simple" xlink:href="https://www.ukrinform.ua/rubric-sports/3697683-lc-real-madrid-i-milan-projsli-do-cvertfinalu-zmagan.html" text:style-name="Internet_20_link" text:visited-style-name="Visited_20_Internet_20_Link">
 <text:span text:style-name="T4">
Реал</text:span>
 <text:span text:style-name="T4">
Мадрид</text:span>
 </text:a>
在曼彻斯特城的半决赛中，比赛将与“米兰”一起比赛。</text:p>
      <text:p text:style-name="P4">
照片：Twitter.com/mancity</text:p>
      <text:p text:style-name="P4">
News Source: <text:a xlink:type="simple" xlink:href="https://www.ukrinform.ua/rubric-sports/3698162-lc-mancester-siti-j-inter-stali-drugimi-pivfinalistami-turniru.html" text:style-name="Internet_20_link" text:visited-style-name="Visited_20_Internet_20_Link">
https://www.ukrinform.ua/rubric-sports/3698162-lc-mancester-siti-j-inter-stali-drugimi-pivfinalistami-turniru.html</text:a>
</text:p>
      <!--NEWS-->
      <text:h text:style-name="P10" text:outline-level="1">
<text:span text:style-name="T4">
在巴赫穆特（Bakhmut），有孩子 -  vereshchuk</text:span>
</text:h>
      <text:p text:style-name="P4">
作者: Ukrinform (Person)</text:p>
      <text:p text:style-name="P4">
出版商: Укринформ (Organization)</text:p>
      <text:p text:style-name="P4">
出版时间: 2023-04-20T-41:08:00+03:00</text:p>
      <text:p text:style-name="P4">
修改时间: 2023-04-20T00:08:00+03:00</text:p>
      <text:p text:style-name="P4">
描述: 在巴赫穆特（Bakhmut），顿涅茨克地区仍然是孩子，但是从那里撤离它们变得更加困难。  - 乌克林。</text:p>
      <text:p text:style-name="P4">
图片: ["<text:a xlink:type="simple" xlink:href="https://static.ukrinform.com/photos/2023_01/thumb_files/630_360_1673897824-865.png" text:style-name="Internet_20_link" text:visited-style-name="Visited_20_Internet_20_Link">
630_360_16738...</text:a>
"]</text:p>
      <text:p text:style-name="P4">
标签: ['Діти', 'Верещук', 'Єдині новини']</text:p>
      <text:p text:style-name="P4">
类型: Article</text:p>
      <!--METADATA-->
      <text:p text:style-name="P4">
<draw:frame draw:style-name="fr1" draw:name="Image416" text:anchor-type="as-char" svg:width="6.9236in" svg:height="3.956343in" draw:z-index="0">
<draw:image xlink:href="../Images/yкринформ/2023-04-20T-41-08-00-03-00/630_360_1673897824-865.png" xlink:type="simple" xlink:show="embed" xlink:actuate="onLoad" draw:mime-type="image/png"/>
</draw:frame>
在Bakhmutidnetsk地区，孩子们仍然留下来，但它开始撤离他们。</text:p>
      <text:p text:style-name="P4">
乌克林福姆报道，伊琳娜·弗雷什丘克(Irina Vereshchuk)谈到这是维奇里米尔(Viceremier) - 米尼斯特(Minister) - 临时联合领土的重新融入部长在单一的空中。</text:p>
      <text:p text:style-name="P4">
“在巴赫穆特仍然存在(儿童 -  ed。). Але ви знаєте, все важче і важче до нихдістатися. Ви ж знаєте, що робить ворог. Тому ми робимо все, щоб у наближенихселах якомога менше було дітей, і щоб якомога менше взагалі перебувало у зонібойових дій жінок, людей похилого віку, тих, хто не може собі зарадити», -сказала Верещук.</text:p>
      <text:p text:style-name="P4">
<text:span text:style-name="T5">
Відео: Телемарафон “Єдині новини”</text:span>
</text:p>
      <text:p text:style-name="P4">
<text:span text:style-name="T4">
Читайте також:</text:span>
 <text:a xlink:type="simple" xlink:href="https://www.ukrinform.ua/rubric-ato/3698010-zsu-strimuut-natisk-u-bahmuti-kudi-vorog-kinuv-najbilsu-kilkist-sil-sirskij.html" text:style-name="Internet_20_link" text:visited-style-name="Visited_20_Internet_20_Link">
 <text:span text:style-name="T4">
Бахмут</text:span>
 </text:a>
据报道，3月7日，部长的内阁批准了强迫倡议<text:a xlink:type="simple" xlink:href="https://www.ukrinform.ua/tag-evakuacia" text:style-name="Internet_20_link" text:visited-style-name="Visited_20_Internet_20_Link">
</text:a>
敌对行动的孩子。强制撤离的基础现在是代替他们或其他法律代表的决定。</text:p>
      <text:p text:style-name="P4">
News Source: <text:a xlink:type="simple" xlink:href="https://www.ukrinform.ua/rubric-society/3698037-u-bahmuti-dosi-zalisautsa-diti-veresuk.html" text:style-name="Internet_20_link" text:visited-style-name="Visited_20_Internet_20_Link">
https://www.ukrinform.ua/rubric-society/3698037-u-bahmuti-dosi-zalisautsa-diti-veresuk.html</text:a>
</text:p>
      <!--NEWS-->
      <text:h text:style-name="P10" text:outline-level="1">
<text:span text:style-name="T4">
在巴赫穆特（Bakhmut），有孩子 -  vereshchuk</text:span>
</text:h>
      <text:p text:style-name="P4">
作者: Ukrinform (Person)</text:p>
      <text:p text:style-name="P4">
出版商: Укринформ (Organization)</text:p>
      <text:p text:style-name="P4">
出版时间: 2023-04-20T00:08:00+03:00</text:p>
      <text:p text:style-name="P4">
修改时间: 2023-04-20T00:08:00+03:00</text:p>
      <text:p text:style-name="P4">
描述: 在巴赫穆特（Bakhmut），顿涅茨克地区仍然是孩子，但是从那里撤离它们变得更加困难。  - 乌克林。</text:p>
      <text:p text:style-name="P4">
图片: ["<text:a xlink:type="simple" xlink:href="https://static.ukrinform.com/photos/2023_01/thumb_files/630_360_1673897824-865.png" text:style-name="Internet_20_link" text:visited-style-name="Visited_20_Internet_20_Link">
630_360_16738...</text:a>
"]</text:p>
      <text:p text:style-name="P4">
标签: ['Діти', 'Верещук', 'Єдині новини']</text:p>
      <text:p text:style-name="P4">
类型: Article</text:p>
      <!--METADATA-->
      <text:p text:style-name="P4">
<draw:frame draw:style-name="fr1" draw:name="Image417" text:anchor-type="as-char" svg:width="6.9236in" svg:height="3.956343in" draw:z-index="0">
<draw:image xlink:href="../Images/yкринформ/2023-04-20T00-08-00-03-00/630_360_1673897824-865.png" xlink:type="simple" xlink:show="embed" xlink:actuate="onLoad" draw:mime-type="image/png"/>
</draw:frame>
在Bakhmutidnetsk地区，孩子们仍然留下来，但它开始撤离他们。</text:p>
      <text:p text:style-name="P4">
乌克林福姆报道，伊琳娜·弗雷什丘克(Irina Vereshchuk)谈到这是维奇里米尔(Viceremier) - 米尼斯特(Minister) - 临时联合领土的重新融入部长在单一的空中。</text:p>
      <text:p text:style-name="P4">
“在巴赫穆特仍然存在(儿童 -  ed。). Але ви знаєте, все важче і важче до нихдістатися. Ви ж знаєте, що робить ворог. Тому ми робимо все, щоб у наближенихселах якомога менше було дітей, і щоб якомога менше взагалі перебувало у зонібойових дій жінок, людей похилого віку, тих, хто не може собі зарадити», -сказала Верещук.</text:p>
      <text:p text:style-name="P4">
<text:span text:style-name="T5">
Відео: Телемарафон “Єдині новини”</text:span>
</text:p>
      <text:p text:style-name="P4">
<text:span text:style-name="T4">
Читайте також:</text:span>
 <text:a xlink:type="simple" xlink:href="https://www.ukrinform.ua/rubric-ato/3698010-zsu-strimuut-natisk-u-bahmuti-kudi-vorog-kinuv-najbilsu-kilkist-sil-sirskij.html" text:style-name="Internet_20_link" text:visited-style-name="Visited_20_Internet_20_Link">
 <text:span text:style-name="T4">
Бахмут</text:span>
 </text:a>
据报道，3月7日，部长的内阁批准了强迫倡议<text:a xlink:type="simple" xlink:href="https://www.ukrinform.ua/tag-evakuacia" text:style-name="Internet_20_link" text:visited-style-name="Visited_20_Internet_20_Link">
</text:a>
敌对行动的孩子。强制撤离的基础现在是代替他们或其他法律代表的决定。</text:p>
      <text:p text:style-name="P4">
News Source: <text:a xlink:type="simple" xlink:href="https://www.ukrinform.ua/rubric-society/3698037-u-bahmuti-dosi-zalisautsa-diti-veresuk.html" text:style-name="Internet_20_link" text:visited-style-name="Visited_20_Internet_20_Link">
https://www.ukrinform.ua/rubric-society/3698037-u-bahmuti-dosi-zalisautsa-diti-veresuk.html</text:a>
</text:p>
      <!--NEWS-->
      <text:h text:style-name="P10" text:outline-level="1">
<text:span text:style-name="T4">
LH：“曼城”和“国际”成为比赛的第二个半决赛选手</text:span>
</text:h>
      <text:p text:style-name="P4">
作者: Ukrinform (Person)</text:p>
      <text:p text:style-name="P4">
出版商: Укринформ (Organization)</text:p>
      <text:p text:style-name="P4">
出版时间: 2023-04-20T00:11:29+03:00</text:p>
      <text:p text:style-name="P4">
修改时间: 2023-04-20T00:11:29+03:00</text:p>
      <text:p text:style-name="P4">
描述: 曼彻斯特城和米兰国际阵线赢得了两场比赛的成绩，并进入了冠军联赛的1/2决赛。  - 乌克林。</text:p>
      <text:p text:style-name="P4">
图片: ["<text:a xlink:type="simple" xlink:href="https://static.ukrinform.com/photos/2023_04/thumb_files/630_360_1681938395-246.jpg" text:style-name="Internet_20_link" text:visited-style-name="Visited_20_Internet_20_Link">
630_360_16819...</text:a>
"]</text:p>
      <text:p text:style-name="P4">
标签: ['Баварія', 'Футбол', 'Ліга чемпіонів', 'Манчестер Сіті', 'Інтер Мілан']</text:p>
      <text:p text:style-name="P4">
类型: Article</text:p>
      <!--METADATA-->
      <text:p text:style-name="P4">
<draw:frame draw:style-name="fr1" draw:name="Image418" text:anchor-type="as-char" svg:width="6.9236in" svg:height="3.956343in" draw:z-index="0">
<draw:image xlink:href="../Images/yкринформ/2023-04-20T00-11-29-03-00/630_360_1681938395-246.jpg" xlink:type="simple" xlink:show="embed" xlink:actuate="onLoad" draw:mime-type="image/jpeg"/>
</draw:frame>
Manchestersiti和Milan Inter赢得了两场比赛的成绩，并进入了冠军联赛的1/2决赛。</text:p>
      <text:p text:style-name="P4">
乌克林福姆报道，冠军联赛四分之一决赛的第二场比赛的比赛结束了。</text:p>
      <text:p text:style-name="P4">
曼彻斯特城与巴伐利亚打平局-1：1(3：1按两个点的数量). У складі «містян» відзначився Голланд. Мюнхенці відповіли голомКімміха.</text:p>
      <text:p text:style-name="P4">
У паралельному матчі «Інтер» і «Бенфіка» сильнішого не виявили - 3:3 (5：3两次会议的摘要).</text:p>
      <text:p text:style-name="P4">
<text:span text:style-name="T4">
Читайте також:</text:span>
 <text:a xlink:type="simple" xlink:href="https://www.ukrinform.ua/rubric-sports/3697683-lc-real-madrid-i-milan-projsli-do-cvertfinalu-zmagan.html" text:style-name="Internet_20_link" text:visited-style-name="Visited_20_Internet_20_Link">
 <text:span text:style-name="T4">
Реал</text:span>
 <text:span text:style-name="T4">
Мадрид</text:span>
 </text:a>
在曼彻斯特城的半决赛中，比赛将与“米兰”一起比赛。</text:p>
      <text:p text:style-name="P4">
照片：Twitter.com/mancity</text:p>
      <text:p text:style-name="P4">
News Source: <text:a xlink:type="simple" xlink:href="https://www.ukrinform.ua/rubric-sports/3698162-lc-mancester-siti-j-inter-stali-drugimi-pivfinalistami-turniru.html" text:style-name="Internet_20_link" text:visited-style-name="Visited_20_Internet_20_Link">
https://www.ukrinform.ua/rubric-sports/3698162-lc-mancester-siti-j-inter-stali-drugimi-pivfinalistami-turniru.html</text:a>
</text:p>
      <!--NEWS-->
      <text:h text:style-name="P10" text:outline-level="1">
<text:span text:style-name="T4">
主席：沃尔林增强了整个州的安全</text:span>
</text:h>
      <text:p text:style-name="P4">
作者: Ukrinform (Person)</text:p>
      <text:p text:style-name="P4">
出版商: Укринформ (Organization)</text:p>
      <text:p text:style-name="P4">
出版时间: 2023-04-20T00:18:11+03:00</text:p>
      <text:p text:style-name="P4">
修改时间: 2023-04-20T00:18:11+03:00</text:p>
      <text:p text:style-name="P4">
描述: 沃尔林（Volyn）表现出了真正的力量，这在该地区如何提高整个国家的安全性方面感觉到这一点。  - 乌克林。</text:p>
      <text:p text:style-name="P4">
图片: ["<text:a xlink:type="simple" xlink:href="https://static.ukrinform.com/photos/2023_03/thumb_files/630_360_1678962741-175.jpeg" text:style-name="Internet_20_link" text:visited-style-name="Visited_20_Internet_20_Link">
630_360_16789...</text:a>
"]</text:p>
      <text:p text:style-name="P4">
标签: ['Прикордонники', 'Волинь', 'Кордон', 'Зеленський', 'Війна з росією', '#stoprussia']</text:p>
      <text:p text:style-name="P4">
类型: Article</text:p>
      <!--METADATA-->
      <text:p text:style-name="P4">
<draw:frame draw:style-name="fr1" draw:name="Image419" text:anchor-type="as-char" svg:width="6.9236in" svg:height="3.956343in" draw:z-index="0">
<draw:image xlink:href="../Images/yкринформ/2023-04-20T00-18-11-03-00/630_360_1678962741-175.jpeg" xlink:type="simple" xlink:show="embed" xlink:actuate="onLoad" draw:mime-type="image/jpeg"/>
</draw:frame>
Volyn将表现出真正的力量，这是该地区增强整个州自由状态的方式。</text:p>
      <text:p text:style-name="P4">
乌克兰沃迪米尔Zelenskyy总统在[]中说了这一点(https://www.youtube.com/watch?v=g35KpVTT4Zo)，报道乌克林福姆。</text:p>
      <text:p text:style-name="P4">
<text:span text:style-name="T5">
viso：<text:a xlink:type="simple" xlink:href="https://t.me/OP_UA/9290" text:style-name="Internet_20_link" text:visited-style-name="Visited_20_Internet_20_Link">
</text:a>
</text:span>
</text:p>
      <text:p text:style-name="P4">
“我从商务旅行回来。 今天是在沃尔林(Volyn) - 尤其是我们的边境警卫，尤其是与白俄罗斯(Belarus)。 边境布置，保护，边境领土的发展 - 许多问题。 沃尔林(Volyn)表现出了真正的力量，这在该地区如何提高整个国家的安全性方面感觉到。”</text:p>
      <text:p text:style-name="P4">
此外， <text:a xlink:type="simple" xlink:href="https://www.ukrinform.ua/tag-zelenskij" text:style-name="Internet_20_link" text:visited-style-name="Visited_20_Internet_20_Link">
 </text:a>
他移交给边防部队。 总统还报告说，乌克兰正在准备新的边防部队部队。</text:p>
      <text:p text:style-name="P4">
<text:span text:style-name="T4">
另请阅读：</text:span>
 <text:a xlink:type="simple" xlink:href="https://www.ukrinform.ua/rubric-ato/3697971-zelenskij-proviv-na-volini-naradu-sodo-oblastuvanna-ta-ohoroni-kordonu.html" text:style-name="Internet_20_link" text:visited-style-name="Visited_20_Internet_20_Link">
<text:span text:style-name="T4">
 Zelensky </text:span>
</text:a>
</text:p>
      <text:p text:style-name="P4">
“Разом з усіма нашими силами оборони та безпеки прикордонники воюють напередовій, зокрема й на найбільш тяжких напрямках. Бахмут, загалом Донеччина.Справжні герої, які виконали успішно сотні й сотні бойових завдань”, -наголосив він.</text:p>
      <text:p text:style-name="P4">
Як повідомляв Укрінформ, Президент Володимир Зеленський <text:a xlink:type="simple" xlink:href="https://www.ukrinform.ua/rubric-ato/3697946-zelenskij-vidvidav-kordon-ukraini-z-bilorussu-i-polseu.html" text:style-name="Internet_20_link" text:visited-style-name="Visited_20_Internet_20_Link">
</text:a>
乌克兰与白俄罗斯和波兰在沃尔林一起感谢乌克兰边境警卫对国家的保护。</text:p>
      <text:p text:style-name="P4">
<text:span text:style-name="T5">
foto：总统办公室</text:span>
</text:p>
      <text:p text:style-name="P4">
News Source: <text:a xlink:type="simple" xlink:href="https://www.ukrinform.ua/rubric-regions/3698163-prezident-volin-posilue-bezpeku-vsiei-derzavi.html" text:style-name="Internet_20_link" text:visited-style-name="Visited_20_Internet_20_Link">
https://www.ukrinform.ua/rubric-regions/3698163-prezident-volin-posilue-bezpeku-vsiei-derzavi.html</text:a>
</text:p>
      <!--NEWS-->
      <text:h text:style-name="P10" text:outline-level="1">
<text:span text:style-name="T4">
美国司法部正在积极调查俄罗斯针对乌克兰的罪行 - 副检察官</text:span>
</text:h>
      <text:p text:style-name="P4">
作者: Ukrinform (Person)</text:p>
      <text:p text:style-name="P4">
出版商: Укринформ (Organization)</text:p>
      <text:p text:style-name="P4">
出版时间: 2023-04-20T00:37:00+03:00</text:p>
      <text:p text:style-name="P4">
修改时间: 2023-04-20T00:37:00+03:00</text:p>
      <text:p text:style-name="P4">
描述: 由于安全立法，美国已经对乌克兰的战争获得了“至关重要的”情报，该法规允许政府通过无逮捕证通过通讯收集外国通讯。  - 乌克林。</text:p>
      <text:p text:style-name="P4">
图片: ["<text:a xlink:type="simple" xlink:href="https://static.ukrinform.com/photos/2023_04/thumb_files/630_360_1681940767-721.jpg" text:style-name="Internet_20_link" text:visited-style-name="Visited_20_Internet_20_Link">
630_360_16819...</text:a>
"]</text:p>
      <text:p text:style-name="P4">
标签: ['Генпрокурор', "Мін'юст", 'США', 'Російські військові', 'Воєнні злочини', 'Війна з росією']</text:p>
      <text:p text:style-name="P4">
类型: Article</text:p>
      <!--METADATA-->
      <text:p text:style-name="P4">
<draw:frame draw:style-name="fr1" draw:name="Image420" text:anchor-type="as-char" svg:width="6.9236in" svg:height="3.956343in" draw:z-index="0">
<draw:image xlink:href="../Images/yкринформ/2023-04-20T00-37-00-03-00/630_360_1681940767-721.jpg" xlink:type="simple" xlink:show="embed" xlink:actuate="onLoad" draw:mime-type="image/jpeg"/>
</draw:frame>
由于安全性，美国已经对乌克兰战争的“至关重要”情报了，这使政府可以通过逮捕令收集外国信息，而无需逮捕证。</text:p>
      <text:p text:style-name="P4">
乌克利福姆(Ukrinform(https://edition.cnn.com/europe/live-news/russia-ukraine-war-news-04-19-23/index.html)。</text:p>
      <text:p text:style-name="P4">
外国情报服务监督的法律使政府萨沙姆斯莫格(Sashamsmog)接收有关使用美国传播服务的国外非美国人的信息。</text:p>
      <text:p text:style-name="P4">
摩纳哥说：“谈到这场冲突以及俄罗斯在乌克兰所做的事情时，至关重要。” 她说，《法律》第702条“有助于在乌克兰造成可怕的暴行，包括杀害平民，由俄罗斯军事难民从俄罗斯占领的乌克兰占领到俄罗斯的迫使儿童逃避暴力。”</text:p>
      <text:p text:style-name="P4">
<text:span text:style-name="T4">
另请阅读：</text:span>
 <text:a xlink:type="simple" xlink:href="https://www.ukrinform.ua/rubric-ato/3697229-stati-vidpravlat-prokurora-v-gaagu-akij-zosereditsa-na-zlocinah-rf-proti-ukraini.html" text:style-name="Internet_20_link" text:visited-style-name="Visited_20_Internet_20_Link">
</text:a>
该部通过法律收到的信息“帮助我们作为一个国家和一个国家安全社区加强了为乌克兰负责的难题的努力，使我们能够自信，准确，准确，准确，准确，准确，准确，准确地与国际社会有关俄罗斯有关俄罗斯暴行”，强调。</text:p>
      <text:p text:style-name="P4">
她还表示焦虑，在某些领域，司法部一直在掌握资源和权力，以对俄罗斯采取更决定性的行动。</text:p>
      <text:p text:style-name="P4">
她强调，该部正在进行“积极调查” <text:a xlink:type="simple" xlink:href="https://www.ukrinform.ua/tag-vijskovi-zlocini" text:style-name="Internet_20_link" text:visited-style-name="Visited_20_Internet_20_Link">
</text:a>
在战争期间犯下的“尽可能快地移动”，并希望将其努力作为迫害，以授予联邦管辖权的“反动力犯罪”。</text:p>
      <text:p text:style-name="P4">
“我们负担不起 - 我们不允许军事罪犯避免对乌克兰所做的侵略和暴行的责任，”多纳拉瓦(Donalava)。</text:p>
      <text:p text:style-name="P4">
<text:span text:style-name="T4">
另请阅读：</text:span>
 <text:a xlink:type="simple" xlink:href="https://www.ukrinform.ua/rubric-ato/3696946-v-ofisi-ombudsmena-e-desatki-video-strat-ukrainskih-vijskovih-rosianami.html" text:style-name="Internet_20_link" text:visited-style-name="Visited_20_Internet_20_Link">
</text:a>
摩纳哥还表示，美国政府正在考虑使用冻结司法部的俄罗斯寡头的使用来支持乌克兰。她解释说，这意味着“数百万美元”不能转移到乌克兰。</text:p>
      <text:p text:style-name="P4">
副检察长说：“如果我们的机会不扩大，我们将把钱放在桌子上……”，并补充说，司法部希望毕业大会以适当的权力到办公室。寡头为乌克兰的修复付出了代价。”</text:p>
      <text:p text:style-name="P4">
<text:span text:style-name="T4">
另请阅读：</text:span>
 <text:a xlink:type="simple" xlink:href="https://www.ukrinform.ua/rubric-polytics/3697972-kostin-u-ssa-spectribunal-sodo-agresii-rf-mae-buti-stvorenij-na-bazi-rezolucii-genasamblei-oon.html" text:style-name="Internet_20_link" text:visited-style-name="Visited_20_Internet_20_Link">
</text:a>
国会继续讨论延长法律的权宜之计，该法律于2023年底结束。</text:p>
      <text:p text:style-name="P4">
<text:span text:style-name="T5">
foto：Kevin Dietsch/Getty Images/tns</text:span>
</text:p>
      <text:p text:style-name="P4">
News Source: <text:a xlink:type="simple" xlink:href="https://www.ukrinform.ua/rubric-ato/3698166-minust-ssa-aktivno-rozslidue-rosijski-zlocini-proti-ukraini-zastupnica-genprokurora.html" text:style-name="Internet_20_link" text:visited-style-name="Visited_20_Internet_20_Link">
https://www.ukrinform.ua/rubric-ato/3698166-minust-ssa-aktivno-rozslidue-rosijski-zlocini-proti-ukraini-zastupnica-genprokurora.html</text:a>
</text:p>
      <!--NEWS-->
      <text:h text:style-name="P10" text:outline-level="1">
<text:span text:style-name="T4">
奥地利支持乌克兰作为欧安组织（OSCE）的一部分 - 乌克兰（OSCE）</text:span>
</text:h>
      <text:p text:style-name="P4">
作者: Ukrinform (Person)</text:p>
      <text:p text:style-name="P4">
出版商: Укринформ (Organization)</text:p>
      <text:p text:style-name="P4">
出版时间: 2023-04-20T00:53:00+03:00</text:p>
      <text:p text:style-name="P4">
修改时间: 2023-04-20T00:53:00+03:00</text:p>
      <text:p text:style-name="P4">
描述: 作为乌克兰OSCE支持计划的一部分，奥地利已经为乌克兰的人道主义侵犯做出了贡献，但也考虑了乌克兰领土的其他选择。  - 乌克林。</text:p>
      <text:p text:style-name="P4">
图片: ["<text:a xlink:type="simple" xlink:href="https://static.ukrinform.com/photos/2023_04/thumb_files/630_360_1681917130-784.jpg" text:style-name="Internet_20_link" text:visited-style-name="Visited_20_Internet_20_Link">
630_360_16819...</text:a>
"]</text:p>
      <text:p text:style-name="P4">
标签: ['Австрія', 'МЗС', 'ОБСЄ', 'Розмінування', 'Шалленберг']</text:p>
      <text:p text:style-name="P4">
类型: Article</text:p>
      <!--METADATA-->
      <text:p text:style-name="P4">
<draw:frame draw:style-name="fr1" draw:name="Image421" text:anchor-type="as-char" svg:width="6.9236in" svg:height="3.956343in" draw:z-index="0">
<draw:image xlink:href="../Images/yкринформ/2023-04-20T00-53-00-03-00/630_360_1681917130-784.jpg" xlink:type="simple" xlink:show="embed" xlink:actuate="onLoad" draw:mime-type="image/jpeg"/>
</draw:frame>
作为乌克兰OSCE支持计划的一部分，奥地利人为乌克兰的人道主义侵犯做出了贡献，但也考虑了涉及乌克兰领土的其他选择。</text:p>
      <text:p text:style-name="P4">
这是在[]中指出的(https://www.ukrinform.ua/rubric-world/3698040-aleksander-sallenberg-ministr-zakordonnih-sprav-avstrii.html)外国高地大臣亚历山大·汉德伯格(Alexander Sharllenberg)。</text:p>
      <text:p text:style-name="P4">
他说：“我们已经迅速回应了乌克兰政府的呼吁，以支持乌干达主义的支持。奥地利已经为乌克兰的人道主义启动做出了贡献，这是乌克兰OSCE支持计划的一部分。”</text:p>
      <text:p text:style-name="P4">
<text:span text:style-name="T4">
另请阅读：</text:span>
 <text:a xlink:type="simple" xlink:href="https://www.ukrinform.ua/rubric-uarazom/3606056-derzaviucasnici-obse-zapustili-programu-pidtrimki-dla-ukraini.html" text:style-name="Internet_20_link" text:visited-style-name="Visited_20_Internet_20_Link">
<text:span text:style-name="T4">
 OSCE </text:span>
 <text:span text:style-name="T4">
 </text:span>
启动<text:span text:style-name="T4">
 </text:span>
 <text:span text:style-name="T4">
程序</text:span>
 <text:span text:style-name="T4">
支持</text:span>
 <text:span text:style-name="T4">
 </text:span>
 <text:span text:style-name="T4">
 </text:span>
 <text:span text:style-name="T4">
 </text:span>
 for <text:span text:style-name="T4">
** ucraine </text:span>
</text:a>
同时，外交大臣补充说，奥地利方面正在考虑其他变体，以帮助乌克兰脱颖而出。</text:p>
      <text:p text:style-name="P4">
正如乌克林福姆报道的那样，2022年8月2日，俄亥俄州劳氏塔格秘书秘书赫尔加·施密德(Helga Schmid)现任主席宣布了一项新的Osssslillal计划。 该计划设想实施约25个项目，将支持乌克兰在Demining，环境保护和人道主义需求等领域。</text:p>
      <text:p text:style-name="P4">
<text:span text:style-name="T4">
另请阅读：</text:span>
 <text:a xlink:type="simple" xlink:href="https://www.ukrinform.ua/rubric-polytics/3698138-nejtralitet-avstrii-zodnim-cinom-ne-zavazae-nasij-solidarnosti-z-ukrainou-sallenberg.html" text:style-name="Internet_20_link" text:visited-style-name="Visited_20_Internet_20_Link">
<text:span text:style-name="T4">
 hallenberg </text:span>
</text:a>
2023年2月1日，沃罗迪米尔·泽伦斯基(Volodymyr Zelensky)总统在基辅新闻发布会主席联合主席时说，奥地利可以通过抗反酮系统，无线电系统和脱皮来帮助乌克兰。</text:p>
      <text:p text:style-name="P4">
4月14日，奥地利联邦总统亚历山大·范·德·贝伦(Alexander van der Bellen)在与波兰·安德烈·杜达(Poland Andrzej Duda)总统的联合新闻发布会上报告说，政府正在努力在乌克兰矿工中向乌克兰提供援助的问题，他亲自监视了该问题。是“没有忘记”。</text:p>
      <text:p text:style-name="P4">
News Source: <text:a xlink:type="simple" xlink:href="https://www.ukrinform.ua/rubric-vidbudova/3698144-avstria-pidtrimue-rozminuvanna-v-ukraini-v-ramkah-programi-obse-sallenberg.html" text:style-name="Internet_20_link" text:visited-style-name="Visited_20_Internet_20_Link">
https://www.ukrinform.ua/rubric-vidbudova/3698144-avstria-pidtrimue-rozminuvanna-v-ukraini-v-ramkah-programi-obse-sallenberg.html</text:a>
</text:p>
      <!--NEWS-->
      <text:h text:style-name="P10" text:outline-level="1">
<text:span text:style-name="T4">
在袭击乌克兰的11个“ shahmed”中，反协作被击倒了10个。</text:span>
</text:h>
      <text:p text:style-name="P4">
作者: Ukrinform (Person)</text:p>
      <text:p text:style-name="P4">
出版商: Укринформ (Organization)</text:p>
      <text:p text:style-name="P4">
出版时间: 2023-04-20T00:59:00+03:00</text:p>
      <text:p text:style-name="P4">
修改时间: 2023-04-20T00:59:00+03:00</text:p>
      <text:p text:style-name="P4">
描述: 武装部队的防空导弹部队的单位被击倒了11个敌对的“沙哈内德”中的10人，该部队在星期四晚上袭击了乌克兰。  - 乌克林。</text:p>
      <text:p text:style-name="P4">
图片: ["<text:a xlink:type="simple" xlink:href="https://static.ukrinform.com/photos/2022_10/thumb_files/630_360_1666840949-675.jpg" text:style-name="Internet_20_link" text:visited-style-name="Visited_20_Internet_20_Link">
630_360_16668...</text:a>
", "<text:a xlink:type="simple" xlink:href="https://static.ukrinform.com/photos/2023_04/1681941668-320.jpeg" text:style-name="Internet_20_link" text:visited-style-name="Visited_20_Internet_20_Link">
1681941668-32...</text:a>
"]</text:p>
      <text:p text:style-name="P4">
标签: ['Повітряні сили ЗСУ', 'Війна з росією', '#stoprussia', 'ППО', 'Дрон-камікадзе']</text:p>
      <text:p text:style-name="P4">
类型: Article</text:p>
      <!--METADATA-->
      <text:p text:style-name="P4">
<draw:frame draw:style-name="fr1" draw:name="Image422" text:anchor-type="as-char" svg:width="6.9236in" svg:height="3.947448in" draw:z-index="0">
<draw:image xlink:href="../Images/yкринформ/2023-04-20T00-59-00-03-00/630_360_1666840949-675.jpg" xlink:type="simple" xlink:show="embed" xlink:actuate="onLoad" draw:mime-type="image/jpeg"/>
</draw:frame>
武装部队武装部队的部队被击倒，在11个敌对的“沙哈木”中，有10名在周四晚上袭击了乌克兰。</text:p>
      <text:p text:style-name="P4">
这是在[]中报道的(https://t.me/kpszsu/2478) Повітряні сили ЗСУ, передаєУкрінформ.</text:p>
      <text:p text:style-name="P4">
<draw:frame draw:style-name="fr1" draw:name="Image423" text:anchor-type="as-char" svg:width="6.9236in" svg:height="6.9236in" draw:z-index="0">
<draw:image xlink:href="../Images/yкринформ/2023-04-20T00-59-00-03-00/1681941668-320.jpeg" xlink:type="simple" xlink:show="embed" xlink:actuate="onLoad" draw:mime-type="image/jpeg"/>
</draw:frame>
“今晚，敌人再次袭击了冲击无人机和管理空气篮板。东空中司令部的反射器导弹部队的单位被摧毁了11 []中的10个<text:a xlink:type="simple" xlink:href="https://www.ukrinform.ua/tag-dron" text:style-name="Internet_20_link" text:visited-style-name="Visited_20_Internet_20_Link">
</text:a>
“， - 消息说。</text:p>
      <text:p text:style-name="P4">
<text:span text:style-name="T4">
另请阅读：</text:span>
 <text:a xlink:type="simple" xlink:href="https://www.ukrinform.ua/rubric-ato/3698161-robimo-vse-abi-zbilsuvati-mozlivist-zahisatisa-vid-udariv-rf-zelenskij.html" text:style-name="Internet_20_link" text:visited-style-name="Visited_20_Internet_20_Link">
</text:a>
正如乌克林福姆报道的，在KMVA <text:a xlink:type="simple" xlink:href="https://www.ukrinform.ua/rubric-kyiv/3698159-u-kmva-poasnili-pricinu-spalahu-nad-kievom-padav-suputnik-nasa.html" text:style-name="Internet_20_link" text:visited-style-name="Visited_20_Internet_20_Link">
</text:a>
NASA卫星的倒塌。</text:p>
      <text:p text:style-name="P4">
<text:span text:style-name="T5">
照片说明性</text:span>
</text:p>
      <text:p text:style-name="P4">
News Source: <text:a xlink:type="simple" xlink:href="https://www.ukrinform.ua/rubric-ato/3698164-povitrani-sili-zbili-blizko-10-sahediv-na-pivdennoshidnomu-napramku.html" text:style-name="Internet_20_link" text:visited-style-name="Visited_20_Internet_20_Link">
https://www.ukrinform.ua/rubric-ato/3698164-povitrani-sili-zbili-blizko-10-sahediv-na-pivdennoshidnomu-napramku.html</text:a>
</text:p>
      <!--NEWS-->
      <text:h text:style-name="P10" text:outline-level="1">
<text:span text:style-name="T4">
在州一级，一切都采取了一切，以提高防御俄罗斯打击的能力 - 乌克兰总统</text:span>
</text:h>
      <text:p text:style-name="P4">
作者: ['АРМІЯINFORM']</text:p>
      <text:p text:style-name="P4">
时间: 2023-04-20T96:00:00-04:00</text:p>
      <text:p text:style-name="P4">
描述: https://youtu.be/82l2fhptwiq很健康，Shanovni乌克兰人！ 我转交...与乌克兰2022年的战争，与乌克兰的最新新闻战争，与乌克兰的新闻战争，2022年的新闻战争，今天的最后一次战争将在乌克兰和俄罗斯之间发生战争，当2022年与乌克兰的战争将是一场战争，他们会在不久的将来与乌克兰发动战争</text:p>
      <text:p text:style-name="P4">
图片: []</text:p>
      <text:p text:style-name="P4">
标签: ['STOPRUSSIA', 'АГРЕСІЯ РФ', 'ВІДЕОЗВЕРНЕННЯ ПРЕЗИДЕНТА УКРАЇНИ', 'ВОЛОДИМИР ЗЕЛЕНСЬКИЙ', 'ВТОРГНЕННЯ РФ', 'ПРЕЗИДЕНТ УКРАЇНИ']</text:p>
      <text:p text:style-name="P4">
类别: News</text:p>
      <!--METADATA-->
      <text:p text:style-name="P4">
<text:span text:style-name="T4">
 <text:span text:style-name="T5">
我希望健康，亲爱的乌克兰人!</text:span>
 </text:span>
</text:p>
      <text:p text:style-name="P4">
我从商务旅行回来。</text:p>
      <text:p text:style-name="P4">
今天是在沃尔林(Volyn)，我们的边境警卫，尤其是与白俄罗斯(Berarus)的边界。边境，保护，边境领土的发展 - 许多问题。沃尔林(Volyn)表现出了真正的力量，这在该地区的地区如何看待。</text:p>
      <text:p text:style-name="P4">
他向我们的边防警卫颁发了奖项……以及我们所有的部队和安全，边防部队在前线战斗，尤其是在最困难的人群上。 巴赫穆特(Bakhmut)，在顿涅茨克(Donetsk)的一般中...成功完成了数百个战斗任务的真正英雄。</text:p>
      <text:p text:style-name="P4">
我们还准备新的部队 - 边境警卫部队 - 将我们的积极行动，即我们逐渐发展的运动。</text:p>
      <text:p text:style-name="P4">
我们还致力于我们地区的发展 - 绝对每个人。 今天，他与该地区的负责人，当地执法人员，军事人员，每个负责该地区的安全和社会地位的人都举行了广泛的会面。保证长期工作场所和经济。 我相信我们一定会实施这一切。 很快。</text:p>
      <text:p text:style-name="P4">
我们不仅在本周而且在不久的将来还要准备国际步骤。 乌克兰的保护是基于推荐的国际秩序，仍然是全球第一名的议程。</text:p>
      <text:p text:style-name="P4">
顺便说一句，感谢美国今天宣布的下一个军事支持计划。</text:p>
      <text:p text:style-name="P4">
我要单独提及今天我们的捍卫者和捍卫者 - 空军和其他部队的相关部队。</text:p>
      <text:p text:style-name="P4">
在州一级，一切都采取了一切，以提高保护和保护俄罗斯打击的能力。 现在，乌克兰的防空系统和其他保护武器非常严重。 但是它们必须 - 而且，自信，将更加强大。</text:p>
      <text:p text:style-name="P4">
感谢所有以其准确性和速度确保在我们国家出现的整个武器的效率的人!</text:p>
      <text:p text:style-name="P4">
今天晚上，南航空司令部第160击军导弹司令的士兵和East Air司令部164-Elobida Radio技术旅的移动消防小组特别准确。 谢谢!白天，我们的勇士捍卫了Dnipropetrovsk，Kiev，Opmasts，其他，我们的其他地区的天空...</text:p>
      <text:p text:style-name="P4">
为了乌克兰而为我们国家而战的每个人和每个人都荣耀!</text:p>
      <text:p text:style-name="P4">
荣耀我们坚强的人!</text:p>
      <text:p text:style-name="P4">
<text:span text:style-name="T4">
 <text:span text:style-name="T5">
荣耀与乌克兰!</text:span>
 </text:span>
</text:p>
      <text:p text:style-name="P4">
News Source: <text:a xlink:type="simple" xlink:href="https://armyinform.com.ua/2023/04/20/zbilshuvaty-mozhlyvist-zahyshhatysya-vid-rosijskyh-udariv/" text:style-name="Internet_20_link" text:visited-style-name="Visited_20_Internet_20_Link">
https://armyinform.com.ua/2023/04/20/zbilshuvaty-mozhlyvist-zahyshhatysya-vid-rosijskyh-udariv/</text:a>
</text:p>
      <!--NEWS-->
      <text:h text:style-name="P10" text:outline-level="1">
<text:span text:style-name="T4">
4月19日在基辅上闪过基辅 - 武装部队的空军报告了先前的信息</text:span>
</text:h>
      <text:p text:style-name="P4">
作者: ['АРМІЯINFORM']</text:p>
      <text:p text:style-name="P4">
时间: 2023-04-20T97:00:00-04:00</text:p>
      <text:p text:style-name="P4">
描述: 在Kyivo Blizko雾的Informachia前面22.30我有Padinnyam ...与乌克兰2022年的战争，与乌克兰的最新新闻，今天与乌克兰的新闻，乌克兰2022年最后一次战争，乌克兰和俄罗斯和俄罗斯之间以及俄罗斯和俄罗斯之间的战争是否会发生。他们说，乌克兰在2022年与乌克兰的战争将在不久的将来与乌克兰进行战争，他们说，与乌克兰的战争，今天的乌克兰新闻，乌克兰的新闻，乌克兰媒体在俄罗斯的乌克兰新闻</text:p>
      <text:p text:style-name="P4">
图片: ['<text:a xlink:type="simple" xlink:href="https://armyinform.com.ua/wp-content/uploads/2023/04/photo_5332630046550116970_y.jpg" text:style-name="Internet_20_link" text:visited-style-name="Visited_20_Internet_20_Link">
photo_5332630046550116970_y.jpg</text:a>
']</text:p>
      <text:p text:style-name="P4">
标签: ['КОМАНДУВАННЯ ПОВІТРЯНИХ СИЛ ЗСУ']</text:p>
      <text:p text:style-name="P4">
类别: News</text:p>
      <!--METADATA-->
      <text:p text:style-name="P4">
<draw:frame draw:style-name="fr1" draw:name="Image424" text:anchor-type="as-char" svg:width="6.9236in" svg:height="6.9236in" draw:z-index="0">
<draw:image xlink:href="../Images/AРМІЯINFORM/2023-04-20T97-00-00-04-00/photo_5332630046550116970_y.jpg" xlink:type="simple" xlink:show="embed" xlink:actuate="onLoad" draw:mime-type="image/jpeg"/>
</draw:frame>
根据初步信息，基辅市22.30大约爆发与卫星/陨石有关(澄清).</text:p>
      <text:p text:style-name="P4">
Про це <text:a xlink:type="simple" xlink:href="https://t.me/kpszsu/2477" text:style-name="Internet_20_link" text:visited-style-name="Visited_20_Internet_20_Link">
повідомило</text:a>
乌克兰空军司令部</text:p>
      <text:p text:style-name="P4">
“目前，空袭敌人没有使用威胁。 防空已经准备好了!”  - 这是一个测试。</text:p>
      <text:p text:style-name="P4">
“与此同时，社交网络对空军的模因感到满意，这是SHAHD-136/131上的空军的激烈战斗人员在东南航空司令部责任领域的东南方向上持续下去。 Shahaneda的十个离开。 细节 - 稍后!”  - 武装部队PSU的媒体服务说。</text:p>
      <text:p text:style-name="P4">
保持冷静，留在宣布空中管理局的地区!</text:p>
      <text:p text:style-name="P4">
该命令还要求不要使用空军的官方象征“为敌人的喜悦创造模因”。</text:p>
      <text:p text:style-name="P4">
News Source: <text:a xlink:type="simple" xlink:href="https://armyinform.com.ua/2023/04/20/spalah-nad-kyyevom-19-kvitnya-povitryani-syly-zsu-povidomyly-poperednyu-informacziyu/" text:style-name="Internet_20_link" text:visited-style-name="Visited_20_Internet_20_Link">
https://armyinform.com.ua/2023/04/20/spalah-nad-kyyevom-19-kvitnya-povitryani-syly-zsu-povidomyly-poperednyu-informacziyu/</text:a>
</text:p>
      <!--NEWS-->
      <text:h text:style-name="P10" text:outline-level="1">
<text:span text:style-name="T4">
由俄罗斯解决的战争威胁到欧洲35％的生物多样性</text:span>
</text:h>
      <text:p text:style-name="P4">
作者: ['АРМІЯINFORM']</text:p>
      <text:p text:style-name="P4">
时间: 2023-04-20T98:00:00-04:00</text:p>
      <text:p text:style-name="P4">
描述: 35％的byoriznomanittyєvropi是Nesteda的矿石的盈余 在TSOMO ...与乌克兰2022年的战争中，与乌克兰的战争是今天的最新消息，与乌克兰2022的战争是今天的最后一场新闻，乌克兰和俄罗斯之间的战争是否会发生战争无论是否将在不久的将来都与乌克兰发生战争</text:p>
      <text:p text:style-name="P4">
图片: ['<text:a xlink:type="simple" xlink:href="https://armyinform.com.ua/wp-content/uploads/2023/04/55665.jpg" text:style-name="Internet_20_link" text:visited-style-name="Visited_20_Internet_20_Link">
55665.jpg</text:a>
']</text:p>
      <text:p text:style-name="P4">
标签: ['STOPRUSSIA', 'ВОЄННІ ЗЛОЧИНИ ЗС РФ', 'ВТОРГНЕННЯ РФ', 'ДОВКІЛЛЯ']</text:p>
      <text:p text:style-name="P4">
类别: News</text:p>
      <!--METADATA-->
      <text:p text:style-name="P4">
<draw:frame draw:style-name="fr1" draw:name="Image425" text:anchor-type="as-char" svg:width="6.9236in" svg:height="4.228881in" draw:z-index="0">
<draw:image xlink:href="../Images/AРМІЯINFORM/2023-04-20T98-00-00-04-00/55665.jpg" xlink:type="simple" xlink:show="embed" xlink:actuate="onLoad" draw:mime-type="image/jpeg"/>
</draw:frame>
由于俄罗斯的行动，欧洲35％的生物多样性受到破坏的威胁。 乌克兰Yevgeny Fedorenko的环境保护和自然资源副部长在经济事务，科学，技术和环境委员会的一次会议上由OSCE PA会议。 会议的主题是克服环境退化的安全风险，这可能会对生物多样性产生不利影响，<text:a xlink:type="simple" xlink:href="https://www.kmu.gov.ua/news/mindovkillia-35-bioriznomanittia-ievropy-perebuvaie-pid-zahrozoiu-znyshchennia-cherez-dii-rosii" text:style-name="Internet_20_link" text:visited-style-name="Visited_20_Internet_20_Link">
告知</text:a>
政府门户。</text:p>
      <text:p text:style-name="P4">
“乌克兰想与文明世界讨论一些动植物的其他水库。 但是，战争人物使他们思考如何保护我们的生物多样性。 由俄罗斯解决的战争是欧洲35％的生物多样性的威胁，欧洲生物多样性位于乌克兰不到6％的非洲大陆领土。”副部长说。</text:p>
      <text:p text:style-name="P4">
据他说，2022年2月24日，2364年，由于俄罗斯联邦的军事侵略，已经记录了损害乌克兰环境的任务案件。 损失估计为524亿美元。</text:p>
      <text:p text:style-name="P4">
目前，由于俄罗斯联邦的大规模入侵，约有600种动物，750种植物和真菌受到破坏的威胁。</text:p>
      <text:p text:style-name="P4">
特别是，根据保存的保护，超过120种受保护的鸟类。(艾哈塔).</text:p>
      <text:p text:style-name="P4">
Наслідки дій рф можуть спостерігати і жителі Болгарії та Туреччини, дефіксується масова загибель дельфінів. Лише в українській частині Чорного морязафіксовано 150 смертей дельфінів. Відомо про 3 види сімейства дельфінів, якізараз перебувають на межі вимирання.</text:p>
      <text:p text:style-name="P4">
Ще один кричущий факт, який свідчить про масштаби трагедії у сфері захистудовкілля — під загрозою опинилися всі 28 видів кажанів, зареєстрованих вУкраїні та занесених до Червоної книги. Це одна з груп тварин, які дужеболісно реагують на зміни довкілля.</text:p>
      <text:p text:style-name="P4">
«Своїми діями росія порушує Статут ООН, нехтує резолюціями ГенеральноїАсамблеї, знищує види та середовища проживання рослин і тварин. У тому числі,захищені на міжнародному рівні. Європейський парламент визнав росію державою,яка підтримує тероризм. І ми наполягаємо на тому, щоб участь росії у прийняттірішень на міжнародних майданчиках була обмежена», — зазначив ЄвгенійФедоренко.</text:p>
      <text:p text:style-name="P4">
News Source: <text:a xlink:type="simple" xlink:href="https://armyinform.com.ua/2023/04/20/vijna-rozvyazana-rosiyeyu-ye-zagrozoyu-dlya-35-bioriznomanittya-yevropy/" text:style-name="Internet_20_link" text:visited-style-name="Visited_20_Internet_20_Link">
https://armyinform.com.ua/2023/04/20/vijna-rozvyazana-rosiyeyu-ye-zagrozoyu-dlya-35-bioriznomanittya-yevropy/</text:a>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902in" fo:margin-bottom="0.3902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News_20_Page" style:display-name="News Page" style:page-layout-name="Mpm2" draw:style-name="Mdp1">
      <style:footer>
        <text:p text:style-name="MP1"><text:page-number text:select-page="current" text:page-adjust="-1">2</text:page-number></text:p>
      </style:footer>
    </style:master-page>
    <style:master-page style:name="First_20_Page" style:display-name="First Page" style:page-layout-name="Mpm1"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1"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2T02:06:40.671290392</meta:creation-date>
    <dc:date>2023-03-24T20:12:22.200529750</dc:date>
    <meta:editing-duration>PT17M41S</meta:editing-duration>
    <meta:editing-cycles>20</meta:editing-cycles>
    <meta:generator>LibreOffice/7.5.1.2$Linux_X86_64 LibreOffice_project/fcbaee479e84c6cd81291587d2ee68cba099e129</meta:generator>
    <meta:document-statistic meta:table-count="0" meta:image-count="1" meta:object-count="0" meta:page-count="3" meta:paragraph-count="26" meta:word-count="117" meta:character-count="157" meta:non-whitespace-character-count="155"/>
  </office:meta>
</office:document-meta>
</file>